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09in"/>
    </style:style>
    <style:style style:name="co2" style:family="table-column">
      <style:table-column-properties fo:break-before="auto" style:column-width="1.1992in"/>
    </style:style>
    <style:style style:name="co3" style:family="table-column">
      <style:table-column-properties fo:break-before="auto" style:column-width="1.2925in"/>
    </style:style>
    <style:style style:name="co4" style:family="table-column">
      <style:table-column-properties fo:break-before="auto" style:column-width="1.1783in"/>
    </style:style>
    <style:style style:name="co5" style:family="table-column">
      <style:table-column-properties fo:break-before="auto" style:column-width="1.3854in"/>
    </style:style>
    <style:style style:name="co6" style:family="table-column">
      <style:table-column-properties fo:break-before="auto" style:column-width="1.14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1.3134in"/>
    </style:style>
    <style:style style:name="co11" style:family="table-column">
      <style:table-column-properties fo:break-before="auto" style:column-width="0.8339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445in"/>
    </style:style>
    <style:style style:name="co15" style:family="table-column">
      <style:table-column-properties fo:break-before="auto" style:column-width="0.6547in"/>
    </style:style>
    <style:style style:name="co16" style:family="table-column">
      <style:table-column-properties fo:break-before="auto" style:column-width="1.9661in"/>
    </style:style>
    <style:style style:name="co17" style:family="table-column">
      <style:table-column-properties fo:break-before="auto" style:column-width="0.448in"/>
    </style:style>
    <style:style style:name="co18" style:family="table-column">
      <style:table-column-properties fo:break-before="auto" style:column-width="0.7465in"/>
    </style:style>
    <style:style style:name="co19" style:family="table-column">
      <style:table-column-properties fo:break-before="auto" style:column-width="0.5098in"/>
    </style:style>
    <style:style style:name="co20" style:family="table-column">
      <style:table-column-properties fo:break-before="auto" style:column-width="0.3492in"/>
    </style:style>
    <style:style style:name="co21" style:family="table-column">
      <style:table-column-properties fo:break-before="auto" style:column-width="0.5917in"/>
    </style:style>
    <style:style style:name="co22" style:family="table-column">
      <style:table-column-properties fo:break-before="auto" style:column-width="0.3165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3602in"/>
    </style:style>
    <style:style style:name="co25" style:family="table-column">
      <style:table-column-properties fo:break-before="auto" style:column-width="0.3709in"/>
    </style:style>
    <style:style style:name="co26" style:family="table-column">
      <style:table-column-properties fo:break-before="auto" style:column-width="4.4854in"/>
    </style:style>
    <style:style style:name="co27" style:family="table-column">
      <style:table-column-properties fo:break-before="auto" style:column-width="1.1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002" number:language="en" number:country="US">
      <number:number number:decimal-places="2" number:min-decimal-places="2" number:min-integer-digits="1"/>
    </number:number-style>
    <style:style style:name="ce12" style:family="table-cell" style:parent-style-name="Excel_20_Built-in_20_Normal">
      <style:table-cell-properties fo:background-color="#d4ea6b"/>
    </style:style>
    <style:style style:name="ce13" style:family="table-cell" style:parent-style-name="Excel_20_Built-in_20_Normal" style:data-style-name="N10002">
      <style:table-cell-properties fo:background-color="#d4ea6b"/>
    </style:style>
    <style:style style:name="ce14" style:family="table-cell" style:parent-style-name="Excel_20_Built-in_20_Normal" style:data-style-name="N10000">
      <style:table-cell-properties fo:background-color="#d4ea6b"/>
    </style:style>
    <style:style style:name="ce15" style:family="table-cell" style:parent-style-name="Excel_20_Built-in_20_Normal" style:data-style-name="N10130">
      <style:table-cell-properties fo:background-color="#d4ea6b"/>
    </style:style>
    <style:style style:name="ce16" style:family="table-cell" style:parent-style-name="Excel_20_Built-in_20_Normal" style:data-style-name="N10129">
      <style:table-cell-properties fo:background-color="#d4ea6b"/>
    </style:style>
    <style:style style:name="ce17" style:family="table-cell" style:parent-style-name="Excel_20_Built-in_20_Normal" style:data-style-name="N10000"/>
    <style:style style:name="ce18" style:family="table-cell" style:parent-style-name="Excel_20_Built-in_20_Normal" style:data-style-name="N10129"/>
    <style:style style:name="ce22" style:family="table-cell" style:parent-style-name="Excel_20_Built-in_20_Normal" style:data-style-name="N10130"/>
    <style:style style:name="ce23" style:family="table-cell" style:parent-style-name="Default" style:data-style-name="N43"/>
    <style:style style:name="ce24" style:family="table-cell" style:parent-style-name="Default" style:data-style-name="N37"/>
    <style:style style:name="ce11" style:family="table-cell" style:parent-style-name="Default" style:data-style-name="N0"/>
    <style:style style:name="ce1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dee6ef"/>
    </style:style>
    <style:style style:name="ce20" style:family="table-cell" style:parent-style-name="Default" style:data-style-name="N122"/>
    <style:style style:name="ce29" style:family="table-cell" style:parent-style-name="Default" style:data-style-name="N0">
      <style:table-cell-properties fo:background-color="#dee6e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ce12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52" table:default-cell-style-name="Excel_20_Built-in_20_Normal"/>
        <table:table-row table:style-name="ro1">
          <table:table-cell/>
          <table:table-cell office:value-type="string" calcext:value-type="string">
            <text:p>Bourdon 16 1-97</text:p>
          </table:table-cell>
          <table:table-cell office:value-type="string" calcext:value-type="string">
            <text:p>Trumpet 16 1-85</text:p>
          </table:table-cell>
          <table:table-cell office:value-type="string" calcext:value-type="string">
            <text:p>Principal 8 1-73</text:p>
          </table:table-cell>
          <table:table-cell office:value-type="string" calcext:value-type="string">
            <text:p>Mixture A 113 1-61</text:p>
          </table:table-cell>
          <table:table-cell office:value-type="string" calcext:value-type="string">
            <text:p>Mixture B 2 1-61</text:p>
          </table:table-cell>
          <table:table-cell office:value-type="string" calcext:value-type="string">
            <text:p>Rohrflute 1-73</text:p>
          </table:table-cell>
          <table:table-cell office:value-type="string" calcext:value-type="string">
            <text:p>Nachthorn 4 1-61</text:p>
          </table:table-cell>
          <table:table-cell office:value-type="string" calcext:value-type="string">
            <text:p>Salicional 8 1-61</text:p>
          </table:table-cell>
          <table:table-cell office:value-type="string" calcext:value-type="string">
            <text:p>Vox 8 1-49</text:p>
          </table:table-cell>
          <table:table-cell office:value-type="string" calcext:value-type="string">
            <text:p>Sw Princ 4 1-73</text:p>
          </table:table-cell>
          <table:table-cell office:value-type="string" calcext:value-type="string">
            <text:p>Sw 223 1-61</text:p>
          </table:table-cell>
          <table:table-cell office:value-type="string" calcext:value-type="string">
            <text:p>SW135 1-6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d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2 Resultant 1-12</text:p>
          </table:table-cell>
          <table:table-cell table:style-name="ce13" office:value-type="string" calcext:value-type="string">
            <text:p>8-19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32 Resultant 1-12</text:p>
          </table:table-cell>
          <table:table-cell table:style-name="ce14" office:value-type="string" calcext:value-type="string">
            <text:p>1-12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32 Resultant 13-32</text:p>
          </table:table-cell>
          <table:table-cell table:style-name="ce14" office:value-type="string" calcext:value-type="string">
            <text:p>1-20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16 Bourdon</text:p>
          </table:table-cell>
          <table:table-cell table:style-name="ce15" office:value-type="string" calcext:value-type="string">
            <text:p>1-32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16 Violone 1-12</text:p>
          </table:table-cell>
          <table:table-cell table:style-name="ce16" office:value-type="string" calcext:value-type="string">
            <text:p>1-12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16 Violone 13-32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/>
          <table:table-cell table:style-name="ce17" office:value-type="string" calcext:value-type="string">
            <text:p>1-20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office:value-type="string" calcext:value-type="string">
            <text:p>8 Octave</text:p>
          </table:table-cell>
          <table:table-cell table:style-name="ce14" table:number-columns-repeated="2"/>
          <table:table-cell table:style-name="ce16" office:value-type="string" calcext:value-type="string">
            <text:p>1-32</text:p>
          </table:table-cell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Bourdon</text:p>
          </table:table-cell>
          <table:table-cell table:style-name="ce14" office:value-type="string" calcext:value-type="string">
            <text:p>13-44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Violone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/>
          <table:table-cell table:style-name="ce17" office:value-type="string" calcext:value-type="string">
            <text:p>1-32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office:value-type="string" calcext:value-type="string">
            <text:p>4 Choralbass</text:p>
          </table:table-cell>
          <table:table-cell table:style-name="ce14" table:number-columns-repeated="2"/>
          <table:table-cell table:style-name="ce14" office:value-type="string" calcext:value-type="string">
            <text:p>13-44</text:p>
          </table:table-cell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4 Nachthorn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office:value-type="string" calcext:value-type="string">
            <text:p>1-32</text:p>
          </table:table-cell>
          <table:table-cell table:style-name="ce17" table:number-columns-repeated="7"/>
          <table:table-cell table:number-columns-repeated="49"/>
        </table:table-row>
        <table:table-row table:style-name="ro1">
          <table:table-cell office:value-type="string" calcext:value-type="string">
            <text:p>16 Trombone</text:p>
          </table:table-cell>
          <table:table-cell table:style-name="ce14"/>
          <table:table-cell table:style-name="ce14" office:value-type="string" calcext:value-type="string">
            <text:p>1-32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4 Trombone</text:p>
          </table:table-cell>
          <table:table-cell table:style-name="ce14"/>
          <table:table-cell table:style-name="ce14" office:value-type="string" calcext:value-type="string">
            <text:p>24-56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/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SW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Principal 1-12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/>
          <table:table-cell table:style-name="ce17" office:value-type="string" calcext:value-type="string">
            <text:p>1-12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office:value-type="string" calcext:value-type="string">
            <text:p>8 Principal 13-6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3"/>
          <table:table-cell table:style-name="ce17" office:value-type="string" calcext:value-type="string">
            <text:p>1-49</text:p>
          </table:table-cell>
          <table:table-cell table:style-name="ce17" table:number-columns-repeated="4"/>
          <table:table-cell table:number-columns-repeated="49"/>
        </table:table-row>
        <table:table-row table:style-name="ro1">
          <table:table-cell office:value-type="string" calcext:value-type="string">
            <text:p>8 Rohr</text:p>
          </table:table-cell>
          <table:table-cell table:style-name="ce14" table:number-columns-repeated="3"/>
          <table:table-cell table:style-name="ce17" table:number-columns-repeated="2"/>
          <table:table-cell table:style-name="ce14" office:value-type="string" calcext:value-type="string">
            <text:p>1-61</text:p>
          </table:table-cell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Flute Ouv 1-12</text:p>
          </table:table-cell>
          <table:table-cell table:style-name="ce14" table:number-columns-repeated="3"/>
          <table:table-cell table:style-name="ce17" table:number-columns-repeated="2"/>
          <table:table-cell table:style-name="ce14" office:value-type="string" calcext:value-type="string">
            <text:p>1-12</text:p>
          </table:table-cell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Flute Ouv 13-6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office:value-type="string" calcext:value-type="string">
            <text:p>1-49</text:p>
          </table:table-cell>
          <table:table-cell table:style-name="ce17" table:number-columns-repeated="7"/>
          <table:table-cell table:number-columns-repeated="49"/>
        </table:table-row>
        <table:table-row table:style-name="ro1">
          <table:table-cell office:value-type="string" calcext:value-type="string">
            <text:p>8 Sal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/>
          <table:table-cell table:style-name="ce17" office:value-type="string" calcext:value-type="string">
            <text:p>1-61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office:value-type="string" calcext:value-type="string">
            <text:p>8 Vox 13-6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2"/>
          <table:table-cell table:style-name="ce17" office:value-type="string" calcext:value-type="string">
            <text:p>1-49</text:p>
          </table:table-cell>
          <table:table-cell table:style-name="ce17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4 Principal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3"/>
          <table:table-cell table:style-name="ce17" office:value-type="string" calcext:value-type="string">
            <text:p>1-61</text:p>
          </table:table-cell>
          <table:table-cell table:style-name="ce17" table:number-columns-repeated="4"/>
          <table:table-cell table:number-columns-repeated="49"/>
        </table:table-row>
        <table:table-row table:style-name="ro1">
          <table:table-cell office:value-type="string" calcext:value-type="string">
            <text:p>223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4"/>
          <table:table-cell table:style-name="ce17" office:value-type="string" calcext:value-type="string">
            <text:p>1-61</text:p>
          </table:table-cell>
          <table:table-cell table:style-name="ce17" table:number-columns-repeated="3"/>
          <table:table-cell table:number-columns-repeated="49"/>
        </table:table-row>
        <table:table-row table:style-name="ro1">
          <table:table-cell office:value-type="string" calcext:value-type="string">
            <text:p>2 Principal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3"/>
          <table:table-cell table:style-name="ce17" office:value-type="string" calcext:value-type="string">
            <text:p>13-73</text:p>
          </table:table-cell>
          <table:table-cell table:style-name="ce17" table:number-columns-repeated="4"/>
          <table:table-cell table:number-columns-repeated="49"/>
        </table:table-row>
        <table:table-row table:style-name="ro1">
          <table:table-cell office:value-type="string" calcext:value-type="string">
            <text:p>135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5"/>
          <table:table-cell table:style-name="ce17" office:value-type="string" calcext:value-type="string">
            <text:p>1-61</text:p>
          </table:table-cell>
          <table:table-cell table:style-name="ce1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113 1-49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4"/>
          <table:table-cell table:style-name="ce17" office:value-type="string" calcext:value-type="string">
            <text:p>13-61</text:p>
          </table:table-cell>
          <table:table-cell table:style-name="ce17" table:number-columns-repeated="3"/>
          <table:table-cell table:number-columns-repeated="49"/>
        </table:table-row>
        <table:table-row table:style-name="ro1">
          <table:table-cell office:value-type="string" calcext:value-type="string">
            <text:p>113 50-6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4"/>
          <table:table-cell table:style-name="ce17" office:value-type="string" calcext:value-type="string">
            <text:p>49-61</text:p>
          </table:table-cell>
          <table:table-cell table:style-name="ce17" table:number-columns-repeated="3"/>
          <table:table-cell table:number-columns-repeated="49"/>
        </table:table-row>
        <table:table-row table:style-name="ro1">
          <table:table-cell office:value-type="string" calcext:value-type="string">
            <text:p>8 Tpt</text:p>
          </table:table-cell>
          <table:table-cell table:style-name="ce14"/>
          <table:table-cell table:style-name="ce14" office:value-type="string" calcext:value-type="string">
            <text:p>13-73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4 tpt</text:p>
          </table:table-cell>
          <table:table-cell table:style-name="ce14"/>
          <table:table-cell table:style-name="ce14" office:value-type="string" calcext:value-type="string">
            <text:p>25-85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/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GT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16 Violone 1-12</text:p>
          </table:table-cell>
          <table:table-cell table:style-name="ce16" office:value-type="string" calcext:value-type="string">
            <text:p>1-12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16 Violone 13-6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/>
          <table:table-cell table:style-name="ce22" office:value-type="string" calcext:value-type="string">
            <text:p>1-49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office:value-type="string" calcext:value-type="string">
            <text:p>8 OD</text:p>
          </table:table-cell>
          <table:table-cell table:style-name="ce14" table:number-columns-repeated="2"/>
          <table:table-cell table:style-name="ce14" office:value-type="string" calcext:value-type="string">
            <text:p>1-61</text:p>
          </table:table-cell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Bourdon</text:p>
          </table:table-cell>
          <table:table-cell table:style-name="ce14" office:value-type="string" calcext:value-type="string">
            <text:p>13-73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Flute Ouv 1-12</text:p>
          </table:table-cell>
          <table:table-cell table:style-name="ce14" table:number-columns-repeated="3"/>
          <table:table-cell table:style-name="ce17" table:number-columns-repeated="2"/>
          <table:table-cell table:style-name="ce14" office:value-type="string" calcext:value-type="string">
            <text:p>1-12</text:p>
          </table:table-cell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Flute Ouv 13-6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office:value-type="string" calcext:value-type="string">
            <text:p>1-49</text:p>
          </table:table-cell>
          <table:table-cell table:style-name="ce17" table:number-columns-repeated="7"/>
          <table:table-cell table:number-columns-repeated="49"/>
        </table:table-row>
        <table:table-row table:style-name="ro1">
          <table:table-cell office:value-type="string" calcext:value-type="string">
            <text:p>8 Sal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/>
          <table:table-cell table:style-name="ce17" office:value-type="string" calcext:value-type="string">
            <text:p>1-61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office:value-type="string" calcext:value-type="string">
            <text:p>8 Vox 13-6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2"/>
          <table:table-cell table:style-name="ce17" office:value-type="string" calcext:value-type="string">
            <text:p>1-49</text:p>
          </table:table-cell>
          <table:table-cell table:style-name="ce17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4 Octave</text:p>
          </table:table-cell>
          <table:table-cell table:style-name="ce14" table:number-columns-repeated="2"/>
          <table:table-cell table:style-name="ce14" office:value-type="string" calcext:value-type="string">
            <text:p>13-73</text:p>
          </table:table-cell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4 Bourdon</text:p>
          </table:table-cell>
          <table:table-cell table:style-name="ce14" office:value-type="string" calcext:value-type="string">
            <text:p>25-85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2 SO</text:p>
          </table:table-cell>
          <table:table-cell table:style-name="ce14" table:number-columns-repeated="3"/>
          <table:table-cell table:style-name="ce17"/>
          <table:table-cell table:style-name="ce17" office:value-type="string" calcext:value-type="string">
            <text:p>1-61</text:p>
          </table:table-cell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2 Bourdon</text:p>
          </table:table-cell>
          <table:table-cell table:style-name="ce14" office:value-type="string" calcext:value-type="string">
            <text:p>37-97</text:p>
          </table:table-cell>
          <table:table-cell table:style-name="ce14" table:number-columns-repeated="2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8 Trumpet</text:p>
          </table:table-cell>
          <table:table-cell table:style-name="ce14"/>
          <table:table-cell table:style-name="ce14" office:value-type="string" calcext:value-type="string">
            <text:p>13-73</text:p>
          </table:table-cell>
          <table:table-cell table:style-name="ce14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1 Oct 1</text:p>
          </table:table-cell>
          <table:table-cell table:style-name="ce14" table:number-columns-repeated="3"/>
          <table:table-cell table:number-columns-repeated="2" table:style-name="ce18" office:value-type="string" calcext:value-type="string">
            <text:p>1-12</text:p>
          </table:table-cell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2 Oct1</text:p>
          </table:table-cell>
          <table:table-cell table:style-name="ce14" table:number-columns-repeated="3"/>
          <table:table-cell table:number-columns-repeated="2" table:style-name="ce17" office:value-type="string" calcext:value-type="string">
            <text:p>13-24</text:p>
          </table:table-cell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3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4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1 Oct 2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2 Oct2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3 Oct2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4 Oct2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1 Oct 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2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3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4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1 Oct 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2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3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4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1 Oct 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2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3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>
          <table:table-cell office:value-type="string" calcext:value-type="string">
            <text:p>Mixture 4 Oct1</text:p>
          </table:table-cell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 table:number-rows-repeated="7">
          <table:table-cell/>
          <table:table-cell table:style-name="ce14" table:number-columns-repeated="3"/>
          <table:table-cell table:style-name="ce17" table:number-columns-repeated="2"/>
          <table:table-cell table:style-name="ce14"/>
          <table:table-cell table:style-name="ce17" table:number-columns-repeated="8"/>
          <table:table-cell table:number-columns-repeated="4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putBitConfig" table:style-name="ta2">
        <table:table-column table:style-name="co13" table:number-columns-repeated="12" table:default-cell-style-name="Default"/>
        <table:table-column table:style-name="co14" table:number-columns-repeated="8" table:default-cell-style-name="Default"/>
        <table:table-row table:style-name="ro2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Bottom C</text:p>
          </table:table-cell>
          <table:table-cell/>
          <table:table-cell office:value-type="string" calcext:value-type="string">
            <text:p>TenorC</text:p>
          </table:table-cell>
          <table:table-cell office:value-type="string" calcext:value-type="string">
            <text:p>Middle C</text:p>
          </table:table-cell>
          <table:table-cell office:value-type="string" calcext:value-type="string">
            <text:p>Above Staff 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dal</text:p>
          </table:table-cell>
          <table:table-cell table:style-name="ce23" office:value-type="string" calcext:value-type="string">
            <text:p>2/ 12 / 0</text:p>
          </table:table-cell>
          <table:table-cell office:value-type="string" calcext:value-type="string">
            <text:p>2/ 13 / 15</text:p>
          </table:table-cell>
          <table:table-cell/>
          <table:table-cell office:value-type="string" calcext:value-type="string">
            <text:p>118 / 0</text:p>
          </table:table-cell>
          <table:table-cell office:value-type="string" calcext:value-type="string">
            <text:p>11B / 7</text:p>
          </table:table-cell>
          <table:table-cell table:formula="of:=HEX2DEC(18)*8" office:value-type="float" office:value="192" calcext:value-type="float">
            <text:p>192</text:p>
          </table:table-cell>
          <table:table-cell table:formula="of:=HEX2DEC(&quot;1b&quot;)*8+7" office:value-type="float" office:value="223" calcext:value-type="float">
            <text:p>22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3/ 8/ 0</text:p>
          </table:table-cell>
          <table:table-cell table:style-name="ce24" office:value-type="string" calcext:value-type="string">
            <text:p>3 / 11 / 12</text:p>
          </table:table-cell>
          <table:table-cell/>
          <table:table-cell office:value-type="string" calcext:value-type="string">
            <text:p>130 / 0</text:p>
          </table:table-cell>
          <table:table-cell office:value-type="string" calcext:value-type="string">
            <text:p>137 / 4</text:p>
          </table:table-cell>
          <table:table-cell table:formula="of:=HEX2DEC(30)*8" office:value-type="float" office:value="384" calcext:value-type="float">
            <text:p>384</text:p>
          </table:table-cell>
          <table:table-cell/>
          <table:table-cell table:formula="of:=[.G3]+12" office:value-type="float" office:value="396" calcext:value-type="float">
            <text:p>396</text:p>
          </table:table-cell>
          <table:table-cell table:formula="of:=[.G3]+24" office:value-type="float" office:value="408" calcext:value-type="float">
            <text:p>408</text:p>
          </table:table-cell>
          <table:table-cell table:formula="of:=[.J3]+24" office:value-type="float" office:value="432" calcext:value-type="float">
            <text:p>432</text:p>
          </table:table-cell>
          <table:table-cell table:formula="of:=[.K3]+12" office:value-type="float" office:value="444" calcext:value-type="float">
            <text:p>4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3/ 12/ 0</text:p>
          </table:table-cell>
          <table:table-cell office:value-type="string" calcext:value-type="string">
            <text:p>3/ 15/ 12</text:p>
          </table:table-cell>
          <table:table-cell/>
          <table:table-cell office:value-type="string" calcext:value-type="string">
            <text:p>138 / 0</text:p>
          </table:table-cell>
          <table:table-cell office:value-type="string" calcext:value-type="string">
            <text:p>13F / 4</text:p>
          </table:table-cell>
          <table:table-cell table:formula="of:=HEX2DEC(38)*8" office:value-type="float" office:value="448" calcext:value-type="float">
            <text:p>448</text:p>
          </table:table-cell>
          <table:table-cell/>
          <table:table-cell table:formula="of:=[.G4]+12" office:value-type="float" office:value="460" calcext:value-type="float">
            <text:p>460</text:p>
          </table:table-cell>
          <table:table-cell table:formula="of:=[.G4]+24" office:value-type="float" office:value="472" calcext:value-type="float">
            <text:p>472</text:p>
          </table:table-cell>
          <table:table-cell table:formula="of:=[.J4]+24" office:value-type="float" office:value="496" calcext:value-type="float">
            <text:p>496</text:p>
          </table:table-cell>
          <table:table-cell table:formula="of:=[.K4]+12" office:value-type="float" office:value="508" calcext:value-type="float">
            <text:p>50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]+12" office:value-type="float" office:value="460" calcext:value-type="float">
            <text:p>460</text:p>
          </table:table-cell>
          <table:table-cell table:formula="of:=[.O4]+12" office:value-type="float" office:value="396" calcext:value-type="float">
            <text:p>396</text:p>
          </table:table-cell>
          <table:table-cell table:formula="of:=[.P4]+12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32 resultant</text:p>
          </table:table-cell>
          <table:table-cell table:number-columns-repeated="2"/>
          <table:table-cell office:value-type="string" calcext:value-type="string">
            <text:p>200 / 1</text:p>
          </table:table-cell>
          <table:table-cell/>
          <table:table-cell office:value-type="string" calcext:value-type="string">
            <text:p>32 Resultant</text:p>
          </table:table-cell>
          <table:table-cell office:value-type="float" office:value="1" calcext:value-type="float">
            <text:p>1</text:p>
          </table:table-cell>
          <table:table-cell table:formula="of:=INT([.H6]/8)" office:value-type="float" office:value="0" calcext:value-type="float">
            <text:p>0</text:p>
          </table:table-cell>
          <table:table-cell table:formula="of:=[.H6]-[.I6]*8" office:value-type="float" office:value="1" calcext:value-type="float">
            <text:p>1</text:p>
          </table:table-cell>
          <table:table-cell table:number-columns-repeated="3"/>
          <table:table-cell table:formula="of:=[.N5]+12" office:value-type="float" office:value="472" calcext:value-type="float">
            <text:p>472</text:p>
          </table:table-cell>
          <table:table-cell table:formula="of:=[.O5]+12" office:value-type="float" office:value="408" calcext:value-type="float">
            <text:p>408</text:p>
          </table:table-cell>
          <table:table-cell table:formula="of:=[.P5]+12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w/gt 4</text:p>
          </table:table-cell>
          <table:table-cell table:number-columns-repeated="2"/>
          <table:table-cell office:value-type="string" calcext:value-type="string">
            <text:p>205 / 7</text:p>
          </table:table-cell>
          <table:table-cell/>
          <table:table-cell office:value-type="string" calcext:value-type="string">
            <text:p>16 Bourdon</text:p>
          </table:table-cell>
          <table:table-cell office:value-type="float" office:value="2" calcext:value-type="float">
            <text:p>2</text:p>
          </table:table-cell>
          <table:table-cell table:formula="of:=INT([.H7]/8)" office:value-type="float" office:value="0" calcext:value-type="float">
            <text:p>0</text:p>
          </table:table-cell>
          <table:table-cell table:formula="of:=[.H7]-[.I7]*8" office:value-type="float" office:value="2" calcext:value-type="float">
            <text:p>2</text:p>
          </table:table-cell>
          <table:table-cell table:number-columns-repeated="3"/>
          <table:table-cell table:formula="of:=[.N6]+12" office:value-type="float" office:value="484" calcext:value-type="float">
            <text:p>484</text:p>
          </table:table-cell>
          <table:table-cell table:formula="of:=[.O6]+12" office:value-type="float" office:value="420" calcext:value-type="float">
            <text:p>420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16 Violone</text:p>
          </table:table-cell>
          <table:table-cell office:value-type="float" office:value="3" calcext:value-type="float">
            <text:p>3</text:p>
          </table:table-cell>
          <table:table-cell table:formula="of:=INT([.H8]/8)" office:value-type="float" office:value="0" calcext:value-type="float">
            <text:p>0</text:p>
          </table:table-cell>
          <table:table-cell table:formula="of:=[.H8]-[.I8]*8" office:value-type="float" office:value="3" calcext:value-type="float">
            <text:p>3</text:p>
          </table:table-cell>
          <table:table-cell table:number-columns-repeated="3"/>
          <table:table-cell table:formula="of:=[.N7]+12" office:value-type="float" office:value="496" calcext:value-type="float">
            <text:p>496</text:p>
          </table:table-cell>
          <table:table-cell table:formula="of:=[.O7]+12" office:value-type="float" office:value="432" calcext:value-type="float">
            <text:p>432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8 Octave</text:p>
          </table:table-cell>
          <table:table-cell office:value-type="float" office:value="4" calcext:value-type="float">
            <text:p>4</text:p>
          </table:table-cell>
          <table:table-cell table:formula="of:=INT([.H9]/8)" office:value-type="float" office:value="0" calcext:value-type="float">
            <text:p>0</text:p>
          </table:table-cell>
          <table:table-cell table:formula="of:=[.H9]-[.I9]*8" office:value-type="float" office:value="4" calcext:value-type="float">
            <text:p>4</text:p>
          </table:table-cell>
          <table:table-cell table:number-columns-repeated="3"/>
          <table:table-cell table:formula="of:=[.N8]+12" office:value-type="float" office:value="508" calcext:value-type="float">
            <text:p>508</text:p>
          </table:table-cell>
          <table:table-cell table:formula="of:=[.O8]+12" office:value-type="float" office:value="444" calcext:value-type="float">
            <text:p>444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8 Bourdon</text:p>
          </table:table-cell>
          <table:table-cell office:value-type="float" office:value="5" calcext:value-type="float">
            <text:p>5</text:p>
          </table:table-cell>
          <table:table-cell table:formula="of:=INT([.H10]/8)" office:value-type="float" office:value="0" calcext:value-type="float">
            <text:p>0</text:p>
          </table:table-cell>
          <table:table-cell table:formula="of:=[.H10]-[.I10]*8"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Violone</text:p>
          </table:table-cell>
          <table:table-cell office:value-type="float" office:value="6" calcext:value-type="float">
            <text:p>6</text:p>
          </table:table-cell>
          <table:table-cell table:formula="of:=INT([.H11]/8)" office:value-type="float" office:value="0" calcext:value-type="float">
            <text:p>0</text:p>
          </table:table-cell>
          <table:table-cell table:formula="of:=[.H11]-[.I11]*8"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4 ChoralBass</text:p>
          </table:table-cell>
          <table:table-cell office:value-type="float" office:value="7" calcext:value-type="float">
            <text:p>7</text:p>
          </table:table-cell>
          <table:table-cell table:formula="of:=INT([.H12]/8)" office:value-type="float" office:value="0" calcext:value-type="float">
            <text:p>0</text:p>
          </table:table-cell>
          <table:table-cell table:formula="of:=[.H12]-[.I12]*8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4 Nachthorn</text:p>
          </table:table-cell>
          <table:table-cell office:value-type="float" office:value="8" calcext:value-type="float">
            <text:p>8</text:p>
          </table:table-cell>
          <table:table-cell table:formula="of:=INT([.H13]/8)" office:value-type="float" office:value="1" calcext:value-type="float">
            <text:p>1</text:p>
          </table:table-cell>
          <table:table-cell table:formula="of:=[.H13]-[.I13]*8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16 Trombone</text:p>
          </table:table-cell>
          <table:table-cell office:value-type="float" office:value="9" calcext:value-type="float">
            <text:p>9</text:p>
          </table:table-cell>
          <table:table-cell table:formula="of:=INT([.H14]/8)" office:value-type="float" office:value="1" calcext:value-type="float">
            <text:p>1</text:p>
          </table:table-cell>
          <table:table-cell table:formula="of:=[.H14]-[.I14]*8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4 Trumpet</text:p>
          </table:table-cell>
          <table:table-cell office:value-type="float" office:value="10" calcext:value-type="float">
            <text:p>10</text:p>
          </table:table-cell>
          <table:table-cell table:formula="of:=INT([.H15]/8)" office:value-type="float" office:value="1" calcext:value-type="float">
            <text:p>1</text:p>
          </table:table-cell>
          <table:table-cell table:formula="of:=[.H15]-[.I15]*8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Gt/Ped</text:p>
          </table:table-cell>
          <table:table-cell office:value-type="float" office:value="11" calcext:value-type="float">
            <text:p>11</text:p>
          </table:table-cell>
          <table:table-cell table:formula="of:=INT([.H16]/8)" office:value-type="float" office:value="1" calcext:value-type="float">
            <text:p>1</text:p>
          </table:table-cell>
          <table:table-cell table:formula="of:=[.H16]-[.I16]*8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w/Ped</text:p>
          </table:table-cell>
          <table:table-cell office:value-type="float" office:value="12" calcext:value-type="float">
            <text:p>12</text:p>
          </table:table-cell>
          <table:table-cell table:formula="of:=INT([.H17]/8)" office:value-type="float" office:value="1" calcext:value-type="float">
            <text:p>1</text:p>
          </table:table-cell>
          <table:table-cell table:formula="of:=[.H17]-[.I17]*8"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w/Ped4</text:p>
          </table:table-cell>
          <table:table-cell office:value-type="float" office:value="13" calcext:value-type="float">
            <text:p>13</text:p>
          </table:table-cell>
          <table:table-cell table:formula="of:=INT([.H18]/8)" office:value-type="float" office:value="1" calcext:value-type="float">
            <text:p>1</text:p>
          </table:table-cell>
          <table:table-cell table:formula="of:=[.H18]-[.I18]*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otC</text:p>
          </table:table-cell>
          <table:table-cell office:value-type="string" calcext:value-type="string">
            <text:p>TenC</text:p>
          </table:table-cell>
          <table:table-cell office:value-type="string" calcext:value-type="string">
            <text:p>PedG</text:p>
          </table:table-cell>
          <table:table-cell office:value-type="string" calcext:value-type="string">
            <text:p>MidC</text:p>
          </table:table-cell>
          <table:table-cell office:value-type="string" calcext:value-type="string">
            <text:p>SopC</text:p>
          </table:table-cell>
          <table:table-cell/>
          <table:table-cell office:value-type="string" calcext:value-type="string">
            <text:p>Top C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utoPedal</text:p>
          </table:table-cell>
          <table:table-cell office:value-type="float" office:value="14" calcext:value-type="float">
            <text:p>14</text:p>
          </table:table-cell>
          <table:table-cell table:formula="of:=INT([.H19]/8)" office:value-type="float" office:value="1" calcext:value-type="float">
            <text:p>1</text:p>
          </table:table-cell>
          <table:table-cell table:formula="of:=[.H19]-[.I19]*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edal</text:p>
          </table:table-cell>
          <table:table-cell office:value-type="float" office:value="192" calcext:value-type="float">
            <text:p>192</text:p>
          </table:table-cell>
          <table:table-cell table:formula="of:=[.N19]+12"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8 Principal</text:p>
          </table:table-cell>
          <table:table-cell office:value-type="float" office:value="15" calcext:value-type="float">
            <text:p>15</text:p>
          </table:table-cell>
          <table:table-cell table:formula="of:=INT([.H20]/8)" office:value-type="float" office:value="1" calcext:value-type="float">
            <text:p>1</text:p>
          </table:table-cell>
          <table:table-cell table:formula="of:=[.H20]-[.I20]*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well</text:p>
          </table:table-cell>
          <table:table-cell office:value-type="float" office:value="384" calcext:value-type="float">
            <text:p>384</text:p>
          </table:table-cell>
          <table:table-cell table:formula="of:=[.N20]+12" office:value-type="float" office:value="396" calcext:value-type="float">
            <text:p>396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[.Q20]+12" office:value-type="float" office:value="420" calcext:value-type="float">
            <text:p>420</text:p>
          </table:table-cell>
          <table:table-cell table:formula="of:=[.R20]+12" office:value-type="float" office:value="432" calcext:value-type="float">
            <text:p>432</text:p>
          </table:table-cell>
          <table:table-cell table:formula="of:=[.S20]+12" office:value-type="float" office:value="444" calcext:value-type="float">
            <text:p>444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8 Rohr</text:p>
          </table:table-cell>
          <table:table-cell office:value-type="float" office:value="16" calcext:value-type="float">
            <text:p>16</text:p>
          </table:table-cell>
          <table:table-cell table:formula="of:=INT([.H21]/8)" office:value-type="float" office:value="2" calcext:value-type="float">
            <text:p>2</text:p>
          </table:table-cell>
          <table:table-cell table:formula="of:=[.H21]-[.I21]*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t</text:p>
          </table:table-cell>
          <table:table-cell office:value-type="float" office:value="448" calcext:value-type="float">
            <text:p>448</text:p>
          </table:table-cell>
          <table:table-cell table:formula="of:=[.N21]+12" office:value-type="float" office:value="460" calcext:value-type="float">
            <text:p>460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[.Q21]+12" office:value-type="float" office:value="484" calcext:value-type="float">
            <text:p>484</text:p>
          </table:table-cell>
          <table:table-cell table:formula="of:=[.R21]+12" office:value-type="float" office:value="496" calcext:value-type="float">
            <text:p>496</text:p>
          </table:table-cell>
          <table:table-cell table:formula="of:=[.S21]+12" office:value-type="float" office:value="508" calcext:value-type="float">
            <text:p>508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8 Flute Ouverte</text:p>
          </table:table-cell>
          <table:table-cell office:value-type="float" office:value="17" calcext:value-type="float">
            <text:p>17</text:p>
          </table:table-cell>
          <table:table-cell table:formula="of:=INT([.H22]/8)" office:value-type="float" office:value="2" calcext:value-type="float">
            <text:p>2</text:p>
          </table:table-cell>
          <table:table-cell table:formula="of:=[.H22]-[.I22]*8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Salicional</text:p>
          </table:table-cell>
          <table:table-cell office:value-type="float" office:value="18" calcext:value-type="float">
            <text:p>18</text:p>
          </table:table-cell>
          <table:table-cell table:formula="of:=INT([.H23]/8)" office:value-type="float" office:value="2" calcext:value-type="float">
            <text:p>2</text:p>
          </table:table-cell>
          <table:table-cell table:formula="of:=[.H23]-[.I23]*8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Celeste</text:p>
          </table:table-cell>
          <table:table-cell office:value-type="float" office:value="19" calcext:value-type="float">
            <text:p>19</text:p>
          </table:table-cell>
          <table:table-cell table:formula="of:=INT([.H24]/8)" office:value-type="float" office:value="2" calcext:value-type="float">
            <text:p>2</text:p>
          </table:table-cell>
          <table:table-cell table:formula="of:=[.H24]-[.I24]*8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4 principal</text:p>
          </table:table-cell>
          <table:table-cell office:value-type="float" office:value="20" calcext:value-type="float">
            <text:p>20</text:p>
          </table:table-cell>
          <table:table-cell table:formula="of:=INT([.H25]/8)" office:value-type="float" office:value="2" calcext:value-type="float">
            <text:p>2</text:p>
          </table:table-cell>
          <table:table-cell table:formula="of:=[.H25]-[.I25]*8"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4 nachthorn</text:p>
          </table:table-cell>
          <table:table-cell office:value-type="float" office:value="21" calcext:value-type="float">
            <text:p>21</text:p>
          </table:table-cell>
          <table:table-cell table:formula="of:=INT([.H26]/8)" office:value-type="float" office:value="2" calcext:value-type="float">
            <text:p>2</text:p>
          </table:table-cell>
          <table:table-cell table:formula="of:=[.H26]-[.I26]*8"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22" calcext:value-type="float">
            <text:p>22</text:p>
          </table:table-cell>
          <table:table-cell table:formula="of:=INT([.H27]/8)" office:value-type="float" office:value="2" calcext:value-type="float">
            <text:p>2</text:p>
          </table:table-cell>
          <table:table-cell table:formula="of:=[.H27]-[.I27]*8"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2 principal</text:p>
          </table:table-cell>
          <table:table-cell office:value-type="float" office:value="23" calcext:value-type="float">
            <text:p>23</text:p>
          </table:table-cell>
          <table:table-cell table:formula="of:=INT([.H28]/8)" office:value-type="float" office:value="2" calcext:value-type="float">
            <text:p>2</text:p>
          </table:table-cell>
          <table:table-cell table:formula="of:=[.H28]-[.I28]*8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table:formula="of:=INT([.H29]/8)" office:value-type="float" office:value="3" calcext:value-type="float">
            <text:p>3</text:p>
          </table:table-cell>
          <table:table-cell table:formula="of:=[.H29]-[.I29]*8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formula="of:=INT([.H30]/8)" office:value-type="float" office:value="3" calcext:value-type="float">
            <text:p>3</text:p>
          </table:table-cell>
          <table:table-cell table:formula="of:=[.H30]-[.I30]*8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Trumpet</text:p>
          </table:table-cell>
          <table:table-cell office:value-type="float" office:value="26" calcext:value-type="float">
            <text:p>26</text:p>
          </table:table-cell>
          <table:table-cell table:formula="of:=INT([.H31]/8)" office:value-type="float" office:value="3" calcext:value-type="float">
            <text:p>3</text:p>
          </table:table-cell>
          <table:table-cell table:formula="of:=[.H31]-[.I31]*8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4 Trumpet</text:p>
          </table:table-cell>
          <table:table-cell office:value-type="float" office:value="27" calcext:value-type="float">
            <text:p>27</text:p>
          </table:table-cell>
          <table:table-cell table:formula="of:=INT([.H32]/8)" office:value-type="float" office:value="3" calcext:value-type="float">
            <text:p>3</text:p>
          </table:table-cell>
          <table:table-cell table:formula="of:=[.H32]-[.I32]*8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trem</text:p>
          </table:table-cell>
          <table:table-cell office:value-type="float" office:value="28" calcext:value-type="float">
            <text:p>28</text:p>
          </table:table-cell>
          <table:table-cell table:formula="of:=INT([.H33]/8)" office:value-type="float" office:value="3" calcext:value-type="float">
            <text:p>3</text:p>
          </table:table-cell>
          <table:table-cell table:formula="of:=[.H33]-[.I33]*8"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ub</text:p>
          </table:table-cell>
          <table:table-cell office:value-type="float" office:value="29" calcext:value-type="float">
            <text:p>29</text:p>
          </table:table-cell>
          <table:table-cell table:formula="of:=INT([.H34]/8)" office:value-type="float" office:value="3" calcext:value-type="float">
            <text:p>3</text:p>
          </table:table-cell>
          <table:table-cell table:formula="of:=[.H34]-[.I34]*8"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unison off</text:p>
          </table:table-cell>
          <table:table-cell office:value-type="float" office:value="30" calcext:value-type="float">
            <text:p>30</text:p>
          </table:table-cell>
          <table:table-cell table:formula="of:=INT([.H35]/8)" office:value-type="float" office:value="3" calcext:value-type="float">
            <text:p>3</text:p>
          </table:table-cell>
          <table:table-cell table:formula="of:=[.H35]-[.I35]*8"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uper</text:p>
          </table:table-cell>
          <table:table-cell office:value-type="float" office:value="31" calcext:value-type="float">
            <text:p>31</text:p>
          </table:table-cell>
          <table:table-cell table:formula="of:=INT([.H36]/8)" office:value-type="float" office:value="3" calcext:value-type="float">
            <text:p>3</text:p>
          </table:table-cell>
          <table:table-cell table:formula="of:=[.H36]-[.I36]*8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16 violone</text:p>
          </table:table-cell>
          <table:table-cell office:value-type="float" office:value="32" calcext:value-type="float">
            <text:p>32</text:p>
          </table:table-cell>
          <table:table-cell table:formula="of:=INT([.H37]/8)" office:value-type="float" office:value="4" calcext:value-type="float">
            <text:p>4</text:p>
          </table:table-cell>
          <table:table-cell table:formula="of:=[.H37]-[.I37]*8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open diapason</text:p>
          </table:table-cell>
          <table:table-cell office:value-type="float" office:value="33" calcext:value-type="float">
            <text:p>33</text:p>
          </table:table-cell>
          <table:table-cell table:formula="of:=INT([.H38]/8)" office:value-type="float" office:value="4" calcext:value-type="float">
            <text:p>4</text:p>
          </table:table-cell>
          <table:table-cell table:formula="of:=[.H38]-[.I38]*8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bourdon</text:p>
          </table:table-cell>
          <table:table-cell office:value-type="float" office:value="34" calcext:value-type="float">
            <text:p>34</text:p>
          </table:table-cell>
          <table:table-cell table:formula="of:=INT([.H39]/8)" office:value-type="float" office:value="4" calcext:value-type="float">
            <text:p>4</text:p>
          </table:table-cell>
          <table:table-cell table:formula="of:=[.H39]-[.I39]*8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flute ouverte</text:p>
          </table:table-cell>
          <table:table-cell office:value-type="float" office:value="35" calcext:value-type="float">
            <text:p>35</text:p>
          </table:table-cell>
          <table:table-cell table:formula="of:=INT([.H40]/8)" office:value-type="float" office:value="4" calcext:value-type="float">
            <text:p>4</text:p>
          </table:table-cell>
          <table:table-cell table:formula="of:=[.H40]-[.I40]*8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Salicional</text:p>
          </table:table-cell>
          <table:table-cell office:value-type="float" office:value="36" calcext:value-type="float">
            <text:p>36</text:p>
          </table:table-cell>
          <table:table-cell table:formula="of:=INT([.H41]/8)" office:value-type="float" office:value="4" calcext:value-type="float">
            <text:p>4</text:p>
          </table:table-cell>
          <table:table-cell table:formula="of:=[.H41]-[.I41]*8"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Celeste</text:p>
          </table:table-cell>
          <table:table-cell office:value-type="float" office:value="37" calcext:value-type="float">
            <text:p>37</text:p>
          </table:table-cell>
          <table:table-cell table:formula="of:=INT([.H42]/8)" office:value-type="float" office:value="4" calcext:value-type="float">
            <text:p>4</text:p>
          </table:table-cell>
          <table:table-cell table:formula="of:=[.H42]-[.I42]*8"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4 octave</text:p>
          </table:table-cell>
          <table:table-cell office:value-type="float" office:value="38" calcext:value-type="float">
            <text:p>38</text:p>
          </table:table-cell>
          <table:table-cell table:formula="of:=INT([.H43]/8)" office:value-type="float" office:value="4" calcext:value-type="float">
            <text:p>4</text:p>
          </table:table-cell>
          <table:table-cell table:formula="of:=[.H43]-[.I43]*8"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4 bourdon</text:p>
          </table:table-cell>
          <table:table-cell office:value-type="float" office:value="39" calcext:value-type="float">
            <text:p>39</text:p>
          </table:table-cell>
          <table:table-cell table:formula="of:=INT([.H44]/8)" office:value-type="float" office:value="4" calcext:value-type="float">
            <text:p>4</text:p>
          </table:table-cell>
          <table:table-cell table:formula="of:=[.H44]-[.I44]*8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2 super octave</text:p>
          </table:table-cell>
          <table:table-cell office:value-type="float" office:value="40" calcext:value-type="float">
            <text:p>40</text:p>
          </table:table-cell>
          <table:table-cell table:formula="of:=INT([.H45]/8)" office:value-type="float" office:value="5" calcext:value-type="float">
            <text:p>5</text:p>
          </table:table-cell>
          <table:table-cell table:formula="of:=[.H45]-[.I45]*8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2 bourdon</text:p>
          </table:table-cell>
          <table:table-cell office:value-type="float" office:value="41" calcext:value-type="float">
            <text:p>41</text:p>
          </table:table-cell>
          <table:table-cell table:formula="of:=INT([.H46]/8)" office:value-type="float" office:value="5" calcext:value-type="float">
            <text:p>5</text:p>
          </table:table-cell>
          <table:table-cell table:formula="of:=[.H46]-[.I46]*8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IV mixture</text:p>
          </table:table-cell>
          <table:table-cell office:value-type="float" office:value="42" calcext:value-type="float">
            <text:p>42</text:p>
          </table:table-cell>
          <table:table-cell table:formula="of:=INT([.H47]/8)" office:value-type="float" office:value="5" calcext:value-type="float">
            <text:p>5</text:p>
          </table:table-cell>
          <table:table-cell table:formula="of:=[.H47]-[.I47]*8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8 trumpet</text:p>
          </table:table-cell>
          <table:table-cell office:value-type="float" office:value="43" calcext:value-type="float">
            <text:p>43</text:p>
          </table:table-cell>
          <table:table-cell table:formula="of:=INT([.H48]/8)" office:value-type="float" office:value="5" calcext:value-type="float">
            <text:p>5</text:p>
          </table:table-cell>
          <table:table-cell table:formula="of:=[.H48]-[.I48]*8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uper</text:p>
          </table:table-cell>
          <table:table-cell office:value-type="float" office:value="44" calcext:value-type="float">
            <text:p>44</text:p>
          </table:table-cell>
          <table:table-cell table:formula="of:=INT([.H49]/8)" office:value-type="float" office:value="5" calcext:value-type="float">
            <text:p>5</text:p>
          </table:table-cell>
          <table:table-cell table:formula="of:=[.H49]-[.I49]*8"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w/ge16</text:p>
          </table:table-cell>
          <table:table-cell office:value-type="float" office:value="45" calcext:value-type="float">
            <text:p>45</text:p>
          </table:table-cell>
          <table:table-cell table:formula="of:=INT([.H50]/8)" office:value-type="float" office:value="5" calcext:value-type="float">
            <text:p>5</text:p>
          </table:table-cell>
          <table:table-cell table:formula="of:=[.H50]-[.I50]*8"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w/gt</text:p>
          </table:table-cell>
          <table:table-cell office:value-type="float" office:value="46" calcext:value-type="float">
            <text:p>46</text:p>
          </table:table-cell>
          <table:table-cell table:formula="of:=INT([.H51]/8)" office:value-type="float" office:value="5" calcext:value-type="float">
            <text:p>5</text:p>
          </table:table-cell>
          <table:table-cell table:formula="of:=[.H51]-[.I51]*8"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 calcext:value-type="string">
            <text:p>sw/gt4</text:p>
          </table:table-cell>
          <table:table-cell office:value-type="float" office:value="47" calcext:value-type="float">
            <text:p>47</text:p>
          </table:table-cell>
          <table:table-cell table:formula="of:=INT([.H52]/8)" office:value-type="float" office:value="5" calcext:value-type="float">
            <text:p>5</text:p>
          </table:table-cell>
          <table:table-cell table:formula="of:=[.H52]-[.I52]*8" office:value-type="float" office:value="7" calcext:value-type="float">
            <text:p>7</text:p>
          </table:table-cell>
          <table:table-cell table:number-columns-repeated="10"/>
        </table:table-row>
      </table:table>
      <table:table table:name="Bourdon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Default"/>
        <table:table-column table:style-name="co13" table:number-columns-repeated="3" table:default-cell-style-name="Default"/>
        <table:table-row table:style-name="ro2">
          <table:table-cell/>
          <table:table-cell office:value-type="string" calcext:value-type="string">
            <text:p>16 8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8]" office:value-type="float" office:value="7" calcext:value-type="float">
            <text:p>7</text:p>
          </table:table-cell>
          <table:table-cell table:number-columns-repeated="18"/>
          <table:table-cell table:formula="of:=&quot;{0xA8,0x0,0x0,0x0,       &quot;&amp;[.C3]&amp;&quot;,&quot;&amp;[.D3]&amp;&quot;,0x&quot;&amp;DEC2HEX([.E3])&amp;&quot;,0xFF,0xFF,0xFF,0x5A,0x96},&quot;" office:value-type="string" office:string-value="{0xA8,0x0,0x0,0x0,       0,1,0x7,0xFF,0xFF,0xFF,0x5A,0x96}," calcext:value-type="string">
            <text:p>{0xA8,0x0,0x0,0x0, <text:s text:c="6"/>0,1,0x7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-12 Unis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5]/8)" office:value-type="float" office:value="24" calcext:value-type="float">
            <text:p>24</text:p>
          </table:table-cell>
          <table:table-cell table:formula="of:=[.H5]-[.I5]*8" office:value-type="float" office:value="0" calcext:value-type="float">
            <text:p>0</text:p>
          </table:table-cell>
          <table:table-cell table:formula="of:=[.H5]+11" office:value-type="float" office:value="203" calcext:value-type="float">
            <text:p>203</text:p>
          </table:table-cell>
          <table:table-cell table:formula="of:=INT([.K5]/8)" office:value-type="float" office:value="25" calcext:value-type="float">
            <text:p>25</text:p>
          </table:table-cell>
          <table:table-cell table:formula="of:=[.K5]-[.L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O5]/8)" office:value-type="float" office:value="0" calcext:value-type="float">
            <text:p>0</text:p>
          </table:table-cell>
          <table:table-cell table:formula="of:=[.O5]-[.P5]*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R5]/8)" office:value-type="float" office:value="0" calcext:value-type="float">
            <text:p>0</text:p>
          </table:table-cell>
          <table:table-cell table:formula="of:=[.R5]-[.S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5]/8)" office:value-type="float" office:value="0" calcext:value-type="float">
            <text:p>0</text:p>
          </table:table-cell>
          <table:table-cell table:formula="of:=[.U5]-[.V5]*8" office:value-type="float" office:value="0" calcext:value-type="float">
            <text:p>0</text:p>
          </table:table-cell>
          <table:table-cell table:formula="of:=IF(LEN([.C5])&lt;2;&quot;{0xA7,0,&quot;&amp;[.D5]&amp;&quot;,0x&quot;&amp;DEC2HEX(8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1,0x8,     0,0xC0,0xCB,0x0,0x1,0x0,0x0}," calcext:value-type="string">
            <text:p>{0xA7,0,1,0x8, <text:s text:c="4"/>0,0xC0,0xCB,0x0,0x1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-12 qui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6]/8)" office:value-type="float" office:value="24" calcext:value-type="float">
            <text:p>24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11" office:value-type="float" office:value="203" calcext:value-type="float">
            <text:p>203</text:p>
          </table:table-cell>
          <table:table-cell table:formula="of:=INT([.K6]/8)" office:value-type="float" office:value="25" calcext:value-type="float">
            <text:p>25</text:p>
          </table:table-cell>
          <table:table-cell table:formula="of:=[.K6]-[.L6]*8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[.O6]/8)" office:value-type="float" office:value="0" calcext:value-type="float">
            <text:p>0</text:p>
          </table:table-cell>
          <table:table-cell table:formula="of:=[.O6]-[.P6]*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])&lt;2;&quot;{0xA7,0,&quot;&amp;[.D6]&amp;&quot;,0x&quot;&amp;DEC2HEX(8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1,0x10,     0,0xC0,0xCB,0x7,0x1,0x0,0x0}," calcext:value-type="string">
            <text:p>{0xA7,0,1,0x10, <text:s text:c="4"/>0,0xC0,0xCB,0x7,0x1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3-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INT([.H7]/8)" office:value-type="float" office:value="25" calcext:value-type="float">
            <text:p>25</text:p>
          </table:table-cell>
          <table:table-cell table:formula="of:=[.H7]-[.I7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7]/8)" office:value-type="float" office:value="27" calcext:value-type="float">
            <text:p>27</text:p>
          </table:table-cell>
          <table:table-cell table:formula="of:=[.K7]-[.L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O7]/8)" office:value-type="float" office:value="0" calcext:value-type="float">
            <text:p>0</text:p>
          </table:table-cell>
          <table:table-cell table:formula="of:=[.O7]-[.P7]*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8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1,0x18,     0,0xCC,0xDF,0x0,0x1,0x0,0x0}," calcext:value-type="string">
            <text:p>{0xA7,0,1,0x18, <text:s text:c="4"/>0,0xCC,0xDF,0x0,0x1,0x0,0x0},</text:p>
          </table:table-cell>
          <table:table-cell table:number-columns-repeated="2"/>
          <table:table-cell office:value-type="string" calcext:value-type="string">
            <text:p><text:s text:c="8"/>// <text:s text:c="5"/>1= Board Address LSB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Bourdon 1-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LEN([.C8])&lt;2;[.F7]+1;[.F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8]/8)" office:value-type="float" office:value="24" calcext:value-type="float">
            <text:p>24</text:p>
          </table:table-cell>
          <table:table-cell table:formula="of:=[.H8]-[.I8]*8" office:value-type="float" office:value="0" calcext:value-type="float">
            <text:p>0</text:p>
          </table:table-cell>
          <table:table-cell table:formula="of:=[.H8]+24" office:value-type="float" office:value="216" calcext:value-type="float">
            <text:p>216</text:p>
          </table:table-cell>
          <table:table-cell table:formula="of:=INT([.K8]/8)" office:value-type="float" office:value="27" calcext:value-type="float">
            <text:p>27</text:p>
          </table:table-cell>
          <table:table-cell table:formula="of:=[.K8]-[.L8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([.O8]/8)" office:value-type="float" office:value="0" calcext:value-type="float">
            <text:p>0</text:p>
          </table:table-cell>
          <table:table-cell table:formula="of:=[.O8]-[.P8]*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])&lt;2;&quot;{0xA7,0,&quot;&amp;[.D8]&amp;&quot;,0x&quot;&amp;DEC2HEX(8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 office:value-type="string" office:string-value="{0xA7,0,1,0x20,     0,0xC0,0xD8,0x0,0x2,0x0,0x0}," calcext:value-type="string">
            <text:p>{0xA7,0,1,0x20, <text:s text:c="4"/>0,0xC0,0xD8,0x0,0x2,0x0,0x0},</text:p>
          </table:table-cell>
          <table:table-cell table:number-columns-repeated="2"/>
          <table:table-cell office:value-type="string" calcext:value-type="string">
            <text:p><text:s text:c="8"/>// <text:s text:c="5"/>2= Number of valid blocks (Up to 32)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 1-1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9])&lt;2;[.F8]+1;[.F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9]/8)" office:value-type="float" office:value="24" calcext:value-type="float">
            <text:p>24</text:p>
          </table:table-cell>
          <table:table-cell table:formula="of:=[.H9]-[.I9]*8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INT([.K9]/8)" office:value-type="float" office:value="25" calcext:value-type="float">
            <text:p>25</text:p>
          </table:table-cell>
          <table:table-cell table:formula="of:=[.K9]-[.L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NT([.O9]/8)" office:value-type="float" office:value="0" calcext:value-type="float">
            <text:p>0</text:p>
          </table:table-cell>
          <table:table-cell table:formula="of:=[.O9]-[.P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])&lt;2;&quot;{0xA7,0,&quot;&amp;[.D9]&amp;&quot;,0x&quot;&amp;DEC2HEX(8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6= Validity signal for EEPROM, if EEPROM is valid, =0x5A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Bourdon 1-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LEN([.C10])&lt;2;[.F9]+1;[.F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10]/8)" office:value-type="float" office:value="24" calcext:value-type="float">
            <text:p>24</text:p>
          </table:table-cell>
          <table:table-cell table:formula="of:=[.H10]-[.I10]*8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INT([.K10]/8)" office:value-type="float" office:value="25" calcext:value-type="float">
            <text:p>25</text:p>
          </table:table-cell>
          <table:table-cell table:formula="of:=[.K10]-[.L1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NT([.O10]/8)" office:value-type="float" office:value="0" calcext:value-type="float">
            <text:p>0</text:p>
          </table:table-cell>
          <table:table-cell table:formula="of:=[.O10]-[.P10]*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])&lt;2;&quot;{0xA7,0,&quot;&amp;[.D10]&amp;&quot;,0x&quot;&amp;DEC2HEX(8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1,0x28,     0,0xC0,0xCB,0xC,0x5,0x0,0x0}," calcext:value-type="string">
            <text:p>{0xA7,0,1,0x28, <text:s text:c="4"/>0,0xC0,0xCB,0xC,0x5,0x0,0x0},</text:p>
          </table:table-cell>
          <table:table-cell table:number-columns-repeated="2"/>
          <table:table-cell office:value-type="string" calcext:value-type="string">
            <text:p><text:s text:c="8"/>// <text:s text:c="5"/>7= Validity signal for EEPROM, if EEPROM is valid, =0x96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Bourdon 1-3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11])&lt;2;[.F10]+1;[.F10]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11]/8)" office:value-type="float" office:value="0" calcext:value-type="float">
            <text:p>0</text:p>
          </table:table-cell>
          <table:table-cell table:formula="of:=[.H11]-[.I1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11]/8)" office:value-type="float" office:value="0" calcext:value-type="float">
            <text:p>0</text:p>
          </table:table-cell>
          <table:table-cell table:formula="of:=[.K11]-[.L11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11]/8)" office:value-type="float" office:value="0" calcext:value-type="float">
            <text:p>0</text:p>
          </table:table-cell>
          <table:table-cell table:formula="of:=[.O11]-[.P1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8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2"/>Configuration blocks (n start at 1)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1-1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12])&lt;2;[.F11]+1;[.F11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12]/8)" office:value-type="float" office:value="56" calcext:value-type="float">
            <text:p>56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448+11" office:value-type="float" office:value="459" calcext:value-type="float">
            <text:p>459</text:p>
          </table:table-cell>
          <table:table-cell table:formula="of:=INT([.K12]/8)" office:value-type="float" office:value="57" calcext:value-type="float">
            <text:p>57</text:p>
          </table:table-cell>
          <table:table-cell table:formula="of:=[.K12]-[.L1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2])&lt;2;&quot;{0xA7,0,&quot;&amp;[.D12]&amp;&quot;,0x&quot;&amp;DEC2HEX(8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8n+0 = Block Config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Supe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13])&lt;2;[.F12]+1;[.F12]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13]/8)" office:value-type="float" office:value="0" calcext:value-type="float">
            <text:p>0</text:p>
          </table:table-cell>
          <table:table-cell table:formula="of:=[.H13]-[.I13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13]/8)" office:value-type="float" office:value="0" calcext:value-type="float">
            <text:p>0</text:p>
          </table:table-cell>
          <table:table-cell table:formula="of:=[.K13]-[.L13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13]/8)" office:value-type="float" office:value="0" calcext:value-type="float">
            <text:p>0</text:p>
          </table:table-cell>
          <table:table-cell table:formula="of:=[.O13]-[.P13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3])&lt;2;&quot;{0xA7,0,&quot;&amp;[.D13]&amp;&quot;,0x&quot;&amp;DEC2HEX(8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0 = bit 9 of Start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sub</text:p>
          </table:table-cell>
          <table:table-cell office:value-type="string" calcext:value-type="string">
            <text:p>NA (Doesn’t exist)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14])&lt;2;[.F13]+1;[.F13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4]/8)" office:value-type="float" office:value="56" calcext:value-type="float">
            <text:p>56</text:p>
          </table:table-cell>
          <table:table-cell table:formula="of:=[.H14]-[.I14]*8" office:value-type="float" office:value="0" calcext:value-type="float">
            <text:p>0</text:p>
          </table:table-cell>
          <table:table-cell table:formula="of:=448+23" office:value-type="float" office:value="471" calcext:value-type="float">
            <text:p>471</text:p>
          </table:table-cell>
          <table:table-cell table:formula="of:=INT([.K14]/8)" office:value-type="float" office:value="58" calcext:value-type="float">
            <text:p>58</text:p>
          </table:table-cell>
          <table:table-cell table:formula="of:=[.K14]-[.L14]*8" office:value-type="float" office:value="7" calcext:value-type="float">
            <text:p>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4])&lt;2;&quot;{0xA7,0,&quot;&amp;[.D14]&amp;&quot;,0x&quot;&amp;DEC2HEX(8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LEN([.C15])&lt;2;[.F14]+1;[.F14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15]/8)" office:value-type="float" office:value="56" calcext:value-type="float">
            <text:p>56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448+11" office:value-type="float" office:value="459" calcext:value-type="float">
            <text:p>459</text:p>
          </table:table-cell>
          <table:table-cell table:formula="of:=INT([.K15]/8)" office:value-type="float" office:value="57" calcext:value-type="float">
            <text:p>57</text:p>
          </table:table-cell>
          <table:table-cell table:formula="of:=[.K15]-[.L15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5])&lt;2;&quot;{0xA7,0,&quot;&amp;[.D15]&amp;&quot;,0x&quot;&amp;DEC2HEX(8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 office:value-type="string" office:string-value="{0xA7,0,1,0x30,     3,0x1C0,0x1CB,0xC,0x22,0x0,0x0}," calcext:value-type="string">
            <text:p>{0xA7,0,1,0x30, <text:s text:c="4"/>3,0x1C0,0x1CB,0xC,0x22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supe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16])&lt;2;[.F15]+1;[.F15]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16]/8)" office:value-type="float" office:value="0" calcext:value-type="float">
            <text:p>0</text:p>
          </table:table-cell>
          <table:table-cell table:formula="of:=[.H16]-[.I1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16]/8)" office:value-type="float" office:value="0" calcext:value-type="float">
            <text:p>0</text:p>
          </table:table-cell>
          <table:table-cell table:formula="of:=[.K16]-[.L16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16]/8)" office:value-type="float" office:value="0" calcext:value-type="float">
            <text:p>0</text:p>
          </table:table-cell>
          <table:table-cell table:formula="of:=[.O16]-[.P1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6])&lt;2;&quot;{0xA7,0,&quot;&amp;[.D16]&amp;&quot;,0x&quot;&amp;DEC2HEX(8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GT/P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LEN([.C17])&lt;2;[.F16]+1;[.F16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7]/8)" office:value-type="float" office:value="24" calcext:value-type="float">
            <text:p>24</text:p>
          </table:table-cell>
          <table:table-cell table:formula="of:=[.H17]-[.I17]*8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INT([.K17]/8)" office:value-type="float" office:value="25" calcext:value-type="float">
            <text:p>25</text:p>
          </table:table-cell>
          <table:table-cell table:formula="of:=[.K17]-[.L1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7])&lt;2;&quot;{0xA7,0,&quot;&amp;[.D17]&amp;&quot;,0x&quot;&amp;DEC2HEX(8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 office:value-type="string" office:string-value="{0xA7,0,1,0x38,     0x80,0xC0,0xCB,0xC,0x22,0xB,0x0}," calcext:value-type="string">
            <text:p>{0xA7,0,1,0x38, <text:s text:c="4"/>0x80,0xC0,0xCB,0xC,0x22,0xB,0x0},</text:p>
          </table:table-cell>
          <table:table-cell table:number-columns-repeated="2"/>
          <table:table-cell office:value-type="string" calcext:value-type="string">
            <text:p><text:s text:c="8"/>// <text:s text:c="9"/>Bit 4 = bit 9 of Na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GT/PED Supe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18])&lt;2;[.F17]+1;[.F17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18]/8)" office:value-type="float" office:value="0" calcext:value-type="float">
            <text:p>0</text:p>
          </table:table-cell>
          <table:table-cell table:formula="of:=[.H18]-[.I18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18]/8)" office:value-type="float" office:value="0" calcext:value-type="float">
            <text:p>0</text:p>
          </table:table-cell>
          <table:table-cell table:formula="of:=[.K18]-[.L18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18]/8)" office:value-type="float" office:value="0" calcext:value-type="float">
            <text:p>0</text:p>
          </table:table-cell>
          <table:table-cell table:formula="of:=[.O18]-[.P18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8])&lt;2;&quot;{0xA7,0,&quot;&amp;[.D18]&amp;&quot;,0x&quot;&amp;DEC2HEX(8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7 = 1=Coupler 0=Stop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sub</text:p>
          </table:table-cell>
          <table:table-cell office:value-type="string" calcext:value-type="string">
            <text:p>NA (Doesn’t exist)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19])&lt;2;[.F18]+1;[.F18])" office:value-type="float" office:value="7" calcext:value-type="float">
            <text:p>7</text:p>
          </table:table-cell>
          <table:table-cell/>
          <table:table-cell office:value-type="float" office:value="448" calcext:value-type="float">
            <text:p>448</text:p>
          </table:table-cell>
          <table:table-cell table:formula="of:=INT([.H19]/8)" office:value-type="float" office:value="56" calcext:value-type="float">
            <text:p>56</text:p>
          </table:table-cell>
          <table:table-cell table:formula="of:=[.H19]-[.I19]*8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table:formula="of:=INT([.K19]/8)" office:value-type="float" office:value="57" calcext:value-type="float">
            <text:p>57</text:p>
          </table:table-cell>
          <table:table-cell table:formula="of:=[.K19]-[.L19]*8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NT([.O19]/8)" office:value-type="float" office:value="0" calcext:value-type="float">
            <text:p>0</text:p>
          </table:table-cell>
          <table:table-cell table:formula="of:=[.O19]-[.P19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9])&lt;2;&quot;{0xA7,0,&quot;&amp;[.D19]&amp;&quot;,0x&quot;&amp;DEC2HEX(8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8n+1 = Start bit - 512 bit number of the Keyboard bit to start 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0])&lt;2;[.F19]+1;[.F19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0]/8)" office:value-type="float" office:value="0" calcext:value-type="float">
            <text:p>0</text:p>
          </table:table-cell>
          <table:table-cell table:formula="of:=[.H20]-[.I2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0]/8)" office:value-type="float" office:value="0" calcext:value-type="float">
            <text:p>0</text:p>
          </table:table-cell>
          <table:table-cell table:formula="of:=[.K20]-[.L20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0]/8)" office:value-type="float" office:value="0" calcext:value-type="float">
            <text:p>0</text:p>
          </table:table-cell>
          <table:table-cell table:formula="of:=[.O20]-[.P2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8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the pipe drivers. This always maps to PIPE01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supe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1])&lt;2;[.F20]+1;[.F20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1]/8)" office:value-type="float" office:value="0" calcext:value-type="float">
            <text:p>0</text:p>
          </table:table-cell>
          <table:table-cell table:formula="of:=[.H21]-[.I2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1]/8)" office:value-type="float" office:value="0" calcext:value-type="float">
            <text:p>0</text:p>
          </table:table-cell>
          <table:table-cell table:formula="of:=[.K21]-[.L21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1]/8)" office:value-type="float" office:value="0" calcext:value-type="float">
            <text:p>0</text:p>
          </table:table-cell>
          <table:table-cell table:formula="of:=[.O21]-[.P2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8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8n+2 = End bit - 512 bit number of the Keyboard bit to end 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GT/PE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2])&lt;2;[.F21]+1;[.F21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2]/8)" office:value-type="float" office:value="0" calcext:value-type="float">
            <text:p>0</text:p>
          </table:table-cell>
          <table:table-cell table:formula="of:=[.H22]-[.I22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2]/8)" office:value-type="float" office:value="0" calcext:value-type="float">
            <text:p>0</text:p>
          </table:table-cell>
          <table:table-cell table:formula="of:=[.K22]-[.L22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2]/8)" office:value-type="float" office:value="0" calcext:value-type="float">
            <text:p>0</text:p>
          </table:table-cell>
          <table:table-cell table:formula="of:=[.O22]-[.P22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2])&lt;2;&quot;{0xA7,0,&quot;&amp;[.D22]&amp;&quot;,0x&quot;&amp;DEC2HEX(8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the pipe drivers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GT/PED Supe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3])&lt;2;[.F22]+1;[.F22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3]/8)" office:value-type="float" office:value="0" calcext:value-type="float">
            <text:p>0</text:p>
          </table:table-cell>
          <table:table-cell table:formula="of:=[.H23]-[.I23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3]/8)" office:value-type="float" office:value="0" calcext:value-type="float">
            <text:p>0</text:p>
          </table:table-cell>
          <table:table-cell table:formula="of:=[.K23]-[.L23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3]/8)" office:value-type="float" office:value="0" calcext:value-type="float">
            <text:p>0</text:p>
          </table:table-cell>
          <table:table-cell table:formula="of:=[.O23]-[.P23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3])&lt;2;&quot;{0xA7,0,&quot;&amp;[.D23]&amp;&quot;,0x&quot;&amp;DEC2HEX(8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8n+3 = 256 bit Offset from keyboar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su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4])&lt;2;[.F23]+1;[.F23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4]/8)" office:value-type="float" office:value="0" calcext:value-type="float">
            <text:p>0</text:p>
          </table:table-cell>
          <table:table-cell table:formula="of:=[.H24]-[.I24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4]/8)" office:value-type="float" office:value="0" calcext:value-type="float">
            <text:p>0</text:p>
          </table:table-cell>
          <table:table-cell table:formula="of:=[.K24]-[.L24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4]/8)" office:value-type="float" office:value="0" calcext:value-type="float">
            <text:p>0</text:p>
          </table:table-cell>
          <table:table-cell table:formula="of:=[.O24]-[.P24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4])&lt;2;&quot;{0xA7,0,&quot;&amp;[.D24]&amp;&quot;,0x&quot;&amp;DEC2HEX(8*[.F24])&amp;&quot;,     &quot;&amp;[.G24]&amp;&quot;,0x&quot;&amp;DEC2HEX([.I24]*8+[.J24])&amp;&quot;,0x&quot;&amp;DEC2HEX([.L24]*8+[.M24])&amp;&quot;,0x&quot;&amp;RIGHT(DEC2HEX([.N24]);2)&amp;&quot;,0x&quot;&amp;DEC2HEX([.P24]*8+[.Q24])&amp;&quot;,0x&quot;&amp;DEC2HEX([.S24]*8+[.T24])&amp;&quot;,0x&quot;&amp;DEC2HEX([.V24]*8+[.W2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8n+4 = Gate bit - 512 bit number of the Stop bit to gate on. 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5])&lt;2;[.F24]+1;[.F24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5]/8)" office:value-type="float" office:value="0" calcext:value-type="float">
            <text:p>0</text:p>
          </table:table-cell>
          <table:table-cell table:formula="of:=[.H25]-[.I2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5]/8)" office:value-type="float" office:value="0" calcext:value-type="float">
            <text:p>0</text:p>
          </table:table-cell>
          <table:table-cell table:formula="of:=[.K25]-[.L25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5]/8)" office:value-type="float" office:value="0" calcext:value-type="float">
            <text:p>0</text:p>
          </table:table-cell>
          <table:table-cell table:formula="of:=[.O25]-[.P2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5])&lt;2;&quot;{0xA7,0,&quot;&amp;[.D25]&amp;&quot;,0x&quot;&amp;DEC2HEX(8*[.F25])&amp;&quot;,     &quot;&amp;[.G25]&amp;&quot;,0x&quot;&amp;DEC2HEX([.I25]*8+[.J25])&amp;&quot;,0x&quot;&amp;DEC2HEX([.L25]*8+[.M25])&amp;&quot;,0x&quot;&amp;RIGHT(DEC2HEX([.N25]);2)&amp;&quot;,0x&quot;&amp;DEC2HEX([.P25]*8+[.Q25])&amp;&quot;,0x&quot;&amp;DEC2HEX([.S25]*8+[.T25])&amp;&quot;,0x&quot;&amp;DEC2HEX([.V25]*8+[.W25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This reflects the stop in question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supe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6])&lt;2;[.F25]+1;[.F25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6]/8)" office:value-type="float" office:value="0" calcext:value-type="float">
            <text:p>0</text:p>
          </table:table-cell>
          <table:table-cell table:formula="of:=[.H26]-[.I2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6]/8)" office:value-type="float" office:value="0" calcext:value-type="float">
            <text:p>0</text:p>
          </table:table-cell>
          <table:table-cell table:formula="of:=[.K26]-[.L26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6]/8)" office:value-type="float" office:value="0" calcext:value-type="float">
            <text:p>0</text:p>
          </table:table-cell>
          <table:table-cell table:formula="of:=[.O26]-[.P2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6])&lt;2;&quot;{0xA7,0,&quot;&amp;[.D26]&amp;&quot;,0x&quot;&amp;DEC2HEX(8*[.F26])&amp;&quot;,     &quot;&amp;[.G26]&amp;&quot;,0x&quot;&amp;DEC2HEX([.I26]*8+[.J26])&amp;&quot;,0x&quot;&amp;DEC2HEX([.L26]*8+[.M26])&amp;&quot;,0x&quot;&amp;RIGHT(DEC2HEX([.N26]);2)&amp;&quot;,0x&quot;&amp;DEC2HEX([.P26]*8+[.Q26])&amp;&quot;,0x&quot;&amp;DEC2HEX([.S26]*8+[.T26])&amp;&quot;,0x&quot;&amp;DEC2HEX([.V26]*8+[.W2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8n+5 = AND gate - 512 bit number of the Stop bit to AND with 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GT/PE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7])&lt;2;[.F26]+1;[.F26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7]/8)" office:value-type="float" office:value="0" calcext:value-type="float">
            <text:p>0</text:p>
          </table:table-cell>
          <table:table-cell table:formula="of:=[.H27]-[.I2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7]/8)" office:value-type="float" office:value="0" calcext:value-type="float">
            <text:p>0</text:p>
          </table:table-cell>
          <table:table-cell table:formula="of:=[.K27]-[.L27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7]/8)" office:value-type="float" office:value="0" calcext:value-type="float">
            <text:p>0</text:p>
          </table:table-cell>
          <table:table-cell table:formula="of:=[.O27]-[.P2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7])&lt;2;&quot;{0xA7,0,&quot;&amp;[.D27]&amp;&quot;,0x&quot;&amp;DEC2HEX(8*[.F27])&amp;&quot;,     &quot;&amp;[.G27]&amp;&quot;,0x&quot;&amp;DEC2HEX([.I27]*8+[.J27])&amp;&quot;,0x&quot;&amp;DEC2HEX([.L27]*8+[.M27])&amp;&quot;,0x&quot;&amp;RIGHT(DEC2HEX([.N27]);2)&amp;&quot;,0x&quot;&amp;DEC2HEX([.P27]*8+[.Q27])&amp;&quot;,0x&quot;&amp;DEC2HEX([.S27]*8+[.T27])&amp;&quot;,0x&quot;&amp;DEC2HEX([.V27]*8+[.W2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the gate bit. Used when the Coupler bit =1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GT/PED Supe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LEN([.C28])&lt;2;[.F27]+1;[.F27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28]/8)" office:value-type="float" office:value="0" calcext:value-type="float">
            <text:p>0</text:p>
          </table:table-cell>
          <table:table-cell table:formula="of:=[.H28]-[.I28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8]/8)" office:value-type="float" office:value="0" calcext:value-type="float">
            <text:p>0</text:p>
          </table:table-cell>
          <table:table-cell table:formula="of:=[.K28]-[.L28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8]/8)" office:value-type="float" office:value="0" calcext:value-type="float">
            <text:p>0</text:p>
          </table:table-cell>
          <table:table-cell table:formula="of:=[.O28]-[.P28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8])&lt;2;&quot;{0xA7,0,&quot;&amp;[.D28]&amp;&quot;,0x&quot;&amp;DEC2HEX(8*[.F28])&amp;&quot;,     &quot;&amp;[.G28]&amp;&quot;,0x&quot;&amp;DEC2HEX([.I28]*8+[.J28])&amp;&quot;,0x&quot;&amp;DEC2HEX([.L28]*8+[.M28])&amp;&quot;,0x&quot;&amp;RIGHT(DEC2HEX([.N28]);2)&amp;&quot;,0x&quot;&amp;DEC2HEX([.P28]*8+[.Q28])&amp;&quot;,0x&quot;&amp;DEC2HEX([.S28]*8+[.T28])&amp;&quot;,0x&quot;&amp;DEC2HEX([.V28]*8+[.W28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8n+6 = NAND gate - 512 bit number of the Stop bit to NAND with 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/>
          <table:table-cell office:value-type="string" calcext:value-type="string">
            <text:p>4’ and <text:s/>2’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30]/8)" office:value-type="float" office:value="0" calcext:value-type="float">
            <text:p>0</text:p>
          </table:table-cell>
          <table:table-cell table:formula="of:=[.H30]-[.I3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30]/8)" office:value-type="float" office:value="0" calcext:value-type="float">
            <text:p>0</text:p>
          </table:table-cell>
          <table:table-cell table:formula="of:=[.K30]-[.L30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30]/8)" office:value-type="float" office:value="0" calcext:value-type="float">
            <text:p>0</text:p>
          </table:table-cell>
          <table:table-cell table:formula="of:=[.O30]-[.P3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 text:c="8"/>// the gate. <text:s/>Used for Unison Off.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2"/>
          <table:table-cell office:value-type="string" calcext:value-type="string">
            <text:p><text:s text:c="8"/>// <text:s text:c="5"/>Activation formula is </text:p>
          </table:table-cell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table:formula="of:=&quot;{0xA8,0x0,0x0,0x0,       &quot;&amp;[.C32]&amp;&quot;,&quot;&amp;[.D32]&amp;&quot;,0x&quot;&amp;DEC2HEX([.E32])&amp;&quot;,0xFF,0xFF,0xFF,0x5A,0x96},&quot;" office:value-type="string" office:string-value="{0xA8,0x0,0x0,0x0,       0,2,0xA,0xFF,0xFF,0xFF,0x5A,0x96}," calcext:value-type="string">
            <text:p>{0xA8,0x0,0x0,0x0, <text:s text:c="6"/>0,2,0xA,0xFF,0xFF,0xFF,0x5A,0x96},</text:p>
          </table:table-cell>
          <table:table-cell table:number-columns-repeated="2"/>
          <table:table-cell office:value-type="string" calcext:value-type="string">
            <text:p><text:s text:c="8"/>// <text:s text:c="9"/>if (keyboardbit+offset) is between Start and End. So 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</text:p>
          </table:table-cell>
          <table:table-cell/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2"/>
          <table:table-cell office:value-type="string" calcext:value-type="string">
            <text:p><text:s text:c="8"/>// start loop (x) at (Start+offset to End+offset)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-12 Unison</text:p>
          </table:table-cell>
          <table:table-cell office:value-type="string" calcext:value-type="string">
            <text:p>NA</text:p>
          </table:table-cell>
          <table:table-cell table:number-columns-repeated="23"/>
          <table:table-cell office:value-type="string" calcext:value-type="string">
            <text:p><text:s text:c="8"/>// <text:s text:c="13"/>Drive bit[x]=KeyboardBit[start+offset+x]&amp;(Gate[n]&amp;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-12 quint</text:p>
          </table:table-cell>
          <table:table-cell office:value-type="string" calcext:value-type="string">
            <text:p>NA</text:p>
          </table:table-cell>
          <table:table-cell table:number-columns-repeated="23"/>
          <table:table-cell office:value-type="string" calcext:value-type="string">
            <text:p><text:s text:c="8"/>// ((!Coupler&amp;!NAND)|(Coupler&amp;AND))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3-32</text:p>
          </table:table-cell>
          <table:table-cell office:value-type="string" calcext:value-type="string">
            <text:p>NA</text:p>
          </table:table-cell>
          <table:table-cell table:number-columns-repeated="23"/>
          <table:table-cell office:value-type="string" calcext:value-type="string">
            <text:p><text:s text:c="8"/>// <text:s text:c="5"/>Calculation is done on 0xCn/0xDn commands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Bourdon 1-32</text:p>
          </table:table-cell>
          <table:table-cell office:value-type="string" calcext:value-type="string">
            <text:p>(8 note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$InputBitConfig.G$2]+24" office:value-type="float" office:value="216" calcext:value-type="float">
            <text:p>216</text:p>
          </table:table-cell>
          <table:table-cell table:formula="of:=INT([.H37]/8)" office:value-type="float" office:value="27" calcext:value-type="float">
            <text:p>27</text:p>
          </table:table-cell>
          <table:table-cell table:formula="of:=[.H37]-[.I37]*8" office:value-type="float" office:value="0" calcext:value-type="float">
            <text:p>0</text:p>
          </table:table-cell>
          <table:table-cell table:formula="of:=[.H37]+7" office:value-type="float" office:value="223" calcext:value-type="float">
            <text:p>223</text:p>
          </table:table-cell>
          <table:table-cell table:formula="of:=INT([.K37]/8)" office:value-type="float" office:value="27" calcext:value-type="float">
            <text:p>27</text:p>
          </table:table-cell>
          <table:table-cell table:formula="of:=[.K37]-[.L37]*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INT([.O37]/8)" office:value-type="float" office:value="0" calcext:value-type="float">
            <text:p>0</text:p>
          </table:table-cell>
          <table:table-cell table:formula="of:=[.O37]-[.P37]*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" office:value-type="string" office:string-value="{0xA7,0,2,0x8,     0,0xD8,0xDF,0x0,0x2,0x0,0x0}," calcext:value-type="string">
            <text:p>{0xA7,0,2,0x8, <text:s text:c="4"/>0,0xD8,0xDF,0x0,0x2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Bourdon 1-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$InputBitConfig.G$2]+12" office:value-type="float" office:value="204" calcext:value-type="float">
            <text:p>204</text:p>
          </table:table-cell>
          <table:table-cell table:formula="of:=INT([.H38]/8)" office:value-type="float" office:value="25" calcext:value-type="float">
            <text:p>25</text:p>
          </table:table-cell>
          <table:table-cell table:formula="of:=[.H38]-[.I38]*8" office:value-type="float" office:value="4" calcext:value-type="float">
            <text:p>4</text:p>
          </table:table-cell>
          <table:table-cell table:formula="of:=[.H38]+19" office:value-type="float" office:value="223" calcext:value-type="float">
            <text:p>223</text:p>
          </table:table-cell>
          <table:table-cell table:formula="of:=INT([.K38]/8)" office:value-type="float" office:value="27" calcext:value-type="float">
            <text:p>27</text:p>
          </table:table-cell>
          <table:table-cell table:formula="of:=[.K38]-[.L38]*8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INT([.O38]/8)" office:value-type="float" office:value="0" calcext:value-type="float">
            <text:p>0</text:p>
          </table:table-cell>
          <table:table-cell table:formula="of:=[.O38]-[.P38]*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" office:value-type="string" office:string-value="{0xA7,0,2,0x10,     0,0xCC,0xDF,0x0,0x5,0x0,0x0}," calcext:value-type="string">
            <text:p>{0xA7,0,2,0x10, <text:s text:c="4"/>0,0xCC,0xDF,0x0,0x5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1-1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Super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$InputBitConfig.G$4]+12" office:value-type="float" office:value="460" calcext:value-type="float">
            <text:p>460</text:p>
          </table:table-cell>
          <table:table-cell table:formula="of:=INT([.H41]/8)" office:value-type="float" office:value="57" calcext:value-type="float">
            <text:p>57</text:p>
          </table:table-cell>
          <table:table-cell table:formula="of:=[.H41]-[.I41]*8" office:value-type="float" office:value="4" calcext:value-type="float">
            <text:p>4</text:p>
          </table:table-cell>
          <table:table-cell table:formula="of:=[.H41]+23" office:value-type="float" office:value="483" calcext:value-type="float">
            <text:p>483</text:p>
          </table:table-cell>
          <table:table-cell table:formula="of:=INT([.K41]/8)" office:value-type="float" office:value="60" calcext:value-type="float">
            <text:p>60</text:p>
          </table:table-cell>
          <table:table-cell table:formula="of:=[.K41]-[.L41]*8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" office:value-type="string" office:string-value="{0xA7,0,2,0x18,     3,0x1CC,0x1E3,0x0,0x22,0x0,0x0}," calcext:value-type="string">
            <text:p>{0xA7,0,2,0x18, <text:s text:c="4"/>3,0x1CC,0x1E3,0x0,0x22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sup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42]/8)" office:value-type="float" office:value="56" calcext:value-type="float">
            <text:p>56</text:p>
          </table:table-cell>
          <table:table-cell table:formula="of:=[.H42]-[.I42]*8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formula="of:=INT([.K42]/8)" office:value-type="float" office:value="58" calcext:value-type="float">
            <text:p>58</text:p>
          </table:table-cell>
          <table:table-cell table:formula="of:=[.K42]-[.L42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" office:value-type="string" office:string-value="{0xA7,0,2,0x20,     0x83,0x1C0,0x1D7,0x0,0x22,0x2C,0x0}," calcext:value-type="string">
            <text:p>{0xA7,0,2,0x20, <text:s text:c="4"/>0x83,0x1C0,0x1D7,0x0,0x22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GT/PE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3]/8)" office:value-type="float" office:value="25" calcext:value-type="float">
            <text:p>25</text:p>
          </table:table-cell>
          <table:table-cell table:formula="of:=[.H43]-[.I43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43]/8)" office:value-type="float" office:value="27" calcext:value-type="float">
            <text:p>27</text:p>
          </table:table-cell>
          <table:table-cell table:formula="of:=[.K43]-[.L43]*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" office:value-type="string" office:string-value="{0xA7,0,2,0x28,     0x80,0xCC,0xDF,0x0,0x22,0xB,0x0}," calcext:value-type="string">
            <text:p>{0xA7,0,2,0x28, <text:s text:c="4"/>0x80,0xCC,0xDF,0x0,0x22,0xB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$InputBitConfig.G$4]" office:value-type="float" office:value="448" calcext:value-type="float">
            <text:p>448</text:p>
          </table:table-cell>
          <table:table-cell table:formula="of:=INT([.H44]/8)" office:value-type="float" office:value="56" calcext:value-type="float">
            <text:p>56</text:p>
          </table:table-cell>
          <table:table-cell table:formula="of:=[.H44]-[.I44]*8" office:value-type="float" office:value="0" calcext:value-type="float">
            <text:p>0</text:p>
          </table:table-cell>
          <table:table-cell table:formula="of:=[.H44]+23" office:value-type="float" office:value="471" calcext:value-type="float">
            <text:p>471</text:p>
          </table:table-cell>
          <table:table-cell table:formula="of:=INT([.K44]/8)" office:value-type="float" office:value="58" calcext:value-type="float">
            <text:p>58</text:p>
          </table:table-cell>
          <table:table-cell table:formula="of:=[.K44]-[.L44]*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" office:value-type="string" office:string-value="{0xA7,0,2,0x30,     3,0x1C0,0x1D7,0x0,0x27,0x0,0x0}," calcext:value-type="string">
            <text:p>{0xA7,0,2,0x30, <text:s text:c="4"/>3,0x1C0,0x1D7,0x0,0x27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sup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table:formula="of:=[$InputBitConfig.G$4]" office:value-type="float" office:value="448" calcext:value-type="float">
            <text:p>448</text:p>
          </table:table-cell>
          <table:table-cell table:formula="of:=INT([.H45]/8)" office:value-type="float" office:value="56" calcext:value-type="float">
            <text:p>56</text:p>
          </table:table-cell>
          <table:table-cell table:formula="of:=[.H45]-[.I45]*8" office:value-type="float" office:value="0" calcext:value-type="float">
            <text:p>0</text:p>
          </table:table-cell>
          <table:table-cell table:formula="of:=[.H45]+11" office:value-type="float" office:value="459" calcext:value-type="float">
            <text:p>459</text:p>
          </table:table-cell>
          <table:table-cell table:formula="of:=INT([.K45]/8)" office:value-type="float" office:value="57" calcext:value-type="float">
            <text:p>57</text:p>
          </table:table-cell>
          <table:table-cell table:formula="of:=[.K45]-[.L45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45])&amp;&quot;,     &quot;&amp;[.G45]&amp;&quot;,0x&quot;&amp;DEC2HEX([.I45]*8+[.J45])&amp;&quot;,0x&quot;&amp;DEC2HEX([.L45]*8+[.M45])&amp;&quot;,0x&quot;&amp;RIGHT(DEC2HEX([.N45]);2)&amp;&quot;,0x&quot;&amp;DEC2HEX([.P45]*8+[.Q45])&amp;&quot;,0x&quot;&amp;DEC2HEX([.S45]*8+[.T45])&amp;&quot;,0x&quot;&amp;DEC2HEX([.V45]*8+[.W45])&amp;&quot;},&quot;" office:value-type="string" office:string-value="{0xA7,0,2,0x38,     0x83,0x1C0,0x1CB,0xC,0x27,0x2C,0x0}," calcext:value-type="string">
            <text:p>{0xA7,0,2,0x38, <text:s text:c="4"/>0x83,0x1C0,0x1CB,0xC,0x27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GT/PE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46]/8)" office:value-type="float" office:value="24" calcext:value-type="float">
            <text:p>24</text:p>
          </table:table-cell>
          <table:table-cell table:formula="of:=[.H46]-[.I46]*8" office:value-type="float" office:value="0" calcext:value-type="float">
            <text:p>0</text:p>
          </table:table-cell>
          <table:table-cell table:formula="of:=[.H46]+23" office:value-type="float" office:value="215" calcext:value-type="float">
            <text:p>215</text:p>
          </table:table-cell>
          <table:table-cell table:formula="of:=INT([.K46]/8)" office:value-type="float" office:value="26" calcext:value-type="float">
            <text:p>26</text:p>
          </table:table-cell>
          <table:table-cell table:formula="of:=[.K46]-[.L46]*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46])&amp;&quot;,     &quot;&amp;[.G46]&amp;&quot;,0x&quot;&amp;DEC2HEX([.I46]*8+[.J46])&amp;&quot;,0x&quot;&amp;DEC2HEX([.L46]*8+[.M46])&amp;&quot;,0x&quot;&amp;RIGHT(DEC2HEX([.N46]);2)&amp;&quot;,0x&quot;&amp;DEC2HEX([.P46]*8+[.Q46])&amp;&quot;,0x&quot;&amp;DEC2HEX([.S46]*8+[.T46])&amp;&quot;,0x&quot;&amp;DEC2HEX([.V46]*8+[.W46])&amp;&quot;},&quot;" office:value-type="string" office:string-value="{0xA7,0,2,0x40,     0x80,0xC0,0xD7,0x0,0x27,0xB,0x0}," calcext:value-type="string">
            <text:p>{0xA7,0,2,0x40, <text:s text:c="4"/>0x80,0xC0,0xD7,0x0,0x27,0xB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$InputBitConfig.G$4]" office:value-type="float" office:value="448" calcext:value-type="float">
            <text:p>448</text:p>
          </table:table-cell>
          <table:table-cell table:formula="of:=INT([.H47]/8)" office:value-type="float" office:value="56" calcext:value-type="float">
            <text:p>56</text:p>
          </table:table-cell>
          <table:table-cell table:formula="of:=[.H47]-[.I47]*8" office:value-type="float" office:value="0" calcext:value-type="float">
            <text:p>0</text:p>
          </table:table-cell>
          <table:table-cell table:formula="of:=[.H47]+11" office:value-type="float" office:value="459" calcext:value-type="float">
            <text:p>459</text:p>
          </table:table-cell>
          <table:table-cell table:formula="of:=INT([.K47]/8)" office:value-type="float" office:value="57" calcext:value-type="float">
            <text:p>57</text:p>
          </table:table-cell>
          <table:table-cell table:formula="of:=[.K47]-[.L4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47])&amp;&quot;,     &quot;&amp;[.G47]&amp;&quot;,0x&quot;&amp;DEC2HEX([.I47]*8+[.J47])&amp;&quot;,0x&quot;&amp;DEC2HEX([.L47]*8+[.M47])&amp;&quot;,0x&quot;&amp;RIGHT(DEC2HEX([.N47]);2)&amp;&quot;,0x&quot;&amp;DEC2HEX([.P47]*8+[.Q47])&amp;&quot;,0x&quot;&amp;DEC2HEX([.S47]*8+[.T47])&amp;&quot;,0x&quot;&amp;DEC2HEX([.V47]*8+[.W47])&amp;&quot;},&quot;" office:value-type="string" office:string-value="{0xA7,0,2,0x48,     3,0x1C0,0x1CB,0xC,0x29,0x0,0x0}," calcext:value-type="string">
            <text:p>{0xA7,0,2,0x48, <text:s text:c="4"/>3,0x1C0,0x1CB,0xC,0x29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GT/PE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48]/8)" office:value-type="float" office:value="24" calcext:value-type="float">
            <text:p>24</text:p>
          </table:table-cell>
          <table:table-cell table:formula="of:=[.H48]-[.I48]*8" office:value-type="float" office:value="0" calcext:value-type="float">
            <text:p>0</text:p>
          </table:table-cell>
          <table:table-cell table:formula="of:=[.H48]+11" office:value-type="float" office:value="203" calcext:value-type="float">
            <text:p>203</text:p>
          </table:table-cell>
          <table:table-cell table:formula="of:=INT([.K48]/8)" office:value-type="float" office:value="25" calcext:value-type="float">
            <text:p>25</text:p>
          </table:table-cell>
          <table:table-cell table:formula="of:=[.K48]-[.L48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32]&amp;&quot;,&quot;&amp;[.$D$32]&amp;&quot;,0x&quot;&amp;DEC2HEX(8*[.F48])&amp;&quot;,     &quot;&amp;[.G48]&amp;&quot;,0x&quot;&amp;DEC2HEX([.I48]*8+[.J48])&amp;&quot;,0x&quot;&amp;DEC2HEX([.L48]*8+[.M48])&amp;&quot;,0x&quot;&amp;RIGHT(DEC2HEX([.N48]);2)&amp;&quot;,0x&quot;&amp;DEC2HEX([.P48]*8+[.Q48])&amp;&quot;,0x&quot;&amp;DEC2HEX([.S48]*8+[.T48])&amp;&quot;,0x&quot;&amp;DEC2HEX([.V48]*8+[.W48])&amp;&quot;},&quot;" office:value-type="string" office:string-value="{0xA7,0,2,0x50,     0x80,0xC0,0xCB,0xC,0x29,0xB,0x0}," calcext:value-type="string">
            <text:p>{0xA7,0,2,0x50, <text:s text:c="4"/>0x80,0xC0,0xCB,0xC,0x29,0xB,0x0},</text:p>
          </table:table-cell>
          <table:table-cell table:number-columns-repeated="3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2"/>
          <table:table-cell office:value-type="string" calcext:value-type="string">
            <text:p><text:s text:c="8"/>// <text:s text:c="5"/>Activation formula is </text:p>
          </table:table-cell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8"/>
          <table:table-cell table:formula="of:=&quot;{0xA8,0x0,0x0,0x0,       &quot;&amp;[.C51]&amp;&quot;,&quot;&amp;[.D51]&amp;&quot;,0x&quot;&amp;DEC2HEX([.E51])&amp;&quot;,0xFF,0xFF,0xFF,0x5A,0x96},&quot;" office:value-type="string" office:string-value="{0xA8,0x0,0x0,0x0,       0,3,0x8,0xFF,0xFF,0xFF,0x5A,0x96}," calcext:value-type="string">
            <text:p>{0xA8,0x0,0x0,0x0, <text:s text:c="6"/>0,3,0x8,0xFF,0xFF,0xFF,0x5A,0x96},</text:p>
          </table:table-cell>
          <table:table-cell table:number-columns-repeated="2"/>
          <table:table-cell office:value-type="string" calcext:value-type="string">
            <text:p><text:s text:c="8"/>// <text:s text:c="9"/>if (keyboardbit+offset) is between Start and End. So </text:p>
          </table:table-cell>
        </table:table-row>
        <table:table-row table:style-name="ro2">
          <table:table-cell/>
          <table:table-cell office:value-type="string" calcext:value-type="string">
            <text:p>1 ½</text:p>
          </table:table-cell>
          <table:table-cell table:style-name="ce24" office:value-type="string" calcext:value-type="string">
            <text:p>49-72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</text:p>
          </table:table-cell>
          <table:table-cell/>
          <table:table-cell office:value-type="string" calcext:value-type="string">
            <text:p>BlockConfig (0x10 stop, 90 coupler)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-12 Unison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-12 quint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3-3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Bourdon 1-3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Bourdon 1-3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1-1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Super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InputBitConfig.G4]+36" office:value-type="float" office:value="484" calcext:value-type="float">
            <text:p>484</text:p>
          </table:table-cell>
          <table:table-cell table:formula="of:=INT([.H61]/8)" office:value-type="float" office:value="60" calcext:value-type="float">
            <text:p>60</text:p>
          </table:table-cell>
          <table:table-cell table:formula="of:=[.H61]-[.I61]*8" office:value-type="float" office:value="4" calcext:value-type="float">
            <text:p>4</text:p>
          </table:table-cell>
          <table:table-cell table:formula="of:=[.H61]+23" office:value-type="float" office:value="507" calcext:value-type="float">
            <text:p>507</text:p>
          </table:table-cell>
          <table:table-cell table:formula="of:=INT([.K61]/8)" office:value-type="float" office:value="63" calcext:value-type="float">
            <text:p>63</text:p>
          </table:table-cell>
          <table:table-cell table:formula="of:=[.K61]-[.L61]*8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51]&amp;&quot;,&quot;&amp;[.$D$51]&amp;&quot;,0x&quot;&amp;DEC2HEX(8*[.F61])&amp;&quot;,     &quot;&amp;[.G61]&amp;&quot;,0x&quot;&amp;DEC2HEX([.I61]*8+[.J61])&amp;&quot;,0x&quot;&amp;DEC2HEX([.L61]*8+[.M61])&amp;&quot;,0x&quot;&amp;RIGHT(DEC2HEX([.N61]);2)&amp;&quot;,0x&quot;&amp;DEC2HEX([.P61]*8+[.Q61])&amp;&quot;,0x&quot;&amp;DEC2HEX([.S61]*8+[.T61])&amp;&quot;,0x&quot;&amp;DEC2HEX([.V61]*8+[.W61])&amp;&quot;},&quot;" office:value-type="string" office:string-value="{0xA7,0,3,0x8,     3,0x1E4,0x1FB,0x0,0x22,0x0,0x0}," calcext:value-type="string">
            <text:p>{0xA7,0,3,0x8, <text:s text:c="4"/>3,0x1E4,0x1FB,0x0,0x22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sup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62]/8)" office:value-type="float" office:value="59" calcext:value-type="float">
            <text:p>59</text:p>
          </table:table-cell>
          <table:table-cell table:formula="of:=[.H62]-[.I62]*8" office:value-type="float" office:value="0" calcext:value-type="float">
            <text:p>0</text:p>
          </table:table-cell>
          <table:table-cell table:formula="of:=[.H62]+23" office:value-type="float" office:value="495" calcext:value-type="float">
            <text:p>495</text:p>
          </table:table-cell>
          <table:table-cell table:formula="of:=INT([.K62]/8)" office:value-type="float" office:value="61" calcext:value-type="float">
            <text:p>61</text:p>
          </table:table-cell>
          <table:table-cell table:formula="of:=[.K62]-[.L62]*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51]&amp;&quot;,&quot;&amp;[.$D$51]&amp;&quot;,0x&quot;&amp;DEC2HEX(8*[.F62])&amp;&quot;,     &quot;&amp;[.G62]&amp;&quot;,0x&quot;&amp;DEC2HEX([.I62]*8+[.J62])&amp;&quot;,0x&quot;&amp;DEC2HEX([.L62]*8+[.M62])&amp;&quot;,0x&quot;&amp;RIGHT(DEC2HEX([.N62]);2)&amp;&quot;,0x&quot;&amp;DEC2HEX([.P62]*8+[.Q62])&amp;&quot;,0x&quot;&amp;DEC2HEX([.S62]*8+[.T62])&amp;&quot;,0x&quot;&amp;DEC2HEX([.V62]*8+[.W62])&amp;&quot;},&quot;" office:value-type="string" office:string-value="{0xA7,0,3,0x10,     0x83,0x1D8,0x1EF,0x0,0x22,0x2C,0x0}," calcext:value-type="string">
            <text:p>{0xA7,0,3,0x10, <text:s text:c="4"/>0x83,0x1D8,0x1EF,0x0,0x22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GT/PED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formula="of:=INT([.H64]/8)" office:value-type="float" office:value="59" calcext:value-type="float">
            <text:p>59</text:p>
          </table:table-cell>
          <table:table-cell table:formula="of:=[.H64]-[.I64]*8" office:value-type="float" office:value="0" calcext:value-type="float">
            <text:p>0</text:p>
          </table:table-cell>
          <table:table-cell table:formula="of:=[.H64]+23" office:value-type="float" office:value="495" calcext:value-type="float">
            <text:p>495</text:p>
          </table:table-cell>
          <table:table-cell table:formula="of:=INT([.K64]/8)" office:value-type="float" office:value="61" calcext:value-type="float">
            <text:p>61</text:p>
          </table:table-cell>
          <table:table-cell table:formula="of:=[.K64]-[.L64]*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51]&amp;&quot;,&quot;&amp;[.$D$51]&amp;&quot;,0x&quot;&amp;DEC2HEX(8*[.F64])&amp;&quot;,     &quot;&amp;[.G64]&amp;&quot;,0x&quot;&amp;DEC2HEX([.I64]*8+[.J64])&amp;&quot;,0x&quot;&amp;DEC2HEX([.L64]*8+[.M64])&amp;&quot;,0x&quot;&amp;RIGHT(DEC2HEX([.N64]);2)&amp;&quot;,0x&quot;&amp;DEC2HEX([.P64]*8+[.Q64])&amp;&quot;,0x&quot;&amp;DEC2HEX([.S64]*8+[.T64])&amp;&quot;,0x&quot;&amp;DEC2HEX([.V64]*8+[.W64])&amp;&quot;},&quot;" office:value-type="string" office:string-value="{0xA7,0,3,0x18,     3,0x1D8,0x1EF,0x0,0x27,0x0,0x0}," calcext:value-type="string">
            <text:p>{0xA7,0,3,0x18, <text:s text:c="4"/>3,0x1D8,0x1EF,0x0,0x27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sup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65]/8)" office:value-type="float" office:value="57" calcext:value-type="float">
            <text:p>57</text:p>
          </table:table-cell>
          <table:table-cell table:formula="of:=[.H65]-[.I65]*8" office:value-type="float" office:value="4" calcext:value-type="float">
            <text:p>4</text:p>
          </table:table-cell>
          <table:table-cell table:formula="of:=[.H65]+23" office:value-type="float" office:value="483" calcext:value-type="float">
            <text:p>483</text:p>
          </table:table-cell>
          <table:table-cell table:formula="of:=INT([.K65]/8)" office:value-type="float" office:value="60" calcext:value-type="float">
            <text:p>60</text:p>
          </table:table-cell>
          <table:table-cell table:formula="of:=[.K65]-[.L65]*8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51]&amp;&quot;,&quot;&amp;[.$D$51]&amp;&quot;,0x&quot;&amp;DEC2HEX(8*[.F65])&amp;&quot;,     &quot;&amp;[.G65]&amp;&quot;,0x&quot;&amp;DEC2HEX([.I65]*8+[.J65])&amp;&quot;,0x&quot;&amp;DEC2HEX([.L65]*8+[.M65])&amp;&quot;,0x&quot;&amp;RIGHT(DEC2HEX([.N65]);2)&amp;&quot;,0x&quot;&amp;DEC2HEX([.P65]*8+[.Q65])&amp;&quot;,0x&quot;&amp;DEC2HEX([.S65]*8+[.T65])&amp;&quot;,0x&quot;&amp;DEC2HEX([.V65]*8+[.W65])&amp;&quot;},&quot;" office:value-type="string" office:string-value="{0xA7,0,3,0x20,     0x83,0x1CC,0x1E3,0x0,0x27,0x2C,0x0}," calcext:value-type="string">
            <text:p>{0xA7,0,3,0x20, <text:s text:c="4"/>0x83,0x1CC,0x1E3,0x0,0x27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GT/PE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6]/8)" office:value-type="float" office:value="27" calcext:value-type="float">
            <text:p>27</text:p>
          </table:table-cell>
          <table:table-cell table:formula="of:=[.H66]-[.I66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6]/8)" office:value-type="float" office:value="27" calcext:value-type="float">
            <text:p>27</text:p>
          </table:table-cell>
          <table:table-cell table:formula="of:=[.K66]-[.L66]*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51]&amp;&quot;,&quot;&amp;[.$D$51]&amp;&quot;,0x&quot;&amp;DEC2HEX(8*[.F66])&amp;&quot;,     &quot;&amp;[.G66]&amp;&quot;,0x&quot;&amp;DEC2HEX([.I66]*8+[.J66])&amp;&quot;,0x&quot;&amp;DEC2HEX([.L66]*8+[.M66])&amp;&quot;,0x&quot;&amp;RIGHT(DEC2HEX([.N66]);2)&amp;&quot;,0x&quot;&amp;DEC2HEX([.P66]*8+[.Q66])&amp;&quot;,0x&quot;&amp;DEC2HEX([.S66]*8+[.T66])&amp;&quot;,0x&quot;&amp;DEC2HEX([.V66]*8+[.W66])&amp;&quot;},&quot;" office:value-type="string" office:string-value="{0xA7,0,3,0x28,     0x80,0xD8,0xDF,0x0,0x27,0xB,0x0}," calcext:value-type="string">
            <text:p>{0xA7,0,3,0x28, <text:s text:c="4"/>0x80,0xD8,0xDF,0x0,0x27,0xB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67]/8)" office:value-type="float" office:value="57" calcext:value-type="float">
            <text:p>57</text:p>
          </table:table-cell>
          <table:table-cell table:formula="of:=[.H67]-[.I67]*8" office:value-type="float" office:value="4" calcext:value-type="float">
            <text:p>4</text:p>
          </table:table-cell>
          <table:table-cell table:formula="of:=[.H67]+23" office:value-type="float" office:value="483" calcext:value-type="float">
            <text:p>483</text:p>
          </table:table-cell>
          <table:table-cell table:formula="of:=INT([.K67]/8)" office:value-type="float" office:value="60" calcext:value-type="float">
            <text:p>60</text:p>
          </table:table-cell>
          <table:table-cell table:formula="of:=[.K67]-[.L67]*8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51]&amp;&quot;,&quot;&amp;[.$D$51]&amp;&quot;,0x&quot;&amp;DEC2HEX(8*[.F67])&amp;&quot;,     &quot;&amp;[.G67]&amp;&quot;,0x&quot;&amp;DEC2HEX([.I67]*8+[.J67])&amp;&quot;,0x&quot;&amp;DEC2HEX([.L67]*8+[.M67])&amp;&quot;,0x&quot;&amp;RIGHT(DEC2HEX([.N67]);2)&amp;&quot;,0x&quot;&amp;DEC2HEX([.P67]*8+[.Q67])&amp;&quot;,0x&quot;&amp;DEC2HEX([.S67]*8+[.T67])&amp;&quot;,0x&quot;&amp;DEC2HEX([.V67]*8+[.W67])&amp;&quot;},&quot;" office:value-type="string" office:string-value="{0xA7,0,3,0x30,     3,0x1CC,0x1E3,0x0,0x29,0x0,0x0}," calcext:value-type="string">
            <text:p>{0xA7,0,3,0x30, <text:s text:c="4"/>3,0x1CC,0x1E3,0x0,0x29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sup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68]/8)" office:value-type="float" office:value="56" calcext:value-type="float">
            <text:p>56</text:p>
          </table:table-cell>
          <table:table-cell table:formula="of:=[.H68]-[.I68]*8" office:value-type="float" office:value="0" calcext:value-type="float">
            <text:p>0</text:p>
          </table:table-cell>
          <table:table-cell table:formula="of:=[.H68]+23" office:value-type="float" office:value="471" calcext:value-type="float">
            <text:p>471</text:p>
          </table:table-cell>
          <table:table-cell table:formula="of:=INT([.K68]/8)" office:value-type="float" office:value="58" calcext:value-type="float">
            <text:p>58</text:p>
          </table:table-cell>
          <table:table-cell table:formula="of:=[.K68]-[.L68]*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51]&amp;&quot;,&quot;&amp;[.$D$51]&amp;&quot;,0x&quot;&amp;DEC2HEX(8*[.F68])&amp;&quot;,     &quot;&amp;[.G68]&amp;&quot;,0x&quot;&amp;DEC2HEX([.I68]*8+[.J68])&amp;&quot;,0x&quot;&amp;DEC2HEX([.L68]*8+[.M68])&amp;&quot;,0x&quot;&amp;RIGHT(DEC2HEX([.N68]);2)&amp;&quot;,0x&quot;&amp;DEC2HEX([.P68]*8+[.Q68])&amp;&quot;,0x&quot;&amp;DEC2HEX([.S68]*8+[.T68])&amp;&quot;,0x&quot;&amp;DEC2HEX([.V68]*8+[.W68])&amp;&quot;},&quot;" office:value-type="string" office:string-value="{0xA7,0,3,0x38,     0x83,0x1C0,0x1D7,0x0,0x29,0x2C,0x0}," calcext:value-type="string">
            <text:p>{0xA7,0,3,0x38, <text:s text:c="4"/>0x83,0x1C0,0x1D7,0x0,0x29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GT/PE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69]/8)" office:value-type="float" office:value="25" calcext:value-type="float">
            <text:p>25</text:p>
          </table:table-cell>
          <table:table-cell table:formula="of:=[.H69]-[.I69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69]/8)" office:value-type="float" office:value="27" calcext:value-type="float">
            <text:p>27</text:p>
          </table:table-cell>
          <table:table-cell table:formula="of:=[.K69]-[.L69]*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51]&amp;&quot;,&quot;&amp;[.$D$51]&amp;&quot;,0x&quot;&amp;DEC2HEX(8*[.F69])&amp;&quot;,     &quot;&amp;[.G69]&amp;&quot;,0x&quot;&amp;DEC2HEX([.I69]*8+[.J69])&amp;&quot;,0x&quot;&amp;DEC2HEX([.L69]*8+[.M69])&amp;&quot;,0x&quot;&amp;RIGHT(DEC2HEX([.N69]);2)&amp;&quot;,0x&quot;&amp;DEC2HEX([.P69]*8+[.Q69])&amp;&quot;,0x&quot;&amp;DEC2HEX([.S69]*8+[.T69])&amp;&quot;,0x&quot;&amp;DEC2HEX([.V69]*8+[.W69])&amp;&quot;},&quot;" office:value-type="string" office:string-value="{0xA7,0,3,0x40,     0x80,0xCC,0xDF,0x0,0x29,0xB,0x0}," calcext:value-type="string">
            <text:p>{0xA7,0,3,0x40, <text:s text:c="4"/>0x80,0xCC,0xDF,0x0,0x29,0xB,0x0},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¼ 1/8</text:p>
          </table:table-cell>
          <table:table-cell table:style-name="ce24" office:value-type="string" calcext:value-type="string">
            <text:p>73-97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24"/>
          <table:table-cell table:number-columns-repeated="24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2"/>
          <table:table-cell office:value-type="string" calcext:value-type="string">
            <text:p><text:s text:c="8"/>// <text:s text:c="5"/>Activation formula is </text:p>
          </table:table-cell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table:formula="of:=&quot;{0xA8,0x0,0x4,0x0,       &quot;&amp;[.C73]&amp;&quot;,&quot;&amp;[.D73]&amp;&quot;,0x&quot;&amp;DEC2HEX([.E73])&amp;&quot;,0xFF,0xFF,0xFF,0x5A,0x96},&quot;" office:value-type="string" office:string-value="{0xA8,0x0,0x4,0x0,       0,4,0x7,0xFF,0xFF,0xFF,0x5A,0x96}," calcext:value-type="string">
            <text:p>{0xA8,0x0,0x4,0x0, <text:s text:c="6"/>0,4,0x7,0xFF,0xFF,0xFF,0x5A,0x96},</text:p>
          </table:table-cell>
          <table:table-cell table:number-columns-repeated="2"/>
          <table:table-cell office:value-type="string" calcext:value-type="string">
            <text:p><text:s text:c="8"/>// <text:s text:c="9"/>if (keyboardbit+offset) is between Start and End. So 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</text:p>
          </table:table-cell>
          <table:table-cell/>
          <table:table-cell office:value-type="string" calcext:value-type="string">
            <text:p>BlockConfig (0x10 stop, 90 coupler)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-12 Unison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-12 quint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32 resultant 13-3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Bourdon 1-3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Bourdon 1-3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Bourdon 1-3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1-12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Super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sub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table:formula="of:=INT([.H84]/8)" office:value-type="float" office:value="63" calcext:value-type="float">
            <text:p>63</text:p>
          </table:table-cell>
          <table:table-cell table:formula="of:=[.H84]-[.I84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84]/8)" office:value-type="float" office:value="63" calcext:value-type="float">
            <text:p>63</text:p>
          </table:table-cell>
          <table:table-cell table:formula="of:=[.K84]-[.L84]*8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73]&amp;&quot;,&quot;&amp;[.$D$73]&amp;&quot;,0x&quot;&amp;DEC2HEX(8*[.F84])&amp;&quot;,     &quot;&amp;[.G84]&amp;&quot;,0x&quot;&amp;DEC2HEX([.I84]*8+[.J84])&amp;&quot;,0x&quot;&amp;DEC2HEX([.L84]*8+[.M84])&amp;&quot;,0x&quot;&amp;RIGHT(DEC2HEX([.N84]);2)&amp;&quot;,0x&quot;&amp;DEC2HEX([.P84]*8+[.Q84])&amp;&quot;,0x&quot;&amp;DEC2HEX([.S84]*8+[.T84])&amp;&quot;,0x&quot;&amp;DEC2HEX([.V84]*8+[.W84])&amp;&quot;},&quot;" office:value-type="string" office:string-value="{0xA7,0,4,0x8,     3,0x1FC,0x1FC,0x0,0x22,0x0,0x0}," calcext:value-type="string">
            <text:p>{0xA7,0,4,0x8, <text:s text:c="4"/>3,0x1FC,0x1FC,0x0,0x22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sup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85]/8)" office:value-type="float" office:value="62" calcext:value-type="float">
            <text:p>62</text:p>
          </table:table-cell>
          <table:table-cell table:formula="of:=[.H85]-[.I85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85]/8)" office:value-type="float" office:value="63" calcext:value-type="float">
            <text:p>63</text:p>
          </table:table-cell>
          <table:table-cell table:formula="of:=[.K85]-[.L85]*8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73]&amp;&quot;,&quot;&amp;[.$D$73]&amp;&quot;,0x&quot;&amp;DEC2HEX(8*[.F85])&amp;&quot;,     &quot;&amp;[.G85]&amp;&quot;,0x&quot;&amp;DEC2HEX([.I85]*8+[.J85])&amp;&quot;,0x&quot;&amp;DEC2HEX([.L85]*8+[.M85])&amp;&quot;,0x&quot;&amp;RIGHT(DEC2HEX([.N85]);2)&amp;&quot;,0x&quot;&amp;DEC2HEX([.P85]*8+[.Q85])&amp;&quot;,0x&quot;&amp;DEC2HEX([.S85]*8+[.T85])&amp;&quot;,0x&quot;&amp;DEC2HEX([.V85]*8+[.W85])&amp;&quot;},&quot;" office:value-type="string" office:string-value="{0xA7,0,4,0x10,     0x83,0x1F0,0x1FC,0x0,0x22,0x2C,0x0}," calcext:value-type="string">
            <text:p>{0xA7,0,4,0x10, <text:s text:c="4"/>0x83,0x1F0,0x1FC,0x0,0x22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GT/PED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Bourdon GT/PED Super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sub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89]/8)" office:value-type="float" office:value="62" calcext:value-type="float">
            <text:p>62</text:p>
          </table:table-cell>
          <table:table-cell table:formula="of:=[.H89]-[.I89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89]/8)" office:value-type="float" office:value="63" calcext:value-type="float">
            <text:p>63</text:p>
          </table:table-cell>
          <table:table-cell table:formula="of:=[.K89]-[.L89]*8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73]&amp;&quot;,&quot;&amp;[.$D$73]&amp;&quot;,0x&quot;&amp;DEC2HEX(8*[.F89])&amp;&quot;,     &quot;&amp;[.G89]&amp;&quot;,0x&quot;&amp;DEC2HEX([.I89]*8+[.J89])&amp;&quot;,0x&quot;&amp;DEC2HEX([.L89]*8+[.M89])&amp;&quot;,0x&quot;&amp;RIGHT(DEC2HEX([.N89]);2)&amp;&quot;,0x&quot;&amp;DEC2HEX([.P89]*8+[.Q89])&amp;&quot;,0x&quot;&amp;DEC2HEX([.S89]*8+[.T89])&amp;&quot;,0x&quot;&amp;DEC2HEX([.V89]*8+[.W89])&amp;&quot;},&quot;" office:value-type="string" office:string-value="{0xA7,0,4,0x18,     3,0x1F0,0x1FC,0x0,0x27,0x0,0x0}," calcext:value-type="string">
            <text:p>{0xA7,0,4,0x18, <text:s text:c="4"/>3,0x1F0,0x1FC,0x0,0x27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sup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90]/8)" office:value-type="float" office:value="60" calcext:value-type="float">
            <text:p>60</text:p>
          </table:table-cell>
          <table:table-cell table:formula="of:=[.H90]-[.I90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90]/8)" office:value-type="float" office:value="63" calcext:value-type="float">
            <text:p>63</text:p>
          </table:table-cell>
          <table:table-cell table:formula="of:=[.K90]-[.L90]*8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73]&amp;&quot;,&quot;&amp;[.$D$73]&amp;&quot;,0x&quot;&amp;DEC2HEX(8*[.F90])&amp;&quot;,     &quot;&amp;[.G90]&amp;&quot;,0x&quot;&amp;DEC2HEX([.I90]*8+[.J90])&amp;&quot;,0x&quot;&amp;DEC2HEX([.L90]*8+[.M90])&amp;&quot;,0x&quot;&amp;RIGHT(DEC2HEX([.N90]);2)&amp;&quot;,0x&quot;&amp;DEC2HEX([.P90]*8+[.Q90])&amp;&quot;,0x&quot;&amp;DEC2HEX([.S90]*8+[.T90])&amp;&quot;,0x&quot;&amp;DEC2HEX([.V90]*8+[.W90])&amp;&quot;},&quot;" office:value-type="string" office:string-value="{0xA7,0,4,0x20,     0x83,0x1E4,0x1FC,0x0,0x27,0x2C,0x0}," calcext:value-type="string">
            <text:p>{0xA7,0,4,0x20, <text:s text:c="4"/>0x83,0x1E4,0x1FC,0x0,0x27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GT/PED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Bourdon GT/PED Super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formula="of:=INT([.H93]/8)" office:value-type="float" office:value="60" calcext:value-type="float">
            <text:p>60</text:p>
          </table:table-cell>
          <table:table-cell table:formula="of:=[.H93]-[.I93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93]/8)" office:value-type="float" office:value="63" calcext:value-type="float">
            <text:p>63</text:p>
          </table:table-cell>
          <table:table-cell table:formula="of:=[.K93]-[.L93]*8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73]&amp;&quot;,&quot;&amp;[.$D$73]&amp;&quot;,0x&quot;&amp;DEC2HEX(8*[.F93])&amp;&quot;,     &quot;&amp;[.G93]&amp;&quot;,0x&quot;&amp;DEC2HEX([.I93]*8+[.J93])&amp;&quot;,0x&quot;&amp;DEC2HEX([.L93]*8+[.M93])&amp;&quot;,0x&quot;&amp;RIGHT(DEC2HEX([.N93]);2)&amp;&quot;,0x&quot;&amp;DEC2HEX([.P93]*8+[.Q93])&amp;&quot;,0x&quot;&amp;DEC2HEX([.S93]*8+[.T93])&amp;&quot;,0x&quot;&amp;DEC2HEX([.V93]*8+[.W93])&amp;&quot;},&quot;" office:value-type="string" office:string-value="{0xA7,0,4,0x28,     3,0x1E4,0x1FC,0x0,0x29,0x0,0x0}," calcext:value-type="string">
            <text:p>{0xA7,0,4,0x28, <text:s text:c="4"/>3,0x1E4,0x1FC,0x0,0x29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supe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94]/8)" office:value-type="float" office:value="59" calcext:value-type="float">
            <text:p>59</text:p>
          </table:table-cell>
          <table:table-cell table:formula="of:=[.H94]-[.I94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94]/8)" office:value-type="float" office:value="63" calcext:value-type="float">
            <text:p>63</text:p>
          </table:table-cell>
          <table:table-cell table:formula="of:=[.K94]-[.L94]*8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{0xA7,&quot;&amp;[.$C$73]&amp;&quot;,&quot;&amp;[.$D$73]&amp;&quot;,0x&quot;&amp;DEC2HEX(8*[.F94])&amp;&quot;,     &quot;&amp;[.G94]&amp;&quot;,0x&quot;&amp;DEC2HEX([.I94]*8+[.J94])&amp;&quot;,0x&quot;&amp;DEC2HEX([.L94]*8+[.M94])&amp;&quot;,0x&quot;&amp;RIGHT(DEC2HEX([.N94]);2)&amp;&quot;,0x&quot;&amp;DEC2HEX([.P94]*8+[.Q94])&amp;&quot;,0x&quot;&amp;DEC2HEX([.S94]*8+[.T94])&amp;&quot;,0x&quot;&amp;DEC2HEX([.V94]*8+[.W94])&amp;&quot;},&quot;" office:value-type="string" office:string-value="{0xA7,0,4,0x30,     0x83,0x1D8,0x1FC,0x0,0x29,0x2C,0x0}," calcext:value-type="string">
            <text:p>{0xA7,0,4,0x30, <text:s text:c="4"/>0x83,0x1D8,0x1FC,0x0,0x29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GT/PED</text:p>
          </table:table-cell>
          <table:table-cell office:value-type="string" calcext:value-type="string">
            <text:p>NA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Bourdon GT/PED Super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Bourdon super wraparound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97]/8)" office:value-type="float" office:value="60" calcext:value-type="float">
            <text:p>60</text:p>
          </table:table-cell>
          <table:table-cell table:formula="of:=[.H97]-[.I97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97]/8)" office:value-type="float" office:value="63" calcext:value-type="float">
            <text:p>63</text:p>
          </table:table-cell>
          <table:table-cell table:formula="of:=[.K97]-[.L97]*8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Trumpet16_WSG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1000" table:default-cell-style-name="Default"/>
        <table:table-row table:style-name="ro2">
          <table:table-cell/>
          <table:table-cell office:value-type="string" calcext:value-type="string">
            <text:p>16 8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25]" office:value-type="float" office:value="10" calcext:value-type="float">
            <text:p>10</text:p>
          </table:table-cell>
          <table:table-cell table:number-columns-repeated="18"/>
          <table:table-cell table:style-name="Default" table:formula="of:=&quot;{0xA8,0x0,0x0,0x0,       &quot;&amp;[.C3]&amp;&quot;,&quot;&amp;[.D3]&amp;&quot;,0x&quot;&amp;DEC2HEX([.E3])&amp;&quot;,0xFF,0xFF,0xFF,0x5A,0x96},&quot;" office:value-type="string" office:string-value="{0xA8,0x0,0x0,0x0,       0,5,0xA,0xFF,0xFF,0xFF,0x5A,0x96}," calcext:value-type="string">
            <text:p>{0xA8,0x0,0x0,0x0, <text:s text:c="6"/>0,5,0xA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Trombone</text:p>
          </table:table-cell>
          <table:table-cell/>
          <table:table-cell table:formula="of:=[.D3]" office:value-type="float" office:value="5" calcext:value-type="float">
            <text:p>5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5]/8)" office:value-type="float" office:value="24" calcext:value-type="float">
            <text:p>24</text:p>
          </table:table-cell>
          <table:table-cell table:formula="of:=[.H5]-[.I5]*8" office:value-type="float" office:value="0" calcext:value-type="float">
            <text:p>0</text:p>
          </table:table-cell>
          <table:table-cell table:formula="of:=[.H5]+23" office:value-type="float" office:value="215" calcext:value-type="float">
            <text:p>215</text:p>
          </table:table-cell>
          <table:table-cell table:formula="of:=INT([.K5]/8)" office:value-type="float" office:value="26" calcext:value-type="float">
            <text:p>26</text:p>
          </table:table-cell>
          <table:table-cell table:formula="of:=[.K5]-[.L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R5]/8)" office:value-type="float" office:value="0" calcext:value-type="float">
            <text:p>0</text:p>
          </table:table-cell>
          <table:table-cell table:formula="of:=[.R5]-[.S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5]/8)" office:value-type="float" office:value="0" calcext:value-type="float">
            <text:p>0</text:p>
          </table:table-cell>
          <table:table-cell table:formula="of:=[.U5]-[.V5]*8" office:value-type="float" office:value="0" calcext:value-type="float">
            <text:p>0</text:p>
          </table:table-cell>
          <table:table-cell table:style-name="Default" table:formula="of:=IF(LEN([.C5])&lt;2;&quot;{0xA7,0,&quot;&amp;[.D5]&amp;&quot;,0x&quot;&amp;DEC2HEX(8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5,0x8,     0,0xC0,0xD7,0x0,0x9,0x0,0x0}," calcext:value-type="string">
            <text:p>{0xA7,0,5,0x8, <text:s text:c="4"/>0,0xC0,0xD7,0x0,0x9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Trombone</text:p>
          </table:table-cell>
          <table:table-cell office:value-type="string" calcext:value-type="string">
            <text:p>NA</text:p>
          </table:table-cell>
          <table:table-cell table:formula="of:=[.D5]" office:value-type="float" office:value="5" calcext:value-type="float">
            <text:p>5</text:p>
          </table:table-cell>
          <table:table-cell/>
          <table:table-cell table:formula="of:=IF(LEN([.C6])&lt;2;[.F5]+1;[.F5])" office:value-type="float" office:value="1" calcext:value-type="float">
            <text:p>1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INT([.H6]/8)" office:value-type="float" office:value="24" calcext:value-type="float">
            <text:p>24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11" office:value-type="float" office:value="203" calcext:value-type="float">
            <text:p>203</text:p>
          </table:table-cell>
          <table:table-cell table:formula="of:=INT([.K6]/8)" office:value-type="float" office:value="25" calcext:value-type="float">
            <text:p>25</text:p>
          </table:table-cell>
          <table:table-cell table:formula="of:=[.K6]-[.L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6])&lt;2;&quot;{0xA7,0,&quot;&amp;[.D6]&amp;&quot;,0x&quot;&amp;DEC2HEX(8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</text:p>
          </table:table-cell>
          <table:table-cell/>
          <table:table-cell table:formula="of:=[.D6]" office:value-type="float" office:value="5" calcext:value-type="float">
            <text:p>5</text:p>
          </table:table-cell>
          <table:table-cell/>
          <table:table-cell table:formula="of:=IF(LEN([.C7])&lt;2;[.F6]+1;[.F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7]/8)" office:value-type="float" office:value="56" calcext:value-type="float">
            <text:p>56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11" office:value-type="float" office:value="459" calcext:value-type="float">
            <text:p>459</text:p>
          </table:table-cell>
          <table:table-cell table:formula="of:=INT([.K7]/8)" office:value-type="float" office:value="57" calcext:value-type="float">
            <text:p>57</text:p>
          </table:table-cell>
          <table:table-cell table:formula="of:=[.K7]-[.L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7])&lt;2;&quot;{0xA7,0,&quot;&amp;[.D7]&amp;&quot;,0x&quot;&amp;DEC2HEX(8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5,0x10,     3,0x1C0,0x1CB,0xC,0x2B,0x0,0x0}," calcext:value-type="string">
            <text:p>{0xA7,0,5,0x10, <text:s text:c="4"/>3,0x1C0,0x1CB,0xC,0x2B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super</text:p>
          </table:table-cell>
          <table:table-cell office:value-type="string" calcext:value-type="string">
            <text:p>NA</text:p>
          </table:table-cell>
          <table:table-cell table:formula="of:=[.D7]" office:value-type="float" office:value="5" calcext:value-type="float">
            <text:p>5</text:p>
          </table:table-cell>
          <table:table-cell/>
          <table:table-cell table:formula="of:=IF(LEN([.C8])&lt;2;[.F7]+1;[.F7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H8]/8)" office:value-type="float" office:value="0" calcext:value-type="float">
            <text:p>0</text:p>
          </table:table-cell>
          <table:table-cell table:formula="of:=[.H8]-[.I8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8]/8)" office:value-type="float" office:value="0" calcext:value-type="float">
            <text:p>0</text:p>
          </table:table-cell>
          <table:table-cell table:formula="of:=[.K8]-[.L8]*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8])&lt;2;&quot;{0xA7,0,&quot;&amp;[.D8]&amp;&quot;,0x&quot;&amp;DEC2HEX(8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b</text:p>
          </table:table-cell>
          <table:table-cell/>
          <table:table-cell table:formula="of:=[.D8]" office:value-type="float" office:value="5" calcext:value-type="float">
            <text:p>5</text:p>
          </table:table-cell>
          <table:table-cell/>
          <table:table-cell table:formula="of:=IF(LEN([.C9])&lt;2;[.F8]+1;[.F8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9]/8)" office:value-type="float" office:value="48" calcext:value-type="float">
            <text:p>48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H9]+23" office:value-type="float" office:value="407" calcext:value-type="float">
            <text:p>407</text:p>
          </table:table-cell>
          <table:table-cell table:formula="of:=INT([.K9]/8)" office:value-type="float" office:value="50" calcext:value-type="float">
            <text:p>50</text:p>
          </table:table-cell>
          <table:table-cell table:formula="of:=[.K9]-[.L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9])&lt;2;&quot;{0xA7,0,&quot;&amp;[.D9]&amp;&quot;,0x&quot;&amp;DEC2HEX(8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5,0x18,     0x83,0x180,0x197,0x0,0x1A,0x1D,0x0}," calcext:value-type="string">
            <text:p>{0xA7,0,5,0x18, <text:s text:c="4"/>0x83,0x180,0x197,0x0,0x1A,0x1D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</text:p>
          </table:table-cell>
          <table:table-cell/>
          <table:table-cell table:formula="of:=[.D9]" office:value-type="float" office:value="5" calcext:value-type="float">
            <text:p>5</text:p>
          </table:table-cell>
          <table:table-cell/>
          <table:table-cell table:formula="of:=IF(LEN([.C10])&lt;2;[.F9]+1;[.F9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0]/8)" office:value-type="float" office:value="48" calcext:value-type="float">
            <text:p>48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H10]+11" office:value-type="float" office:value="395" calcext:value-type="float">
            <text:p>395</text:p>
          </table:table-cell>
          <table:table-cell table:formula="of:=INT([.K10]/8)" office:value-type="float" office:value="49" calcext:value-type="float">
            <text:p>49</text:p>
          </table:table-cell>
          <table:table-cell table:formula="of:=[.K10]-[.L1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formula="of:=IF(LEN([.C10])&lt;2;&quot;{0xA7,0,&quot;&amp;[.D10]&amp;&quot;,0x&quot;&amp;DEC2HEX(8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5,0x20,     3,0x180,0x18B,0xC,0x1A,0x0,0x1E}," calcext:value-type="string">
            <text:p>{0xA7,0,5,0x20, <text:s text:c="4"/>3,0x180,0x18B,0xC,0x1A,0x0,0x1E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per</text:p>
          </table:table-cell>
          <table:table-cell office:value-type="string" calcext:value-type="string">
            <text:p>NA</text:p>
          </table:table-cell>
          <table:table-cell table:formula="of:=[.D10]" office:value-type="float" office:value="5" calcext:value-type="float">
            <text:p>5</text:p>
          </table:table-cell>
          <table:table-cell/>
          <table:table-cell table:formula="of:=IF(LEN([.C11])&lt;2;[.F10]+1;[.F10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1]/8)" office:value-type="float" office:value="48" calcext:value-type="float">
            <text:p>48</text:p>
          </table:table-cell>
          <table:table-cell table:formula="of:=[.H11]-[.I11]*8" office:value-type="float" office:value="0" calcext:value-type="float">
            <text:p>0</text:p>
          </table:table-cell>
          <table:table-cell table:formula="of:=448+11" office:value-type="float" office:value="459" calcext:value-type="float">
            <text:p>459</text:p>
          </table:table-cell>
          <table:table-cell table:formula="of:=INT([.K11]/8)" office:value-type="float" office:value="57" calcext:value-type="float">
            <text:p>57</text:p>
          </table:table-cell>
          <table:table-cell table:formula="of:=[.K11]-[.L11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1])&lt;2;&quot;{0xA7,0,&quot;&amp;[.D11]&amp;&quot;,0x&quot;&amp;DEC2HEX(8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16</text:p>
          </table:table-cell>
          <table:table-cell/>
          <table:table-cell table:formula="of:=[.D11]" office:value-type="float" office:value="5" calcext:value-type="float">
            <text:p>5</text:p>
          </table:table-cell>
          <table:table-cell/>
          <table:table-cell table:formula="of:=IF(LEN([.C12])&lt;2;[.F11]+1;[.F11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2]/8)" office:value-type="float" office:value="56" calcext:value-type="float">
            <text:p>56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H12]+23" office:value-type="float" office:value="471" calcext:value-type="float">
            <text:p>471</text:p>
          </table:table-cell>
          <table:table-cell table:formula="of:=INT([.K12]/8)" office:value-type="float" office:value="58" calcext:value-type="float">
            <text:p>58</text:p>
          </table:table-cell>
          <table:table-cell table:formula="of:=[.K12]-[.L1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2])&lt;2;&quot;{0xA7,0,&quot;&amp;[.D12]&amp;&quot;,0x&quot;&amp;DEC2HEX(8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 office:value-type="string" office:string-value="{0xA7,0,5,0x28,     0x83,0x1C0,0x1D7,0x0,0x1A,0x2D,0x0}," calcext:value-type="string">
            <text:p>{0xA7,0,5,0x28, <text:s text:c="4"/>0x83,0x1C0,0x1D7,0x0,0x1A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</text:p>
          </table:table-cell>
          <table:table-cell/>
          <table:table-cell table:formula="of:=[.D12]" office:value-type="float" office:value="5" calcext:value-type="float">
            <text:p>5</text:p>
          </table:table-cell>
          <table:table-cell/>
          <table:table-cell table:formula="of:=IF(LEN([.C13])&lt;2;[.F12]+1;[.F1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3]/8)" office:value-type="float" office:value="56" calcext:value-type="float">
            <text:p>56</text:p>
          </table:table-cell>
          <table:table-cell table:formula="of:=[.H13]-[.I13]*8" office:value-type="float" office:value="0" calcext:value-type="float">
            <text:p>0</text:p>
          </table:table-cell>
          <table:table-cell table:formula="of:=[.H13]+11" office:value-type="float" office:value="459" calcext:value-type="float">
            <text:p>459</text:p>
          </table:table-cell>
          <table:table-cell table:formula="of:=INT([.K13]/8)" office:value-type="float" office:value="57" calcext:value-type="float">
            <text:p>57</text:p>
          </table:table-cell>
          <table:table-cell table:formula="of:=[.K13]-[.L13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3])&lt;2;&quot;{0xA7,0,&quot;&amp;[.D13]&amp;&quot;,0x&quot;&amp;DEC2HEX(8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 office:value-type="string" office:string-value="{0xA7,0,5,0x30,     0x83,0x1C0,0x1CB,0xC,0x1A,0x2E,0x0}," calcext:value-type="string">
            <text:p>{0xA7,0,5,0x30, <text:s text:c="4"/>0x83,0x1C0,0x1CB,0xC,0x1A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 4</text:p>
          </table:table-cell>
          <table:table-cell office:value-type="string" calcext:value-type="string">
            <text:p>na</text:p>
          </table:table-cell>
          <table:table-cell table:formula="of:=[.D13]" office:value-type="float" office:value="5" calcext:value-type="float">
            <text:p>5</text:p>
          </table:table-cell>
          <table:table-cell/>
          <table:table-cell table:formula="of:=IF(LEN([.C14])&lt;2;[.F13]+1;[.F13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4]/8)" office:value-type="float" office:value="56" calcext:value-type="float">
            <text:p>56</text:p>
          </table:table-cell>
          <table:table-cell table:formula="of:=[.H14]-[.I14]*8" office:value-type="float" office:value="0" calcext:value-type="float">
            <text:p>0</text:p>
          </table:table-cell>
          <table:table-cell table:formula="of:=[.H14]+11" office:value-type="float" office:value="459" calcext:value-type="float">
            <text:p>459</text:p>
          </table:table-cell>
          <table:table-cell table:formula="of:=INT([.K14]/8)" office:value-type="float" office:value="57" calcext:value-type="float">
            <text:p>57</text:p>
          </table:table-cell>
          <table:table-cell table:formula="of:=[.K14]-[.L14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4])&lt;2;&quot;{0xA7,0,&quot;&amp;[.D14]&amp;&quot;,0x&quot;&amp;DEC2HEX(8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b</text:p>
          </table:table-cell>
          <table:table-cell/>
          <table:table-cell table:formula="of:=[.D14]" office:value-type="float" office:value="5" calcext:value-type="float">
            <text:p>5</text:p>
          </table:table-cell>
          <table:table-cell/>
          <table:table-cell table:formula="of:=IF(LEN([.C15])&lt;2;[.F14]+1;[.F14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5]/8)" office:value-type="float" office:value="48" calcext:value-type="float">
            <text:p>48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[.H15]+11" office:value-type="float" office:value="395" calcext:value-type="float">
            <text:p>395</text:p>
          </table:table-cell>
          <table:table-cell table:formula="of:=INT([.K15]/8)" office:value-type="float" office:value="49" calcext:value-type="float">
            <text:p>49</text:p>
          </table:table-cell>
          <table:table-cell table:formula="of:=[.K15]-[.L15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5])&lt;2;&quot;{0xA7,0,&quot;&amp;[.D15]&amp;&quot;,0x&quot;&amp;DEC2HEX(8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 office:value-type="string" office:string-value="{0xA7,0,5,0x38,     0x83,0x180,0x18B,0xC,0x1B,0x1D,0x0}," calcext:value-type="string">
            <text:p>{0xA7,0,5,0x38, <text:s text:c="4"/>0x83,0x180,0x18B,0xC,0x1B,0x1D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</text:p>
          </table:table-cell>
          <table:table-cell office:value-type="string" calcext:value-type="string">
            <text:p>na</text:p>
          </table:table-cell>
          <table:table-cell table:formula="of:=[.D15]" office:value-type="float" office:value="5" calcext:value-type="float">
            <text:p>5</text:p>
          </table:table-cell>
          <table:table-cell/>
          <table:table-cell table:formula="of:=IF(LEN([.C16])&lt;2;[.F15]+1;[.F15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6]/8)" office:value-type="float" office:value="48" calcext:value-type="float">
            <text:p>48</text:p>
          </table:table-cell>
          <table:table-cell table:formula="of:=[.H16]-[.I16]*8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table:formula="of:=INT([.K16]/8)" office:value-type="float" office:value="57" calcext:value-type="float">
            <text:p>57</text:p>
          </table:table-cell>
          <table:table-cell table:formula="of:=[.K16]-[.L1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formula="of:=IF(LEN([.C16])&lt;2;&quot;{0xA7,0,&quot;&amp;[.D16]&amp;&quot;,0x&quot;&amp;DEC2HEX(8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per</text:p>
          </table:table-cell>
          <table:table-cell office:value-type="string" calcext:value-type="string">
            <text:p>NA</text:p>
          </table:table-cell>
          <table:table-cell table:formula="of:=[.D16]" office:value-type="float" office:value="5" calcext:value-type="float">
            <text:p>5</text:p>
          </table:table-cell>
          <table:table-cell/>
          <table:table-cell table:formula="of:=IF(LEN([.C17])&lt;2;[.F16]+1;[.F16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0" calcext:value-type="float">
            <text:p>0</text:p>
          </table:table-cell>
          <table:table-cell table:formula="of:=INT([.H17]/8)" office:value-type="float" office:value="0" calcext:value-type="float">
            <text:p>0</text:p>
          </table:table-cell>
          <table:table-cell table:formula="of:=[.H17]-[.I1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17]/8)" office:value-type="float" office:value="0" calcext:value-type="float">
            <text:p>0</text:p>
          </table:table-cell>
          <table:table-cell table:formula="of:=[.K17]-[.L17]*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7])&lt;2;&quot;{0xA7,0,&quot;&amp;[.D17]&amp;&quot;,0x&quot;&amp;DEC2HEX(8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16</text:p>
          </table:table-cell>
          <table:table-cell/>
          <table:table-cell table:formula="of:=[.D17]" office:value-type="float" office:value="5" calcext:value-type="float">
            <text:p>5</text:p>
          </table:table-cell>
          <table:table-cell/>
          <table:table-cell table:formula="of:=IF(LEN([.C18])&lt;2;[.F17]+1;[.F17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8]/8)" office:value-type="float" office:value="56" calcext:value-type="float">
            <text:p>56</text:p>
          </table:table-cell>
          <table:table-cell table:formula="of:=[.H18]-[.I18]*8" office:value-type="float" office:value="0" calcext:value-type="float">
            <text:p>0</text:p>
          </table:table-cell>
          <table:table-cell table:formula="of:=[.H18]+11" office:value-type="float" office:value="459" calcext:value-type="float">
            <text:p>459</text:p>
          </table:table-cell>
          <table:table-cell table:formula="of:=INT([.K18]/8)" office:value-type="float" office:value="57" calcext:value-type="float">
            <text:p>57</text:p>
          </table:table-cell>
          <table:table-cell table:formula="of:=[.K18]-[.L18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8])&lt;2;&quot;{0xA7,0,&quot;&amp;[.D18]&amp;&quot;,0x&quot;&amp;DEC2HEX(8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 office:value-type="string" office:string-value="{0xA7,0,5,0x40,     0x83,0x1C0,0x1CB,0xC,0x1B,0x2D,0x0}," calcext:value-type="string">
            <text:p>{0xA7,0,5,0x40, <text:s text:c="4"/>0x83,0x1C0,0x1CB,0xC,0x1B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</text:p>
          </table:table-cell>
          <table:table-cell office:value-type="string" calcext:value-type="string">
            <text:p>na</text:p>
          </table:table-cell>
          <table:table-cell table:formula="of:=[.D18]" office:value-type="float" office:value="5" calcext:value-type="float">
            <text:p>5</text:p>
          </table:table-cell>
          <table:table-cell/>
          <table:table-cell table:formula="of:=IF(LEN([.C19])&lt;2;[.F18]+1;[.F18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9]/8)" office:value-type="float" office:value="56" calcext:value-type="float">
            <text:p>56</text:p>
          </table:table-cell>
          <table:table-cell table:formula="of:=[.H19]-[.I19]*8" office:value-type="float" office:value="0" calcext:value-type="float">
            <text:p>0</text:p>
          </table:table-cell>
          <table:table-cell table:formula="of:=[.H19]+23" office:value-type="float" office:value="471" calcext:value-type="float">
            <text:p>471</text:p>
          </table:table-cell>
          <table:table-cell table:formula="of:=INT([.K19]/8)" office:value-type="float" office:value="58" calcext:value-type="float">
            <text:p>58</text:p>
          </table:table-cell>
          <table:table-cell table:formula="of:=[.K19]-[.L1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9])&lt;2;&quot;{0xA7,0,&quot;&amp;[.D19]&amp;&quot;,0x&quot;&amp;DEC2HEX(8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 4</text:p>
          </table:table-cell>
          <table:table-cell office:value-type="string" calcext:value-type="string">
            <text:p>na</text:p>
          </table:table-cell>
          <table:table-cell table:formula="of:=[.D19]" office:value-type="float" office:value="5" calcext:value-type="float">
            <text:p>5</text:p>
          </table:table-cell>
          <table:table-cell/>
          <table:table-cell table:formula="of:=IF(LEN([.C20])&lt;2;[.F19]+1;[.F19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20]/8)" office:value-type="float" office:value="56" calcext:value-type="float">
            <text:p>56</text:p>
          </table:table-cell>
          <table:table-cell table:formula="of:=[.H20]-[.I20]*8" office:value-type="float" office:value="0" calcext:value-type="float">
            <text:p>0</text:p>
          </table:table-cell>
          <table:table-cell table:formula="of:=[.H20]+11" office:value-type="float" office:value="459" calcext:value-type="float">
            <text:p>459</text:p>
          </table:table-cell>
          <table:table-cell table:formula="of:=INT([.K20]/8)" office:value-type="float" office:value="57" calcext:value-type="float">
            <text:p>57</text:p>
          </table:table-cell>
          <table:table-cell table:formula="of:=[.K20]-[.L2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20])&lt;2;&quot;{0xA7,0,&quot;&amp;[.D20]&amp;&quot;,0x&quot;&amp;DEC2HEX(8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W/PED</text:p>
          </table:table-cell>
          <table:table-cell/>
          <table:table-cell table:formula="of:=[.D20]" office:value-type="float" office:value="5" calcext:value-type="float">
            <text:p>5</text:p>
          </table:table-cell>
          <table:table-cell/>
          <table:table-cell table:formula="of:=IF(LEN([.C21])&lt;2;[.F20]+1;[.F20])" office:value-type="float" office:value="9" calcext:value-type="float">
            <text:p>9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1]/8)" office:value-type="float" office:value="24" calcext:value-type="float">
            <text:p>24</text:p>
          </table:table-cell>
          <table:table-cell table:formula="of:=[.H21]-[.I21]*8" office:value-type="float" office:value="0" calcext:value-type="float">
            <text:p>0</text:p>
          </table:table-cell>
          <table:table-cell table:formula="of:=[.H21]+11" office:value-type="float" office:value="203" calcext:value-type="float">
            <text:p>203</text:p>
          </table:table-cell>
          <table:table-cell table:formula="of:=INT([.K21]/8)" office:value-type="float" office:value="25" calcext:value-type="float">
            <text:p>25</text:p>
          </table:table-cell>
          <table:table-cell table:formula="of:=[.K21]-[.L21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21])&lt;2;&quot;{0xA7,0,&quot;&amp;[.D21]&amp;&quot;,0x&quot;&amp;DEC2HEX(8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 office:value-type="string" office:string-value="{0xA7,0,5,0x48,     0x80,0xC0,0xCB,0xC,0x1A,0xC,0x0}," calcext:value-type="string">
            <text:p>{0xA7,0,5,0x48, <text:s text:c="4"/>0x80,0xC0,0xCB,0xC,0x1A,0xC,0x0},</text:p>
          </table:table-cell>
          <table:table-cell table:number-columns-repeated="2"/>
          <table:table-cell office:value-type="string" calcext:value-type="string">
            <text:p><text:s text:c="8"/>// <text:s text:c="9"/>Bit 4 = bit 9 of N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W/PED Super</text:p>
          </table:table-cell>
          <table:table-cell office:value-type="string" calcext:value-type="string">
            <text:p>NA</text:p>
          </table:table-cell>
          <table:table-cell table:formula="of:=[.D21]" office:value-type="float" office:value="5" calcext:value-type="float">
            <text:p>5</text:p>
          </table:table-cell>
          <table:table-cell/>
          <table:table-cell table:formula="of:=IF(LEN([.C22])&lt;2;[.F21]+1;[.F21])" office:value-type="float" office:value="9" calcext:value-type="float">
            <text:p>9</text:p>
          </table:table-cell>
          <table:table-cell office:value-type="string" calcext:value-type="string">
            <text:p>0x80</text:p>
          </table:table-cell>
          <table:table-cell office:value-type="float" office:value="0" calcext:value-type="float">
            <text:p>0</text:p>
          </table:table-cell>
          <table:table-cell table:formula="of:=INT([.H22]/8)" office:value-type="float" office:value="0" calcext:value-type="float">
            <text:p>0</text:p>
          </table:table-cell>
          <table:table-cell table:formula="of:=[.H22]-[.I22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2]/8)" office:value-type="float" office:value="0" calcext:value-type="float">
            <text:p>0</text:p>
          </table:table-cell>
          <table:table-cell table:formula="of:=[.K22]-[.L22]*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22])&lt;2;&quot;{0xA7,0,&quot;&amp;[.D22]&amp;&quot;,0x&quot;&amp;DEC2HEX(8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7 = 1=Coupler 0=Stop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GT/PED</text:p>
          </table:table-cell>
          <table:table-cell/>
          <table:table-cell table:formula="of:=[.D22]" office:value-type="float" office:value="5" calcext:value-type="float">
            <text:p>5</text:p>
          </table:table-cell>
          <table:table-cell/>
          <table:table-cell table:formula="of:=IF(LEN([.C23])&lt;2;[.F22]+1;[.F22])" office:value-type="float" office:value="10" calcext:value-type="float">
            <text:p>10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3]/8)" office:value-type="float" office:value="24" calcext:value-type="float">
            <text:p>24</text:p>
          </table:table-cell>
          <table:table-cell table:formula="of:=[.H23]-[.I23]*8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INT([.K23]/8)" office:value-type="float" office:value="25" calcext:value-type="float">
            <text:p>25</text:p>
          </table:table-cell>
          <table:table-cell table:formula="of:=[.K23]-[.L23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23])&lt;2;&quot;{0xA7,0,&quot;&amp;[.D23]&amp;&quot;,0x&quot;&amp;DEC2HEX(8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 office:value-type="string" office:string-value="{0xA7,0,5,0x50,     0x80,0xC0,0xCB,0xC,0x2B,0xB,0x0}," calcext:value-type="string">
            <text:p>{0xA7,0,5,0x50, <text:s text:c="4"/>0x80,0xC0,0xCB,0xC,0x2B,0xB,0x0},</text:p>
          </table:table-cell>
          <table:table-cell table:number-columns-repeated="2"/>
          <table:table-cell office:value-type="string" calcext:value-type="string">
            <text:p><text:s text:c="8"/>// <text:s text:c="9"/>Bit 4 = bit 9 of N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W/PED</text:p>
          </table:table-cell>
          <table:table-cell office:value-type="string" calcext:value-type="string">
            <text:p>NA</text:p>
          </table:table-cell>
          <table:table-cell table:formula="of:=[.D23]" office:value-type="float" office:value="5" calcext:value-type="float">
            <text:p>5</text:p>
          </table:table-cell>
          <table:table-cell/>
          <table:table-cell table:formula="of:=IF(LEN([.C24])&lt;2;[.F23]+1;[.F23])" office:value-type="float" office:value="10" calcext:value-type="float">
            <text:p>10</text:p>
          </table:table-cell>
          <table:table-cell office:value-type="string" calcext:value-type="string">
            <text:p>0x80</text:p>
          </table:table-cell>
          <table:table-cell office:value-type="float" office:value="0" calcext:value-type="float">
            <text:p>0</text:p>
          </table:table-cell>
          <table:table-cell table:formula="of:=INT([.H24]/8)" office:value-type="float" office:value="0" calcext:value-type="float">
            <text:p>0</text:p>
          </table:table-cell>
          <table:table-cell table:formula="of:=[.H24]-[.I24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4]/8)" office:value-type="float" office:value="0" calcext:value-type="float">
            <text:p>0</text:p>
          </table:table-cell>
          <table:table-cell table:formula="of:=[.K24]-[.L24]*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24])&lt;2;&quot;{0xA7,0,&quot;&amp;[.D24]&amp;&quot;,0x&quot;&amp;DEC2HEX(8*[.F24])&amp;&quot;,     &quot;&amp;[.G24]&amp;&quot;,0x&quot;&amp;DEC2HEX([.I24]*8+[.J24])&amp;&quot;,0x&quot;&amp;DEC2HEX([.L24]*8+[.M24])&amp;&quot;,0x&quot;&amp;RIGHT(DEC2HEX([.N24]);2)&amp;&quot;,0x&quot;&amp;DEC2HEX([.P24]*8+[.Q24])&amp;&quot;,0x&quot;&amp;DEC2HEX([.S24]*8+[.T24])&amp;&quot;,0x&quot;&amp;DEC2HEX([.V24]*8+[.W2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the pipe driver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W/PED Super</text:p>
          </table:table-cell>
          <table:table-cell office:value-type="string" calcext:value-type="string">
            <text:p>NA</text:p>
          </table:table-cell>
          <table:table-cell table:formula="of:=[.D24]" office:value-type="float" office:value="5" calcext:value-type="float">
            <text:p>5</text:p>
          </table:table-cell>
          <table:table-cell/>
          <table:table-cell table:formula="of:=IF(LEN([.C25])&lt;2;[.F24]+1;[.F24])" office:value-type="float" office:value="10" calcext:value-type="float">
            <text:p>10</text:p>
          </table:table-cell>
          <table:table-cell office:value-type="string" calcext:value-type="string">
            <text:p>0x80</text:p>
          </table:table-cell>
          <table:table-cell office:value-type="float" office:value="0" calcext:value-type="float">
            <text:p>0</text:p>
          </table:table-cell>
          <table:table-cell table:formula="of:=INT([.H25]/8)" office:value-type="float" office:value="0" calcext:value-type="float">
            <text:p>0</text:p>
          </table:table-cell>
          <table:table-cell table:formula="of:=[.H25]-[.I2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5]/8)" office:value-type="float" office:value="0" calcext:value-type="float">
            <text:p>0</text:p>
          </table:table-cell>
          <table:table-cell table:formula="of:=[.K25]-[.L25]*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25])&lt;2;&quot;{0xA7,0,&quot;&amp;[.D25]&amp;&quot;,0x&quot;&amp;DEC2HEX(8*[.F25])&amp;&quot;,     &quot;&amp;[.G25]&amp;&quot;,0x&quot;&amp;DEC2HEX([.I25]*8+[.J25])&amp;&quot;,0x&quot;&amp;DEC2HEX([.L25]*8+[.M25])&amp;&quot;,0x&quot;&amp;RIGHT(DEC2HEX([.N25]);2)&amp;&quot;,0x&quot;&amp;DEC2HEX([.P25]*8+[.Q25])&amp;&quot;,0x&quot;&amp;DEC2HEX([.S25]*8+[.T25])&amp;&quot;,0x&quot;&amp;DEC2HEX([.V25]*8+[.W25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8n+3 = 256 bit Offset from keyboard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4’ and <text:s/>2’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27]/8)" office:value-type="float" office:value="0" calcext:value-type="float">
            <text:p>0</text:p>
          </table:table-cell>
          <table:table-cell table:formula="of:=[.H27]-[.I2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7]/8)" office:value-type="float" office:value="0" calcext:value-type="float">
            <text:p>0</text:p>
          </table:table-cell>
          <table:table-cell table:formula="of:=[.K27]-[.L27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7]/8)" office:value-type="float" office:value="0" calcext:value-type="float">
            <text:p>0</text:p>
          </table:table-cell>
          <table:table-cell table:formula="of:=[.O27]-[.P2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<text:s text:c="8"/>// <text:s text:c="5"/>Activation formula is 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51]" office:value-type="float" office:value="21" calcext:value-type="float">
            <text:p>21</text:p>
          </table:table-cell>
          <table:table-cell table:number-columns-repeated="18"/>
          <table:table-cell table:style-name="Default" table:formula="of:=&quot;{0xA8,0x0,0x0,0x0,       &quot;&amp;[.C29]&amp;&quot;,&quot;&amp;[.D29]&amp;&quot;,0x&quot;&amp;DEC2HEX([.E29])&amp;&quot;,0xFF,0xFF,0xFF,0x5A,0x96},&quot;" office:value-type="string" office:string-value="{0xA8,0x0,0x0,0x0,       0,6,0x15,0xFF,0xFF,0xFF,0x5A,0x96}," calcext:value-type="string">
            <text:p>{0xA8,0x0,0x0,0x0, <text:s text:c="6"/>0,6,0x15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Trombone</text:p>
          </table:table-cell>
          <table:table-cell/>
          <table:table-cell table:formula="of:=[.D29]" office:value-type="float" office:value="6" calcext:value-type="float">
            <text:p>6</text:p>
          </table:table-cell>
          <table:table-cell/>
          <table:table-cell table:formula="of:=IF(LEN([.C31])&lt;2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31]/8)" office:value-type="float" office:value="27" calcext:value-type="float">
            <text:p>27</text:p>
          </table:table-cell>
          <table:table-cell table:formula="of:=[.H31]-[.I31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31]/8)" office:value-type="float" office:value="27" calcext:value-type="float">
            <text:p>27</text:p>
          </table:table-cell>
          <table:table-cell table:formula="of:=[.K31]-[.L3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R31]/8)" office:value-type="float" office:value="0" calcext:value-type="float">
            <text:p>0</text:p>
          </table:table-cell>
          <table:table-cell table:formula="of:=[.R31]-[.S3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31]/8)" office:value-type="float" office:value="0" calcext:value-type="float">
            <text:p>0</text:p>
          </table:table-cell>
          <table:table-cell table:formula="of:=[.U31]-[.V31]*8" office:value-type="float" office:value="0" calcext:value-type="float">
            <text:p>0</text:p>
          </table:table-cell>
          <table:table-cell table:formula="of:=IF(LEN([.C31])&lt;2;&quot;{0xA7,0,&quot;&amp;[.D31]&amp;&quot;,0x&quot;&amp;DEC2HEX(4*[.F31])&amp;&quot;,     &quot;&amp;[.G31]&amp;&quot;,0x&quot;&amp;DEC2HEX([.I31]*8+[.J31])&amp;&quot;,0x&quot;&amp;DEC2HEX([.L31]*8+[.M31])&amp;&quot;,0x&quot;&amp;RIGHT(DEC2HEX([.N31]);2)&amp;&quot;,0x&quot;&amp;DEC2HEX([.P31]*8+[.Q31])&amp;&quot;,0x&quot;&amp;DEC2HEX([.S31]*8+[.T31])&amp;&quot;,0x&quot;&amp;DEC2HEX([.V31]*8+[.W31])&amp;&quot;},&quot;;&quot;&quot;)" office:value-type="string" office:string-value="{0xA7,0,6,0x4,     0,0xD8,0xDF,0x0,0x9,0x0,0x0}," calcext:value-type="string">
            <text:p>{0xA7,0,6,0x4, <text:s text:c="4"/>0,0xD8,0xDF,0x0,0x9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Trombone</text:p>
          </table:table-cell>
          <table:table-cell/>
          <table:table-cell table:formula="of:=[.D31]" office:value-type="float" office:value="6" calcext:value-type="float">
            <text:p>6</text:p>
          </table:table-cell>
          <table:table-cell/>
          <table:table-cell table:formula="of:=IF(LEN([.C32])&lt;2;[.F31]+1;[.F3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32]/8)" office:value-type="float" office:value="24" calcext:value-type="float">
            <text:p>24</text:p>
          </table:table-cell>
          <table:table-cell table:formula="of:=[.H32]-[.I32]*8" office:value-type="float" office:value="0" calcext:value-type="float">
            <text:p>0</text:p>
          </table:table-cell>
          <table:table-cell table:formula="of:=[.H32]+23" office:value-type="float" office:value="215" calcext:value-type="float">
            <text:p>215</text:p>
          </table:table-cell>
          <table:table-cell table:formula="of:=INT([.K32]/8)" office:value-type="float" office:value="26" calcext:value-type="float">
            <text:p>26</text:p>
          </table:table-cell>
          <table:table-cell table:formula="of:=[.K32]-[.L3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2])&lt;2;&quot;{0xA7,0,&quot;&amp;[.D32]&amp;&quot;,0x&quot;&amp;DEC2HEX(4*[.F32])&amp;&quot;,     &quot;&amp;[.G32]&amp;&quot;,0x&quot;&amp;DEC2HEX([.I32]*8+[.J32])&amp;&quot;,0x&quot;&amp;DEC2HEX([.L32]*8+[.M32])&amp;&quot;,0x&quot;&amp;RIGHT(DEC2HEX([.N32]);2)&amp;&quot;,0x&quot;&amp;DEC2HEX([.P32]*8+[.Q32])&amp;&quot;,0x&quot;&amp;DEC2HEX([.S32]*8+[.T32])&amp;&quot;,0x&quot;&amp;DEC2HEX([.V32]*8+[.W32])&amp;&quot;},&quot;;&quot;&quot;)" office:value-type="string" office:string-value="{0xA7,0,6,0x8,     0,0xC0,0xD7,0x0,0xA,0x0,0x0}," calcext:value-type="string">
            <text:p>{0xA7,0,6,0x8, <text:s text:c="4"/>0,0xC0,0xD7,0x0,0x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</text:p>
          </table:table-cell>
          <table:table-cell/>
          <table:table-cell table:formula="of:=[.D32]" office:value-type="float" office:value="6" calcext:value-type="float">
            <text:p>6</text:p>
          </table:table-cell>
          <table:table-cell/>
          <table:table-cell table:formula="of:=IF(LEN([.C33])&lt;2;[.F32]+1;[.F3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33]/8)" office:value-type="float" office:value="57" calcext:value-type="float">
            <text:p>57</text:p>
          </table:table-cell>
          <table:table-cell table:formula="of:=[.H33]-[.I33]*8" office:value-type="float" office:value="4" calcext:value-type="float">
            <text:p>4</text:p>
          </table:table-cell>
          <table:table-cell table:formula="of:=[.H33]+23" office:value-type="float" office:value="483" calcext:value-type="float">
            <text:p>483</text:p>
          </table:table-cell>
          <table:table-cell table:formula="of:=INT([.K33]/8)" office:value-type="float" office:value="60" calcext:value-type="float">
            <text:p>60</text:p>
          </table:table-cell>
          <table:table-cell table:formula="of:=[.K33]-[.L33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3])&lt;2;&quot;{0xA7,0,&quot;&amp;[.D33]&amp;&quot;,0x&quot;&amp;DEC2HEX(4*[.F33])&amp;&quot;,     &quot;&amp;[.G33]&amp;&quot;,0x&quot;&amp;DEC2HEX([.I33]*8+[.J33])&amp;&quot;,0x&quot;&amp;DEC2HEX([.L33]*8+[.M33])&amp;&quot;,0x&quot;&amp;RIGHT(DEC2HEX([.N33]);2)&amp;&quot;,0x&quot;&amp;DEC2HEX([.P33]*8+[.Q33])&amp;&quot;,0x&quot;&amp;DEC2HEX([.S33]*8+[.T33])&amp;&quot;,0x&quot;&amp;DEC2HEX([.V33]*8+[.W33])&amp;&quot;},&quot;;&quot;&quot;)" office:value-type="string" office:string-value="{0xA7,0,6,0xC,     3,0x1CC,0x1E3,0x0,0x2B,0x0,0x0}," calcext:value-type="string">
            <text:p>{0xA7,0,6,0xC, <text:s text:c="4"/>3,0x1CC,0x1E3,0x0,0x2B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super</text:p>
          </table:table-cell>
          <table:table-cell/>
          <table:table-cell table:formula="of:=[.D33]" office:value-type="float" office:value="6" calcext:value-type="float">
            <text:p>6</text:p>
          </table:table-cell>
          <table:table-cell/>
          <table:table-cell table:formula="of:=IF(LEN([.C34])&lt;2;[.F33]+1;[.F33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34]/8)" office:value-type="float" office:value="56" calcext:value-type="float">
            <text:p>56</text:p>
          </table:table-cell>
          <table:table-cell table:formula="of:=[.H34]-[.I34]*8" office:value-type="float" office:value="0" calcext:value-type="float">
            <text:p>0</text:p>
          </table:table-cell>
          <table:table-cell table:formula="of:=[.H34]+23" office:value-type="float" office:value="471" calcext:value-type="float">
            <text:p>471</text:p>
          </table:table-cell>
          <table:table-cell table:formula="of:=INT([.K34]/8)" office:value-type="float" office:value="58" calcext:value-type="float">
            <text:p>58</text:p>
          </table:table-cell>
          <table:table-cell table:formula="of:=[.K34]-[.L34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4])&lt;2;&quot;{0xA7,0,&quot;&amp;[.D34]&amp;&quot;,0x&quot;&amp;DEC2HEX(4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 office:value-type="string" office:string-value="{0xA7,0,6,0x10,     0x83,0x1C0,0x1D7,0x0,0x2B,0x2C,0x0}," calcext:value-type="string">
            <text:p>{0xA7,0,6,0x10, <text:s text:c="4"/>0x83,0x1C0,0x1D7,0x0,0x2B,0x2C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b</text:p>
          </table:table-cell>
          <table:table-cell/>
          <table:table-cell table:formula="of:=[.D34]" office:value-type="float" office:value="6" calcext:value-type="float">
            <text:p>6</text:p>
          </table:table-cell>
          <table:table-cell/>
          <table:table-cell table:formula="of:=IF(LEN([.C35])&lt;2;[.F34]+1;[.F34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472-64" office:value-type="float" office:value="408" calcext:value-type="float">
            <text:p>408</text:p>
          </table:table-cell>
          <table:table-cell table:formula="of:=INT([.H35]/8)" office:value-type="float" office:value="51" calcext:value-type="float">
            <text:p>51</text:p>
          </table:table-cell>
          <table:table-cell table:formula="of:=[.H35]-[.I35]*8" office:value-type="float" office:value="0" calcext:value-type="float">
            <text:p>0</text:p>
          </table:table-cell>
          <table:table-cell table:formula="of:=[.H35]+23" office:value-type="float" office:value="431" calcext:value-type="float">
            <text:p>431</text:p>
          </table:table-cell>
          <table:table-cell table:formula="of:=INT([.K35]/8)" office:value-type="float" office:value="53" calcext:value-type="float">
            <text:p>53</text:p>
          </table:table-cell>
          <table:table-cell table:formula="of:=[.K35]-[.L3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 office:value-type="string" office:string-value="{0xA7,0,6,0x14,     0x83,0x198,0x1AF,0x0,0x1A,0x1D,0x0}," calcext:value-type="string">
            <text:p>{0xA7,0,6,0x14, <text:s text:c="4"/>0x83,0x198,0x1AF,0x0,0x1A,0x1D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</text:p>
          </table:table-cell>
          <table:table-cell/>
          <table:table-cell table:formula="of:=[.D35]" office:value-type="float" office:value="6" calcext:value-type="float">
            <text:p>6</text:p>
          </table:table-cell>
          <table:table-cell/>
          <table:table-cell table:formula="of:=IF(LEN([.C36])&lt;2;[.F35]+1;[.F35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table:formula="of:=INT([.H36]/8)" office:value-type="float" office:value="49" calcext:value-type="float">
            <text:p>49</text:p>
          </table:table-cell>
          <table:table-cell table:formula="of:=[.H36]-[.I36]*8" office:value-type="float" office:value="4" calcext:value-type="float">
            <text:p>4</text:p>
          </table:table-cell>
          <table:table-cell table:formula="of:=[.H36]+23" office:value-type="float" office:value="419" calcext:value-type="float">
            <text:p>419</text:p>
          </table:table-cell>
          <table:table-cell table:formula="of:=INT([.K36]/8)" office:value-type="float" office:value="52" calcext:value-type="float">
            <text:p>52</text:p>
          </table:table-cell>
          <table:table-cell table:formula="of:=[.K36]-[.L3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 office:value-type="string" office:string-value="{0xA7,0,6,0x18,     3,0x18C,0x1A3,0x0,0x1A,0x0,0x1E}," calcext:value-type="string">
            <text:p>{0xA7,0,6,0x18, <text:s text:c="4"/>3,0x18C,0x1A3,0x0,0x1A,0x0,0x1E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per</text:p>
          </table:table-cell>
          <table:table-cell/>
          <table:table-cell table:formula="of:=[.D36]" office:value-type="float" office:value="6" calcext:value-type="float">
            <text:p>6</text:p>
          </table:table-cell>
          <table:table-cell/>
          <table:table-cell table:formula="of:=IF(LEN([.C37])&lt;2;[.F36]+1;[.F36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37]/8)" office:value-type="float" office:value="48" calcext:value-type="float">
            <text:p>48</text:p>
          </table:table-cell>
          <table:table-cell table:formula="of:=[.H37]-[.I37]*8" office:value-type="float" office:value="0" calcext:value-type="float">
            <text:p>0</text:p>
          </table:table-cell>
          <table:table-cell table:formula="of:=[.H37]+23" office:value-type="float" office:value="407" calcext:value-type="float">
            <text:p>407</text:p>
          </table:table-cell>
          <table:table-cell table:formula="of:=INT([.K37]/8)" office:value-type="float" office:value="50" calcext:value-type="float">
            <text:p>50</text:p>
          </table:table-cell>
          <table:table-cell table:formula="of:=[.K37]-[.L37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 office:value-type="string" office:string-value="{0xA7,0,6,0x1C,     0X83,0x180,0x197,0x0,0x1A,0x1F,0x0}," calcext:value-type="string">
            <text:p>{0xA7,0,6,0x1C, <text:s text:c="4"/>0X83,0x180,0x197,0x0,0x1A,0x1F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16</text:p>
          </table:table-cell>
          <table:table-cell/>
          <table:table-cell table:formula="of:=[.D37]" office:value-type="float" office:value="6" calcext:value-type="float">
            <text:p>6</text:p>
          </table:table-cell>
          <table:table-cell/>
          <table:table-cell table:formula="of:=IF(LEN([.C38])&lt;2;[.F37]+1;[.F37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38]/8)" office:value-type="float" office:value="59" calcext:value-type="float">
            <text:p>59</text:p>
          </table:table-cell>
          <table:table-cell table:formula="of:=[.H38]-[.I38]*8" office:value-type="float" office:value="0" calcext:value-type="float">
            <text:p>0</text:p>
          </table:table-cell>
          <table:table-cell table:formula="of:=[.H38]+23" office:value-type="float" office:value="495" calcext:value-type="float">
            <text:p>495</text:p>
          </table:table-cell>
          <table:table-cell table:formula="of:=INT([.K38]/8)" office:value-type="float" office:value="61" calcext:value-type="float">
            <text:p>61</text:p>
          </table:table-cell>
          <table:table-cell table:formula="of:=[.K38]-[.L3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 office:value-type="string" office:string-value="{0xA7,0,6,0x20,     0x83,0x1D8,0x1EF,0x0,0x1A,0x2D,0x0}," calcext:value-type="string">
            <text:p>{0xA7,0,6,0x20, <text:s text:c="4"/>0x83,0x1D8,0x1EF,0x0,0x1A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</text:p>
          </table:table-cell>
          <table:table-cell/>
          <table:table-cell table:formula="of:=[.D38]" office:value-type="float" office:value="6" calcext:value-type="float">
            <text:p>6</text:p>
          </table:table-cell>
          <table:table-cell/>
          <table:table-cell table:formula="of:=IF(LEN([.C39])&lt;2;[.F38]+1;[.F38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table:formula="of:=[.H38]-12" office:value-type="float" office:value="460" calcext:value-type="float">
            <text:p>460</text:p>
          </table:table-cell>
          <table:table-cell table:formula="of:=INT([.H39]/8)" office:value-type="float" office:value="57" calcext:value-type="float">
            <text:p>57</text:p>
          </table:table-cell>
          <table:table-cell table:formula="of:=[.H39]-[.I39]*8" office:value-type="float" office:value="4" calcext:value-type="float">
            <text:p>4</text:p>
          </table:table-cell>
          <table:table-cell table:formula="of:=[.H39]+23" office:value-type="float" office:value="483" calcext:value-type="float">
            <text:p>483</text:p>
          </table:table-cell>
          <table:table-cell table:formula="of:=INT([.K39]/8)" office:value-type="float" office:value="60" calcext:value-type="float">
            <text:p>60</text:p>
          </table:table-cell>
          <table:table-cell table:formula="of:=[.K39]-[.L3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9])&lt;2;&quot;{0xA7,0,&quot;&amp;[.D39]&amp;&quot;,0x&quot;&amp;DEC2HEX(4*[.F39])&amp;&quot;,     &quot;&amp;[.G39]&amp;&quot;,0x&quot;&amp;DEC2HEX([.I39]*8+[.J39])&amp;&quot;,0x&quot;&amp;DEC2HEX([.L39]*8+[.M39])&amp;&quot;,0x&quot;&amp;RIGHT(DEC2HEX([.N39]);2)&amp;&quot;,0x&quot;&amp;DEC2HEX([.P39]*8+[.Q39])&amp;&quot;,0x&quot;&amp;DEC2HEX([.S39]*8+[.T39])&amp;&quot;,0x&quot;&amp;DEC2HEX([.V39]*8+[.W39])&amp;&quot;},&quot;;&quot;&quot;)" office:value-type="string" office:string-value="{0xA7,0,6,0x24,     0x83,0x1CC,0x1E3,0x0,0x1A,0x2E,0x0}," calcext:value-type="string">
            <text:p>{0xA7,0,6,0x24, <text:s text:c="4"/>0x83,0x1CC,0x1E3,0x0,0x1A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 4</text:p>
          </table:table-cell>
          <table:table-cell/>
          <table:table-cell table:formula="of:=[.D39]" office:value-type="float" office:value="6" calcext:value-type="float">
            <text:p>6</text:p>
          </table:table-cell>
          <table:table-cell/>
          <table:table-cell table:formula="of:=IF(LEN([.C40])&lt;2;[.F39]+1;[.F39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table:formula="of:=[.H39]-12" office:value-type="float" office:value="448" calcext:value-type="float">
            <text:p>448</text:p>
          </table:table-cell>
          <table:table-cell table:formula="of:=INT([.H40]/8)" office:value-type="float" office:value="56" calcext:value-type="float">
            <text:p>56</text:p>
          </table:table-cell>
          <table:table-cell table:formula="of:=[.H40]-[.I40]*8" office:value-type="float" office:value="0" calcext:value-type="float">
            <text:p>0</text:p>
          </table:table-cell>
          <table:table-cell table:formula="of:=[.H40]+23" office:value-type="float" office:value="471" calcext:value-type="float">
            <text:p>471</text:p>
          </table:table-cell>
          <table:table-cell table:formula="of:=INT([.K40]/8)" office:value-type="float" office:value="58" calcext:value-type="float">
            <text:p>58</text:p>
          </table:table-cell>
          <table:table-cell table:formula="of:=[.K40]-[.L4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0])&lt;2;&quot;{0xA7,0,&quot;&amp;[.D40]&amp;&quot;,0x&quot;&amp;DEC2HEX(4*[.F40])&amp;&quot;,     &quot;&amp;[.G40]&amp;&quot;,0x&quot;&amp;DEC2HEX([.I40]*8+[.J40])&amp;&quot;,0x&quot;&amp;DEC2HEX([.L40]*8+[.M40])&amp;&quot;,0x&quot;&amp;RIGHT(DEC2HEX([.N40]);2)&amp;&quot;,0x&quot;&amp;DEC2HEX([.P40]*8+[.Q40])&amp;&quot;,0x&quot;&amp;DEC2HEX([.S40]*8+[.T40])&amp;&quot;,0x&quot;&amp;DEC2HEX([.V40]*8+[.W40])&amp;&quot;},&quot;;&quot;&quot;)" office:value-type="string" office:string-value="{0xA7,0,6,0x28,     0x83,0x1C0,0x1D7,0x0,0x1A,0x2F,0x0}," calcext:value-type="string">
            <text:p>{0xA7,0,6,0x28, <text:s text:c="4"/>0x83,0x1C0,0x1D7,0x0,0x1A,0x2F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b</text:p>
          </table:table-cell>
          <table:table-cell/>
          <table:table-cell table:formula="of:=[.D40]" office:value-type="float" office:value="6" calcext:value-type="float">
            <text:p>6</text:p>
          </table:table-cell>
          <table:table-cell/>
          <table:table-cell table:formula="of:=IF(LEN([.C41])&lt;2;[.F40]+1;[.F40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41]/8)" office:value-type="float" office:value="49" calcext:value-type="float">
            <text:p>49</text:p>
          </table:table-cell>
          <table:table-cell table:formula="of:=[.H41]-[.I41]*8" office:value-type="float" office:value="4" calcext:value-type="float">
            <text:p>4</text:p>
          </table:table-cell>
          <table:table-cell table:formula="of:=[.H41]+23" office:value-type="float" office:value="419" calcext:value-type="float">
            <text:p>419</text:p>
          </table:table-cell>
          <table:table-cell table:formula="of:=INT([.K41]/8)" office:value-type="float" office:value="52" calcext:value-type="float">
            <text:p>52</text:p>
          </table:table-cell>
          <table:table-cell table:formula="of:=[.K41]-[.L4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1])&lt;2;&quot;{0xA7,0,&quot;&amp;[.D41]&amp;&quot;,0x&quot;&amp;DEC2HEX(4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;&quot;&quot;)" office:value-type="string" office:string-value="{0xA7,0,6,0x2C,     0x83,0x18C,0x1A3,0x0,0x1B,0x1D,0x0}," calcext:value-type="string">
            <text:p>{0xA7,0,6,0x2C, <text:s text:c="4"/>0x83,0x18C,0x1A3,0x0,0x1B,0x1D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table:style-name="ce19" office:value-type="string" calcext:value-type="string">
            <text:p>Swell</text:p>
          </table:table-cell>
          <table:table-cell table:style-name="ce19" office:value-type="string" calcext:value-type="string">
            <text:p>4 Trumpet </text:p>
          </table:table-cell>
          <table:table-cell table:style-name="ce19"/>
          <table:table-cell table:formula="of:=[.D41]" office:value-type="float" office:value="6" calcext:value-type="float">
            <text:p>6</text:p>
          </table:table-cell>
          <table:table-cell/>
          <table:table-cell table:formula="of:=IF(LEN([.C42])&lt;2;[.F41]+1;[.F41])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table:formula="of:=INT([.H42]/8)" office:value-type="float" office:value="48" calcext:value-type="float">
            <text:p>48</text:p>
          </table:table-cell>
          <table:table-cell table:style-name="ce19" table:formula="of:=[.H42]-[.I42]*8" office:value-type="float" office:value="0" calcext:value-type="float">
            <text:p>0</text:p>
          </table:table-cell>
          <table:table-cell table:style-name="ce19" table:formula="of:=[.H42]+23" office:value-type="float" office:value="407" calcext:value-type="float">
            <text:p>407</text:p>
          </table:table-cell>
          <table:table-cell table:style-name="ce19" table:formula="of:=INT([.K42]/8)" office:value-type="float" office:value="50" calcext:value-type="float">
            <text:p>50</text:p>
          </table:table-cell>
          <table:table-cell table:style-name="ce19" table:formula="of:=[.K42]-[.L42]*8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formula="of:=IF(LEN([.C42])&lt;2;&quot;{0xA7,0,&quot;&amp;[.D42]&amp;&quot;,0x&quot;&amp;DEC2HEX(4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;&quot;&quot;)" office:value-type="string" office:string-value="{0xA7,0,6,0x30,     3,0x180,0x197,0x0,0x1B,0x0,0x1E}," calcext:value-type="string">
            <text:p>{0xA7,0,6,0x30, <text:s text:c="4"/>3,0x180,0x197,0x0,0x1B,0x0,0x1E},</text:p>
          </table:table-cell>
          <table:table-cell table:style-name="ce19" table:number-columns-repeated="2"/>
          <table:table-cell table:style-name="ce19" office:value-type="string" calcext:value-type="string">
            <text:p><text:s text:c="8"/>// <text:s text:c="9"/>Bit 2 = bit 9 of Gate field</text:p>
          </table:table-cell>
          <table:table-cell table:style-name="ce19"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per</text:p>
          </table:table-cell>
          <table:table-cell/>
          <table:table-cell table:formula="of:=[.D42]" office:value-type="float" office:value="6" calcext:value-type="float">
            <text:p>6</text:p>
          </table:table-cell>
          <table:table-cell/>
          <table:table-cell table:formula="of:=IF(LEN([.C43])&lt;2;[.F42]+1;[.F42])" office:value-type="float" office:value="13" calcext:value-type="float">
            <text:p>13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43]/8)" office:value-type="float" office:value="48" calcext:value-type="float">
            <text:p>48</text:p>
          </table:table-cell>
          <table:table-cell table:formula="of:=[.H43]-[.I43]*8" office:value-type="float" office:value="0" calcext:value-type="float">
            <text:p>0</text:p>
          </table:table-cell>
          <table:table-cell table:formula="of:=[.H43]+11" office:value-type="float" office:value="395" calcext:value-type="float">
            <text:p>395</text:p>
          </table:table-cell>
          <table:table-cell table:formula="of:=INT([.K43]/8)" office:value-type="float" office:value="49" calcext:value-type="float">
            <text:p>49</text:p>
          </table:table-cell>
          <table:table-cell table:formula="of:=[.K43]-[.L43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3])&lt;2;&quot;{0xA7,0,&quot;&amp;[.D43]&amp;&quot;,0x&quot;&amp;DEC2HEX(4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;&quot;&quot;)" office:value-type="string" office:string-value="{0xA7,0,6,0x34,     0X83,0x180,0x18B,0xC,0x1B,0x1F,0x0}," calcext:value-type="string">
            <text:p>{0xA7,0,6,0x34, <text:s text:c="4"/>0X83,0x180,0x18B,0xC,0x1B,0x1F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16</text:p>
          </table:table-cell>
          <table:table-cell/>
          <table:table-cell table:formula="of:=[.D43]" office:value-type="float" office:value="6" calcext:value-type="float">
            <text:p>6</text:p>
          </table:table-cell>
          <table:table-cell/>
          <table:table-cell table:formula="of:=IF(LEN([.C44])&lt;2;[.F43]+1;[.F43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44]/8)" office:value-type="float" office:value="57" calcext:value-type="float">
            <text:p>57</text:p>
          </table:table-cell>
          <table:table-cell table:formula="of:=[.H44]-[.I44]*8" office:value-type="float" office:value="4" calcext:value-type="float">
            <text:p>4</text:p>
          </table:table-cell>
          <table:table-cell table:formula="of:=[.H44]+23" office:value-type="float" office:value="483" calcext:value-type="float">
            <text:p>483</text:p>
          </table:table-cell>
          <table:table-cell table:formula="of:=INT([.K44]/8)" office:value-type="float" office:value="60" calcext:value-type="float">
            <text:p>60</text:p>
          </table:table-cell>
          <table:table-cell table:formula="of:=[.K44]-[.L4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4])&lt;2;&quot;{0xA7,0,&quot;&amp;[.D44]&amp;&quot;,0x&quot;&amp;DEC2HEX(4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;&quot;&quot;)" office:value-type="string" office:string-value="{0xA7,0,6,0x38,     0x83,0x1CC,0x1E3,0x0,0x1B,0x2D,0x0}," calcext:value-type="string">
            <text:p>{0xA7,0,6,0x38, <text:s text:c="4"/>0x83,0x1CC,0x1E3,0x0,0x1B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</text:p>
          </table:table-cell>
          <table:table-cell/>
          <table:table-cell table:formula="of:=[.D44]" office:value-type="float" office:value="6" calcext:value-type="float">
            <text:p>6</text:p>
          </table:table-cell>
          <table:table-cell/>
          <table:table-cell table:formula="of:=IF(LEN([.C45])&lt;2;[.F44]+1;[.F44])" office:value-type="float" office:value="15" calcext:value-type="float">
            <text:p>15</text:p>
          </table:table-cell>
          <table:table-cell office:value-type="string" calcext:value-type="string">
            <text:p>0x83</text:p>
          </table:table-cell>
          <table:table-cell table:formula="of:=[.H44]-12" office:value-type="float" office:value="448" calcext:value-type="float">
            <text:p>448</text:p>
          </table:table-cell>
          <table:table-cell table:formula="of:=INT([.H45]/8)" office:value-type="float" office:value="56" calcext:value-type="float">
            <text:p>56</text:p>
          </table:table-cell>
          <table:table-cell table:formula="of:=[.H45]-[.I45]*8" office:value-type="float" office:value="0" calcext:value-type="float">
            <text:p>0</text:p>
          </table:table-cell>
          <table:table-cell table:formula="of:=[.H45]+23" office:value-type="float" office:value="471" calcext:value-type="float">
            <text:p>471</text:p>
          </table:table-cell>
          <table:table-cell table:formula="of:=INT([.K45]/8)" office:value-type="float" office:value="58" calcext:value-type="float">
            <text:p>58</text:p>
          </table:table-cell>
          <table:table-cell table:formula="of:=[.K45]-[.L4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5])&lt;2;&quot;{0xA7,0,&quot;&amp;[.D45]&amp;&quot;,0x&quot;&amp;DEC2HEX(4*[.F45])&amp;&quot;,     &quot;&amp;[.G45]&amp;&quot;,0x&quot;&amp;DEC2HEX([.I45]*8+[.J45])&amp;&quot;,0x&quot;&amp;DEC2HEX([.L45]*8+[.M45])&amp;&quot;,0x&quot;&amp;RIGHT(DEC2HEX([.N45]);2)&amp;&quot;,0x&quot;&amp;DEC2HEX([.P45]*8+[.Q45])&amp;&quot;,0x&quot;&amp;DEC2HEX([.S45]*8+[.T45])&amp;&quot;,0x&quot;&amp;DEC2HEX([.V45]*8+[.W45])&amp;&quot;},&quot;;&quot;&quot;)" office:value-type="string" office:string-value="{0xA7,0,6,0x3C,     0x83,0x1C0,0x1D7,0x0,0x1B,0x2E,0x0}," calcext:value-type="string">
            <text:p>{0xA7,0,6,0x3C, <text:s text:c="4"/>0x83,0x1C0,0x1D7,0x0,0x1B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 4</text:p>
          </table:table-cell>
          <table:table-cell/>
          <table:table-cell table:formula="of:=[.D45]" office:value-type="float" office:value="6" calcext:value-type="float">
            <text:p>6</text:p>
          </table:table-cell>
          <table:table-cell/>
          <table:table-cell table:formula="of:=IF(LEN([.C46])&lt;2;[.F45]+1;[.F45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46]/8)" office:value-type="float" office:value="56" calcext:value-type="float">
            <text:p>56</text:p>
          </table:table-cell>
          <table:table-cell table:formula="of:=[.H46]-[.I46]*8" office:value-type="float" office:value="0" calcext:value-type="float">
            <text:p>0</text:p>
          </table:table-cell>
          <table:table-cell table:formula="of:=[.H46]+11" office:value-type="float" office:value="459" calcext:value-type="float">
            <text:p>459</text:p>
          </table:table-cell>
          <table:table-cell table:formula="of:=INT([.K46]/8)" office:value-type="float" office:value="57" calcext:value-type="float">
            <text:p>57</text:p>
          </table:table-cell>
          <table:table-cell table:formula="of:=[.K46]-[.L46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6])&lt;2;&quot;{0xA7,0,&quot;&amp;[.D46]&amp;&quot;,0x&quot;&amp;DEC2HEX(4*[.F46])&amp;&quot;,     &quot;&amp;[.G46]&amp;&quot;,0x&quot;&amp;DEC2HEX([.I46]*8+[.J46])&amp;&quot;,0x&quot;&amp;DEC2HEX([.L46]*8+[.M46])&amp;&quot;,0x&quot;&amp;RIGHT(DEC2HEX([.N46]);2)&amp;&quot;,0x&quot;&amp;DEC2HEX([.P46]*8+[.Q46])&amp;&quot;,0x&quot;&amp;DEC2HEX([.S46]*8+[.T46])&amp;&quot;,0x&quot;&amp;DEC2HEX([.V46]*8+[.W46])&amp;&quot;},&quot;;&quot;&quot;)" office:value-type="string" office:string-value="{0xA7,0,6,0x40,     0x83,0x1C0,0x1CB,0xC,0x1B,0x2F,0x0}," calcext:value-type="string">
            <text:p>{0xA7,0,6,0x40, <text:s text:c="4"/>0x83,0x1C0,0x1CB,0xC,0x1B,0x2F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W/PED</text:p>
          </table:table-cell>
          <table:table-cell/>
          <table:table-cell table:formula="of:=[.D46]" office:value-type="float" office:value="6" calcext:value-type="float">
            <text:p>6</text:p>
          </table:table-cell>
          <table:table-cell/>
          <table:table-cell table:formula="of:=IF(LEN([.C47])&lt;2;[.F46]+1;[.F46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7]/8)" office:value-type="float" office:value="25" calcext:value-type="float">
            <text:p>25</text:p>
          </table:table-cell>
          <table:table-cell table:formula="of:=[.H47]-[.I47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47]/8)" office:value-type="float" office:value="27" calcext:value-type="float">
            <text:p>27</text:p>
          </table:table-cell>
          <table:table-cell table:formula="of:=[.K47]-[.L4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7])&lt;2;&quot;{0xA7,0,&quot;&amp;[.D47]&amp;&quot;,0x&quot;&amp;DEC2HEX(4*[.F47])&amp;&quot;,     &quot;&amp;[.G47]&amp;&quot;,0x&quot;&amp;DEC2HEX([.I47]*8+[.J47])&amp;&quot;,0x&quot;&amp;DEC2HEX([.L47]*8+[.M47])&amp;&quot;,0x&quot;&amp;RIGHT(DEC2HEX([.N47]);2)&amp;&quot;,0x&quot;&amp;DEC2HEX([.P47]*8+[.Q47])&amp;&quot;,0x&quot;&amp;DEC2HEX([.S47]*8+[.T47])&amp;&quot;,0x&quot;&amp;DEC2HEX([.V47]*8+[.W47])&amp;&quot;},&quot;;&quot;&quot;)" office:value-type="string" office:string-value="{0xA7,0,6,0x44,     0x80,0xCC,0xDF,0x0,0x1A,0xC,0x0}," calcext:value-type="string">
            <text:p>{0xA7,0,6,0x44, <text:s text:c="4"/>0x80,0xCC,0xDF,0x0,0x1A,0xC,0x0},</text:p>
          </table:table-cell>
          <table:table-cell table:number-columns-repeated="2"/>
          <table:table-cell office:value-type="string" calcext:value-type="string">
            <text:p><text:s text:c="8"/>// <text:s text:c="9"/>Bit 4 = bit 9 of N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W/PED Super</text:p>
          </table:table-cell>
          <table:table-cell/>
          <table:table-cell table:formula="of:=[.D47]" office:value-type="float" office:value="6" calcext:value-type="float">
            <text:p>6</text:p>
          </table:table-cell>
          <table:table-cell/>
          <table:table-cell table:formula="of:=IF(LEN([.C48])&lt;2;[.F47]+1;[.F47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48]/8)" office:value-type="float" office:value="24" calcext:value-type="float">
            <text:p>24</text:p>
          </table:table-cell>
          <table:table-cell table:formula="of:=[.H48]-[.I48]*8" office:value-type="float" office:value="0" calcext:value-type="float">
            <text:p>0</text:p>
          </table:table-cell>
          <table:table-cell table:formula="of:=[.H48]+23" office:value-type="float" office:value="215" calcext:value-type="float">
            <text:p>215</text:p>
          </table:table-cell>
          <table:table-cell table:formula="of:=INT([.K48]/8)" office:value-type="float" office:value="26" calcext:value-type="float">
            <text:p>26</text:p>
          </table:table-cell>
          <table:table-cell table:formula="of:=[.K48]-[.L48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8])&lt;2;&quot;{0xA7,0,&quot;&amp;[.D48]&amp;&quot;,0x&quot;&amp;DEC2HEX(4*[.F48])&amp;&quot;,     &quot;&amp;[.G48]&amp;&quot;,0x&quot;&amp;DEC2HEX([.I48]*8+[.J48])&amp;&quot;,0x&quot;&amp;DEC2HEX([.L48]*8+[.M48])&amp;&quot;,0x&quot;&amp;RIGHT(DEC2HEX([.N48]);2)&amp;&quot;,0x&quot;&amp;DEC2HEX([.P48]*8+[.Q48])&amp;&quot;,0x&quot;&amp;DEC2HEX([.S48]*8+[.T48])&amp;&quot;,0x&quot;&amp;DEC2HEX([.V48]*8+[.W48])&amp;&quot;},&quot;;&quot;&quot;)" office:value-type="string" office:string-value="{0xA7,0,6,0x48,     0x80,0xC0,0xD7,0x0,0x1A,0xD,0x0}," calcext:value-type="string">
            <text:p>{0xA7,0,6,0x48, <text:s text:c="4"/>0x80,0xC0,0xD7,0x0,0x1A,0xD,0x0},</text:p>
          </table:table-cell>
          <table:table-cell table:number-columns-repeated="2"/>
          <table:table-cell office:value-type="string" calcext:value-type="string">
            <text:p><text:s text:c="8"/>// <text:s text:c="9"/>Bit 7 = 1=Coupler 0=Stop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GT/PED</text:p>
          </table:table-cell>
          <table:table-cell/>
          <table:table-cell table:formula="of:=[.D48]" office:value-type="float" office:value="6" calcext:value-type="float">
            <text:p>6</text:p>
          </table:table-cell>
          <table:table-cell/>
          <table:table-cell table:formula="of:=IF(LEN([.C49])&lt;2;[.F48]+1;[.F48])" office:value-type="float" office:value="19" calcext:value-type="float">
            <text:p>19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9]/8)" office:value-type="float" office:value="25" calcext:value-type="float">
            <text:p>25</text:p>
          </table:table-cell>
          <table:table-cell table:formula="of:=[.H49]-[.I49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49]/8)" office:value-type="float" office:value="27" calcext:value-type="float">
            <text:p>27</text:p>
          </table:table-cell>
          <table:table-cell table:formula="of:=[.K49]-[.L4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9])&lt;2;&quot;{0xA7,0,&quot;&amp;[.D49]&amp;&quot;,0x&quot;&amp;DEC2HEX(4*[.F49])&amp;&quot;,     &quot;&amp;[.G49]&amp;&quot;,0x&quot;&amp;DEC2HEX([.I49]*8+[.J49])&amp;&quot;,0x&quot;&amp;DEC2HEX([.L49]*8+[.M49])&amp;&quot;,0x&quot;&amp;RIGHT(DEC2HEX([.N49]);2)&amp;&quot;,0x&quot;&amp;DEC2HEX([.P49]*8+[.Q49])&amp;&quot;,0x&quot;&amp;DEC2HEX([.S49]*8+[.T49])&amp;&quot;,0x&quot;&amp;DEC2HEX([.V49]*8+[.W49])&amp;&quot;},&quot;;&quot;&quot;)" office:value-type="string" office:string-value="{0xA7,0,6,0x4C,     0x80,0xCC,0xDF,0x0,0x2B,0xB,0x0}," calcext:value-type="string">
            <text:p>{0xA7,0,6,0x4C, <text:s text:c="4"/>0x80,0xCC,0xDF,0x0,0x2B,0xB,0x0},</text:p>
          </table:table-cell>
          <table:table-cell table:number-columns-repeated="2"/>
          <table:table-cell office:value-type="string" calcext:value-type="string">
            <text:p><text:s text:c="8"/>// <text:s text:c="9"/>Bit 4 = bit 9 of N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W/PED</text:p>
          </table:table-cell>
          <table:table-cell/>
          <table:table-cell table:formula="of:=[.D49]" office:value-type="float" office:value="6" calcext:value-type="float">
            <text:p>6</text:p>
          </table:table-cell>
          <table:table-cell/>
          <table:table-cell table:formula="of:=IF(LEN([.C50])&lt;2;[.F49]+1;[.F49])" office:value-type="float" office:value="20" calcext:value-type="float">
            <text:p>20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50]/8)" office:value-type="float" office:value="24" calcext:value-type="float">
            <text:p>24</text:p>
          </table:table-cell>
          <table:table-cell table:formula="of:=[.H50]-[.I50]*8" office:value-type="float" office:value="0" calcext:value-type="float">
            <text:p>0</text:p>
          </table:table-cell>
          <table:table-cell table:formula="of:=[.H50]+23" office:value-type="float" office:value="215" calcext:value-type="float">
            <text:p>215</text:p>
          </table:table-cell>
          <table:table-cell table:formula="of:=INT([.K50]/8)" office:value-type="float" office:value="26" calcext:value-type="float">
            <text:p>26</text:p>
          </table:table-cell>
          <table:table-cell table:formula="of:=[.K50]-[.L50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0])&lt;2;&quot;{0xA7,0,&quot;&amp;[.D50]&amp;&quot;,0x&quot;&amp;DEC2HEX(4*[.F50])&amp;&quot;,     &quot;&amp;[.G50]&amp;&quot;,0x&quot;&amp;DEC2HEX([.I50]*8+[.J50])&amp;&quot;,0x&quot;&amp;DEC2HEX([.L50]*8+[.M50])&amp;&quot;,0x&quot;&amp;RIGHT(DEC2HEX([.N50]);2)&amp;&quot;,0x&quot;&amp;DEC2HEX([.P50]*8+[.Q50])&amp;&quot;,0x&quot;&amp;DEC2HEX([.S50]*8+[.T50])&amp;&quot;,0x&quot;&amp;DEC2HEX([.V50]*8+[.W50])&amp;&quot;},&quot;;&quot;&quot;)" office:value-type="string" office:string-value="{0xA7,0,6,0x50,     0x80,0xC0,0xD7,0x0,0x1B,0xC,0x0}," calcext:value-type="string">
            <text:p>{0xA7,0,6,0x50, <text:s text:c="4"/>0x80,0xC0,0xD7,0x0,0x1B,0xC,0x0},</text:p>
          </table:table-cell>
          <table:table-cell table:number-columns-repeated="2"/>
          <table:table-cell office:value-type="string" calcext:value-type="string">
            <text:p><text:s text:c="8"/>// the pipe driver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W/PED Super</text:p>
          </table:table-cell>
          <table:table-cell/>
          <table:table-cell table:formula="of:=[.D50]" office:value-type="float" office:value="6" calcext:value-type="float">
            <text:p>6</text:p>
          </table:table-cell>
          <table:table-cell/>
          <table:table-cell table:formula="of:=IF(LEN([.C51])&lt;2;[.F50]+1;[.F50])" office:value-type="float" office:value="21" calcext:value-type="float">
            <text:p>21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51]/8)" office:value-type="float" office:value="24" calcext:value-type="float">
            <text:p>24</text:p>
          </table:table-cell>
          <table:table-cell table:formula="of:=[.H51]-[.I51]*8" office:value-type="float" office:value="0" calcext:value-type="float">
            <text:p>0</text:p>
          </table:table-cell>
          <table:table-cell table:formula="of:=[.H51]+11" office:value-type="float" office:value="203" calcext:value-type="float">
            <text:p>203</text:p>
          </table:table-cell>
          <table:table-cell table:formula="of:=INT([.K51]/8)" office:value-type="float" office:value="25" calcext:value-type="float">
            <text:p>25</text:p>
          </table:table-cell>
          <table:table-cell table:formula="of:=[.K51]-[.L51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1])&lt;2;&quot;{0xA7,0,&quot;&amp;[.D51]&amp;&quot;,0x&quot;&amp;DEC2HEX(4*[.F51])&amp;&quot;,     &quot;&amp;[.G51]&amp;&quot;,0x&quot;&amp;DEC2HEX([.I51]*8+[.J51])&amp;&quot;,0x&quot;&amp;DEC2HEX([.L51]*8+[.M51])&amp;&quot;,0x&quot;&amp;RIGHT(DEC2HEX([.N51]);2)&amp;&quot;,0x&quot;&amp;DEC2HEX([.P51]*8+[.Q51])&amp;&quot;,0x&quot;&amp;DEC2HEX([.S51]*8+[.T51])&amp;&quot;,0x&quot;&amp;DEC2HEX([.V51]*8+[.W51])&amp;&quot;},&quot;;&quot;&quot;)" office:value-type="string" office:string-value="{0xA7,0,6,0x54,     0x80,0xC0,0xCB,0xC,0x1B,0xD,0x0}," calcext:value-type="string">
            <text:p>{0xA7,0,6,0x54, <text:s text:c="4"/>0x80,0xC0,0xCB,0xC,0x1B,0xD,0x0},</text:p>
          </table:table-cell>
          <table:table-cell table:number-columns-repeated="2"/>
          <table:table-cell office:value-type="string" calcext:value-type="string">
            <text:p><text:s text:c="8"/>// <text:s text:c="5"/>8n+3 = 256 bit Offset from keyboard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1’ and ½’</text:p>
          </table:table-cell>
          <table:table-cell table:number-columns-repeated="21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<text:s text:c="8"/>// <text:s text:c="5"/>Activation formula is 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F77]" office:value-type="float" office:value="18" calcext:value-type="float">
            <text:p>18</text:p>
          </table:table-cell>
          <table:table-cell table:number-columns-repeated="18"/>
          <table:table-cell table:style-name="Default" table:formula="of:=&quot;{0xA8,0x0,0x0,0x0,       &quot;&amp;[.C55]&amp;&quot;,&quot;&amp;[.D55]&amp;&quot;,0x&quot;&amp;DEC2HEX([.E55])&amp;&quot;,0xFF,0xFF,0xFF,0x5A,0x96},&quot;" office:value-type="string" office:string-value="{0xA8,0x0,0x0,0x0,       0,7,0x12,0xFF,0xFF,0xFF,0x5A,0x96}," calcext:value-type="string">
            <text:p>{0xA8,0x0,0x0,0x0, <text:s text:c="6"/>0,7,0x12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Trombone</text:p>
          </table:table-cell>
          <table:table-cell office:value-type="string" calcext:value-type="string">
            <text:p>na</text:p>
          </table:table-cell>
          <table:table-cell table:formula="of:=[.D55]" office:value-type="float" office:value="7" calcext:value-type="float">
            <text:p>7</text:p>
          </table:table-cell>
          <table:table-cell/>
          <table:table-cell table:formula="of:=IF(LEN([.C57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57]/8)" office:value-type="float" office:value="27" calcext:value-type="float">
            <text:p>27</text:p>
          </table:table-cell>
          <table:table-cell table:formula="of:=[.H57]-[.I57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57]/8)" office:value-type="float" office:value="27" calcext:value-type="float">
            <text:p>27</text:p>
          </table:table-cell>
          <table:table-cell table:formula="of:=[.K57]-[.L5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R57]/8)" office:value-type="float" office:value="0" calcext:value-type="float">
            <text:p>0</text:p>
          </table:table-cell>
          <table:table-cell table:formula="of:=[.R57]-[.S5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57]/8)" office:value-type="float" office:value="0" calcext:value-type="float">
            <text:p>0</text:p>
          </table:table-cell>
          <table:table-cell table:formula="of:=[.U57]-[.V57]*8" office:value-type="float" office:value="0" calcext:value-type="float">
            <text:p>0</text:p>
          </table:table-cell>
          <table:table-cell table:formula="of:=IF(LEN([.C57])&lt;2;&quot;{0xA7,0,&quot;&amp;[.D57]&amp;&quot;,0x&quot;&amp;DEC2HEX(4*[.F57])&amp;&quot;,     &quot;&amp;[.G57]&amp;&quot;,0x&quot;&amp;DEC2HEX([.I57]*8+[.J57])&amp;&quot;,0x&quot;&amp;DEC2HEX([.L57]*8+[.M57])&amp;&quot;,0x&quot;&amp;RIGHT(DEC2HEX([.N57]);2)&amp;&quot;,0x&quot;&amp;DEC2HEX([.P57]*8+[.Q57])&amp;&quot;,0x&quot;&amp;DEC2HEX([.S57]*8+[.T57])&amp;&quot;,0x&quot;&amp;DEC2HEX([.V57]*8+[.W5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Trombone</text:p>
          </table:table-cell>
          <table:table-cell/>
          <table:table-cell table:formula="of:=[.D57]" office:value-type="float" office:value="7" calcext:value-type="float">
            <text:p>7</text:p>
          </table:table-cell>
          <table:table-cell/>
          <table:table-cell table:formula="of:=IF(LEN([.C58])&lt;2;[.F57]+1;[.F5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58]/8)" office:value-type="float" office:value="27" calcext:value-type="float">
            <text:p>27</text:p>
          </table:table-cell>
          <table:table-cell table:formula="of:=[.H58]-[.I58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58]/8)" office:value-type="float" office:value="27" calcext:value-type="float">
            <text:p>27</text:p>
          </table:table-cell>
          <table:table-cell table:formula="of:=[.K58]-[.L5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8])&lt;2;&quot;{0xA7,0,&quot;&amp;[.D58]&amp;&quot;,0x&quot;&amp;DEC2HEX(4*[.F58])&amp;&quot;,     &quot;&amp;[.G58]&amp;&quot;,0x&quot;&amp;DEC2HEX([.I58]*8+[.J58])&amp;&quot;,0x&quot;&amp;DEC2HEX([.L58]*8+[.M58])&amp;&quot;,0x&quot;&amp;RIGHT(DEC2HEX([.N58]);2)&amp;&quot;,0x&quot;&amp;DEC2HEX([.P58]*8+[.Q58])&amp;&quot;,0x&quot;&amp;DEC2HEX([.S58]*8+[.T58])&amp;&quot;,0x&quot;&amp;DEC2HEX([.V58]*8+[.W58])&amp;&quot;},&quot;;&quot;&quot;)" office:value-type="string" office:string-value="{0xA7,0,7,0x4,     0,0xD8,0xDF,0x0,0xA,0x0,0x0}," calcext:value-type="string">
            <text:p>{0xA7,0,7,0x4, <text:s text:c="4"/>0,0xD8,0xDF,0x0,0x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</text:p>
          </table:table-cell>
          <table:table-cell/>
          <table:table-cell table:formula="of:=[.D58]" office:value-type="float" office:value="7" calcext:value-type="float">
            <text:p>7</text:p>
          </table:table-cell>
          <table:table-cell/>
          <table:table-cell table:formula="of:=IF(LEN([.C59])&lt;2;[.F58]+1;[.F58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formula="of:=INT([.H59]/8)" office:value-type="float" office:value="60" calcext:value-type="float">
            <text:p>60</text:p>
          </table:table-cell>
          <table:table-cell table:formula="of:=[.H59]-[.I59]*8" office:value-type="float" office:value="4" calcext:value-type="float">
            <text:p>4</text:p>
          </table:table-cell>
          <table:table-cell table:formula="of:=[.H59]+23" office:value-type="float" office:value="507" calcext:value-type="float">
            <text:p>507</text:p>
          </table:table-cell>
          <table:table-cell table:formula="of:=INT([.K59]/8)" office:value-type="float" office:value="63" calcext:value-type="float">
            <text:p>63</text:p>
          </table:table-cell>
          <table:table-cell table:formula="of:=[.K59]-[.L5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9])&lt;2;&quot;{0xA7,0,&quot;&amp;[.D59]&amp;&quot;,0x&quot;&amp;DEC2HEX(4*[.F59])&amp;&quot;,     &quot;&amp;[.G59]&amp;&quot;,0x&quot;&amp;DEC2HEX([.I59]*8+[.J59])&amp;&quot;,0x&quot;&amp;DEC2HEX([.L59]*8+[.M59])&amp;&quot;,0x&quot;&amp;RIGHT(DEC2HEX([.N59]);2)&amp;&quot;,0x&quot;&amp;DEC2HEX([.P59]*8+[.Q59])&amp;&quot;,0x&quot;&amp;DEC2HEX([.S59]*8+[.T59])&amp;&quot;,0x&quot;&amp;DEC2HEX([.V59]*8+[.W59])&amp;&quot;},&quot;;&quot;&quot;)" office:value-type="string" office:string-value="{0xA7,0,7,0x8,     3,0x1E4,0x1FB,0x0,0x2B,0x0,0x0}," calcext:value-type="string">
            <text:p>{0xA7,0,7,0x8, <text:s text:c="4"/>3,0x1E4,0x1FB,0x0,0x2B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super</text:p>
          </table:table-cell>
          <table:table-cell/>
          <table:table-cell table:formula="of:=[.D59]" office:value-type="float" office:value="7" calcext:value-type="float">
            <text:p>7</text:p>
          </table:table-cell>
          <table:table-cell/>
          <table:table-cell table:formula="of:=IF(LEN([.C60])&lt;2;[.F59]+1;[.F59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60]/8)" office:value-type="float" office:value="59" calcext:value-type="float">
            <text:p>59</text:p>
          </table:table-cell>
          <table:table-cell table:formula="of:=[.H60]-[.I60]*8" office:value-type="float" office:value="0" calcext:value-type="float">
            <text:p>0</text:p>
          </table:table-cell>
          <table:table-cell table:formula="of:=[.H60]+23" office:value-type="float" office:value="495" calcext:value-type="float">
            <text:p>495</text:p>
          </table:table-cell>
          <table:table-cell table:formula="of:=INT([.K60]/8)" office:value-type="float" office:value="61" calcext:value-type="float">
            <text:p>61</text:p>
          </table:table-cell>
          <table:table-cell table:formula="of:=[.K60]-[.L60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0])&lt;2;&quot;{0xA7,0,&quot;&amp;[.D60]&amp;&quot;,0x&quot;&amp;DEC2HEX(4*[.F60])&amp;&quot;,     &quot;&amp;[.G60]&amp;&quot;,0x&quot;&amp;DEC2HEX([.I60]*8+[.J60])&amp;&quot;,0x&quot;&amp;DEC2HEX([.L60]*8+[.M60])&amp;&quot;,0x&quot;&amp;RIGHT(DEC2HEX([.N60]);2)&amp;&quot;,0x&quot;&amp;DEC2HEX([.P60]*8+[.Q60])&amp;&quot;,0x&quot;&amp;DEC2HEX([.S60]*8+[.T60])&amp;&quot;,0x&quot;&amp;DEC2HEX([.V60]*8+[.W60])&amp;&quot;},&quot;;&quot;&quot;)" office:value-type="string" office:string-value="{0xA7,0,7,0xC,     0x83,0x1D8,0x1EF,0x0,0x2B,0x2C,0x0}," calcext:value-type="string">
            <text:p>{0xA7,0,7,0xC, <text:s text:c="4"/>0x83,0x1D8,0x1EF,0x0,0x2B,0x2C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b</text:p>
          </table:table-cell>
          <table:table-cell/>
          <table:table-cell table:formula="of:=[.D60]" office:value-type="float" office:value="7" calcext:value-type="float">
            <text:p>7</text:p>
          </table:table-cell>
          <table:table-cell/>
          <table:table-cell table:formula="of:=IF(LEN([.C61])&lt;2;[.F60]+1;[.F60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61]/8)" office:value-type="float" office:value="54" calcext:value-type="float">
            <text:p>54</text:p>
          </table:table-cell>
          <table:table-cell table:formula="of:=[.H61]-[.I61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61]/8)" office:value-type="float" office:value="55" calcext:value-type="float">
            <text:p>55</text:p>
          </table:table-cell>
          <table:table-cell table:formula="of:=[.K61]-[.L61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1])&lt;2;&quot;{0xA7,0,&quot;&amp;[.D61]&amp;&quot;,0x&quot;&amp;DEC2HEX(4*[.F61])&amp;&quot;,     &quot;&amp;[.G61]&amp;&quot;,0x&quot;&amp;DEC2HEX([.I61]*8+[.J61])&amp;&quot;,0x&quot;&amp;DEC2HEX([.L61]*8+[.M61])&amp;&quot;,0x&quot;&amp;RIGHT(DEC2HEX([.N61]);2)&amp;&quot;,0x&quot;&amp;DEC2HEX([.P61]*8+[.Q61])&amp;&quot;,0x&quot;&amp;DEC2HEX([.S61]*8+[.T61])&amp;&quot;,0x&quot;&amp;DEC2HEX([.V61]*8+[.W61])&amp;&quot;},&quot;;&quot;&quot;)" office:value-type="string" office:string-value="{0xA7,0,7,0x10,     0x83,0x1B0,0x1BC,0x0,0x1A,0x1D,0x0}," calcext:value-type="string">
            <text:p>{0xA7,0,7,0x10, <text:s text:c="4"/>0x83,0x1B0,0x1BC,0x0,0x1A,0x1D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</text:p>
          </table:table-cell>
          <table:table-cell/>
          <table:table-cell table:formula="of:=[.D61]" office:value-type="float" office:value="7" calcext:value-type="float">
            <text:p>7</text:p>
          </table:table-cell>
          <table:table-cell/>
          <table:table-cell table:formula="of:=IF(LEN([.C62])&lt;2;[.F61]+1;[.F61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table:formula="of:=INT([.H62]/8)" office:value-type="float" office:value="52" calcext:value-type="float">
            <text:p>52</text:p>
          </table:table-cell>
          <table:table-cell table:formula="of:=[.H62]-[.I62]*8" office:value-type="float" office:value="4" calcext:value-type="float">
            <text:p>4</text:p>
          </table:table-cell>
          <table:table-cell table:formula="of:=[.H62]+23" office:value-type="float" office:value="443" calcext:value-type="float">
            <text:p>443</text:p>
          </table:table-cell>
          <table:table-cell table:formula="of:=INT([.K62]/8)" office:value-type="float" office:value="55" calcext:value-type="float">
            <text:p>55</text:p>
          </table:table-cell>
          <table:table-cell table:formula="of:=[.K62]-[.L6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2])&lt;2;&quot;{0xA7,0,&quot;&amp;[.D62]&amp;&quot;,0x&quot;&amp;DEC2HEX(4*[.F62])&amp;&quot;,     &quot;&amp;[.G62]&amp;&quot;,0x&quot;&amp;DEC2HEX([.I62]*8+[.J62])&amp;&quot;,0x&quot;&amp;DEC2HEX([.L62]*8+[.M62])&amp;&quot;,0x&quot;&amp;RIGHT(DEC2HEX([.N62]);2)&amp;&quot;,0x&quot;&amp;DEC2HEX([.P62]*8+[.Q62])&amp;&quot;,0x&quot;&amp;DEC2HEX([.S62]*8+[.T62])&amp;&quot;,0x&quot;&amp;DEC2HEX([.V62]*8+[.W62])&amp;&quot;},&quot;;&quot;&quot;)" office:value-type="string" office:string-value="{0xA7,0,7,0x14,     3,0x1A4,0x1BB,0x0,0x1A,0x0,0x1E}," calcext:value-type="string">
            <text:p>{0xA7,0,7,0x14, <text:s text:c="4"/>3,0x1A4,0x1BB,0x0,0x1A,0x0,0x1E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per</text:p>
          </table:table-cell>
          <table:table-cell/>
          <table:table-cell table:formula="of:=[.D62]" office:value-type="float" office:value="7" calcext:value-type="float">
            <text:p>7</text:p>
          </table:table-cell>
          <table:table-cell/>
          <table:table-cell table:formula="of:=IF(LEN([.C63])&lt;2;[.F62]+1;[.F6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63]/8)" office:value-type="float" office:value="51" calcext:value-type="float">
            <text:p>51</text:p>
          </table:table-cell>
          <table:table-cell table:formula="of:=[.H63]-[.I63]*8" office:value-type="float" office:value="0" calcext:value-type="float">
            <text:p>0</text:p>
          </table:table-cell>
          <table:table-cell table:formula="of:=[.H63]+23" office:value-type="float" office:value="431" calcext:value-type="float">
            <text:p>431</text:p>
          </table:table-cell>
          <table:table-cell table:formula="of:=INT([.K63]/8)" office:value-type="float" office:value="53" calcext:value-type="float">
            <text:p>53</text:p>
          </table:table-cell>
          <table:table-cell table:formula="of:=[.K63]-[.L63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3])&lt;2;&quot;{0xA7,0,&quot;&amp;[.D63]&amp;&quot;,0x&quot;&amp;DEC2HEX(4*[.F63])&amp;&quot;,     &quot;&amp;[.G63]&amp;&quot;,0x&quot;&amp;DEC2HEX([.I63]*8+[.J63])&amp;&quot;,0x&quot;&amp;DEC2HEX([.L63]*8+[.M63])&amp;&quot;,0x&quot;&amp;RIGHT(DEC2HEX([.N63]);2)&amp;&quot;,0x&quot;&amp;DEC2HEX([.P63]*8+[.Q63])&amp;&quot;,0x&quot;&amp;DEC2HEX([.S63]*8+[.T63])&amp;&quot;,0x&quot;&amp;DEC2HEX([.V63]*8+[.W63])&amp;&quot;},&quot;;&quot;&quot;)" office:value-type="string" office:string-value="{0xA7,0,7,0x18,     0X83,0x198,0x1AF,0x0,0x1A,0x1F,0x0}," calcext:value-type="string">
            <text:p>{0xA7,0,7,0x18, <text:s text:c="4"/>0X83,0x198,0x1AF,0x0,0x1A,0x1F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16</text:p>
          </table:table-cell>
          <table:table-cell/>
          <table:table-cell table:formula="of:=[.D63]" office:value-type="float" office:value="7" calcext:value-type="float">
            <text:p>7</text:p>
          </table:table-cell>
          <table:table-cell/>
          <table:table-cell table:formula="of:=IF(LEN([.C64])&lt;2;[.F63]+1;[.F63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64]/8)" office:value-type="float" office:value="62" calcext:value-type="float">
            <text:p>62</text:p>
          </table:table-cell>
          <table:table-cell table:formula="of:=[.H64]-[.I64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64]/8)" office:value-type="float" office:value="63" calcext:value-type="float">
            <text:p>63</text:p>
          </table:table-cell>
          <table:table-cell table:formula="of:=[.K64]-[.L6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4])&lt;2;&quot;{0xA7,0,&quot;&amp;[.D64]&amp;&quot;,0x&quot;&amp;DEC2HEX(4*[.F64])&amp;&quot;,     &quot;&amp;[.G64]&amp;&quot;,0x&quot;&amp;DEC2HEX([.I64]*8+[.J64])&amp;&quot;,0x&quot;&amp;DEC2HEX([.L64]*8+[.M64])&amp;&quot;,0x&quot;&amp;RIGHT(DEC2HEX([.N64]);2)&amp;&quot;,0x&quot;&amp;DEC2HEX([.P64]*8+[.Q64])&amp;&quot;,0x&quot;&amp;DEC2HEX([.S64]*8+[.T64])&amp;&quot;,0x&quot;&amp;DEC2HEX([.V64]*8+[.W64])&amp;&quot;},&quot;;&quot;&quot;)" office:value-type="string" office:string-value="{0xA7,0,7,0x1C,     0x83,0x1F0,0x1FC,0x0,0x1A,0x2D,0x0}," calcext:value-type="string">
            <text:p>{0xA7,0,7,0x1C, <text:s text:c="4"/>0x83,0x1F0,0x1FC,0x0,0x1A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</text:p>
          </table:table-cell>
          <table:table-cell/>
          <table:table-cell table:formula="of:=[.D64]" office:value-type="float" office:value="7" calcext:value-type="float">
            <text:p>7</text:p>
          </table:table-cell>
          <table:table-cell/>
          <table:table-cell table:formula="of:=IF(LEN([.C65])&lt;2;[.F64]+1;[.F64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table:formula="of:=[.H64]-12" office:value-type="float" office:value="484" calcext:value-type="float">
            <text:p>484</text:p>
          </table:table-cell>
          <table:table-cell table:formula="of:=INT([.H65]/8)" office:value-type="float" office:value="60" calcext:value-type="float">
            <text:p>60</text:p>
          </table:table-cell>
          <table:table-cell table:formula="of:=[.H65]-[.I65]*8" office:value-type="float" office:value="4" calcext:value-type="float">
            <text:p>4</text:p>
          </table:table-cell>
          <table:table-cell table:formula="of:=[.H65]+23" office:value-type="float" office:value="507" calcext:value-type="float">
            <text:p>507</text:p>
          </table:table-cell>
          <table:table-cell table:formula="of:=INT([.K65]/8)" office:value-type="float" office:value="63" calcext:value-type="float">
            <text:p>63</text:p>
          </table:table-cell>
          <table:table-cell table:formula="of:=[.K65]-[.L6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5])&lt;2;&quot;{0xA7,0,&quot;&amp;[.D65]&amp;&quot;,0x&quot;&amp;DEC2HEX(4*[.F65])&amp;&quot;,     &quot;&amp;[.G65]&amp;&quot;,0x&quot;&amp;DEC2HEX([.I65]*8+[.J65])&amp;&quot;,0x&quot;&amp;DEC2HEX([.L65]*8+[.M65])&amp;&quot;,0x&quot;&amp;RIGHT(DEC2HEX([.N65]);2)&amp;&quot;,0x&quot;&amp;DEC2HEX([.P65]*8+[.Q65])&amp;&quot;,0x&quot;&amp;DEC2HEX([.S65]*8+[.T65])&amp;&quot;,0x&quot;&amp;DEC2HEX([.V65]*8+[.W65])&amp;&quot;},&quot;;&quot;&quot;)" office:value-type="string" office:string-value="{0xA7,0,7,0x20,     0x83,0x1E4,0x1FB,0x0,0x1A,0x2E,0x0}," calcext:value-type="string">
            <text:p>{0xA7,0,7,0x20, <text:s text:c="4"/>0x83,0x1E4,0x1FB,0x0,0x1A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 4</text:p>
          </table:table-cell>
          <table:table-cell/>
          <table:table-cell table:formula="of:=[.D65]" office:value-type="float" office:value="7" calcext:value-type="float">
            <text:p>7</text:p>
          </table:table-cell>
          <table:table-cell/>
          <table:table-cell table:formula="of:=IF(LEN([.C66])&lt;2;[.F65]+1;[.F65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table:formula="of:=[.H65]-12" office:value-type="float" office:value="472" calcext:value-type="float">
            <text:p>472</text:p>
          </table:table-cell>
          <table:table-cell table:formula="of:=INT([.H66]/8)" office:value-type="float" office:value="59" calcext:value-type="float">
            <text:p>59</text:p>
          </table:table-cell>
          <table:table-cell table:formula="of:=[.H66]-[.I66]*8" office:value-type="float" office:value="0" calcext:value-type="float">
            <text:p>0</text:p>
          </table:table-cell>
          <table:table-cell table:formula="of:=[.H66]+23" office:value-type="float" office:value="495" calcext:value-type="float">
            <text:p>495</text:p>
          </table:table-cell>
          <table:table-cell table:formula="of:=INT([.K66]/8)" office:value-type="float" office:value="61" calcext:value-type="float">
            <text:p>61</text:p>
          </table:table-cell>
          <table:table-cell table:formula="of:=[.K66]-[.L6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6])&lt;2;&quot;{0xA7,0,&quot;&amp;[.D66]&amp;&quot;,0x&quot;&amp;DEC2HEX(4*[.F66])&amp;&quot;,     &quot;&amp;[.G66]&amp;&quot;,0x&quot;&amp;DEC2HEX([.I66]*8+[.J66])&amp;&quot;,0x&quot;&amp;DEC2HEX([.L66]*8+[.M66])&amp;&quot;,0x&quot;&amp;RIGHT(DEC2HEX([.N66]);2)&amp;&quot;,0x&quot;&amp;DEC2HEX([.P66]*8+[.Q66])&amp;&quot;,0x&quot;&amp;DEC2HEX([.S66]*8+[.T66])&amp;&quot;,0x&quot;&amp;DEC2HEX([.V66]*8+[.W66])&amp;&quot;},&quot;;&quot;&quot;)" office:value-type="string" office:string-value="{0xA7,0,7,0x24,     0x83,0x1D8,0x1EF,0x0,0x1A,0x2F,0x0}," calcext:value-type="string">
            <text:p>{0xA7,0,7,0x24, <text:s text:c="4"/>0x83,0x1D8,0x1EF,0x0,0x1A,0x2F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b</text:p>
          </table:table-cell>
          <table:table-cell/>
          <table:table-cell table:formula="of:=[.D66]" office:value-type="float" office:value="7" calcext:value-type="float">
            <text:p>7</text:p>
          </table:table-cell>
          <table:table-cell/>
          <table:table-cell table:formula="of:=IF(LEN([.C67])&lt;2;[.F66]+1;[.F66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67]/8)" office:value-type="float" office:value="52" calcext:value-type="float">
            <text:p>52</text:p>
          </table:table-cell>
          <table:table-cell table:formula="of:=[.H67]-[.I67]*8" office:value-type="float" office:value="4" calcext:value-type="float">
            <text:p>4</text:p>
          </table:table-cell>
          <table:table-cell table:formula="of:=[.H67]+23" office:value-type="float" office:value="443" calcext:value-type="float">
            <text:p>443</text:p>
          </table:table-cell>
          <table:table-cell table:formula="of:=INT([.K67]/8)" office:value-type="float" office:value="55" calcext:value-type="float">
            <text:p>55</text:p>
          </table:table-cell>
          <table:table-cell table:formula="of:=[.K67]-[.L6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7])&lt;2;&quot;{0xA7,0,&quot;&amp;[.D67]&amp;&quot;,0x&quot;&amp;DEC2HEX(4*[.F67])&amp;&quot;,     &quot;&amp;[.G67]&amp;&quot;,0x&quot;&amp;DEC2HEX([.I67]*8+[.J67])&amp;&quot;,0x&quot;&amp;DEC2HEX([.L67]*8+[.M67])&amp;&quot;,0x&quot;&amp;RIGHT(DEC2HEX([.N67]);2)&amp;&quot;,0x&quot;&amp;DEC2HEX([.P67]*8+[.Q67])&amp;&quot;,0x&quot;&amp;DEC2HEX([.S67]*8+[.T67])&amp;&quot;,0x&quot;&amp;DEC2HEX([.V67]*8+[.W67])&amp;&quot;},&quot;;&quot;&quot;)" office:value-type="string" office:string-value="{0xA7,0,7,0x28,     0x83,0x1A4,0x1BB,0x0,0x1B,0x1D,0x0}," calcext:value-type="string">
            <text:p>{0xA7,0,7,0x28, <text:s text:c="4"/>0x83,0x1A4,0x1BB,0x0,0x1B,0x1D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</text:p>
          </table:table-cell>
          <table:table-cell/>
          <table:table-cell table:formula="of:=[.D67]" office:value-type="float" office:value="7" calcext:value-type="float">
            <text:p>7</text:p>
          </table:table-cell>
          <table:table-cell/>
          <table:table-cell table:formula="of:=IF(LEN([.C68])&lt;2;[.F67]+1;[.F67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table:formula="of:=INT([.H68]/8)" office:value-type="float" office:value="51" calcext:value-type="float">
            <text:p>51</text:p>
          </table:table-cell>
          <table:table-cell table:formula="of:=[.H68]-[.I68]*8" office:value-type="float" office:value="0" calcext:value-type="float">
            <text:p>0</text:p>
          </table:table-cell>
          <table:table-cell table:formula="of:=[.H68]+23" office:value-type="float" office:value="431" calcext:value-type="float">
            <text:p>431</text:p>
          </table:table-cell>
          <table:table-cell table:formula="of:=INT([.K68]/8)" office:value-type="float" office:value="53" calcext:value-type="float">
            <text:p>53</text:p>
          </table:table-cell>
          <table:table-cell table:formula="of:=[.K68]-[.L6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8])&lt;2;&quot;{0xA7,0,&quot;&amp;[.D68]&amp;&quot;,0x&quot;&amp;DEC2HEX(4*[.F68])&amp;&quot;,     &quot;&amp;[.G68]&amp;&quot;,0x&quot;&amp;DEC2HEX([.I68]*8+[.J68])&amp;&quot;,0x&quot;&amp;DEC2HEX([.L68]*8+[.M68])&amp;&quot;,0x&quot;&amp;RIGHT(DEC2HEX([.N68]);2)&amp;&quot;,0x&quot;&amp;DEC2HEX([.P68]*8+[.Q68])&amp;&quot;,0x&quot;&amp;DEC2HEX([.S68]*8+[.T68])&amp;&quot;,0x&quot;&amp;DEC2HEX([.V68]*8+[.W68])&amp;&quot;},&quot;;&quot;&quot;)" office:value-type="string" office:string-value="{0xA7,0,7,0x2C,     3,0x198,0x1AF,0x0,0x1B,0x0,0x1E}," calcext:value-type="string">
            <text:p>{0xA7,0,7,0x2C, <text:s text:c="4"/>3,0x198,0x1AF,0x0,0x1B,0x0,0x1E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per</text:p>
          </table:table-cell>
          <table:table-cell/>
          <table:table-cell table:formula="of:=[.D68]" office:value-type="float" office:value="7" calcext:value-type="float">
            <text:p>7</text:p>
          </table:table-cell>
          <table:table-cell/>
          <table:table-cell table:formula="of:=IF(LEN([.C69])&lt;2;[.F68]+1;[.F68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69]/8)" office:value-type="float" office:value="49" calcext:value-type="float">
            <text:p>49</text:p>
          </table:table-cell>
          <table:table-cell table:formula="of:=[.H69]-[.I69]*8" office:value-type="float" office:value="4" calcext:value-type="float">
            <text:p>4</text:p>
          </table:table-cell>
          <table:table-cell table:formula="of:=[.H69]+23" office:value-type="float" office:value="419" calcext:value-type="float">
            <text:p>419</text:p>
          </table:table-cell>
          <table:table-cell table:formula="of:=INT([.K69]/8)" office:value-type="float" office:value="52" calcext:value-type="float">
            <text:p>52</text:p>
          </table:table-cell>
          <table:table-cell table:formula="of:=[.K69]-[.L69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9])&lt;2;&quot;{0xA7,0,&quot;&amp;[.D69]&amp;&quot;,0x&quot;&amp;DEC2HEX(4*[.F69])&amp;&quot;,     &quot;&amp;[.G69]&amp;&quot;,0x&quot;&amp;DEC2HEX([.I69]*8+[.J69])&amp;&quot;,0x&quot;&amp;DEC2HEX([.L69]*8+[.M69])&amp;&quot;,0x&quot;&amp;RIGHT(DEC2HEX([.N69]);2)&amp;&quot;,0x&quot;&amp;DEC2HEX([.P69]*8+[.Q69])&amp;&quot;,0x&quot;&amp;DEC2HEX([.S69]*8+[.T69])&amp;&quot;,0x&quot;&amp;DEC2HEX([.V69]*8+[.W69])&amp;&quot;},&quot;;&quot;&quot;)" office:value-type="string" office:string-value="{0xA7,0,7,0x30,     0X83,0x18C,0x1A3,0x0,0x1B,0x1F,0x0}," calcext:value-type="string">
            <text:p>{0xA7,0,7,0x30, <text:s text:c="4"/>0X83,0x18C,0x1A3,0x0,0x1B,0x1F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16</text:p>
          </table:table-cell>
          <table:table-cell/>
          <table:table-cell table:formula="of:=[.D69]" office:value-type="float" office:value="7" calcext:value-type="float">
            <text:p>7</text:p>
          </table:table-cell>
          <table:table-cell/>
          <table:table-cell table:formula="of:=IF(LEN([.C70])&lt;2;[.F69]+1;[.F69])" office:value-type="float" office:value="13" calcext:value-type="float">
            <text:p>13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70]/8)" office:value-type="float" office:value="60" calcext:value-type="float">
            <text:p>60</text:p>
          </table:table-cell>
          <table:table-cell table:formula="of:=[.H70]-[.I70]*8" office:value-type="float" office:value="4" calcext:value-type="float">
            <text:p>4</text:p>
          </table:table-cell>
          <table:table-cell table:formula="of:=[.H70]+23" office:value-type="float" office:value="507" calcext:value-type="float">
            <text:p>507</text:p>
          </table:table-cell>
          <table:table-cell table:formula="of:=INT([.K70]/8)" office:value-type="float" office:value="63" calcext:value-type="float">
            <text:p>63</text:p>
          </table:table-cell>
          <table:table-cell table:formula="of:=[.K70]-[.L7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0])&lt;2;&quot;{0xA7,0,&quot;&amp;[.D70]&amp;&quot;,0x&quot;&amp;DEC2HEX(4*[.F70])&amp;&quot;,     &quot;&amp;[.G70]&amp;&quot;,0x&quot;&amp;DEC2HEX([.I70]*8+[.J70])&amp;&quot;,0x&quot;&amp;DEC2HEX([.L70]*8+[.M70])&amp;&quot;,0x&quot;&amp;RIGHT(DEC2HEX([.N70]);2)&amp;&quot;,0x&quot;&amp;DEC2HEX([.P70]*8+[.Q70])&amp;&quot;,0x&quot;&amp;DEC2HEX([.S70]*8+[.T70])&amp;&quot;,0x&quot;&amp;DEC2HEX([.V70]*8+[.W70])&amp;&quot;},&quot;;&quot;&quot;)" office:value-type="string" office:string-value="{0xA7,0,7,0x34,     0x83,0x1E4,0x1FB,0x0,0x1B,0x2D,0x0}," calcext:value-type="string">
            <text:p>{0xA7,0,7,0x34, <text:s text:c="4"/>0x83,0x1E4,0x1FB,0x0,0x1B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</text:p>
          </table:table-cell>
          <table:table-cell/>
          <table:table-cell table:formula="of:=[.D70]" office:value-type="float" office:value="7" calcext:value-type="float">
            <text:p>7</text:p>
          </table:table-cell>
          <table:table-cell/>
          <table:table-cell table:formula="of:=IF(LEN([.C71])&lt;2;[.F70]+1;[.F70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table:formula="of:=[.H70]-12" office:value-type="float" office:value="472" calcext:value-type="float">
            <text:p>472</text:p>
          </table:table-cell>
          <table:table-cell table:formula="of:=INT([.H71]/8)" office:value-type="float" office:value="59" calcext:value-type="float">
            <text:p>59</text:p>
          </table:table-cell>
          <table:table-cell table:formula="of:=[.H71]-[.I71]*8" office:value-type="float" office:value="0" calcext:value-type="float">
            <text:p>0</text:p>
          </table:table-cell>
          <table:table-cell table:formula="of:=[.H71]+23" office:value-type="float" office:value="495" calcext:value-type="float">
            <text:p>495</text:p>
          </table:table-cell>
          <table:table-cell table:formula="of:=INT([.K71]/8)" office:value-type="float" office:value="61" calcext:value-type="float">
            <text:p>61</text:p>
          </table:table-cell>
          <table:table-cell table:formula="of:=[.K71]-[.L7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1])&lt;2;&quot;{0xA7,0,&quot;&amp;[.D71]&amp;&quot;,0x&quot;&amp;DEC2HEX(4*[.F71])&amp;&quot;,     &quot;&amp;[.G71]&amp;&quot;,0x&quot;&amp;DEC2HEX([.I71]*8+[.J71])&amp;&quot;,0x&quot;&amp;DEC2HEX([.L71]*8+[.M71])&amp;&quot;,0x&quot;&amp;RIGHT(DEC2HEX([.N71]);2)&amp;&quot;,0x&quot;&amp;DEC2HEX([.P71]*8+[.Q71])&amp;&quot;,0x&quot;&amp;DEC2HEX([.S71]*8+[.T71])&amp;&quot;,0x&quot;&amp;DEC2HEX([.V71]*8+[.W71])&amp;&quot;},&quot;;&quot;&quot;)" office:value-type="string" office:string-value="{0xA7,0,7,0x38,     0x83,0x1D8,0x1EF,0x0,0x1B,0x2E,0x0}," calcext:value-type="string">
            <text:p>{0xA7,0,7,0x38, <text:s text:c="4"/>0x83,0x1D8,0x1EF,0x0,0x1B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 4</text:p>
          </table:table-cell>
          <table:table-cell/>
          <table:table-cell table:formula="of:=[.D71]" office:value-type="float" office:value="7" calcext:value-type="float">
            <text:p>7</text:p>
          </table:table-cell>
          <table:table-cell/>
          <table:table-cell table:formula="of:=IF(LEN([.C72])&lt;2;[.F71]+1;[.F71])" office:value-type="float" office:value="15" calcext:value-type="float">
            <text:p>15</text:p>
          </table:table-cell>
          <table:table-cell office:value-type="string" calcext:value-type="string">
            <text:p>0x83</text:p>
          </table:table-cell>
          <table:table-cell table:formula="of:=[.H71]-12" office:value-type="float" office:value="460" calcext:value-type="float">
            <text:p>460</text:p>
          </table:table-cell>
          <table:table-cell table:formula="of:=INT([.H72]/8)" office:value-type="float" office:value="57" calcext:value-type="float">
            <text:p>57</text:p>
          </table:table-cell>
          <table:table-cell table:formula="of:=[.H72]-[.I72]*8" office:value-type="float" office:value="4" calcext:value-type="float">
            <text:p>4</text:p>
          </table:table-cell>
          <table:table-cell table:formula="of:=[.H72]+23" office:value-type="float" office:value="483" calcext:value-type="float">
            <text:p>483</text:p>
          </table:table-cell>
          <table:table-cell table:formula="of:=INT([.K72]/8)" office:value-type="float" office:value="60" calcext:value-type="float">
            <text:p>60</text:p>
          </table:table-cell>
          <table:table-cell table:formula="of:=[.K72]-[.L7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2])&lt;2;&quot;{0xA7,0,&quot;&amp;[.D72]&amp;&quot;,0x&quot;&amp;DEC2HEX(4*[.F72])&amp;&quot;,     &quot;&amp;[.G72]&amp;&quot;,0x&quot;&amp;DEC2HEX([.I72]*8+[.J72])&amp;&quot;,0x&quot;&amp;DEC2HEX([.L72]*8+[.M72])&amp;&quot;,0x&quot;&amp;RIGHT(DEC2HEX([.N72]);2)&amp;&quot;,0x&quot;&amp;DEC2HEX([.P72]*8+[.Q72])&amp;&quot;,0x&quot;&amp;DEC2HEX([.S72]*8+[.T72])&amp;&quot;,0x&quot;&amp;DEC2HEX([.V72]*8+[.W72])&amp;&quot;},&quot;;&quot;&quot;)" office:value-type="string" office:string-value="{0xA7,0,7,0x3C,     0x83,0x1CC,0x1E3,0x0,0x1B,0x2F,0x0}," calcext:value-type="string">
            <text:p>{0xA7,0,7,0x3C, <text:s text:c="4"/>0x83,0x1CC,0x1E3,0x0,0x1B,0x2F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W/PED</text:p>
          </table:table-cell>
          <table:table-cell office:value-type="string" calcext:value-type="string">
            <text:p>na</text:p>
          </table:table-cell>
          <table:table-cell table:formula="of:=[.D72]" office:value-type="float" office:value="7" calcext:value-type="float">
            <text:p>7</text:p>
          </table:table-cell>
          <table:table-cell/>
          <table:table-cell table:formula="of:=IF(LEN([.C73])&lt;2;[.F72]+1;[.F72])" office:value-type="float" office:value="15" calcext:value-type="float">
            <text:p>15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73]/8)" office:value-type="float" office:value="25" calcext:value-type="float">
            <text:p>25</text:p>
          </table:table-cell>
          <table:table-cell table:formula="of:=[.H73]-[.I73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73]/8)" office:value-type="float" office:value="27" calcext:value-type="float">
            <text:p>27</text:p>
          </table:table-cell>
          <table:table-cell table:formula="of:=[.K73]-[.L7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3])&lt;2;&quot;{0xA7,0,&quot;&amp;[.D73]&amp;&quot;,0x&quot;&amp;DEC2HEX(4*[.F73])&amp;&quot;,     &quot;&amp;[.G73]&amp;&quot;,0x&quot;&amp;DEC2HEX([.I73]*8+[.J73])&amp;&quot;,0x&quot;&amp;DEC2HEX([.L73]*8+[.M73])&amp;&quot;,0x&quot;&amp;RIGHT(DEC2HEX([.N73]);2)&amp;&quot;,0x&quot;&amp;DEC2HEX([.P73]*8+[.Q73])&amp;&quot;,0x&quot;&amp;DEC2HEX([.S73]*8+[.T73])&amp;&quot;,0x&quot;&amp;DEC2HEX([.V73]*8+[.W7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4 = bit 9 of N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W/PED Super</text:p>
          </table:table-cell>
          <table:table-cell/>
          <table:table-cell table:formula="of:=[.D73]" office:value-type="float" office:value="7" calcext:value-type="float">
            <text:p>7</text:p>
          </table:table-cell>
          <table:table-cell/>
          <table:table-cell table:formula="of:=IF(LEN([.C74])&lt;2;[.F73]+1;[.F73])" office:value-type="float" office:value="16" calcext:value-type="float">
            <text:p>16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74]/8)" office:value-type="float" office:value="27" calcext:value-type="float">
            <text:p>27</text:p>
          </table:table-cell>
          <table:table-cell table:formula="of:=[.H74]-[.I74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74]/8)" office:value-type="float" office:value="27" calcext:value-type="float">
            <text:p>27</text:p>
          </table:table-cell>
          <table:table-cell table:formula="of:=[.K74]-[.L74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4])&lt;2;&quot;{0xA7,0,&quot;&amp;[.D74]&amp;&quot;,0x&quot;&amp;DEC2HEX(4*[.F74])&amp;&quot;,     &quot;&amp;[.G74]&amp;&quot;,0x&quot;&amp;DEC2HEX([.I74]*8+[.J74])&amp;&quot;,0x&quot;&amp;DEC2HEX([.L74]*8+[.M74])&amp;&quot;,0x&quot;&amp;RIGHT(DEC2HEX([.N74]);2)&amp;&quot;,0x&quot;&amp;DEC2HEX([.P74]*8+[.Q74])&amp;&quot;,0x&quot;&amp;DEC2HEX([.S74]*8+[.T74])&amp;&quot;,0x&quot;&amp;DEC2HEX([.V74]*8+[.W74])&amp;&quot;},&quot;;&quot;&quot;)" office:value-type="string" office:string-value="{0xA7,0,7,0x40,     0x80,0xD8,0xDF,0x0,0x1A,0xD,0x0}," calcext:value-type="string">
            <text:p>{0xA7,0,7,0x40, <text:s text:c="4"/>0x80,0xD8,0xDF,0x0,0x1A,0xD,0x0},</text:p>
          </table:table-cell>
          <table:table-cell table:number-columns-repeated="2"/>
          <table:table-cell office:value-type="string" calcext:value-type="string">
            <text:p><text:s text:c="8"/>// <text:s text:c="9"/>Bit 7 = 1=Coupler 0=Stop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GT/PED</text:p>
          </table:table-cell>
          <table:table-cell office:value-type="string" calcext:value-type="string">
            <text:p>na</text:p>
          </table:table-cell>
          <table:table-cell table:formula="of:=[.D74]" office:value-type="float" office:value="7" calcext:value-type="float">
            <text:p>7</text:p>
          </table:table-cell>
          <table:table-cell/>
          <table:table-cell table:formula="of:=IF(LEN([.C75])&lt;2;[.F74]+1;[.F74])" office:value-type="float" office:value="16" calcext:value-type="float">
            <text:p>16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75]/8)" office:value-type="float" office:value="25" calcext:value-type="float">
            <text:p>25</text:p>
          </table:table-cell>
          <table:table-cell table:formula="of:=[.H75]-[.I7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75]/8)" office:value-type="float" office:value="27" calcext:value-type="float">
            <text:p>27</text:p>
          </table:table-cell>
          <table:table-cell table:formula="of:=[.K75]-[.L7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5])&lt;2;&quot;{0xA7,0,&quot;&amp;[.D75]&amp;&quot;,0x&quot;&amp;DEC2HEX(4*[.F75])&amp;&quot;,     &quot;&amp;[.G75]&amp;&quot;,0x&quot;&amp;DEC2HEX([.I75]*8+[.J75])&amp;&quot;,0x&quot;&amp;DEC2HEX([.L75]*8+[.M75])&amp;&quot;,0x&quot;&amp;RIGHT(DEC2HEX([.N75]);2)&amp;&quot;,0x&quot;&amp;DEC2HEX([.P75]*8+[.Q75])&amp;&quot;,0x&quot;&amp;DEC2HEX([.S75]*8+[.T75])&amp;&quot;,0x&quot;&amp;DEC2HEX([.V75]*8+[.W75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4 = bit 9 of N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W/PED</text:p>
          </table:table-cell>
          <table:table-cell/>
          <table:table-cell table:formula="of:=[.D75]" office:value-type="float" office:value="7" calcext:value-type="float">
            <text:p>7</text:p>
          </table:table-cell>
          <table:table-cell/>
          <table:table-cell table:formula="of:=IF(LEN([.C76])&lt;2;[.F75]+1;[.F75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76]/8)" office:value-type="float" office:value="27" calcext:value-type="float">
            <text:p>27</text:p>
          </table:table-cell>
          <table:table-cell table:formula="of:=[.H76]-[.I76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76]/8)" office:value-type="float" office:value="27" calcext:value-type="float">
            <text:p>27</text:p>
          </table:table-cell>
          <table:table-cell table:formula="of:=[.K76]-[.L76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6])&lt;2;&quot;{0xA7,0,&quot;&amp;[.D76]&amp;&quot;,0x&quot;&amp;DEC2HEX(4*[.F76])&amp;&quot;,     &quot;&amp;[.G76]&amp;&quot;,0x&quot;&amp;DEC2HEX([.I76]*8+[.J76])&amp;&quot;,0x&quot;&amp;DEC2HEX([.L76]*8+[.M76])&amp;&quot;,0x&quot;&amp;RIGHT(DEC2HEX([.N76]);2)&amp;&quot;,0x&quot;&amp;DEC2HEX([.P76]*8+[.Q76])&amp;&quot;,0x&quot;&amp;DEC2HEX([.S76]*8+[.T76])&amp;&quot;,0x&quot;&amp;DEC2HEX([.V76]*8+[.W76])&amp;&quot;},&quot;;&quot;&quot;)" office:value-type="string" office:string-value="{0xA7,0,7,0x44,     0x80,0xD8,0xDF,0x0,0x1B,0xC,0x0}," calcext:value-type="string">
            <text:p>{0xA7,0,7,0x44, <text:s text:c="4"/>0x80,0xD8,0xDF,0x0,0x1B,0xC,0x0},</text:p>
          </table:table-cell>
          <table:table-cell table:number-columns-repeated="2"/>
          <table:table-cell office:value-type="string" calcext:value-type="string">
            <text:p><text:s text:c="8"/>// the pipe driver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W/PED Super</text:p>
          </table:table-cell>
          <table:table-cell/>
          <table:table-cell table:formula="of:=[.D76]" office:value-type="float" office:value="7" calcext:value-type="float">
            <text:p>7</text:p>
          </table:table-cell>
          <table:table-cell/>
          <table:table-cell table:formula="of:=IF(LEN([.C77])&lt;2;[.F76]+1;[.F76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77]/8)" office:value-type="float" office:value="25" calcext:value-type="float">
            <text:p>25</text:p>
          </table:table-cell>
          <table:table-cell table:formula="of:=[.H77]-[.I77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77]/8)" office:value-type="float" office:value="27" calcext:value-type="float">
            <text:p>27</text:p>
          </table:table-cell>
          <table:table-cell table:formula="of:=[.K77]-[.L77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7])&lt;2;&quot;{0xA7,0,&quot;&amp;[.D77]&amp;&quot;,0x&quot;&amp;DEC2HEX(4*[.F77])&amp;&quot;,     &quot;&amp;[.G77]&amp;&quot;,0x&quot;&amp;DEC2HEX([.I77]*8+[.J77])&amp;&quot;,0x&quot;&amp;DEC2HEX([.L77]*8+[.M77])&amp;&quot;,0x&quot;&amp;RIGHT(DEC2HEX([.N77]);2)&amp;&quot;,0x&quot;&amp;DEC2HEX([.P77]*8+[.Q77])&amp;&quot;,0x&quot;&amp;DEC2HEX([.S77]*8+[.T77])&amp;&quot;,0x&quot;&amp;DEC2HEX([.V77]*8+[.W77])&amp;&quot;},&quot;;&quot;&quot;)" office:value-type="string" office:string-value="{0xA7,0,7,0x48,     0x80,0xCC,0xDF,0x0,0x1B,0xD,0x0}," calcext:value-type="string">
            <text:p>{0xA7,0,7,0x48, <text:s text:c="4"/>0x80,0xCC,0xDF,0x0,0x1B,0xD,0x0},</text:p>
          </table:table-cell>
          <table:table-cell table:number-columns-repeated="2"/>
          <table:table-cell office:value-type="string" calcext:value-type="string">
            <text:p><text:s text:c="8"/>// <text:s text:c="5"/>8n+3 = 256 bit Offset from keyboard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¼ and controls (shoe, trem)</text:p>
          </table:table-cell>
          <table:table-cell table:number-columns-repeated="21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<text:s text:c="8"/>// <text:s text:c="5"/>Activation formula is 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F123]" office:value-type="float" office:value="29" calcext:value-type="float">
            <text:p>29</text:p>
          </table:table-cell>
          <table:table-cell table:number-columns-repeated="18"/>
          <table:table-cell table:style-name="Default" table:formula="of:=&quot;{0xA8,0x0,0x08,0x0,       &quot;&amp;[.C81]&amp;&quot;,&quot;&amp;[.D81]&amp;&quot;,0x&quot;&amp;DEC2HEX([.E81])&amp;&quot;,0xFF,0xFF,0xFF,0x5A,0x96},&quot;" office:value-type="string" office:string-value="{0xA8,0x0,0x08,0x0,       0,8,0x1D,0xFF,0xFF,0xFF,0x5A,0x96}," calcext:value-type="string">
            <text:p>{0xA8,0x0,0x08,0x0, <text:s text:c="6"/>0,8,0x1D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Trombone</text:p>
          </table:table-cell>
          <table:table-cell office:value-type="string" calcext:value-type="string">
            <text:p>na</text:p>
          </table:table-cell>
          <table:table-cell table:formula="of:=[.D81]" office:value-type="float" office:value="8" calcext:value-type="float">
            <text:p>8</text:p>
          </table:table-cell>
          <table:table-cell/>
          <table:table-cell table:formula="of:=IF(LEN([.C83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83]/8)" office:value-type="float" office:value="27" calcext:value-type="float">
            <text:p>27</text:p>
          </table:table-cell>
          <table:table-cell table:formula="of:=[.H83]-[.I8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83]/8)" office:value-type="float" office:value="27" calcext:value-type="float">
            <text:p>27</text:p>
          </table:table-cell>
          <table:table-cell table:formula="of:=[.K83]-[.L8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R83]/8)" office:value-type="float" office:value="0" calcext:value-type="float">
            <text:p>0</text:p>
          </table:table-cell>
          <table:table-cell table:formula="of:=[.R83]-[.S83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83]/8)" office:value-type="float" office:value="0" calcext:value-type="float">
            <text:p>0</text:p>
          </table:table-cell>
          <table:table-cell table:formula="of:=[.U83]-[.V83]*8" office:value-type="float" office:value="0" calcext:value-type="float">
            <text:p>0</text:p>
          </table:table-cell>
          <table:table-cell table:formula="of:=IF(LEN([.C83])&lt;2;&quot;{0xA7,0,&quot;&amp;[.D83]&amp;&quot;,0x&quot;&amp;DEC2HEX(4*[.F83])&amp;&quot;,     &quot;&amp;[.G83]&amp;&quot;,0x&quot;&amp;DEC2HEX([.I83]*8+[.J83])&amp;&quot;,0x&quot;&amp;DEC2HEX([.L83]*8+[.M83])&amp;&quot;,0x&quot;&amp;RIGHT(DEC2HEX([.N83]);2)&amp;&quot;,0x&quot;&amp;DEC2HEX([.P83]*8+[.Q83])&amp;&quot;,0x&quot;&amp;DEC2HEX([.S83]*8+[.T83])&amp;&quot;,0x&quot;&amp;DEC2HEX([.V83]*8+[.W83])&amp;&quot;},&quot;;&quot;&quot;)">
            <text:p/>
          </table:table-cell>
          <table:table-cell/>
          <table:table-cell table:formula="of:=IF([.C83]=&quot;&quot;;[.K83]-[.H83]+1;&quot;&quot;)">
            <text:p/>
          </table:table-cell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Trombone</text:p>
          </table:table-cell>
          <table:table-cell office:value-type="string" calcext:value-type="string">
            <text:p>na</text:p>
          </table:table-cell>
          <table:table-cell table:formula="of:=[.D83]" office:value-type="float" office:value="8" calcext:value-type="float">
            <text:p>8</text:p>
          </table:table-cell>
          <table:table-cell/>
          <table:table-cell table:formula="of:=IF(LEN([.C84])&lt;2;[.F83]+1;[.F83])"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INT([.H84]/8)" office:value-type="float" office:value="25" calcext:value-type="float">
            <text:p>25</text:p>
          </table:table-cell>
          <table:table-cell table:formula="of:=[.H84]-[.I84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84]/8)" office:value-type="float" office:value="27" calcext:value-type="float">
            <text:p>27</text:p>
          </table:table-cell>
          <table:table-cell table:formula="of:=[.K84]-[.L8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4])&lt;2;&quot;{0xA7,0,&quot;&amp;[.D84]&amp;&quot;,0x&quot;&amp;DEC2HEX(4*[.F84])&amp;&quot;,     &quot;&amp;[.G84]&amp;&quot;,0x&quot;&amp;DEC2HEX([.I84]*8+[.J84])&amp;&quot;,0x&quot;&amp;DEC2HEX([.L84]*8+[.M84])&amp;&quot;,0x&quot;&amp;RIGHT(DEC2HEX([.N84]);2)&amp;&quot;,0x&quot;&amp;DEC2HEX([.P84]*8+[.Q84])&amp;&quot;,0x&quot;&amp;DEC2HEX([.S84]*8+[.T84])&amp;&quot;,0x&quot;&amp;DEC2HEX([.V84]*8+[.W84])&amp;&quot;},&quot;;&quot;&quot;)">
            <text:p/>
          </table:table-cell>
          <table:table-cell/>
          <table:table-cell table:formula="of:=IF([.C84]=&quot;&quot;;[.K84]-[.H84]+1;&quot;&quot;)">
            <text:p/>
          </table:table-cell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</text:p>
          </table:table-cell>
          <table:table-cell/>
          <table:table-cell table:formula="of:=[.D84]" office:value-type="float" office:value="8" calcext:value-type="float">
            <text:p>8</text:p>
          </table:table-cell>
          <table:table-cell/>
          <table:table-cell table:formula="of:=IF(LEN([.C85])&lt;2;[.F84]+1;[.F8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table:formula="of:=INT([.H85]/8)" office:value-type="float" office:value="63" calcext:value-type="float">
            <text:p>63</text:p>
          </table:table-cell>
          <table:table-cell table:formula="of:=[.H85]-[.I85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85]/8)" office:value-type="float" office:value="63" calcext:value-type="float">
            <text:p>63</text:p>
          </table:table-cell>
          <table:table-cell table:formula="of:=[.K85]-[.L8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5])&lt;2;&quot;{0xA7,0,&quot;&amp;[.D85]&amp;&quot;,0x&quot;&amp;DEC2HEX(4*[.F85])&amp;&quot;,     &quot;&amp;[.G85]&amp;&quot;,0x&quot;&amp;DEC2HEX([.I85]*8+[.J85])&amp;&quot;,0x&quot;&amp;DEC2HEX([.L85]*8+[.M85])&amp;&quot;,0x&quot;&amp;RIGHT(DEC2HEX([.N85]);2)&amp;&quot;,0x&quot;&amp;DEC2HEX([.P85]*8+[.Q85])&amp;&quot;,0x&quot;&amp;DEC2HEX([.S85]*8+[.T85])&amp;&quot;,0x&quot;&amp;DEC2HEX([.V85]*8+[.W85])&amp;&quot;},&quot;;&quot;&quot;)" office:value-type="string" office:string-value="{0xA7,0,8,0x4,     3,0x1FC,0x1FC,0x0,0x2B,0x0,0x0}," calcext:value-type="string">
            <text:p>{0xA7,0,8,0x4, <text:s text:c="4"/>3,0x1FC,0x1FC,0x0,0x2B,0x0,0x0},</text:p>
          </table:table-cell>
          <table:table-cell/>
          <table:table-cell table:formula="of:=IF([.C85]=&quot;&quot;;[.K85]-[.H85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super</text:p>
          </table:table-cell>
          <table:table-cell/>
          <table:table-cell table:formula="of:=[.D85]" office:value-type="float" office:value="8" calcext:value-type="float">
            <text:p>8</text:p>
          </table:table-cell>
          <table:table-cell/>
          <table:table-cell table:formula="of:=IF(LEN([.C86])&lt;2;[.F85]+1;[.F85])"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86]/8)" office:value-type="float" office:value="62" calcext:value-type="float">
            <text:p>62</text:p>
          </table:table-cell>
          <table:table-cell table:formula="of:=[.H86]-[.I86]*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NT([.K86]/8)" office:value-type="float" office:value="62" calcext:value-type="float">
            <text:p>62</text:p>
          </table:table-cell>
          <table:table-cell table:formula="of:=[.K86]-[.L86]*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6])&lt;2;&quot;{0xA7,0,&quot;&amp;[.D86]&amp;&quot;,0x&quot;&amp;DEC2HEX(4*[.F86])&amp;&quot;,     &quot;&amp;[.G86]&amp;&quot;,0x&quot;&amp;DEC2HEX([.I86]*8+[.J86])&amp;&quot;,0x&quot;&amp;DEC2HEX([.L86]*8+[.M86])&amp;&quot;,0x&quot;&amp;RIGHT(DEC2HEX([.N86]);2)&amp;&quot;,0x&quot;&amp;DEC2HEX([.P86]*8+[.Q86])&amp;&quot;,0x&quot;&amp;DEC2HEX([.S86]*8+[.T86])&amp;&quot;,0x&quot;&amp;DEC2HEX([.V86]*8+[.W86])&amp;&quot;},&quot;;&quot;&quot;)" office:value-type="string" office:string-value="{0xA7,0,8,0x8,     0x83,0x1F0,0x1F0,0x0,0x2B,0x2C,0x0}," calcext:value-type="string">
            <text:p>{0xA7,0,8,0x8, <text:s text:c="4"/>0x83,0x1F0,0x1F0,0x0,0x2B,0x2C,0x0},</text:p>
          </table:table-cell>
          <table:table-cell/>
          <table:table-cell table:formula="of:=IF([.C86]=&quot;&quot;;[.K86]-[.H86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b</text:p>
          </table:table-cell>
          <table:table-cell office:value-type="string" calcext:value-type="string">
            <text:p>na</text:p>
          </table:table-cell>
          <table:table-cell table:formula="of:=[.D86]" office:value-type="float" office:value="8" calcext:value-type="float">
            <text:p>8</text:p>
          </table:table-cell>
          <table:table-cell/>
          <table:table-cell table:formula="of:=IF(LEN([.C87])&lt;2;[.F86]+1;[.F86])"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87]/8)" office:value-type="float" office:value="55" calcext:value-type="float">
            <text:p>55</text:p>
          </table:table-cell>
          <table:table-cell table:formula="of:=[.H87]-[.I87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87]/8)" office:value-type="float" office:value="55" calcext:value-type="float">
            <text:p>55</text:p>
          </table:table-cell>
          <table:table-cell table:formula="of:=[.K87]-[.L87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7])&lt;2;&quot;{0xA7,0,&quot;&amp;[.D87]&amp;&quot;,0x&quot;&amp;DEC2HEX(4*[.F87])&amp;&quot;,     &quot;&amp;[.G87]&amp;&quot;,0x&quot;&amp;DEC2HEX([.I87]*8+[.J87])&amp;&quot;,0x&quot;&amp;DEC2HEX([.L87]*8+[.M87])&amp;&quot;,0x&quot;&amp;RIGHT(DEC2HEX([.N87]);2)&amp;&quot;,0x&quot;&amp;DEC2HEX([.P87]*8+[.Q87])&amp;&quot;,0x&quot;&amp;DEC2HEX([.S87]*8+[.T87])&amp;&quot;,0x&quot;&amp;DEC2HEX([.V87]*8+[.W87])&amp;&quot;},&quot;;&quot;&quot;)">
            <text:p/>
          </table:table-cell>
          <table:table-cell/>
          <table:table-cell table:formula="of:=IF([.C87]=&quot;&quot;;[.K87]-[.H87]+1;&quot;&quot;)">
            <text:p/>
          </table:table-cell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</text:p>
          </table:table-cell>
          <table:table-cell/>
          <table:table-cell table:formula="of:=[.D87]" office:value-type="float" office:value="8" calcext:value-type="float">
            <text:p>8</text:p>
          </table:table-cell>
          <table:table-cell/>
          <table:table-cell table:formula="of:=IF(LEN([.C88])&lt;2;[.F87]+1;[.F8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table:formula="of:=INT([.H88]/8)" office:value-type="float" office:value="55" calcext:value-type="float">
            <text:p>55</text:p>
          </table:table-cell>
          <table:table-cell table:formula="of:=[.H88]-[.I88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88]/8)" office:value-type="float" office:value="55" calcext:value-type="float">
            <text:p>55</text:p>
          </table:table-cell>
          <table:table-cell table:formula="of:=[.K88]-[.L88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88])&lt;2;&quot;{0xA7,0,&quot;&amp;[.D88]&amp;&quot;,0x&quot;&amp;DEC2HEX(4*[.F88])&amp;&quot;,     &quot;&amp;[.G88]&amp;&quot;,0x&quot;&amp;DEC2HEX([.I88]*8+[.J88])&amp;&quot;,0x&quot;&amp;DEC2HEX([.L88]*8+[.M88])&amp;&quot;,0x&quot;&amp;RIGHT(DEC2HEX([.N88]);2)&amp;&quot;,0x&quot;&amp;DEC2HEX([.P88]*8+[.Q88])&amp;&quot;,0x&quot;&amp;DEC2HEX([.S88]*8+[.T88])&amp;&quot;,0x&quot;&amp;DEC2HEX([.V88]*8+[.W88])&amp;&quot;},&quot;;&quot;&quot;)" office:value-type="string" office:string-value="{0xA7,0,8,0xC,     3,0x1BC,0x1BC,0x0,0x1A,0x0,0x1E}," calcext:value-type="string">
            <text:p>{0xA7,0,8,0xC, <text:s text:c="4"/>3,0x1BC,0x1BC,0x0,0x1A,0x0,0x1E},</text:p>
          </table:table-cell>
          <table:table-cell/>
          <table:table-cell table:formula="of:=IF([.C88]=&quot;&quot;;[.K88]-[.H88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per</text:p>
          </table:table-cell>
          <table:table-cell/>
          <table:table-cell table:formula="of:=[.D88]" office:value-type="float" office:value="8" calcext:value-type="float">
            <text:p>8</text:p>
          </table:table-cell>
          <table:table-cell/>
          <table:table-cell table:formula="of:=IF(LEN([.C89])&lt;2;[.F88]+1;[.F88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89]/8)" office:value-type="float" office:value="54" calcext:value-type="float">
            <text:p>54</text:p>
          </table:table-cell>
          <table:table-cell table:formula="of:=[.H89]-[.I89]*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INT([.K89]/8)" office:value-type="float" office:value="54" calcext:value-type="float">
            <text:p>54</text:p>
          </table:table-cell>
          <table:table-cell table:formula="of:=[.K89]-[.L89]*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9])&lt;2;&quot;{0xA7,0,&quot;&amp;[.D89]&amp;&quot;,0x&quot;&amp;DEC2HEX(4*[.F89])&amp;&quot;,     &quot;&amp;[.G89]&amp;&quot;,0x&quot;&amp;DEC2HEX([.I89]*8+[.J89])&amp;&quot;,0x&quot;&amp;DEC2HEX([.L89]*8+[.M89])&amp;&quot;,0x&quot;&amp;RIGHT(DEC2HEX([.N89]);2)&amp;&quot;,0x&quot;&amp;DEC2HEX([.P89]*8+[.Q89])&amp;&quot;,0x&quot;&amp;DEC2HEX([.S89]*8+[.T89])&amp;&quot;,0x&quot;&amp;DEC2HEX([.V89]*8+[.W89])&amp;&quot;},&quot;;&quot;&quot;)" office:value-type="string" office:string-value="{0xA7,0,8,0x10,     0X83,0x1B0,0x1B0,0x0,0x1A,0x1F,0x0}," calcext:value-type="string">
            <text:p>{0xA7,0,8,0x10, <text:s text:c="4"/>0X83,0x1B0,0x1B0,0x0,0x1A,0x1F,0x0},</text:p>
          </table:table-cell>
          <table:table-cell/>
          <table:table-cell table:formula="of:=IF([.C89]=&quot;&quot;;[.K89]-[.H89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16</text:p>
          </table:table-cell>
          <table:table-cell office:value-type="string" calcext:value-type="string">
            <text:p>na</text:p>
          </table:table-cell>
          <table:table-cell table:formula="of:=[.D89]" office:value-type="float" office:value="8" calcext:value-type="float">
            <text:p>8</text:p>
          </table:table-cell>
          <table:table-cell/>
          <table:table-cell table:formula="of:=IF(LEN([.C90])&lt;2;[.F89]+1;[.F89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90]/8)" office:value-type="float" office:value="62" calcext:value-type="float">
            <text:p>62</text:p>
          </table:table-cell>
          <table:table-cell table:formula="of:=[.H90]-[.I90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90]/8)" office:value-type="float" office:value="63" calcext:value-type="float">
            <text:p>63</text:p>
          </table:table-cell>
          <table:table-cell table:formula="of:=[.K90]-[.L90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0])&lt;2;&quot;{0xA7,0,&quot;&amp;[.D90]&amp;&quot;,0x&quot;&amp;DEC2HEX(4*[.F90])&amp;&quot;,     &quot;&amp;[.G90]&amp;&quot;,0x&quot;&amp;DEC2HEX([.I90]*8+[.J90])&amp;&quot;,0x&quot;&amp;DEC2HEX([.L90]*8+[.M90])&amp;&quot;,0x&quot;&amp;RIGHT(DEC2HEX([.N90]);2)&amp;&quot;,0x&quot;&amp;DEC2HEX([.P90]*8+[.Q90])&amp;&quot;,0x&quot;&amp;DEC2HEX([.S90]*8+[.T90])&amp;&quot;,0x&quot;&amp;DEC2HEX([.V90]*8+[.W90])&amp;&quot;},&quot;;&quot;&quot;)">
            <text:p/>
          </table:table-cell>
          <table:table-cell/>
          <table:table-cell table:formula="of:=IF([.C90]=&quot;&quot;;[.K90]-[.H90]+1;&quot;&quot;)">
            <text:p/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</text:p>
          </table:table-cell>
          <table:table-cell/>
          <table:table-cell table:formula="of:=[.D90]" office:value-type="float" office:value="8" calcext:value-type="float">
            <text:p>8</text:p>
          </table:table-cell>
          <table:table-cell/>
          <table:table-cell table:formula="of:=IF(LEN([.C91])&lt;2;[.F90]+1;[.F90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91]/8)" office:value-type="float" office:value="63" calcext:value-type="float">
            <text:p>63</text:p>
          </table:table-cell>
          <table:table-cell table:formula="of:=[.H91]-[.I91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91]/8)" office:value-type="float" office:value="63" calcext:value-type="float">
            <text:p>63</text:p>
          </table:table-cell>
          <table:table-cell table:formula="of:=[.K91]-[.L91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1])&lt;2;&quot;{0xA7,0,&quot;&amp;[.D91]&amp;&quot;,0x&quot;&amp;DEC2HEX(4*[.F91])&amp;&quot;,     &quot;&amp;[.G91]&amp;&quot;,0x&quot;&amp;DEC2HEX([.I91]*8+[.J91])&amp;&quot;,0x&quot;&amp;DEC2HEX([.L91]*8+[.M91])&amp;&quot;,0x&quot;&amp;RIGHT(DEC2HEX([.N91]);2)&amp;&quot;,0x&quot;&amp;DEC2HEX([.P91]*8+[.Q91])&amp;&quot;,0x&quot;&amp;DEC2HEX([.S91]*8+[.T91])&amp;&quot;,0x&quot;&amp;DEC2HEX([.V91]*8+[.W91])&amp;&quot;},&quot;;&quot;&quot;)" office:value-type="string" office:string-value="{0xA7,0,8,0x14,     0x83,0x1FC,0x1FC,0x0,0x1A,0x2E,0x0}," calcext:value-type="string">
            <text:p>{0xA7,0,8,0x14, <text:s text:c="4"/>0x83,0x1FC,0x1FC,0x0,0x1A,0x2E,0x0},</text:p>
          </table:table-cell>
          <table:table-cell/>
          <table:table-cell table:formula="of:=IF([.C91]=&quot;&quot;;[.K91]-[.H91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 4</text:p>
          </table:table-cell>
          <table:table-cell/>
          <table:table-cell table:formula="of:=[.D91]" office:value-type="float" office:value="8" calcext:value-type="float">
            <text:p>8</text:p>
          </table:table-cell>
          <table:table-cell/>
          <table:table-cell table:formula="of:=IF(LEN([.C92])&lt;2;[.F91]+1;[.F91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91]-12" office:value-type="float" office:value="496" calcext:value-type="float">
            <text:p>496</text:p>
          </table:table-cell>
          <table:table-cell table:formula="of:=INT([.H92]/8)" office:value-type="float" office:value="62" calcext:value-type="float">
            <text:p>62</text:p>
          </table:table-cell>
          <table:table-cell table:formula="of:=[.H92]-[.I92]*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NT([.K92]/8)" office:value-type="float" office:value="62" calcext:value-type="float">
            <text:p>62</text:p>
          </table:table-cell>
          <table:table-cell table:formula="of:=[.K92]-[.L92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2])&lt;2;&quot;{0xA7,0,&quot;&amp;[.D92]&amp;&quot;,0x&quot;&amp;DEC2HEX(4*[.F92])&amp;&quot;,     &quot;&amp;[.G92]&amp;&quot;,0x&quot;&amp;DEC2HEX([.I92]*8+[.J92])&amp;&quot;,0x&quot;&amp;DEC2HEX([.L92]*8+[.M92])&amp;&quot;,0x&quot;&amp;RIGHT(DEC2HEX([.N92]);2)&amp;&quot;,0x&quot;&amp;DEC2HEX([.P92]*8+[.Q92])&amp;&quot;,0x&quot;&amp;DEC2HEX([.S92]*8+[.T92])&amp;&quot;,0x&quot;&amp;DEC2HEX([.V92]*8+[.W92])&amp;&quot;},&quot;;&quot;&quot;)" office:value-type="string" office:string-value="{0xA7,0,8,0x18,     0x83,0x1F0,0x1F0,0x0,0x1A,0x2F,0x0}," calcext:value-type="string">
            <text:p>{0xA7,0,8,0x18, <text:s text:c="4"/>0x83,0x1F0,0x1F0,0x0,0x1A,0x2F,0x0},</text:p>
          </table:table-cell>
          <table:table-cell/>
          <table:table-cell table:formula="of:=IF([.C92]=&quot;&quot;;[.K92]-[.H92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b</text:p>
          </table:table-cell>
          <table:table-cell/>
          <table:table-cell table:formula="of:=[.D92]" office:value-type="float" office:value="8" calcext:value-type="float">
            <text:p>8</text:p>
          </table:table-cell>
          <table:table-cell/>
          <table:table-cell table:formula="of:=IF(LEN([.C93])&lt;2;[.F92]+1;[.F92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93]/8)" office:value-type="float" office:value="55" calcext:value-type="float">
            <text:p>55</text:p>
          </table:table-cell>
          <table:table-cell table:formula="of:=[.H93]-[.I93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93]/8)" office:value-type="float" office:value="55" calcext:value-type="float">
            <text:p>55</text:p>
          </table:table-cell>
          <table:table-cell table:formula="of:=[.K93]-[.L9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3])&lt;2;&quot;{0xA7,0,&quot;&amp;[.D93]&amp;&quot;,0x&quot;&amp;DEC2HEX(4*[.F93])&amp;&quot;,     &quot;&amp;[.G93]&amp;&quot;,0x&quot;&amp;DEC2HEX([.I93]*8+[.J93])&amp;&quot;,0x&quot;&amp;DEC2HEX([.L93]*8+[.M93])&amp;&quot;,0x&quot;&amp;RIGHT(DEC2HEX([.N93]);2)&amp;&quot;,0x&quot;&amp;DEC2HEX([.P93]*8+[.Q93])&amp;&quot;,0x&quot;&amp;DEC2HEX([.S93]*8+[.T93])&amp;&quot;,0x&quot;&amp;DEC2HEX([.V93]*8+[.W93])&amp;&quot;},&quot;;&quot;&quot;)" office:value-type="string" office:string-value="{0xA7,0,8,0x1C,     0x83,0x1BC,0x1BC,0x0,0x1B,0x1D,0x0}," calcext:value-type="string">
            <text:p>{0xA7,0,8,0x1C, <text:s text:c="4"/>0x83,0x1BC,0x1BC,0x0,0x1B,0x1D,0x0},</text:p>
          </table:table-cell>
          <table:table-cell/>
          <table:table-cell table:formula="of:=IF([.C93]=&quot;&quot;;[.K93]-[.H93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</text:p>
          </table:table-cell>
          <table:table-cell/>
          <table:table-cell table:formula="of:=[.D93]" office:value-type="float" office:value="8" calcext:value-type="float">
            <text:p>8</text:p>
          </table:table-cell>
          <table:table-cell/>
          <table:table-cell table:formula="of:=IF(LEN([.C94])&lt;2;[.F93]+1;[.F93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table:formula="of:=INT([.H94]/8)" office:value-type="float" office:value="54" calcext:value-type="float">
            <text:p>54</text:p>
          </table:table-cell>
          <table:table-cell table:formula="of:=[.H94]-[.I94]*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INT([.K94]/8)" office:value-type="float" office:value="54" calcext:value-type="float">
            <text:p>54</text:p>
          </table:table-cell>
          <table:table-cell table:formula="of:=[.K94]-[.L94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94])&lt;2;&quot;{0xA7,0,&quot;&amp;[.D94]&amp;&quot;,0x&quot;&amp;DEC2HEX(4*[.F94])&amp;&quot;,     &quot;&amp;[.G94]&amp;&quot;,0x&quot;&amp;DEC2HEX([.I94]*8+[.J94])&amp;&quot;,0x&quot;&amp;DEC2HEX([.L94]*8+[.M94])&amp;&quot;,0x&quot;&amp;RIGHT(DEC2HEX([.N94]);2)&amp;&quot;,0x&quot;&amp;DEC2HEX([.P94]*8+[.Q94])&amp;&quot;,0x&quot;&amp;DEC2HEX([.S94]*8+[.T94])&amp;&quot;,0x&quot;&amp;DEC2HEX([.V94]*8+[.W94])&amp;&quot;},&quot;;&quot;&quot;)" office:value-type="string" office:string-value="{0xA7,0,8,0x20,     3,0x1B0,0x1B0,0x0,0x1B,0x0,0x1E}," calcext:value-type="string">
            <text:p>{0xA7,0,8,0x20, <text:s text:c="4"/>3,0x1B0,0x1B0,0x0,0x1B,0x0,0x1E},</text:p>
          </table:table-cell>
          <table:table-cell/>
          <table:table-cell table:formula="of:=IF([.C94]=&quot;&quot;;[.K94]-[.H94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per</text:p>
          </table:table-cell>
          <table:table-cell/>
          <table:table-cell table:formula="of:=[.D94]" office:value-type="float" office:value="8" calcext:value-type="float">
            <text:p>8</text:p>
          </table:table-cell>
          <table:table-cell/>
          <table:table-cell table:formula="of:=IF(LEN([.C95])&lt;2;[.F94]+1;[.F94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95]/8)" office:value-type="float" office:value="52" calcext:value-type="float">
            <text:p>52</text:p>
          </table:table-cell>
          <table:table-cell table:formula="of:=[.H95]-[.I95]*8"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table:formula="of:=INT([.K95]/8)" office:value-type="float" office:value="52" calcext:value-type="float">
            <text:p>52</text:p>
          </table:table-cell>
          <table:table-cell table:formula="of:=[.K95]-[.L95]*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5])&lt;2;&quot;{0xA7,0,&quot;&amp;[.D95]&amp;&quot;,0x&quot;&amp;DEC2HEX(4*[.F95])&amp;&quot;,     &quot;&amp;[.G95]&amp;&quot;,0x&quot;&amp;DEC2HEX([.I95]*8+[.J95])&amp;&quot;,0x&quot;&amp;DEC2HEX([.L95]*8+[.M95])&amp;&quot;,0x&quot;&amp;RIGHT(DEC2HEX([.N95]);2)&amp;&quot;,0x&quot;&amp;DEC2HEX([.P95]*8+[.Q95])&amp;&quot;,0x&quot;&amp;DEC2HEX([.S95]*8+[.T95])&amp;&quot;,0x&quot;&amp;DEC2HEX([.V95]*8+[.W95])&amp;&quot;},&quot;;&quot;&quot;)" office:value-type="string" office:string-value="{0xA7,0,8,0x24,     0X83,0x1A4,0x1A4,0x0,0x1B,0x1F,0x0}," calcext:value-type="string">
            <text:p>{0xA7,0,8,0x24, <text:s text:c="4"/>0X83,0x1A4,0x1A4,0x0,0x1B,0x1F,0x0},</text:p>
          </table:table-cell>
          <table:table-cell/>
          <table:table-cell table:formula="of:=IF([.C95]=&quot;&quot;;[.K95]-[.H95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16</text:p>
          </table:table-cell>
          <table:table-cell/>
          <table:table-cell table:formula="of:=[.D95]" office:value-type="float" office:value="8" calcext:value-type="float">
            <text:p>8</text:p>
          </table:table-cell>
          <table:table-cell/>
          <table:table-cell table:formula="of:=IF(LEN([.C96])&lt;2;[.F95]+1;[.F95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96]/8)" office:value-type="float" office:value="63" calcext:value-type="float">
            <text:p>63</text:p>
          </table:table-cell>
          <table:table-cell table:formula="of:=[.H96]-[.I96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96]/8)" office:value-type="float" office:value="63" calcext:value-type="float">
            <text:p>63</text:p>
          </table:table-cell>
          <table:table-cell table:formula="of:=[.K96]-[.L9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6])&lt;2;&quot;{0xA7,0,&quot;&amp;[.D96]&amp;&quot;,0x&quot;&amp;DEC2HEX(4*[.F96])&amp;&quot;,     &quot;&amp;[.G96]&amp;&quot;,0x&quot;&amp;DEC2HEX([.I96]*8+[.J96])&amp;&quot;,0x&quot;&amp;DEC2HEX([.L96]*8+[.M96])&amp;&quot;,0x&quot;&amp;RIGHT(DEC2HEX([.N96]);2)&amp;&quot;,0x&quot;&amp;DEC2HEX([.P96]*8+[.Q96])&amp;&quot;,0x&quot;&amp;DEC2HEX([.S96]*8+[.T96])&amp;&quot;,0x&quot;&amp;DEC2HEX([.V96]*8+[.W96])&amp;&quot;},&quot;;&quot;&quot;)" office:value-type="string" office:string-value="{0xA7,0,8,0x28,     0x83,0x1FC,0x1FC,0x0,0x1B,0x2D,0x0}," calcext:value-type="string">
            <text:p>{0xA7,0,8,0x28, <text:s text:c="4"/>0x83,0x1FC,0x1FC,0x0,0x1B,0x2D,0x0},</text:p>
          </table:table-cell>
          <table:table-cell/>
          <table:table-cell table:formula="of:=IF([.C96]=&quot;&quot;;[.K96]-[.H96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</text:p>
          </table:table-cell>
          <table:table-cell/>
          <table:table-cell table:formula="of:=[.D96]" office:value-type="float" office:value="8" calcext:value-type="float">
            <text:p>8</text:p>
          </table:table-cell>
          <table:table-cell/>
          <table:table-cell table:formula="of:=IF(LEN([.C97])&lt;2;[.F96]+1;[.F96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table:formula="of:=[.H96]-12" office:value-type="float" office:value="496" calcext:value-type="float">
            <text:p>496</text:p>
          </table:table-cell>
          <table:table-cell table:formula="of:=INT([.H97]/8)" office:value-type="float" office:value="62" calcext:value-type="float">
            <text:p>62</text:p>
          </table:table-cell>
          <table:table-cell table:formula="of:=[.H97]-[.I97]*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NT([.K97]/8)" office:value-type="float" office:value="62" calcext:value-type="float">
            <text:p>62</text:p>
          </table:table-cell>
          <table:table-cell table:formula="of:=[.K97]-[.L9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7])&lt;2;&quot;{0xA7,0,&quot;&amp;[.D97]&amp;&quot;,0x&quot;&amp;DEC2HEX(4*[.F97])&amp;&quot;,     &quot;&amp;[.G97]&amp;&quot;,0x&quot;&amp;DEC2HEX([.I97]*8+[.J97])&amp;&quot;,0x&quot;&amp;DEC2HEX([.L97]*8+[.M97])&amp;&quot;,0x&quot;&amp;RIGHT(DEC2HEX([.N97]);2)&amp;&quot;,0x&quot;&amp;DEC2HEX([.P97]*8+[.Q97])&amp;&quot;,0x&quot;&amp;DEC2HEX([.S97]*8+[.T97])&amp;&quot;,0x&quot;&amp;DEC2HEX([.V97]*8+[.W97])&amp;&quot;},&quot;;&quot;&quot;)" office:value-type="string" office:string-value="{0xA7,0,8,0x2C,     0x83,0x1F0,0x1F0,0x0,0x1B,0x2E,0x0}," calcext:value-type="string">
            <text:p>{0xA7,0,8,0x2C, <text:s text:c="4"/>0x83,0x1F0,0x1F0,0x0,0x1B,0x2E,0x0},</text:p>
          </table:table-cell>
          <table:table-cell/>
          <table:table-cell table:formula="of:=IF([.C97]=&quot;&quot;;[.K97]-[.H97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 4</text:p>
          </table:table-cell>
          <table:table-cell/>
          <table:table-cell table:formula="of:=[.D97]" office:value-type="float" office:value="8" calcext:value-type="float">
            <text:p>8</text:p>
          </table:table-cell>
          <table:table-cell/>
          <table:table-cell table:formula="of:=IF(LEN([.C98])&lt;2;[.F97]+1;[.F97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97]-12" office:value-type="float" office:value="484" calcext:value-type="float">
            <text:p>484</text:p>
          </table:table-cell>
          <table:table-cell table:formula="of:=INT([.H98]/8)" office:value-type="float" office:value="60" calcext:value-type="float">
            <text:p>60</text:p>
          </table:table-cell>
          <table:table-cell table:formula="of:=[.H98]-[.I98]*8"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table:formula="of:=INT([.K98]/8)" office:value-type="float" office:value="60" calcext:value-type="float">
            <text:p>60</text:p>
          </table:table-cell>
          <table:table-cell table:formula="of:=[.K98]-[.L98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8])&lt;2;&quot;{0xA7,0,&quot;&amp;[.D98]&amp;&quot;,0x&quot;&amp;DEC2HEX(4*[.F98])&amp;&quot;,     &quot;&amp;[.G98]&amp;&quot;,0x&quot;&amp;DEC2HEX([.I98]*8+[.J98])&amp;&quot;,0x&quot;&amp;DEC2HEX([.L98]*8+[.M98])&amp;&quot;,0x&quot;&amp;RIGHT(DEC2HEX([.N98]);2)&amp;&quot;,0x&quot;&amp;DEC2HEX([.P98]*8+[.Q98])&amp;&quot;,0x&quot;&amp;DEC2HEX([.S98]*8+[.T98])&amp;&quot;,0x&quot;&amp;DEC2HEX([.V98]*8+[.W98])&amp;&quot;},&quot;;&quot;&quot;)" office:value-type="string" office:string-value="{0xA7,0,8,0x30,     0x83,0x1E4,0x1E4,0x0,0x1B,0x2F,0x0}," calcext:value-type="string">
            <text:p>{0xA7,0,8,0x30, <text:s text:c="4"/>0x83,0x1E4,0x1E4,0x0,0x1B,0x2F,0x0},</text:p>
          </table:table-cell>
          <table:table-cell/>
          <table:table-cell table:formula="of:=IF([.C98]=&quot;&quot;;[.K98]-[.H98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/>
          <table:table-cell table:formula="of:=[.D98]" office:value-type="float" office:value="8" calcext:value-type="float">
            <text:p>8</text:p>
          </table:table-cell>
          <table:table-cell/>
          <table:table-cell table:formula="of:=IF(LEN([.C99])&lt;2;[.F98]+1;[.F98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table:formula="of:=INT([.H99]/8)" office:value-type="float" office:value="55" calcext:value-type="float">
            <text:p>55</text:p>
          </table:table-cell>
          <table:table-cell table:formula="of:=[.H99]-[.I99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99]/8)" office:value-type="float" office:value="55" calcext:value-type="float">
            <text:p>55</text:p>
          </table:table-cell>
          <table:table-cell table:formula="of:=[.K99]-[.L99]*8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99])&lt;2;&quot;{0xA7,0,&quot;&amp;[.D99]&amp;&quot;,0x&quot;&amp;DEC2HEX(4*[.F99])&amp;&quot;,     &quot;&amp;[.G99]&amp;&quot;,0x&quot;&amp;DEC2HEX([.I99]*8+[.J99])&amp;&quot;,0x&quot;&amp;DEC2HEX([.L99]*8+[.M99])&amp;&quot;,0x&quot;&amp;RIGHT(DEC2HEX([.N99]);2)&amp;&quot;,0x&quot;&amp;DEC2HEX([.P99]*8+[.Q99])&amp;&quot;,0x&quot;&amp;DEC2HEX([.S99]*8+[.T99])&amp;&quot;,0x&quot;&amp;DEC2HEX([.V99]*8+[.W99])&amp;&quot;},&quot;;&quot;&quot;)" office:value-type="string" office:string-value="{0xA7,0,8,0x34,     3,0x1BC,0x1BC,0x18,0x13,0x0,0x1E}," calcext:value-type="string">
            <text:p>{0xA7,0,8,0x34, <text:s text:c="4"/>3,0x1BC,0x1BC,0x18,0x13,0x0,0x1E},</text:p>
          </table:table-cell>
          <table:table-cell/>
          <table:table-cell table:formula="of:=IF([.C99]=&quot;&quot;;[.K99]-[.H99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/>
          <table:table-cell table:formula="of:=[.D99]" office:value-type="float" office:value="8" calcext:value-type="float">
            <text:p>8</text:p>
          </table:table-cell>
          <table:table-cell/>
          <table:table-cell table:formula="of:=IF(LEN([.C100])&lt;2;[.F99]+1;[.F99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100]/8)" office:value-type="float" office:value="54" calcext:value-type="float">
            <text:p>54</text:p>
          </table:table-cell>
          <table:table-cell table:formula="of:=[.H100]-[.I100]*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INT([.K100]/8)" office:value-type="float" office:value="54" calcext:value-type="float">
            <text:p>54</text:p>
          </table:table-cell>
          <table:table-cell table:formula="of:=[.K100]-[.L100]*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0])&lt;2;&quot;{0xA7,0,&quot;&amp;[.D100]&amp;&quot;,0x&quot;&amp;DEC2HEX(4*[.F100])&amp;&quot;,     &quot;&amp;[.G100]&amp;&quot;,0x&quot;&amp;DEC2HEX([.I100]*8+[.J100])&amp;&quot;,0x&quot;&amp;DEC2HEX([.L100]*8+[.M100])&amp;&quot;,0x&quot;&amp;RIGHT(DEC2HEX([.N100]);2)&amp;&quot;,0x&quot;&amp;DEC2HEX([.P100]*8+[.Q100])&amp;&quot;,0x&quot;&amp;DEC2HEX([.S100]*8+[.T100])&amp;&quot;,0x&quot;&amp;DEC2HEX([.V100]*8+[.W100])&amp;&quot;},&quot;;&quot;&quot;)" office:value-type="string" office:string-value="{0xA7,0,8,0x38,     0x83,0x1B0,0x1B0,0x18,0x13,0x1F,0x0}," calcext:value-type="string">
            <text:p>{0xA7,0,8,0x38, <text:s text:c="4"/>0x83,0x1B0,0x1B0,0x18,0x13,0x1F,0x0},</text:p>
          </table:table-cell>
          <table:table-cell/>
          <table:table-cell table:formula="of:=IF([.C100]=&quot;&quot;;[.K100]-[.H100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vox Sw/Gt16</text:p>
          </table:table-cell>
          <table:table-cell office:value-type="string" calcext:value-type="string">
            <text:p>na</text:p>
          </table:table-cell>
          <table:table-cell table:formula="of:=[.D100]" office:value-type="float" office:value="8" calcext:value-type="float">
            <text:p>8</text:p>
          </table:table-cell>
          <table:table-cell/>
          <table:table-cell table:formula="of:=IF(LEN([.C101])&lt;2;[.F100]+1;[.F100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101]/8)" office:value-type="float" office:value="63" calcext:value-type="float">
            <text:p>63</text:p>
          </table:table-cell>
          <table:table-cell table:formula="of:=[.H101]-[.I101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101]/8)" office:value-type="float" office:value="63" calcext:value-type="float">
            <text:p>63</text:p>
          </table:table-cell>
          <table:table-cell table:formula="of:=[.K101]-[.L101]*8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1])&lt;2;&quot;{0xA7,0,&quot;&amp;[.D101]&amp;&quot;,0x&quot;&amp;DEC2HEX(4*[.F101])&amp;&quot;,     &quot;&amp;[.G101]&amp;&quot;,0x&quot;&amp;DEC2HEX([.I101]*8+[.J101])&amp;&quot;,0x&quot;&amp;DEC2HEX([.L101]*8+[.M101])&amp;&quot;,0x&quot;&amp;RIGHT(DEC2HEX([.N101]);2)&amp;&quot;,0x&quot;&amp;DEC2HEX([.P101]*8+[.Q101])&amp;&quot;,0x&quot;&amp;DEC2HEX([.S101]*8+[.T101])&amp;&quot;,0x&quot;&amp;DEC2HEX([.V101]*8+[.W101])&amp;&quot;},&quot;;&quot;&quot;)">
            <text:p/>
          </table:table-cell>
          <table:table-cell/>
          <table:table-cell table:formula="of:=IF([.C101]=&quot;&quot;;[.K101]-[.H101]+1;&quot;&quot;)">
            <text:p/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Vox Sw/Gt</text:p>
          </table:table-cell>
          <table:table-cell/>
          <table:table-cell table:formula="of:=[.D101]" office:value-type="float" office:value="8" calcext:value-type="float">
            <text:p>8</text:p>
          </table:table-cell>
          <table:table-cell/>
          <table:table-cell table:formula="of:=IF(LEN([.C102])&lt;2;[.F101]+1;[.F101])" office:value-type="float" office:value="15" calcext:value-type="float">
            <text:p>15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102]/8)" office:value-type="float" office:value="63" calcext:value-type="float">
            <text:p>63</text:p>
          </table:table-cell>
          <table:table-cell table:formula="of:=[.H102]-[.I102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102]/8)" office:value-type="float" office:value="63" calcext:value-type="float">
            <text:p>63</text:p>
          </table:table-cell>
          <table:table-cell table:formula="of:=[.K102]-[.L102]*8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2])&lt;2;&quot;{0xA7,0,&quot;&amp;[.D102]&amp;&quot;,0x&quot;&amp;DEC2HEX(4*[.F102])&amp;&quot;,     &quot;&amp;[.G102]&amp;&quot;,0x&quot;&amp;DEC2HEX([.I102]*8+[.J102])&amp;&quot;,0x&quot;&amp;DEC2HEX([.L102]*8+[.M102])&amp;&quot;,0x&quot;&amp;RIGHT(DEC2HEX([.N102]);2)&amp;&quot;,0x&quot;&amp;DEC2HEX([.P102]*8+[.Q102])&amp;&quot;,0x&quot;&amp;DEC2HEX([.S102]*8+[.T102])&amp;&quot;,0x&quot;&amp;DEC2HEX([.V102]*8+[.W102])&amp;&quot;},&quot;;&quot;&quot;)" office:value-type="string" office:string-value="{0xA7,0,8,0x3C,     0x83,0x1FC,0x1FC,0x18,0x13,0x2E,0x0}," calcext:value-type="string">
            <text:p>{0xA7,0,8,0x3C, <text:s text:c="4"/>0x83,0x1FC,0x1FC,0x18,0x13,0x2E,0x0},</text:p>
          </table:table-cell>
          <table:table-cell/>
          <table:table-cell table:formula="of:=IF([.C102]=&quot;&quot;;[.K102]-[.H102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Vox Sw/Gt 4</text:p>
          </table:table-cell>
          <table:table-cell/>
          <table:table-cell table:formula="of:=[.D102]" office:value-type="float" office:value="8" calcext:value-type="float">
            <text:p>8</text:p>
          </table:table-cell>
          <table:table-cell/>
          <table:table-cell table:formula="of:=IF(LEN([.C103])&lt;2;[.F102]+1;[.F102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table:formula="of:=[.H102]-12" office:value-type="float" office:value="496" calcext:value-type="float">
            <text:p>496</text:p>
          </table:table-cell>
          <table:table-cell table:formula="of:=INT([.H103]/8)" office:value-type="float" office:value="62" calcext:value-type="float">
            <text:p>62</text:p>
          </table:table-cell>
          <table:table-cell table:formula="of:=[.H103]-[.I103]*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NT([.K103]/8)" office:value-type="float" office:value="62" calcext:value-type="float">
            <text:p>62</text:p>
          </table:table-cell>
          <table:table-cell table:formula="of:=[.K103]-[.L103]*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3])&lt;2;&quot;{0xA7,0,&quot;&amp;[.D103]&amp;&quot;,0x&quot;&amp;DEC2HEX(4*[.F103])&amp;&quot;,     &quot;&amp;[.G103]&amp;&quot;,0x&quot;&amp;DEC2HEX([.I103]*8+[.J103])&amp;&quot;,0x&quot;&amp;DEC2HEX([.L103]*8+[.M103])&amp;&quot;,0x&quot;&amp;RIGHT(DEC2HEX([.N103]);2)&amp;&quot;,0x&quot;&amp;DEC2HEX([.P103]*8+[.Q103])&amp;&quot;,0x&quot;&amp;DEC2HEX([.S103]*8+[.T103])&amp;&quot;,0x&quot;&amp;DEC2HEX([.V103]*8+[.W103])&amp;&quot;},&quot;;&quot;&quot;)" office:value-type="string" office:string-value="{0xA7,0,8,0x40,     0x83,0x1F0,0x1F0,0x18,0x13,0x2F,0x0}," calcext:value-type="string">
            <text:p>{0xA7,0,8,0x40, <text:s text:c="4"/>0x83,0x1F0,0x1F0,0x18,0x13,0x2F,0x0},</text:p>
          </table:table-cell>
          <table:table-cell/>
          <table:table-cell table:formula="of:=IF([.C103]=&quot;&quot;;[.K103]-[.H103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w/Gt 8</text:p>
          </table:table-cell>
          <table:table-cell/>
          <table:table-cell table:formula="of:=[.D103]" office:value-type="float" office:value="8" calcext:value-type="float">
            <text:p>8</text:p>
          </table:table-cell>
          <table:table-cell/>
          <table:table-cell table:formula="of:=IF(LEN([.C104])&lt;2;[.F103]+1;[.F103])" office:value-type="float" office:value="17" calcext:value-type="float">
            <text:p>17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104]/8)" office:value-type="float" office:value="63" calcext:value-type="float">
            <text:p>63</text:p>
          </table:table-cell>
          <table:table-cell table:formula="of:=[.H104]-[.I104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104]/8)" office:value-type="float" office:value="63" calcext:value-type="float">
            <text:p>63</text:p>
          </table:table-cell>
          <table:table-cell table:formula="of:=[.K104]-[.L104]*8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4])&lt;2;&quot;{0xA7,0,&quot;&amp;[.D104]&amp;&quot;,0x&quot;&amp;DEC2HEX(4*[.F104])&amp;&quot;,     &quot;&amp;[.G104]&amp;&quot;,0x&quot;&amp;DEC2HEX([.I104]*8+[.J104])&amp;&quot;,0x&quot;&amp;DEC2HEX([.L104]*8+[.M104])&amp;&quot;,0x&quot;&amp;RIGHT(DEC2HEX([.N104]);2)&amp;&quot;,0x&quot;&amp;DEC2HEX([.P104]*8+[.Q104])&amp;&quot;,0x&quot;&amp;DEC2HEX([.S104]*8+[.T104])&amp;&quot;,0x&quot;&amp;DEC2HEX([.V104]*8+[.W104])&amp;&quot;},&quot;;&quot;&quot;)" office:value-type="string" office:string-value="{0xA7,0,8,0x44,     0x83,0x1FC,0x1FC,0x18,0x13,0x2E,0x0}," calcext:value-type="string">
            <text:p>{0xA7,0,8,0x44, <text:s text:c="4"/>0x83,0x1FC,0x1FC,0x18,0x13,0x2E,0x0},</text:p>
          </table:table-cell>
          <table:table-cell/>
          <table:table-cell table:formula="of:=IF([.C104]=&quot;&quot;;[.K104]-[.H104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w/Gt 4</text:p>
          </table:table-cell>
          <table:table-cell office:value-type="string" calcext:value-type="string">
            <text:p>na</text:p>
          </table:table-cell>
          <table:table-cell table:formula="of:=[.D104]" office:value-type="float" office:value="8" calcext:value-type="float">
            <text:p>8</text:p>
          </table:table-cell>
          <table:table-cell/>
          <table:table-cell table:formula="of:=IF(LEN([.C105])&lt;2;[.F104]+1;[.F104])" office:value-type="float" office:value="17" calcext:value-type="float">
            <text:p>17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105]/8)" office:value-type="float" office:value="62" calcext:value-type="float">
            <text:p>62</text:p>
          </table:table-cell>
          <table:table-cell table:formula="of:=[.H105]-[.I105]*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NT([.K105]/8)" office:value-type="float" office:value="62" calcext:value-type="float">
            <text:p>62</text:p>
          </table:table-cell>
          <table:table-cell table:formula="of:=[.K105]-[.L105]*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5])&lt;2;&quot;{0xA7,0,&quot;&amp;[.D105]&amp;&quot;,0x&quot;&amp;DEC2HEX(4*[.F105])&amp;&quot;,     &quot;&amp;[.G105]&amp;&quot;,0x&quot;&amp;DEC2HEX([.I105]*8+[.J105])&amp;&quot;,0x&quot;&amp;DEC2HEX([.L105]*8+[.M105])&amp;&quot;,0x&quot;&amp;RIGHT(DEC2HEX([.N105]);2)&amp;&quot;,0x&quot;&amp;DEC2HEX([.P105]*8+[.Q105])&amp;&quot;,0x&quot;&amp;DEC2HEX([.S105]*8+[.T105])&amp;&quot;,0x&quot;&amp;DEC2HEX([.V105]*8+[.W105])&amp;&quot;},&quot;;&quot;&quot;)">
            <text:p/>
          </table:table-cell>
          <table:table-cell/>
          <table:table-cell table:formula="of:=IF([.C105]=&quot;&quot;;[.K105]-[.H105]+1;&quot;&quot;)">
            <text:p/>
          </table:table-cell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/>
          <table:table-cell table:formula="of:=[.D105]" office:value-type="float" office:value="8" calcext:value-type="float">
            <text:p>8</text:p>
          </table:table-cell>
          <table:table-cell/>
          <table:table-cell table:formula="of:=IF(LEN([.C106])&lt;2;[.F105]+1;[.F105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table:formula="of:=INT([.H106]/8)" office:value-type="float" office:value="63" calcext:value-type="float">
            <text:p>63</text:p>
          </table:table-cell>
          <table:table-cell table:formula="of:=[.H106]-[.I106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106]/8)" office:value-type="float" office:value="63" calcext:value-type="float">
            <text:p>63</text:p>
          </table:table-cell>
          <table:table-cell table:formula="of:=[.K106]-[.L106]*8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6])&lt;2;&quot;{0xA7,0,&quot;&amp;[.D106]&amp;&quot;,0x&quot;&amp;DEC2HEX(4*[.F106])&amp;&quot;,     &quot;&amp;[.G106]&amp;&quot;,0x&quot;&amp;DEC2HEX([.I106]*8+[.J106])&amp;&quot;,0x&quot;&amp;DEC2HEX([.L106]*8+[.M106])&amp;&quot;,0x&quot;&amp;RIGHT(DEC2HEX([.N106]);2)&amp;&quot;,0x&quot;&amp;DEC2HEX([.P106]*8+[.Q106])&amp;&quot;,0x&quot;&amp;DEC2HEX([.S106]*8+[.T106])&amp;&quot;,0x&quot;&amp;DEC2HEX([.V106]*8+[.W106])&amp;&quot;},&quot;;&quot;&quot;)" office:value-type="string" office:string-value="{0xA7,0,8,0x48,     3,0x1FC,0x1FC,0x18,0x25,0x0,0x0}," calcext:value-type="string">
            <text:p>{0xA7,0,8,0x48, <text:s text:c="4"/>3,0x1FC,0x1FC,0x18,0x25,0x0,0x0},</text:p>
          </table:table-cell>
          <table:table-cell/>
          <table:table-cell table:formula="of:=IF([.C106]=&quot;&quot;;[.K106]-[.H106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106]" office:value-type="float" office:value="8" calcext:value-type="float">
            <text:p>8</text:p>
          </table:table-cell>
          <table:table-cell/>
          <table:table-cell table:formula="of:=IF(LEN([.C107])&lt;2;[.F106]+1;[.F106])" office:value-type="float" office:value="18" calcext:value-type="float">
            <text:p>18</text:p>
          </table:table-cell>
          <table:table-cell office:value-type="string" calcext:value-type="string">
            <text:p>0x83</text:p>
          </table:table-cell>
          <table:table-cell table:formula="of:=[.H106]-12" office:value-type="float" office:value="496" calcext:value-type="float">
            <text:p>496</text:p>
          </table:table-cell>
          <table:table-cell table:formula="of:=INT([.H107]/8)" office:value-type="float" office:value="62" calcext:value-type="float">
            <text:p>62</text:p>
          </table:table-cell>
          <table:table-cell table:formula="of:=[.H107]-[.I107]*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NT([.K107]/8)" office:value-type="float" office:value="62" calcext:value-type="float">
            <text:p>62</text:p>
          </table:table-cell>
          <table:table-cell table:formula="of:=[.K107]-[.L107]*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7])&lt;2;&quot;{0xA7,0,&quot;&amp;[.D107]&amp;&quot;,0x&quot;&amp;DEC2HEX(4*[.F107])&amp;&quot;,     &quot;&amp;[.G107]&amp;&quot;,0x&quot;&amp;DEC2HEX([.I107]*8+[.J107])&amp;&quot;,0x&quot;&amp;DEC2HEX([.L107]*8+[.M107])&amp;&quot;,0x&quot;&amp;RIGHT(DEC2HEX([.N107]);2)&amp;&quot;,0x&quot;&amp;DEC2HEX([.P107]*8+[.Q107])&amp;&quot;,0x&quot;&amp;DEC2HEX([.S107]*8+[.T107])&amp;&quot;,0x&quot;&amp;DEC2HEX([.V107]*8+[.W107])&amp;&quot;},&quot;;&quot;&quot;)">
            <text:p/>
          </table:table-cell>
          <table:table-cell/>
          <table:table-cell table:formula="of:=IF([.C107]=&quot;&quot;;[.K107]-[.H107]+1;&quot;&quot;)">
            <text:p/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Trumpet SW/PED Super</text:p>
          </table:table-cell>
          <table:table-cell office:value-type="string" calcext:value-type="string">
            <text:p>NA</text:p>
          </table:table-cell>
          <table:table-cell table:formula="of:=[.D107]" office:value-type="float" office:value="8" calcext:value-type="float">
            <text:p>8</text:p>
          </table:table-cell>
          <table:table-cell/>
          <table:table-cell table:formula="of:=IF(LEN([.C108])&lt;2;[.F107]+1;[.F107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08]/8)" office:value-type="float" office:value="24" calcext:value-type="float">
            <text:p>24</text:p>
          </table:table-cell>
          <table:table-cell table:formula="of:=[.H108]-[.I108]*8" office:value-type="float" office:value="0" calcext:value-type="float">
            <text:p>0</text:p>
          </table:table-cell>
          <table:table-cell table:formula="of:=[.H108]+11" office:value-type="float" office:value="203" calcext:value-type="float">
            <text:p>203</text:p>
          </table:table-cell>
          <table:table-cell table:formula="of:=INT([.K108]/8)" office:value-type="float" office:value="25" calcext:value-type="float">
            <text:p>25</text:p>
          </table:table-cell>
          <table:table-cell table:formula="of:=[.K108]-[.L108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8])&lt;2;&quot;{0xA7,0,&quot;&amp;[.D108]&amp;&quot;,0x&quot;&amp;DEC2HEX(4*[.F108])&amp;&quot;,     &quot;&amp;[.G108]&amp;&quot;,0x&quot;&amp;DEC2HEX([.I108]*8+[.J108])&amp;&quot;,0x&quot;&amp;DEC2HEX([.L108]*8+[.M108])&amp;&quot;,0x&quot;&amp;RIGHT(DEC2HEX([.N108]);2)&amp;&quot;,0x&quot;&amp;DEC2HEX([.P108]*8+[.Q108])&amp;&quot;,0x&quot;&amp;DEC2HEX([.S108]*8+[.T108])&amp;&quot;,0x&quot;&amp;DEC2HEX([.V108]*8+[.W108])&amp;&quot;},&quot;;&quot;&quot;)">
            <text:p/>
          </table:table-cell>
          <table:table-cell/>
          <table:table-cell table:formula="of:=IF([.C108]=&quot;&quot;;[.K108]-[.H108]+1;&quot;&quot;)">
            <text:p/>
          </table:table-cell>
          <table:table-cell office:value-type="string" calcext:value-type="string">
            <text:p><text:s text:c="8"/>// <text:s text:c="5"/>8n+3 = 256 bit Offset from keyboard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Shoe (8 stages)</text:p>
          </table:table-cell>
          <table:table-cell/>
          <table:table-cell table:formula="of:=[.D108]" office:value-type="float" office:value="8" calcext:value-type="float">
            <text:p>8</text:p>
          </table:table-cell>
          <table:table-cell/>
          <table:table-cell table:formula="of:=IF(LEN([.C109])&lt;2;[.F108]+1;[.F108])" office:value-type="float" office:value="19" calcext:value-type="float">
            <text:p>19</text:p>
          </table:table-cell>
          <table:table-cell office:value-type="string" calcext:value-type="string">
            <text:p>0x20</text:p>
          </table:table-cell>
          <table:table-cell office:value-type="float" office:value="226" calcext:value-type="float">
            <text:p>226</text:p>
          </table:table-cell>
          <table:table-cell table:formula="of:=INT([.H109]/8)" office:value-type="float" office:value="28" calcext:value-type="float">
            <text:p>28</text:p>
          </table:table-cell>
          <table:table-cell table:formula="of:=[.H109]-[.I109]*8" office:value-type="float" office:value="2" calcext:value-type="float">
            <text:p>2</text:p>
          </table:table-cell>
          <table:table-cell table:formula="of:=[.H109]+7" office:value-type="float" office:value="233" calcext:value-type="float">
            <text:p>233</text:p>
          </table:table-cell>
          <table:table-cell table:formula="of:=INT([.K109]/8)" office:value-type="float" office:value="29" calcext:value-type="float">
            <text:p>29</text:p>
          </table:table-cell>
          <table:table-cell table:formula="of:=[.K109]-[.L109]*8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R109]/8)" office:value-type="float" office:value="0" calcext:value-type="float">
            <text:p>0</text:p>
          </table:table-cell>
          <table:table-cell table:formula="of:=[.R109]-[.S109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9])&lt;2;&quot;{0xA7,0,&quot;&amp;[.D109]&amp;&quot;,0x&quot;&amp;DEC2HEX(4*[.F109])&amp;&quot;,     &quot;&amp;[.G109]&amp;&quot;,0x&quot;&amp;DEC2HEX([.I109]*8+[.J109])&amp;&quot;,0x&quot;&amp;DEC2HEX([.L109]*8+[.M109])&amp;&quot;,0x&quot;&amp;RIGHT(DEC2HEX([.N109]);2)&amp;&quot;,0x&quot;&amp;DEC2HEX([.P109]*8+[.Q109])&amp;&quot;,0x&quot;&amp;DEC2HEX([.S109]*8+[.T109])&amp;&quot;,0x&quot;&amp;DEC2HEX([.V109]*8+[.W109])&amp;&quot;},&quot;;&quot;&quot;)" office:value-type="string" office:string-value="{0xA7,0,8,0x4C,     0x20,0xE2,0xE9,0xD,0x30,0x0,0x0}," calcext:value-type="string">
            <text:p>{0xA7,0,8,0x4C, <text:s text:c="4"/>0x20,0xE2,0xE9,0xD,0x30,0x0,0x0},</text:p>
          </table:table-cell>
          <table:table-cell/>
          <table:table-cell table:formula="of:=IF([.C109]=&quot;&quot;;[.K109]-[.H109]+1;&quot;&quot;)"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Trem</text:p>
          </table:table-cell>
          <table:table-cell/>
          <table:table-cell table:formula="of:=[.D109]" office:value-type="float" office:value="8" calcext:value-type="float">
            <text:p>8</text:p>
          </table:table-cell>
          <table:table-cell/>
          <table:table-cell table:formula="of:=IF(LEN([.C110])&lt;2;[.F109]+1;[.F109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table:formula="of:=INT([.H110]/8)" office:value-type="float" office:value="55" calcext:value-type="float">
            <text:p>55</text:p>
          </table:table-cell>
          <table:table-cell table:formula="of:=[.H110]-[.I110]*8"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table:formula="of:=INT([.K110]/8)" office:value-type="float" office:value="55" calcext:value-type="float">
            <text:p>55</text:p>
          </table:table-cell>
          <table:table-cell table:formula="of:=[.K110]-[.L110]*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IF(LEN([.C110])&lt;2;&quot;{0xA7,0,&quot;&amp;[.D110]&amp;&quot;,0x&quot;&amp;DEC2HEX(4*[.F110])&amp;&quot;,     &quot;&amp;[.G110]&amp;&quot;,0x&quot;&amp;DEC2HEX([.I110]*8+[.J110])&amp;&quot;,0x&quot;&amp;DEC2HEX([.L110]*8+[.M110])&amp;&quot;,0x&quot;&amp;RIGHT(DEC2HEX([.N110]);2)&amp;&quot;,0x&quot;&amp;DEC2HEX([.P110]*8+[.Q110])&amp;&quot;,0x&quot;&amp;DEC2HEX([.S110]*8+[.T110])&amp;&quot;,0x&quot;&amp;DEC2HEX([.V110]*8+[.W110])&amp;&quot;},&quot;;&quot;&quot;)" office:value-type="string" office:string-value="{0xA7,0,8,0x50,     3,0x1BF,0x1BF,0xC,0x1C,0x0,0x0}," calcext:value-type="string">
            <text:p>{0xA7,0,8,0x50, <text:s text:c="4"/>3,0x1BF,0x1BF,0xC,0x1C,0x0,0x0},</text:p>
          </table:table-cell>
          <table:table-cell/>
          <table:table-cell table:formula="of:=IF([.C110]=&quot;&quot;;[.K110]-[.H110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Sub</text:p>
          </table:table-cell>
          <table:table-cell/>
          <table:table-cell table:formula="of:=[.D109]" office:value-type="float" office:value="8" calcext:value-type="float">
            <text:p>8</text:p>
          </table:table-cell>
          <table:table-cell/>
          <table:table-cell table:formula="of:=IF(LEN([.C111])&lt;2;[.F110]+1;[.F110])" office:value-type="float" office:value="21" calcext:value-type="float">
            <text:p>21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111]/8)" office:value-type="float" office:value="54" calcext:value-type="float">
            <text:p>54</text:p>
          </table:table-cell>
          <table:table-cell table:formula="of:=[.H111]-[.I111]*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INT([.K111]/8)" office:value-type="float" office:value="54" calcext:value-type="float">
            <text:p>54</text:p>
          </table:table-cell>
          <table:table-cell table:formula="of:=[.K111]-[.L111]*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1])&lt;2;&quot;{0xA7,0,&quot;&amp;[.D111]&amp;&quot;,0x&quot;&amp;DEC2HEX(4*[.F111])&amp;&quot;,     &quot;&amp;[.G111]&amp;&quot;,0x&quot;&amp;DEC2HEX([.I111]*8+[.J111])&amp;&quot;,0x&quot;&amp;DEC2HEX([.L111]*8+[.M111])&amp;&quot;,0x&quot;&amp;RIGHT(DEC2HEX([.N111]);2)&amp;&quot;,0x&quot;&amp;DEC2HEX([.P111]*8+[.Q111])&amp;&quot;,0x&quot;&amp;DEC2HEX([.S111]*8+[.T111])&amp;&quot;,0x&quot;&amp;DEC2HEX([.V111]*8+[.W111])&amp;&quot;},&quot;;&quot;&quot;)" office:value-type="string" office:string-value="{0xA7,0,8,0x54,     0x83,0x1B0,0x1B0,0x17,0x10,0x1D,0x0}," calcext:value-type="string">
            <text:p>{0xA7,0,8,0x54, <text:s text:c="4"/>0x83,0x1B0,0x1B0,0x17,0x10,0x1D,0x0},</text:p>
          </table:table-cell>
          <table:table-cell office:value-type="string" calcext:value-type="string">
            <text:p>Rohrflute 36 jumper</text:p>
          </table:table-cell>
          <table:table-cell table:formula="of:=IF([.C111]=&quot;&quot;;[.K111]-[.H111]+1;&quot;&quot;)" office:value-type="float" office:value="1" calcext:value-type="float">
            <text:p>1</text:p>
          </table:table-cell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</text:p>
          </table:table-cell>
          <table:table-cell/>
          <table:table-cell table:formula="of:=[.D111]" office:value-type="float" office:value="8" calcext:value-type="float">
            <text:p>8</text:p>
          </table:table-cell>
          <table:table-cell/>
          <table:table-cell table:formula="of:=IF(LEN([.C112])&lt;2;[.F111]+1;[.F111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table:formula="of:=INT([.H112]/8)" office:value-type="float" office:value="52" calcext:value-type="float">
            <text:p>52</text:p>
          </table:table-cell>
          <table:table-cell table:formula="of:=[.H112]-[.I112]*8"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table:formula="of:=INT([.K112]/8)" office:value-type="float" office:value="52" calcext:value-type="float">
            <text:p>52</text:p>
          </table:table-cell>
          <table:table-cell table:formula="of:=[.K112]-[.L112]*8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12])&lt;2;&quot;{0xA7,0,&quot;&amp;[.D112]&amp;&quot;,0x&quot;&amp;DEC2HEX(4*[.F112])&amp;&quot;,     &quot;&amp;[.G112]&amp;&quot;,0x&quot;&amp;DEC2HEX([.I112]*8+[.J112])&amp;&quot;,0x&quot;&amp;DEC2HEX([.L112]*8+[.M112])&amp;&quot;,0x&quot;&amp;RIGHT(DEC2HEX([.N112]);2)&amp;&quot;,0x&quot;&amp;DEC2HEX([.P112]*8+[.Q112])&amp;&quot;,0x&quot;&amp;DEC2HEX([.S112]*8+[.T112])&amp;&quot;,0x&quot;&amp;DEC2HEX([.V112]*8+[.W112])&amp;&quot;},&quot;;&quot;&quot;)" office:value-type="string" office:string-value="{0xA7,0,8,0x58,     3,0x1A4,0x1A4,0x17,0x10,0x0,0x1E}," calcext:value-type="string">
            <text:p>{0xA7,0,8,0x58, <text:s text:c="4"/>3,0x1A4,0x1A4,0x17,0x10,0x0,0x1E},</text:p>
          </table:table-cell>
          <table:table-cell office:value-type="string" calcext:value-type="string">
            <text:p>Rohrflute 36 jumper</text:p>
          </table:table-cell>
          <table:table-cell table:formula="of:=IF([.C112]=&quot;&quot;;[.K112]-[.H112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Super</text:p>
          </table:table-cell>
          <table:table-cell/>
          <table:table-cell table:formula="of:=[.D112]" office:value-type="float" office:value="8" calcext:value-type="float">
            <text:p>8</text:p>
          </table:table-cell>
          <table:table-cell/>
          <table:table-cell table:formula="of:=IF(LEN([.C113])&lt;2;[.F112]+1;[.F112])" office:value-type="float" office:value="23" calcext:value-type="float">
            <text:p>23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113]/8)" office:value-type="float" office:value="51" calcext:value-type="float">
            <text:p>51</text:p>
          </table:table-cell>
          <table:table-cell table:formula="of:=[.H113]-[.I113]*8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formula="of:=INT([.K113]/8)" office:value-type="float" office:value="51" calcext:value-type="float">
            <text:p>51</text:p>
          </table:table-cell>
          <table:table-cell table:formula="of:=[.K113]-[.L113]*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3])&lt;2;&quot;{0xA7,0,&quot;&amp;[.D113]&amp;&quot;,0x&quot;&amp;DEC2HEX(4*[.F113])&amp;&quot;,     &quot;&amp;[.G113]&amp;&quot;,0x&quot;&amp;DEC2HEX([.I113]*8+[.J113])&amp;&quot;,0x&quot;&amp;DEC2HEX([.L113]*8+[.M113])&amp;&quot;,0x&quot;&amp;RIGHT(DEC2HEX([.N113]);2)&amp;&quot;,0x&quot;&amp;DEC2HEX([.P113]*8+[.Q113])&amp;&quot;,0x&quot;&amp;DEC2HEX([.S113]*8+[.T113])&amp;&quot;,0x&quot;&amp;DEC2HEX([.V113]*8+[.W113])&amp;&quot;},&quot;;&quot;&quot;)" office:value-type="string" office:string-value="{0xA7,0,8,0x5C,     0x83,0x198,0x198,0x17,0x10,0x1F,0x0}," calcext:value-type="string">
            <text:p>{0xA7,0,8,0x5C, <text:s text:c="4"/>0x83,0x198,0x198,0x17,0x10,0x1F,0x0},</text:p>
          </table:table-cell>
          <table:table-cell office:value-type="string" calcext:value-type="string">
            <text:p>Rohrflute 36 jumper</text:p>
          </table:table-cell>
          <table:table-cell table:formula="of:=IF([.C113]=&quot;&quot;;[.K113]-[.H113]+1;&quot;&quot;)" office:value-type="float" office:value="1" calcext:value-type="float">
            <text:p>1</text:p>
          </table:table-cell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16</text:p>
          </table:table-cell>
          <table:table-cell/>
          <table:table-cell table:formula="of:=[.D113]" office:value-type="float" office:value="8" calcext:value-type="float">
            <text:p>8</text:p>
          </table:table-cell>
          <table:table-cell/>
          <table:table-cell table:formula="of:=IF(LEN([.C114])&lt;2;[.F113]+1;[.F113])" office:value-type="float" office:value="24" calcext:value-type="float">
            <text:p>24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114]/8)" office:value-type="float" office:value="62" calcext:value-type="float">
            <text:p>62</text:p>
          </table:table-cell>
          <table:table-cell table:formula="of:=[.H114]-[.I114]*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NT([.K114]/8)" office:value-type="float" office:value="62" calcext:value-type="float">
            <text:p>62</text:p>
          </table:table-cell>
          <table:table-cell table:formula="of:=[.K114]-[.L114]*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4])&lt;2;&quot;{0xA7,0,&quot;&amp;[.D114]&amp;&quot;,0x&quot;&amp;DEC2HEX(4*[.F114])&amp;&quot;,     &quot;&amp;[.G114]&amp;&quot;,0x&quot;&amp;DEC2HEX([.I114]*8+[.J114])&amp;&quot;,0x&quot;&amp;DEC2HEX([.L114]*8+[.M114])&amp;&quot;,0x&quot;&amp;RIGHT(DEC2HEX([.N114]);2)&amp;&quot;,0x&quot;&amp;DEC2HEX([.P114]*8+[.Q114])&amp;&quot;,0x&quot;&amp;DEC2HEX([.S114]*8+[.T114])&amp;&quot;,0x&quot;&amp;DEC2HEX([.V114]*8+[.W114])&amp;&quot;},&quot;;&quot;&quot;)" office:value-type="string" office:string-value="{0xA7,0,8,0x60,     0x83,0x1F0,0x1F0,0x17,0x10,0x2D,0x0}," calcext:value-type="string">
            <text:p>{0xA7,0,8,0x60, <text:s text:c="4"/>0x83,0x1F0,0x1F0,0x17,0x10,0x2D,0x0},</text:p>
          </table:table-cell>
          <table:table-cell office:value-type="string" calcext:value-type="string">
            <text:p>Rohrflute 36 jumper</text:p>
          </table:table-cell>
          <table:table-cell table:formula="of:=IF([.C114]=&quot;&quot;;[.K114]-[.H114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</text:p>
          </table:table-cell>
          <table:table-cell/>
          <table:table-cell table:formula="of:=[.D114]" office:value-type="float" office:value="8" calcext:value-type="float">
            <text:p>8</text:p>
          </table:table-cell>
          <table:table-cell/>
          <table:table-cell table:formula="of:=IF(LEN([.C115])&lt;2;[.F114]+1;[.F114])" office:value-type="float" office:value="25" calcext:value-type="float">
            <text:p>25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115]/8)" office:value-type="float" office:value="60" calcext:value-type="float">
            <text:p>60</text:p>
          </table:table-cell>
          <table:table-cell table:formula="of:=[.H115]-[.I115]*8"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table:formula="of:=INT([.K115]/8)" office:value-type="float" office:value="60" calcext:value-type="float">
            <text:p>60</text:p>
          </table:table-cell>
          <table:table-cell table:formula="of:=[.K115]-[.L115]*8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5])&lt;2;&quot;{0xA7,0,&quot;&amp;[.D115]&amp;&quot;,0x&quot;&amp;DEC2HEX(4*[.F115])&amp;&quot;,     &quot;&amp;[.G115]&amp;&quot;,0x&quot;&amp;DEC2HEX([.I115]*8+[.J115])&amp;&quot;,0x&quot;&amp;DEC2HEX([.L115]*8+[.M115])&amp;&quot;,0x&quot;&amp;RIGHT(DEC2HEX([.N115]);2)&amp;&quot;,0x&quot;&amp;DEC2HEX([.P115]*8+[.Q115])&amp;&quot;,0x&quot;&amp;DEC2HEX([.S115]*8+[.T115])&amp;&quot;,0x&quot;&amp;DEC2HEX([.V115]*8+[.W115])&amp;&quot;},&quot;;&quot;&quot;)" office:value-type="string" office:string-value="{0xA7,0,8,0x64,     0x83,0x1E4,0x1E4,0x17,0x10,0x2E,0x0}," calcext:value-type="string">
            <text:p>{0xA7,0,8,0x64, <text:s text:c="4"/>0x83,0x1E4,0x1E4,0x17,0x10,0x2E,0x0},</text:p>
          </table:table-cell>
          <table:table-cell office:value-type="string" calcext:value-type="string">
            <text:p>Rohrflute 36 jumper</text:p>
          </table:table-cell>
          <table:table-cell table:formula="of:=IF([.C115]=&quot;&quot;;[.K115]-[.H115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 4</text:p>
          </table:table-cell>
          <table:table-cell/>
          <table:table-cell table:formula="of:=[.D115]" office:value-type="float" office:value="8" calcext:value-type="float">
            <text:p>8</text:p>
          </table:table-cell>
          <table:table-cell/>
          <table:table-cell table:formula="of:=IF(LEN([.C116])&lt;2;[.F115]+1;[.F115])" office:value-type="float" office:value="26" calcext:value-type="float">
            <text:p>26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116]/8)" office:value-type="float" office:value="59" calcext:value-type="float">
            <text:p>59</text:p>
          </table:table-cell>
          <table:table-cell table:formula="of:=[.H116]-[.I116]*8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table:formula="of:=INT([.K116]/8)" office:value-type="float" office:value="59" calcext:value-type="float">
            <text:p>59</text:p>
          </table:table-cell>
          <table:table-cell table:formula="of:=[.K116]-[.L116]*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6])&lt;2;&quot;{0xA7,0,&quot;&amp;[.D116]&amp;&quot;,0x&quot;&amp;DEC2HEX(4*[.F116])&amp;&quot;,     &quot;&amp;[.G116]&amp;&quot;,0x&quot;&amp;DEC2HEX([.I116]*8+[.J116])&amp;&quot;,0x&quot;&amp;DEC2HEX([.L116]*8+[.M116])&amp;&quot;,0x&quot;&amp;RIGHT(DEC2HEX([.N116]);2)&amp;&quot;,0x&quot;&amp;DEC2HEX([.P116]*8+[.Q116])&amp;&quot;,0x&quot;&amp;DEC2HEX([.S116]*8+[.T116])&amp;&quot;,0x&quot;&amp;DEC2HEX([.V116]*8+[.W116])&amp;&quot;},&quot;;&quot;&quot;)" office:value-type="string" office:string-value="{0xA7,0,8,0x68,     0x83,0x1D8,0x1D8,0x17,0x10,0x2F,0x0}," calcext:value-type="string">
            <text:p>{0xA7,0,8,0x68, <text:s text:c="4"/>0x83,0x1D8,0x1D8,0x17,0x10,0x2F,0x0},</text:p>
          </table:table-cell>
          <table:table-cell office:value-type="string" calcext:value-type="string">
            <text:p>Rohrflute 36 jumper</text:p>
          </table:table-cell>
          <table:table-cell table:formula="of:=IF([.C116]=&quot;&quot;;[.K116]-[.H116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8 Flute Ouverte Sw/Ped</text:p>
          </table:table-cell>
          <table:table-cell office:value-type="string" calcext:value-type="string">
            <text:p>NA</text:p>
          </table:table-cell>
          <table:table-cell table:formula="of:=[.D116]" office:value-type="float" office:value="8" calcext:value-type="float">
            <text:p>8</text:p>
          </table:table-cell>
          <table:table-cell/>
          <table:table-cell table:formula="of:=IF(LEN([.C117])&lt;2;[.F116]+1;[.F116])" office:value-type="float" office:value="26" calcext:value-type="float">
            <text:p>26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17]/8)" office:value-type="float" office:value="24" calcext:value-type="float">
            <text:p>24</text:p>
          </table:table-cell>
          <table:table-cell table:formula="of:=[.H117]-[.I117]*8" office:value-type="float" office:value="0" calcext:value-type="float">
            <text:p>0</text:p>
          </table:table-cell>
          <table:table-cell table:formula="of:=[.H117]+12" office:value-type="float" office:value="204" calcext:value-type="float">
            <text:p>204</text:p>
          </table:table-cell>
          <table:table-cell table:formula="of:=INT([.K117]/8)" office:value-type="float" office:value="25" calcext:value-type="float">
            <text:p>25</text:p>
          </table:table-cell>
          <table:table-cell table:formula="of:=[.K117]-[.L117]*8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7])&lt;2;&quot;{0xA7,0,&quot;&amp;[.D117]&amp;&quot;,0x&quot;&amp;DEC2HEX(4*[.F117])&amp;&quot;,     &quot;&amp;[.G117]&amp;&quot;,0x&quot;&amp;DEC2HEX([.I117]*8+[.J117])&amp;&quot;,0x&quot;&amp;DEC2HEX([.L117]*8+[.M117])&amp;&quot;,0x&quot;&amp;RIGHT(DEC2HEX([.N117]);2)&amp;&quot;,0x&quot;&amp;DEC2HEX([.P117]*8+[.Q117])&amp;&quot;,0x&quot;&amp;DEC2HEX([.S117]*8+[.T117])&amp;&quot;,0x&quot;&amp;DEC2HEX([.V117]*8+[.W117])&amp;&quot;},&quot;;&quot;&quot;)">
            <text:p/>
          </table:table-cell>
          <table:table-cell office:value-type="string" calcext:value-type="string">
            <text:p>Rohrflute 36 jumper</text:p>
          </table:table-cell>
          <table:table-cell table:formula="of:=IF([.C117]=&quot;&quot;;[.K117]-[.H117]+1;&quot;&quot;)">
            <text:p/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Ouverte Sw/Ped</text:p>
          </table:table-cell>
          <table:table-cell office:value-type="string" calcext:value-type="string">
            <text:p>NA</text:p>
          </table:table-cell>
          <table:table-cell table:formula="of:=[.D117]" office:value-type="float" office:value="8" calcext:value-type="float">
            <text:p>8</text:p>
          </table:table-cell>
          <table:table-cell/>
          <table:table-cell table:formula="of:=IF(LEN([.C118])&lt;2;[.F117]+1;[.F117])" office:value-type="float" office:value="26" calcext:value-type="float">
            <text:p>26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18]/8)" office:value-type="float" office:value="24" calcext:value-type="float">
            <text:p>24</text:p>
          </table:table-cell>
          <table:table-cell table:formula="of:=[.H118]-[.I118]*8" office:value-type="float" office:value="0" calcext:value-type="float">
            <text:p>0</text:p>
          </table:table-cell>
          <table:table-cell table:formula="of:=[.H118]+12" office:value-type="float" office:value="204" calcext:value-type="float">
            <text:p>204</text:p>
          </table:table-cell>
          <table:table-cell table:formula="of:=INT([.K118]/8)" office:value-type="float" office:value="25" calcext:value-type="float">
            <text:p>25</text:p>
          </table:table-cell>
          <table:table-cell table:formula="of:=[.K118]-[.L118]*8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8])&lt;2;&quot;{0xA7,0,&quot;&amp;[.D118]&amp;&quot;,0x&quot;&amp;DEC2HEX(4*[.F118])&amp;&quot;,     &quot;&amp;[.G118]&amp;&quot;,0x&quot;&amp;DEC2HEX([.I118]*8+[.J118])&amp;&quot;,0x&quot;&amp;DEC2HEX([.L118]*8+[.M118])&amp;&quot;,0x&quot;&amp;RIGHT(DEC2HEX([.N118]);2)&amp;&quot;,0x&quot;&amp;DEC2HEX([.P118]*8+[.Q118])&amp;&quot;,0x&quot;&amp;DEC2HEX([.S118]*8+[.T118])&amp;&quot;,0x&quot;&amp;DEC2HEX([.V118]*8+[.W118])&amp;&quot;},&quot;;&quot;&quot;)">
            <text:p/>
          </table:table-cell>
          <table:table-cell office:value-type="string" calcext:value-type="string">
            <text:p>Rohrflute 36 jumper</text:p>
          </table:table-cell>
          <table:table-cell table:formula="of:=IF([.C118]=&quot;&quot;;[.K118]-[.H118]+1;&quot;&quot;)">
            <text:p/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Sw/Ped</text:p>
          </table:table-cell>
          <table:table-cell office:value-type="string" calcext:value-type="string">
            <text:p>na</text:p>
          </table:table-cell>
          <table:table-cell table:formula="of:=[.D118]" office:value-type="float" office:value="8" calcext:value-type="float">
            <text:p>8</text:p>
          </table:table-cell>
          <table:table-cell/>
          <table:table-cell table:formula="of:=IF(LEN([.C119])&lt;2;[.F118]+1;[.F118])" office:value-type="float" office:value="26" calcext:value-type="float">
            <text:p>26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119]/8)" office:value-type="float" office:value="27" calcext:value-type="float">
            <text:p>27</text:p>
          </table:table-cell>
          <table:table-cell table:formula="of:=[.H119]-[.I119]*8" office:value-type="float" office:value="0" calcext:value-type="float">
            <text:p>0</text:p>
          </table:table-cell>
          <table:table-cell table:formula="of:=[.H119]+12" office:value-type="float" office:value="228" calcext:value-type="float">
            <text:p>228</text:p>
          </table:table-cell>
          <table:table-cell table:formula="of:=INT([.K119]/8)" office:value-type="float" office:value="28" calcext:value-type="float">
            <text:p>28</text:p>
          </table:table-cell>
          <table:table-cell table:formula="of:=[.K119]-[.L119]*8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9])&lt;2;&quot;{0xA7,0,&quot;&amp;[.D119]&amp;&quot;,0x&quot;&amp;DEC2HEX(4*[.F119])&amp;&quot;,     &quot;&amp;[.G119]&amp;&quot;,0x&quot;&amp;DEC2HEX([.I119]*8+[.J119])&amp;&quot;,0x&quot;&amp;DEC2HEX([.L119]*8+[.M119])&amp;&quot;,0x&quot;&amp;RIGHT(DEC2HEX([.N119]);2)&amp;&quot;,0x&quot;&amp;DEC2HEX([.P119]*8+[.Q119])&amp;&quot;,0x&quot;&amp;DEC2HEX([.S119]*8+[.T119])&amp;&quot;,0x&quot;&amp;DEC2HEX([.V119]*8+[.W119])&amp;&quot;},&quot;;&quot;&quot;)">
            <text:p/>
          </table:table-cell>
          <table:table-cell office:value-type="string" calcext:value-type="string">
            <text:p>Rohrflute 36 jumper</text:p>
          </table:table-cell>
          <table:table-cell table:formula="of:=IF([.C119]=&quot;&quot;;[.K119]-[.H119]+1;&quot;&quot;)">
            <text:p/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Sw/Ped4</text:p>
          </table:table-cell>
          <table:table-cell/>
          <table:table-cell table:formula="of:=[.D119]" office:value-type="float" office:value="8" calcext:value-type="float">
            <text:p>8</text:p>
          </table:table-cell>
          <table:table-cell/>
          <table:table-cell table:formula="of:=IF(LEN([.C120])&lt;2;[.F119]+1;[.F119])" office:value-type="float" office:value="27" calcext:value-type="float">
            <text:p>2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120]/8)" office:value-type="float" office:value="27" calcext:value-type="float">
            <text:p>27</text:p>
          </table:table-cell>
          <table:table-cell table:formula="of:=[.H120]-[.I120]*8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K120]/8)" office:value-type="float" office:value="27" calcext:value-type="float">
            <text:p>27</text:p>
          </table:table-cell>
          <table:table-cell table:formula="of:=[.K120]-[.L120]*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20])&lt;2;&quot;{0xA7,0,&quot;&amp;[.D120]&amp;&quot;,0x&quot;&amp;DEC2HEX(4*[.F120])&amp;&quot;,     &quot;&amp;[.G120]&amp;&quot;,0x&quot;&amp;DEC2HEX([.I120]*8+[.J120])&amp;&quot;,0x&quot;&amp;DEC2HEX([.L120]*8+[.M120])&amp;&quot;,0x&quot;&amp;RIGHT(DEC2HEX([.N120]);2)&amp;&quot;,0x&quot;&amp;DEC2HEX([.P120]*8+[.Q120])&amp;&quot;,0x&quot;&amp;DEC2HEX([.S120]*8+[.T120])&amp;&quot;,0x&quot;&amp;DEC2HEX([.V120]*8+[.W120])&amp;&quot;},&quot;;&quot;&quot;)" office:value-type="string" office:string-value="{0xA7,0,8,0x6C,     0x80,0xD8,0xD8,0x17,0x10,0xD,0x0}," calcext:value-type="string">
            <text:p>{0xA7,0,8,0x6C, <text:s text:c="4"/>0x80,0xD8,0xD8,0x17,0x10,0xD,0x0},</text:p>
          </table:table-cell>
          <table:table-cell office:value-type="string" calcext:value-type="string">
            <text:p>Rohrflute 36 jumper</text:p>
          </table:table-cell>
          <table:table-cell table:formula="of:=IF([.C120]=&quot;&quot;;[.K120]-[.H120]+1;&quot;&quot;)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4 Oct Gt/Ped</text:p>
          </table:table-cell>
          <table:table-cell office:value-type="string" calcext:value-type="string">
            <text:p>na</text:p>
          </table:table-cell>
          <table:table-cell table:formula="of:=[.D120]" office:value-type="float" office:value="8" calcext:value-type="float">
            <text:p>8</text:p>
          </table:table-cell>
          <table:table-cell/>
          <table:table-cell table:formula="of:=IF(LEN([.C121])&lt;2;[.F120]+1;[.F120])" office:value-type="float" office:value="27" calcext:value-type="float">
            <text:p>27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121]/8)" office:value-type="float" office:value="25" calcext:value-type="float">
            <text:p>25</text:p>
          </table:table-cell>
          <table:table-cell table:formula="of:=[.H121]-[.I121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121]/8)" office:value-type="float" office:value="27" calcext:value-type="float">
            <text:p>27</text:p>
          </table:table-cell>
          <table:table-cell table:formula="of:=[.K121]-[.L121]*8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121])&lt;2;&quot;{0xA7,0,&quot;&amp;[.D121]&amp;&quot;,0x&quot;&amp;DEC2HEX(8*[.F121])&amp;&quot;,     &quot;&amp;[.G121]&amp;&quot;,0x&quot;&amp;DEC2HEX([.I121]*8+[.J121])&amp;&quot;,0x&quot;&amp;DEC2HEX([.L121]*8+[.M121])&amp;&quot;,0x&quot;&amp;RIGHT(DEC2HEX([.N121]);2)&amp;&quot;,0x&quot;&amp;DEC2HEX([.P121]*8+[.Q121])&amp;&quot;,0x&quot;&amp;DEC2HEX([.S121]*8+[.T121])&amp;&quot;,0x&quot;&amp;DEC2HEX([.V121]*8+[.W121])&amp;&quot;},&quot;;&quot;&quot;)">
            <text:p/>
          </table:table-cell>
          <table:table-cell office:value-type="string" calcext:value-type="string">
            <text:p>Rohrflute 36 jumper</text:p>
          </table:table-cell>
          <table:table-cell table:formula="of:=IF([.C121]=&quot;&quot;;[.K121]-[.H121]+1;&quot;&quot;)">
            <text:p/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Shoe (8 stages)</text:p>
          </table:table-cell>
          <table:table-cell/>
          <table:table-cell table:formula="of:=[.D121]" office:value-type="float" office:value="8" calcext:value-type="float">
            <text:p>8</text:p>
          </table:table-cell>
          <table:table-cell/>
          <table:table-cell table:formula="of:=IF(LEN([.C122])&lt;2;[.F121]+1;[.F121])" office:value-type="float" office:value="28" calcext:value-type="float">
            <text:p>28</text:p>
          </table:table-cell>
          <table:table-cell office:value-type="string" calcext:value-type="string">
            <text:p>0x20</text:p>
          </table:table-cell>
          <table:table-cell office:value-type="float" office:value="226" calcext:value-type="float">
            <text:p>226</text:p>
          </table:table-cell>
          <table:table-cell table:formula="of:=INT([.H122]/8)" office:value-type="float" office:value="28" calcext:value-type="float">
            <text:p>28</text:p>
          </table:table-cell>
          <table:table-cell table:formula="of:=[.H122]-[.I122]*8" office:value-type="float" office:value="2" calcext:value-type="float">
            <text:p>2</text:p>
          </table:table-cell>
          <table:table-cell table:formula="of:=[.H122]+7" office:value-type="float" office:value="233" calcext:value-type="float">
            <text:p>233</text:p>
          </table:table-cell>
          <table:table-cell table:formula="of:=INT([.K122]/8)" office:value-type="float" office:value="29" calcext:value-type="float">
            <text:p>29</text:p>
          </table:table-cell>
          <table:table-cell table:formula="of:=[.K122]-[.L122]*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R122]/8)" office:value-type="float" office:value="0" calcext:value-type="float">
            <text:p>0</text:p>
          </table:table-cell>
          <table:table-cell table:formula="of:=[.R122]-[.S122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22])&lt;2;&quot;{0xA7,0,&quot;&amp;[.D122]&amp;&quot;,0x&quot;&amp;DEC2HEX(4*[.F122])&amp;&quot;,     &quot;&amp;[.G122]&amp;&quot;,0x&quot;&amp;DEC2HEX([.I122]*8+[.J122])&amp;&quot;,0x&quot;&amp;DEC2HEX([.L122]*8+[.M122])&amp;&quot;,0x&quot;&amp;RIGHT(DEC2HEX([.N122]);2)&amp;&quot;,0x&quot;&amp;DEC2HEX([.P122]*8+[.Q122])&amp;&quot;,0x&quot;&amp;DEC2HEX([.S122]*8+[.T122])&amp;&quot;,0x&quot;&amp;DEC2HEX([.V122]*8+[.W122])&amp;&quot;},&quot;;&quot;&quot;)" office:value-type="string" office:string-value="{0xA7,0,8,0x70,     0x20,0xE2,0xE9,0x2,0x30,0x0,0x0}," calcext:value-type="string">
            <text:p>{0xA7,0,8,0x70, <text:s text:c="4"/>0x20,0xE2,0xE9,0x2,0x30,0x0,0x0},</text:p>
          </table:table-cell>
          <table:table-cell/>
          <table:table-cell table:formula="of:=IF([.C122]=&quot;&quot;;[.K122]-[.H122]+1;&quot;&quot;)"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Trem</text:p>
          </table:table-cell>
          <table:table-cell/>
          <table:table-cell table:formula="of:=[.D122]" office:value-type="float" office:value="8" calcext:value-type="float">
            <text:p>8</text:p>
          </table:table-cell>
          <table:table-cell/>
          <table:table-cell table:formula="of:=IF(LEN([.C123])&lt;2;[.F122]+1;[.F122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table:formula="of:=INT([.H123]/8)" office:value-type="float" office:value="55" calcext:value-type="float">
            <text:p>55</text:p>
          </table:table-cell>
          <table:table-cell table:formula="of:=[.H123]-[.I123]*8"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table:formula="of:=INT([.K123]/8)" office:value-type="float" office:value="55" calcext:value-type="float">
            <text:p>55</text:p>
          </table:table-cell>
          <table:table-cell table:formula="of:=[.K123]-[.L123]*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IF(LEN([.C123])&lt;2;&quot;{0xA7,0,&quot;&amp;[.D123]&amp;&quot;,0x&quot;&amp;DEC2HEX(4*[.F123])&amp;&quot;,     &quot;&amp;[.G123]&amp;&quot;,0x&quot;&amp;DEC2HEX([.I123]*8+[.J123])&amp;&quot;,0x&quot;&amp;DEC2HEX([.L123]*8+[.M123])&amp;&quot;,0x&quot;&amp;RIGHT(DEC2HEX([.N123]);2)&amp;&quot;,0x&quot;&amp;DEC2HEX([.P123]*8+[.Q123])&amp;&quot;,0x&quot;&amp;DEC2HEX([.S123]*8+[.T123])&amp;&quot;,0x&quot;&amp;DEC2HEX([.V123]*8+[.W123])&amp;&quot;},&quot;;&quot;&quot;)" office:value-type="string" office:string-value="{0xA7,0,8,0x74,     3,0x1BF,0x1BF,0x1,0x1C,0x0,0x0}," calcext:value-type="string">
            <text:p>{0xA7,0,8,0x74, <text:s text:c="4"/>3,0x1BF,0x1BF,0x1,0x1C,0x0,0x0},</text:p>
          </table:table-cell>
          <table:table-cell/>
          <table:table-cell table:formula="of:=IF([.C123]=&quot;&quot;;[.K123]-[.H123]+1;&quot;&quot;)" office:value-type="float" office:value="1" calcext:value-type="float">
            <text:p>1</text:p>
          </table:table-cell>
          <table:table-cell table:number-columns-repeated="998"/>
        </table:table-row>
      </table:table>
      <table:table table:name="Principal8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1000" table:default-cell-style-name="Default"/>
        <table:table-row table:style-name="ro2">
          <table:table-cell/>
          <table:table-cell office:value-type="string" calcext:value-type="string">
            <text:p>8 4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F12]" office:value-type="float" office:value="7" calcext:value-type="float">
            <text:p>7</text:p>
          </table:table-cell>
          <table:table-cell table:number-columns-repeated="18"/>
          <table:table-cell table:style-name="Default" table:formula="of:=&quot;{0xA8,0x0,0x0,0x0,       &quot;&amp;[.C3]&amp;&quot;,&quot;&amp;[.D3]&amp;&quot;,0x&quot;&amp;DEC2HEX([.E3])&amp;&quot;,0xFF,0xFF,0xFF,0x5A,0x96},&quot;" office:value-type="string" office:string-value="{0xA8,0x0,0x0,0x0,       0,9,0x7,0xFF,0xFF,0xFF,0x5A,0x96}," calcext:value-type="string">
            <text:p>{0xA8,0x0,0x0,0x0, <text:s text:c="6"/>0,9,0x7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Octave</text:p>
          </table:table-cell>
          <table:table-cell/>
          <table:table-cell table:formula="of:=[.D3]" office:value-type="float" office:value="9" calcext:value-type="float">
            <text:p>9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5]/8)" office:value-type="float" office:value="24" calcext:value-type="float">
            <text:p>24</text:p>
          </table:table-cell>
          <table:table-cell table:formula="of:=[.H5]-[.I5]*8" office:value-type="float" office:value="0" calcext:value-type="float">
            <text:p>0</text:p>
          </table:table-cell>
          <table:table-cell table:formula="of:=[.H5]+23" office:value-type="float" office:value="215" calcext:value-type="float">
            <text:p>215</text:p>
          </table:table-cell>
          <table:table-cell table:formula="of:=INT([.K5]/8)" office:value-type="float" office:value="26" calcext:value-type="float">
            <text:p>26</text:p>
          </table:table-cell>
          <table:table-cell table:formula="of:=[.K5]-[.L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NT([.R5]/8)" office:value-type="float" office:value="0" calcext:value-type="float">
            <text:p>0</text:p>
          </table:table-cell>
          <table:table-cell table:formula="of:=[.R5]-[.S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5]/8)" office:value-type="float" office:value="0" calcext:value-type="float">
            <text:p>0</text:p>
          </table:table-cell>
          <table:table-cell table:formula="of:=[.U5]-[.V5]*8" office:value-type="float" office:value="0" calcext:value-type="float">
            <text:p>0</text:p>
          </table:table-cell>
          <table:table-cell table:formula="of:=IF(LEN([.C5])&lt;2;&quot;{0xA7,0,&quot;&amp;[.D5]&amp;&quot;,0x&quot;&amp;DEC2HEX(4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9,0x4,     0,0xC0,0xD7,0x0,0x4,0x0,0x0}," calcext:value-type="string">
            <text:p>{0xA7,0,9,0x4, <text:s text:c="4"/>0,0xC0,0xD7,0x0,0x4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Choralbass</text:p>
          </table:table-cell>
          <table:table-cell/>
          <table:table-cell table:formula="of:=[.D5]" office:value-type="float" office:value="9" calcext:value-type="float">
            <text:p>9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6]/8)" office:value-type="float" office:value="24" calcext:value-type="float">
            <text:p>24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11" office:value-type="float" office:value="203" calcext:value-type="float">
            <text:p>203</text:p>
          </table:table-cell>
          <table:table-cell table:formula="of:=INT([.K6]/8)" office:value-type="float" office:value="25" calcext:value-type="float">
            <text:p>25</text:p>
          </table:table-cell>
          <table:table-cell table:formula="of:=[.K6]-[.L6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])&lt;2;&quot;{0xA7,0,&quot;&amp;[.D6]&amp;&quot;,0x&quot;&amp;DEC2HEX(4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9,0x8,     0,0xC0,0xCB,0xC,0x7,0x0,0x0}," calcext:value-type="string">
            <text:p>{0xA7,0,9,0x8, <text:s text:c="4"/>0,0xC0,0xCB,0xC,0x7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OD</text:p>
          </table:table-cell>
          <table:table-cell/>
          <table:table-cell table:formula="of:=[.D6]" office:value-type="float" office:value="9" calcext:value-type="float">
            <text:p>9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7]/8)" office:value-type="float" office:value="56" calcext:value-type="float">
            <text:p>56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23" office:value-type="float" office:value="471" calcext:value-type="float">
            <text:p>471</text:p>
          </table:table-cell>
          <table:table-cell table:formula="of:=INT([.K7]/8)" office:value-type="float" office:value="58" calcext:value-type="float">
            <text:p>58</text:p>
          </table:table-cell>
          <table:table-cell table:formula="of:=[.K7]-[.L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4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9,0xC,     3,0x1C0,0x1D7,0x0,0x21,0x0,0x0}," calcext:value-type="string">
            <text:p>{0xA7,0,9,0xC, <text:s text:c="4"/>3,0x1C0,0x1D7,0x0,0x21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OD super</text:p>
          </table:table-cell>
          <table:table-cell/>
          <table:table-cell table:formula="of:=[.D7]" office:value-type="float" office:value="9" calcext:value-type="float">
            <text:p>9</text:p>
          </table:table-cell>
          <table:table-cell/>
          <table:table-cell table:formula="of:=IF(LEN([.C8])&lt;2;[.F7]+1;[.F7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8]/8)" office:value-type="float" office:value="56" calcext:value-type="float">
            <text:p>56</text:p>
          </table:table-cell>
          <table:table-cell table:formula="of:=[.H8]-[.I8]*8" office:value-type="float" office:value="0" calcext:value-type="float">
            <text:p>0</text:p>
          </table:table-cell>
          <table:table-cell table:formula="of:=[.H8]+11" office:value-type="float" office:value="459" calcext:value-type="float">
            <text:p>459</text:p>
          </table:table-cell>
          <table:table-cell table:formula="of:=INT([.K8]/8)" office:value-type="float" office:value="57" calcext:value-type="float">
            <text:p>57</text:p>
          </table:table-cell>
          <table:table-cell table:formula="of:=[.K8]-[.L8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])&lt;2;&quot;{0xA7,0,&quot;&amp;[.D8]&amp;&quot;,0x&quot;&amp;DEC2HEX(4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 office:value-type="string" office:string-value="{0xA7,0,9,0x10,     0x83,0x1C0,0x1CB,0xC,0x21,0x2C,0x0}," calcext:value-type="string">
            <text:p>{0xA7,0,9,0x10, <text:s text:c="4"/>0x83,0x1C0,0x1CB,0xC,0x21,0x2C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</text:p>
          </table:table-cell>
          <table:table-cell/>
          <table:table-cell table:formula="of:=[.D8]" office:value-type="float" office:value="9" calcext:value-type="float">
            <text:p>9</text:p>
          </table:table-cell>
          <table:table-cell/>
          <table:table-cell table:formula="of:=IF(LEN([.C9])&lt;2;[.F8]+1;[.F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9]/8)" office:value-type="float" office:value="56" calcext:value-type="float">
            <text:p>56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H9]+11" office:value-type="float" office:value="459" calcext:value-type="float">
            <text:p>459</text:p>
          </table:table-cell>
          <table:table-cell table:formula="of:=INT([.K9]/8)" office:value-type="float" office:value="57" calcext:value-type="float">
            <text:p>57</text:p>
          </table:table-cell>
          <table:table-cell table:formula="of:=[.K9]-[.L9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])&lt;2;&quot;{0xA7,0,&quot;&amp;[.D9]&amp;&quot;,0x&quot;&amp;DEC2HEX(4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9,0x14,     3,0x1C0,0x1CB,0xC,0x26,0x0,0x0}," calcext:value-type="string">
            <text:p>{0xA7,0,9,0x14, <text:s text:c="4"/>3,0x1C0,0x1CB,0xC,0x26,0x0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 Super</text:p>
          </table:table-cell>
          <table:table-cell office:value-type="string" calcext:value-type="string">
            <text:p>NA</text:p>
          </table:table-cell>
          <table:table-cell table:formula="of:=[.D9]" office:value-type="float" office:value="9" calcext:value-type="float">
            <text:p>9</text:p>
          </table:table-cell>
          <table:table-cell/>
          <table:table-cell table:formula="of:=IF(LEN([.C10])&lt;2;[.F9]+1;[.F9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0]/8)" office:value-type="float" office:value="56" calcext:value-type="float">
            <text:p>56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H10]+11" office:value-type="float" office:value="459" calcext:value-type="float">
            <text:p>459</text:p>
          </table:table-cell>
          <table:table-cell table:formula="of:=INT([.K10]/8)" office:value-type="float" office:value="57" calcext:value-type="float">
            <text:p>57</text:p>
          </table:table-cell>
          <table:table-cell table:formula="of:=[.K10]-[.L1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])&lt;2;&quot;{0xA7,0,&quot;&amp;[.D10]&amp;&quot;,0x&quot;&amp;DEC2HEX(4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8 OD Gt/Ped</text:p>
          </table:table-cell>
          <table:table-cell/>
          <table:table-cell table:formula="of:=[.D10]" office:value-type="float" office:value="9" calcext:value-type="float">
            <text:p>9</text:p>
          </table:table-cell>
          <table:table-cell/>
          <table:table-cell table:formula="of:=IF(LEN([.C11])&lt;2;[.F10]+1;[.F10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1]/8)" office:value-type="float" office:value="24" calcext:value-type="float">
            <text:p>24</text:p>
          </table:table-cell>
          <table:table-cell table:formula="of:=[.H11]-[.I11]*8" office:value-type="float" office:value="0" calcext:value-type="float">
            <text:p>0</text:p>
          </table:table-cell>
          <table:table-cell table:formula="of:=[.H11]+23" office:value-type="float" office:value="215" calcext:value-type="float">
            <text:p>215</text:p>
          </table:table-cell>
          <table:table-cell table:formula="of:=INT([.K11]/8)" office:value-type="float" office:value="26" calcext:value-type="float">
            <text:p>26</text:p>
          </table:table-cell>
          <table:table-cell table:formula="of:=[.K11]-[.L1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4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 office:value-type="string" office:string-value="{0xA7,0,9,0x18,     0x80,0xC0,0xD7,0x0,0x21,0xB,0x0}," calcext:value-type="string">
            <text:p>{0xA7,0,9,0x18, <text:s text:c="4"/>0x80,0xC0,0xD7,0x0,0x21,0xB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4 Oct Gt/Ped</text:p>
          </table:table-cell>
          <table:table-cell/>
          <table:table-cell table:formula="of:=[.D11]" office:value-type="float" office:value="9" calcext:value-type="float">
            <text:p>9</text:p>
          </table:table-cell>
          <table:table-cell/>
          <table:table-cell table:formula="of:=IF(LEN([.C12])&lt;2;[.F11]+1;[.F11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2]/8)" office:value-type="float" office:value="24" calcext:value-type="float">
            <text:p>24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H12]+11" office:value-type="float" office:value="203" calcext:value-type="float">
            <text:p>203</text:p>
          </table:table-cell>
          <table:table-cell table:formula="of:=INT([.K12]/8)" office:value-type="float" office:value="25" calcext:value-type="float">
            <text:p>25</text:p>
          </table:table-cell>
          <table:table-cell table:formula="of:=[.K12]-[.L12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2])&lt;2;&quot;{0xA7,0,&quot;&amp;[.D12]&amp;&quot;,0x&quot;&amp;DEC2HEX(4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 office:value-type="string" office:string-value="{0xA7,0,9,0x1C,     0x80,0xC0,0xCB,0xC,0x26,0xB,0x0}," calcext:value-type="string">
            <text:p>{0xA7,0,9,0x1C, <text:s text:c="4"/>0x80,0xC0,0xCB,0xC,0x26,0xB,0x0},</text:p>
          </table:table-cell>
          <table:table-cell table:number-columns-repeated="1000"/>
        </table:table-row>
        <table:table-row table:style-name="ro2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2 and 1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14]/8)" office:value-type="float" office:value="0" calcext:value-type="float">
            <text:p>0</text:p>
          </table:table-cell>
          <table:table-cell table:formula="of:=[.H14]-[.I14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14]/8)" office:value-type="float" office:value="0" calcext:value-type="float">
            <text:p>0</text:p>
          </table:table-cell>
          <table:table-cell table:formula="of:=[.K14]-[.L14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14]/8)" office:value-type="float" office:value="0" calcext:value-type="float">
            <text:p>0</text:p>
          </table:table-cell>
          <table:table-cell table:formula="of:=[.O14]-[.P14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0A</text:p>
          </table:table-cell>
          <table:table-cell table:formula="of:=[.F25]" office:value-type="float" office:value="8" calcext:value-type="float">
            <text:p>8</text:p>
          </table:table-cell>
          <table:table-cell table:number-columns-repeated="18"/>
          <table:table-cell table:style-name="Default" table:formula="of:=&quot;{0xA8,0x0,0x0,0x0,       &quot;&amp;[.C16]&amp;&quot;,&quot;&amp;[.D16]&amp;&quot;,0x&quot;&amp;DEC2HEX([.E16])&amp;&quot;,0xFF,0xFF,0xFF,0x5A,0x96},&quot;" office:value-type="string" office:string-value="{0xA8,0x0,0x0,0x0,       0,0x0A,0x8,0xFF,0xFF,0xFF,0x5A,0x96}," calcext:value-type="string">
            <text:p>{0xA8,0x0,0x0,0x0, <text:s text:c="6"/>0,0x0A,0x8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Octave</text:p>
          </table:table-cell>
          <table:table-cell/>
          <table:table-cell table:formula="of:=[.D16]" office:value-type="string" office:string-value="0x0A" calcext:value-type="string">
            <text:p>0x0A</text:p>
          </table:table-cell>
          <table:table-cell/>
          <table:table-cell table:formula="of:=IF(LEN([.C18])&lt;2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18]/8)" office:value-type="float" office:value="27" calcext:value-type="float">
            <text:p>27</text:p>
          </table:table-cell>
          <table:table-cell table:formula="of:=[.H18]-[.I18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18]/8)" office:value-type="float" office:value="27" calcext:value-type="float">
            <text:p>27</text:p>
          </table:table-cell>
          <table:table-cell table:formula="of:=[.K18]-[.L1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NT([.R18]/8)" office:value-type="float" office:value="0" calcext:value-type="float">
            <text:p>0</text:p>
          </table:table-cell>
          <table:table-cell table:formula="of:=[.R18]-[.S18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18]/8)" office:value-type="float" office:value="0" calcext:value-type="float">
            <text:p>0</text:p>
          </table:table-cell>
          <table:table-cell table:formula="of:=[.U18]-[.V18]*8" office:value-type="float" office:value="0" calcext:value-type="float">
            <text:p>0</text:p>
          </table:table-cell>
          <table:table-cell table:formula="of:=IF(LEN([.C18])&lt;2;&quot;{0xA7,0,&quot;&amp;[.D18]&amp;&quot;,0x&quot;&amp;DEC2HEX(4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 office:value-type="string" office:string-value="{0xA7,0,0x0A,0x4,     0,0xD8,0xDF,0x0,0x4,0x0,0x0}," calcext:value-type="string">
            <text:p>{0xA7,0,0x0A,0x4, <text:s text:c="4"/>0,0xD8,0xDF,0x0,0x4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Choralbass</text:p>
          </table:table-cell>
          <table:table-cell/>
          <table:table-cell table:formula="of:=[.D18]" office:value-type="string" office:string-value="0x0A" calcext:value-type="string">
            <text:p>0x0A</text:p>
          </table:table-cell>
          <table:table-cell/>
          <table:table-cell table:formula="of:=IF(LEN([.C19])&lt;2;[.F18]+1;[.F1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INT([.H19]/8)" office:value-type="float" office:value="25" calcext:value-type="float">
            <text:p>25</text:p>
          </table:table-cell>
          <table:table-cell table:formula="of:=[.H19]-[.I19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19]/8)" office:value-type="float" office:value="27" calcext:value-type="float">
            <text:p>27</text:p>
          </table:table-cell>
          <table:table-cell table:formula="of:=[.K19]-[.L1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9])&lt;2;&quot;{0xA7,0,&quot;&amp;[.D19]&amp;&quot;,0x&quot;&amp;DEC2HEX(4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 office:value-type="string" office:string-value="{0xA7,0,0x0A,0x8,     0,0xCC,0xDF,0x0,0x7,0x0,0x0}," calcext:value-type="string">
            <text:p>{0xA7,0,0x0A,0x8, <text:s text:c="4"/>0,0xCC,0xDF,0x0,0x7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OD</text:p>
          </table:table-cell>
          <table:table-cell/>
          <table:table-cell table:formula="of:=[.D19]" office:value-type="string" office:string-value="0x0A" calcext:value-type="string">
            <text:p>0x0A</text:p>
          </table:table-cell>
          <table:table-cell/>
          <table:table-cell table:formula="of:=IF(LEN([.C20])&lt;2;[.F19]+1;[.F1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formula="of:=INT([.H20]/8)" office:value-type="float" office:value="59" calcext:value-type="float">
            <text:p>59</text:p>
          </table:table-cell>
          <table:table-cell table:formula="of:=[.H20]-[.I20]*8" office:value-type="float" office:value="0" calcext:value-type="float">
            <text:p>0</text:p>
          </table:table-cell>
          <table:table-cell table:formula="of:=[.H20]+23" office:value-type="float" office:value="495" calcext:value-type="float">
            <text:p>495</text:p>
          </table:table-cell>
          <table:table-cell table:formula="of:=INT([.K20]/8)" office:value-type="float" office:value="61" calcext:value-type="float">
            <text:p>61</text:p>
          </table:table-cell>
          <table:table-cell table:formula="of:=[.K20]-[.L2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4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 office:value-type="string" office:string-value="{0xA7,0,0x0A,0xC,     3,0x1D8,0x1EF,0x0,0x21,0x0,0x0}," calcext:value-type="string">
            <text:p>{0xA7,0,0x0A,0xC, <text:s text:c="4"/>3,0x1D8,0x1EF,0x0,0x21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OD super</text:p>
          </table:table-cell>
          <table:table-cell/>
          <table:table-cell table:formula="of:=[.D20]" office:value-type="string" office:string-value="0x0A" calcext:value-type="string">
            <text:p>0x0A</text:p>
          </table:table-cell>
          <table:table-cell/>
          <table:table-cell table:formula="of:=IF(LEN([.C21])&lt;2;[.F20]+1;[.F20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21]/8)" office:value-type="float" office:value="57" calcext:value-type="float">
            <text:p>57</text:p>
          </table:table-cell>
          <table:table-cell table:formula="of:=[.H21]-[.I21]*8" office:value-type="float" office:value="4" calcext:value-type="float">
            <text:p>4</text:p>
          </table:table-cell>
          <table:table-cell table:formula="of:=[.H21]+23" office:value-type="float" office:value="483" calcext:value-type="float">
            <text:p>483</text:p>
          </table:table-cell>
          <table:table-cell table:formula="of:=INT([.K21]/8)" office:value-type="float" office:value="60" calcext:value-type="float">
            <text:p>60</text:p>
          </table:table-cell>
          <table:table-cell table:formula="of:=[.K21]-[.L21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4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 office:value-type="string" office:string-value="{0xA7,0,0x0A,0x10,     0x83,0x1CC,0x1E3,0x0,0x21,0x2C,0x0}," calcext:value-type="string">
            <text:p>{0xA7,0,0x0A,0x10, <text:s text:c="4"/>0x83,0x1CC,0x1E3,0x0,0x21,0x2C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</text:p>
          </table:table-cell>
          <table:table-cell/>
          <table:table-cell table:formula="of:=[.D21]" office:value-type="string" office:string-value="0x0A" calcext:value-type="string">
            <text:p>0x0A</text:p>
          </table:table-cell>
          <table:table-cell/>
          <table:table-cell table:formula="of:=IF(LEN([.C22])&lt;2;[.F21]+1;[.F21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22]/8)" office:value-type="float" office:value="57" calcext:value-type="float">
            <text:p>57</text:p>
          </table:table-cell>
          <table:table-cell table:formula="of:=[.H22]-[.I22]*8" office:value-type="float" office:value="4" calcext:value-type="float">
            <text:p>4</text:p>
          </table:table-cell>
          <table:table-cell table:formula="of:=[.H22]+23" office:value-type="float" office:value="483" calcext:value-type="float">
            <text:p>483</text:p>
          </table:table-cell>
          <table:table-cell table:formula="of:=INT([.K22]/8)" office:value-type="float" office:value="60" calcext:value-type="float">
            <text:p>60</text:p>
          </table:table-cell>
          <table:table-cell table:formula="of:=[.K22]-[.L2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2])&lt;2;&quot;{0xA7,0,&quot;&amp;[.D22]&amp;&quot;,0x&quot;&amp;DEC2HEX(4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 office:value-type="string" office:string-value="{0xA7,0,0x0A,0x14,     3,0x1CC,0x1E3,0x0,0x26,0x0,0x0}," calcext:value-type="string">
            <text:p>{0xA7,0,0x0A,0x14, <text:s text:c="4"/>3,0x1CC,0x1E3,0x0,0x26,0x0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 Super</text:p>
          </table:table-cell>
          <table:table-cell/>
          <table:table-cell table:formula="of:=[.D22]" office:value-type="string" office:string-value="0x0A" calcext:value-type="string">
            <text:p>0x0A</text:p>
          </table:table-cell>
          <table:table-cell/>
          <table:table-cell table:formula="of:=IF(LEN([.C23])&lt;2;[.F22]+1;[.F2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23]/8)" office:value-type="float" office:value="56" calcext:value-type="float">
            <text:p>56</text:p>
          </table:table-cell>
          <table:table-cell table:formula="of:=[.H23]-[.I23]*8" office:value-type="float" office:value="0" calcext:value-type="float">
            <text:p>0</text:p>
          </table:table-cell>
          <table:table-cell table:formula="of:=[.H23]+23" office:value-type="float" office:value="471" calcext:value-type="float">
            <text:p>471</text:p>
          </table:table-cell>
          <table:table-cell table:formula="of:=INT([.K23]/8)" office:value-type="float" office:value="58" calcext:value-type="float">
            <text:p>58</text:p>
          </table:table-cell>
          <table:table-cell table:formula="of:=[.K23]-[.L2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3])&lt;2;&quot;{0xA7,0,&quot;&amp;[.D23]&amp;&quot;,0x&quot;&amp;DEC2HEX(4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 office:value-type="string" office:string-value="{0xA7,0,0x0A,0x18,     0x83,0x1C0,0x1D7,0x0,0x26,0x2C,0x0}," calcext:value-type="string">
            <text:p>{0xA7,0,0x0A,0x18, <text:s text:c="4"/>0x83,0x1C0,0x1D7,0x0,0x26,0x2C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8 OD Gt/Ped</text:p>
          </table:table-cell>
          <table:table-cell/>
          <table:table-cell table:formula="of:=[.D23]" office:value-type="string" office:string-value="0x0A" calcext:value-type="string">
            <text:p>0x0A</text:p>
          </table:table-cell>
          <table:table-cell/>
          <table:table-cell table:formula="of:=IF(LEN([.C24])&lt;2;[.F23]+1;[.F23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24]/8)" office:value-type="float" office:value="27" calcext:value-type="float">
            <text:p>27</text:p>
          </table:table-cell>
          <table:table-cell table:formula="of:=[.H24]-[.I24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24]/8)" office:value-type="float" office:value="27" calcext:value-type="float">
            <text:p>27</text:p>
          </table:table-cell>
          <table:table-cell table:formula="of:=[.K24]-[.L2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4])&lt;2;&quot;{0xA7,0,&quot;&amp;[.D24]&amp;&quot;,0x&quot;&amp;DEC2HEX(4*[.F24])&amp;&quot;,     &quot;&amp;[.G24]&amp;&quot;,0x&quot;&amp;DEC2HEX([.I24]*8+[.J24])&amp;&quot;,0x&quot;&amp;DEC2HEX([.L24]*8+[.M24])&amp;&quot;,0x&quot;&amp;RIGHT(DEC2HEX([.N24]);2)&amp;&quot;,0x&quot;&amp;DEC2HEX([.P24]*8+[.Q24])&amp;&quot;,0x&quot;&amp;DEC2HEX([.S24]*8+[.T24])&amp;&quot;,0x&quot;&amp;DEC2HEX([.V24]*8+[.W24])&amp;&quot;},&quot;;&quot;&quot;)" office:value-type="string" office:string-value="{0xA7,0,0x0A,0x1C,     0x80,0xD8,0xDF,0x0,0x21,0xB,0x0}," calcext:value-type="string">
            <text:p>{0xA7,0,0x0A,0x1C, <text:s text:c="4"/>0x80,0xD8,0xDF,0x0,0x21,0xB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4 Oct Gt/Ped</text:p>
          </table:table-cell>
          <table:table-cell/>
          <table:table-cell table:formula="of:=[.D24]" office:value-type="string" office:string-value="0x0A" calcext:value-type="string">
            <text:p>0x0A</text:p>
          </table:table-cell>
          <table:table-cell/>
          <table:table-cell table:formula="of:=IF(LEN([.C25])&lt;2;[.F24]+1;[.F24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25]/8)" office:value-type="float" office:value="25" calcext:value-type="float">
            <text:p>25</text:p>
          </table:table-cell>
          <table:table-cell table:formula="of:=[.H25]-[.I2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25]/8)" office:value-type="float" office:value="27" calcext:value-type="float">
            <text:p>27</text:p>
          </table:table-cell>
          <table:table-cell table:formula="of:=[.K25]-[.L2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5])&lt;2;&quot;{0xA7,0,&quot;&amp;[.D25]&amp;&quot;,0x&quot;&amp;DEC2HEX(4*[.F25])&amp;&quot;,     &quot;&amp;[.G25]&amp;&quot;,0x&quot;&amp;DEC2HEX([.I25]*8+[.J25])&amp;&quot;,0x&quot;&amp;DEC2HEX([.L25]*8+[.M25])&amp;&quot;,0x&quot;&amp;RIGHT(DEC2HEX([.N25]);2)&amp;&quot;,0x&quot;&amp;DEC2HEX([.P25]*8+[.Q25])&amp;&quot;,0x&quot;&amp;DEC2HEX([.S25]*8+[.T25])&amp;&quot;,0x&quot;&amp;DEC2HEX([.V25]*8+[.W25])&amp;&quot;},&quot;;&quot;&quot;)" office:value-type="string" office:string-value="{0xA7,0,0x0A,0x20,     0x80,0xCC,0xDF,0x0,0x26,0xB,0x0}," calcext:value-type="string">
            <text:p>{0xA7,0,0x0A,0x20, <text:s text:c="4"/>0x80,0xCC,0xDF,0x0,0x26,0xB,0x0},</text:p>
          </table:table-cell>
          <table:table-cell table:number-columns-repeated="1000"/>
        </table:table-row>
        <table:table-row table:style-name="ro2">
          <table:table-cell table:style-name="ce19" table:number-columns-repeated="23"/>
          <table:table-cell table:style-name="Default"/>
          <table:table-cell table:style-name="ce19" table:number-columns-repeated="1000"/>
        </table:table-row>
        <table:table-row table:style-name="ro2">
          <table:table-cell/>
          <table:table-cell office:value-type="string" calcext:value-type="string">
            <text:p>½ and ¼</text:p>
          </table:table-cell>
          <table:table-cell table:style-name="ce24" office:value-type="string" calcext:value-type="string">
            <text:p>49-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27]/8)" office:value-type="float" office:value="0" calcext:value-type="float">
            <text:p>0</text:p>
          </table:table-cell>
          <table:table-cell table:formula="of:=[.H27]-[.I2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7]/8)" office:value-type="float" office:value="0" calcext:value-type="float">
            <text:p>0</text:p>
          </table:table-cell>
          <table:table-cell table:formula="of:=[.K27]-[.L27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7]/8)" office:value-type="float" office:value="0" calcext:value-type="float">
            <text:p>0</text:p>
          </table:table-cell>
          <table:table-cell table:formula="of:=[.O27]-[.P2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27])&lt;2;&quot;{0xA7,0,&quot;&amp;[.D27]&amp;&quot;,0x&quot;&amp;DEC2HEX(8*[.F27])&amp;&quot;,     &quot;&amp;[.G27]&amp;&quot;,0x&quot;&amp;DEC2HEX([.I27]*8+[.J27])&amp;&quot;,0x&quot;&amp;DEC2HEX([.L27]*8+[.M27])&amp;&quot;,0x&quot;&amp;RIGHT(DEC2HEX([.N27]);2)&amp;&quot;,0x&quot;&amp;DEC2HEX([.P27]*8+[.Q27])&amp;&quot;,0x&quot;&amp;DEC2HEX([.S27]*8+[.T27])&amp;&quot;,0x&quot;&amp;DEC2HEX([.V27]*8+[.W2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0B</text:p>
          </table:table-cell>
          <table:table-cell table:formula="of:=[.F38]" office:value-type="float" office:value="4" calcext:value-type="float">
            <text:p>4</text:p>
          </table:table-cell>
          <table:table-cell table:number-columns-repeated="18"/>
          <table:table-cell table:style-name="Default" table:formula="of:=&quot;{0xA8,0x0,0x0,0x0,       &quot;&amp;[.C29]&amp;&quot;,&quot;&amp;[.D29]&amp;&quot;,0x&quot;&amp;DEC2HEX([.E29])&amp;&quot;,0xFF,0xFF,0xFF,0x5A,0x96},&quot;" office:value-type="string" office:string-value="{0xA8,0x0,0x0,0x0,       0,0x0B,0x4,0xFF,0xFF,0xFF,0x5A,0x96}," calcext:value-type="string">
            <text:p>{0xA8,0x0,0x0,0x0, <text:s text:c="6"/>0,0x0B,0x4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Octave</text:p>
          </table:table-cell>
          <table:table-cell office:value-type="string" calcext:value-type="string">
            <text:p>NA</text:p>
          </table:table-cell>
          <table:table-cell table:formula="of:=[.D29]" office:value-type="string" office:string-value="0x0B" calcext:value-type="string">
            <text:p>0x0B</text:p>
          </table:table-cell>
          <table:table-cell/>
          <table:table-cell table:formula="of:=IF(LEN([.C31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formula="of:=INT([.H31]/8)" office:value-type="float" office:value="26" calcext:value-type="float">
            <text:p>26</text:p>
          </table:table-cell>
          <table:table-cell table:formula="of:=[.H31]-[.I31]*8"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formula="of:=INT([.K31]/8)" office:value-type="float" office:value="27" calcext:value-type="float">
            <text:p>27</text:p>
          </table:table-cell>
          <table:table-cell table:formula="of:=[.K31]-[.L3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NT([.R31]/8)" office:value-type="float" office:value="0" calcext:value-type="float">
            <text:p>0</text:p>
          </table:table-cell>
          <table:table-cell table:formula="of:=[.R31]-[.S3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31]/8)" office:value-type="float" office:value="0" calcext:value-type="float">
            <text:p>0</text:p>
          </table:table-cell>
          <table:table-cell table:formula="of:=[.U31]-[.V31]*8" office:value-type="float" office:value="0" calcext:value-type="float">
            <text:p>0</text:p>
          </table:table-cell>
          <table:table-cell table:formula="of:=IF(LEN([.C31])&lt;2;&quot;{0xA7,0,&quot;&amp;[.D31]&amp;&quot;,0x&quot;&amp;DEC2HEX(4*[.F31])&amp;&quot;,     &quot;&amp;[.G31]&amp;&quot;,0x&quot;&amp;DEC2HEX([.I31]*8+[.J31])&amp;&quot;,0x&quot;&amp;DEC2HEX([.L31]*8+[.M31])&amp;&quot;,0x&quot;&amp;RIGHT(DEC2HEX([.N31]);2)&amp;&quot;,0x&quot;&amp;DEC2HEX([.P31]*8+[.Q31])&amp;&quot;,0x&quot;&amp;DEC2HEX([.S31]*8+[.T31])&amp;&quot;,0x&quot;&amp;DEC2HEX([.V31]*8+[.W3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Choralbass</text:p>
          </table:table-cell>
          <table:table-cell office:value-type="string" calcext:value-type="string">
            <text:p>NA</text:p>
          </table:table-cell>
          <table:table-cell table:formula="of:=[.D31]" office:value-type="string" office:string-value="0x0B" calcext:value-type="string">
            <text:p>0x0B</text:p>
          </table:table-cell>
          <table:table-cell/>
          <table:table-cell table:formula="of:=IF(LEN([.C32])&lt;2;[.F31]+1;[.F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INT([.H32]/8)" office:value-type="float" office:value="25" calcext:value-type="float">
            <text:p>25</text:p>
          </table:table-cell>
          <table:table-cell table:formula="of:=[.H32]-[.I32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32]/8)" office:value-type="float" office:value="27" calcext:value-type="float">
            <text:p>27</text:p>
          </table:table-cell>
          <table:table-cell table:formula="of:=[.K32]-[.L3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2])&lt;2;&quot;{0xA7,0,&quot;&amp;[.D32]&amp;&quot;,0x&quot;&amp;DEC2HEX(4*[.F32])&amp;&quot;,     &quot;&amp;[.G32]&amp;&quot;,0x&quot;&amp;DEC2HEX([.I32]*8+[.J32])&amp;&quot;,0x&quot;&amp;DEC2HEX([.L32]*8+[.M32])&amp;&quot;,0x&quot;&amp;RIGHT(DEC2HEX([.N32]);2)&amp;&quot;,0x&quot;&amp;DEC2HEX([.P32]*8+[.Q32])&amp;&quot;,0x&quot;&amp;DEC2HEX([.S32]*8+[.T32])&amp;&quot;,0x&quot;&amp;DEC2HEX([.V32]*8+[.W3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OD</text:p>
          </table:table-cell>
          <table:table-cell/>
          <table:table-cell table:formula="of:=[.D32]" office:value-type="string" office:string-value="0x0B" calcext:value-type="string">
            <text:p>0x0B</text:p>
          </table:table-cell>
          <table:table-cell/>
          <table:table-cell table:formula="of:=IF(LEN([.C33])&lt;2;[.F32]+1;[.F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33]/8)" office:value-type="float" office:value="62" calcext:value-type="float">
            <text:p>62</text:p>
          </table:table-cell>
          <table:table-cell table:formula="of:=[.H33]-[.I33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33]/8)" office:value-type="float" office:value="63" calcext:value-type="float">
            <text:p>63</text:p>
          </table:table-cell>
          <table:table-cell table:formula="of:=[.K33]-[.L3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3])&lt;2;&quot;{0xA7,0,&quot;&amp;[.D33]&amp;&quot;,0x&quot;&amp;DEC2HEX(4*[.F33])&amp;&quot;,     &quot;&amp;[.G33]&amp;&quot;,0x&quot;&amp;DEC2HEX([.I33]*8+[.J33])&amp;&quot;,0x&quot;&amp;DEC2HEX([.L33]*8+[.M33])&amp;&quot;,0x&quot;&amp;RIGHT(DEC2HEX([.N33]);2)&amp;&quot;,0x&quot;&amp;DEC2HEX([.P33]*8+[.Q33])&amp;&quot;,0x&quot;&amp;DEC2HEX([.S33]*8+[.T33])&amp;&quot;,0x&quot;&amp;DEC2HEX([.V33]*8+[.W33])&amp;&quot;},&quot;;&quot;&quot;)" office:value-type="string" office:string-value="{0xA7,0,0x0B,0x4,     3,0x1F0,0x1FC,0x0,0x21,0x0,0x0}," calcext:value-type="string">
            <text:p>{0xA7,0,0x0B,0x4, <text:s text:c="4"/>3,0x1F0,0x1FC,0x0,0x21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OD super</text:p>
          </table:table-cell>
          <table:table-cell/>
          <table:table-cell table:formula="of:=[.D33]" office:value-type="string" office:string-value="0x0B" calcext:value-type="string">
            <text:p>0x0B</text:p>
          </table:table-cell>
          <table:table-cell/>
          <table:table-cell table:formula="of:=IF(LEN([.C34])&lt;2;[.F33]+1;[.F33])"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34]/8)" office:value-type="float" office:value="60" calcext:value-type="float">
            <text:p>60</text:p>
          </table:table-cell>
          <table:table-cell table:formula="of:=[.H34]-[.I34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34]/8)" office:value-type="float" office:value="63" calcext:value-type="float">
            <text:p>63</text:p>
          </table:table-cell>
          <table:table-cell table:formula="of:=[.K34]-[.L34]*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4])&lt;2;&quot;{0xA7,0,&quot;&amp;[.D34]&amp;&quot;,0x&quot;&amp;DEC2HEX(4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 office:value-type="string" office:string-value="{0xA7,0,0x0B,0x8,     0x83,0x1E4,0x1FC,0x0,0x21,0x2C,0x0}," calcext:value-type="string">
            <text:p>{0xA7,0,0x0B,0x8, <text:s text:c="4"/>0x83,0x1E4,0x1FC,0x0,0x21,0x2C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</text:p>
          </table:table-cell>
          <table:table-cell/>
          <table:table-cell table:formula="of:=[.D34]" office:value-type="string" office:string-value="0x0B" calcext:value-type="string">
            <text:p>0x0B</text:p>
          </table:table-cell>
          <table:table-cell/>
          <table:table-cell table:formula="of:=IF(LEN([.C35])&lt;2;[.F34]+1;[.F3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formula="of:=INT([.H35]/8)" office:value-type="float" office:value="60" calcext:value-type="float">
            <text:p>60</text:p>
          </table:table-cell>
          <table:table-cell table:formula="of:=[.H35]-[.I35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35]/8)" office:value-type="float" office:value="63" calcext:value-type="float">
            <text:p>63</text:p>
          </table:table-cell>
          <table:table-cell table:formula="of:=[.K35]-[.L3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 office:value-type="string" office:string-value="{0xA7,0,0x0B,0xC,     3,0x1E4,0x1FC,0x0,0x26,0x0,0x0}," calcext:value-type="string">
            <text:p>{0xA7,0,0x0B,0xC, <text:s text:c="4"/>3,0x1E4,0x1FC,0x0,0x26,0x0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 Super</text:p>
          </table:table-cell>
          <table:table-cell/>
          <table:table-cell table:formula="of:=[.D35]" office:value-type="string" office:string-value="0x0B" calcext:value-type="string">
            <text:p>0x0B</text:p>
          </table:table-cell>
          <table:table-cell/>
          <table:table-cell table:formula="of:=IF(LEN([.C36])&lt;2;[.F35]+1;[.F35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36]/8)" office:value-type="float" office:value="59" calcext:value-type="float">
            <text:p>59</text:p>
          </table:table-cell>
          <table:table-cell table:formula="of:=[.H36]-[.I36]*8" office:value-type="float" office:value="0" calcext:value-type="float">
            <text:p>0</text:p>
          </table:table-cell>
          <table:table-cell table:formula="of:=[.H36]+24" office:value-type="float" office:value="496" calcext:value-type="float">
            <text:p>496</text:p>
          </table:table-cell>
          <table:table-cell table:formula="of:=INT([.K36]/8)" office:value-type="float" office:value="62" calcext:value-type="float">
            <text:p>62</text:p>
          </table:table-cell>
          <table:table-cell table:formula="of:=[.K36]-[.L3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 office:value-type="string" office:string-value="{0xA7,0,0x0B,0x10,     0x83,0x1D8,0x1F0,0x0,0x26,0x2C,0x0}," calcext:value-type="string">
            <text:p>{0xA7,0,0x0B,0x10, <text:s text:c="4"/>0x83,0x1D8,0x1F0,0x0,0x26,0x2C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8 OD Gt/Ped</text:p>
          </table:table-cell>
          <table:table-cell office:value-type="string" calcext:value-type="string">
            <text:p>NA</text:p>
          </table:table-cell>
          <table:table-cell table:formula="of:=[.D36]" office:value-type="string" office:string-value="0x0B" calcext:value-type="string">
            <text:p>0x0B</text:p>
          </table:table-cell>
          <table:table-cell/>
          <table:table-cell table:formula="of:=IF(LEN([.C37])&lt;2;[.F36]+1;[.F36])"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37]/8)" office:value-type="float" office:value="27" calcext:value-type="float">
            <text:p>27</text:p>
          </table:table-cell>
          <table:table-cell table:formula="of:=[.H37]-[.I37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37]/8)" office:value-type="float" office:value="27" calcext:value-type="float">
            <text:p>27</text:p>
          </table:table-cell>
          <table:table-cell table:formula="of:=[.K37]-[.L3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4 Oct Gt/Ped</text:p>
          </table:table-cell>
          <table:table-cell office:value-type="string" calcext:value-type="string">
            <text:p>NA</text:p>
          </table:table-cell>
          <table:table-cell table:formula="of:=[.D37]" office:value-type="string" office:string-value="0x0B" calcext:value-type="string">
            <text:p>0x0B</text:p>
          </table:table-cell>
          <table:table-cell/>
          <table:table-cell table:formula="of:=IF(LEN([.C38])&lt;2;[.F37]+1;[.F37])"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38]/8)" office:value-type="float" office:value="25" calcext:value-type="float">
            <text:p>25</text:p>
          </table:table-cell>
          <table:table-cell table:formula="of:=[.H38]-[.I38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38]/8)" office:value-type="float" office:value="27" calcext:value-type="float">
            <text:p>27</text:p>
          </table:table-cell>
          <table:table-cell table:formula="of:=[.K38]-[.L3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>
            <text:p/>
          </table:table-cell>
          <table:table-cell table:number-columns-repeated="1000"/>
        </table:table-row>
        <table:table-row table:style-name="ro2" table:number-rows-repeated="7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2 and 1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46]/8)" office:value-type="float" office:value="0" calcext:value-type="float">
            <text:p>0</text:p>
          </table:table-cell>
          <table:table-cell table:formula="of:=[.H46]-[.I4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46]/8)" office:value-type="float" office:value="0" calcext:value-type="float">
            <text:p>0</text:p>
          </table:table-cell>
          <table:table-cell table:formula="of:=[.K46]-[.L46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46]/8)" office:value-type="float" office:value="0" calcext:value-type="float">
            <text:p>0</text:p>
          </table:table-cell>
          <table:table-cell table:formula="of:=[.O46]-[.P4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0A</text:p>
          </table:table-cell>
          <table:table-cell table:formula="of:=[.F57]" office:value-type="float" office:value="8" calcext:value-type="float">
            <text:p>8</text:p>
          </table:table-cell>
          <table:table-cell table:number-columns-repeated="18"/>
          <table:table-cell table:style-name="Default" table:formula="of:=&quot;{0xA8,0x0,0x0,0x0,       &quot;&amp;[.C48]&amp;&quot;,&quot;&amp;[.D48]&amp;&quot;,0x&quot;&amp;DEC2HEX([.E48])&amp;&quot;,0xFF,0xFF,0xFF,0x5A,0x96},&quot;" office:value-type="string" office:string-value="{0xA8,0x0,0x0,0x0,       0,0x0A,0x8,0xFF,0xFF,0xFF,0x5A,0x96}," calcext:value-type="string">
            <text:p>{0xA8,0x0,0x0,0x0, <text:s text:c="6"/>0,0x0A,0x8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Octave</text:p>
          </table:table-cell>
          <table:table-cell/>
          <table:table-cell table:formula="of:=[.D48]" office:value-type="string" office:string-value="0x0A" calcext:value-type="string">
            <text:p>0x0A</text:p>
          </table:table-cell>
          <table:table-cell/>
          <table:table-cell table:formula="of:=IF(LEN([.C50])&lt;2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formula="of:=INT([.H50]/8)" office:value-type="float" office:value="26" calcext:value-type="float">
            <text:p>26</text:p>
          </table:table-cell>
          <table:table-cell table:formula="of:=[.H50]-[.I50]*8"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formula="of:=INT([.K50]/8)" office:value-type="float" office:value="27" calcext:value-type="float">
            <text:p>27</text:p>
          </table:table-cell>
          <table:table-cell table:formula="of:=[.K50]-[.L5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NT([.R50]/8)" office:value-type="float" office:value="0" calcext:value-type="float">
            <text:p>0</text:p>
          </table:table-cell>
          <table:table-cell table:formula="of:=[.R50]-[.S5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U50]/8)" office:value-type="float" office:value="0" calcext:value-type="float">
            <text:p>0</text:p>
          </table:table-cell>
          <table:table-cell table:formula="of:=[.U50]-[.V50]*8" office:value-type="float" office:value="0" calcext:value-type="float">
            <text:p>0</text:p>
          </table:table-cell>
          <table:table-cell table:formula="of:=IF(LEN([.C50])&lt;2;&quot;{0xA7,0,&quot;&amp;[.D50]&amp;&quot;,0x&quot;&amp;DEC2HEX(4*[.F50])&amp;&quot;,     &quot;&amp;[.G50]&amp;&quot;,0x&quot;&amp;DEC2HEX([.I50]*8+[.J50])&amp;&quot;,0x&quot;&amp;DEC2HEX([.L50]*8+[.M50])&amp;&quot;,0x&quot;&amp;RIGHT(DEC2HEX([.N50]);2)&amp;&quot;,0x&quot;&amp;DEC2HEX([.P50]*8+[.Q50])&amp;&quot;,0x&quot;&amp;DEC2HEX([.S50]*8+[.T50])&amp;&quot;,0x&quot;&amp;DEC2HEX([.V50]*8+[.W50])&amp;&quot;},&quot;;&quot;&quot;)" office:value-type="string" office:string-value="{0xA7,0,0x0A,0x4,     0,0xD7,0xDF,0x0,0x4,0x0,0x0}," calcext:value-type="string">
            <text:p>{0xA7,0,0x0A,0x4, <text:s text:c="4"/>0,0xD7,0xDF,0x0,0x4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Choralbass</text:p>
          </table:table-cell>
          <table:table-cell/>
          <table:table-cell table:formula="of:=[.D50]" office:value-type="string" office:string-value="0x0A" calcext:value-type="string">
            <text:p>0x0A</text:p>
          </table:table-cell>
          <table:table-cell/>
          <table:table-cell table:formula="of:=IF(LEN([.C51])&lt;2;[.F50]+1;[.F5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INT([.H51]/8)" office:value-type="float" office:value="25" calcext:value-type="float">
            <text:p>25</text:p>
          </table:table-cell>
          <table:table-cell table:formula="of:=[.H51]-[.I51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51]/8)" office:value-type="float" office:value="27" calcext:value-type="float">
            <text:p>27</text:p>
          </table:table-cell>
          <table:table-cell table:formula="of:=[.K51]-[.L5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1])&lt;2;&quot;{0xA7,0,&quot;&amp;[.D51]&amp;&quot;,0x&quot;&amp;DEC2HEX(4*[.F51])&amp;&quot;,     &quot;&amp;[.G51]&amp;&quot;,0x&quot;&amp;DEC2HEX([.I51]*8+[.J51])&amp;&quot;,0x&quot;&amp;DEC2HEX([.L51]*8+[.M51])&amp;&quot;,0x&quot;&amp;RIGHT(DEC2HEX([.N51]);2)&amp;&quot;,0x&quot;&amp;DEC2HEX([.P51]*8+[.Q51])&amp;&quot;,0x&quot;&amp;DEC2HEX([.S51]*8+[.T51])&amp;&quot;,0x&quot;&amp;DEC2HEX([.V51]*8+[.W51])&amp;&quot;},&quot;;&quot;&quot;)" office:value-type="string" office:string-value="{0xA7,0,0x0A,0x8,     0,0xCC,0xDF,0x0,0x7,0x0,0x0}," calcext:value-type="string">
            <text:p>{0xA7,0,0x0A,0x8, <text:s text:c="4"/>0,0xCC,0xDF,0x0,0x7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OD</text:p>
          </table:table-cell>
          <table:table-cell/>
          <table:table-cell table:formula="of:=[.D51]" office:value-type="string" office:string-value="0x0A" calcext:value-type="string">
            <text:p>0x0A</text:p>
          </table:table-cell>
          <table:table-cell/>
          <table:table-cell table:formula="of:=IF(LEN([.C52])&lt;2;[.F51]+1;[.F5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formula="of:=INT([.H52]/8)" office:value-type="float" office:value="59" calcext:value-type="float">
            <text:p>59</text:p>
          </table:table-cell>
          <table:table-cell table:formula="of:=[.H52]-[.I52]*8" office:value-type="float" office:value="0" calcext:value-type="float">
            <text:p>0</text:p>
          </table:table-cell>
          <table:table-cell table:formula="of:=[.H52]+23" office:value-type="float" office:value="495" calcext:value-type="float">
            <text:p>495</text:p>
          </table:table-cell>
          <table:table-cell table:formula="of:=INT([.K52]/8)" office:value-type="float" office:value="61" calcext:value-type="float">
            <text:p>61</text:p>
          </table:table-cell>
          <table:table-cell table:formula="of:=[.K52]-[.L5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2])&lt;2;&quot;{0xA7,0,&quot;&amp;[.D52]&amp;&quot;,0x&quot;&amp;DEC2HEX(4*[.F52])&amp;&quot;,     &quot;&amp;[.G52]&amp;&quot;,0x&quot;&amp;DEC2HEX([.I52]*8+[.J52])&amp;&quot;,0x&quot;&amp;DEC2HEX([.L52]*8+[.M52])&amp;&quot;,0x&quot;&amp;RIGHT(DEC2HEX([.N52]);2)&amp;&quot;,0x&quot;&amp;DEC2HEX([.P52]*8+[.Q52])&amp;&quot;,0x&quot;&amp;DEC2HEX([.S52]*8+[.T52])&amp;&quot;,0x&quot;&amp;DEC2HEX([.V52]*8+[.W52])&amp;&quot;},&quot;;&quot;&quot;)" office:value-type="string" office:string-value="{0xA7,0,0x0A,0xC,     3,0x1D8,0x1EF,0x0,0x21,0x0,0x0}," calcext:value-type="string">
            <text:p>{0xA7,0,0x0A,0xC, <text:s text:c="4"/>3,0x1D8,0x1EF,0x0,0x21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OD super</text:p>
          </table:table-cell>
          <table:table-cell/>
          <table:table-cell table:formula="of:=[.D52]" office:value-type="string" office:string-value="0x0A" calcext:value-type="string">
            <text:p>0x0A</text:p>
          </table:table-cell>
          <table:table-cell/>
          <table:table-cell table:formula="of:=IF(LEN([.C53])&lt;2;[.F52]+1;[.F52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53]/8)" office:value-type="float" office:value="57" calcext:value-type="float">
            <text:p>57</text:p>
          </table:table-cell>
          <table:table-cell table:formula="of:=[.H53]-[.I53]*8" office:value-type="float" office:value="4" calcext:value-type="float">
            <text:p>4</text:p>
          </table:table-cell>
          <table:table-cell table:formula="of:=[.H53]+23" office:value-type="float" office:value="483" calcext:value-type="float">
            <text:p>483</text:p>
          </table:table-cell>
          <table:table-cell table:formula="of:=INT([.K53]/8)" office:value-type="float" office:value="60" calcext:value-type="float">
            <text:p>60</text:p>
          </table:table-cell>
          <table:table-cell table:formula="of:=[.K53]-[.L53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3])&lt;2;&quot;{0xA7,0,&quot;&amp;[.D53]&amp;&quot;,0x&quot;&amp;DEC2HEX(4*[.F53])&amp;&quot;,     &quot;&amp;[.G53]&amp;&quot;,0x&quot;&amp;DEC2HEX([.I53]*8+[.J53])&amp;&quot;,0x&quot;&amp;DEC2HEX([.L53]*8+[.M53])&amp;&quot;,0x&quot;&amp;RIGHT(DEC2HEX([.N53]);2)&amp;&quot;,0x&quot;&amp;DEC2HEX([.P53]*8+[.Q53])&amp;&quot;,0x&quot;&amp;DEC2HEX([.S53]*8+[.T53])&amp;&quot;,0x&quot;&amp;DEC2HEX([.V53]*8+[.W53])&amp;&quot;},&quot;;&quot;&quot;)" office:value-type="string" office:string-value="{0xA7,0,0x0A,0x10,     0x83,0x1CC,0x1E3,0x0,0x21,0x2C,0x0}," calcext:value-type="string">
            <text:p>{0xA7,0,0x0A,0x10, <text:s text:c="4"/>0x83,0x1CC,0x1E3,0x0,0x21,0x2C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</text:p>
          </table:table-cell>
          <table:table-cell/>
          <table:table-cell table:formula="of:=[.D53]" office:value-type="string" office:string-value="0x0A" calcext:value-type="string">
            <text:p>0x0A</text:p>
          </table:table-cell>
          <table:table-cell/>
          <table:table-cell table:formula="of:=IF(LEN([.C54])&lt;2;[.F53]+1;[.F53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54]/8)" office:value-type="float" office:value="57" calcext:value-type="float">
            <text:p>57</text:p>
          </table:table-cell>
          <table:table-cell table:formula="of:=[.H54]-[.I54]*8" office:value-type="float" office:value="4" calcext:value-type="float">
            <text:p>4</text:p>
          </table:table-cell>
          <table:table-cell table:formula="of:=[.H54]+23" office:value-type="float" office:value="483" calcext:value-type="float">
            <text:p>483</text:p>
          </table:table-cell>
          <table:table-cell table:formula="of:=INT([.K54]/8)" office:value-type="float" office:value="60" calcext:value-type="float">
            <text:p>60</text:p>
          </table:table-cell>
          <table:table-cell table:formula="of:=[.K54]-[.L5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4])&lt;2;&quot;{0xA7,0,&quot;&amp;[.D54]&amp;&quot;,0x&quot;&amp;DEC2HEX(4*[.F54])&amp;&quot;,     &quot;&amp;[.G54]&amp;&quot;,0x&quot;&amp;DEC2HEX([.I54]*8+[.J54])&amp;&quot;,0x&quot;&amp;DEC2HEX([.L54]*8+[.M54])&amp;&quot;,0x&quot;&amp;RIGHT(DEC2HEX([.N54]);2)&amp;&quot;,0x&quot;&amp;DEC2HEX([.P54]*8+[.Q54])&amp;&quot;,0x&quot;&amp;DEC2HEX([.S54]*8+[.T54])&amp;&quot;,0x&quot;&amp;DEC2HEX([.V54]*8+[.W54])&amp;&quot;},&quot;;&quot;&quot;)" office:value-type="string" office:string-value="{0xA7,0,0x0A,0x14,     3,0x1CC,0x1E3,0x0,0x26,0x0,0x0}," calcext:value-type="string">
            <text:p>{0xA7,0,0x0A,0x14, <text:s text:c="4"/>3,0x1CC,0x1E3,0x0,0x26,0x0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 Super</text:p>
          </table:table-cell>
          <table:table-cell/>
          <table:table-cell table:formula="of:=[.D54]" office:value-type="string" office:string-value="0x0A" calcext:value-type="string">
            <text:p>0x0A</text:p>
          </table:table-cell>
          <table:table-cell/>
          <table:table-cell table:formula="of:=IF(LEN([.C55])&lt;2;[.F54]+1;[.F54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55]/8)" office:value-type="float" office:value="56" calcext:value-type="float">
            <text:p>56</text:p>
          </table:table-cell>
          <table:table-cell table:formula="of:=[.H55]-[.I55]*8" office:value-type="float" office:value="0" calcext:value-type="float">
            <text:p>0</text:p>
          </table:table-cell>
          <table:table-cell table:formula="of:=[.H55]+23" office:value-type="float" office:value="471" calcext:value-type="float">
            <text:p>471</text:p>
          </table:table-cell>
          <table:table-cell table:formula="of:=INT([.K55]/8)" office:value-type="float" office:value="58" calcext:value-type="float">
            <text:p>58</text:p>
          </table:table-cell>
          <table:table-cell table:formula="of:=[.K55]-[.L5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5])&lt;2;&quot;{0xA7,0,&quot;&amp;[.D55]&amp;&quot;,0x&quot;&amp;DEC2HEX(4*[.F55])&amp;&quot;,     &quot;&amp;[.G55]&amp;&quot;,0x&quot;&amp;DEC2HEX([.I55]*8+[.J55])&amp;&quot;,0x&quot;&amp;DEC2HEX([.L55]*8+[.M55])&amp;&quot;,0x&quot;&amp;RIGHT(DEC2HEX([.N55]);2)&amp;&quot;,0x&quot;&amp;DEC2HEX([.P55]*8+[.Q55])&amp;&quot;,0x&quot;&amp;DEC2HEX([.S55]*8+[.T55])&amp;&quot;,0x&quot;&amp;DEC2HEX([.V55]*8+[.W55])&amp;&quot;},&quot;;&quot;&quot;)" office:value-type="string" office:string-value="{0xA7,0,0x0A,0x18,     0x83,0x1C0,0x1D7,0x0,0x26,0x2C,0x0}," calcext:value-type="string">
            <text:p>{0xA7,0,0x0A,0x18, <text:s text:c="4"/>0x83,0x1C0,0x1D7,0x0,0x26,0x2C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8 OD Gt/Ped</text:p>
          </table:table-cell>
          <table:table-cell/>
          <table:table-cell table:formula="of:=[.D55]" office:value-type="string" office:string-value="0x0A" calcext:value-type="string">
            <text:p>0x0A</text:p>
          </table:table-cell>
          <table:table-cell/>
          <table:table-cell table:formula="of:=IF(LEN([.C56])&lt;2;[.F55]+1;[.F55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56]/8)" office:value-type="float" office:value="27" calcext:value-type="float">
            <text:p>27</text:p>
          </table:table-cell>
          <table:table-cell table:formula="of:=[.H56]-[.I56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56]/8)" office:value-type="float" office:value="27" calcext:value-type="float">
            <text:p>27</text:p>
          </table:table-cell>
          <table:table-cell table:formula="of:=[.K56]-[.L5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6])&lt;2;&quot;{0xA7,0,&quot;&amp;[.D56]&amp;&quot;,0x&quot;&amp;DEC2HEX(4*[.F56])&amp;&quot;,     &quot;&amp;[.G56]&amp;&quot;,0x&quot;&amp;DEC2HEX([.I56]*8+[.J56])&amp;&quot;,0x&quot;&amp;DEC2HEX([.L56]*8+[.M56])&amp;&quot;,0x&quot;&amp;RIGHT(DEC2HEX([.N56]);2)&amp;&quot;,0x&quot;&amp;DEC2HEX([.P56]*8+[.Q56])&amp;&quot;,0x&quot;&amp;DEC2HEX([.S56]*8+[.T56])&amp;&quot;,0x&quot;&amp;DEC2HEX([.V56]*8+[.W56])&amp;&quot;},&quot;;&quot;&quot;)" office:value-type="string" office:string-value="{0xA7,0,0x0A,0x1C,     0x80,0xD8,0xDF,0x0,0x21,0xB,0x0}," calcext:value-type="string">
            <text:p>{0xA7,0,0x0A,0x1C, <text:s text:c="4"/>0x80,0xD8,0xDF,0x0,0x21,0xB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4 Oct Gt/Ped</text:p>
          </table:table-cell>
          <table:table-cell/>
          <table:table-cell table:formula="of:=[.D56]" office:value-type="string" office:string-value="0x0A" calcext:value-type="string">
            <text:p>0x0A</text:p>
          </table:table-cell>
          <table:table-cell/>
          <table:table-cell table:formula="of:=IF(LEN([.C57])&lt;2;[.F56]+1;[.F56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57]/8)" office:value-type="float" office:value="25" calcext:value-type="float">
            <text:p>25</text:p>
          </table:table-cell>
          <table:table-cell table:formula="of:=[.H57]-[.I57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57]/8)" office:value-type="float" office:value="27" calcext:value-type="float">
            <text:p>27</text:p>
          </table:table-cell>
          <table:table-cell table:formula="of:=[.K57]-[.L5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7])&lt;2;&quot;{0xA7,0,&quot;&amp;[.D57]&amp;&quot;,0x&quot;&amp;DEC2HEX(4*[.F57])&amp;&quot;,     &quot;&amp;[.G57]&amp;&quot;,0x&quot;&amp;DEC2HEX([.I57]*8+[.J57])&amp;&quot;,0x&quot;&amp;DEC2HEX([.L57]*8+[.M57])&amp;&quot;,0x&quot;&amp;RIGHT(DEC2HEX([.N57]);2)&amp;&quot;,0x&quot;&amp;DEC2HEX([.P57]*8+[.Q57])&amp;&quot;,0x&quot;&amp;DEC2HEX([.S57]*8+[.T57])&amp;&quot;,0x&quot;&amp;DEC2HEX([.V57]*8+[.W57])&amp;&quot;},&quot;;&quot;&quot;)" office:value-type="string" office:string-value="{0xA7,0,0x0A,0x20,     0x80,0xCC,0xDF,0x0,0x26,0xB,0x0}," calcext:value-type="string">
            <text:p>{0xA7,0,0x0A,0x20, <text:s text:c="4"/>0x80,0xCC,0xDF,0x0,0x26,0xB,0x0},</text:p>
          </table:table-cell>
          <table:table-cell table:number-columns-repeated="1000"/>
        </table:table-row>
      </table:table>
      <table:table table:name="Rohrflute8_WSG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Default"/>
        <table:table-column table:style-name="co13" table:number-columns-repeated="1000" table:default-cell-style-name="Default"/>
        <table:table-row table:style-name="ro2">
          <table:table-cell/>
          <table:table-cell office:value-type="string" calcext:value-type="string">
            <text:p>8 4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0C</text:p>
          </table:table-cell>
          <table:table-cell table:formula="of:=[.F19]" office:value-type="float" office:value="15" calcext:value-type="float">
            <text:p>15</text:p>
          </table:table-cell>
          <table:table-cell table:number-columns-repeated="18"/>
          <table:table-cell table:formula="of:=&quot;{0xA8,0x0,0x0,0x0,       &quot;&amp;[.C3]&amp;&quot;,&quot;&amp;[.D3]&amp;&quot;,0x&quot;&amp;DEC2HEX([.E3])&amp;&quot;,0xFF,0xFF,0xFF,0x5A,0x96},&quot;" office:value-type="string" office:string-value="{0xA8,0x0,0x0,0x0,       0,0x0C,0xF,0xFF,0xFF,0xFF,0x5A,0x96}," calcext:value-type="string">
            <text:p>{0xA8,0x0,0x0,0x0, <text:s text:c="6"/>0,0x0C,0xF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Sub</text:p>
          </table:table-cell>
          <table:table-cell/>
          <table:table-cell table:formula="of:=[.D3]" office:value-type="string" office:string-value="0x0C" calcext:value-type="string">
            <text:p>0x0C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5]/8)" office:value-type="float" office:value="49" calcext:value-type="float">
            <text:p>49</text:p>
          </table:table-cell>
          <table:table-cell table:formula="of:=[.H5]-[.I5]*8" office:value-type="float" office:value="4" calcext:value-type="float">
            <text:p>4</text:p>
          </table:table-cell>
          <table:table-cell table:formula="of:=[.H5]+23" office:value-type="float" office:value="419" calcext:value-type="float">
            <text:p>419</text:p>
          </table:table-cell>
          <table:table-cell table:formula="of:=INT([.K5]/8)" office:value-type="float" office:value="52" calcext:value-type="float">
            <text:p>52</text:p>
          </table:table-cell>
          <table:table-cell table:formula="of:=[.K5]-[.L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])&lt;2;&quot;{0xA7,0,&quot;&amp;[.D5]&amp;&quot;,0x&quot;&amp;DEC2HEX(8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0x0C,0x8,     0x83,0x18C,0x1A3,0x0,0x10,0x1D,0x0}," calcext:value-type="string">
            <text:p>{0xA7,0,0x0C,0x8, <text:s text:c="4"/>0x83,0x18C,0x1A3,0x0,0x10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</text:p>
          </table:table-cell>
          <table:table-cell/>
          <table:table-cell table:formula="of:=[.D5]" office:value-type="string" office:string-value="0x0C" calcext:value-type="string">
            <text:p>0x0C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6]/8)" office:value-type="float" office:value="48" calcext:value-type="float">
            <text:p>48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23" office:value-type="float" office:value="407" calcext:value-type="float">
            <text:p>407</text:p>
          </table:table-cell>
          <table:table-cell table:formula="of:=INT([.K6]/8)" office:value-type="float" office:value="50" calcext:value-type="float">
            <text:p>50</text:p>
          </table:table-cell>
          <table:table-cell table:formula="of:=[.K6]-[.L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])&lt;2;&quot;{0xA7,0,&quot;&amp;[.D6]&amp;&quot;,0x&quot;&amp;DEC2HEX(8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0x0C,0x10,     3,0x180,0x197,0x0,0x10,0x0,0x1E}," calcext:value-type="string">
            <text:p>{0xA7,0,0x0C,0x10, <text:s text:c="4"/>3,0x180,0x197,0x0,0x10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Super</text:p>
          </table:table-cell>
          <table:table-cell/>
          <table:table-cell table:formula="of:=[.D6]" office:value-type="string" office:string-value="0x0C" calcext:value-type="string">
            <text:p>0x0C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7]/8)" office:value-type="float" office:value="48" calcext:value-type="float">
            <text:p>48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11" office:value-type="float" office:value="395" calcext:value-type="float">
            <text:p>395</text:p>
          </table:table-cell>
          <table:table-cell table:formula="of:=INT([.K7]/8)" office:value-type="float" office:value="49" calcext:value-type="float">
            <text:p>49</text:p>
          </table:table-cell>
          <table:table-cell table:formula="of:=[.K7]-[.L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8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0x0C,0x18,     0x83,0x180,0x18B,0xC,0x10,0x1F,0x0}," calcext:value-type="string">
            <text:p>{0xA7,0,0x0C,0x18, <text:s text:c="4"/>0x83,0x180,0x18B,0xC,0x10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16</text:p>
          </table:table-cell>
          <table:table-cell/>
          <table:table-cell table:formula="of:=[.D7]" office:value-type="string" office:string-value="0x0C" calcext:value-type="string">
            <text:p>0x0C</text:p>
          </table:table-cell>
          <table:table-cell/>
          <table:table-cell table:formula="of:=IF(LEN([.C8])&lt;2;[.F7]+1;[.F7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8]/8)" office:value-type="float" office:value="57" calcext:value-type="float">
            <text:p>57</text:p>
          </table:table-cell>
          <table:table-cell table:formula="of:=[.H8]-[.I8]*8" office:value-type="float" office:value="4" calcext:value-type="float">
            <text:p>4</text:p>
          </table:table-cell>
          <table:table-cell table:formula="of:=[.H8]+23" office:value-type="float" office:value="483" calcext:value-type="float">
            <text:p>483</text:p>
          </table:table-cell>
          <table:table-cell table:formula="of:=INT([.K8]/8)" office:value-type="float" office:value="60" calcext:value-type="float">
            <text:p>60</text:p>
          </table:table-cell>
          <table:table-cell table:formula="of:=[.K8]-[.L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])&lt;2;&quot;{0xA7,0,&quot;&amp;[.D8]&amp;&quot;,0x&quot;&amp;DEC2HEX(8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 office:value-type="string" office:string-value="{0xA7,0,0x0C,0x20,     0x83,0x1CC,0x1E3,0x0,0x10,0x2D,0x0}," calcext:value-type="string">
            <text:p>{0xA7,0,0x0C,0x20, <text:s text:c="4"/>0x83,0x1CC,0x1E3,0x0,0x10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</text:p>
          </table:table-cell>
          <table:table-cell/>
          <table:table-cell table:formula="of:=[.D8]" office:value-type="string" office:string-value="0x0C" calcext:value-type="string">
            <text:p>0x0C</text:p>
          </table:table-cell>
          <table:table-cell/>
          <table:table-cell table:formula="of:=IF(LEN([.C9])&lt;2;[.F8]+1;[.F8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9]/8)" office:value-type="float" office:value="56" calcext:value-type="float">
            <text:p>56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H9]+23" office:value-type="float" office:value="471" calcext:value-type="float">
            <text:p>471</text:p>
          </table:table-cell>
          <table:table-cell table:formula="of:=INT([.K9]/8)" office:value-type="float" office:value="58" calcext:value-type="float">
            <text:p>58</text:p>
          </table:table-cell>
          <table:table-cell table:formula="of:=[.K9]-[.L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])&lt;2;&quot;{0xA7,0,&quot;&amp;[.D9]&amp;&quot;,0x&quot;&amp;DEC2HEX(8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0x0C,0x28,     0x83,0x1C0,0x1D7,0x0,0x10,0x2E,0x0}," calcext:value-type="string">
            <text:p>{0xA7,0,0x0C,0x28, <text:s text:c="4"/>0x83,0x1C0,0x1D7,0x0,0x10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 4</text:p>
          </table:table-cell>
          <table:table-cell/>
          <table:table-cell table:formula="of:=[.D9]" office:value-type="string" office:string-value="0x0C" calcext:value-type="string">
            <text:p>0x0C</text:p>
          </table:table-cell>
          <table:table-cell/>
          <table:table-cell table:formula="of:=IF(LEN([.C10])&lt;2;[.F9]+1;[.F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0]/8)" office:value-type="float" office:value="56" calcext:value-type="float">
            <text:p>56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H10]+11" office:value-type="float" office:value="459" calcext:value-type="float">
            <text:p>459</text:p>
          </table:table-cell>
          <table:table-cell table:formula="of:=INT([.K10]/8)" office:value-type="float" office:value="57" calcext:value-type="float">
            <text:p>57</text:p>
          </table:table-cell>
          <table:table-cell table:formula="of:=[.K10]-[.L1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])&lt;2;&quot;{0xA7,0,&quot;&amp;[.D10]&amp;&quot;,0x&quot;&amp;DEC2HEX(8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0x0C,0x30,     0x83,0x1C0,0x1CB,0xC,0x10,0x2F,0x0}," calcext:value-type="string">
            <text:p>{0xA7,0,0x0C,0x30, <text:s text:c="4"/>0x83,0x1C0,0x1CB,0xC,0x10,0x2F,0x0},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Flute Ouverte Sub</text:p>
          </table:table-cell>
          <table:table-cell/>
          <table:table-cell table:formula="of:=[.D10]" office:value-type="string" office:string-value="0x0C" calcext:value-type="string">
            <text:p>0x0C</text:p>
          </table:table-cell>
          <table:table-cell/>
          <table:table-cell table:formula="of:=IF(LEN([.C11])&lt;2;[.F10]+1;[.F10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11]/8)" office:value-type="float" office:value="49" calcext:value-type="float">
            <text:p>49</text:p>
          </table:table-cell>
          <table:table-cell table:formula="of:=[.H11]-[.I11]*8" office:value-type="float" office:value="4" calcext:value-type="float">
            <text:p>4</text:p>
          </table:table-cell>
          <table:table-cell table:formula="of:=[.H11]+11" office:value-type="float" office:value="407" calcext:value-type="float">
            <text:p>407</text:p>
          </table:table-cell>
          <table:table-cell table:formula="of:=INT([.K11]/8)" office:value-type="float" office:value="50" calcext:value-type="float">
            <text:p>50</text:p>
          </table:table-cell>
          <table:table-cell table:formula="of:=[.K11]-[.L11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8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 office:value-type="string" office:string-value="{0xA7,0,0x0C,0x38,     0x83,0x18C,0x197,0x0,0x11,0x1D,0x0}," calcext:value-type="string">
            <text:p>{0xA7,0,0x0C,0x38, <text:s text:c="4"/>0x83,0x18C,0x197,0x0,0x11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Ouverte</text:p>
          </table:table-cell>
          <table:table-cell/>
          <table:table-cell table:formula="of:=[.D11]" office:value-type="string" office:string-value="0x0C" calcext:value-type="string">
            <text:p>0x0C</text:p>
          </table:table-cell>
          <table:table-cell/>
          <table:table-cell table:formula="of:=IF(LEN([.C12])&lt;2;[.F11]+1;[.F11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2]/8)" office:value-type="float" office:value="48" calcext:value-type="float">
            <text:p>48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H12]+11" office:value-type="float" office:value="395" calcext:value-type="float">
            <text:p>395</text:p>
          </table:table-cell>
          <table:table-cell table:formula="of:=INT([.K12]/8)" office:value-type="float" office:value="49" calcext:value-type="float">
            <text:p>49</text:p>
          </table:table-cell>
          <table:table-cell table:formula="of:=[.K12]-[.L1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2])&lt;2;&quot;{0xA7,0,&quot;&amp;[.D12]&amp;&quot;,0x&quot;&amp;DEC2HEX(8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 office:value-type="string" office:string-value="{0xA7,0,0x0C,0x40,     3,0x180,0x18B,0x0,0x11,0x0,0x1E}," calcext:value-type="string">
            <text:p>{0xA7,0,0x0C,0x40, <text:s text:c="4"/>3,0x180,0x18B,0x0,0x11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ute Ouverte Sw/Gt16</text:p>
          </table:table-cell>
          <table:table-cell/>
          <table:table-cell table:formula="of:=[.D12]" office:value-type="string" office:string-value="0x0C" calcext:value-type="string">
            <text:p>0x0C</text:p>
          </table:table-cell>
          <table:table-cell/>
          <table:table-cell table:formula="of:=IF(LEN([.C13])&lt;2;[.F12]+1;[.F12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13]/8)" office:value-type="float" office:value="57" calcext:value-type="float">
            <text:p>57</text:p>
          </table:table-cell>
          <table:table-cell table:formula="of:=[.H13]-[.I13]*8" office:value-type="float" office:value="4" calcext:value-type="float">
            <text:p>4</text:p>
          </table:table-cell>
          <table:table-cell table:formula="of:=[.H13]+11" office:value-type="float" office:value="471" calcext:value-type="float">
            <text:p>471</text:p>
          </table:table-cell>
          <table:table-cell table:formula="of:=INT([.K13]/8)" office:value-type="float" office:value="58" calcext:value-type="float">
            <text:p>58</text:p>
          </table:table-cell>
          <table:table-cell table:formula="of:=[.K13]-[.L1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3])&lt;2;&quot;{0xA7,0,&quot;&amp;[.D13]&amp;&quot;,0x&quot;&amp;DEC2HEX(8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 office:value-type="string" office:string-value="{0xA7,0,0x0C,0x48,     0x83,0x1CC,0x1D7,0x0,0x11,0x2D,0x0}," calcext:value-type="string">
            <text:p>{0xA7,0,0x0C,0x48, <text:s text:c="4"/>0x83,0x1CC,0x1D7,0x0,0x11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uteOuverte Sw/Gt</text:p>
          </table:table-cell>
          <table:table-cell/>
          <table:table-cell table:formula="of:=[.D13]" office:value-type="string" office:string-value="0x0C" calcext:value-type="string">
            <text:p>0x0C</text:p>
          </table:table-cell>
          <table:table-cell/>
          <table:table-cell table:formula="of:=IF(LEN([.C14])&lt;2;[.F13]+1;[.F13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4]/8)" office:value-type="float" office:value="56" calcext:value-type="float">
            <text:p>56</text:p>
          </table:table-cell>
          <table:table-cell table:formula="of:=[.H14]-[.I14]*8" office:value-type="float" office:value="0" calcext:value-type="float">
            <text:p>0</text:p>
          </table:table-cell>
          <table:table-cell table:formula="of:=[.H14]+11" office:value-type="float" office:value="459" calcext:value-type="float">
            <text:p>459</text:p>
          </table:table-cell>
          <table:table-cell table:formula="of:=INT([.K14]/8)" office:value-type="float" office:value="57" calcext:value-type="float">
            <text:p>57</text:p>
          </table:table-cell>
          <table:table-cell table:formula="of:=[.K14]-[.L1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4])&lt;2;&quot;{0xA7,0,&quot;&amp;[.D14]&amp;&quot;,0x&quot;&amp;DEC2HEX(8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 office:value-type="string" office:string-value="{0xA7,0,0x0C,0x50,     0x83,0x1C0,0x1CB,0x0,0x11,0x2E,0x0}," calcext:value-type="string">
            <text:p>{0xA7,0,0x0C,0x50, <text:s text:c="4"/>0x83,0x1C0,0x1CB,0x0,0x11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lute Ouverte</text:p>
          </table:table-cell>
          <table:table-cell/>
          <table:table-cell table:formula="of:=[.D14]" office:value-type="string" office:string-value="0x0C" calcext:value-type="string">
            <text:p>0x0C</text:p>
          </table:table-cell>
          <table:table-cell/>
          <table:table-cell table:formula="of:=IF(LEN([.C15])&lt;2;[.F14]+1;[.F14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15]/8)" office:value-type="float" office:value="56" calcext:value-type="float">
            <text:p>56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[.H15]+11" office:value-type="float" office:value="459" calcext:value-type="float">
            <text:p>459</text:p>
          </table:table-cell>
          <table:table-cell table:formula="of:=INT([.K15]/8)" office:value-type="float" office:value="57" calcext:value-type="float">
            <text:p>57</text:p>
          </table:table-cell>
          <table:table-cell table:formula="of:=[.K15]-[.L1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5])&lt;2;&quot;{0xA7,0,&quot;&amp;[.D15]&amp;&quot;,0x&quot;&amp;DEC2HEX(8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 office:value-type="string" office:string-value="{0xA7,0,0x0C,0x58,     3,0x1C0,0x1CB,0x0,0x23,0x0,0x0}," calcext:value-type="string">
            <text:p>{0xA7,0,0x0C,0x58, <text:s text:c="4"/>3,0x1C0,0x1CB,0x0,0x23,0x0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8 Flute Ouverte Sw/Ped</text:p>
          </table:table-cell>
          <table:table-cell/>
          <table:table-cell table:formula="of:=[.D15]" office:value-type="string" office:string-value="0x0C" calcext:value-type="string">
            <text:p>0x0C</text:p>
          </table:table-cell>
          <table:table-cell/>
          <table:table-cell table:formula="of:=IF(LEN([.C16])&lt;2;[.F15]+1;[.F15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6]/8)" office:value-type="float" office:value="24" calcext:value-type="float">
            <text:p>24</text:p>
          </table:table-cell>
          <table:table-cell table:formula="of:=[.H16]-[.I16]*8" office:value-type="float" office:value="0" calcext:value-type="float">
            <text:p>0</text:p>
          </table:table-cell>
          <table:table-cell table:formula="of:=[.H16]+11" office:value-type="float" office:value="203" calcext:value-type="float">
            <text:p>203</text:p>
          </table:table-cell>
          <table:table-cell table:formula="of:=INT([.K16]/8)" office:value-type="float" office:value="25" calcext:value-type="float">
            <text:p>25</text:p>
          </table:table-cell>
          <table:table-cell table:formula="of:=[.K16]-[.L1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6])&lt;2;&quot;{0xA7,0,&quot;&amp;[.D16]&amp;&quot;,0x&quot;&amp;DEC2HEX(8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 office:value-type="string" office:string-value="{0xA7,0,0x0C,0x60,     0x80,0xC0,0xCB,0x0,0x23,0xB,0x0}," calcext:value-type="string">
            <text:p>{0xA7,0,0x0C,0x60, <text:s text:c="4"/>0x80,0xC0,0xCB,0x0,0x23,0xB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Ouverte Sw/Ped</text:p>
          </table:table-cell>
          <table:table-cell/>
          <table:table-cell table:formula="of:=[.D16]" office:value-type="string" office:string-value="0x0C" calcext:value-type="string">
            <text:p>0x0C</text:p>
          </table:table-cell>
          <table:table-cell/>
          <table:table-cell table:formula="of:=IF(LEN([.C17])&lt;2;[.F16]+1;[.F16])" office:value-type="float" office:value="13" calcext:value-type="float">
            <text:p>13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7]/8)" office:value-type="float" office:value="24" calcext:value-type="float">
            <text:p>24</text:p>
          </table:table-cell>
          <table:table-cell table:formula="of:=[.H17]-[.I17]*8" office:value-type="float" office:value="0" calcext:value-type="float">
            <text:p>0</text:p>
          </table:table-cell>
          <table:table-cell table:formula="of:=[.H17]+11" office:value-type="float" office:value="203" calcext:value-type="float">
            <text:p>203</text:p>
          </table:table-cell>
          <table:table-cell table:formula="of:=INT([.K17]/8)" office:value-type="float" office:value="25" calcext:value-type="float">
            <text:p>25</text:p>
          </table:table-cell>
          <table:table-cell table:formula="of:=[.K17]-[.L1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7])&lt;2;&quot;{0xA7,0,&quot;&amp;[.D17]&amp;&quot;,0x&quot;&amp;DEC2HEX(8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 office:value-type="string" office:string-value="{0xA7,0,0x0C,0x68,     0x80,0xC0,0xCB,0x0,0x11,0xC,0x0}," calcext:value-type="string">
            <text:p>{0xA7,0,0x0C,0x68, <text:s text:c="4"/>0x80,0xC0,0xCB,0x0,0x11,0x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Sw/Ped</text:p>
          </table:table-cell>
          <table:table-cell/>
          <table:table-cell table:formula="of:=[.D17]" office:value-type="string" office:string-value="0x0C" calcext:value-type="string">
            <text:p>0x0C</text:p>
          </table:table-cell>
          <table:table-cell/>
          <table:table-cell table:formula="of:=IF(LEN([.C18])&lt;2;[.F17]+1;[.F17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8]/8)" office:value-type="float" office:value="24" calcext:value-type="float">
            <text:p>24</text:p>
          </table:table-cell>
          <table:table-cell table:formula="of:=[.H18]-[.I18]*8" office:value-type="float" office:value="0" calcext:value-type="float">
            <text:p>0</text:p>
          </table:table-cell>
          <table:table-cell table:formula="of:=[.H18]+23" office:value-type="float" office:value="215" calcext:value-type="float">
            <text:p>215</text:p>
          </table:table-cell>
          <table:table-cell table:formula="of:=INT([.K18]/8)" office:value-type="float" office:value="26" calcext:value-type="float">
            <text:p>26</text:p>
          </table:table-cell>
          <table:table-cell table:formula="of:=[.K18]-[.L1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8])&lt;2;&quot;{0xA7,0,&quot;&amp;[.D18]&amp;&quot;,0x&quot;&amp;DEC2HEX(8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 office:value-type="string" office:string-value="{0xA7,0,0x0C,0x70,     0x80,0xC0,0xD7,0x0,0x10,0xC,0x0}," calcext:value-type="string">
            <text:p>{0xA7,0,0x0C,0x70, <text:s text:c="4"/>0x80,0xC0,0xD7,0x0,0x10,0x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Sw/Ped4</text:p>
          </table:table-cell>
          <table:table-cell/>
          <table:table-cell table:formula="of:=[.D18]" office:value-type="string" office:string-value="0x0C" calcext:value-type="string">
            <text:p>0x0C</text:p>
          </table:table-cell>
          <table:table-cell/>
          <table:table-cell table:formula="of:=IF(LEN([.C19])&lt;2;[.F18]+1;[.F18])" office:value-type="float" office:value="15" calcext:value-type="float">
            <text:p>15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9]/8)" office:value-type="float" office:value="24" calcext:value-type="float">
            <text:p>24</text:p>
          </table:table-cell>
          <table:table-cell table:formula="of:=[.H19]-[.I19]*8" office:value-type="float" office:value="0" calcext:value-type="float">
            <text:p>0</text:p>
          </table:table-cell>
          <table:table-cell table:formula="of:=[.H19]+11" office:value-type="float" office:value="203" calcext:value-type="float">
            <text:p>203</text:p>
          </table:table-cell>
          <table:table-cell table:formula="of:=INT([.K19]/8)" office:value-type="float" office:value="25" calcext:value-type="float">
            <text:p>25</text:p>
          </table:table-cell>
          <table:table-cell table:formula="of:=[.K19]-[.L19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9])&lt;2;&quot;{0xA7,0,&quot;&amp;[.D19]&amp;&quot;,0x&quot;&amp;DEC2HEX(8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 office:value-type="string" office:string-value="{0xA7,0,0x0C,0x78,     0x80,0xC0,0xCB,0xC,0x10,0xD,0x0}," calcext:value-type="string">
            <text:p>{0xA7,0,0x0C,0x78, <text:s text:c="4"/>0x80,0xC0,0xCB,0xC,0x10,0xD,0x0},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and 1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21]/8)" office:value-type="float" office:value="0" calcext:value-type="float">
            <text:p>0</text:p>
          </table:table-cell>
          <table:table-cell table:formula="of:=[.H21]-[.I2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1]/8)" office:value-type="float" office:value="0" calcext:value-type="float">
            <text:p>0</text:p>
          </table:table-cell>
          <table:table-cell table:formula="of:=[.K21]-[.L21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1]/8)" office:value-type="float" office:value="0" calcext:value-type="float">
            <text:p>0</text:p>
          </table:table-cell>
          <table:table-cell table:formula="of:=[.O21]-[.P2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 text:c="8"/>// the gate. <text:s/>Used for Unison Off.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0D</text:p>
          </table:table-cell>
          <table:table-cell table:formula="of:=[.F35]" office:value-type="float" office:value="8" calcext:value-type="float">
            <text:p>8</text:p>
          </table:table-cell>
          <table:table-cell table:number-columns-repeated="18"/>
          <table:table-cell table:formula="of:=&quot;{0xA8,0x0,0x0,0x0,       &quot;&amp;[.C23]&amp;&quot;,&quot;&amp;[.D23]&amp;&quot;,0x&quot;&amp;DEC2HEX([.E23])&amp;&quot;,0xFF,0xFF,0xFF,0x5A,0x96},&quot;" office:value-type="string" office:string-value="{0xA8,0x0,0x0,0x0,       0,0x0D,0x8,0xFF,0xFF,0xFF,0x5A,0x96}," calcext:value-type="string">
            <text:p>{0xA8,0x0,0x0,0x0, <text:s text:c="6"/>0,0x0D,0x8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Sub</text:p>
          </table:table-cell>
          <table:table-cell/>
          <table:table-cell table:formula="of:=[.D23]" office:value-type="string" office:string-value="0x0D" calcext:value-type="string">
            <text:p>0x0D</text:p>
          </table:table-cell>
          <table:table-cell/>
          <table:table-cell table:formula="of:=IF(LEN([.C25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25]/8)" office:value-type="float" office:value="52" calcext:value-type="float">
            <text:p>52</text:p>
          </table:table-cell>
          <table:table-cell table:formula="of:=[.H25]-[.I25]*8" office:value-type="float" office:value="4" calcext:value-type="float">
            <text:p>4</text:p>
          </table:table-cell>
          <table:table-cell table:formula="of:=[.H25]+23" office:value-type="float" office:value="443" calcext:value-type="float">
            <text:p>443</text:p>
          </table:table-cell>
          <table:table-cell table:formula="of:=INT([.K25]/8)" office:value-type="float" office:value="55" calcext:value-type="float">
            <text:p>55</text:p>
          </table:table-cell>
          <table:table-cell table:formula="of:=[.K25]-[.L2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5])&lt;2;&quot;{0xA7,0,&quot;&amp;[.D25]&amp;&quot;,0x&quot;&amp;DEC2HEX(8*[.F25])&amp;&quot;,     &quot;&amp;[.G25]&amp;&quot;,0x&quot;&amp;DEC2HEX([.I25]*8+[.J25])&amp;&quot;,0x&quot;&amp;DEC2HEX([.L25]*8+[.M25])&amp;&quot;,0x&quot;&amp;RIGHT(DEC2HEX([.N25]);2)&amp;&quot;,0x&quot;&amp;DEC2HEX([.P25]*8+[.Q25])&amp;&quot;,0x&quot;&amp;DEC2HEX([.S25]*8+[.T25])&amp;&quot;,0x&quot;&amp;DEC2HEX([.V25]*8+[.W25])&amp;&quot;},&quot;;&quot;&quot;)" office:value-type="string" office:string-value="{0xA7,0,0x0D,0x8,     0x83,0x1A4,0x1BB,0x0,0x10,0x1D,0x0}," calcext:value-type="string">
            <text:p>{0xA7,0,0x0D,0x8, <text:s text:c="4"/>0x83,0x1A4,0x1BB,0x0,0x10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</text:p>
          </table:table-cell>
          <table:table-cell/>
          <table:table-cell table:formula="of:=[.D25]" office:value-type="string" office:string-value="0x0D" calcext:value-type="string">
            <text:p>0x0D</text:p>
          </table:table-cell>
          <table:table-cell/>
          <table:table-cell table:formula="of:=IF(LEN([.C26])&lt;2;[.F25]+1;[.F2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table:formula="of:=INT([.H26]/8)" office:value-type="float" office:value="51" calcext:value-type="float">
            <text:p>51</text:p>
          </table:table-cell>
          <table:table-cell table:formula="of:=[.H26]-[.I26]*8" office:value-type="float" office:value="0" calcext:value-type="float">
            <text:p>0</text:p>
          </table:table-cell>
          <table:table-cell table:formula="of:=[.H26]+23" office:value-type="float" office:value="431" calcext:value-type="float">
            <text:p>431</text:p>
          </table:table-cell>
          <table:table-cell table:formula="of:=INT([.K26]/8)" office:value-type="float" office:value="53" calcext:value-type="float">
            <text:p>53</text:p>
          </table:table-cell>
          <table:table-cell table:formula="of:=[.K26]-[.L2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26])&lt;2;&quot;{0xA7,0,&quot;&amp;[.D26]&amp;&quot;,0x&quot;&amp;DEC2HEX(8*[.F26])&amp;&quot;,     &quot;&amp;[.G26]&amp;&quot;,0x&quot;&amp;DEC2HEX([.I26]*8+[.J26])&amp;&quot;,0x&quot;&amp;DEC2HEX([.L26]*8+[.M26])&amp;&quot;,0x&quot;&amp;RIGHT(DEC2HEX([.N26]);2)&amp;&quot;,0x&quot;&amp;DEC2HEX([.P26]*8+[.Q26])&amp;&quot;,0x&quot;&amp;DEC2HEX([.S26]*8+[.T26])&amp;&quot;,0x&quot;&amp;DEC2HEX([.V26]*8+[.W26])&amp;&quot;},&quot;;&quot;&quot;)" office:value-type="string" office:string-value="{0xA7,0,0x0D,0x10,     3,0x198,0x1AF,0x0,0x10,0x0,0x1E}," calcext:value-type="string">
            <text:p>{0xA7,0,0x0D,0x10, <text:s text:c="4"/>3,0x198,0x1AF,0x0,0x10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Super</text:p>
          </table:table-cell>
          <table:table-cell/>
          <table:table-cell table:formula="of:=[.D26]" office:value-type="string" office:string-value="0x0D" calcext:value-type="string">
            <text:p>0x0D</text:p>
          </table:table-cell>
          <table:table-cell/>
          <table:table-cell table:formula="of:=IF(LEN([.C27])&lt;2;[.F26]+1;[.F26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27]/8)" office:value-type="float" office:value="49" calcext:value-type="float">
            <text:p>49</text:p>
          </table:table-cell>
          <table:table-cell table:formula="of:=[.H27]-[.I27]*8" office:value-type="float" office:value="4" calcext:value-type="float">
            <text:p>4</text:p>
          </table:table-cell>
          <table:table-cell table:formula="of:=[.H27]+23" office:value-type="float" office:value="419" calcext:value-type="float">
            <text:p>419</text:p>
          </table:table-cell>
          <table:table-cell table:formula="of:=INT([.K27]/8)" office:value-type="float" office:value="52" calcext:value-type="float">
            <text:p>52</text:p>
          </table:table-cell>
          <table:table-cell table:formula="of:=[.K27]-[.L2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7])&lt;2;&quot;{0xA7,0,&quot;&amp;[.D27]&amp;&quot;,0x&quot;&amp;DEC2HEX(8*[.F27])&amp;&quot;,     &quot;&amp;[.G27]&amp;&quot;,0x&quot;&amp;DEC2HEX([.I27]*8+[.J27])&amp;&quot;,0x&quot;&amp;DEC2HEX([.L27]*8+[.M27])&amp;&quot;,0x&quot;&amp;RIGHT(DEC2HEX([.N27]);2)&amp;&quot;,0x&quot;&amp;DEC2HEX([.P27]*8+[.Q27])&amp;&quot;,0x&quot;&amp;DEC2HEX([.S27]*8+[.T27])&amp;&quot;,0x&quot;&amp;DEC2HEX([.V27]*8+[.W27])&amp;&quot;},&quot;;&quot;&quot;)" office:value-type="string" office:string-value="{0xA7,0,0x0D,0x18,     0x83,0x18C,0x1A3,0x0,0x10,0x1F,0x0}," calcext:value-type="string">
            <text:p>{0xA7,0,0x0D,0x18, <text:s text:c="4"/>0x83,0x18C,0x1A3,0x0,0x10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16</text:p>
          </table:table-cell>
          <table:table-cell/>
          <table:table-cell table:formula="of:=[.D27]" office:value-type="string" office:string-value="0x0D" calcext:value-type="string">
            <text:p>0x0D</text:p>
          </table:table-cell>
          <table:table-cell/>
          <table:table-cell table:formula="of:=IF(LEN([.C28])&lt;2;[.F27]+1;[.F27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28]/8)" office:value-type="float" office:value="60" calcext:value-type="float">
            <text:p>60</text:p>
          </table:table-cell>
          <table:table-cell table:formula="of:=[.H28]-[.I28]*8" office:value-type="float" office:value="4" calcext:value-type="float">
            <text:p>4</text:p>
          </table:table-cell>
          <table:table-cell table:formula="of:=[.H28]+23" office:value-type="float" office:value="507" calcext:value-type="float">
            <text:p>507</text:p>
          </table:table-cell>
          <table:table-cell table:formula="of:=INT([.K28]/8)" office:value-type="float" office:value="63" calcext:value-type="float">
            <text:p>63</text:p>
          </table:table-cell>
          <table:table-cell table:formula="of:=[.K28]-[.L2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8])&lt;2;&quot;{0xA7,0,&quot;&amp;[.D28]&amp;&quot;,0x&quot;&amp;DEC2HEX(8*[.F28])&amp;&quot;,     &quot;&amp;[.G28]&amp;&quot;,0x&quot;&amp;DEC2HEX([.I28]*8+[.J28])&amp;&quot;,0x&quot;&amp;DEC2HEX([.L28]*8+[.M28])&amp;&quot;,0x&quot;&amp;RIGHT(DEC2HEX([.N28]);2)&amp;&quot;,0x&quot;&amp;DEC2HEX([.P28]*8+[.Q28])&amp;&quot;,0x&quot;&amp;DEC2HEX([.S28]*8+[.T28])&amp;&quot;,0x&quot;&amp;DEC2HEX([.V28]*8+[.W28])&amp;&quot;},&quot;;&quot;&quot;)" office:value-type="string" office:string-value="{0xA7,0,0x0D,0x20,     0x83,0x1E4,0x1FB,0x0,0x10,0x2D,0x0}," calcext:value-type="string">
            <text:p>{0xA7,0,0x0D,0x20, <text:s text:c="4"/>0x83,0x1E4,0x1FB,0x0,0x10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</text:p>
          </table:table-cell>
          <table:table-cell/>
          <table:table-cell table:formula="of:=[.D28]" office:value-type="string" office:string-value="0x0D" calcext:value-type="string">
            <text:p>0x0D</text:p>
          </table:table-cell>
          <table:table-cell/>
          <table:table-cell table:formula="of:=IF(LEN([.C29])&lt;2;[.F28]+1;[.F28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28]-12" office:value-type="float" office:value="472" calcext:value-type="float">
            <text:p>472</text:p>
          </table:table-cell>
          <table:table-cell table:formula="of:=INT([.H29]/8)" office:value-type="float" office:value="59" calcext:value-type="float">
            <text:p>59</text:p>
          </table:table-cell>
          <table:table-cell table:formula="of:=[.H29]-[.I29]*8" office:value-type="float" office:value="0" calcext:value-type="float">
            <text:p>0</text:p>
          </table:table-cell>
          <table:table-cell table:formula="of:=[.H29]+23" office:value-type="float" office:value="495" calcext:value-type="float">
            <text:p>495</text:p>
          </table:table-cell>
          <table:table-cell table:formula="of:=INT([.K29]/8)" office:value-type="float" office:value="61" calcext:value-type="float">
            <text:p>61</text:p>
          </table:table-cell>
          <table:table-cell table:formula="of:=[.K29]-[.L2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9])&lt;2;&quot;{0xA7,0,&quot;&amp;[.D29]&amp;&quot;,0x&quot;&amp;DEC2HEX(8*[.F29])&amp;&quot;,     &quot;&amp;[.G29]&amp;&quot;,0x&quot;&amp;DEC2HEX([.I29]*8+[.J29])&amp;&quot;,0x&quot;&amp;DEC2HEX([.L29]*8+[.M29])&amp;&quot;,0x&quot;&amp;RIGHT(DEC2HEX([.N29]);2)&amp;&quot;,0x&quot;&amp;DEC2HEX([.P29]*8+[.Q29])&amp;&quot;,0x&quot;&amp;DEC2HEX([.S29]*8+[.T29])&amp;&quot;,0x&quot;&amp;DEC2HEX([.V29]*8+[.W29])&amp;&quot;},&quot;;&quot;&quot;)" office:value-type="string" office:string-value="{0xA7,0,0x0D,0x28,     0x83,0x1D8,0x1EF,0x0,0x10,0x2E,0x0}," calcext:value-type="string">
            <text:p>{0xA7,0,0x0D,0x28, <text:s text:c="4"/>0x83,0x1D8,0x1EF,0x0,0x10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 4</text:p>
          </table:table-cell>
          <table:table-cell/>
          <table:table-cell table:formula="of:=[.D29]" office:value-type="string" office:string-value="0x0D" calcext:value-type="string">
            <text:p>0x0D</text:p>
          </table:table-cell>
          <table:table-cell/>
          <table:table-cell table:formula="of:=IF(LEN([.C30])&lt;2;[.F29]+1;[.F2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29]-12" office:value-type="float" office:value="460" calcext:value-type="float">
            <text:p>460</text:p>
          </table:table-cell>
          <table:table-cell table:formula="of:=INT([.H30]/8)" office:value-type="float" office:value="57" calcext:value-type="float">
            <text:p>57</text:p>
          </table:table-cell>
          <table:table-cell table:formula="of:=[.H30]-[.I30]*8" office:value-type="float" office:value="4" calcext:value-type="float">
            <text:p>4</text:p>
          </table:table-cell>
          <table:table-cell table:formula="of:=[.H30]+23" office:value-type="float" office:value="483" calcext:value-type="float">
            <text:p>483</text:p>
          </table:table-cell>
          <table:table-cell table:formula="of:=INT([.K30]/8)" office:value-type="float" office:value="60" calcext:value-type="float">
            <text:p>60</text:p>
          </table:table-cell>
          <table:table-cell table:formula="of:=[.K30]-[.L3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0])&lt;2;&quot;{0xA7,0,&quot;&amp;[.D30]&amp;&quot;,0x&quot;&amp;DEC2HEX(8*[.F30])&amp;&quot;,     &quot;&amp;[.G30]&amp;&quot;,0x&quot;&amp;DEC2HEX([.I30]*8+[.J30])&amp;&quot;,0x&quot;&amp;DEC2HEX([.L30]*8+[.M30])&amp;&quot;,0x&quot;&amp;RIGHT(DEC2HEX([.N30]);2)&amp;&quot;,0x&quot;&amp;DEC2HEX([.P30]*8+[.Q30])&amp;&quot;,0x&quot;&amp;DEC2HEX([.S30]*8+[.T30])&amp;&quot;,0x&quot;&amp;DEC2HEX([.V30]*8+[.W30])&amp;&quot;},&quot;;&quot;&quot;)" office:value-type="string" office:string-value="{0xA7,0,0x0D,0x30,     0x83,0x1CC,0x1E3,0x0,0x10,0x2F,0x0}," calcext:value-type="string">
            <text:p>{0xA7,0,0x0D,0x30, <text:s text:c="4"/>0x83,0x1CC,0x1E3,0x0,0x10,0x2F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8 Flute Ouverte Sw/Ped</text:p>
          </table:table-cell>
          <table:table-cell office:value-type="string" calcext:value-type="string">
            <text:p>NA</text:p>
          </table:table-cell>
          <table:table-cell table:formula="of:=[.D30]" office:value-type="string" office:string-value="0x0D" calcext:value-type="string">
            <text:p>0x0D</text:p>
          </table:table-cell>
          <table:table-cell/>
          <table:table-cell table:formula="of:=IF(LEN([.C31])&lt;2;[.F30]+1;[.F30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31]/8)" office:value-type="float" office:value="24" calcext:value-type="float">
            <text:p>24</text:p>
          </table:table-cell>
          <table:table-cell table:formula="of:=[.H31]-[.I31]*8" office:value-type="float" office:value="0" calcext:value-type="float">
            <text:p>0</text:p>
          </table:table-cell>
          <table:table-cell table:formula="of:=[.H31]+11" office:value-type="float" office:value="203" calcext:value-type="float">
            <text:p>203</text:p>
          </table:table-cell>
          <table:table-cell table:formula="of:=INT([.K31]/8)" office:value-type="float" office:value="25" calcext:value-type="float">
            <text:p>25</text:p>
          </table:table-cell>
          <table:table-cell table:formula="of:=[.K31]-[.L3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1])&lt;2;&quot;{0xA7,0,&quot;&amp;[.D31]&amp;&quot;,0x&quot;&amp;DEC2HEX(8*[.F31])&amp;&quot;,     &quot;&amp;[.G31]&amp;&quot;,0x&quot;&amp;DEC2HEX([.I31]*8+[.J31])&amp;&quot;,0x&quot;&amp;DEC2HEX([.L31]*8+[.M31])&amp;&quot;,0x&quot;&amp;RIGHT(DEC2HEX([.N31]);2)&amp;&quot;,0x&quot;&amp;DEC2HEX([.P31]*8+[.Q31])&amp;&quot;,0x&quot;&amp;DEC2HEX([.S31]*8+[.T31])&amp;&quot;,0x&quot;&amp;DEC2HEX([.V31]*8+[.W31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Ouverte Sw/Ped</text:p>
          </table:table-cell>
          <table:table-cell office:value-type="string" calcext:value-type="string">
            <text:p>NA</text:p>
          </table:table-cell>
          <table:table-cell table:formula="of:=[.D31]" office:value-type="string" office:string-value="0x0D" calcext:value-type="string">
            <text:p>0x0D</text:p>
          </table:table-cell>
          <table:table-cell/>
          <table:table-cell table:formula="of:=IF(LEN([.C32])&lt;2;[.F31]+1;[.F31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32]/8)" office:value-type="float" office:value="24" calcext:value-type="float">
            <text:p>24</text:p>
          </table:table-cell>
          <table:table-cell table:formula="of:=[.H32]-[.I32]*8" office:value-type="float" office:value="0" calcext:value-type="float">
            <text:p>0</text:p>
          </table:table-cell>
          <table:table-cell table:formula="of:=[.H32]+11" office:value-type="float" office:value="203" calcext:value-type="float">
            <text:p>203</text:p>
          </table:table-cell>
          <table:table-cell table:formula="of:=INT([.K32]/8)" office:value-type="float" office:value="25" calcext:value-type="float">
            <text:p>25</text:p>
          </table:table-cell>
          <table:table-cell table:formula="of:=[.K32]-[.L3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2])&lt;2;&quot;{0xA7,0,&quot;&amp;[.D32]&amp;&quot;,0x&quot;&amp;DEC2HEX(8*[.F32])&amp;&quot;,     &quot;&amp;[.G32]&amp;&quot;,0x&quot;&amp;DEC2HEX([.I32]*8+[.J32])&amp;&quot;,0x&quot;&amp;DEC2HEX([.L32]*8+[.M32])&amp;&quot;,0x&quot;&amp;RIGHT(DEC2HEX([.N32]);2)&amp;&quot;,0x&quot;&amp;DEC2HEX([.P32]*8+[.Q32])&amp;&quot;,0x&quot;&amp;DEC2HEX([.S32]*8+[.T32])&amp;&quot;,0x&quot;&amp;DEC2HEX([.V32]*8+[.W32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Sw/Ped</text:p>
          </table:table-cell>
          <table:table-cell/>
          <table:table-cell table:formula="of:=[.D32]" office:value-type="string" office:string-value="0x0D" calcext:value-type="string">
            <text:p>0x0D</text:p>
          </table:table-cell>
          <table:table-cell/>
          <table:table-cell table:formula="of:=IF(LEN([.C33])&lt;2;[.F32]+1;[.F32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33]/8)" office:value-type="float" office:value="27" calcext:value-type="float">
            <text:p>27</text:p>
          </table:table-cell>
          <table:table-cell table:formula="of:=[.H33]-[.I3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33]/8)" office:value-type="float" office:value="27" calcext:value-type="float">
            <text:p>27</text:p>
          </table:table-cell>
          <table:table-cell table:formula="of:=[.K33]-[.L3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3])&lt;2;&quot;{0xA7,0,&quot;&amp;[.D33]&amp;&quot;,0x&quot;&amp;DEC2HEX(8*[.F33])&amp;&quot;,     &quot;&amp;[.G33]&amp;&quot;,0x&quot;&amp;DEC2HEX([.I33]*8+[.J33])&amp;&quot;,0x&quot;&amp;DEC2HEX([.L33]*8+[.M33])&amp;&quot;,0x&quot;&amp;RIGHT(DEC2HEX([.N33]);2)&amp;&quot;,0x&quot;&amp;DEC2HEX([.P33]*8+[.Q33])&amp;&quot;,0x&quot;&amp;DEC2HEX([.S33]*8+[.T33])&amp;&quot;,0x&quot;&amp;DEC2HEX([.V33]*8+[.W33])&amp;&quot;},&quot;;&quot;&quot;)" office:value-type="string" office:string-value="{0xA7,0,0x0D,0x38,     0x80,0xD8,0xDF,0x0,0x10,0xC,0x0}," calcext:value-type="string">
            <text:p>{0xA7,0,0x0D,0x38, <text:s text:c="4"/>0x80,0xD8,0xDF,0x0,0x10,0x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Sw/Ped4</text:p>
          </table:table-cell>
          <table:table-cell/>
          <table:table-cell table:formula="of:=[.D33]" office:value-type="string" office:string-value="0x0D" calcext:value-type="string">
            <text:p>0x0D</text:p>
          </table:table-cell>
          <table:table-cell/>
          <table:table-cell table:formula="of:=IF(LEN([.C34])&lt;2;[.F33]+1;[.F33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34]/8)" office:value-type="float" office:value="25" calcext:value-type="float">
            <text:p>25</text:p>
          </table:table-cell>
          <table:table-cell table:formula="of:=[.H34]-[.I34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34]/8)" office:value-type="float" office:value="27" calcext:value-type="float">
            <text:p>27</text:p>
          </table:table-cell>
          <table:table-cell table:formula="of:=[.K34]-[.L3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4])&lt;2;&quot;{0xA7,0,&quot;&amp;[.D34]&amp;&quot;,0x&quot;&amp;DEC2HEX(8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 office:value-type="string" office:string-value="{0xA7,0,0x0D,0x40,     0x80,0xCC,0xDF,0x0,0x10,0xD,0x0}," calcext:value-type="string">
            <text:p>{0xA7,0,0x0D,0x40, <text:s text:c="4"/>0x80,0xCC,0xDF,0x0,0x10,0x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4 Oct Gt/Ped</text:p>
          </table:table-cell>
          <table:table-cell office:value-type="string" calcext:value-type="string">
            <text:p>na</text:p>
          </table:table-cell>
          <table:table-cell table:formula="of:=[.D34]" office:value-type="string" office:string-value="0x0D" calcext:value-type="string">
            <text:p>0x0D</text:p>
          </table:table-cell>
          <table:table-cell/>
          <table:table-cell table:formula="of:=IF(LEN([.C35])&lt;2;[.F34]+1;[.F34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35]/8)" office:value-type="float" office:value="25" calcext:value-type="float">
            <text:p>25</text:p>
          </table:table-cell>
          <table:table-cell table:formula="of:=[.H35]-[.I3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35]/8)" office:value-type="float" office:value="27" calcext:value-type="float">
            <text:p>27</text:p>
          </table:table-cell>
          <table:table-cell table:formula="of:=[.K35]-[.L3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5])&lt;2;&quot;{0xA7,0,&quot;&amp;[.D35]&amp;&quot;,0x&quot;&amp;DEC2HEX(8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>
            <text:p/>
          </table:table-cell>
          <table:table-cell table:number-columns-repeated="1000"/>
        </table:table-row>
        <table:table-row table:style-name="ro2">
          <table:table-cell table:style-name="ce19" table:number-columns-repeated="23"/>
          <table:table-cell/>
          <table:table-cell table:style-name="ce19" table:number-columns-repeated="1000"/>
        </table:table-row>
        <table:table-row table:style-name="ro2">
          <table:table-cell/>
          <table:table-cell office:value-type="string" calcext:value-type="string">
            <text:p>½ and ¼</text:p>
          </table:table-cell>
          <table:table-cell table:style-name="ce24" office:value-type="string" calcext:value-type="string">
            <text:p>49-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37]/8)" office:value-type="float" office:value="0" calcext:value-type="float">
            <text:p>0</text:p>
          </table:table-cell>
          <table:table-cell table:formula="of:=[.H37]-[.I3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37]/8)" office:value-type="float" office:value="0" calcext:value-type="float">
            <text:p>0</text:p>
          </table:table-cell>
          <table:table-cell table:formula="of:=[.K37]-[.L37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37]/8)" office:value-type="float" office:value="0" calcext:value-type="float">
            <text:p>0</text:p>
          </table:table-cell>
          <table:table-cell table:formula="of:=[.O37]-[.P3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7])&lt;2;&quot;{0xA7,0,&quot;&amp;[.D37]&amp;&quot;,0x&quot;&amp;DEC2HEX(8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0E</text:p>
          </table:table-cell>
          <table:table-cell table:formula="of:=[.F51]" office:value-type="float" office:value="6" calcext:value-type="float">
            <text:p>6</text:p>
          </table:table-cell>
          <table:table-cell table:number-columns-repeated="18"/>
          <table:table-cell table:formula="of:=&quot;{0xA8,0x0,0x0,0x0,       &quot;&amp;[.C39]&amp;&quot;,&quot;&amp;[.D39]&amp;&quot;,0x&quot;&amp;DEC2HEX([.E39])&amp;&quot;,0xFF,0xFF,0xFF,0x5A,0x96},&quot;" office:value-type="string" office:string-value="{0xA8,0x0,0x0,0x0,       0,0x0E,0x6,0xFF,0xFF,0xFF,0x5A,0x96}," calcext:value-type="string">
            <text:p>{0xA8,0x0,0x0,0x0, <text:s text:c="6"/>0,0x0E,0x6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Sub</text:p>
          </table:table-cell>
          <table:table-cell/>
          <table:table-cell table:formula="of:=[.D39]" office:value-type="string" office:string-value="0x0E" calcext:value-type="string">
            <text:p>0x0E</text:p>
          </table:table-cell>
          <table:table-cell/>
          <table:table-cell table:formula="of:=IF(LEN([.C41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41]/8)" office:value-type="float" office:value="55" calcext:value-type="float">
            <text:p>55</text:p>
          </table:table-cell>
          <table:table-cell table:formula="of:=[.H41]-[.I41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41]/8)" office:value-type="float" office:value="55" calcext:value-type="float">
            <text:p>55</text:p>
          </table:table-cell>
          <table:table-cell table:formula="of:=[.K41]-[.L41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1])&lt;2;&quot;{0xA7,0,&quot;&amp;[.D41]&amp;&quot;,0x&quot;&amp;DEC2HEX(8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;&quot;&quot;)" office:value-type="string" office:string-value="{0xA7,0,0x0E,0x8,     0x83,0x1BC,0x1BC,0x0,0x10,0x1D,0x0}," calcext:value-type="string">
            <text:p>{0xA7,0,0x0E,0x8, <text:s text:c="4"/>0x83,0x1BC,0x1BC,0x0,0x10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</text:p>
          </table:table-cell>
          <table:table-cell/>
          <table:table-cell table:formula="of:=[.D41]" office:value-type="string" office:string-value="0x0E" calcext:value-type="string">
            <text:p>0x0E</text:p>
          </table:table-cell>
          <table:table-cell/>
          <table:table-cell table:formula="of:=IF(LEN([.C42])&lt;2;[.F41]+1;[.F41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table:formula="of:=INT([.H42]/8)" office:value-type="float" office:value="54" calcext:value-type="float">
            <text:p>54</text:p>
          </table:table-cell>
          <table:table-cell table:formula="of:=[.H42]-[.I42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42]/8)" office:value-type="float" office:value="55" calcext:value-type="float">
            <text:p>55</text:p>
          </table:table-cell>
          <table:table-cell table:formula="of:=[.K42]-[.L42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42])&lt;2;&quot;{0xA7,0,&quot;&amp;[.D42]&amp;&quot;,0x&quot;&amp;DEC2HEX(8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;&quot;&quot;)" office:value-type="string" office:string-value="{0xA7,0,0x0E,0x10,     3,0x1B0,0x1BC,0x0,0x10,0x0,0x1E}," calcext:value-type="string">
            <text:p>{0xA7,0,0x0E,0x10, <text:s text:c="4"/>3,0x1B0,0x1BC,0x0,0x10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ute Super</text:p>
          </table:table-cell>
          <table:table-cell/>
          <table:table-cell table:formula="of:=[.D42]" office:value-type="string" office:string-value="0x0E" calcext:value-type="string">
            <text:p>0x0E</text:p>
          </table:table-cell>
          <table:table-cell/>
          <table:table-cell table:formula="of:=IF(LEN([.C43])&lt;2;[.F42]+1;[.F42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43]/8)" office:value-type="float" office:value="52" calcext:value-type="float">
            <text:p>52</text:p>
          </table:table-cell>
          <table:table-cell table:formula="of:=[.H43]-[.I43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43]/8)" office:value-type="float" office:value="55" calcext:value-type="float">
            <text:p>55</text:p>
          </table:table-cell>
          <table:table-cell table:formula="of:=[.K43]-[.L4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3])&lt;2;&quot;{0xA7,0,&quot;&amp;[.D43]&amp;&quot;,0x&quot;&amp;DEC2HEX(8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;&quot;&quot;)" office:value-type="string" office:string-value="{0xA7,0,0x0E,0x18,     0x83,0x1A4,0x1BC,0x0,0x10,0x1F,0x0}," calcext:value-type="string">
            <text:p>{0xA7,0,0x0E,0x18, <text:s text:c="4"/>0x83,0x1A4,0x1BC,0x0,0x10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16</text:p>
          </table:table-cell>
          <table:table-cell/>
          <table:table-cell table:formula="of:=[.D43]" office:value-type="string" office:string-value="0x0E" calcext:value-type="string">
            <text:p>0x0E</text:p>
          </table:table-cell>
          <table:table-cell/>
          <table:table-cell table:formula="of:=IF(LEN([.C44])&lt;2;[.F43]+1;[.F43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44]/8)" office:value-type="float" office:value="63" calcext:value-type="float">
            <text:p>63</text:p>
          </table:table-cell>
          <table:table-cell table:formula="of:=[.H44]-[.I44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44]/8)" office:value-type="float" office:value="63" calcext:value-type="float">
            <text:p>63</text:p>
          </table:table-cell>
          <table:table-cell table:formula="of:=[.K44]-[.L4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4])&lt;2;&quot;{0xA7,0,&quot;&amp;[.D44]&amp;&quot;,0x&quot;&amp;DEC2HEX(8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;&quot;&quot;)" office:value-type="string" office:string-value="{0xA7,0,0x0E,0x20,     0x83,0x1FC,0x1FC,0x0,0x10,0x2D,0x0}," calcext:value-type="string">
            <text:p>{0xA7,0,0x0E,0x20, <text:s text:c="4"/>0x83,0x1FC,0x1FC,0x0,0x10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</text:p>
          </table:table-cell>
          <table:table-cell/>
          <table:table-cell table:formula="of:=[.D44]" office:value-type="string" office:string-value="0x0E" calcext:value-type="string">
            <text:p>0x0E</text:p>
          </table:table-cell>
          <table:table-cell/>
          <table:table-cell table:formula="of:=IF(LEN([.C45])&lt;2;[.F44]+1;[.F44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44]-12" office:value-type="float" office:value="496" calcext:value-type="float">
            <text:p>496</text:p>
          </table:table-cell>
          <table:table-cell table:formula="of:=INT([.H45]/8)" office:value-type="float" office:value="62" calcext:value-type="float">
            <text:p>62</text:p>
          </table:table-cell>
          <table:table-cell table:formula="of:=[.H45]-[.I45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45]/8)" office:value-type="float" office:value="63" calcext:value-type="float">
            <text:p>63</text:p>
          </table:table-cell>
          <table:table-cell table:formula="of:=[.K45]-[.L4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5])&lt;2;&quot;{0xA7,0,&quot;&amp;[.D45]&amp;&quot;,0x&quot;&amp;DEC2HEX(8*[.F45])&amp;&quot;,     &quot;&amp;[.G45]&amp;&quot;,0x&quot;&amp;DEC2HEX([.I45]*8+[.J45])&amp;&quot;,0x&quot;&amp;DEC2HEX([.L45]*8+[.M45])&amp;&quot;,0x&quot;&amp;RIGHT(DEC2HEX([.N45]);2)&amp;&quot;,0x&quot;&amp;DEC2HEX([.P45]*8+[.Q45])&amp;&quot;,0x&quot;&amp;DEC2HEX([.S45]*8+[.T45])&amp;&quot;,0x&quot;&amp;DEC2HEX([.V45]*8+[.W45])&amp;&quot;},&quot;;&quot;&quot;)" office:value-type="string" office:string-value="{0xA7,0,0x0E,0x28,     0x83,0x1F0,0x1FC,0x0,0x10,0x2E,0x0}," calcext:value-type="string">
            <text:p>{0xA7,0,0x0E,0x28, <text:s text:c="4"/>0x83,0x1F0,0x1FC,0x0,0x10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Rohr Sw/Gt 4</text:p>
          </table:table-cell>
          <table:table-cell/>
          <table:table-cell table:formula="of:=[.D45]" office:value-type="string" office:string-value="0x0E" calcext:value-type="string">
            <text:p>0x0E</text:p>
          </table:table-cell>
          <table:table-cell/>
          <table:table-cell table:formula="of:=IF(LEN([.C46])&lt;2;[.F45]+1;[.F45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45]-12" office:value-type="float" office:value="484" calcext:value-type="float">
            <text:p>484</text:p>
          </table:table-cell>
          <table:table-cell table:formula="of:=INT([.H46]/8)" office:value-type="float" office:value="60" calcext:value-type="float">
            <text:p>60</text:p>
          </table:table-cell>
          <table:table-cell table:formula="of:=[.H46]-[.I46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46]/8)" office:value-type="float" office:value="63" calcext:value-type="float">
            <text:p>63</text:p>
          </table:table-cell>
          <table:table-cell table:formula="of:=[.K46]-[.L4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6])&lt;2;&quot;{0xA7,0,&quot;&amp;[.D46]&amp;&quot;,0x&quot;&amp;DEC2HEX(8*[.F46])&amp;&quot;,     &quot;&amp;[.G46]&amp;&quot;,0x&quot;&amp;DEC2HEX([.I46]*8+[.J46])&amp;&quot;,0x&quot;&amp;DEC2HEX([.L46]*8+[.M46])&amp;&quot;,0x&quot;&amp;RIGHT(DEC2HEX([.N46]);2)&amp;&quot;,0x&quot;&amp;DEC2HEX([.P46]*8+[.Q46])&amp;&quot;,0x&quot;&amp;DEC2HEX([.S46]*8+[.T46])&amp;&quot;,0x&quot;&amp;DEC2HEX([.V46]*8+[.W46])&amp;&quot;},&quot;;&quot;&quot;)" office:value-type="string" office:string-value="{0xA7,0,0x0E,0x30,     0x83,0x1E4,0x1FC,0x0,0x10,0x2F,0x0}," calcext:value-type="string">
            <text:p>{0xA7,0,0x0E,0x30, <text:s text:c="4"/>0x83,0x1E4,0x1FC,0x0,0x10,0x2F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SW 8 flute Sw/Ped4</text:p>
          </table:table-cell>
          <table:table-cell office:value-type="string" calcext:value-type="string">
            <text:p>NA</text:p>
          </table:table-cell>
          <table:table-cell table:formula="of:=[.D46]" office:value-type="string" office:string-value="0x0E" calcext:value-type="string">
            <text:p>0x0E</text:p>
          </table:table-cell>
          <table:table-cell/>
          <table:table-cell table:formula="of:=IF(LEN([.C47])&lt;2;[.F46]+1;[.F46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7]/8)" office:value-type="float" office:value="25" calcext:value-type="float">
            <text:p>25</text:p>
          </table:table-cell>
          <table:table-cell table:formula="of:=[.H47]-[.I47]*8" office:value-type="float" office:value="4" calcext:value-type="float">
            <text:p>4</text:p>
          </table:table-cell>
          <table:table-cell table:formula="of:=[.H47]+11" office:value-type="float" office:value="215" calcext:value-type="float">
            <text:p>215</text:p>
          </table:table-cell>
          <table:table-cell table:formula="of:=INT([.K47]/8)" office:value-type="float" office:value="26" calcext:value-type="float">
            <text:p>26</text:p>
          </table:table-cell>
          <table:table-cell table:formula="of:=[.K47]-[.L47]*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7])&lt;2;&quot;{0xA7,0,&quot;&amp;[.D47]&amp;&quot;,0x&quot;&amp;DEC2HEX(8*[.F47])&amp;&quot;,     &quot;&amp;[.G47]&amp;&quot;,0x&quot;&amp;DEC2HEX([.I47]*8+[.J47])&amp;&quot;,0x&quot;&amp;DEC2HEX([.L47]*8+[.M47])&amp;&quot;,0x&quot;&amp;RIGHT(DEC2HEX([.N47]);2)&amp;&quot;,0x&quot;&amp;DEC2HEX([.P47]*8+[.Q47])&amp;&quot;,0x&quot;&amp;DEC2HEX([.S47]*8+[.T47])&amp;&quot;,0x&quot;&amp;DEC2HEX([.V47]*8+[.W47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</text:p>
          </table:table-cell>
          <table:table-cell office:value-type="string" calcext:value-type="string">
            <text:p>na</text:p>
          </table:table-cell>
          <table:table-cell table:formula="of:=[.D47]" office:value-type="string" office:string-value="0x0E" calcext:value-type="string">
            <text:p>0x0E</text:p>
          </table:table-cell>
          <table:table-cell/>
          <table:table-cell table:formula="of:=IF(LEN([.C48])&lt;2;[.F47]+1;[.F47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48]/8)" office:value-type="float" office:value="57" calcext:value-type="float">
            <text:p>57</text:p>
          </table:table-cell>
          <table:table-cell table:formula="of:=[.H48]-[.I48]*8" office:value-type="float" office:value="4" calcext:value-type="float">
            <text:p>4</text:p>
          </table:table-cell>
          <table:table-cell table:formula="of:=[.H48]+23" office:value-type="float" office:value="483" calcext:value-type="float">
            <text:p>483</text:p>
          </table:table-cell>
          <table:table-cell table:formula="of:=INT([.K48]/8)" office:value-type="float" office:value="60" calcext:value-type="float">
            <text:p>60</text:p>
          </table:table-cell>
          <table:table-cell table:formula="of:=[.K48]-[.L4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8])&lt;2;&quot;{0xA7,0,&quot;&amp;[.D48]&amp;&quot;,0x&quot;&amp;DEC2HEX(8*[.F48])&amp;&quot;,     &quot;&amp;[.G48]&amp;&quot;,0x&quot;&amp;DEC2HEX([.I48]*8+[.J48])&amp;&quot;,0x&quot;&amp;DEC2HEX([.L48]*8+[.M48])&amp;&quot;,0x&quot;&amp;RIGHT(DEC2HEX([.N48]);2)&amp;&quot;,0x&quot;&amp;DEC2HEX([.P48]*8+[.Q48])&amp;&quot;,0x&quot;&amp;DEC2HEX([.S48]*8+[.T48])&amp;&quot;,0x&quot;&amp;DEC2HEX([.V48]*8+[.W48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Octave Super</text:p>
          </table:table-cell>
          <table:table-cell office:value-type="string" calcext:value-type="string">
            <text:p>na</text:p>
          </table:table-cell>
          <table:table-cell table:formula="of:=[.D48]" office:value-type="string" office:string-value="0x0E" calcext:value-type="string">
            <text:p>0x0E</text:p>
          </table:table-cell>
          <table:table-cell/>
          <table:table-cell table:formula="of:=IF(LEN([.C49])&lt;2;[.F48]+1;[.F48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49]/8)" office:value-type="float" office:value="56" calcext:value-type="float">
            <text:p>56</text:p>
          </table:table-cell>
          <table:table-cell table:formula="of:=[.H49]-[.I49]*8" office:value-type="float" office:value="0" calcext:value-type="float">
            <text:p>0</text:p>
          </table:table-cell>
          <table:table-cell table:formula="of:=[.H49]+23" office:value-type="float" office:value="471" calcext:value-type="float">
            <text:p>471</text:p>
          </table:table-cell>
          <table:table-cell table:formula="of:=INT([.K49]/8)" office:value-type="float" office:value="58" calcext:value-type="float">
            <text:p>58</text:p>
          </table:table-cell>
          <table:table-cell table:formula="of:=[.K49]-[.L4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9])&lt;2;&quot;{0xA7,0,&quot;&amp;[.D49]&amp;&quot;,0x&quot;&amp;DEC2HEX(8*[.F49])&amp;&quot;,     &quot;&amp;[.G49]&amp;&quot;,0x&quot;&amp;DEC2HEX([.I49]*8+[.J49])&amp;&quot;,0x&quot;&amp;DEC2HEX([.L49]*8+[.M49])&amp;&quot;,0x&quot;&amp;RIGHT(DEC2HEX([.N49]);2)&amp;&quot;,0x&quot;&amp;DEC2HEX([.P49]*8+[.Q49])&amp;&quot;,0x&quot;&amp;DEC2HEX([.S49]*8+[.T49])&amp;&quot;,0x&quot;&amp;DEC2HEX([.V49]*8+[.W49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8 OD Gt/Ped</text:p>
          </table:table-cell>
          <table:table-cell office:value-type="string" calcext:value-type="string">
            <text:p>na</text:p>
          </table:table-cell>
          <table:table-cell table:formula="of:=[.D49]" office:value-type="string" office:string-value="0x0E" calcext:value-type="string">
            <text:p>0x0E</text:p>
          </table:table-cell>
          <table:table-cell/>
          <table:table-cell table:formula="of:=IF(LEN([.C50])&lt;2;[.F49]+1;[.F49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50]/8)" office:value-type="float" office:value="27" calcext:value-type="float">
            <text:p>27</text:p>
          </table:table-cell>
          <table:table-cell table:formula="of:=[.H50]-[.I50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50]/8)" office:value-type="float" office:value="27" calcext:value-type="float">
            <text:p>27</text:p>
          </table:table-cell>
          <table:table-cell table:formula="of:=[.K50]-[.L5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0])&lt;2;&quot;{0xA7,0,&quot;&amp;[.D50]&amp;&quot;,0x&quot;&amp;DEC2HEX(8*[.F50])&amp;&quot;,     &quot;&amp;[.G50]&amp;&quot;,0x&quot;&amp;DEC2HEX([.I50]*8+[.J50])&amp;&quot;,0x&quot;&amp;DEC2HEX([.L50]*8+[.M50])&amp;&quot;,0x&quot;&amp;RIGHT(DEC2HEX([.N50]);2)&amp;&quot;,0x&quot;&amp;DEC2HEX([.P50]*8+[.Q50])&amp;&quot;,0x&quot;&amp;DEC2HEX([.S50]*8+[.T50])&amp;&quot;,0x&quot;&amp;DEC2HEX([.V50]*8+[.W50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Gt 4 Oct Gt/Ped</text:p>
          </table:table-cell>
          <table:table-cell office:value-type="string" calcext:value-type="string">
            <text:p>na</text:p>
          </table:table-cell>
          <table:table-cell table:formula="of:=[.D50]" office:value-type="string" office:string-value="0x0E" calcext:value-type="string">
            <text:p>0x0E</text:p>
          </table:table-cell>
          <table:table-cell/>
          <table:table-cell table:formula="of:=IF(LEN([.C51])&lt;2;[.F50]+1;[.F50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51]/8)" office:value-type="float" office:value="25" calcext:value-type="float">
            <text:p>25</text:p>
          </table:table-cell>
          <table:table-cell table:formula="of:=[.H51]-[.I51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51]/8)" office:value-type="float" office:value="27" calcext:value-type="float">
            <text:p>27</text:p>
          </table:table-cell>
          <table:table-cell table:formula="of:=[.K51]-[.L5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1])&lt;2;&quot;{0xA7,0,&quot;&amp;[.D51]&amp;&quot;,0x&quot;&amp;DEC2HEX(8*[.F51])&amp;&quot;,     &quot;&amp;[.G51]&amp;&quot;,0x&quot;&amp;DEC2HEX([.I51]*8+[.J51])&amp;&quot;,0x&quot;&amp;DEC2HEX([.L51]*8+[.M51])&amp;&quot;,0x&quot;&amp;RIGHT(DEC2HEX([.N51]);2)&amp;&quot;,0x&quot;&amp;DEC2HEX([.P51]*8+[.Q51])&amp;&quot;,0x&quot;&amp;DEC2HEX([.S51]*8+[.T51])&amp;&quot;,0x&quot;&amp;DEC2HEX([.V51]*8+[.W51])&amp;&quot;},&quot;;&quot;&quot;)">
            <text:p/>
          </table:table-cell>
          <table:table-cell table:number-columns-repeated="1000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2"/>
          <table:table-cell table:style-name="ce24"/>
          <table:table-cell table:number-columns-repeated="1021"/>
        </table:table-row>
        <table:table-row table:style-name="ro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2"/>
          <table:table-cell table:style-name="ce24"/>
          <table:table-cell table:number-columns-repeated="1021"/>
        </table:table-row>
      </table:table>
      <table:table table:name="Principal4_WSG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3" table:default-cell-style-name="Default"/>
        <table:table-row table:style-name="ro2">
          <table:table-cell/>
          <table:table-cell office:value-type="string" calcext:value-type="string">
            <text:p>4 2 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0F</text:p>
          </table:table-cell>
          <table:table-cell table:formula="of:=[.F28]" office:value-type="float" office:value="21" calcext:value-type="float">
            <text:p>21</text:p>
          </table:table-cell>
          <table:table-cell table:number-columns-repeated="18"/>
          <table:table-cell table:style-name="Default" table:formula="of:=&quot;{0xA8,0x0,0x0,0x0,       &quot;&amp;[.C3]&amp;&quot;,&quot;&amp;[.D3]&amp;&quot;,0x&quot;&amp;DEC2HEX([.E3])&amp;&quot;,0xFF,0xFF,0xFF,0x5A,0x96},&quot;" office:value-type="string" office:string-value="{0xA8,0x0,0x0,0x0,       0,0x0F,0x15,0xFF,0xFF,0xFF,0x5A,0x96}," calcext:value-type="string">
            <text:p>{0xA8,0x0,0x0,0x0, <text:s text:c="6"/>0,0x0F,0x15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b</text:p>
          </table:table-cell>
          <table:table-cell/>
          <table:table-cell table:formula="of:=[.D3]" office:value-type="string" office:string-value="0x0F" calcext:value-type="string">
            <text:p>0x0F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5]/8)" office:value-type="float" office:value="51" calcext:value-type="float">
            <text:p>51</text:p>
          </table:table-cell>
          <table:table-cell table:formula="of:=[.H5]-[.I5]*8" office:value-type="float" office:value="0" calcext:value-type="float">
            <text:p>0</text:p>
          </table:table-cell>
          <table:table-cell table:formula="of:=[.H5]+23" office:value-type="float" office:value="431" calcext:value-type="float">
            <text:p>431</text:p>
          </table:table-cell>
          <table:table-cell table:formula="of:=INT([.K5]/8)" office:value-type="float" office:value="53" calcext:value-type="float">
            <text:p>53</text:p>
          </table:table-cell>
          <table:table-cell table:formula="of:=[.K5]-[.L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])&lt;2;&quot;{0xA7,0,&quot;&amp;[.D5]&amp;&quot;,0x&quot;&amp;DEC2HEX(4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0x0F,0x4,     0x83,0x198,0x1AF,0x0,0xF,0x1D,0x0}," calcext:value-type="string">
            <text:p>{0xA7,0,0x0F,0x4, <text:s text:c="4"/>0x83,0x198,0x1AF,0x0,0xF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</text:p>
          </table:table-cell>
          <table:table-cell/>
          <table:table-cell table:formula="of:=[.D5]" office:value-type="string" office:string-value="0x0F" calcext:value-type="string">
            <text:p>0x0F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table:formula="of:=INT([.H6]/8)" office:value-type="float" office:value="49" calcext:value-type="float">
            <text:p>49</text:p>
          </table:table-cell>
          <table:table-cell table:formula="of:=[.H6]-[.I6]*8" office:value-type="float" office:value="4" calcext:value-type="float">
            <text:p>4</text:p>
          </table:table-cell>
          <table:table-cell table:formula="of:=[.H6]+23" office:value-type="float" office:value="419" calcext:value-type="float">
            <text:p>419</text:p>
          </table:table-cell>
          <table:table-cell table:formula="of:=INT([.K6]/8)" office:value-type="float" office:value="52" calcext:value-type="float">
            <text:p>52</text:p>
          </table:table-cell>
          <table:table-cell table:formula="of:=[.K6]-[.L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])&lt;2;&quot;{0xA7,0,&quot;&amp;[.D6]&amp;&quot;,0x&quot;&amp;DEC2HEX(4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0x0F,0x8,     3,0x18C,0x1A3,0x0,0xF,0x0,0x1E}," calcext:value-type="string">
            <text:p>{0xA7,0,0x0F,0x8, <text:s text:c="4"/>3,0x18C,0x1A3,0x0,0xF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per</text:p>
          </table:table-cell>
          <table:table-cell/>
          <table:table-cell table:formula="of:=[.D6]" office:value-type="string" office:string-value="0x0F" calcext:value-type="string">
            <text:p>0x0F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7]/8)" office:value-type="float" office:value="48" calcext:value-type="float">
            <text:p>48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23" office:value-type="float" office:value="407" calcext:value-type="float">
            <text:p>407</text:p>
          </table:table-cell>
          <table:table-cell table:formula="of:=INT([.K7]/8)" office:value-type="float" office:value="50" calcext:value-type="float">
            <text:p>50</text:p>
          </table:table-cell>
          <table:table-cell table:formula="of:=[.K7]-[.L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4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0x0F,0xC,     0x83,0x180,0x197,0x0,0xF,0x1F,0x0}," calcext:value-type="string">
            <text:p>{0xA7,0,0x0F,0xC, <text:s text:c="4"/>0x83,0x180,0x197,0x0,0xF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16</text:p>
          </table:table-cell>
          <table:table-cell/>
          <table:table-cell table:formula="of:=[.D7]" office:value-type="string" office:string-value="0x0F" calcext:value-type="string">
            <text:p>0x0F</text:p>
          </table:table-cell>
          <table:table-cell/>
          <table:table-cell table:formula="of:=IF(LEN([.C8])&lt;2;[.F7]+1;[.F7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table:formula="of:=[.H5]+64" office:value-type="float" office:value="472" calcext:value-type="float">
            <text:p>472</text:p>
          </table:table-cell>
          <table:table-cell table:formula="of:=INT([.H8]/8)" office:value-type="float" office:value="59" calcext:value-type="float">
            <text:p>59</text:p>
          </table:table-cell>
          <table:table-cell table:formula="of:=[.H8]-[.I8]*8" office:value-type="float" office:value="0" calcext:value-type="float">
            <text:p>0</text:p>
          </table:table-cell>
          <table:table-cell table:formula="of:=[.K5]+64" office:value-type="float" office:value="495" calcext:value-type="float">
            <text:p>495</text:p>
          </table:table-cell>
          <table:table-cell table:formula="of:=INT([.K8]/8)" office:value-type="float" office:value="61" calcext:value-type="float">
            <text:p>61</text:p>
          </table:table-cell>
          <table:table-cell table:formula="of:=[.K8]-[.L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])&lt;2;&quot;{0xA7,0,&quot;&amp;[.D8]&amp;&quot;,0x&quot;&amp;DEC2HEX(4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 office:value-type="string" office:string-value="{0xA7,0,0x0F,0x10,     0x83,0x1D8,0x1EF,0x0,0xF,0x2D,0x0}," calcext:value-type="string">
            <text:p>{0xA7,0,0x0F,0x10, <text:s text:c="4"/>0x83,0x1D8,0x1EF,0x0,0xF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</text:p>
          </table:table-cell>
          <table:table-cell/>
          <table:table-cell table:formula="of:=[.D8]" office:value-type="string" office:string-value="0x0F" calcext:value-type="string">
            <text:p>0x0F</text:p>
          </table:table-cell>
          <table:table-cell/>
          <table:table-cell table:formula="of:=IF(LEN([.C9])&lt;2;[.F8]+1;[.F8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6]+64" office:value-type="float" office:value="460" calcext:value-type="float">
            <text:p>460</text:p>
          </table:table-cell>
          <table:table-cell table:formula="of:=INT([.H9]/8)" office:value-type="float" office:value="57" calcext:value-type="float">
            <text:p>57</text:p>
          </table:table-cell>
          <table:table-cell table:formula="of:=[.H9]-[.I9]*8" office:value-type="float" office:value="4" calcext:value-type="float">
            <text:p>4</text:p>
          </table:table-cell>
          <table:table-cell table:formula="of:=[.K6]+64" office:value-type="float" office:value="483" calcext:value-type="float">
            <text:p>483</text:p>
          </table:table-cell>
          <table:table-cell table:formula="of:=INT([.K9]/8)" office:value-type="float" office:value="60" calcext:value-type="float">
            <text:p>60</text:p>
          </table:table-cell>
          <table:table-cell table:formula="of:=[.K9]-[.L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])&lt;2;&quot;{0xA7,0,&quot;&amp;[.D9]&amp;&quot;,0x&quot;&amp;DEC2HEX(4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0x0F,0x14,     0x83,0x1CC,0x1E3,0x0,0xF,0x2E,0x0}," calcext:value-type="string">
            <text:p>{0xA7,0,0x0F,0x14, <text:s text:c="4"/>0x83,0x1CC,0x1E3,0x0,0xF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 4</text:p>
          </table:table-cell>
          <table:table-cell/>
          <table:table-cell table:formula="of:=[.D9]" office:value-type="string" office:string-value="0x0F" calcext:value-type="string">
            <text:p>0x0F</text:p>
          </table:table-cell>
          <table:table-cell/>
          <table:table-cell table:formula="of:=IF(LEN([.C10])&lt;2;[.F9]+1;[.F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7]+64" office:value-type="float" office:value="448" calcext:value-type="float">
            <text:p>448</text:p>
          </table:table-cell>
          <table:table-cell table:formula="of:=INT([.H10]/8)" office:value-type="float" office:value="56" calcext:value-type="float">
            <text:p>56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K7]+64" office:value-type="float" office:value="471" calcext:value-type="float">
            <text:p>471</text:p>
          </table:table-cell>
          <table:table-cell table:formula="of:=INT([.K10]/8)" office:value-type="float" office:value="58" calcext:value-type="float">
            <text:p>58</text:p>
          </table:table-cell>
          <table:table-cell table:formula="of:=[.K10]-[.L1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])&lt;2;&quot;{0xA7,0,&quot;&amp;[.D10]&amp;&quot;,0x&quot;&amp;DEC2HEX(4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0x0F,0x18,     0x83,0x1C0,0x1D7,0x0,0xF,0x2F,0x0}," calcext:value-type="string">
            <text:p>{0xA7,0,0x0F,0x18, <text:s text:c="4"/>0x83,0x1C0,0x1D7,0x0,0xF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4 Principal sub</text:p>
          </table:table-cell>
          <table:table-cell/>
          <table:table-cell table:formula="of:=[.D10]" office:value-type="string" office:string-value="0x0F" calcext:value-type="string">
            <text:p>0x0F</text:p>
          </table:table-cell>
          <table:table-cell/>
          <table:table-cell table:formula="of:=IF(LEN([.C11])&lt;2;[.F10]+1;[.F10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11]/8)" office:value-type="float" office:value="49" calcext:value-type="float">
            <text:p>49</text:p>
          </table:table-cell>
          <table:table-cell table:formula="of:=[.H11]-[.I11]*8" office:value-type="float" office:value="4" calcext:value-type="float">
            <text:p>4</text:p>
          </table:table-cell>
          <table:table-cell table:formula="of:=[.H11]+23" office:value-type="float" office:value="419" calcext:value-type="float">
            <text:p>419</text:p>
          </table:table-cell>
          <table:table-cell table:formula="of:=INT([.K11]/8)" office:value-type="float" office:value="52" calcext:value-type="float">
            <text:p>52</text:p>
          </table:table-cell>
          <table:table-cell table:formula="of:=[.K11]-[.L11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4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 office:value-type="string" office:string-value="{0xA7,0,0x0F,0x1C,     0x83,0x18C,0x1A3,0x0,0x14,0x1D,0x0}," calcext:value-type="string">
            <text:p>{0xA7,0,0x0F,0x1C, <text:s text:c="4"/>0x83,0x18C,0x1A3,0x0,0x14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Principal </text:p>
          </table:table-cell>
          <table:table-cell/>
          <table:table-cell table:formula="of:=[.D11]" office:value-type="string" office:string-value="0x0F" calcext:value-type="string">
            <text:p>0x0F</text:p>
          </table:table-cell>
          <table:table-cell/>
          <table:table-cell table:formula="of:=IF(LEN([.C12])&lt;2;[.F11]+1;[.F11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2]/8)" office:value-type="float" office:value="48" calcext:value-type="float">
            <text:p>48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H12]+23" office:value-type="float" office:value="407" calcext:value-type="float">
            <text:p>407</text:p>
          </table:table-cell>
          <table:table-cell table:formula="of:=INT([.K12]/8)" office:value-type="float" office:value="50" calcext:value-type="float">
            <text:p>50</text:p>
          </table:table-cell>
          <table:table-cell table:formula="of:=[.K12]-[.L1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2])&lt;2;&quot;{0xA7,0,&quot;&amp;[.D12]&amp;&quot;,0x&quot;&amp;DEC2HEX(4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 office:value-type="string" office:string-value="{0xA7,0,0x0F,0x20,     3,0x180,0x197,0x0,0x14,0x0,0x1E}," calcext:value-type="string">
            <text:p>{0xA7,0,0x0F,0x20, <text:s text:c="4"/>3,0x180,0x197,0x0,0x14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Principal Super</text:p>
          </table:table-cell>
          <table:table-cell/>
          <table:table-cell table:formula="of:=[.D12]" office:value-type="string" office:string-value="0x0F" calcext:value-type="string">
            <text:p>0x0F</text:p>
          </table:table-cell>
          <table:table-cell/>
          <table:table-cell table:formula="of:=IF(LEN([.C13])&lt;2;[.F12]+1;[.F12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3]/8)" office:value-type="float" office:value="48" calcext:value-type="float">
            <text:p>48</text:p>
          </table:table-cell>
          <table:table-cell table:formula="of:=[.H13]-[.I13]*8" office:value-type="float" office:value="0" calcext:value-type="float">
            <text:p>0</text:p>
          </table:table-cell>
          <table:table-cell table:formula="of:=[.H13]+11" office:value-type="float" office:value="395" calcext:value-type="float">
            <text:p>395</text:p>
          </table:table-cell>
          <table:table-cell table:formula="of:=INT([.K13]/8)" office:value-type="float" office:value="49" calcext:value-type="float">
            <text:p>49</text:p>
          </table:table-cell>
          <table:table-cell table:formula="of:=[.K13]-[.L13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3])&lt;2;&quot;{0xA7,0,&quot;&amp;[.D13]&amp;&quot;,0x&quot;&amp;DEC2HEX(4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 office:value-type="string" office:string-value="{0xA7,0,0x0F,0x24,     0x83,0x180,0x18B,0xC,0x14,0x1F,0x0}," calcext:value-type="string">
            <text:p>{0xA7,0,0x0F,0x24, <text:s text:c="4"/>0x83,0x180,0x18B,0xC,0x14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16</text:p>
          </table:table-cell>
          <table:table-cell/>
          <table:table-cell table:formula="of:=[.D13]" office:value-type="string" office:string-value="0x0F" calcext:value-type="string">
            <text:p>0x0F</text:p>
          </table:table-cell>
          <table:table-cell/>
          <table:table-cell table:formula="of:=IF(LEN([.C14])&lt;2;[.F13]+1;[.F13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table:formula="of:=[.H11]+64" office:value-type="float" office:value="460" calcext:value-type="float">
            <text:p>460</text:p>
          </table:table-cell>
          <table:table-cell table:formula="of:=INT([.H14]/8)" office:value-type="float" office:value="57" calcext:value-type="float">
            <text:p>57</text:p>
          </table:table-cell>
          <table:table-cell table:formula="of:=[.H14]-[.I14]*8" office:value-type="float" office:value="4" calcext:value-type="float">
            <text:p>4</text:p>
          </table:table-cell>
          <table:table-cell table:formula="of:=[.K11]+64" office:value-type="float" office:value="483" calcext:value-type="float">
            <text:p>483</text:p>
          </table:table-cell>
          <table:table-cell table:formula="of:=INT([.K14]/8)" office:value-type="float" office:value="60" calcext:value-type="float">
            <text:p>60</text:p>
          </table:table-cell>
          <table:table-cell table:formula="of:=[.K14]-[.L1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4])&lt;2;&quot;{0xA7,0,&quot;&amp;[.D14]&amp;&quot;,0x&quot;&amp;DEC2HEX(4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 office:value-type="string" office:string-value="{0xA7,0,0x0F,0x28,     0x83,0x1CC,0x1E3,0x0,0x14,0x2D,0x0}," calcext:value-type="string">
            <text:p>{0xA7,0,0x0F,0x28, <text:s text:c="4"/>0x83,0x1CC,0x1E3,0x0,0x14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</text:p>
          </table:table-cell>
          <table:table-cell/>
          <table:table-cell table:formula="of:=[.D14]" office:value-type="string" office:string-value="0x0F" calcext:value-type="string">
            <text:p>0x0F</text:p>
          </table:table-cell>
          <table:table-cell/>
          <table:table-cell table:formula="of:=IF(LEN([.C15])&lt;2;[.F14]+1;[.F14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table:formula="of:=[.H12]+64" office:value-type="float" office:value="448" calcext:value-type="float">
            <text:p>448</text:p>
          </table:table-cell>
          <table:table-cell table:formula="of:=INT([.H15]/8)" office:value-type="float" office:value="56" calcext:value-type="float">
            <text:p>56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[.K12]+64" office:value-type="float" office:value="471" calcext:value-type="float">
            <text:p>471</text:p>
          </table:table-cell>
          <table:table-cell table:formula="of:=INT([.K15]/8)" office:value-type="float" office:value="58" calcext:value-type="float">
            <text:p>58</text:p>
          </table:table-cell>
          <table:table-cell table:formula="of:=[.K15]-[.L1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5])&lt;2;&quot;{0xA7,0,&quot;&amp;[.D15]&amp;&quot;,0x&quot;&amp;DEC2HEX(4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 office:value-type="string" office:string-value="{0xA7,0,0x0F,0x2C,     0x83,0x1C0,0x1D7,0x0,0x14,0x2E,0x0}," calcext:value-type="string">
            <text:p>{0xA7,0,0x0F,0x2C, <text:s text:c="4"/>0x83,0x1C0,0x1D7,0x0,0x14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 4</text:p>
          </table:table-cell>
          <table:table-cell/>
          <table:table-cell table:formula="of:=[.D15]" office:value-type="string" office:string-value="0x0F" calcext:value-type="string">
            <text:p>0x0F</text:p>
          </table:table-cell>
          <table:table-cell/>
          <table:table-cell table:formula="of:=IF(LEN([.C16])&lt;2;[.F15]+1;[.F15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13]+64" office:value-type="float" office:value="448" calcext:value-type="float">
            <text:p>448</text:p>
          </table:table-cell>
          <table:table-cell table:formula="of:=INT([.H16]/8)" office:value-type="float" office:value="56" calcext:value-type="float">
            <text:p>56</text:p>
          </table:table-cell>
          <table:table-cell table:formula="of:=[.H16]-[.I16]*8" office:value-type="float" office:value="0" calcext:value-type="float">
            <text:p>0</text:p>
          </table:table-cell>
          <table:table-cell table:formula="of:=[.K13]+64" office:value-type="float" office:value="459" calcext:value-type="float">
            <text:p>459</text:p>
          </table:table-cell>
          <table:table-cell table:formula="of:=INT([.K16]/8)" office:value-type="float" office:value="57" calcext:value-type="float">
            <text:p>57</text:p>
          </table:table-cell>
          <table:table-cell table:formula="of:=[.K16]-[.L16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6])&lt;2;&quot;{0xA7,0,&quot;&amp;[.D16]&amp;&quot;,0x&quot;&amp;DEC2HEX(4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 office:value-type="string" office:string-value="{0xA7,0,0x0F,0x30,     0x83,0x1C0,0x1CB,0xC,0x14,0x2F,0x0}," calcext:value-type="string">
            <text:p>{0xA7,0,0x0F,0x30, <text:s text:c="4"/>0x83,0x1C0,0x1CB,0xC,0x14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2 Principal sub</text:p>
          </table:table-cell>
          <table:table-cell/>
          <table:table-cell table:formula="of:=[.D16]" office:value-type="string" office:string-value="0x0F" calcext:value-type="string">
            <text:p>0x0F</text:p>
          </table:table-cell>
          <table:table-cell/>
          <table:table-cell table:formula="of:=IF(LEN([.C17])&lt;2;[.F16]+1;[.F16])" office:value-type="float" office:value="13" calcext:value-type="float">
            <text:p>13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7]/8)" office:value-type="float" office:value="48" calcext:value-type="float">
            <text:p>48</text:p>
          </table:table-cell>
          <table:table-cell table:formula="of:=[.H17]-[.I17]*8" office:value-type="float" office:value="0" calcext:value-type="float">
            <text:p>0</text:p>
          </table:table-cell>
          <table:table-cell table:formula="of:=[.H17]+23" office:value-type="float" office:value="407" calcext:value-type="float">
            <text:p>407</text:p>
          </table:table-cell>
          <table:table-cell table:formula="of:=INT([.K17]/8)" office:value-type="float" office:value="50" calcext:value-type="float">
            <text:p>50</text:p>
          </table:table-cell>
          <table:table-cell table:formula="of:=[.K17]-[.L17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7])&lt;2;&quot;{0xA7,0,&quot;&amp;[.D17]&amp;&quot;,0x&quot;&amp;DEC2HEX(4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 office:value-type="string" office:string-value="{0xA7,0,0x0F,0x34,     0x83,0x180,0x197,0x0,0x17,0x1D,0x0}," calcext:value-type="string">
            <text:p>{0xA7,0,0x0F,0x34, <text:s text:c="4"/>0x83,0x180,0x197,0x0,0x17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 Principal </text:p>
          </table:table-cell>
          <table:table-cell/>
          <table:table-cell table:formula="of:=[.D17]" office:value-type="string" office:string-value="0x0F" calcext:value-type="string">
            <text:p>0x0F</text:p>
          </table:table-cell>
          <table:table-cell/>
          <table:table-cell table:formula="of:=IF(LEN([.C18])&lt;2;[.F17]+1;[.F17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8]/8)" office:value-type="float" office:value="48" calcext:value-type="float">
            <text:p>48</text:p>
          </table:table-cell>
          <table:table-cell table:formula="of:=[.H18]-[.I18]*8" office:value-type="float" office:value="0" calcext:value-type="float">
            <text:p>0</text:p>
          </table:table-cell>
          <table:table-cell table:formula="of:=[.H18]+11" office:value-type="float" office:value="395" calcext:value-type="float">
            <text:p>395</text:p>
          </table:table-cell>
          <table:table-cell table:formula="of:=INT([.K18]/8)" office:value-type="float" office:value="49" calcext:value-type="float">
            <text:p>49</text:p>
          </table:table-cell>
          <table:table-cell table:formula="of:=[.K18]-[.L18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8])&lt;2;&quot;{0xA7,0,&quot;&amp;[.D18]&amp;&quot;,0x&quot;&amp;DEC2HEX(4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 office:value-type="string" office:string-value="{0xA7,0,0x0F,0x38,     3,0x180,0x18B,0xC,0x17,0x0,0x1E}," calcext:value-type="string">
            <text:p>{0xA7,0,0x0F,0x38, <text:s text:c="4"/>3,0x180,0x18B,0xC,0x17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 Principal Super</text:p>
          </table:table-cell>
          <table:table-cell office:value-type="string" calcext:value-type="string">
            <text:p>na</text:p>
          </table:table-cell>
          <table:table-cell table:formula="of:=[.D18]" office:value-type="string" office:string-value="0x0F" calcext:value-type="string">
            <text:p>0x0F</text:p>
          </table:table-cell>
          <table:table-cell/>
          <table:table-cell table:formula="of:=IF(LEN([.C19])&lt;2;[.F18]+1;[.F18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9]/8)" office:value-type="float" office:value="56" calcext:value-type="float">
            <text:p>56</text:p>
          </table:table-cell>
          <table:table-cell table:formula="of:=[.H19]-[.I19]*8" office:value-type="float" office:value="0" calcext:value-type="float">
            <text:p>0</text:p>
          </table:table-cell>
          <table:table-cell table:formula="of:=[.H19]+11" office:value-type="float" office:value="459" calcext:value-type="float">
            <text:p>459</text:p>
          </table:table-cell>
          <table:table-cell table:formula="of:=INT([.K19]/8)" office:value-type="float" office:value="57" calcext:value-type="float">
            <text:p>57</text:p>
          </table:table-cell>
          <table:table-cell table:formula="of:=[.K19]-[.L1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9])&lt;2;&quot;{0xA7,0,&quot;&amp;[.D19]&amp;&quot;,0x&quot;&amp;DEC2HEX(4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16</text:p>
          </table:table-cell>
          <table:table-cell/>
          <table:table-cell table:formula="of:=[.D19]" office:value-type="string" office:string-value="0x0F" calcext:value-type="string">
            <text:p>0x0F</text:p>
          </table:table-cell>
          <table:table-cell/>
          <table:table-cell table:formula="of:=IF(LEN([.C20])&lt;2;[.F19]+1;[.F19])" office:value-type="float" office:value="15" calcext:value-type="float">
            <text:p>15</text:p>
          </table:table-cell>
          <table:table-cell office:value-type="string" calcext:value-type="string">
            <text:p>0x83</text:p>
          </table:table-cell>
          <table:table-cell table:formula="of:=[.H17]+64" office:value-type="float" office:value="448" calcext:value-type="float">
            <text:p>448</text:p>
          </table:table-cell>
          <table:table-cell table:formula="of:=INT([.H20]/8)" office:value-type="float" office:value="56" calcext:value-type="float">
            <text:p>56</text:p>
          </table:table-cell>
          <table:table-cell table:formula="of:=[.H20]-[.I20]*8" office:value-type="float" office:value="0" calcext:value-type="float">
            <text:p>0</text:p>
          </table:table-cell>
          <table:table-cell table:formula="of:=[.K17]+64" office:value-type="float" office:value="471" calcext:value-type="float">
            <text:p>471</text:p>
          </table:table-cell>
          <table:table-cell table:formula="of:=INT([.K20]/8)" office:value-type="float" office:value="58" calcext:value-type="float">
            <text:p>58</text:p>
          </table:table-cell>
          <table:table-cell table:formula="of:=[.K20]-[.L2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4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 office:value-type="string" office:string-value="{0xA7,0,0x0F,0x3C,     0x83,0x1C0,0x1D7,0x0,0x17,0x2D,0x0}," calcext:value-type="string">
            <text:p>{0xA7,0,0x0F,0x3C, <text:s text:c="4"/>0x83,0x1C0,0x1D7,0x0,0x17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</text:p>
          </table:table-cell>
          <table:table-cell/>
          <table:table-cell table:formula="of:=[.D20]" office:value-type="string" office:string-value="0x0F" calcext:value-type="string">
            <text:p>0x0F</text:p>
          </table:table-cell>
          <table:table-cell/>
          <table:table-cell table:formula="of:=IF(LEN([.C21])&lt;2;[.F20]+1;[.F20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table:formula="of:=[.H18]+64" office:value-type="float" office:value="448" calcext:value-type="float">
            <text:p>448</text:p>
          </table:table-cell>
          <table:table-cell table:formula="of:=INT([.H21]/8)" office:value-type="float" office:value="56" calcext:value-type="float">
            <text:p>56</text:p>
          </table:table-cell>
          <table:table-cell table:formula="of:=[.H21]-[.I21]*8" office:value-type="float" office:value="0" calcext:value-type="float">
            <text:p>0</text:p>
          </table:table-cell>
          <table:table-cell table:formula="of:=[.K18]+64" office:value-type="float" office:value="459" calcext:value-type="float">
            <text:p>459</text:p>
          </table:table-cell>
          <table:table-cell table:formula="of:=INT([.K21]/8)" office:value-type="float" office:value="57" calcext:value-type="float">
            <text:p>57</text:p>
          </table:table-cell>
          <table:table-cell table:formula="of:=[.K21]-[.L21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4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 office:value-type="string" office:string-value="{0xA7,0,0x0F,0x40,     0x83,0x1C0,0x1CB,0xC,0x17,0x2E,0x0}," calcext:value-type="string">
            <text:p>{0xA7,0,0x0F,0x40, <text:s text:c="4"/>0x83,0x1C0,0x1CB,0xC,0x17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 4</text:p>
          </table:table-cell>
          <table:table-cell office:value-type="string" calcext:value-type="string">
            <text:p>na</text:p>
          </table:table-cell>
          <table:table-cell table:formula="of:=[.D21]" office:value-type="string" office:string-value="0x0F" calcext:value-type="string">
            <text:p>0x0F</text:p>
          </table:table-cell>
          <table:table-cell/>
          <table:table-cell table:formula="of:=IF(LEN([.C22])&lt;2;[.F21]+1;[.F21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table:formula="of:=[.H19]+64" office:value-type="float" office:value="512" calcext:value-type="float">
            <text:p>512</text:p>
          </table:table-cell>
          <table:table-cell table:formula="of:=INT([.H22]/8)" office:value-type="float" office:value="64" calcext:value-type="float">
            <text:p>64</text:p>
          </table:table-cell>
          <table:table-cell table:formula="of:=[.H22]-[.I22]*8" office:value-type="float" office:value="0" calcext:value-type="float">
            <text:p>0</text:p>
          </table:table-cell>
          <table:table-cell table:formula="of:=[.K19]+64" office:value-type="float" office:value="523" calcext:value-type="float">
            <text:p>523</text:p>
          </table:table-cell>
          <table:table-cell table:formula="of:=INT([.K22]/8)" office:value-type="float" office:value="65" calcext:value-type="float">
            <text:p>65</text:p>
          </table:table-cell>
          <table:table-cell table:formula="of:=[.K22]-[.L22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2])&lt;2;&quot;{0xA7,0,&quot;&amp;[.D22]&amp;&quot;,0x&quot;&amp;DEC2HEX(4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</text:p>
          </table:table-cell>
          <table:table-cell/>
          <table:table-cell table:formula="of:=[.D22]" office:value-type="string" office:string-value="0x0F" calcext:value-type="string">
            <text:p>0x0F</text:p>
          </table:table-cell>
          <table:table-cell/>
          <table:table-cell table:formula="of:=IF(LEN([.C23])&lt;2;[.F22]+1;[.F22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23]/8)" office:value-type="float" office:value="25" calcext:value-type="float">
            <text:p>25</text:p>
          </table:table-cell>
          <table:table-cell table:formula="of:=[.H23]-[.I23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23]/8)" office:value-type="float" office:value="27" calcext:value-type="float">
            <text:p>27</text:p>
          </table:table-cell>
          <table:table-cell table:formula="of:=[.K23]-[.L2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3])&lt;2;&quot;{0xA7,0,&quot;&amp;[.D23]&amp;&quot;,0x&quot;&amp;DEC2HEX(4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 office:value-type="string" office:string-value="{0xA7,0,0x0F,0x44,     0x80,0xCC,0xDF,0x0,0xF,0xC,0x0}," calcext:value-type="string">
            <text:p>{0xA7,0,0x0F,0x44, <text:s text:c="4"/>0x80,0xCC,0xDF,0x0,0xF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4</text:p>
          </table:table-cell>
          <table:table-cell/>
          <table:table-cell table:formula="of:=[.D23]" office:value-type="string" office:string-value="0x0F" calcext:value-type="string">
            <text:p>0x0F</text:p>
          </table:table-cell>
          <table:table-cell/>
          <table:table-cell table:formula="of:=IF(LEN([.C24])&lt;2;[.F23]+1;[.F23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4]/8)" office:value-type="float" office:value="24" calcext:value-type="float">
            <text:p>24</text:p>
          </table:table-cell>
          <table:table-cell table:formula="of:=[.H24]-[.I24]*8" office:value-type="float" office:value="0" calcext:value-type="float">
            <text:p>0</text:p>
          </table:table-cell>
          <table:table-cell table:formula="of:=[.H24]+23" office:value-type="float" office:value="215" calcext:value-type="float">
            <text:p>215</text:p>
          </table:table-cell>
          <table:table-cell table:formula="of:=INT([.K24]/8)" office:value-type="float" office:value="26" calcext:value-type="float">
            <text:p>26</text:p>
          </table:table-cell>
          <table:table-cell table:formula="of:=[.K24]-[.L2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4])&lt;2;&quot;{0xA7,0,&quot;&amp;[.D24]&amp;&quot;,0x&quot;&amp;DEC2HEX(4*[.F24])&amp;&quot;,     &quot;&amp;[.G24]&amp;&quot;,0x&quot;&amp;DEC2HEX([.I24]*8+[.J24])&amp;&quot;,0x&quot;&amp;DEC2HEX([.L24]*8+[.M24])&amp;&quot;,0x&quot;&amp;RIGHT(DEC2HEX([.N24]);2)&amp;&quot;,0x&quot;&amp;DEC2HEX([.P24]*8+[.Q24])&amp;&quot;,0x&quot;&amp;DEC2HEX([.S24]*8+[.T24])&amp;&quot;,0x&quot;&amp;DEC2HEX([.V24]*8+[.W24])&amp;&quot;},&quot;;&quot;&quot;)" office:value-type="string" office:string-value="{0xA7,0,0x0F,0x48,     0x80,0xC0,0xD7,0x0,0xF,0xD,0x0}," calcext:value-type="string">
            <text:p>{0xA7,0,0x0F,0x48, <text:s text:c="4"/>0x80,0xC0,0xD7,0x0,0xF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Principal Sw/Ped</text:p>
          </table:table-cell>
          <table:table-cell/>
          <table:table-cell table:formula="of:=[.D24]" office:value-type="string" office:string-value="0x0F" calcext:value-type="string">
            <text:p>0x0F</text:p>
          </table:table-cell>
          <table:table-cell/>
          <table:table-cell table:formula="of:=IF(LEN([.C25])&lt;2;[.F24]+1;[.F24])" office:value-type="float" office:value="19" calcext:value-type="float">
            <text:p>19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5]/8)" office:value-type="float" office:value="24" calcext:value-type="float">
            <text:p>24</text:p>
          </table:table-cell>
          <table:table-cell table:formula="of:=[.H25]-[.I25]*8" office:value-type="float" office:value="0" calcext:value-type="float">
            <text:p>0</text:p>
          </table:table-cell>
          <table:table-cell table:formula="of:=[.H25]+23" office:value-type="float" office:value="215" calcext:value-type="float">
            <text:p>215</text:p>
          </table:table-cell>
          <table:table-cell table:formula="of:=INT([.K25]/8)" office:value-type="float" office:value="26" calcext:value-type="float">
            <text:p>26</text:p>
          </table:table-cell>
          <table:table-cell table:formula="of:=[.K25]-[.L2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5])&lt;2;&quot;{0xA7,0,&quot;&amp;[.D25]&amp;&quot;,0x&quot;&amp;DEC2HEX(4*[.F25])&amp;&quot;,     &quot;&amp;[.G25]&amp;&quot;,0x&quot;&amp;DEC2HEX([.I25]*8+[.J25])&amp;&quot;,0x&quot;&amp;DEC2HEX([.L25]*8+[.M25])&amp;&quot;,0x&quot;&amp;RIGHT(DEC2HEX([.N25]);2)&amp;&quot;,0x&quot;&amp;DEC2HEX([.P25]*8+[.Q25])&amp;&quot;,0x&quot;&amp;DEC2HEX([.S25]*8+[.T25])&amp;&quot;,0x&quot;&amp;DEC2HEX([.V25]*8+[.W25])&amp;&quot;},&quot;;&quot;&quot;)" office:value-type="string" office:string-value="{0xA7,0,0x0F,0x4C,     0x80,0xC0,0xD7,0x0,0x14,0xC,0x0}," calcext:value-type="string">
            <text:p>{0xA7,0,0x0F,0x4C, <text:s text:c="4"/>0x80,0xC0,0xD7,0x0,0x14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Principal Sw/Ped4</text:p>
          </table:table-cell>
          <table:table-cell/>
          <table:table-cell table:formula="of:=[.D25]" office:value-type="string" office:string-value="0x0F" calcext:value-type="string">
            <text:p>0x0F</text:p>
          </table:table-cell>
          <table:table-cell/>
          <table:table-cell table:formula="of:=IF(LEN([.C26])&lt;2;[.F25]+1;[.F25])" office:value-type="float" office:value="20" calcext:value-type="float">
            <text:p>20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6]/8)" office:value-type="float" office:value="24" calcext:value-type="float">
            <text:p>24</text:p>
          </table:table-cell>
          <table:table-cell table:formula="of:=[.H26]-[.I26]*8" office:value-type="float" office:value="0" calcext:value-type="float">
            <text:p>0</text:p>
          </table:table-cell>
          <table:table-cell table:formula="of:=[.H26]+11" office:value-type="float" office:value="203" calcext:value-type="float">
            <text:p>203</text:p>
          </table:table-cell>
          <table:table-cell table:formula="of:=INT([.K26]/8)" office:value-type="float" office:value="25" calcext:value-type="float">
            <text:p>25</text:p>
          </table:table-cell>
          <table:table-cell table:formula="of:=[.K26]-[.L26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6])&lt;2;&quot;{0xA7,0,&quot;&amp;[.D26]&amp;&quot;,0x&quot;&amp;DEC2HEX(4*[.F26])&amp;&quot;,     &quot;&amp;[.G26]&amp;&quot;,0x&quot;&amp;DEC2HEX([.I26]*8+[.J26])&amp;&quot;,0x&quot;&amp;DEC2HEX([.L26]*8+[.M26])&amp;&quot;,0x&quot;&amp;RIGHT(DEC2HEX([.N26]);2)&amp;&quot;,0x&quot;&amp;DEC2HEX([.P26]*8+[.Q26])&amp;&quot;,0x&quot;&amp;DEC2HEX([.S26]*8+[.T26])&amp;&quot;,0x&quot;&amp;DEC2HEX([.V26]*8+[.W26])&amp;&quot;},&quot;;&quot;&quot;)" office:value-type="string" office:string-value="{0xA7,0,0x0F,0x50,     0x80,0xC0,0xCB,0xC,0x14,0xD,0x0}," calcext:value-type="string">
            <text:p>{0xA7,0,0x0F,0x50, <text:s text:c="4"/>0x80,0xC0,0xCB,0xC,0x14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Principal Sw/Ped</text:p>
          </table:table-cell>
          <table:table-cell/>
          <table:table-cell table:formula="of:=[.D26]" office:value-type="string" office:string-value="0x0F" calcext:value-type="string">
            <text:p>0x0F</text:p>
          </table:table-cell>
          <table:table-cell/>
          <table:table-cell table:formula="of:=IF(LEN([.C27])&lt;2;[.F26]+1;[.F26])" office:value-type="float" office:value="21" calcext:value-type="float">
            <text:p>21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7]/8)" office:value-type="float" office:value="24" calcext:value-type="float">
            <text:p>24</text:p>
          </table:table-cell>
          <table:table-cell table:formula="of:=[.H27]-[.I27]*8" office:value-type="float" office:value="0" calcext:value-type="float">
            <text:p>0</text:p>
          </table:table-cell>
          <table:table-cell table:formula="of:=[.H27]+11" office:value-type="float" office:value="203" calcext:value-type="float">
            <text:p>203</text:p>
          </table:table-cell>
          <table:table-cell table:formula="of:=INT([.K27]/8)" office:value-type="float" office:value="25" calcext:value-type="float">
            <text:p>25</text:p>
          </table:table-cell>
          <table:table-cell table:formula="of:=[.K27]-[.L2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7])&lt;2;&quot;{0xA7,0,&quot;&amp;[.D27]&amp;&quot;,0x&quot;&amp;DEC2HEX(4*[.F27])&amp;&quot;,     &quot;&amp;[.G27]&amp;&quot;,0x&quot;&amp;DEC2HEX([.I27]*8+[.J27])&amp;&quot;,0x&quot;&amp;DEC2HEX([.L27]*8+[.M27])&amp;&quot;,0x&quot;&amp;RIGHT(DEC2HEX([.N27]);2)&amp;&quot;,0x&quot;&amp;DEC2HEX([.P27]*8+[.Q27])&amp;&quot;,0x&quot;&amp;DEC2HEX([.S27]*8+[.T27])&amp;&quot;,0x&quot;&amp;DEC2HEX([.V27]*8+[.W27])&amp;&quot;},&quot;;&quot;&quot;)" office:value-type="string" office:string-value="{0xA7,0,0x0F,0x54,     0x80,0xC0,0xCB,0xC,0x17,0xC,0x0}," calcext:value-type="string">
            <text:p>{0xA7,0,0x0F,0x54, <text:s text:c="4"/>0x80,0xC0,0xCB,0xC,0x17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Principal Sw/Ped4</text:p>
          </table:table-cell>
          <table:table-cell office:value-type="string" calcext:value-type="string">
            <text:p>NA</text:p>
          </table:table-cell>
          <table:table-cell table:formula="of:=[.D27]" office:value-type="string" office:string-value="0x0F" calcext:value-type="string">
            <text:p>0x0F</text:p>
          </table:table-cell>
          <table:table-cell/>
          <table:table-cell table:formula="of:=IF(LEN([.C28])&lt;2;[.F27]+1;[.F27])" office:value-type="float" office:value="21" calcext:value-type="float">
            <text:p>21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8]/8)" office:value-type="float" office:value="24" calcext:value-type="float">
            <text:p>24</text:p>
          </table:table-cell>
          <table:table-cell table:formula="of:=[.H28]-[.I28]*8" office:value-type="float" office:value="0" calcext:value-type="float">
            <text:p>0</text:p>
          </table:table-cell>
          <table:table-cell table:formula="of:=[.H28]+11" office:value-type="float" office:value="203" calcext:value-type="float">
            <text:p>203</text:p>
          </table:table-cell>
          <table:table-cell table:formula="of:=INT([.K28]/8)" office:value-type="float" office:value="25" calcext:value-type="float">
            <text:p>25</text:p>
          </table:table-cell>
          <table:table-cell table:formula="of:=[.K28]-[.L28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8])&lt;2;&quot;{0xA7,0,&quot;&amp;[.D28]&amp;&quot;,0x&quot;&amp;DEC2HEX(4*[.F28])&amp;&quot;,     &quot;&amp;[.G28]&amp;&quot;,0x&quot;&amp;DEC2HEX([.I28]*8+[.J28])&amp;&quot;,0x&quot;&amp;DEC2HEX([.L28]*8+[.M28])&amp;&quot;,0x&quot;&amp;RIGHT(DEC2HEX([.N28]);2)&amp;&quot;,0x&quot;&amp;DEC2HEX([.P28]*8+[.Q28])&amp;&quot;,0x&quot;&amp;DEC2HEX([.S28]*8+[.T28])&amp;&quot;,0x&quot;&amp;DEC2HEX([.V28]*8+[.W28])&amp;&quot;},&quot;;&quot;&quot;)">
            <text:p/>
          </table:table-cell>
          <table:table-cell table:number-columns-repeated="3"/>
        </table:table-row>
        <table:table-row table:style-name="ro2">
          <table:table-cell table:number-columns-repeated="2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0" office:value-type="string" calcext:value-type="string">
            <text:p>1 ½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30]/8)" office:value-type="float" office:value="0" calcext:value-type="float">
            <text:p>0</text:p>
          </table:table-cell>
          <table:table-cell table:formula="of:=[.H30]-[.I3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30]/8)" office:value-type="float" office:value="0" calcext:value-type="float">
            <text:p>0</text:p>
          </table:table-cell>
          <table:table-cell table:formula="of:=[.K30]-[.L30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30]/8)" office:value-type="float" office:value="0" calcext:value-type="float">
            <text:p>0</text:p>
          </table:table-cell>
          <table:table-cell table:formula="of:=[.O30]-[.P3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table:formula="of:=[.F57]" office:value-type="float" office:value="23" calcext:value-type="float">
            <text:p>23</text:p>
          </table:table-cell>
          <table:table-cell table:number-columns-repeated="18"/>
          <table:table-cell table:style-name="Default" table:formula="of:=&quot;{0xA8,0x0,0x0,0x0,       &quot;&amp;[.C32]&amp;&quot;,&quot;&amp;[.D32]&amp;&quot;,0x&quot;&amp;DEC2HEX([.E32])&amp;&quot;,0xFF,0xFF,0xFF,0x5A,0x96},&quot;" office:value-type="string" office:string-value="{0xA8,0x0,0x0,0x0,       0,0x10,0x17,0xFF,0xFF,0xFF,0x5A,0x96}," calcext:value-type="string">
            <text:p>{0xA8,0x0,0x0,0x0, <text:s text:c="6"/>0,0x10,0x17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b</text:p>
          </table:table-cell>
          <table:table-cell/>
          <table:table-cell table:formula="of:=[.D32]" office:value-type="string" office:string-value="0x10" calcext:value-type="string">
            <text:p>0x10</text:p>
          </table:table-cell>
          <table:table-cell/>
          <table:table-cell table:formula="of:=IF(LEN([.C34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34]/8)" office:value-type="float" office:value="54" calcext:value-type="float">
            <text:p>54</text:p>
          </table:table-cell>
          <table:table-cell table:formula="of:=[.H34]-[.I34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34]/8)" office:value-type="float" office:value="55" calcext:value-type="float">
            <text:p>55</text:p>
          </table:table-cell>
          <table:table-cell table:formula="of:=[.K34]-[.L3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4])&lt;2;&quot;{0xA7,0,&quot;&amp;[.D34]&amp;&quot;,0x&quot;&amp;DEC2HEX(4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 office:value-type="string" office:string-value="{0xA7,0,0x10,0x4,     0x83,0x1B0,0x1BC,0x0,0xF,0x1D,0x0}," calcext:value-type="string">
            <text:p>{0xA7,0,0x10,0x4, <text:s text:c="4"/>0x83,0x1B0,0x1BC,0x0,0xF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</text:p>
          </table:table-cell>
          <table:table-cell/>
          <table:table-cell table:formula="of:=[.D34]" office:value-type="string" office:string-value="0x10" calcext:value-type="string">
            <text:p>0x10</text:p>
          </table:table-cell>
          <table:table-cell/>
          <table:table-cell table:formula="of:=IF(LEN([.C35])&lt;2;[.F34]+1;[.F3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table:formula="of:=INT([.H35]/8)" office:value-type="float" office:value="52" calcext:value-type="float">
            <text:p>52</text:p>
          </table:table-cell>
          <table:table-cell table:formula="of:=[.H35]-[.I35]*8" office:value-type="float" office:value="4" calcext:value-type="float">
            <text:p>4</text:p>
          </table:table-cell>
          <table:table-cell table:formula="of:=[.H35]+23" office:value-type="float" office:value="443" calcext:value-type="float">
            <text:p>443</text:p>
          </table:table-cell>
          <table:table-cell table:formula="of:=INT([.K35]/8)" office:value-type="float" office:value="55" calcext:value-type="float">
            <text:p>55</text:p>
          </table:table-cell>
          <table:table-cell table:formula="of:=[.K35]-[.L3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 office:value-type="string" office:string-value="{0xA7,0,0x10,0x8,     3,0x1A4,0x1BB,0x0,0xF,0x0,0x1E}," calcext:value-type="string">
            <text:p>{0xA7,0,0x10,0x8, <text:s text:c="4"/>3,0x1A4,0x1BB,0x0,0xF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per</text:p>
          </table:table-cell>
          <table:table-cell/>
          <table:table-cell table:formula="of:=[.D35]" office:value-type="string" office:string-value="0x10" calcext:value-type="string">
            <text:p>0x10</text:p>
          </table:table-cell>
          <table:table-cell/>
          <table:table-cell table:formula="of:=IF(LEN([.C36])&lt;2;[.F35]+1;[.F35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36]/8)" office:value-type="float" office:value="51" calcext:value-type="float">
            <text:p>51</text:p>
          </table:table-cell>
          <table:table-cell table:formula="of:=[.H36]-[.I36]*8" office:value-type="float" office:value="0" calcext:value-type="float">
            <text:p>0</text:p>
          </table:table-cell>
          <table:table-cell table:formula="of:=[.H36]+23" office:value-type="float" office:value="431" calcext:value-type="float">
            <text:p>431</text:p>
          </table:table-cell>
          <table:table-cell table:formula="of:=INT([.K36]/8)" office:value-type="float" office:value="53" calcext:value-type="float">
            <text:p>53</text:p>
          </table:table-cell>
          <table:table-cell table:formula="of:=[.K36]-[.L3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 office:value-type="string" office:string-value="{0xA7,0,0x10,0xC,     0x83,0x198,0x1AF,0x0,0xF,0x1F,0x0}," calcext:value-type="string">
            <text:p>{0xA7,0,0x10,0xC, <text:s text:c="4"/>0x83,0x198,0x1AF,0x0,0xF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16</text:p>
          </table:table-cell>
          <table:table-cell/>
          <table:table-cell table:formula="of:=[.D36]" office:value-type="string" office:string-value="0x10" calcext:value-type="string">
            <text:p>0x10</text:p>
          </table:table-cell>
          <table:table-cell/>
          <table:table-cell table:formula="of:=IF(LEN([.C37])&lt;2;[.F36]+1;[.F36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table:formula="of:=[.H34]+64" office:value-type="float" office:value="496" calcext:value-type="float">
            <text:p>496</text:p>
          </table:table-cell>
          <table:table-cell table:formula="of:=INT([.H37]/8)" office:value-type="float" office:value="62" calcext:value-type="float">
            <text:p>62</text:p>
          </table:table-cell>
          <table:table-cell table:formula="of:=[.H37]-[.I37]*8" office:value-type="float" office:value="0" calcext:value-type="float">
            <text:p>0</text:p>
          </table:table-cell>
          <table:table-cell table:formula="of:=[.K34]+64" office:value-type="float" office:value="508" calcext:value-type="float">
            <text:p>508</text:p>
          </table:table-cell>
          <table:table-cell table:formula="of:=INT([.K37]/8)" office:value-type="float" office:value="63" calcext:value-type="float">
            <text:p>63</text:p>
          </table:table-cell>
          <table:table-cell table:formula="of:=[.K37]-[.L37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 office:value-type="string" office:string-value="{0xA7,0,0x10,0x10,     0x83,0x1F0,0x1FC,0x0,0xF,0x2D,0x0}," calcext:value-type="string">
            <text:p>{0xA7,0,0x10,0x10, <text:s text:c="4"/>0x83,0x1F0,0x1FC,0x0,0xF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</text:p>
          </table:table-cell>
          <table:table-cell/>
          <table:table-cell table:formula="of:=[.D37]" office:value-type="string" office:string-value="0x10" calcext:value-type="string">
            <text:p>0x10</text:p>
          </table:table-cell>
          <table:table-cell/>
          <table:table-cell table:formula="of:=IF(LEN([.C38])&lt;2;[.F37]+1;[.F37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35]+64" office:value-type="float" office:value="484" calcext:value-type="float">
            <text:p>484</text:p>
          </table:table-cell>
          <table:table-cell table:formula="of:=INT([.H38]/8)" office:value-type="float" office:value="60" calcext:value-type="float">
            <text:p>60</text:p>
          </table:table-cell>
          <table:table-cell table:formula="of:=[.H38]-[.I38]*8" office:value-type="float" office:value="4" calcext:value-type="float">
            <text:p>4</text:p>
          </table:table-cell>
          <table:table-cell table:formula="of:=[.K35]+64" office:value-type="float" office:value="507" calcext:value-type="float">
            <text:p>507</text:p>
          </table:table-cell>
          <table:table-cell table:formula="of:=INT([.K38]/8)" office:value-type="float" office:value="63" calcext:value-type="float">
            <text:p>63</text:p>
          </table:table-cell>
          <table:table-cell table:formula="of:=[.K38]-[.L3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 office:value-type="string" office:string-value="{0xA7,0,0x10,0x14,     0x83,0x1E4,0x1FB,0x0,0xF,0x2E,0x0}," calcext:value-type="string">
            <text:p>{0xA7,0,0x10,0x14, <text:s text:c="4"/>0x83,0x1E4,0x1FB,0x0,0xF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 4</text:p>
          </table:table-cell>
          <table:table-cell/>
          <table:table-cell table:formula="of:=[.D38]" office:value-type="string" office:string-value="0x10" calcext:value-type="string">
            <text:p>0x10</text:p>
          </table:table-cell>
          <table:table-cell/>
          <table:table-cell table:formula="of:=IF(LEN([.C39])&lt;2;[.F38]+1;[.F38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36]+64" office:value-type="float" office:value="472" calcext:value-type="float">
            <text:p>472</text:p>
          </table:table-cell>
          <table:table-cell table:formula="of:=INT([.H39]/8)" office:value-type="float" office:value="59" calcext:value-type="float">
            <text:p>59</text:p>
          </table:table-cell>
          <table:table-cell table:formula="of:=[.H39]-[.I39]*8" office:value-type="float" office:value="0" calcext:value-type="float">
            <text:p>0</text:p>
          </table:table-cell>
          <table:table-cell table:formula="of:=[.K36]+64" office:value-type="float" office:value="495" calcext:value-type="float">
            <text:p>495</text:p>
          </table:table-cell>
          <table:table-cell table:formula="of:=INT([.K39]/8)" office:value-type="float" office:value="61" calcext:value-type="float">
            <text:p>61</text:p>
          </table:table-cell>
          <table:table-cell table:formula="of:=[.K39]-[.L3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9])&lt;2;&quot;{0xA7,0,&quot;&amp;[.D39]&amp;&quot;,0x&quot;&amp;DEC2HEX(4*[.F39])&amp;&quot;,     &quot;&amp;[.G39]&amp;&quot;,0x&quot;&amp;DEC2HEX([.I39]*8+[.J39])&amp;&quot;,0x&quot;&amp;DEC2HEX([.L39]*8+[.M39])&amp;&quot;,0x&quot;&amp;RIGHT(DEC2HEX([.N39]);2)&amp;&quot;,0x&quot;&amp;DEC2HEX([.P39]*8+[.Q39])&amp;&quot;,0x&quot;&amp;DEC2HEX([.S39]*8+[.T39])&amp;&quot;,0x&quot;&amp;DEC2HEX([.V39]*8+[.W39])&amp;&quot;},&quot;;&quot;&quot;)" office:value-type="string" office:string-value="{0xA7,0,0x10,0x18,     0x83,0x1D8,0x1EF,0x0,0xF,0x2F,0x0}," calcext:value-type="string">
            <text:p>{0xA7,0,0x10,0x18, <text:s text:c="4"/>0x83,0x1D8,0x1EF,0x0,0xF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4 Principal sub</text:p>
          </table:table-cell>
          <table:table-cell/>
          <table:table-cell table:formula="of:=[.D39]" office:value-type="string" office:string-value="0x10" calcext:value-type="string">
            <text:p>0x10</text:p>
          </table:table-cell>
          <table:table-cell/>
          <table:table-cell table:formula="of:=IF(LEN([.C40])&lt;2;[.F39]+1;[.F39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40]/8)" office:value-type="float" office:value="52" calcext:value-type="float">
            <text:p>52</text:p>
          </table:table-cell>
          <table:table-cell table:formula="of:=[.H40]-[.I40]*8" office:value-type="float" office:value="4" calcext:value-type="float">
            <text:p>4</text:p>
          </table:table-cell>
          <table:table-cell table:formula="of:=[.H40]+23" office:value-type="float" office:value="443" calcext:value-type="float">
            <text:p>443</text:p>
          </table:table-cell>
          <table:table-cell table:formula="of:=INT([.K40]/8)" office:value-type="float" office:value="55" calcext:value-type="float">
            <text:p>55</text:p>
          </table:table-cell>
          <table:table-cell table:formula="of:=[.K40]-[.L40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0])&lt;2;&quot;{0xA7,0,&quot;&amp;[.D40]&amp;&quot;,0x&quot;&amp;DEC2HEX(4*[.F40])&amp;&quot;,     &quot;&amp;[.G40]&amp;&quot;,0x&quot;&amp;DEC2HEX([.I40]*8+[.J40])&amp;&quot;,0x&quot;&amp;DEC2HEX([.L40]*8+[.M40])&amp;&quot;,0x&quot;&amp;RIGHT(DEC2HEX([.N40]);2)&amp;&quot;,0x&quot;&amp;DEC2HEX([.P40]*8+[.Q40])&amp;&quot;,0x&quot;&amp;DEC2HEX([.S40]*8+[.T40])&amp;&quot;,0x&quot;&amp;DEC2HEX([.V40]*8+[.W40])&amp;&quot;},&quot;;&quot;&quot;)" office:value-type="string" office:string-value="{0xA7,0,0x10,0x1C,     0x83,0x1A4,0x1BB,0x0,0x14,0x1D,0x0}," calcext:value-type="string">
            <text:p>{0xA7,0,0x10,0x1C, <text:s text:c="4"/>0x83,0x1A4,0x1BB,0x0,0x14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Principal </text:p>
          </table:table-cell>
          <table:table-cell/>
          <table:table-cell table:formula="of:=[.D40]" office:value-type="string" office:string-value="0x10" calcext:value-type="string">
            <text:p>0x10</text:p>
          </table:table-cell>
          <table:table-cell/>
          <table:table-cell table:formula="of:=IF(LEN([.C41])&lt;2;[.F40]+1;[.F40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table:formula="of:=INT([.H41]/8)" office:value-type="float" office:value="51" calcext:value-type="float">
            <text:p>51</text:p>
          </table:table-cell>
          <table:table-cell table:formula="of:=[.H41]-[.I41]*8" office:value-type="float" office:value="0" calcext:value-type="float">
            <text:p>0</text:p>
          </table:table-cell>
          <table:table-cell table:formula="of:=[.H41]+23" office:value-type="float" office:value="431" calcext:value-type="float">
            <text:p>431</text:p>
          </table:table-cell>
          <table:table-cell table:formula="of:=INT([.K41]/8)" office:value-type="float" office:value="53" calcext:value-type="float">
            <text:p>53</text:p>
          </table:table-cell>
          <table:table-cell table:formula="of:=[.K41]-[.L4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41])&lt;2;&quot;{0xA7,0,&quot;&amp;[.D41]&amp;&quot;,0x&quot;&amp;DEC2HEX(4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;&quot;&quot;)" office:value-type="string" office:string-value="{0xA7,0,0x10,0x20,     3,0x198,0x1AF,0x0,0x14,0x0,0x1E}," calcext:value-type="string">
            <text:p>{0xA7,0,0x10,0x20, <text:s text:c="4"/>3,0x198,0x1AF,0x0,0x14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Principal Super</text:p>
          </table:table-cell>
          <table:table-cell/>
          <table:table-cell table:formula="of:=[.D41]" office:value-type="string" office:string-value="0x10" calcext:value-type="string">
            <text:p>0x10</text:p>
          </table:table-cell>
          <table:table-cell/>
          <table:table-cell table:formula="of:=IF(LEN([.C42])&lt;2;[.F41]+1;[.F41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42]/8)" office:value-type="float" office:value="49" calcext:value-type="float">
            <text:p>49</text:p>
          </table:table-cell>
          <table:table-cell table:formula="of:=[.H42]-[.I42]*8" office:value-type="float" office:value="4" calcext:value-type="float">
            <text:p>4</text:p>
          </table:table-cell>
          <table:table-cell table:formula="of:=[.H42]+23" office:value-type="float" office:value="419" calcext:value-type="float">
            <text:p>419</text:p>
          </table:table-cell>
          <table:table-cell table:formula="of:=INT([.K42]/8)" office:value-type="float" office:value="52" calcext:value-type="float">
            <text:p>52</text:p>
          </table:table-cell>
          <table:table-cell table:formula="of:=[.K42]-[.L4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2])&lt;2;&quot;{0xA7,0,&quot;&amp;[.D42]&amp;&quot;,0x&quot;&amp;DEC2HEX(4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;&quot;&quot;)" office:value-type="string" office:string-value="{0xA7,0,0x10,0x24,     0x83,0x18C,0x1A3,0x0,0x14,0x1F,0x0}," calcext:value-type="string">
            <text:p>{0xA7,0,0x10,0x24, <text:s text:c="4"/>0x83,0x18C,0x1A3,0x0,0x14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16</text:p>
          </table:table-cell>
          <table:table-cell/>
          <table:table-cell table:formula="of:=[.D42]" office:value-type="string" office:string-value="0x10" calcext:value-type="string">
            <text:p>0x10</text:p>
          </table:table-cell>
          <table:table-cell/>
          <table:table-cell table:formula="of:=IF(LEN([.C43])&lt;2;[.F42]+1;[.F42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table:formula="of:=[.H40]+64" office:value-type="float" office:value="484" calcext:value-type="float">
            <text:p>484</text:p>
          </table:table-cell>
          <table:table-cell table:formula="of:=INT([.H43]/8)" office:value-type="float" office:value="60" calcext:value-type="float">
            <text:p>60</text:p>
          </table:table-cell>
          <table:table-cell table:formula="of:=[.H43]-[.I43]*8" office:value-type="float" office:value="4" calcext:value-type="float">
            <text:p>4</text:p>
          </table:table-cell>
          <table:table-cell table:formula="of:=[.K40]+64" office:value-type="float" office:value="507" calcext:value-type="float">
            <text:p>507</text:p>
          </table:table-cell>
          <table:table-cell table:formula="of:=INT([.K43]/8)" office:value-type="float" office:value="63" calcext:value-type="float">
            <text:p>63</text:p>
          </table:table-cell>
          <table:table-cell table:formula="of:=[.K43]-[.L43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3])&lt;2;&quot;{0xA7,0,&quot;&amp;[.D43]&amp;&quot;,0x&quot;&amp;DEC2HEX(4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;&quot;&quot;)" office:value-type="string" office:string-value="{0xA7,0,0x10,0x28,     0x83,0x1E4,0x1FB,0x0,0x14,0x2D,0x0}," calcext:value-type="string">
            <text:p>{0xA7,0,0x10,0x28, <text:s text:c="4"/>0x83,0x1E4,0x1FB,0x0,0x14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</text:p>
          </table:table-cell>
          <table:table-cell/>
          <table:table-cell table:formula="of:=[.D43]" office:value-type="string" office:string-value="0x10" calcext:value-type="string">
            <text:p>0x10</text:p>
          </table:table-cell>
          <table:table-cell/>
          <table:table-cell table:formula="of:=IF(LEN([.C44])&lt;2;[.F43]+1;[.F43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table:formula="of:=[.H41]+64" office:value-type="float" office:value="472" calcext:value-type="float">
            <text:p>472</text:p>
          </table:table-cell>
          <table:table-cell table:formula="of:=INT([.H44]/8)" office:value-type="float" office:value="59" calcext:value-type="float">
            <text:p>59</text:p>
          </table:table-cell>
          <table:table-cell table:formula="of:=[.H44]-[.I44]*8" office:value-type="float" office:value="0" calcext:value-type="float">
            <text:p>0</text:p>
          </table:table-cell>
          <table:table-cell table:formula="of:=[.K41]+64" office:value-type="float" office:value="495" calcext:value-type="float">
            <text:p>495</text:p>
          </table:table-cell>
          <table:table-cell table:formula="of:=INT([.K44]/8)" office:value-type="float" office:value="61" calcext:value-type="float">
            <text:p>61</text:p>
          </table:table-cell>
          <table:table-cell table:formula="of:=[.K44]-[.L4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4])&lt;2;&quot;{0xA7,0,&quot;&amp;[.D44]&amp;&quot;,0x&quot;&amp;DEC2HEX(4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;&quot;&quot;)" office:value-type="string" office:string-value="{0xA7,0,0x10,0x2C,     0x83,0x1D8,0x1EF,0x0,0x14,0x2E,0x0}," calcext:value-type="string">
            <text:p>{0xA7,0,0x10,0x2C, <text:s text:c="4"/>0x83,0x1D8,0x1EF,0x0,0x14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 4</text:p>
          </table:table-cell>
          <table:table-cell/>
          <table:table-cell table:formula="of:=[.D44]" office:value-type="string" office:string-value="0x10" calcext:value-type="string">
            <text:p>0x10</text:p>
          </table:table-cell>
          <table:table-cell/>
          <table:table-cell table:formula="of:=IF(LEN([.C45])&lt;2;[.F44]+1;[.F44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42]+64" office:value-type="float" office:value="460" calcext:value-type="float">
            <text:p>460</text:p>
          </table:table-cell>
          <table:table-cell table:formula="of:=INT([.H45]/8)" office:value-type="float" office:value="57" calcext:value-type="float">
            <text:p>57</text:p>
          </table:table-cell>
          <table:table-cell table:formula="of:=[.H45]-[.I45]*8" office:value-type="float" office:value="4" calcext:value-type="float">
            <text:p>4</text:p>
          </table:table-cell>
          <table:table-cell table:formula="of:=[.K42]+64" office:value-type="float" office:value="483" calcext:value-type="float">
            <text:p>483</text:p>
          </table:table-cell>
          <table:table-cell table:formula="of:=INT([.K45]/8)" office:value-type="float" office:value="60" calcext:value-type="float">
            <text:p>60</text:p>
          </table:table-cell>
          <table:table-cell table:formula="of:=[.K45]-[.L4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5])&lt;2;&quot;{0xA7,0,&quot;&amp;[.D45]&amp;&quot;,0x&quot;&amp;DEC2HEX(4*[.F45])&amp;&quot;,     &quot;&amp;[.G45]&amp;&quot;,0x&quot;&amp;DEC2HEX([.I45]*8+[.J45])&amp;&quot;,0x&quot;&amp;DEC2HEX([.L45]*8+[.M45])&amp;&quot;,0x&quot;&amp;RIGHT(DEC2HEX([.N45]);2)&amp;&quot;,0x&quot;&amp;DEC2HEX([.P45]*8+[.Q45])&amp;&quot;,0x&quot;&amp;DEC2HEX([.S45]*8+[.T45])&amp;&quot;,0x&quot;&amp;DEC2HEX([.V45]*8+[.W45])&amp;&quot;},&quot;;&quot;&quot;)" office:value-type="string" office:string-value="{0xA7,0,0x10,0x30,     0x83,0x1CC,0x1E3,0x0,0x14,0x2F,0x0}," calcext:value-type="string">
            <text:p>{0xA7,0,0x10,0x30, <text:s text:c="4"/>0x83,0x1CC,0x1E3,0x0,0x14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2 Principal sub</text:p>
          </table:table-cell>
          <table:table-cell/>
          <table:table-cell table:formula="of:=[.D45]" office:value-type="string" office:string-value="0x10" calcext:value-type="string">
            <text:p>0x10</text:p>
          </table:table-cell>
          <table:table-cell/>
          <table:table-cell table:formula="of:=IF(LEN([.C46])&lt;2;[.F45]+1;[.F45])" office:value-type="float" office:value="13" calcext:value-type="float">
            <text:p>13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46]/8)" office:value-type="float" office:value="51" calcext:value-type="float">
            <text:p>51</text:p>
          </table:table-cell>
          <table:table-cell table:formula="of:=[.H46]-[.I46]*8" office:value-type="float" office:value="0" calcext:value-type="float">
            <text:p>0</text:p>
          </table:table-cell>
          <table:table-cell table:formula="of:=[.H46]+23" office:value-type="float" office:value="431" calcext:value-type="float">
            <text:p>431</text:p>
          </table:table-cell>
          <table:table-cell table:formula="of:=INT([.K46]/8)" office:value-type="float" office:value="53" calcext:value-type="float">
            <text:p>53</text:p>
          </table:table-cell>
          <table:table-cell table:formula="of:=[.K46]-[.L46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6])&lt;2;&quot;{0xA7,0,&quot;&amp;[.D46]&amp;&quot;,0x&quot;&amp;DEC2HEX(4*[.F46])&amp;&quot;,     &quot;&amp;[.G46]&amp;&quot;,0x&quot;&amp;DEC2HEX([.I46]*8+[.J46])&amp;&quot;,0x&quot;&amp;DEC2HEX([.L46]*8+[.M46])&amp;&quot;,0x&quot;&amp;RIGHT(DEC2HEX([.N46]);2)&amp;&quot;,0x&quot;&amp;DEC2HEX([.P46]*8+[.Q46])&amp;&quot;,0x&quot;&amp;DEC2HEX([.S46]*8+[.T46])&amp;&quot;,0x&quot;&amp;DEC2HEX([.V46]*8+[.W46])&amp;&quot;},&quot;;&quot;&quot;)" office:value-type="string" office:string-value="{0xA7,0,0x10,0x34,     0x83,0x198,0x1AF,0x0,0x17,0x1D,0x0}," calcext:value-type="string">
            <text:p>{0xA7,0,0x10,0x34, <text:s text:c="4"/>0x83,0x198,0x1AF,0x0,0x17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 Principal </text:p>
          </table:table-cell>
          <table:table-cell/>
          <table:table-cell table:formula="of:=[.D46]" office:value-type="string" office:string-value="0x10" calcext:value-type="string">
            <text:p>0x10</text:p>
          </table:table-cell>
          <table:table-cell/>
          <table:table-cell table:formula="of:=IF(LEN([.C47])&lt;2;[.F46]+1;[.F46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table:formula="of:=INT([.H47]/8)" office:value-type="float" office:value="49" calcext:value-type="float">
            <text:p>49</text:p>
          </table:table-cell>
          <table:table-cell table:formula="of:=[.H47]-[.I47]*8" office:value-type="float" office:value="4" calcext:value-type="float">
            <text:p>4</text:p>
          </table:table-cell>
          <table:table-cell table:formula="of:=[.H47]+23" office:value-type="float" office:value="419" calcext:value-type="float">
            <text:p>419</text:p>
          </table:table-cell>
          <table:table-cell table:formula="of:=INT([.K47]/8)" office:value-type="float" office:value="52" calcext:value-type="float">
            <text:p>52</text:p>
          </table:table-cell>
          <table:table-cell table:formula="of:=[.K47]-[.L4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47])&lt;2;&quot;{0xA7,0,&quot;&amp;[.D47]&amp;&quot;,0x&quot;&amp;DEC2HEX(4*[.F47])&amp;&quot;,     &quot;&amp;[.G47]&amp;&quot;,0x&quot;&amp;DEC2HEX([.I47]*8+[.J47])&amp;&quot;,0x&quot;&amp;DEC2HEX([.L47]*8+[.M47])&amp;&quot;,0x&quot;&amp;RIGHT(DEC2HEX([.N47]);2)&amp;&quot;,0x&quot;&amp;DEC2HEX([.P47]*8+[.Q47])&amp;&quot;,0x&quot;&amp;DEC2HEX([.S47]*8+[.T47])&amp;&quot;,0x&quot;&amp;DEC2HEX([.V47]*8+[.W47])&amp;&quot;},&quot;;&quot;&quot;)" office:value-type="string" office:string-value="{0xA7,0,0x10,0x38,     3,0x18C,0x1A3,0x0,0x17,0x0,0x1E}," calcext:value-type="string">
            <text:p>{0xA7,0,0x10,0x38, <text:s text:c="4"/>3,0x18C,0x1A3,0x0,0x17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 Principal Super</text:p>
          </table:table-cell>
          <table:table-cell/>
          <table:table-cell table:formula="of:=[.D47]" office:value-type="string" office:string-value="0x10" calcext:value-type="string">
            <text:p>0x10</text:p>
          </table:table-cell>
          <table:table-cell/>
          <table:table-cell table:formula="of:=IF(LEN([.C48])&lt;2;[.F47]+1;[.F47])" office:value-type="float" office:value="15" calcext:value-type="float">
            <text:p>15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48]/8)" office:value-type="float" office:value="48" calcext:value-type="float">
            <text:p>48</text:p>
          </table:table-cell>
          <table:table-cell table:formula="of:=[.H48]-[.I48]*8" office:value-type="float" office:value="0" calcext:value-type="float">
            <text:p>0</text:p>
          </table:table-cell>
          <table:table-cell table:formula="of:=[.H48]+23" office:value-type="float" office:value="407" calcext:value-type="float">
            <text:p>407</text:p>
          </table:table-cell>
          <table:table-cell table:formula="of:=INT([.K48]/8)" office:value-type="float" office:value="50" calcext:value-type="float">
            <text:p>50</text:p>
          </table:table-cell>
          <table:table-cell table:formula="of:=[.K48]-[.L4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8])&lt;2;&quot;{0xA7,0,&quot;&amp;[.D48]&amp;&quot;,0x&quot;&amp;DEC2HEX(4*[.F48])&amp;&quot;,     &quot;&amp;[.G48]&amp;&quot;,0x&quot;&amp;DEC2HEX([.I48]*8+[.J48])&amp;&quot;,0x&quot;&amp;DEC2HEX([.L48]*8+[.M48])&amp;&quot;,0x&quot;&amp;RIGHT(DEC2HEX([.N48]);2)&amp;&quot;,0x&quot;&amp;DEC2HEX([.P48]*8+[.Q48])&amp;&quot;,0x&quot;&amp;DEC2HEX([.S48]*8+[.T48])&amp;&quot;,0x&quot;&amp;DEC2HEX([.V48]*8+[.W48])&amp;&quot;},&quot;;&quot;&quot;)" office:value-type="string" office:string-value="{0xA7,0,0x10,0x3C,     0x83,0x180,0x197,0x0,0x17,0x1F,0x0}," calcext:value-type="string">
            <text:p>{0xA7,0,0x10,0x3C, <text:s text:c="4"/>0x83,0x180,0x197,0x0,0x17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16</text:p>
          </table:table-cell>
          <table:table-cell/>
          <table:table-cell table:formula="of:=[.D48]" office:value-type="string" office:string-value="0x10" calcext:value-type="string">
            <text:p>0x10</text:p>
          </table:table-cell>
          <table:table-cell/>
          <table:table-cell table:formula="of:=IF(LEN([.C49])&lt;2;[.F48]+1;[.F48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table:formula="of:=[.H46]+64" office:value-type="float" office:value="472" calcext:value-type="float">
            <text:p>472</text:p>
          </table:table-cell>
          <table:table-cell table:formula="of:=INT([.H49]/8)" office:value-type="float" office:value="59" calcext:value-type="float">
            <text:p>59</text:p>
          </table:table-cell>
          <table:table-cell table:formula="of:=[.H49]-[.I49]*8" office:value-type="float" office:value="0" calcext:value-type="float">
            <text:p>0</text:p>
          </table:table-cell>
          <table:table-cell table:formula="of:=[.K46]+64" office:value-type="float" office:value="495" calcext:value-type="float">
            <text:p>495</text:p>
          </table:table-cell>
          <table:table-cell table:formula="of:=INT([.K49]/8)" office:value-type="float" office:value="61" calcext:value-type="float">
            <text:p>61</text:p>
          </table:table-cell>
          <table:table-cell table:formula="of:=[.K49]-[.L4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9])&lt;2;&quot;{0xA7,0,&quot;&amp;[.D49]&amp;&quot;,0x&quot;&amp;DEC2HEX(4*[.F49])&amp;&quot;,     &quot;&amp;[.G49]&amp;&quot;,0x&quot;&amp;DEC2HEX([.I49]*8+[.J49])&amp;&quot;,0x&quot;&amp;DEC2HEX([.L49]*8+[.M49])&amp;&quot;,0x&quot;&amp;RIGHT(DEC2HEX([.N49]);2)&amp;&quot;,0x&quot;&amp;DEC2HEX([.P49]*8+[.Q49])&amp;&quot;,0x&quot;&amp;DEC2HEX([.S49]*8+[.T49])&amp;&quot;,0x&quot;&amp;DEC2HEX([.V49]*8+[.W49])&amp;&quot;},&quot;;&quot;&quot;)" office:value-type="string" office:string-value="{0xA7,0,0x10,0x40,     0x83,0x1D8,0x1EF,0x0,0x17,0x2D,0x0}," calcext:value-type="string">
            <text:p>{0xA7,0,0x10,0x40, <text:s text:c="4"/>0x83,0x1D8,0x1EF,0x0,0x17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</text:p>
          </table:table-cell>
          <table:table-cell/>
          <table:table-cell table:formula="of:=[.D49]" office:value-type="string" office:string-value="0x10" calcext:value-type="string">
            <text:p>0x10</text:p>
          </table:table-cell>
          <table:table-cell/>
          <table:table-cell table:formula="of:=IF(LEN([.C50])&lt;2;[.F49]+1;[.F49])" office:value-type="float" office:value="17" calcext:value-type="float">
            <text:p>17</text:p>
          </table:table-cell>
          <table:table-cell office:value-type="string" calcext:value-type="string">
            <text:p>0x83</text:p>
          </table:table-cell>
          <table:table-cell table:formula="of:=[.H47]+64" office:value-type="float" office:value="460" calcext:value-type="float">
            <text:p>460</text:p>
          </table:table-cell>
          <table:table-cell table:formula="of:=INT([.H50]/8)" office:value-type="float" office:value="57" calcext:value-type="float">
            <text:p>57</text:p>
          </table:table-cell>
          <table:table-cell table:formula="of:=[.H50]-[.I50]*8" office:value-type="float" office:value="4" calcext:value-type="float">
            <text:p>4</text:p>
          </table:table-cell>
          <table:table-cell table:formula="of:=[.K47]+64" office:value-type="float" office:value="483" calcext:value-type="float">
            <text:p>483</text:p>
          </table:table-cell>
          <table:table-cell table:formula="of:=INT([.K50]/8)" office:value-type="float" office:value="60" calcext:value-type="float">
            <text:p>60</text:p>
          </table:table-cell>
          <table:table-cell table:formula="of:=[.K50]-[.L5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0])&lt;2;&quot;{0xA7,0,&quot;&amp;[.D50]&amp;&quot;,0x&quot;&amp;DEC2HEX(4*[.F50])&amp;&quot;,     &quot;&amp;[.G50]&amp;&quot;,0x&quot;&amp;DEC2HEX([.I50]*8+[.J50])&amp;&quot;,0x&quot;&amp;DEC2HEX([.L50]*8+[.M50])&amp;&quot;,0x&quot;&amp;RIGHT(DEC2HEX([.N50]);2)&amp;&quot;,0x&quot;&amp;DEC2HEX([.P50]*8+[.Q50])&amp;&quot;,0x&quot;&amp;DEC2HEX([.S50]*8+[.T50])&amp;&quot;,0x&quot;&amp;DEC2HEX([.V50]*8+[.W50])&amp;&quot;},&quot;;&quot;&quot;)" office:value-type="string" office:string-value="{0xA7,0,0x10,0x44,     0x83,0x1CC,0x1E3,0x0,0x17,0x2E,0x0}," calcext:value-type="string">
            <text:p>{0xA7,0,0x10,0x44, <text:s text:c="4"/>0x83,0x1CC,0x1E3,0x0,0x17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 4</text:p>
          </table:table-cell>
          <table:table-cell/>
          <table:table-cell table:formula="of:=[.D50]" office:value-type="string" office:string-value="0x10" calcext:value-type="string">
            <text:p>0x10</text:p>
          </table:table-cell>
          <table:table-cell/>
          <table:table-cell table:formula="of:=IF(LEN([.C51])&lt;2;[.F50]+1;[.F50])" office:value-type="float" office:value="18" calcext:value-type="float">
            <text:p>18</text:p>
          </table:table-cell>
          <table:table-cell office:value-type="string" calcext:value-type="string">
            <text:p>0x83</text:p>
          </table:table-cell>
          <table:table-cell table:formula="of:=[.H48]+64" office:value-type="float" office:value="448" calcext:value-type="float">
            <text:p>448</text:p>
          </table:table-cell>
          <table:table-cell table:formula="of:=INT([.H51]/8)" office:value-type="float" office:value="56" calcext:value-type="float">
            <text:p>56</text:p>
          </table:table-cell>
          <table:table-cell table:formula="of:=[.H51]-[.I51]*8" office:value-type="float" office:value="0" calcext:value-type="float">
            <text:p>0</text:p>
          </table:table-cell>
          <table:table-cell table:formula="of:=[.K48]+64" office:value-type="float" office:value="471" calcext:value-type="float">
            <text:p>471</text:p>
          </table:table-cell>
          <table:table-cell table:formula="of:=INT([.K51]/8)" office:value-type="float" office:value="58" calcext:value-type="float">
            <text:p>58</text:p>
          </table:table-cell>
          <table:table-cell table:formula="of:=[.K51]-[.L5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1])&lt;2;&quot;{0xA7,0,&quot;&amp;[.D51]&amp;&quot;,0x&quot;&amp;DEC2HEX(4*[.F51])&amp;&quot;,     &quot;&amp;[.G51]&amp;&quot;,0x&quot;&amp;DEC2HEX([.I51]*8+[.J51])&amp;&quot;,0x&quot;&amp;DEC2HEX([.L51]*8+[.M51])&amp;&quot;,0x&quot;&amp;RIGHT(DEC2HEX([.N51]);2)&amp;&quot;,0x&quot;&amp;DEC2HEX([.P51]*8+[.Q51])&amp;&quot;,0x&quot;&amp;DEC2HEX([.S51]*8+[.T51])&amp;&quot;,0x&quot;&amp;DEC2HEX([.V51]*8+[.W51])&amp;&quot;},&quot;;&quot;&quot;)" office:value-type="string" office:string-value="{0xA7,0,0x10,0x48,     0x83,0x1C0,0x1D7,0x0,0x17,0x2F,0x0}," calcext:value-type="string">
            <text:p>{0xA7,0,0x10,0x48, <text:s text:c="4"/>0x83,0x1C0,0x1D7,0x0,0x17,0x2F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</text:p>
          </table:table-cell>
          <table:table-cell office:value-type="string" calcext:value-type="string">
            <text:p>na</text:p>
          </table:table-cell>
          <table:table-cell table:formula="of:=[.D51]" office:value-type="string" office:string-value="0x10" calcext:value-type="string">
            <text:p>0x10</text:p>
          </table:table-cell>
          <table:table-cell/>
          <table:table-cell table:formula="of:=IF(LEN([.C52])&lt;2;[.F51]+1;[.F51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52]/8)" office:value-type="float" office:value="24" calcext:value-type="float">
            <text:p>24</text:p>
          </table:table-cell>
          <table:table-cell table:formula="of:=[.H52]-[.I52]*8" office:value-type="float" office:value="0" calcext:value-type="float">
            <text:p>0</text:p>
          </table:table-cell>
          <table:table-cell table:formula="of:=[.H52]+11" office:value-type="float" office:value="203" calcext:value-type="float">
            <text:p>203</text:p>
          </table:table-cell>
          <table:table-cell table:formula="of:=INT([.K52]/8)" office:value-type="float" office:value="25" calcext:value-type="float">
            <text:p>25</text:p>
          </table:table-cell>
          <table:table-cell table:formula="of:=[.K52]-[.L5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2])&lt;2;&quot;{0xA7,0,&quot;&amp;[.D52]&amp;&quot;,0x&quot;&amp;DEC2HEX(4*[.F52])&amp;&quot;,     &quot;&amp;[.G52]&amp;&quot;,0x&quot;&amp;DEC2HEX([.I52]*8+[.J52])&amp;&quot;,0x&quot;&amp;DEC2HEX([.L52]*8+[.M52])&amp;&quot;,0x&quot;&amp;RIGHT(DEC2HEX([.N52]);2)&amp;&quot;,0x&quot;&amp;DEC2HEX([.P52]*8+[.Q52])&amp;&quot;,0x&quot;&amp;DEC2HEX([.S52]*8+[.T52])&amp;&quot;,0x&quot;&amp;DEC2HEX([.V52]*8+[.W52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4</text:p>
          </table:table-cell>
          <table:table-cell/>
          <table:table-cell table:formula="of:=[.D52]" office:value-type="string" office:string-value="0x10" calcext:value-type="string">
            <text:p>0x10</text:p>
          </table:table-cell>
          <table:table-cell/>
          <table:table-cell table:formula="of:=IF(LEN([.C53])&lt;2;[.F52]+1;[.F52])" office:value-type="float" office:value="19" calcext:value-type="float">
            <text:p>19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53]/8)" office:value-type="float" office:value="27" calcext:value-type="float">
            <text:p>27</text:p>
          </table:table-cell>
          <table:table-cell table:formula="of:=[.H53]-[.I5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53]/8)" office:value-type="float" office:value="27" calcext:value-type="float">
            <text:p>27</text:p>
          </table:table-cell>
          <table:table-cell table:formula="of:=[.K53]-[.L5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3])&lt;2;&quot;{0xA7,0,&quot;&amp;[.D53]&amp;&quot;,0x&quot;&amp;DEC2HEX(4*[.F53])&amp;&quot;,     &quot;&amp;[.G53]&amp;&quot;,0x&quot;&amp;DEC2HEX([.I53]*8+[.J53])&amp;&quot;,0x&quot;&amp;DEC2HEX([.L53]*8+[.M53])&amp;&quot;,0x&quot;&amp;RIGHT(DEC2HEX([.N53]);2)&amp;&quot;,0x&quot;&amp;DEC2HEX([.P53]*8+[.Q53])&amp;&quot;,0x&quot;&amp;DEC2HEX([.S53]*8+[.T53])&amp;&quot;,0x&quot;&amp;DEC2HEX([.V53]*8+[.W53])&amp;&quot;},&quot;;&quot;&quot;)" office:value-type="string" office:string-value="{0xA7,0,0x10,0x4C,     0x80,0xD8,0xDF,0x0,0xF,0xD,0x0}," calcext:value-type="string">
            <text:p>{0xA7,0,0x10,0x4C, <text:s text:c="4"/>0x80,0xD8,0xDF,0x0,0xF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Principal Sw/Ped</text:p>
          </table:table-cell>
          <table:table-cell/>
          <table:table-cell table:formula="of:=[.D53]" office:value-type="string" office:string-value="0x10" calcext:value-type="string">
            <text:p>0x10</text:p>
          </table:table-cell>
          <table:table-cell/>
          <table:table-cell table:formula="of:=IF(LEN([.C54])&lt;2;[.F53]+1;[.F53])" office:value-type="float" office:value="20" calcext:value-type="float">
            <text:p>20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54]/8)" office:value-type="float" office:value="27" calcext:value-type="float">
            <text:p>27</text:p>
          </table:table-cell>
          <table:table-cell table:formula="of:=[.H54]-[.I54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54]/8)" office:value-type="float" office:value="27" calcext:value-type="float">
            <text:p>27</text:p>
          </table:table-cell>
          <table:table-cell table:formula="of:=[.K54]-[.L5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4])&lt;2;&quot;{0xA7,0,&quot;&amp;[.D54]&amp;&quot;,0x&quot;&amp;DEC2HEX(4*[.F54])&amp;&quot;,     &quot;&amp;[.G54]&amp;&quot;,0x&quot;&amp;DEC2HEX([.I54]*8+[.J54])&amp;&quot;,0x&quot;&amp;DEC2HEX([.L54]*8+[.M54])&amp;&quot;,0x&quot;&amp;RIGHT(DEC2HEX([.N54]);2)&amp;&quot;,0x&quot;&amp;DEC2HEX([.P54]*8+[.Q54])&amp;&quot;,0x&quot;&amp;DEC2HEX([.S54]*8+[.T54])&amp;&quot;,0x&quot;&amp;DEC2HEX([.V54]*8+[.W54])&amp;&quot;},&quot;;&quot;&quot;)" office:value-type="string" office:string-value="{0xA7,0,0x10,0x50,     0x80,0xD8,0xDF,0x0,0x14,0xC,0x0}," calcext:value-type="string">
            <text:p>{0xA7,0,0x10,0x50, <text:s text:c="4"/>0x80,0xD8,0xDF,0x0,0x14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Principal Sw/Ped4</text:p>
          </table:table-cell>
          <table:table-cell/>
          <table:table-cell table:formula="of:=[.D54]" office:value-type="string" office:string-value="0x10" calcext:value-type="string">
            <text:p>0x10</text:p>
          </table:table-cell>
          <table:table-cell/>
          <table:table-cell table:formula="of:=IF(LEN([.C55])&lt;2;[.F54]+1;[.F54])" office:value-type="float" office:value="21" calcext:value-type="float">
            <text:p>21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55]/8)" office:value-type="float" office:value="25" calcext:value-type="float">
            <text:p>25</text:p>
          </table:table-cell>
          <table:table-cell table:formula="of:=[.H55]-[.I5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55]/8)" office:value-type="float" office:value="27" calcext:value-type="float">
            <text:p>27</text:p>
          </table:table-cell>
          <table:table-cell table:formula="of:=[.K55]-[.L5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5])&lt;2;&quot;{0xA7,0,&quot;&amp;[.D55]&amp;&quot;,0x&quot;&amp;DEC2HEX(4*[.F55])&amp;&quot;,     &quot;&amp;[.G55]&amp;&quot;,0x&quot;&amp;DEC2HEX([.I55]*8+[.J55])&amp;&quot;,0x&quot;&amp;DEC2HEX([.L55]*8+[.M55])&amp;&quot;,0x&quot;&amp;RIGHT(DEC2HEX([.N55]);2)&amp;&quot;,0x&quot;&amp;DEC2HEX([.P55]*8+[.Q55])&amp;&quot;,0x&quot;&amp;DEC2HEX([.S55]*8+[.T55])&amp;&quot;,0x&quot;&amp;DEC2HEX([.V55]*8+[.W55])&amp;&quot;},&quot;;&quot;&quot;)" office:value-type="string" office:string-value="{0xA7,0,0x10,0x54,     0x80,0xCC,0xDF,0x0,0x14,0xD,0x0}," calcext:value-type="string">
            <text:p>{0xA7,0,0x10,0x54, <text:s text:c="4"/>0x80,0xCC,0xDF,0x0,0x14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Principal Sw/Ped</text:p>
          </table:table-cell>
          <table:table-cell/>
          <table:table-cell table:formula="of:=[.D55]" office:value-type="string" office:string-value="0x10" calcext:value-type="string">
            <text:p>0x10</text:p>
          </table:table-cell>
          <table:table-cell/>
          <table:table-cell table:formula="of:=IF(LEN([.C56])&lt;2;[.F55]+1;[.F55])" office:value-type="float" office:value="22" calcext:value-type="float">
            <text:p>22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56]/8)" office:value-type="float" office:value="25" calcext:value-type="float">
            <text:p>25</text:p>
          </table:table-cell>
          <table:table-cell table:formula="of:=[.H56]-[.I56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56]/8)" office:value-type="float" office:value="27" calcext:value-type="float">
            <text:p>27</text:p>
          </table:table-cell>
          <table:table-cell table:formula="of:=[.K56]-[.L5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6])&lt;2;&quot;{0xA7,0,&quot;&amp;[.D56]&amp;&quot;,0x&quot;&amp;DEC2HEX(4*[.F56])&amp;&quot;,     &quot;&amp;[.G56]&amp;&quot;,0x&quot;&amp;DEC2HEX([.I56]*8+[.J56])&amp;&quot;,0x&quot;&amp;DEC2HEX([.L56]*8+[.M56])&amp;&quot;,0x&quot;&amp;RIGHT(DEC2HEX([.N56]);2)&amp;&quot;,0x&quot;&amp;DEC2HEX([.P56]*8+[.Q56])&amp;&quot;,0x&quot;&amp;DEC2HEX([.S56]*8+[.T56])&amp;&quot;,0x&quot;&amp;DEC2HEX([.V56]*8+[.W56])&amp;&quot;},&quot;;&quot;&quot;)" office:value-type="string" office:string-value="{0xA7,0,0x10,0x58,     0x80,0xCC,0xDF,0x0,0x17,0xC,0x0}," calcext:value-type="string">
            <text:p>{0xA7,0,0x10,0x58, <text:s text:c="4"/>0x80,0xCC,0xDF,0x0,0x17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Principal Sw/Ped4</text:p>
          </table:table-cell>
          <table:table-cell/>
          <table:table-cell table:formula="of:=[.D56]" office:value-type="string" office:string-value="0x10" calcext:value-type="string">
            <text:p>0x10</text:p>
          </table:table-cell>
          <table:table-cell/>
          <table:table-cell table:formula="of:=IF(LEN([.C57])&lt;2;[.F56]+1;[.F56])" office:value-type="float" office:value="23" calcext:value-type="float">
            <text:p>23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57]/8)" office:value-type="float" office:value="24" calcext:value-type="float">
            <text:p>24</text:p>
          </table:table-cell>
          <table:table-cell table:formula="of:=[.H57]-[.I57]*8" office:value-type="float" office:value="0" calcext:value-type="float">
            <text:p>0</text:p>
          </table:table-cell>
          <table:table-cell table:formula="of:=[.H57]+23" office:value-type="float" office:value="215" calcext:value-type="float">
            <text:p>215</text:p>
          </table:table-cell>
          <table:table-cell table:formula="of:=INT([.K57]/8)" office:value-type="float" office:value="26" calcext:value-type="float">
            <text:p>26</text:p>
          </table:table-cell>
          <table:table-cell table:formula="of:=[.K57]-[.L5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7])&lt;2;&quot;{0xA7,0,&quot;&amp;[.D57]&amp;&quot;,0x&quot;&amp;DEC2HEX(4*[.F57])&amp;&quot;,     &quot;&amp;[.G57]&amp;&quot;,0x&quot;&amp;DEC2HEX([.I57]*8+[.J57])&amp;&quot;,0x&quot;&amp;DEC2HEX([.L57]*8+[.M57])&amp;&quot;,0x&quot;&amp;RIGHT(DEC2HEX([.N57]);2)&amp;&quot;,0x&quot;&amp;DEC2HEX([.P57]*8+[.Q57])&amp;&quot;,0x&quot;&amp;DEC2HEX([.S57]*8+[.T57])&amp;&quot;,0x&quot;&amp;DEC2HEX([.V57]*8+[.W57])&amp;&quot;},&quot;;&quot;&quot;)" office:value-type="string" office:string-value="{0xA7,0,0x10,0x5C,     0x80,0xC0,0xD7,0x0,0x17,0xD,0x0}," calcext:value-type="string">
            <text:p>{0xA7,0,0x10,0x5C, <text:s text:c="4"/>0x80,0xC0,0xD7,0x0,0x17,0xD,0x0},</text:p>
          </table:table-cell>
          <table:table-cell table:number-columns-repeated="3"/>
        </table:table-row>
        <table:table-row table:style-name="ro2">
          <table:table-cell table:number-columns-repeated="2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0" office:value-type="string" calcext:value-type="string">
            <text:p>¼ 1/8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59]/8)" office:value-type="float" office:value="0" calcext:value-type="float">
            <text:p>0</text:p>
          </table:table-cell>
          <table:table-cell table:formula="of:=[.H59]-[.I59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59]/8)" office:value-type="float" office:value="0" calcext:value-type="float">
            <text:p>0</text:p>
          </table:table-cell>
          <table:table-cell table:formula="of:=[.K59]-[.L59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59]/8)" office:value-type="float" office:value="0" calcext:value-type="float">
            <text:p>0</text:p>
          </table:table-cell>
          <table:table-cell table:formula="of:=[.O59]-[.P59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table:formula="of:=[.F100]" office:value-type="float" office:value="26" calcext:value-type="float">
            <text:p>26</text:p>
          </table:table-cell>
          <table:table-cell table:number-columns-repeated="18"/>
          <table:table-cell table:style-name="Default" table:formula="of:=&quot;{0xA8,0x0,0x11,0x0,       &quot;&amp;[.C61]&amp;&quot;,&quot;&amp;[.D61]&amp;&quot;,0x&quot;&amp;DEC2HEX([.E61])&amp;&quot;,0xFF,0xFF,0xFF,0x5A,0x96},&quot;" office:value-type="string" office:string-value="{0xA8,0x0,0x11,0x0,       0,0x11,0x1A,0xFF,0xFF,0xFF,0x5A,0x96}," calcext:value-type="string">
            <text:p>{0xA8,0x0,0x11,0x0, <text:s text:c="6"/>0,0x11,0x1A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b</text:p>
          </table:table-cell>
          <table:table-cell office:value-type="string" calcext:value-type="string">
            <text:p>na</text:p>
          </table:table-cell>
          <table:table-cell table:formula="of:=[.D61]" office:value-type="string" office:string-value="0x11" calcext:value-type="string">
            <text:p>0x11</text:p>
          </table:table-cell>
          <table:table-cell/>
          <table:table-cell table:formula="of:=IF(LEN([.C63])&lt;2;1;0)" office:value-type="float" office:value="0" calcext:value-type="float">
            <text:p>0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63]/8)" office:value-type="float" office:value="54" calcext:value-type="float">
            <text:p>54</text:p>
          </table:table-cell>
          <table:table-cell table:formula="of:=[.H63]-[.I63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63]/8)" office:value-type="float" office:value="55" calcext:value-type="float">
            <text:p>55</text:p>
          </table:table-cell>
          <table:table-cell table:formula="of:=[.K63]-[.L6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3])&lt;2;&quot;{0xA7,0,&quot;&amp;[.D63]&amp;&quot;,0x&quot;&amp;DEC2HEX(4*[.F63])&amp;&quot;,     &quot;&amp;[.G63]&amp;&quot;,0x&quot;&amp;DEC2HEX([.I63]*8+[.J63])&amp;&quot;,0x&quot;&amp;DEC2HEX([.L63]*8+[.M63])&amp;&quot;,0x&quot;&amp;RIGHT(DEC2HEX([.N63]);2)&amp;&quot;,0x&quot;&amp;DEC2HEX([.P63]*8+[.Q63])&amp;&quot;,0x&quot;&amp;DEC2HEX([.S63]*8+[.T63])&amp;&quot;,0x&quot;&amp;DEC2HEX([.V63]*8+[.W6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</text:p>
          </table:table-cell>
          <table:table-cell/>
          <table:table-cell table:formula="of:=[.D63]" office:value-type="string" office:string-value="0x11" calcext:value-type="string">
            <text:p>0x11</text:p>
          </table:table-cell>
          <table:table-cell/>
          <table:table-cell table:formula="of:=IF(LEN([.C64])&lt;2;[.F63]+1;[.F6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table:formula="of:=INT([.H64]/8)" office:value-type="float" office:value="55" calcext:value-type="float">
            <text:p>55</text:p>
          </table:table-cell>
          <table:table-cell table:formula="of:=[.H64]-[.I64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64]/8)" office:value-type="float" office:value="55" calcext:value-type="float">
            <text:p>55</text:p>
          </table:table-cell>
          <table:table-cell table:formula="of:=[.K64]-[.L6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4])&lt;2;&quot;{0xA7,0,&quot;&amp;[.D64]&amp;&quot;,0x&quot;&amp;DEC2HEX(4*[.F64])&amp;&quot;,     &quot;&amp;[.G64]&amp;&quot;,0x&quot;&amp;DEC2HEX([.I64]*8+[.J64])&amp;&quot;,0x&quot;&amp;DEC2HEX([.L64]*8+[.M64])&amp;&quot;,0x&quot;&amp;RIGHT(DEC2HEX([.N64]);2)&amp;&quot;,0x&quot;&amp;DEC2HEX([.P64]*8+[.Q64])&amp;&quot;,0x&quot;&amp;DEC2HEX([.S64]*8+[.T64])&amp;&quot;,0x&quot;&amp;DEC2HEX([.V64]*8+[.W64])&amp;&quot;},&quot;;&quot;&quot;)" office:value-type="string" office:string-value="{0xA7,0,0x11,0x4,     3,0x1BC,0x1BC,0x0,0xF,0x0,0x1E}," calcext:value-type="string">
            <text:p>{0xA7,0,0x11,0x4, <text:s text:c="4"/>3,0x1BC,0x1BC,0x0,0xF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per</text:p>
          </table:table-cell>
          <table:table-cell/>
          <table:table-cell table:formula="of:=[.D64]" office:value-type="string" office:string-value="0x11" calcext:value-type="string">
            <text:p>0x11</text:p>
          </table:table-cell>
          <table:table-cell/>
          <table:table-cell table:formula="of:=IF(LEN([.C65])&lt;2;[.F64]+1;[.F64])"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65]/8)" office:value-type="float" office:value="54" calcext:value-type="float">
            <text:p>54</text:p>
          </table:table-cell>
          <table:table-cell table:formula="of:=[.H65]-[.I65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65]/8)" office:value-type="float" office:value="55" calcext:value-type="float">
            <text:p>55</text:p>
          </table:table-cell>
          <table:table-cell table:formula="of:=[.K65]-[.L6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5])&lt;2;&quot;{0xA7,0,&quot;&amp;[.D65]&amp;&quot;,0x&quot;&amp;DEC2HEX(4*[.F65])&amp;&quot;,     &quot;&amp;[.G65]&amp;&quot;,0x&quot;&amp;DEC2HEX([.I65]*8+[.J65])&amp;&quot;,0x&quot;&amp;DEC2HEX([.L65]*8+[.M65])&amp;&quot;,0x&quot;&amp;RIGHT(DEC2HEX([.N65]);2)&amp;&quot;,0x&quot;&amp;DEC2HEX([.P65]*8+[.Q65])&amp;&quot;,0x&quot;&amp;DEC2HEX([.S65]*8+[.T65])&amp;&quot;,0x&quot;&amp;DEC2HEX([.V65]*8+[.W65])&amp;&quot;},&quot;;&quot;&quot;)" office:value-type="string" office:string-value="{0xA7,0,0x11,0x8,     0x83,0x1B0,0x1BC,0x0,0xF,0x1F,0x0}," calcext:value-type="string">
            <text:p>{0xA7,0,0x11,0x8, <text:s text:c="4"/>0x83,0x1B0,0x1BC,0x0,0xF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16</text:p>
          </table:table-cell>
          <table:table-cell/>
          <table:table-cell table:formula="of:=[.D65]" office:value-type="string" office:string-value="0x11" calcext:value-type="string">
            <text:p>0x11</text:p>
          </table:table-cell>
          <table:table-cell/>
          <table:table-cell table:formula="of:=IF(LEN([.C66])&lt;2;[.F65]+1;[.F65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table:formula="of:=[.H63]+64" office:value-type="float" office:value="496" calcext:value-type="float">
            <text:p>496</text:p>
          </table:table-cell>
          <table:table-cell table:formula="of:=INT([.H66]/8)" office:value-type="float" office:value="62" calcext:value-type="float">
            <text:p>62</text:p>
          </table:table-cell>
          <table:table-cell table:formula="of:=[.H66]-[.I66]*8" office:value-type="float" office:value="0" calcext:value-type="float">
            <text:p>0</text:p>
          </table:table-cell>
          <table:table-cell table:formula="of:=[.K63]+64" office:value-type="float" office:value="508" calcext:value-type="float">
            <text:p>508</text:p>
          </table:table-cell>
          <table:table-cell table:formula="of:=INT([.K66]/8)" office:value-type="float" office:value="63" calcext:value-type="float">
            <text:p>63</text:p>
          </table:table-cell>
          <table:table-cell table:formula="of:=[.K66]-[.L6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6])&lt;2;&quot;{0xA7,0,&quot;&amp;[.D66]&amp;&quot;,0x&quot;&amp;DEC2HEX(4*[.F66])&amp;&quot;,     &quot;&amp;[.G66]&amp;&quot;,0x&quot;&amp;DEC2HEX([.I66]*8+[.J66])&amp;&quot;,0x&quot;&amp;DEC2HEX([.L66]*8+[.M66])&amp;&quot;,0x&quot;&amp;RIGHT(DEC2HEX([.N66]);2)&amp;&quot;,0x&quot;&amp;DEC2HEX([.P66]*8+[.Q66])&amp;&quot;,0x&quot;&amp;DEC2HEX([.S66]*8+[.T66])&amp;&quot;,0x&quot;&amp;DEC2HEX([.V66]*8+[.W66])&amp;&quot;},&quot;;&quot;&quot;)" office:value-type="string" office:string-value="{0xA7,0,0x11,0xC,     0x83,0x1F0,0x1FC,0x0,0xF,0x2D,0x0}," calcext:value-type="string">
            <text:p>{0xA7,0,0x11,0xC, <text:s text:c="4"/>0x83,0x1F0,0x1FC,0x0,0xF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</text:p>
          </table:table-cell>
          <table:table-cell/>
          <table:table-cell table:formula="of:=[.D66]" office:value-type="string" office:string-value="0x11" calcext:value-type="string">
            <text:p>0x11</text:p>
          </table:table-cell>
          <table:table-cell/>
          <table:table-cell table:formula="of:=IF(LEN([.C67])&lt;2;[.F66]+1;[.F66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table:formula="of:=[.H64]+64" office:value-type="float" office:value="508" calcext:value-type="float">
            <text:p>508</text:p>
          </table:table-cell>
          <table:table-cell table:formula="of:=INT([.H67]/8)" office:value-type="float" office:value="63" calcext:value-type="float">
            <text:p>63</text:p>
          </table:table-cell>
          <table:table-cell table:formula="of:=[.H67]-[.I67]*8" office:value-type="float" office:value="4" calcext:value-type="float">
            <text:p>4</text:p>
          </table:table-cell>
          <table:table-cell table:formula="of:=[.K64]+64" office:value-type="float" office:value="508" calcext:value-type="float">
            <text:p>508</text:p>
          </table:table-cell>
          <table:table-cell table:formula="of:=INT([.K67]/8)" office:value-type="float" office:value="63" calcext:value-type="float">
            <text:p>63</text:p>
          </table:table-cell>
          <table:table-cell table:formula="of:=[.K67]-[.L67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7])&lt;2;&quot;{0xA7,0,&quot;&amp;[.D67]&amp;&quot;,0x&quot;&amp;DEC2HEX(4*[.F67])&amp;&quot;,     &quot;&amp;[.G67]&amp;&quot;,0x&quot;&amp;DEC2HEX([.I67]*8+[.J67])&amp;&quot;,0x&quot;&amp;DEC2HEX([.L67]*8+[.M67])&amp;&quot;,0x&quot;&amp;RIGHT(DEC2HEX([.N67]);2)&amp;&quot;,0x&quot;&amp;DEC2HEX([.P67]*8+[.Q67])&amp;&quot;,0x&quot;&amp;DEC2HEX([.S67]*8+[.T67])&amp;&quot;,0x&quot;&amp;DEC2HEX([.V67]*8+[.W67])&amp;&quot;},&quot;;&quot;&quot;)" office:value-type="string" office:string-value="{0xA7,0,0x11,0x10,     0x83,0x1FC,0x1FC,0x0,0xF,0x2E,0x0}," calcext:value-type="string">
            <text:p>{0xA7,0,0x11,0x10, <text:s text:c="4"/>0x83,0x1FC,0x1FC,0x0,0xF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Sw/Gt 4</text:p>
          </table:table-cell>
          <table:table-cell/>
          <table:table-cell table:formula="of:=[.D67]" office:value-type="string" office:string-value="0x11" calcext:value-type="string">
            <text:p>0x11</text:p>
          </table:table-cell>
          <table:table-cell/>
          <table:table-cell table:formula="of:=IF(LEN([.C68])&lt;2;[.F67]+1;[.F67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65]+64" office:value-type="float" office:value="496" calcext:value-type="float">
            <text:p>496</text:p>
          </table:table-cell>
          <table:table-cell table:formula="of:=INT([.H68]/8)" office:value-type="float" office:value="62" calcext:value-type="float">
            <text:p>62</text:p>
          </table:table-cell>
          <table:table-cell table:formula="of:=[.H68]-[.I68]*8" office:value-type="float" office:value="0" calcext:value-type="float">
            <text:p>0</text:p>
          </table:table-cell>
          <table:table-cell table:formula="of:=[.K65]+64" office:value-type="float" office:value="508" calcext:value-type="float">
            <text:p>508</text:p>
          </table:table-cell>
          <table:table-cell table:formula="of:=INT([.K68]/8)" office:value-type="float" office:value="63" calcext:value-type="float">
            <text:p>63</text:p>
          </table:table-cell>
          <table:table-cell table:formula="of:=[.K68]-[.L68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8])&lt;2;&quot;{0xA7,0,&quot;&amp;[.D68]&amp;&quot;,0x&quot;&amp;DEC2HEX(4*[.F68])&amp;&quot;,     &quot;&amp;[.G68]&amp;&quot;,0x&quot;&amp;DEC2HEX([.I68]*8+[.J68])&amp;&quot;,0x&quot;&amp;DEC2HEX([.L68]*8+[.M68])&amp;&quot;,0x&quot;&amp;RIGHT(DEC2HEX([.N68]);2)&amp;&quot;,0x&quot;&amp;DEC2HEX([.P68]*8+[.Q68])&amp;&quot;,0x&quot;&amp;DEC2HEX([.S68]*8+[.T68])&amp;&quot;,0x&quot;&amp;DEC2HEX([.V68]*8+[.W68])&amp;&quot;},&quot;;&quot;&quot;)" office:value-type="string" office:string-value="{0xA7,0,0x11,0x14,     0x83,0x1F0,0x1FC,0x0,0xF,0x2F,0x0}," calcext:value-type="string">
            <text:p>{0xA7,0,0x11,0x14, <text:s text:c="4"/>0x83,0x1F0,0x1FC,0x0,0xF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4 Principal sub</text:p>
          </table:table-cell>
          <table:table-cell/>
          <table:table-cell table:formula="of:=[.D68]" office:value-type="string" office:string-value="0x11" calcext:value-type="string">
            <text:p>0x11</text:p>
          </table:table-cell>
          <table:table-cell/>
          <table:table-cell table:formula="of:=IF(LEN([.C69])&lt;2;[.F68]+1;[.F68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69]/8)" office:value-type="float" office:value="55" calcext:value-type="float">
            <text:p>55</text:p>
          </table:table-cell>
          <table:table-cell table:formula="of:=[.H69]-[.I69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69]/8)" office:value-type="float" office:value="55" calcext:value-type="float">
            <text:p>55</text:p>
          </table:table-cell>
          <table:table-cell table:formula="of:=[.K69]-[.L69]*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9])&lt;2;&quot;{0xA7,0,&quot;&amp;[.D69]&amp;&quot;,0x&quot;&amp;DEC2HEX(4*[.F69])&amp;&quot;,     &quot;&amp;[.G69]&amp;&quot;,0x&quot;&amp;DEC2HEX([.I69]*8+[.J69])&amp;&quot;,0x&quot;&amp;DEC2HEX([.L69]*8+[.M69])&amp;&quot;,0x&quot;&amp;RIGHT(DEC2HEX([.N69]);2)&amp;&quot;,0x&quot;&amp;DEC2HEX([.P69]*8+[.Q69])&amp;&quot;,0x&quot;&amp;DEC2HEX([.S69]*8+[.T69])&amp;&quot;,0x&quot;&amp;DEC2HEX([.V69]*8+[.W69])&amp;&quot;},&quot;;&quot;&quot;)" office:value-type="string" office:string-value="{0xA7,0,0x11,0x18,     0x83,0x1BC,0x1BC,0x0,0x14,0x1D,0x0}," calcext:value-type="string">
            <text:p>{0xA7,0,0x11,0x18, <text:s text:c="4"/>0x83,0x1BC,0x1BC,0x0,0x14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Principal </text:p>
          </table:table-cell>
          <table:table-cell/>
          <table:table-cell table:formula="of:=[.D69]" office:value-type="string" office:string-value="0x11" calcext:value-type="string">
            <text:p>0x11</text:p>
          </table:table-cell>
          <table:table-cell/>
          <table:table-cell table:formula="of:=IF(LEN([.C70])&lt;2;[.F69]+1;[.F69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table:formula="of:=INT([.H70]/8)" office:value-type="float" office:value="54" calcext:value-type="float">
            <text:p>54</text:p>
          </table:table-cell>
          <table:table-cell table:formula="of:=[.H70]-[.I70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70]/8)" office:value-type="float" office:value="55" calcext:value-type="float">
            <text:p>55</text:p>
          </table:table-cell>
          <table:table-cell table:formula="of:=[.K70]-[.L70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70])&lt;2;&quot;{0xA7,0,&quot;&amp;[.D70]&amp;&quot;,0x&quot;&amp;DEC2HEX(4*[.F70])&amp;&quot;,     &quot;&amp;[.G70]&amp;&quot;,0x&quot;&amp;DEC2HEX([.I70]*8+[.J70])&amp;&quot;,0x&quot;&amp;DEC2HEX([.L70]*8+[.M70])&amp;&quot;,0x&quot;&amp;RIGHT(DEC2HEX([.N70]);2)&amp;&quot;,0x&quot;&amp;DEC2HEX([.P70]*8+[.Q70])&amp;&quot;,0x&quot;&amp;DEC2HEX([.S70]*8+[.T70])&amp;&quot;,0x&quot;&amp;DEC2HEX([.V70]*8+[.W70])&amp;&quot;},&quot;;&quot;&quot;)" office:value-type="string" office:string-value="{0xA7,0,0x11,0x1C,     3,0x1B0,0x1BC,0x0,0x14,0x0,0x1E}," calcext:value-type="string">
            <text:p>{0xA7,0,0x11,0x1C, <text:s text:c="4"/>3,0x1B0,0x1BC,0x0,0x14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Principal Super</text:p>
          </table:table-cell>
          <table:table-cell/>
          <table:table-cell table:formula="of:=[.D70]" office:value-type="string" office:string-value="0x11" calcext:value-type="string">
            <text:p>0x11</text:p>
          </table:table-cell>
          <table:table-cell/>
          <table:table-cell table:formula="of:=IF(LEN([.C71])&lt;2;[.F70]+1;[.F70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71]/8)" office:value-type="float" office:value="52" calcext:value-type="float">
            <text:p>52</text:p>
          </table:table-cell>
          <table:table-cell table:formula="of:=[.H71]-[.I71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71]/8)" office:value-type="float" office:value="55" calcext:value-type="float">
            <text:p>55</text:p>
          </table:table-cell>
          <table:table-cell table:formula="of:=[.K71]-[.L71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1])&lt;2;&quot;{0xA7,0,&quot;&amp;[.D71]&amp;&quot;,0x&quot;&amp;DEC2HEX(4*[.F71])&amp;&quot;,     &quot;&amp;[.G71]&amp;&quot;,0x&quot;&amp;DEC2HEX([.I71]*8+[.J71])&amp;&quot;,0x&quot;&amp;DEC2HEX([.L71]*8+[.M71])&amp;&quot;,0x&quot;&amp;RIGHT(DEC2HEX([.N71]);2)&amp;&quot;,0x&quot;&amp;DEC2HEX([.P71]*8+[.Q71])&amp;&quot;,0x&quot;&amp;DEC2HEX([.S71]*8+[.T71])&amp;&quot;,0x&quot;&amp;DEC2HEX([.V71]*8+[.W71])&amp;&quot;},&quot;;&quot;&quot;)" office:value-type="string" office:string-value="{0xA7,0,0x11,0x20,     0x83,0x1A4,0x1BC,0x0,0x14,0x1F,0x0}," calcext:value-type="string">
            <text:p>{0xA7,0,0x11,0x20, <text:s text:c="4"/>0x83,0x1A4,0x1BC,0x0,0x14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16</text:p>
          </table:table-cell>
          <table:table-cell/>
          <table:table-cell table:formula="of:=[.D71]" office:value-type="string" office:string-value="0x11" calcext:value-type="string">
            <text:p>0x11</text:p>
          </table:table-cell>
          <table:table-cell/>
          <table:table-cell table:formula="of:=IF(LEN([.C72])&lt;2;[.F71]+1;[.F71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table:formula="of:=[.H69]+64" office:value-type="float" office:value="508" calcext:value-type="float">
            <text:p>508</text:p>
          </table:table-cell>
          <table:table-cell table:formula="of:=INT([.H72]/8)" office:value-type="float" office:value="63" calcext:value-type="float">
            <text:p>63</text:p>
          </table:table-cell>
          <table:table-cell table:formula="of:=[.H72]-[.I72]*8" office:value-type="float" office:value="4" calcext:value-type="float">
            <text:p>4</text:p>
          </table:table-cell>
          <table:table-cell table:formula="of:=[.K69]+64" office:value-type="float" office:value="508" calcext:value-type="float">
            <text:p>508</text:p>
          </table:table-cell>
          <table:table-cell table:formula="of:=INT([.K72]/8)" office:value-type="float" office:value="63" calcext:value-type="float">
            <text:p>63</text:p>
          </table:table-cell>
          <table:table-cell table:formula="of:=[.K72]-[.L72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2])&lt;2;&quot;{0xA7,0,&quot;&amp;[.D72]&amp;&quot;,0x&quot;&amp;DEC2HEX(4*[.F72])&amp;&quot;,     &quot;&amp;[.G72]&amp;&quot;,0x&quot;&amp;DEC2HEX([.I72]*8+[.J72])&amp;&quot;,0x&quot;&amp;DEC2HEX([.L72]*8+[.M72])&amp;&quot;,0x&quot;&amp;RIGHT(DEC2HEX([.N72]);2)&amp;&quot;,0x&quot;&amp;DEC2HEX([.P72]*8+[.Q72])&amp;&quot;,0x&quot;&amp;DEC2HEX([.S72]*8+[.T72])&amp;&quot;,0x&quot;&amp;DEC2HEX([.V72]*8+[.W72])&amp;&quot;},&quot;;&quot;&quot;)" office:value-type="string" office:string-value="{0xA7,0,0x11,0x24,     0x83,0x1FC,0x1FC,0x0,0x14,0x2D,0x0}," calcext:value-type="string">
            <text:p>{0xA7,0,0x11,0x24, <text:s text:c="4"/>0x83,0x1FC,0x1FC,0x0,0x14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</text:p>
          </table:table-cell>
          <table:table-cell/>
          <table:table-cell table:formula="of:=[.D72]" office:value-type="string" office:string-value="0x11" calcext:value-type="string">
            <text:p>0x11</text:p>
          </table:table-cell>
          <table:table-cell/>
          <table:table-cell table:formula="of:=IF(LEN([.C73])&lt;2;[.F72]+1;[.F72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table:formula="of:=[.H70]+64" office:value-type="float" office:value="496" calcext:value-type="float">
            <text:p>496</text:p>
          </table:table-cell>
          <table:table-cell table:formula="of:=INT([.H73]/8)" office:value-type="float" office:value="62" calcext:value-type="float">
            <text:p>62</text:p>
          </table:table-cell>
          <table:table-cell table:formula="of:=[.H73]-[.I73]*8" office:value-type="float" office:value="0" calcext:value-type="float">
            <text:p>0</text:p>
          </table:table-cell>
          <table:table-cell table:formula="of:=[.K70]+64" office:value-type="float" office:value="508" calcext:value-type="float">
            <text:p>508</text:p>
          </table:table-cell>
          <table:table-cell table:formula="of:=INT([.K73]/8)" office:value-type="float" office:value="63" calcext:value-type="float">
            <text:p>63</text:p>
          </table:table-cell>
          <table:table-cell table:formula="of:=[.K73]-[.L7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3])&lt;2;&quot;{0xA7,0,&quot;&amp;[.D73]&amp;&quot;,0x&quot;&amp;DEC2HEX(4*[.F73])&amp;&quot;,     &quot;&amp;[.G73]&amp;&quot;,0x&quot;&amp;DEC2HEX([.I73]*8+[.J73])&amp;&quot;,0x&quot;&amp;DEC2HEX([.L73]*8+[.M73])&amp;&quot;,0x&quot;&amp;RIGHT(DEC2HEX([.N73]);2)&amp;&quot;,0x&quot;&amp;DEC2HEX([.P73]*8+[.Q73])&amp;&quot;,0x&quot;&amp;DEC2HEX([.S73]*8+[.T73])&amp;&quot;,0x&quot;&amp;DEC2HEX([.V73]*8+[.W73])&amp;&quot;},&quot;;&quot;&quot;)" office:value-type="string" office:string-value="{0xA7,0,0x11,0x28,     0x83,0x1F0,0x1FC,0x0,0x14,0x2E,0x0}," calcext:value-type="string">
            <text:p>{0xA7,0,0x11,0x28, <text:s text:c="4"/>0x83,0x1F0,0x1FC,0x0,0x14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PrincipalSw/Gt 4</text:p>
          </table:table-cell>
          <table:table-cell/>
          <table:table-cell table:formula="of:=[.D73]" office:value-type="string" office:string-value="0x11" calcext:value-type="string">
            <text:p>0x11</text:p>
          </table:table-cell>
          <table:table-cell/>
          <table:table-cell table:formula="of:=IF(LEN([.C74])&lt;2;[.F73]+1;[.F73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table:formula="of:=[.H71]+64" office:value-type="float" office:value="484" calcext:value-type="float">
            <text:p>484</text:p>
          </table:table-cell>
          <table:table-cell table:formula="of:=INT([.H74]/8)" office:value-type="float" office:value="60" calcext:value-type="float">
            <text:p>60</text:p>
          </table:table-cell>
          <table:table-cell table:formula="of:=[.H74]-[.I74]*8" office:value-type="float" office:value="4" calcext:value-type="float">
            <text:p>4</text:p>
          </table:table-cell>
          <table:table-cell table:formula="of:=[.K71]+64" office:value-type="float" office:value="508" calcext:value-type="float">
            <text:p>508</text:p>
          </table:table-cell>
          <table:table-cell table:formula="of:=INT([.K74]/8)" office:value-type="float" office:value="63" calcext:value-type="float">
            <text:p>63</text:p>
          </table:table-cell>
          <table:table-cell table:formula="of:=[.K74]-[.L7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4])&lt;2;&quot;{0xA7,0,&quot;&amp;[.D74]&amp;&quot;,0x&quot;&amp;DEC2HEX(4*[.F74])&amp;&quot;,     &quot;&amp;[.G74]&amp;&quot;,0x&quot;&amp;DEC2HEX([.I74]*8+[.J74])&amp;&quot;,0x&quot;&amp;DEC2HEX([.L74]*8+[.M74])&amp;&quot;,0x&quot;&amp;RIGHT(DEC2HEX([.N74]);2)&amp;&quot;,0x&quot;&amp;DEC2HEX([.P74]*8+[.Q74])&amp;&quot;,0x&quot;&amp;DEC2HEX([.S74]*8+[.T74])&amp;&quot;,0x&quot;&amp;DEC2HEX([.V74]*8+[.W74])&amp;&quot;},&quot;;&quot;&quot;)" office:value-type="string" office:string-value="{0xA7,0,0x11,0x2C,     0x83,0x1E4,0x1FC,0x0,0x14,0x2F,0x0}," calcext:value-type="string">
            <text:p>{0xA7,0,0x11,0x2C, <text:s text:c="4"/>0x83,0x1E4,0x1FC,0x0,0x14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2 Principal sub</text:p>
          </table:table-cell>
          <table:table-cell/>
          <table:table-cell table:formula="of:=[.D74]" office:value-type="string" office:string-value="0x11" calcext:value-type="string">
            <text:p>0x11</text:p>
          </table:table-cell>
          <table:table-cell/>
          <table:table-cell table:formula="of:=IF(LEN([.C75])&lt;2;[.F74]+1;[.F74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75]/8)" office:value-type="float" office:value="54" calcext:value-type="float">
            <text:p>54</text:p>
          </table:table-cell>
          <table:table-cell table:formula="of:=[.H75]-[.I75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75]/8)" office:value-type="float" office:value="55" calcext:value-type="float">
            <text:p>55</text:p>
          </table:table-cell>
          <table:table-cell table:formula="of:=[.K75]-[.L75]*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5])&lt;2;&quot;{0xA7,0,&quot;&amp;[.D75]&amp;&quot;,0x&quot;&amp;DEC2HEX(4*[.F75])&amp;&quot;,     &quot;&amp;[.G75]&amp;&quot;,0x&quot;&amp;DEC2HEX([.I75]*8+[.J75])&amp;&quot;,0x&quot;&amp;DEC2HEX([.L75]*8+[.M75])&amp;&quot;,0x&quot;&amp;RIGHT(DEC2HEX([.N75]);2)&amp;&quot;,0x&quot;&amp;DEC2HEX([.P75]*8+[.Q75])&amp;&quot;,0x&quot;&amp;DEC2HEX([.S75]*8+[.T75])&amp;&quot;,0x&quot;&amp;DEC2HEX([.V75]*8+[.W75])&amp;&quot;},&quot;;&quot;&quot;)" office:value-type="string" office:string-value="{0xA7,0,0x11,0x30,     0x83,0x1B0,0x1BC,0x0,0x17,0x1D,0x0}," calcext:value-type="string">
            <text:p>{0xA7,0,0x11,0x30, <text:s text:c="4"/>0x83,0x1B0,0x1BC,0x0,0x17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 Principal </text:p>
          </table:table-cell>
          <table:table-cell/>
          <table:table-cell table:formula="of:=[.D75]" office:value-type="string" office:string-value="0x11" calcext:value-type="string">
            <text:p>0x11</text:p>
          </table:table-cell>
          <table:table-cell/>
          <table:table-cell table:formula="of:=IF(LEN([.C76])&lt;2;[.F75]+1;[.F75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table:formula="of:=INT([.H76]/8)" office:value-type="float" office:value="52" calcext:value-type="float">
            <text:p>52</text:p>
          </table:table-cell>
          <table:table-cell table:formula="of:=[.H76]-[.I76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76]/8)" office:value-type="float" office:value="55" calcext:value-type="float">
            <text:p>55</text:p>
          </table:table-cell>
          <table:table-cell table:formula="of:=[.K76]-[.L7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76])&lt;2;&quot;{0xA7,0,&quot;&amp;[.D76]&amp;&quot;,0x&quot;&amp;DEC2HEX(4*[.F76])&amp;&quot;,     &quot;&amp;[.G76]&amp;&quot;,0x&quot;&amp;DEC2HEX([.I76]*8+[.J76])&amp;&quot;,0x&quot;&amp;DEC2HEX([.L76]*8+[.M76])&amp;&quot;,0x&quot;&amp;RIGHT(DEC2HEX([.N76]);2)&amp;&quot;,0x&quot;&amp;DEC2HEX([.P76]*8+[.Q76])&amp;&quot;,0x&quot;&amp;DEC2HEX([.S76]*8+[.T76])&amp;&quot;,0x&quot;&amp;DEC2HEX([.V76]*8+[.W76])&amp;&quot;},&quot;;&quot;&quot;)" office:value-type="string" office:string-value="{0xA7,0,0x11,0x34,     3,0x1A4,0x1BC,0x0,0x17,0x0,0x1E}," calcext:value-type="string">
            <text:p>{0xA7,0,0x11,0x34, <text:s text:c="4"/>3,0x1A4,0x1BC,0x0,0x17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 Principal Super</text:p>
          </table:table-cell>
          <table:table-cell/>
          <table:table-cell table:formula="of:=[.D76]" office:value-type="string" office:string-value="0x11" calcext:value-type="string">
            <text:p>0x11</text:p>
          </table:table-cell>
          <table:table-cell/>
          <table:table-cell table:formula="of:=IF(LEN([.C77])&lt;2;[.F76]+1;[.F76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77]/8)" office:value-type="float" office:value="51" calcext:value-type="float">
            <text:p>51</text:p>
          </table:table-cell>
          <table:table-cell table:formula="of:=[.H77]-[.I77]*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INT([.K77]/8)" office:value-type="float" office:value="54" calcext:value-type="float">
            <text:p>54</text:p>
          </table:table-cell>
          <table:table-cell table:formula="of:=[.K77]-[.L7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7])&lt;2;&quot;{0xA7,0,&quot;&amp;[.D77]&amp;&quot;,0x&quot;&amp;DEC2HEX(4*[.F77])&amp;&quot;,     &quot;&amp;[.G77]&amp;&quot;,0x&quot;&amp;DEC2HEX([.I77]*8+[.J77])&amp;&quot;,0x&quot;&amp;DEC2HEX([.L77]*8+[.M77])&amp;&quot;,0x&quot;&amp;RIGHT(DEC2HEX([.N77]);2)&amp;&quot;,0x&quot;&amp;DEC2HEX([.P77]*8+[.Q77])&amp;&quot;,0x&quot;&amp;DEC2HEX([.S77]*8+[.T77])&amp;&quot;,0x&quot;&amp;DEC2HEX([.V77]*8+[.W77])&amp;&quot;},&quot;;&quot;&quot;)" office:value-type="string" office:string-value="{0xA7,0,0x11,0x38,     0x83,0x198,0x1B0,0x0,0x17,0x1F,0x0}," calcext:value-type="string">
            <text:p>{0xA7,0,0x11,0x38, <text:s text:c="4"/>0x83,0x198,0x1B0,0x0,0x17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16</text:p>
          </table:table-cell>
          <table:table-cell/>
          <table:table-cell table:formula="of:=[.D77]" office:value-type="string" office:string-value="0x11" calcext:value-type="string">
            <text:p>0x11</text:p>
          </table:table-cell>
          <table:table-cell/>
          <table:table-cell table:formula="of:=IF(LEN([.C78])&lt;2;[.F77]+1;[.F77])" office:value-type="float" office:value="15" calcext:value-type="float">
            <text:p>15</text:p>
          </table:table-cell>
          <table:table-cell office:value-type="string" calcext:value-type="string">
            <text:p>0x83</text:p>
          </table:table-cell>
          <table:table-cell table:formula="of:=[.H75]+64" office:value-type="float" office:value="496" calcext:value-type="float">
            <text:p>496</text:p>
          </table:table-cell>
          <table:table-cell table:formula="of:=INT([.H78]/8)" office:value-type="float" office:value="62" calcext:value-type="float">
            <text:p>62</text:p>
          </table:table-cell>
          <table:table-cell table:formula="of:=[.H78]-[.I78]*8" office:value-type="float" office:value="0" calcext:value-type="float">
            <text:p>0</text:p>
          </table:table-cell>
          <table:table-cell table:formula="of:=[.K75]+64" office:value-type="float" office:value="508" calcext:value-type="float">
            <text:p>508</text:p>
          </table:table-cell>
          <table:table-cell table:formula="of:=INT([.K78]/8)" office:value-type="float" office:value="63" calcext:value-type="float">
            <text:p>63</text:p>
          </table:table-cell>
          <table:table-cell table:formula="of:=[.K78]-[.L78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8])&lt;2;&quot;{0xA7,0,&quot;&amp;[.D78]&amp;&quot;,0x&quot;&amp;DEC2HEX(4*[.F78])&amp;&quot;,     &quot;&amp;[.G78]&amp;&quot;,0x&quot;&amp;DEC2HEX([.I78]*8+[.J78])&amp;&quot;,0x&quot;&amp;DEC2HEX([.L78]*8+[.M78])&amp;&quot;,0x&quot;&amp;RIGHT(DEC2HEX([.N78]);2)&amp;&quot;,0x&quot;&amp;DEC2HEX([.P78]*8+[.Q78])&amp;&quot;,0x&quot;&amp;DEC2HEX([.S78]*8+[.T78])&amp;&quot;,0x&quot;&amp;DEC2HEX([.V78]*8+[.W78])&amp;&quot;},&quot;;&quot;&quot;)" office:value-type="string" office:string-value="{0xA7,0,0x11,0x3C,     0x83,0x1F0,0x1FC,0x0,0x17,0x2D,0x0}," calcext:value-type="string">
            <text:p>{0xA7,0,0x11,0x3C, <text:s text:c="4"/>0x83,0x1F0,0x1FC,0x0,0x17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</text:p>
          </table:table-cell>
          <table:table-cell/>
          <table:table-cell table:formula="of:=[.D78]" office:value-type="string" office:string-value="0x11" calcext:value-type="string">
            <text:p>0x11</text:p>
          </table:table-cell>
          <table:table-cell/>
          <table:table-cell table:formula="of:=IF(LEN([.C79])&lt;2;[.F78]+1;[.F78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table:formula="of:=[.H76]+64" office:value-type="float" office:value="484" calcext:value-type="float">
            <text:p>484</text:p>
          </table:table-cell>
          <table:table-cell table:formula="of:=INT([.H79]/8)" office:value-type="float" office:value="60" calcext:value-type="float">
            <text:p>60</text:p>
          </table:table-cell>
          <table:table-cell table:formula="of:=[.H79]-[.I79]*8" office:value-type="float" office:value="4" calcext:value-type="float">
            <text:p>4</text:p>
          </table:table-cell>
          <table:table-cell table:formula="of:=[.K76]+64" office:value-type="float" office:value="508" calcext:value-type="float">
            <text:p>508</text:p>
          </table:table-cell>
          <table:table-cell table:formula="of:=INT([.K79]/8)" office:value-type="float" office:value="63" calcext:value-type="float">
            <text:p>63</text:p>
          </table:table-cell>
          <table:table-cell table:formula="of:=[.K79]-[.L79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9])&lt;2;&quot;{0xA7,0,&quot;&amp;[.D79]&amp;&quot;,0x&quot;&amp;DEC2HEX(4*[.F79])&amp;&quot;,     &quot;&amp;[.G79]&amp;&quot;,0x&quot;&amp;DEC2HEX([.I79]*8+[.J79])&amp;&quot;,0x&quot;&amp;DEC2HEX([.L79]*8+[.M79])&amp;&quot;,0x&quot;&amp;RIGHT(DEC2HEX([.N79]);2)&amp;&quot;,0x&quot;&amp;DEC2HEX([.P79]*8+[.Q79])&amp;&quot;,0x&quot;&amp;DEC2HEX([.S79]*8+[.T79])&amp;&quot;,0x&quot;&amp;DEC2HEX([.V79]*8+[.W79])&amp;&quot;},&quot;;&quot;&quot;)" office:value-type="string" office:string-value="{0xA7,0,0x11,0x40,     0x83,0x1E4,0x1FC,0x0,0x17,0x2E,0x0}," calcext:value-type="string">
            <text:p>{0xA7,0,0x11,0x40, <text:s text:c="4"/>0x83,0x1E4,0x1FC,0x0,0x17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well PrincipalSw/Gt 4</text:p>
          </table:table-cell>
          <table:table-cell/>
          <table:table-cell table:formula="of:=[.D79]" office:value-type="string" office:string-value="0x11" calcext:value-type="string">
            <text:p>0x11</text:p>
          </table:table-cell>
          <table:table-cell/>
          <table:table-cell table:formula="of:=IF(LEN([.C80])&lt;2;[.F79]+1;[.F79])" office:value-type="float" office:value="17" calcext:value-type="float">
            <text:p>17</text:p>
          </table:table-cell>
          <table:table-cell office:value-type="string" calcext:value-type="string">
            <text:p>0x83</text:p>
          </table:table-cell>
          <table:table-cell table:formula="of:=[.H77]+64" office:value-type="float" office:value="472" calcext:value-type="float">
            <text:p>472</text:p>
          </table:table-cell>
          <table:table-cell table:formula="of:=INT([.H80]/8)" office:value-type="float" office:value="59" calcext:value-type="float">
            <text:p>59</text:p>
          </table:table-cell>
          <table:table-cell table:formula="of:=[.H80]-[.I80]*8" office:value-type="float" office:value="0" calcext:value-type="float">
            <text:p>0</text:p>
          </table:table-cell>
          <table:table-cell table:formula="of:=[.K77]+64" office:value-type="float" office:value="496" calcext:value-type="float">
            <text:p>496</text:p>
          </table:table-cell>
          <table:table-cell table:formula="of:=INT([.K80]/8)" office:value-type="float" office:value="62" calcext:value-type="float">
            <text:p>62</text:p>
          </table:table-cell>
          <table:table-cell table:formula="of:=[.K80]-[.L8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0])&lt;2;&quot;{0xA7,0,&quot;&amp;[.D80]&amp;&quot;,0x&quot;&amp;DEC2HEX(4*[.F80])&amp;&quot;,     &quot;&amp;[.G80]&amp;&quot;,0x&quot;&amp;DEC2HEX([.I80]*8+[.J80])&amp;&quot;,0x&quot;&amp;DEC2HEX([.L80]*8+[.M80])&amp;&quot;,0x&quot;&amp;RIGHT(DEC2HEX([.N80]);2)&amp;&quot;,0x&quot;&amp;DEC2HEX([.P80]*8+[.Q80])&amp;&quot;,0x&quot;&amp;DEC2HEX([.S80]*8+[.T80])&amp;&quot;,0x&quot;&amp;DEC2HEX([.V80]*8+[.W80])&amp;&quot;},&quot;;&quot;&quot;)" office:value-type="string" office:string-value="{0xA7,0,0x11,0x44,     0x83,0x1D8,0x1F0,0x0,0x17,0x2F,0x0}," calcext:value-type="string">
            <text:p>{0xA7,0,0x11,0x44, <text:s text:c="4"/>0x83,0x1D8,0x1F0,0x0,0x17,0x2F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</text:p>
          </table:table-cell>
          <table:table-cell office:value-type="string" calcext:value-type="string">
            <text:p>na</text:p>
          </table:table-cell>
          <table:table-cell table:formula="of:=[.D80]" office:value-type="string" office:string-value="0x11" calcext:value-type="string">
            <text:p>0x11</text:p>
          </table:table-cell>
          <table:table-cell/>
          <table:table-cell table:formula="of:=IF(LEN([.C81])&lt;2;[.F80]+1;[.F80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81]/8)" office:value-type="float" office:value="25" calcext:value-type="float">
            <text:p>25</text:p>
          </table:table-cell>
          <table:table-cell table:formula="of:=[.H81]-[.I81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81]/8)" office:value-type="float" office:value="27" calcext:value-type="float">
            <text:p>27</text:p>
          </table:table-cell>
          <table:table-cell table:formula="of:=[.K81]-[.L8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1])&lt;2;&quot;{0xA7,0,&quot;&amp;[.D81]&amp;&quot;,0x&quot;&amp;DEC2HEX(4*[.F81])&amp;&quot;,     &quot;&amp;[.G81]&amp;&quot;,0x&quot;&amp;DEC2HEX([.I81]*8+[.J81])&amp;&quot;,0x&quot;&amp;DEC2HEX([.L81]*8+[.M81])&amp;&quot;,0x&quot;&amp;RIGHT(DEC2HEX([.N81]);2)&amp;&quot;,0x&quot;&amp;DEC2HEX([.P81]*8+[.Q81])&amp;&quot;,0x&quot;&amp;DEC2HEX([.S81]*8+[.T81])&amp;&quot;,0x&quot;&amp;DEC2HEX([.V81]*8+[.W81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4</text:p>
          </table:table-cell>
          <table:table-cell office:value-type="string" calcext:value-type="string">
            <text:p>na</text:p>
          </table:table-cell>
          <table:table-cell table:formula="of:=[.D81]" office:value-type="string" office:string-value="0x11" calcext:value-type="string">
            <text:p>0x11</text:p>
          </table:table-cell>
          <table:table-cell/>
          <table:table-cell table:formula="of:=IF(LEN([.C82])&lt;2;[.F81]+1;[.F81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82]/8)" office:value-type="float" office:value="27" calcext:value-type="float">
            <text:p>27</text:p>
          </table:table-cell>
          <table:table-cell table:formula="of:=[.H82]-[.I82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82]/8)" office:value-type="float" office:value="27" calcext:value-type="float">
            <text:p>27</text:p>
          </table:table-cell>
          <table:table-cell table:formula="of:=[.K82]-[.L8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2])&lt;2;&quot;{0xA7,0,&quot;&amp;[.D82]&amp;&quot;,0x&quot;&amp;DEC2HEX(4*[.F82])&amp;&quot;,     &quot;&amp;[.G82]&amp;&quot;,0x&quot;&amp;DEC2HEX([.I82]*8+[.J82])&amp;&quot;,0x&quot;&amp;DEC2HEX([.L82]*8+[.M82])&amp;&quot;,0x&quot;&amp;RIGHT(DEC2HEX([.N82]);2)&amp;&quot;,0x&quot;&amp;DEC2HEX([.P82]*8+[.Q82])&amp;&quot;,0x&quot;&amp;DEC2HEX([.S82]*8+[.T82])&amp;&quot;,0x&quot;&amp;DEC2HEX([.V82]*8+[.W82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Principal Sw/Ped</text:p>
          </table:table-cell>
          <table:table-cell office:value-type="string" calcext:value-type="string">
            <text:p>na</text:p>
          </table:table-cell>
          <table:table-cell table:formula="of:=[.D82]" office:value-type="string" office:string-value="0x11" calcext:value-type="string">
            <text:p>0x11</text:p>
          </table:table-cell>
          <table:table-cell/>
          <table:table-cell table:formula="of:=IF(LEN([.C83])&lt;2;[.F82]+1;[.F82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83]/8)" office:value-type="float" office:value="27" calcext:value-type="float">
            <text:p>27</text:p>
          </table:table-cell>
          <table:table-cell table:formula="of:=[.H83]-[.I8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83]/8)" office:value-type="float" office:value="27" calcext:value-type="float">
            <text:p>27</text:p>
          </table:table-cell>
          <table:table-cell table:formula="of:=[.K83]-[.L8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3])&lt;2;&quot;{0xA7,0,&quot;&amp;[.D83]&amp;&quot;,0x&quot;&amp;DEC2HEX(4*[.F83])&amp;&quot;,     &quot;&amp;[.G83]&amp;&quot;,0x&quot;&amp;DEC2HEX([.I83]*8+[.J83])&amp;&quot;,0x&quot;&amp;DEC2HEX([.L83]*8+[.M83])&amp;&quot;,0x&quot;&amp;RIGHT(DEC2HEX([.N83]);2)&amp;&quot;,0x&quot;&amp;DEC2HEX([.P83]*8+[.Q83])&amp;&quot;,0x&quot;&amp;DEC2HEX([.S83]*8+[.T83])&amp;&quot;,0x&quot;&amp;DEC2HEX([.V83]*8+[.W83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Principal Sw/Ped4</text:p>
          </table:table-cell>
          <table:table-cell office:value-type="string" calcext:value-type="string">
            <text:p>na</text:p>
          </table:table-cell>
          <table:table-cell table:formula="of:=[.D83]" office:value-type="string" office:string-value="0x11" calcext:value-type="string">
            <text:p>0x11</text:p>
          </table:table-cell>
          <table:table-cell/>
          <table:table-cell table:formula="of:=IF(LEN([.C84])&lt;2;[.F83]+1;[.F83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84]/8)" office:value-type="float" office:value="25" calcext:value-type="float">
            <text:p>25</text:p>
          </table:table-cell>
          <table:table-cell table:formula="of:=[.H84]-[.I84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84]/8)" office:value-type="float" office:value="27" calcext:value-type="float">
            <text:p>27</text:p>
          </table:table-cell>
          <table:table-cell table:formula="of:=[.K84]-[.L8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4])&lt;2;&quot;{0xA7,0,&quot;&amp;[.D84]&amp;&quot;,0x&quot;&amp;DEC2HEX(4*[.F84])&amp;&quot;,     &quot;&amp;[.G84]&amp;&quot;,0x&quot;&amp;DEC2HEX([.I84]*8+[.J84])&amp;&quot;,0x&quot;&amp;DEC2HEX([.L84]*8+[.M84])&amp;&quot;,0x&quot;&amp;RIGHT(DEC2HEX([.N84]);2)&amp;&quot;,0x&quot;&amp;DEC2HEX([.P84]*8+[.Q84])&amp;&quot;,0x&quot;&amp;DEC2HEX([.S84]*8+[.T84])&amp;&quot;,0x&quot;&amp;DEC2HEX([.V84]*8+[.W84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Principal Sw/Ped</text:p>
          </table:table-cell>
          <table:table-cell office:value-type="string" calcext:value-type="string">
            <text:p>na</text:p>
          </table:table-cell>
          <table:table-cell table:formula="of:=[.D84]" office:value-type="string" office:string-value="0x11" calcext:value-type="string">
            <text:p>0x11</text:p>
          </table:table-cell>
          <table:table-cell/>
          <table:table-cell table:formula="of:=IF(LEN([.C85])&lt;2;[.F84]+1;[.F84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85]/8)" office:value-type="float" office:value="25" calcext:value-type="float">
            <text:p>25</text:p>
          </table:table-cell>
          <table:table-cell table:formula="of:=[.H85]-[.I8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85]/8)" office:value-type="float" office:value="27" calcext:value-type="float">
            <text:p>27</text:p>
          </table:table-cell>
          <table:table-cell table:formula="of:=[.K85]-[.L8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5])&lt;2;&quot;{0xA7,0,&quot;&amp;[.D85]&amp;&quot;,0x&quot;&amp;DEC2HEX(4*[.F85])&amp;&quot;,     &quot;&amp;[.G85]&amp;&quot;,0x&quot;&amp;DEC2HEX([.I85]*8+[.J85])&amp;&quot;,0x&quot;&amp;DEC2HEX([.L85]*8+[.M85])&amp;&quot;,0x&quot;&amp;RIGHT(DEC2HEX([.N85]);2)&amp;&quot;,0x&quot;&amp;DEC2HEX([.P85]*8+[.Q85])&amp;&quot;,0x&quot;&amp;DEC2HEX([.S85]*8+[.T85])&amp;&quot;,0x&quot;&amp;DEC2HEX([.V85]*8+[.W85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Principal Sw/Ped4</text:p>
          </table:table-cell>
          <table:table-cell/>
          <table:table-cell table:formula="of:=[.D85]" office:value-type="string" office:string-value="0x11" calcext:value-type="string">
            <text:p>0x11</text:p>
          </table:table-cell>
          <table:table-cell/>
          <table:table-cell table:formula="of:=IF(LEN([.C86])&lt;2;[.F85]+1;[.F85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86]/8)" office:value-type="float" office:value="27" calcext:value-type="float">
            <text:p>27</text:p>
          </table:table-cell>
          <table:table-cell table:formula="of:=[.H86]-[.I86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86]/8)" office:value-type="float" office:value="27" calcext:value-type="float">
            <text:p>27</text:p>
          </table:table-cell>
          <table:table-cell table:formula="of:=[.K86]-[.L8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6])&lt;2;&quot;{0xA7,0,&quot;&amp;[.D86]&amp;&quot;,0x&quot;&amp;DEC2HEX(4*[.F86])&amp;&quot;,     &quot;&amp;[.G86]&amp;&quot;,0x&quot;&amp;DEC2HEX([.I86]*8+[.J86])&amp;&quot;,0x&quot;&amp;DEC2HEX([.L86]*8+[.M86])&amp;&quot;,0x&quot;&amp;RIGHT(DEC2HEX([.N86]);2)&amp;&quot;,0x&quot;&amp;DEC2HEX([.P86]*8+[.Q86])&amp;&quot;,0x&quot;&amp;DEC2HEX([.S86]*8+[.T86])&amp;&quot;,0x&quot;&amp;DEC2HEX([.V86]*8+[.W86])&amp;&quot;},&quot;;&quot;&quot;)" office:value-type="string" office:string-value="{0xA7,0,0x11,0x48,     0x80,0xD8,0xDF,0x0,0x17,0xD,0x0}," calcext:value-type="string">
            <text:p>{0xA7,0,0x11,0x48, <text:s text:c="4"/>0x80,0xD8,0xDF,0x0,0x17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</text:p>
          </table:table-cell>
          <table:table-cell/>
          <table:table-cell table:formula="of:=[.D86]" office:value-type="string" office:string-value="0x11" calcext:value-type="string">
            <text:p>0x11</text:p>
          </table:table-cell>
          <table:table-cell/>
          <table:table-cell table:formula="of:=IF(LEN([.C87])&lt;2;[.F86]+1;[.F86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table:formula="of:=INT([.H87]/8)" office:value-type="float" office:value="63" calcext:value-type="float">
            <text:p>63</text:p>
          </table:table-cell>
          <table:table-cell table:formula="of:=[.H87]-[.I87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87]/8)" office:value-type="float" office:value="63" calcext:value-type="float">
            <text:p>63</text:p>
          </table:table-cell>
          <table:table-cell table:formula="of:=[.K87]-[.L87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7])&lt;2;&quot;{0xA7,0,&quot;&amp;[.D87]&amp;&quot;,0x&quot;&amp;DEC2HEX(4*[.F87])&amp;&quot;,     &quot;&amp;[.G87]&amp;&quot;,0x&quot;&amp;DEC2HEX([.I87]*8+[.J87])&amp;&quot;,0x&quot;&amp;DEC2HEX([.L87]*8+[.M87])&amp;&quot;,0x&quot;&amp;RIGHT(DEC2HEX([.N87]);2)&amp;&quot;,0x&quot;&amp;DEC2HEX([.P87]*8+[.Q87])&amp;&quot;,0x&quot;&amp;DEC2HEX([.S87]*8+[.T87])&amp;&quot;,0x&quot;&amp;DEC2HEX([.V87]*8+[.W87])&amp;&quot;},&quot;;&quot;&quot;)" office:value-type="string" office:string-value="{0xA7,0,0x11,0x4C,     3,0x1FC,0x1FC,0x0,0x2B,0x0,0x0}," calcext:value-type="string">
            <text:p>{0xA7,0,0x11,0x4C, <text:s text:c="4"/>3,0x1FC,0x1FC,0x0,0x2B,0x0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Trumpet super</text:p>
          </table:table-cell>
          <table:table-cell/>
          <table:table-cell table:formula="of:=[.D87]" office:value-type="string" office:string-value="0x11" calcext:value-type="string">
            <text:p>0x11</text:p>
          </table:table-cell>
          <table:table-cell/>
          <table:table-cell table:formula="of:=IF(LEN([.C88])&lt;2;[.F87]+1;[.F87])" office:value-type="float" office:value="20" calcext:value-type="float">
            <text:p>20</text:p>
          </table:table-cell>
          <table:table-cell office:value-type="string" calcext:value-type="string">
            <text:p>0x83</text:p>
          </table:table-cell>
          <table:table-cell office:value-type="float" office:value="497" calcext:value-type="float">
            <text:p>497</text:p>
          </table:table-cell>
          <table:table-cell table:formula="of:=INT([.H88]/8)" office:value-type="float" office:value="62" calcext:value-type="float">
            <text:p>62</text:p>
          </table:table-cell>
          <table:table-cell table:formula="of:=[.H88]-[.I88]*8"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table:formula="of:=INT([.K88]/8)" office:value-type="float" office:value="63" calcext:value-type="float">
            <text:p>63</text:p>
          </table:table-cell>
          <table:table-cell table:formula="of:=[.K88]-[.L88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8])&lt;2;&quot;{0xA7,0,&quot;&amp;[.D88]&amp;&quot;,0x&quot;&amp;DEC2HEX(4*[.F88])&amp;&quot;,     &quot;&amp;[.G88]&amp;&quot;,0x&quot;&amp;DEC2HEX([.I88]*8+[.J88])&amp;&quot;,0x&quot;&amp;DEC2HEX([.L88]*8+[.M88])&amp;&quot;,0x&quot;&amp;RIGHT(DEC2HEX([.N88]);2)&amp;&quot;,0x&quot;&amp;DEC2HEX([.P88]*8+[.Q88])&amp;&quot;,0x&quot;&amp;DEC2HEX([.S88]*8+[.T88])&amp;&quot;,0x&quot;&amp;DEC2HEX([.V88]*8+[.W88])&amp;&quot;},&quot;;&quot;&quot;)" office:value-type="string" office:string-value="{0xA7,0,0x11,0x50,     0x83,0x1F1,0x1FC,0x1,0x2B,0x2C,0x0}," calcext:value-type="string">
            <text:p>{0xA7,0,0x11,0x50, <text:s text:c="4"/>0x83,0x1F1,0x1FC,0x1,0x2B,0x2C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b</text:p>
          </table:table-cell>
          <table:table-cell office:value-type="string" calcext:value-type="string">
            <text:p>na</text:p>
          </table:table-cell>
          <table:table-cell table:formula="of:=[.D88]" office:value-type="string" office:string-value="0x11" calcext:value-type="string">
            <text:p>0x11</text:p>
          </table:table-cell>
          <table:table-cell/>
          <table:table-cell table:formula="of:=IF(LEN([.C89])&lt;2;[.F88]+1;[.F88])" office:value-type="float" office:value="20" calcext:value-type="float">
            <text:p>20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89]/8)" office:value-type="float" office:value="55" calcext:value-type="float">
            <text:p>55</text:p>
          </table:table-cell>
          <table:table-cell table:formula="of:=[.H89]-[.I89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89]/8)" office:value-type="float" office:value="55" calcext:value-type="float">
            <text:p>55</text:p>
          </table:table-cell>
          <table:table-cell table:formula="of:=[.K89]-[.L89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9])&lt;2;&quot;{0xA7,0,&quot;&amp;[.D89]&amp;&quot;,0x&quot;&amp;DEC2HEX(4*[.F89])&amp;&quot;,     &quot;&amp;[.G89]&amp;&quot;,0x&quot;&amp;DEC2HEX([.I89]*8+[.J89])&amp;&quot;,0x&quot;&amp;DEC2HEX([.L89]*8+[.M89])&amp;&quot;,0x&quot;&amp;RIGHT(DEC2HEX([.N89]);2)&amp;&quot;,0x&quot;&amp;DEC2HEX([.P89]*8+[.Q89])&amp;&quot;,0x&quot;&amp;DEC2HEX([.S89]*8+[.T89])&amp;&quot;,0x&quot;&amp;DEC2HEX([.V89]*8+[.W89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</text:p>
          </table:table-cell>
          <table:table-cell office:value-type="string" calcext:value-type="string">
            <text:p>na</text:p>
          </table:table-cell>
          <table:table-cell table:formula="of:=[.D89]" office:value-type="string" office:string-value="0x11" calcext:value-type="string">
            <text:p>0x11</text:p>
          </table:table-cell>
          <table:table-cell/>
          <table:table-cell table:formula="of:=IF(LEN([.C90])&lt;2;[.F89]+1;[.F89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table:formula="of:=INT([.H90]/8)" office:value-type="float" office:value="55" calcext:value-type="float">
            <text:p>55</text:p>
          </table:table-cell>
          <table:table-cell table:formula="of:=[.H90]-[.I90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90]/8)" office:value-type="float" office:value="55" calcext:value-type="float">
            <text:p>55</text:p>
          </table:table-cell>
          <table:table-cell table:formula="of:=[.K90]-[.L90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90])&lt;2;&quot;{0xA7,0,&quot;&amp;[.D90]&amp;&quot;,0x&quot;&amp;DEC2HEX(4*[.F90])&amp;&quot;,     &quot;&amp;[.G90]&amp;&quot;,0x&quot;&amp;DEC2HEX([.I90]*8+[.J90])&amp;&quot;,0x&quot;&amp;DEC2HEX([.L90]*8+[.M90])&amp;&quot;,0x&quot;&amp;RIGHT(DEC2HEX([.N90]);2)&amp;&quot;,0x&quot;&amp;DEC2HEX([.P90]*8+[.Q90])&amp;&quot;,0x&quot;&amp;DEC2HEX([.S90]*8+[.T90])&amp;&quot;,0x&quot;&amp;DEC2HEX([.V90]*8+[.W90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8 Trumpet super</text:p>
          </table:table-cell>
          <table:table-cell/>
          <table:table-cell table:formula="of:=[.D90]" office:value-type="string" office:string-value="0x11" calcext:value-type="string">
            <text:p>0x11</text:p>
          </table:table-cell>
          <table:table-cell/>
          <table:table-cell table:formula="of:=IF(LEN([.C91])&lt;2;[.F90]+1;[.F90])" office:value-type="float" office:value="21" calcext:value-type="float">
            <text:p>21</text:p>
          </table:table-cell>
          <table:table-cell office:value-type="string" calcext:value-type="string">
            <text:p>0X83</text:p>
          </table:table-cell>
          <table:table-cell office:value-type="float" office:value="433" calcext:value-type="float">
            <text:p>433</text:p>
          </table:table-cell>
          <table:table-cell table:formula="of:=INT([.H91]/8)" office:value-type="float" office:value="54" calcext:value-type="float">
            <text:p>54</text:p>
          </table:table-cell>
          <table:table-cell table:formula="of:=[.H91]-[.I91]*8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INT([.K91]/8)" office:value-type="float" office:value="55" calcext:value-type="float">
            <text:p>55</text:p>
          </table:table-cell>
          <table:table-cell table:formula="of:=[.K91]-[.L91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1])&lt;2;&quot;{0xA7,0,&quot;&amp;[.D91]&amp;&quot;,0x&quot;&amp;DEC2HEX(4*[.F91])&amp;&quot;,     &quot;&amp;[.G91]&amp;&quot;,0x&quot;&amp;DEC2HEX([.I91]*8+[.J91])&amp;&quot;,0x&quot;&amp;DEC2HEX([.L91]*8+[.M91])&amp;&quot;,0x&quot;&amp;RIGHT(DEC2HEX([.N91]);2)&amp;&quot;,0x&quot;&amp;DEC2HEX([.P91]*8+[.Q91])&amp;&quot;,0x&quot;&amp;DEC2HEX([.S91]*8+[.T91])&amp;&quot;,0x&quot;&amp;DEC2HEX([.V91]*8+[.W91])&amp;&quot;},&quot;;&quot;&quot;)" office:value-type="string" office:string-value="{0xA7,0,0x11,0x54,     0X83,0x1B1,0x1BC,0x1,0x1A,0x1F,0x0}," calcext:value-type="string">
            <text:p>{0xA7,0,0x11,0x54, <text:s text:c="4"/>0X83,0x1B1,0x1BC,0x1,0x1A,0x1F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16</text:p>
          </table:table-cell>
          <table:table-cell office:value-type="string" calcext:value-type="string">
            <text:p>na</text:p>
          </table:table-cell>
          <table:table-cell table:formula="of:=[.D91]" office:value-type="string" office:string-value="0x11" calcext:value-type="string">
            <text:p>0x11</text:p>
          </table:table-cell>
          <table:table-cell/>
          <table:table-cell table:formula="of:=IF(LEN([.C92])&lt;2;[.F91]+1;[.F91])" office:value-type="float" office:value="21" calcext:value-type="float">
            <text:p>21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92]/8)" office:value-type="float" office:value="62" calcext:value-type="float">
            <text:p>62</text:p>
          </table:table-cell>
          <table:table-cell table:formula="of:=[.H92]-[.I92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92]/8)" office:value-type="float" office:value="63" calcext:value-type="float">
            <text:p>63</text:p>
          </table:table-cell>
          <table:table-cell table:formula="of:=[.K92]-[.L92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2])&lt;2;&quot;{0xA7,0,&quot;&amp;[.D92]&amp;&quot;,0x&quot;&amp;DEC2HEX(4*[.F92])&amp;&quot;,     &quot;&amp;[.G92]&amp;&quot;,0x&quot;&amp;DEC2HEX([.I92]*8+[.J92])&amp;&quot;,0x&quot;&amp;DEC2HEX([.L92]*8+[.M92])&amp;&quot;,0x&quot;&amp;RIGHT(DEC2HEX([.N92]);2)&amp;&quot;,0x&quot;&amp;DEC2HEX([.P92]*8+[.Q92])&amp;&quot;,0x&quot;&amp;DEC2HEX([.S92]*8+[.T92])&amp;&quot;,0x&quot;&amp;DEC2HEX([.V92]*8+[.W92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</text:p>
          </table:table-cell>
          <table:table-cell office:value-type="string" calcext:value-type="string">
            <text:p>na</text:p>
          </table:table-cell>
          <table:table-cell table:formula="of:=[.D92]" office:value-type="string" office:string-value="0x11" calcext:value-type="string">
            <text:p>0x11</text:p>
          </table:table-cell>
          <table:table-cell/>
          <table:table-cell table:formula="of:=IF(LEN([.C93])&lt;2;[.F92]+1;[.F92])" office:value-type="float" office:value="21" calcext:value-type="float">
            <text:p>21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93]/8)" office:value-type="float" office:value="63" calcext:value-type="float">
            <text:p>63</text:p>
          </table:table-cell>
          <table:table-cell table:formula="of:=[.H93]-[.I93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93]/8)" office:value-type="float" office:value="63" calcext:value-type="float">
            <text:p>63</text:p>
          </table:table-cell>
          <table:table-cell table:formula="of:=[.K93]-[.L9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3])&lt;2;&quot;{0xA7,0,&quot;&amp;[.D93]&amp;&quot;,0x&quot;&amp;DEC2HEX(4*[.F93])&amp;&quot;,     &quot;&amp;[.G93]&amp;&quot;,0x&quot;&amp;DEC2HEX([.I93]*8+[.J93])&amp;&quot;,0x&quot;&amp;DEC2HEX([.L93]*8+[.M93])&amp;&quot;,0x&quot;&amp;RIGHT(DEC2HEX([.N93]);2)&amp;&quot;,0x&quot;&amp;DEC2HEX([.P93]*8+[.Q93])&amp;&quot;,0x&quot;&amp;DEC2HEX([.S93]*8+[.T93])&amp;&quot;,0x&quot;&amp;DEC2HEX([.V93]*8+[.W93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Tpt Sw/Gt 4</text:p>
          </table:table-cell>
          <table:table-cell/>
          <table:table-cell table:formula="of:=[.D93]" office:value-type="string" office:string-value="0x11" calcext:value-type="string">
            <text:p>0x11</text:p>
          </table:table-cell>
          <table:table-cell/>
          <table:table-cell table:formula="of:=IF(LEN([.C94])&lt;2;[.F93]+1;[.F93])" office:value-type="float" office:value="22" calcext:value-type="float">
            <text:p>22</text:p>
          </table:table-cell>
          <table:table-cell office:value-type="string" calcext:value-type="string">
            <text:p>0x83</text:p>
          </table:table-cell>
          <table:table-cell office:value-type="float" office:value="497" calcext:value-type="float">
            <text:p>497</text:p>
          </table:table-cell>
          <table:table-cell table:formula="of:=INT([.H94]/8)" office:value-type="float" office:value="62" calcext:value-type="float">
            <text:p>62</text:p>
          </table:table-cell>
          <table:table-cell table:formula="of:=[.H94]-[.I94]*8"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table:formula="of:=INT([.K94]/8)" office:value-type="float" office:value="63" calcext:value-type="float">
            <text:p>63</text:p>
          </table:table-cell>
          <table:table-cell table:formula="of:=[.K94]-[.L94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4])&lt;2;&quot;{0xA7,0,&quot;&amp;[.D94]&amp;&quot;,0x&quot;&amp;DEC2HEX(4*[.F94])&amp;&quot;,     &quot;&amp;[.G94]&amp;&quot;,0x&quot;&amp;DEC2HEX([.I94]*8+[.J94])&amp;&quot;,0x&quot;&amp;DEC2HEX([.L94]*8+[.M94])&amp;&quot;,0x&quot;&amp;RIGHT(DEC2HEX([.N94]);2)&amp;&quot;,0x&quot;&amp;DEC2HEX([.P94]*8+[.Q94])&amp;&quot;,0x&quot;&amp;DEC2HEX([.S94]*8+[.T94])&amp;&quot;,0x&quot;&amp;DEC2HEX([.V94]*8+[.W94])&amp;&quot;},&quot;;&quot;&quot;)" office:value-type="string" office:string-value="{0xA7,0,0x11,0x58,     0x83,0x1F1,0x1FC,0x1,0x1A,0x2F,0x0}," calcext:value-type="string">
            <text:p>{0xA7,0,0x11,0x58, <text:s text:c="4"/>0x83,0x1F1,0x1FC,0x1,0x1A,0x2F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b</text:p>
          </table:table-cell>
          <table:table-cell office:value-type="string" calcext:value-type="string">
            <text:p>na</text:p>
          </table:table-cell>
          <table:table-cell table:formula="of:=[.D94]" office:value-type="string" office:string-value="0x11" calcext:value-type="string">
            <text:p>0x11</text:p>
          </table:table-cell>
          <table:table-cell/>
          <table:table-cell table:formula="of:=IF(LEN([.C95])&lt;2;[.F94]+1;[.F94])" office:value-type="float" office:value="22" calcext:value-type="float">
            <text:p>22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95]/8)" office:value-type="float" office:value="55" calcext:value-type="float">
            <text:p>55</text:p>
          </table:table-cell>
          <table:table-cell table:formula="of:=[.H95]-[.I95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95]/8)" office:value-type="float" office:value="55" calcext:value-type="float">
            <text:p>55</text:p>
          </table:table-cell>
          <table:table-cell table:formula="of:=[.K95]-[.L9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5])&lt;2;&quot;{0xA7,0,&quot;&amp;[.D95]&amp;&quot;,0x&quot;&amp;DEC2HEX(4*[.F95])&amp;&quot;,     &quot;&amp;[.G95]&amp;&quot;,0x&quot;&amp;DEC2HEX([.I95]*8+[.J95])&amp;&quot;,0x&quot;&amp;DEC2HEX([.L95]*8+[.M95])&amp;&quot;,0x&quot;&amp;RIGHT(DEC2HEX([.N95]);2)&amp;&quot;,0x&quot;&amp;DEC2HEX([.P95]*8+[.Q95])&amp;&quot;,0x&quot;&amp;DEC2HEX([.S95]*8+[.T95])&amp;&quot;,0x&quot;&amp;DEC2HEX([.V95]*8+[.W95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</text:p>
          </table:table-cell>
          <table:table-cell/>
          <table:table-cell table:formula="of:=[.D95]" office:value-type="string" office:string-value="0x11" calcext:value-type="string">
            <text:p>0x11</text:p>
          </table:table-cell>
          <table:table-cell/>
          <table:table-cell table:formula="of:=IF(LEN([.C96])&lt;2;[.F95]+1;[.F95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formula="of:=INT([.H96]/8)" office:value-type="float" office:value="54" calcext:value-type="float">
            <text:p>54</text:p>
          </table:table-cell>
          <table:table-cell table:formula="of:=[.H96]-[.I96]*8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INT([.K96]/8)" office:value-type="float" office:value="55" calcext:value-type="float">
            <text:p>55</text:p>
          </table:table-cell>
          <table:table-cell table:formula="of:=[.K96]-[.L96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96])&lt;2;&quot;{0xA7,0,&quot;&amp;[.D96]&amp;&quot;,0x&quot;&amp;DEC2HEX(4*[.F96])&amp;&quot;,     &quot;&amp;[.G96]&amp;&quot;,0x&quot;&amp;DEC2HEX([.I96]*8+[.J96])&amp;&quot;,0x&quot;&amp;DEC2HEX([.L96]*8+[.M96])&amp;&quot;,0x&quot;&amp;RIGHT(DEC2HEX([.N96]);2)&amp;&quot;,0x&quot;&amp;DEC2HEX([.P96]*8+[.Q96])&amp;&quot;,0x&quot;&amp;DEC2HEX([.S96]*8+[.T96])&amp;&quot;,0x&quot;&amp;DEC2HEX([.V96]*8+[.W96])&amp;&quot;},&quot;;&quot;&quot;)" office:value-type="string" office:string-value="{0xA7,0,0x11,0x5C,     3,0x1B1,0x1BC,0x1,0x1B,0x0,0x1E}," calcext:value-type="string">
            <text:p>{0xA7,0,0x11,0x5C, <text:s text:c="4"/>3,0x1B1,0x1BC,0x1,0x1B,0x0,0x1E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Swell</text:p>
          </table:table-cell>
          <table:table-cell office:value-type="string" calcext:value-type="string">
            <text:p>4 Trumpet super</text:p>
          </table:table-cell>
          <table:table-cell/>
          <table:table-cell table:formula="of:=[.D96]" office:value-type="string" office:string-value="0x11" calcext:value-type="string">
            <text:p>0x11</text:p>
          </table:table-cell>
          <table:table-cell/>
          <table:table-cell table:formula="of:=IF(LEN([.C97])&lt;2;[.F96]+1;[.F96])" office:value-type="float" office:value="24" calcext:value-type="float">
            <text:p>24</text:p>
          </table:table-cell>
          <table:table-cell office:value-type="string" calcext:value-type="string">
            <text:p>0X83</text:p>
          </table:table-cell>
          <table:table-cell office:value-type="float" office:value="421" calcext:value-type="float">
            <text:p>421</text:p>
          </table:table-cell>
          <table:table-cell table:formula="of:=INT([.H97]/8)" office:value-type="float" office:value="52" calcext:value-type="float">
            <text:p>52</text:p>
          </table:table-cell>
          <table:table-cell table:formula="of:=[.H97]-[.I97]*8" office:value-type="float" office:value="5" calcext:value-type="float">
            <text:p>5</text:p>
          </table:table-cell>
          <table:table-cell table:formula="of:=[.H97]+11" office:value-type="float" office:value="432" calcext:value-type="float">
            <text:p>432</text:p>
          </table:table-cell>
          <table:table-cell table:formula="of:=INT([.K97]/8)" office:value-type="float" office:value="54" calcext:value-type="float">
            <text:p>54</text:p>
          </table:table-cell>
          <table:table-cell table:formula="of:=[.K97]-[.L97]*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7])&lt;2;&quot;{0xA7,0,&quot;&amp;[.D97]&amp;&quot;,0x&quot;&amp;DEC2HEX(4*[.F97])&amp;&quot;,     &quot;&amp;[.G97]&amp;&quot;,0x&quot;&amp;DEC2HEX([.I97]*8+[.J97])&amp;&quot;,0x&quot;&amp;DEC2HEX([.L97]*8+[.M97])&amp;&quot;,0x&quot;&amp;RIGHT(DEC2HEX([.N97]);2)&amp;&quot;,0x&quot;&amp;DEC2HEX([.P97]*8+[.Q97])&amp;&quot;,0x&quot;&amp;DEC2HEX([.S97]*8+[.T97])&amp;&quot;,0x&quot;&amp;DEC2HEX([.V97]*8+[.W97])&amp;&quot;},&quot;;&quot;&quot;)" office:value-type="string" office:string-value="{0xA7,0,0x11,0x60,     0X83,0x1A5,0x1B0,0x1,0x1B,0x1F,0x0}," calcext:value-type="string">
            <text:p>{0xA7,0,0x11,0x60, <text:s text:c="4"/>0X83,0x1A5,0x1B0,0x1,0x1B,0x1F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16</text:p>
          </table:table-cell>
          <table:table-cell office:value-type="string" calcext:value-type="string">
            <text:p>na</text:p>
          </table:table-cell>
          <table:table-cell table:formula="of:=[.D97]" office:value-type="string" office:string-value="0x11" calcext:value-type="string">
            <text:p>0x11</text:p>
          </table:table-cell>
          <table:table-cell/>
          <table:table-cell table:formula="of:=IF(LEN([.C98])&lt;2;[.F97]+1;[.F97])" office:value-type="float" office:value="24" calcext:value-type="float">
            <text:p>24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98]/8)" office:value-type="float" office:value="63" calcext:value-type="float">
            <text:p>63</text:p>
          </table:table-cell>
          <table:table-cell table:formula="of:=[.H98]-[.I98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98]/8)" office:value-type="float" office:value="63" calcext:value-type="float">
            <text:p>63</text:p>
          </table:table-cell>
          <table:table-cell table:formula="of:=[.K98]-[.L98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8])&lt;2;&quot;{0xA7,0,&quot;&amp;[.D98]&amp;&quot;,0x&quot;&amp;DEC2HEX(4*[.F98])&amp;&quot;,     &quot;&amp;[.G98]&amp;&quot;,0x&quot;&amp;DEC2HEX([.I98]*8+[.J98])&amp;&quot;,0x&quot;&amp;DEC2HEX([.L98]*8+[.M98])&amp;&quot;,0x&quot;&amp;RIGHT(DEC2HEX([.N98]);2)&amp;&quot;,0x&quot;&amp;DEC2HEX([.P98]*8+[.Q98])&amp;&quot;,0x&quot;&amp;DEC2HEX([.S98]*8+[.T98])&amp;&quot;,0x&quot;&amp;DEC2HEX([.V98]*8+[.W98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</text:p>
          </table:table-cell>
          <table:table-cell/>
          <table:table-cell table:formula="of:=[.D98]" office:value-type="string" office:string-value="0x11" calcext:value-type="string">
            <text:p>0x11</text:p>
          </table:table-cell>
          <table:table-cell/>
          <table:table-cell table:formula="of:=IF(LEN([.C99])&lt;2;[.F98]+1;[.F98])" office:value-type="float" office:value="25" calcext:value-type="float">
            <text:p>25</text:p>
          </table:table-cell>
          <table:table-cell office:value-type="string" calcext:value-type="string">
            <text:p>0x83</text:p>
          </table:table-cell>
          <table:table-cell office:value-type="float" office:value="497" calcext:value-type="float">
            <text:p>497</text:p>
          </table:table-cell>
          <table:table-cell table:formula="of:=INT([.H99]/8)" office:value-type="float" office:value="62" calcext:value-type="float">
            <text:p>62</text:p>
          </table:table-cell>
          <table:table-cell table:formula="of:=[.H99]-[.I99]*8"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table:formula="of:=INT([.K99]/8)" office:value-type="float" office:value="63" calcext:value-type="float">
            <text:p>63</text:p>
          </table:table-cell>
          <table:table-cell table:formula="of:=[.K99]-[.L99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9])&lt;2;&quot;{0xA7,0,&quot;&amp;[.D99]&amp;&quot;,0x&quot;&amp;DEC2HEX(4*[.F99])&amp;&quot;,     &quot;&amp;[.G99]&amp;&quot;,0x&quot;&amp;DEC2HEX([.I99]*8+[.J99])&amp;&quot;,0x&quot;&amp;DEC2HEX([.L99]*8+[.M99])&amp;&quot;,0x&quot;&amp;RIGHT(DEC2HEX([.N99]);2)&amp;&quot;,0x&quot;&amp;DEC2HEX([.P99]*8+[.Q99])&amp;&quot;,0x&quot;&amp;DEC2HEX([.S99]*8+[.T99])&amp;&quot;,0x&quot;&amp;DEC2HEX([.V99]*8+[.W99])&amp;&quot;},&quot;;&quot;&quot;)" office:value-type="string" office:string-value="{0xA7,0,0x11,0x64,     0x83,0x1F1,0x1FC,0x1,0x1B,0x2E,0x0}," calcext:value-type="string">
            <text:p>{0xA7,0,0x11,0x64, <text:s text:c="4"/>0x83,0x1F1,0x1FC,0x1,0x1B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Tpt Sw/Gt 4</text:p>
          </table:table-cell>
          <table:table-cell/>
          <table:table-cell table:formula="of:=[.D99]" office:value-type="string" office:string-value="0x11" calcext:value-type="string">
            <text:p>0x11</text:p>
          </table:table-cell>
          <table:table-cell/>
          <table:table-cell table:formula="of:=IF(LEN([.C100])&lt;2;[.F99]+1;[.F99])" office:value-type="float" office:value="26" calcext:value-type="float">
            <text:p>26</text:p>
          </table:table-cell>
          <table:table-cell office:value-type="string" calcext:value-type="string">
            <text:p>0x83</text:p>
          </table:table-cell>
          <table:table-cell table:formula="of:=[.H99]-12" office:value-type="float" office:value="485" calcext:value-type="float">
            <text:p>485</text:p>
          </table:table-cell>
          <table:table-cell table:formula="of:=INT([.H100]/8)" office:value-type="float" office:value="60" calcext:value-type="float">
            <text:p>60</text:p>
          </table:table-cell>
          <table:table-cell table:formula="of:=[.H100]-[.I100]*8" office:value-type="float" office:value="5" calcext:value-type="float">
            <text:p>5</text:p>
          </table:table-cell>
          <table:table-cell table:formula="of:=[.H100]+11" office:value-type="float" office:value="496" calcext:value-type="float">
            <text:p>496</text:p>
          </table:table-cell>
          <table:table-cell table:formula="of:=INT([.K100]/8)" office:value-type="float" office:value="62" calcext:value-type="float">
            <text:p>62</text:p>
          </table:table-cell>
          <table:table-cell table:formula="of:=[.K100]-[.L100]*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0])&lt;2;&quot;{0xA7,0,&quot;&amp;[.D100]&amp;&quot;,0x&quot;&amp;DEC2HEX(4*[.F100])&amp;&quot;,     &quot;&amp;[.G100]&amp;&quot;,0x&quot;&amp;DEC2HEX([.I100]*8+[.J100])&amp;&quot;,0x&quot;&amp;DEC2HEX([.L100]*8+[.M100])&amp;&quot;,0x&quot;&amp;RIGHT(DEC2HEX([.N100]);2)&amp;&quot;,0x&quot;&amp;DEC2HEX([.P100]*8+[.Q100])&amp;&quot;,0x&quot;&amp;DEC2HEX([.S100]*8+[.T100])&amp;&quot;,0x&quot;&amp;DEC2HEX([.V100]*8+[.W100])&amp;&quot;},&quot;;&quot;&quot;)" office:value-type="string" office:string-value="{0xA7,0,0x11,0x68,     0x83,0x1E5,0x1F0,0x1,0x1B,0x2F,0x0}," calcext:value-type="string">
            <text:p>{0xA7,0,0x11,0x68, <text:s text:c="4"/>0x83,0x1E5,0x1F0,0x1,0x1B,0x2F,0x0},</text:p>
          </table:table-cell>
          <table:table-cell table:number-columns-repeated="3"/>
        </table:table-row>
      </table:table>
      <table:table table:name="Salicional_vox1-12(4'C)WSG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3" table:default-cell-style-name="Default"/>
        <table:table-row table:style-name="ro2">
          <table:table-cell/>
          <table:table-cell office:value-type="string" calcext:value-type="string">
            <text:p>8 4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table:formula="of:=[.F38]" office:value-type="float" office:value="23" calcext:value-type="float">
            <text:p>23</text:p>
          </table:table-cell>
          <table:table-cell table:number-columns-repeated="18"/>
          <table:table-cell table:style-name="Default" table:formula="of:=&quot;{0xA8,0x0,0x0,0x0,       &quot;&amp;[.C3]&amp;&quot;,&quot;&amp;[.D3]&amp;&quot;,0x&quot;&amp;DEC2HEX([.E3])&amp;&quot;,0xFF,0xFF,0xFF,0x5A,0x96},&quot;" office:value-type="string" office:string-value="{0xA8,0x0,0x0,0x0,       0,0x12,0x17,0xFF,0xFF,0xFF,0x5A,0x96}," calcext:value-type="string">
            <text:p>{0xA8,0x0,0x0,0x0, <text:s text:c="6"/>0,0x12,0x17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Sub</text:p>
          </table:table-cell>
          <table:table-cell/>
          <table:table-cell table:formula="of:=[.D3]" office:value-type="string" office:string-value="0x12" calcext:value-type="string">
            <text:p>0x12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5]/8)" office:value-type="float" office:value="49" calcext:value-type="float">
            <text:p>49</text:p>
          </table:table-cell>
          <table:table-cell table:formula="of:=[.H5]-[.I5]*8" office:value-type="float" office:value="4" calcext:value-type="float">
            <text:p>4</text:p>
          </table:table-cell>
          <table:table-cell table:formula="of:=[.H5]+23" office:value-type="float" office:value="419" calcext:value-type="float">
            <text:p>419</text:p>
          </table:table-cell>
          <table:table-cell table:formula="of:=INT([.K5]/8)" office:value-type="float" office:value="52" calcext:value-type="float">
            <text:p>52</text:p>
          </table:table-cell>
          <table:table-cell table:formula="of:=[.K5]-[.L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])&lt;2;&quot;{0xA7,0,&quot;&amp;[.D5]&amp;&quot;,0x&quot;&amp;DEC2HEX(4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0x12,0x4,     0x83,0x18C,0x1A3,0x0,0x12,0x1D,0x0}," calcext:value-type="string">
            <text:p>{0xA7,0,0x12,0x4, <text:s text:c="4"/>0x83,0x18C,0x1A3,0x0,0x12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<text:s/></text:p>
          </table:table-cell>
          <table:table-cell/>
          <table:table-cell table:formula="of:=[.D5]" office:value-type="string" office:string-value="0x12" calcext:value-type="string">
            <text:p>0x12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6]/8)" office:value-type="float" office:value="48" calcext:value-type="float">
            <text:p>48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23" office:value-type="float" office:value="407" calcext:value-type="float">
            <text:p>407</text:p>
          </table:table-cell>
          <table:table-cell table:formula="of:=INT([.K6]/8)" office:value-type="float" office:value="50" calcext:value-type="float">
            <text:p>50</text:p>
          </table:table-cell>
          <table:table-cell table:formula="of:=[.K6]-[.L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])&lt;2;&quot;{0xA7,0,&quot;&amp;[.D6]&amp;&quot;,0x&quot;&amp;DEC2HEX(4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0x12,0x8,     3,0x180,0x197,0x0,0x12,0x0,0x1E}," calcext:value-type="string">
            <text:p>{0xA7,0,0x12,0x8, <text:s text:c="4"/>3,0x180,0x197,0x0,0x12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Super</text:p>
          </table:table-cell>
          <table:table-cell/>
          <table:table-cell table:formula="of:=[.D6]" office:value-type="string" office:string-value="0x12" calcext:value-type="string">
            <text:p>0x12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7]/8)" office:value-type="float" office:value="48" calcext:value-type="float">
            <text:p>48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11" office:value-type="float" office:value="395" calcext:value-type="float">
            <text:p>395</text:p>
          </table:table-cell>
          <table:table-cell table:formula="of:=INT([.K7]/8)" office:value-type="float" office:value="49" calcext:value-type="float">
            <text:p>49</text:p>
          </table:table-cell>
          <table:table-cell table:formula="of:=[.K7]-[.L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4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0x12,0xC,     0x83,0x180,0x18B,0xC,0x12,0x1F,0x0}," calcext:value-type="string">
            <text:p>{0xA7,0,0x12,0xC, <text:s text:c="4"/>0x83,0x180,0x18B,0xC,0x12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16</text:p>
          </table:table-cell>
          <table:table-cell/>
          <table:table-cell table:formula="of:=[.D7]" office:value-type="string" office:string-value="0x12" calcext:value-type="string">
            <text:p>0x12</text:p>
          </table:table-cell>
          <table:table-cell/>
          <table:table-cell table:formula="of:=IF(LEN([.C8])&lt;2;[.F7]+1;[.F7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table:formula="of:=[.H5]+64" office:value-type="float" office:value="460" calcext:value-type="float">
            <text:p>460</text:p>
          </table:table-cell>
          <table:table-cell table:formula="of:=INT([.H8]/8)" office:value-type="float" office:value="57" calcext:value-type="float">
            <text:p>57</text:p>
          </table:table-cell>
          <table:table-cell table:formula="of:=[.H8]-[.I8]*8" office:value-type="float" office:value="4" calcext:value-type="float">
            <text:p>4</text:p>
          </table:table-cell>
          <table:table-cell table:formula="of:=[.K5]+64" office:value-type="float" office:value="483" calcext:value-type="float">
            <text:p>483</text:p>
          </table:table-cell>
          <table:table-cell table:formula="of:=INT([.K8]/8)" office:value-type="float" office:value="60" calcext:value-type="float">
            <text:p>60</text:p>
          </table:table-cell>
          <table:table-cell table:formula="of:=[.K8]-[.L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])&lt;2;&quot;{0xA7,0,&quot;&amp;[.D8]&amp;&quot;,0x&quot;&amp;DEC2HEX(4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 office:value-type="string" office:string-value="{0xA7,0,0x12,0x10,     0x83,0x1CC,0x1E3,0x0,0x12,0x2D,0x0}," calcext:value-type="string">
            <text:p>{0xA7,0,0x12,0x10, <text:s text:c="4"/>0x83,0x1CC,0x1E3,0x0,0x12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</text:p>
          </table:table-cell>
          <table:table-cell/>
          <table:table-cell table:formula="of:=[.D8]" office:value-type="string" office:string-value="0x12" calcext:value-type="string">
            <text:p>0x12</text:p>
          </table:table-cell>
          <table:table-cell/>
          <table:table-cell table:formula="of:=IF(LEN([.C9])&lt;2;[.F8]+1;[.F8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6]+64" office:value-type="float" office:value="448" calcext:value-type="float">
            <text:p>448</text:p>
          </table:table-cell>
          <table:table-cell table:formula="of:=INT([.H9]/8)" office:value-type="float" office:value="56" calcext:value-type="float">
            <text:p>56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K6]+64" office:value-type="float" office:value="471" calcext:value-type="float">
            <text:p>471</text:p>
          </table:table-cell>
          <table:table-cell table:formula="of:=INT([.K9]/8)" office:value-type="float" office:value="58" calcext:value-type="float">
            <text:p>58</text:p>
          </table:table-cell>
          <table:table-cell table:formula="of:=[.K9]-[.L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])&lt;2;&quot;{0xA7,0,&quot;&amp;[.D9]&amp;&quot;,0x&quot;&amp;DEC2HEX(4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0x12,0x14,     0x83,0x1C0,0x1D7,0x0,0x12,0x2E,0x0}," calcext:value-type="string">
            <text:p>{0xA7,0,0x12,0x14, <text:s text:c="4"/>0x83,0x1C0,0x1D7,0x0,0x12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 4</text:p>
          </table:table-cell>
          <table:table-cell/>
          <table:table-cell table:formula="of:=[.D9]" office:value-type="string" office:string-value="0x12" calcext:value-type="string">
            <text:p>0x12</text:p>
          </table:table-cell>
          <table:table-cell/>
          <table:table-cell table:formula="of:=IF(LEN([.C10])&lt;2;[.F9]+1;[.F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7]+64" office:value-type="float" office:value="448" calcext:value-type="float">
            <text:p>448</text:p>
          </table:table-cell>
          <table:table-cell table:formula="of:=INT([.H10]/8)" office:value-type="float" office:value="56" calcext:value-type="float">
            <text:p>56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K7]+64" office:value-type="float" office:value="459" calcext:value-type="float">
            <text:p>459</text:p>
          </table:table-cell>
          <table:table-cell table:formula="of:=INT([.K10]/8)" office:value-type="float" office:value="57" calcext:value-type="float">
            <text:p>57</text:p>
          </table:table-cell>
          <table:table-cell table:formula="of:=[.K10]-[.L1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])&lt;2;&quot;{0xA7,0,&quot;&amp;[.D10]&amp;&quot;,0x&quot;&amp;DEC2HEX(4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0x12,0x18,     0x83,0x1C0,0x1CB,0xC,0x12,0x2F,0x0}," calcext:value-type="string">
            <text:p>{0xA7,0,0x12,0x18, <text:s text:c="4"/>0x83,0x1C0,0x1CB,0xC,0x12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 office:value-type="string" calcext:value-type="string">
            <text:p>na</text:p>
          </table:table-cell>
          <table:table-cell table:formula="of:=[.D10]" office:value-type="string" office:string-value="0x12" calcext:value-type="string">
            <text:p>0x12</text:p>
          </table:table-cell>
          <table:table-cell/>
          <table:table-cell table:formula="of:=IF(LEN([.C11])&lt;2;[.F10]+1;[.F10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11]/8)" office:value-type="float" office:value="49" calcext:value-type="float">
            <text:p>49</text:p>
          </table:table-cell>
          <table:table-cell table:formula="of:=[.H11]-[.I11]*8" office:value-type="float" office:value="4" calcext:value-type="float">
            <text:p>4</text:p>
          </table:table-cell>
          <table:table-cell table:formula="of:=[.H11]+23" office:value-type="float" office:value="419" calcext:value-type="float">
            <text:p>419</text:p>
          </table:table-cell>
          <table:table-cell table:formula="of:=INT([.K11]/8)" office:value-type="float" office:value="52" calcext:value-type="float">
            <text:p>52</text:p>
          </table:table-cell>
          <table:table-cell table:formula="of:=[.K11]-[.L11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4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11]" office:value-type="string" office:string-value="0x12" calcext:value-type="string">
            <text:p>0x12</text:p>
          </table:table-cell>
          <table:table-cell/>
          <table:table-cell table:formula="of:=IF(LEN([.C12])&lt;2;[.F11]+1;[.F11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2]/8)" office:value-type="float" office:value="48" calcext:value-type="float">
            <text:p>48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H12]+23" office:value-type="float" office:value="407" calcext:value-type="float">
            <text:p>407</text:p>
          </table:table-cell>
          <table:table-cell table:formula="of:=INT([.K12]/8)" office:value-type="float" office:value="50" calcext:value-type="float">
            <text:p>50</text:p>
          </table:table-cell>
          <table:table-cell table:formula="of:=[.K12]-[.L1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2])&lt;2;&quot;{0xA7,0,&quot;&amp;[.D12]&amp;&quot;,0x&quot;&amp;DEC2HEX(4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12]" office:value-type="string" office:string-value="0x12" calcext:value-type="string">
            <text:p>0x12</text:p>
          </table:table-cell>
          <table:table-cell/>
          <table:table-cell table:formula="of:=IF(LEN([.C13])&lt;2;[.F12]+1;[.F1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3]/8)" office:value-type="float" office:value="48" calcext:value-type="float">
            <text:p>48</text:p>
          </table:table-cell>
          <table:table-cell table:formula="of:=[.H13]-[.I13]*8" office:value-type="float" office:value="0" calcext:value-type="float">
            <text:p>0</text:p>
          </table:table-cell>
          <table:table-cell table:formula="of:=[.H13]+11" office:value-type="float" office:value="395" calcext:value-type="float">
            <text:p>395</text:p>
          </table:table-cell>
          <table:table-cell table:formula="of:=INT([.K13]/8)" office:value-type="float" office:value="49" calcext:value-type="float">
            <text:p>49</text:p>
          </table:table-cell>
          <table:table-cell table:formula="of:=[.K13]-[.L13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3])&lt;2;&quot;{0xA7,0,&quot;&amp;[.D13]&amp;&quot;,0x&quot;&amp;DEC2HEX(4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Principal Sub</text:p>
          </table:table-cell>
          <table:table-cell/>
          <table:table-cell table:formula="of:=[.D13]" office:value-type="string" office:string-value="0x12" calcext:value-type="string">
            <text:p>0x12</text:p>
          </table:table-cell>
          <table:table-cell/>
          <table:table-cell table:formula="of:=IF(LEN([.C14])&lt;2;[.F13]+1;[.F13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14]/8)" office:value-type="float" office:value="49" calcext:value-type="float">
            <text:p>49</text:p>
          </table:table-cell>
          <table:table-cell table:formula="of:=[.H14]-[.I14]*8" office:value-type="float" office:value="4" calcext:value-type="float">
            <text:p>4</text:p>
          </table:table-cell>
          <table:table-cell table:formula="of:=[.H14]+11" office:value-type="float" office:value="407" calcext:value-type="float">
            <text:p>407</text:p>
          </table:table-cell>
          <table:table-cell table:formula="of:=INT([.K14]/8)" office:value-type="float" office:value="50" calcext:value-type="float">
            <text:p>50</text:p>
          </table:table-cell>
          <table:table-cell table:formula="of:=[.K14]-[.L14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4])&lt;2;&quot;{0xA7,0,&quot;&amp;[.D14]&amp;&quot;,0x&quot;&amp;DEC2HEX(4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 office:value-type="string" office:string-value="{0xA7,0,0x12,0x1C,     0x83,0x18C,0x197,0x0,0xF,0x1D,0x0}," calcext:value-type="string">
            <text:p>{0xA7,0,0x12,0x1C, <text:s text:c="4"/>0x83,0x18C,0x197,0x0,0xF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</text:p>
          </table:table-cell>
          <table:table-cell/>
          <table:table-cell table:formula="of:=[.D14]" office:value-type="string" office:string-value="0x12" calcext:value-type="string">
            <text:p>0x12</text:p>
          </table:table-cell>
          <table:table-cell/>
          <table:table-cell table:formula="of:=IF(LEN([.C15])&lt;2;[.F14]+1;[.F1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5]/8)" office:value-type="float" office:value="48" calcext:value-type="float">
            <text:p>48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[.H15]+11" office:value-type="float" office:value="395" calcext:value-type="float">
            <text:p>395</text:p>
          </table:table-cell>
          <table:table-cell table:formula="of:=INT([.K15]/8)" office:value-type="float" office:value="49" calcext:value-type="float">
            <text:p>49</text:p>
          </table:table-cell>
          <table:table-cell table:formula="of:=[.K15]-[.L1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5])&lt;2;&quot;{0xA7,0,&quot;&amp;[.D15]&amp;&quot;,0x&quot;&amp;DEC2HEX(4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 office:value-type="string" office:string-value="{0xA7,0,0x12,0x20,     3,0x180,0x18B,0x0,0xF,0x0,0x1E}," calcext:value-type="string">
            <text:p>{0xA7,0,0x12,0x20, <text:s text:c="4"/>3,0x180,0x18B,0x0,0xF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per</text:p>
          </table:table-cell>
          <table:table-cell office:value-type="string" calcext:value-type="string">
            <text:p>na</text:p>
          </table:table-cell>
          <table:table-cell table:formula="of:=[.D15]" office:value-type="string" office:string-value="0x12" calcext:value-type="string">
            <text:p>0x12</text:p>
          </table:table-cell>
          <table:table-cell/>
          <table:table-cell table:formula="of:=IF(LEN([.C16])&lt;2;[.F15]+1;[.F15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6]/8)" office:value-type="float" office:value="56" calcext:value-type="float">
            <text:p>56</text:p>
          </table:table-cell>
          <table:table-cell table:formula="of:=[.H16]-[.I16]*8" office:value-type="float" office:value="0" calcext:value-type="float">
            <text:p>0</text:p>
          </table:table-cell>
          <table:table-cell table:formula="of:=[.H16]+11" office:value-type="float" office:value="459" calcext:value-type="float">
            <text:p>459</text:p>
          </table:table-cell>
          <table:table-cell table:formula="of:=INT([.K16]/8)" office:value-type="float" office:value="57" calcext:value-type="float">
            <text:p>57</text:p>
          </table:table-cell>
          <table:table-cell table:formula="of:=[.K16]-[.L1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6])&lt;2;&quot;{0xA7,0,&quot;&amp;[.D16]&amp;&quot;,0x&quot;&amp;DEC2HEX(4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 Sw/Gt16</text:p>
          </table:table-cell>
          <table:table-cell/>
          <table:table-cell table:formula="of:=[.D16]" office:value-type="string" office:string-value="0x12" calcext:value-type="string">
            <text:p>0x12</text:p>
          </table:table-cell>
          <table:table-cell/>
          <table:table-cell table:formula="of:=IF(LEN([.C17])&lt;2;[.F16]+1;[.F16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17]/8)" office:value-type="float" office:value="57" calcext:value-type="float">
            <text:p>57</text:p>
          </table:table-cell>
          <table:table-cell table:formula="of:=[.H17]-[.I17]*8" office:value-type="float" office:value="4" calcext:value-type="float">
            <text:p>4</text:p>
          </table:table-cell>
          <table:table-cell table:formula="of:=[.H17]+11" office:value-type="float" office:value="471" calcext:value-type="float">
            <text:p>471</text:p>
          </table:table-cell>
          <table:table-cell table:formula="of:=INT([.K17]/8)" office:value-type="float" office:value="58" calcext:value-type="float">
            <text:p>58</text:p>
          </table:table-cell>
          <table:table-cell table:formula="of:=[.K17]-[.L1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7])&lt;2;&quot;{0xA7,0,&quot;&amp;[.D17]&amp;&quot;,0x&quot;&amp;DEC2HEX(4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 office:value-type="string" office:string-value="{0xA7,0,0x12,0x24,     0x83,0x1CC,0x1D7,0x0,0xF,0x2D,0x0}," calcext:value-type="string">
            <text:p>{0xA7,0,0x12,0x24, <text:s text:c="4"/>0x83,0x1CC,0x1D7,0x0,0xF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 Sw/Gt</text:p>
          </table:table-cell>
          <table:table-cell/>
          <table:table-cell table:formula="of:=[.D17]" office:value-type="string" office:string-value="0x12" calcext:value-type="string">
            <text:p>0x12</text:p>
          </table:table-cell>
          <table:table-cell/>
          <table:table-cell table:formula="of:=IF(LEN([.C18])&lt;2;[.F17]+1;[.F17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8]/8)" office:value-type="float" office:value="56" calcext:value-type="float">
            <text:p>56</text:p>
          </table:table-cell>
          <table:table-cell table:formula="of:=[.H18]-[.I18]*8" office:value-type="float" office:value="0" calcext:value-type="float">
            <text:p>0</text:p>
          </table:table-cell>
          <table:table-cell table:formula="of:=[.H18]+11" office:value-type="float" office:value="459" calcext:value-type="float">
            <text:p>459</text:p>
          </table:table-cell>
          <table:table-cell table:formula="of:=INT([.K18]/8)" office:value-type="float" office:value="57" calcext:value-type="float">
            <text:p>57</text:p>
          </table:table-cell>
          <table:table-cell table:formula="of:=[.K18]-[.L1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8])&lt;2;&quot;{0xA7,0,&quot;&amp;[.D18]&amp;&quot;,0x&quot;&amp;DEC2HEX(4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 office:value-type="string" office:string-value="{0xA7,0,0x12,0x28,     0x83,0x1C0,0x1CB,0x0,0xF,0x2E,0x0}," calcext:value-type="string">
            <text:p>{0xA7,0,0x12,0x28, <text:s text:c="4"/>0x83,0x1C0,0x1CB,0x0,0xF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Principal Sw/Gt4</text:p>
          </table:table-cell>
          <table:table-cell office:value-type="string" calcext:value-type="string">
            <text:p>na</text:p>
          </table:table-cell>
          <table:table-cell table:formula="of:=[.D18]" office:value-type="string" office:string-value="0x12" calcext:value-type="string">
            <text:p>0x12</text:p>
          </table:table-cell>
          <table:table-cell/>
          <table:table-cell table:formula="of:=IF(LEN([.C19])&lt;2;[.F18]+1;[.F18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9]/8)" office:value-type="float" office:value="56" calcext:value-type="float">
            <text:p>56</text:p>
          </table:table-cell>
          <table:table-cell table:formula="of:=[.H19]-[.I19]*8" office:value-type="float" office:value="0" calcext:value-type="float">
            <text:p>0</text:p>
          </table:table-cell>
          <table:table-cell table:formula="of:=[.H19]+11" office:value-type="float" office:value="459" calcext:value-type="float">
            <text:p>459</text:p>
          </table:table-cell>
          <table:table-cell table:formula="of:=INT([.K19]/8)" office:value-type="float" office:value="57" calcext:value-type="float">
            <text:p>57</text:p>
          </table:table-cell>
          <table:table-cell table:formula="of:=[.K19]-[.L1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9])&lt;2;&quot;{0xA7,0,&quot;&amp;[.D19]&amp;&quot;,0x&quot;&amp;DEC2HEX(4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</text:p>
          </table:table-cell>
          <table:table-cell/>
          <table:table-cell table:formula="of:=[.D19]" office:value-type="string" office:string-value="0x12" calcext:value-type="string">
            <text:p>0x12</text:p>
          </table:table-cell>
          <table:table-cell/>
          <table:table-cell table:formula="of:=IF(LEN([.C20])&lt;2;[.F19]+1;[.F19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20]/8)" office:value-type="float" office:value="57" calcext:value-type="float">
            <text:p>57</text:p>
          </table:table-cell>
          <table:table-cell table:formula="of:=[.H20]-[.I20]*8" office:value-type="float" office:value="4" calcext:value-type="float">
            <text:p>4</text:p>
          </table:table-cell>
          <table:table-cell table:formula="of:=[.H20]+23" office:value-type="float" office:value="483" calcext:value-type="float">
            <text:p>483</text:p>
          </table:table-cell>
          <table:table-cell table:formula="of:=INT([.K20]/8)" office:value-type="float" office:value="60" calcext:value-type="float">
            <text:p>60</text:p>
          </table:table-cell>
          <table:table-cell table:formula="of:=[.K20]-[.L2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4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 office:value-type="string" office:string-value="{0xA7,0,0x12,0x2C,     3,0x1CC,0x1E3,0x0,0x20,0x0,0x0}," calcext:value-type="string">
            <text:p>{0xA7,0,0x12,0x2C, <text:s text:c="4"/>3,0x1CC,0x1E3,0x0,0x20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Super</text:p>
          </table:table-cell>
          <table:table-cell/>
          <table:table-cell table:formula="of:=[.D20]" office:value-type="string" office:string-value="0x12" calcext:value-type="string">
            <text:p>0x12</text:p>
          </table:table-cell>
          <table:table-cell/>
          <table:table-cell table:formula="of:=IF(LEN([.C21])&lt;2;[.F20]+1;[.F20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21]/8)" office:value-type="float" office:value="56" calcext:value-type="float">
            <text:p>56</text:p>
          </table:table-cell>
          <table:table-cell table:formula="of:=[.H21]-[.I21]*8" office:value-type="float" office:value="0" calcext:value-type="float">
            <text:p>0</text:p>
          </table:table-cell>
          <table:table-cell table:formula="of:=[.H21]+23" office:value-type="float" office:value="471" calcext:value-type="float">
            <text:p>471</text:p>
          </table:table-cell>
          <table:table-cell table:formula="of:=INT([.K21]/8)" office:value-type="float" office:value="58" calcext:value-type="float">
            <text:p>58</text:p>
          </table:table-cell>
          <table:table-cell table:formula="of:=[.K21]-[.L2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4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 office:value-type="string" office:string-value="{0xA7,0,0x12,0x30,     0x83,0x1C0,0x1D7,0x0,0x20,0x2C,0x0}," calcext:value-type="string">
            <text:p>{0xA7,0,0x12,0x30, <text:s text:c="4"/>0x83,0x1C0,0x1D7,0x0,0x20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alicional <text:s/></text:p>
          </table:table-cell>
          <table:table-cell/>
          <table:table-cell table:formula="of:=[.D21]" office:value-type="string" office:string-value="0x12" calcext:value-type="string">
            <text:p>0x12</text:p>
          </table:table-cell>
          <table:table-cell/>
          <table:table-cell table:formula="of:=IF(LEN([.C22])&lt;2;[.F21]+1;[.F21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22]/8)" office:value-type="float" office:value="56" calcext:value-type="float">
            <text:p>56</text:p>
          </table:table-cell>
          <table:table-cell table:formula="of:=[.H22]-[.I22]*8" office:value-type="float" office:value="0" calcext:value-type="float">
            <text:p>0</text:p>
          </table:table-cell>
          <table:table-cell table:formula="of:=[.H22]+23" office:value-type="float" office:value="471" calcext:value-type="float">
            <text:p>471</text:p>
          </table:table-cell>
          <table:table-cell table:formula="of:=INT([.K22]/8)" office:value-type="float" office:value="58" calcext:value-type="float">
            <text:p>58</text:p>
          </table:table-cell>
          <table:table-cell table:formula="of:=[.K22]-[.L2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2])&lt;2;&quot;{0xA7,0,&quot;&amp;[.D22]&amp;&quot;,0x&quot;&amp;DEC2HEX(4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 office:value-type="string" office:string-value="{0xA7,0,0x12,0x34,     3,0x1C0,0x1D7,0x0,0x24,0x0,0x0}," calcext:value-type="string">
            <text:p>{0xA7,0,0x12,0x34, <text:s text:c="4"/>3,0x1C0,0x1D7,0x0,0x24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alicional Super</text:p>
          </table:table-cell>
          <table:table-cell/>
          <table:table-cell table:formula="of:=[.D22]" office:value-type="string" office:string-value="0x12" calcext:value-type="string">
            <text:p>0x12</text:p>
          </table:table-cell>
          <table:table-cell/>
          <table:table-cell table:formula="of:=IF(LEN([.C23])&lt;2;[.F22]+1;[.F22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23]/8)" office:value-type="float" office:value="56" calcext:value-type="float">
            <text:p>56</text:p>
          </table:table-cell>
          <table:table-cell table:formula="of:=[.H23]-[.I23]*8" office:value-type="float" office:value="0" calcext:value-type="float">
            <text:p>0</text:p>
          </table:table-cell>
          <table:table-cell table:formula="of:=[.H23]+11" office:value-type="float" office:value="459" calcext:value-type="float">
            <text:p>459</text:p>
          </table:table-cell>
          <table:table-cell table:formula="of:=INT([.K23]/8)" office:value-type="float" office:value="57" calcext:value-type="float">
            <text:p>57</text:p>
          </table:table-cell>
          <table:table-cell table:formula="of:=[.K23]-[.L23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3])&lt;2;&quot;{0xA7,0,&quot;&amp;[.D23]&amp;&quot;,0x&quot;&amp;DEC2HEX(4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 office:value-type="string" office:string-value="{0xA7,0,0x12,0x38,     0x83,0x1C0,0x1CB,0xC,0x24,0x2C,0x0}," calcext:value-type="string">
            <text:p>{0xA7,0,0x12,0x38, <text:s text:c="4"/>0x83,0x1C0,0x1CB,0xC,0x24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23]" office:value-type="string" office:string-value="0x12" calcext:value-type="string">
            <text:p>0x12</text:p>
          </table:table-cell>
          <table:table-cell/>
          <table:table-cell table:formula="of:=IF(LEN([.C24])&lt;2;[.F23]+1;[.F23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24]/8)" office:value-type="float" office:value="56" calcext:value-type="float">
            <text:p>56</text:p>
          </table:table-cell>
          <table:table-cell table:formula="of:=[.H24]-[.I24]*8" office:value-type="float" office:value="0" calcext:value-type="float">
            <text:p>0</text:p>
          </table:table-cell>
          <table:table-cell table:formula="of:=[.H24]+11" office:value-type="float" office:value="459" calcext:value-type="float">
            <text:p>459</text:p>
          </table:table-cell>
          <table:table-cell table:formula="of:=INT([.K24]/8)" office:value-type="float" office:value="57" calcext:value-type="float">
            <text:p>57</text:p>
          </table:table-cell>
          <table:table-cell table:formula="of:=[.K24]-[.L2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4])&lt;2;&quot;{0xA7,0,&quot;&amp;[.D24]&amp;&quot;,0x&quot;&amp;DEC2HEX(4*[.F24])&amp;&quot;,     &quot;&amp;[.G24]&amp;&quot;,0x&quot;&amp;DEC2HEX([.I24]*8+[.J24])&amp;&quot;,0x&quot;&amp;DEC2HEX([.L24]*8+[.M24])&amp;&quot;,0x&quot;&amp;RIGHT(DEC2HEX([.N24]);2)&amp;&quot;,0x&quot;&amp;DEC2HEX([.P24]*8+[.Q24])&amp;&quot;,0x&quot;&amp;DEC2HEX([.S24]*8+[.T24])&amp;&quot;,0x&quot;&amp;DEC2HEX([.V24]*8+[.W24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24]" office:value-type="string" office:string-value="0x12" calcext:value-type="string">
            <text:p>0x12</text:p>
          </table:table-cell>
          <table:table-cell/>
          <table:table-cell table:formula="of:=IF(LEN([.C25])&lt;2;[.F24]+1;[.F24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25]/8)" office:value-type="float" office:value="56" calcext:value-type="float">
            <text:p>56</text:p>
          </table:table-cell>
          <table:table-cell table:formula="of:=[.H25]-[.I25]*8" office:value-type="float" office:value="0" calcext:value-type="float">
            <text:p>0</text:p>
          </table:table-cell>
          <table:table-cell table:formula="of:=[.H25]+11" office:value-type="float" office:value="459" calcext:value-type="float">
            <text:p>459</text:p>
          </table:table-cell>
          <table:table-cell table:formula="of:=INT([.K25]/8)" office:value-type="float" office:value="57" calcext:value-type="float">
            <text:p>57</text:p>
          </table:table-cell>
          <table:table-cell table:formula="of:=[.K25]-[.L25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5])&lt;2;&quot;{0xA7,0,&quot;&amp;[.D25]&amp;&quot;,0x&quot;&amp;DEC2HEX(4*[.F25])&amp;&quot;,     &quot;&amp;[.G25]&amp;&quot;,0x&quot;&amp;DEC2HEX([.I25]*8+[.J25])&amp;&quot;,0x&quot;&amp;DEC2HEX([.L25]*8+[.M25])&amp;&quot;,0x&quot;&amp;RIGHT(DEC2HEX([.N25]);2)&amp;&quot;,0x&quot;&amp;DEC2HEX([.P25]*8+[.Q25])&amp;&quot;,0x&quot;&amp;DEC2HEX([.S25]*8+[.T25])&amp;&quot;,0x&quot;&amp;DEC2HEX([.V25]*8+[.W25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Vox Sw/Gt</text:p>
          </table:table-cell>
          <table:table-cell/>
          <table:table-cell table:formula="of:=[.D25]" office:value-type="string" office:string-value="0x12" calcext:value-type="string">
            <text:p>0x12</text:p>
          </table:table-cell>
          <table:table-cell/>
          <table:table-cell table:formula="of:=IF(LEN([.C26])&lt;2;[.F25]+1;[.F25])" office:value-type="float" office:value="15" calcext:value-type="float">
            <text:p>15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26]/8)" office:value-type="float" office:value="56" calcext:value-type="float">
            <text:p>56</text:p>
          </table:table-cell>
          <table:table-cell table:formula="of:=[.H26]-[.I26]*8" office:value-type="float" office:value="0" calcext:value-type="float">
            <text:p>0</text:p>
          </table:table-cell>
          <table:table-cell table:formula="of:=[.H26]+11" office:value-type="float" office:value="459" calcext:value-type="float">
            <text:p>459</text:p>
          </table:table-cell>
          <table:table-cell table:formula="of:=INT([.K26]/8)" office:value-type="float" office:value="57" calcext:value-type="float">
            <text:p>57</text:p>
          </table:table-cell>
          <table:table-cell table:formula="of:=[.K26]-[.L2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6])&lt;2;&quot;{0xA7,0,&quot;&amp;[.D26]&amp;&quot;,0x&quot;&amp;DEC2HEX(4*[.F26])&amp;&quot;,     &quot;&amp;[.G26]&amp;&quot;,0x&quot;&amp;DEC2HEX([.I26]*8+[.J26])&amp;&quot;,0x&quot;&amp;DEC2HEX([.L26]*8+[.M26])&amp;&quot;,0x&quot;&amp;RIGHT(DEC2HEX([.N26]);2)&amp;&quot;,0x&quot;&amp;DEC2HEX([.P26]*8+[.Q26])&amp;&quot;,0x&quot;&amp;DEC2HEX([.S26]*8+[.T26])&amp;&quot;,0x&quot;&amp;DEC2HEX([.V26]*8+[.W26])&amp;&quot;},&quot;;&quot;&quot;)" office:value-type="string" office:string-value="{0xA7,0,0x12,0x3C,     0x83,0x1C0,0x1CB,0x0,0x13,0x2E,0x0}," calcext:value-type="string">
            <text:p>{0xA7,0,0x12,0x3C, <text:s text:c="4"/>0x83,0x1C0,0x1CB,0x0,0x13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Vox Sw/Gt 16</text:p>
          </table:table-cell>
          <table:table-cell/>
          <table:table-cell table:formula="of:=[.D26]" office:value-type="string" office:string-value="0x12" calcext:value-type="string">
            <text:p>0x12</text:p>
          </table:table-cell>
          <table:table-cell/>
          <table:table-cell table:formula="of:=IF(LEN([.C27])&lt;2;[.F26]+1;[.F26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27]/8)" office:value-type="float" office:value="57" calcext:value-type="float">
            <text:p>57</text:p>
          </table:table-cell>
          <table:table-cell table:formula="of:=[.H27]-[.I27]*8" office:value-type="float" office:value="4" calcext:value-type="float">
            <text:p>4</text:p>
          </table:table-cell>
          <table:table-cell table:formula="of:=[.H27]+11" office:value-type="float" office:value="471" calcext:value-type="float">
            <text:p>471</text:p>
          </table:table-cell>
          <table:table-cell table:formula="of:=INT([.K27]/8)" office:value-type="float" office:value="58" calcext:value-type="float">
            <text:p>58</text:p>
          </table:table-cell>
          <table:table-cell table:formula="of:=[.K27]-[.L2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7])&lt;2;&quot;{0xA7,0,&quot;&amp;[.D27]&amp;&quot;,0x&quot;&amp;DEC2HEX(4*[.F27])&amp;&quot;,     &quot;&amp;[.G27]&amp;&quot;,0x&quot;&amp;DEC2HEX([.I27]*8+[.J27])&amp;&quot;,0x&quot;&amp;DEC2HEX([.L27]*8+[.M27])&amp;&quot;,0x&quot;&amp;RIGHT(DEC2HEX([.N27]);2)&amp;&quot;,0x&quot;&amp;DEC2HEX([.P27]*8+[.Q27])&amp;&quot;,0x&quot;&amp;DEC2HEX([.S27]*8+[.T27])&amp;&quot;,0x&quot;&amp;DEC2HEX([.V27]*8+[.W27])&amp;&quot;},&quot;;&quot;&quot;)" office:value-type="string" office:string-value="{0xA7,0,0x12,0x40,     0x83,0x1CC,0x1D7,0x0,0x13,0x2D,0x0}," calcext:value-type="string">
            <text:p>{0xA7,0,0x12,0x40, <text:s text:c="4"/>0x83,0x1CC,0x1D7,0x0,0x13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 Gt/Ped</text:p>
          </table:table-cell>
          <table:table-cell/>
          <table:table-cell table:formula="of:=[.D27]" office:value-type="string" office:string-value="0x12" calcext:value-type="string">
            <text:p>0x12</text:p>
          </table:table-cell>
          <table:table-cell/>
          <table:table-cell table:formula="of:=IF(LEN([.C28])&lt;2;[.F27]+1;[.F27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28]/8)" office:value-type="float" office:value="25" calcext:value-type="float">
            <text:p>25</text:p>
          </table:table-cell>
          <table:table-cell table:formula="of:=[.H28]-[.I28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28]/8)" office:value-type="float" office:value="27" calcext:value-type="float">
            <text:p>27</text:p>
          </table:table-cell>
          <table:table-cell table:formula="of:=[.K28]-[.L2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8])&lt;2;&quot;{0xA7,0,&quot;&amp;[.D28]&amp;&quot;,0x&quot;&amp;DEC2HEX(4*[.F28])&amp;&quot;,     &quot;&amp;[.G28]&amp;&quot;,0x&quot;&amp;DEC2HEX([.I28]*8+[.J28])&amp;&quot;,0x&quot;&amp;DEC2HEX([.L28]*8+[.M28])&amp;&quot;,0x&quot;&amp;RIGHT(DEC2HEX([.N28]);2)&amp;&quot;,0x&quot;&amp;DEC2HEX([.P28]*8+[.Q28])&amp;&quot;,0x&quot;&amp;DEC2HEX([.S28]*8+[.T28])&amp;&quot;,0x&quot;&amp;DEC2HEX([.V28]*8+[.W28])&amp;&quot;},&quot;;&quot;&quot;)" office:value-type="string" office:string-value="{0xA7,0,0x12,0x44,     0x80,0xCC,0xDF,0x0,0x20,0xB,0x0}," calcext:value-type="string">
            <text:p>{0xA7,0,0x12,0x44, <text:s text:c="4"/>0x80,0xCC,0xDF,0x0,0x20,0xB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 Ge/Ped</text:p>
          </table:table-cell>
          <table:table-cell/>
          <table:table-cell table:formula="of:=[.D28]" office:value-type="string" office:string-value="0x12" calcext:value-type="string">
            <text:p>0x12</text:p>
          </table:table-cell>
          <table:table-cell/>
          <table:table-cell table:formula="of:=IF(LEN([.C29])&lt;2;[.F28]+1;[.F28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9]/8)" office:value-type="float" office:value="24" calcext:value-type="float">
            <text:p>24</text:p>
          </table:table-cell>
          <table:table-cell table:formula="of:=[.H29]-[.I29]*8" office:value-type="float" office:value="0" calcext:value-type="float">
            <text:p>0</text:p>
          </table:table-cell>
          <table:table-cell table:formula="of:=[.H29]+23" office:value-type="float" office:value="215" calcext:value-type="float">
            <text:p>215</text:p>
          </table:table-cell>
          <table:table-cell table:formula="of:=INT([.K29]/8)" office:value-type="float" office:value="26" calcext:value-type="float">
            <text:p>26</text:p>
          </table:table-cell>
          <table:table-cell table:formula="of:=[.K29]-[.L2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9])&lt;2;&quot;{0xA7,0,&quot;&amp;[.D29]&amp;&quot;,0x&quot;&amp;DEC2HEX(4*[.F29])&amp;&quot;,     &quot;&amp;[.G29]&amp;&quot;,0x&quot;&amp;DEC2HEX([.I29]*8+[.J29])&amp;&quot;,0x&quot;&amp;DEC2HEX([.L29]*8+[.M29])&amp;&quot;,0x&quot;&amp;RIGHT(DEC2HEX([.N29]);2)&amp;&quot;,0x&quot;&amp;DEC2HEX([.P29]*8+[.Q29])&amp;&quot;,0x&quot;&amp;DEC2HEX([.S29]*8+[.T29])&amp;&quot;,0x&quot;&amp;DEC2HEX([.V29]*8+[.W29])&amp;&quot;},&quot;;&quot;&quot;)" office:value-type="string" office:string-value="{0xA7,0,0x12,0x48,     0x80,0xC0,0xD7,0x0,0x24,0xB,0x0}," calcext:value-type="string">
            <text:p>{0xA7,0,0x12,0x48, <text:s text:c="4"/>0x80,0xC0,0xD7,0x0,0x24,0xB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Gt/Ped</text:p>
          </table:table-cell>
          <table:table-cell office:value-type="string" calcext:value-type="string">
            <text:p>na</text:p>
          </table:table-cell>
          <table:table-cell table:formula="of:=[.D29]" office:value-type="string" office:string-value="0x12" calcext:value-type="string">
            <text:p>0x12</text:p>
          </table:table-cell>
          <table:table-cell/>
          <table:table-cell table:formula="of:=IF(LEN([.C30])&lt;2;[.F29]+1;[.F29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30]/8)" office:value-type="float" office:value="48" calcext:value-type="float">
            <text:p>48</text:p>
          </table:table-cell>
          <table:table-cell table:formula="of:=[.H30]-[.I30]*8" office:value-type="float" office:value="0" calcext:value-type="float">
            <text:p>0</text:p>
          </table:table-cell>
          <table:table-cell table:formula="of:=[.H30]+11" office:value-type="float" office:value="395" calcext:value-type="float">
            <text:p>395</text:p>
          </table:table-cell>
          <table:table-cell table:formula="of:=INT([.K30]/8)" office:value-type="float" office:value="49" calcext:value-type="float">
            <text:p>49</text:p>
          </table:table-cell>
          <table:table-cell table:formula="of:=[.K30]-[.L3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0])&lt;2;&quot;{0xA7,0,&quot;&amp;[.D30]&amp;&quot;,0x&quot;&amp;DEC2HEX(4*[.F30])&amp;&quot;,     &quot;&amp;[.G30]&amp;&quot;,0x&quot;&amp;DEC2HEX([.I30]*8+[.J30])&amp;&quot;,0x&quot;&amp;DEC2HEX([.L30]*8+[.M30])&amp;&quot;,0x&quot;&amp;RIGHT(DEC2HEX([.N30]);2)&amp;&quot;,0x&quot;&amp;DEC2HEX([.P30]*8+[.Q30])&amp;&quot;,0x&quot;&amp;DEC2HEX([.S30]*8+[.T30])&amp;&quot;,0x&quot;&amp;DEC2HEX([.V30]*8+[.W30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</text:p>
          </table:table-cell>
          <table:table-cell/>
          <table:table-cell table:formula="of:=[.D30]" office:value-type="string" office:string-value="0x12" calcext:value-type="string">
            <text:p>0x12</text:p>
          </table:table-cell>
          <table:table-cell/>
          <table:table-cell table:formula="of:=IF(LEN([.C31])&lt;2;[.F30]+1;[.F3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INT([.H31]/8)" office:value-type="float" office:value="25" calcext:value-type="float">
            <text:p>25</text:p>
          </table:table-cell>
          <table:table-cell table:formula="of:=[.H31]-[.I31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31]/8)" office:value-type="float" office:value="27" calcext:value-type="float">
            <text:p>27</text:p>
          </table:table-cell>
          <table:table-cell table:formula="of:=[.K31]-[.L3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1])&lt;2;&quot;{0xA7,0,&quot;&amp;[.D31]&amp;&quot;,0x&quot;&amp;DEC2HEX(4*[.F31])&amp;&quot;,     &quot;&amp;[.G31]&amp;&quot;,0x&quot;&amp;DEC2HEX([.I31]*8+[.J31])&amp;&quot;,0x&quot;&amp;DEC2HEX([.L31]*8+[.M31])&amp;&quot;,0x&quot;&amp;RIGHT(DEC2HEX([.N31]);2)&amp;&quot;,0x&quot;&amp;DEC2HEX([.P31]*8+[.Q31])&amp;&quot;,0x&quot;&amp;DEC2HEX([.S31]*8+[.T31])&amp;&quot;,0x&quot;&amp;DEC2HEX([.V31]*8+[.W31])&amp;&quot;},&quot;;&quot;&quot;)" office:value-type="string" office:string-value="{0xA7,0,0x12,0x4C,     0,0xCC,0xDF,0x0,0x3,0x0,0x0}," calcext:value-type="string">
            <text:p>{0xA7,0,0x12,0x4C, <text:s text:c="4"/>0,0xCC,0xDF,0x0,0x3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iolone</text:p>
          </table:table-cell>
          <table:table-cell/>
          <table:table-cell table:formula="of:=[.D31]" office:value-type="string" office:string-value="0x12" calcext:value-type="string">
            <text:p>0x12</text:p>
          </table:table-cell>
          <table:table-cell/>
          <table:table-cell table:formula="of:=IF(LEN([.C32])&lt;2;[.F31]+1;[.F31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32]/8)" office:value-type="float" office:value="24" calcext:value-type="float">
            <text:p>24</text:p>
          </table:table-cell>
          <table:table-cell table:formula="of:=[.H32]-[.I32]*8" office:value-type="float" office:value="0" calcext:value-type="float">
            <text:p>0</text:p>
          </table:table-cell>
          <table:table-cell table:formula="of:=[.H32]+23" office:value-type="float" office:value="215" calcext:value-type="float">
            <text:p>215</text:p>
          </table:table-cell>
          <table:table-cell table:formula="of:=INT([.K32]/8)" office:value-type="float" office:value="26" calcext:value-type="float">
            <text:p>26</text:p>
          </table:table-cell>
          <table:table-cell table:formula="of:=[.K32]-[.L3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2])&lt;2;&quot;{0xA7,0,&quot;&amp;[.D32]&amp;&quot;,0x&quot;&amp;DEC2HEX(4*[.F32])&amp;&quot;,     &quot;&amp;[.G32]&amp;&quot;,0x&quot;&amp;DEC2HEX([.I32]*8+[.J32])&amp;&quot;,0x&quot;&amp;DEC2HEX([.L32]*8+[.M32])&amp;&quot;,0x&quot;&amp;RIGHT(DEC2HEX([.N32]);2)&amp;&quot;,0x&quot;&amp;DEC2HEX([.P32]*8+[.Q32])&amp;&quot;,0x&quot;&amp;DEC2HEX([.S32]*8+[.T32])&amp;&quot;,0x&quot;&amp;DEC2HEX([.V32]*8+[.W32])&amp;&quot;},&quot;;&quot;&quot;)" office:value-type="string" office:string-value="{0xA7,0,0x12,0x50,     0,0xC0,0xD7,0x0,0x6,0x0,0x0}," calcext:value-type="string">
            <text:p>{0xA7,0,0x12,0x50, <text:s text:c="4"/>0,0xC0,0xD7,0x0,0x6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icional Sw/Ped</text:p>
          </table:table-cell>
          <table:table-cell/>
          <table:table-cell table:formula="of:=[.D32]" office:value-type="string" office:string-value="0x12" calcext:value-type="string">
            <text:p>0x12</text:p>
          </table:table-cell>
          <table:table-cell/>
          <table:table-cell table:formula="of:=IF(LEN([.C33])&lt;2;[.F32]+1;[.F32])" office:value-type="float" office:value="21" calcext:value-type="float">
            <text:p>21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33]/8)" office:value-type="float" office:value="24" calcext:value-type="float">
            <text:p>24</text:p>
          </table:table-cell>
          <table:table-cell table:formula="of:=[.H33]-[.I33]*8" office:value-type="float" office:value="0" calcext:value-type="float">
            <text:p>0</text:p>
          </table:table-cell>
          <table:table-cell table:formula="of:=[.H33]+23" office:value-type="float" office:value="215" calcext:value-type="float">
            <text:p>215</text:p>
          </table:table-cell>
          <table:table-cell table:formula="of:=INT([.K33]/8)" office:value-type="float" office:value="26" calcext:value-type="float">
            <text:p>26</text:p>
          </table:table-cell>
          <table:table-cell table:formula="of:=[.K33]-[.L3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3])&lt;2;&quot;{0xA7,0,&quot;&amp;[.D33]&amp;&quot;,0x&quot;&amp;DEC2HEX(4*[.F33])&amp;&quot;,     &quot;&amp;[.G33]&amp;&quot;,0x&quot;&amp;DEC2HEX([.I33]*8+[.J33])&amp;&quot;,0x&quot;&amp;DEC2HEX([.L33]*8+[.M33])&amp;&quot;,0x&quot;&amp;RIGHT(DEC2HEX([.N33]);2)&amp;&quot;,0x&quot;&amp;DEC2HEX([.P33]*8+[.Q33])&amp;&quot;,0x&quot;&amp;DEC2HEX([.S33]*8+[.T33])&amp;&quot;,0x&quot;&amp;DEC2HEX([.V33]*8+[.W33])&amp;&quot;},&quot;;&quot;&quot;)" office:value-type="string" office:string-value="{0xA7,0,0x12,0x54,     0x80,0xC0,0xD7,0x0,0x12,0xC,0x0}," calcext:value-type="string">
            <text:p>{0xA7,0,0x12,0x54, <text:s text:c="4"/>0x80,0xC0,0xD7,0x0,0x12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 Sw/Ped4</text:p>
          </table:table-cell>
          <table:table-cell/>
          <table:table-cell table:formula="of:=[.D33]" office:value-type="string" office:string-value="0x12" calcext:value-type="string">
            <text:p>0x12</text:p>
          </table:table-cell>
          <table:table-cell/>
          <table:table-cell table:formula="of:=IF(LEN([.C34])&lt;2;[.F33]+1;[.F33])" office:value-type="float" office:value="22" calcext:value-type="float">
            <text:p>22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34]/8)" office:value-type="float" office:value="24" calcext:value-type="float">
            <text:p>24</text:p>
          </table:table-cell>
          <table:table-cell table:formula="of:=[.H34]-[.I34]*8" office:value-type="float" office:value="0" calcext:value-type="float">
            <text:p>0</text:p>
          </table:table-cell>
          <table:table-cell table:formula="of:=[.H34]+11" office:value-type="float" office:value="203" calcext:value-type="float">
            <text:p>203</text:p>
          </table:table-cell>
          <table:table-cell table:formula="of:=INT([.K34]/8)" office:value-type="float" office:value="25" calcext:value-type="float">
            <text:p>25</text:p>
          </table:table-cell>
          <table:table-cell table:formula="of:=[.K34]-[.L34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4])&lt;2;&quot;{0xA7,0,&quot;&amp;[.D34]&amp;&quot;,0x&quot;&amp;DEC2HEX(4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 office:value-type="string" office:string-value="{0xA7,0,0x12,0x58,     0x80,0xC0,0xCB,0xC,0x12,0xD,0x0}," calcext:value-type="string">
            <text:p>{0xA7,0,0x12,0x58, <text:s text:c="4"/>0x80,0xC0,0xCB,0xC,0x12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 office:value-type="string" calcext:value-type="string">
            <text:p>na</text:p>
          </table:table-cell>
          <table:table-cell table:formula="of:=[.D34]" office:value-type="string" office:string-value="0x12" calcext:value-type="string">
            <text:p>0x12</text:p>
          </table:table-cell>
          <table:table-cell/>
          <table:table-cell table:formula="of:=IF(LEN([.C35])&lt;2;[.F34]+1;[.F34])" office:value-type="float" office:value="22" calcext:value-type="float">
            <text:p>22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35]/8)" office:value-type="float" office:value="24" calcext:value-type="float">
            <text:p>24</text:p>
          </table:table-cell>
          <table:table-cell table:formula="of:=[.H35]-[.I35]*8" office:value-type="float" office:value="0" calcext:value-type="float">
            <text:p>0</text:p>
          </table:table-cell>
          <table:table-cell table:formula="of:=[.H35]+23" office:value-type="float" office:value="215" calcext:value-type="float">
            <text:p>215</text:p>
          </table:table-cell>
          <table:table-cell table:formula="of:=INT([.K35]/8)" office:value-type="float" office:value="26" calcext:value-type="float">
            <text:p>26</text:p>
          </table:table-cell>
          <table:table-cell table:formula="of:=[.K35]-[.L3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 office:value-type="string" calcext:value-type="string">
            <text:p>na</text:p>
          </table:table-cell>
          <table:table-cell table:formula="of:=[.D35]" office:value-type="string" office:string-value="0x12" calcext:value-type="string">
            <text:p>0x12</text:p>
          </table:table-cell>
          <table:table-cell/>
          <table:table-cell table:formula="of:=IF(LEN([.C36])&lt;2;[.F35]+1;[.F35])" office:value-type="float" office:value="22" calcext:value-type="float">
            <text:p>22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36]/8)" office:value-type="float" office:value="24" calcext:value-type="float">
            <text:p>24</text:p>
          </table:table-cell>
          <table:table-cell table:formula="of:=[.H36]-[.I36]*8" office:value-type="float" office:value="0" calcext:value-type="float">
            <text:p>0</text:p>
          </table:table-cell>
          <table:table-cell table:formula="of:=[.H36]+11" office:value-type="float" office:value="203" calcext:value-type="float">
            <text:p>203</text:p>
          </table:table-cell>
          <table:table-cell table:formula="of:=INT([.K36]/8)" office:value-type="float" office:value="25" calcext:value-type="float">
            <text:p>25</text:p>
          </table:table-cell>
          <table:table-cell table:formula="of:=[.K36]-[.L3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</text:p>
          </table:table-cell>
          <table:table-cell/>
          <table:table-cell table:formula="of:=[.D36]" office:value-type="string" office:string-value="0x12" calcext:value-type="string">
            <text:p>0x12</text:p>
          </table:table-cell>
          <table:table-cell/>
          <table:table-cell table:formula="of:=IF(LEN([.C37])&lt;2;[.F36]+1;[.F36])" office:value-type="float" office:value="23" calcext:value-type="float">
            <text:p>23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37]/8)" office:value-type="float" office:value="24" calcext:value-type="float">
            <text:p>24</text:p>
          </table:table-cell>
          <table:table-cell table:formula="of:=[.H37]-[.I37]*8" office:value-type="float" office:value="0" calcext:value-type="float">
            <text:p>0</text:p>
          </table:table-cell>
          <table:table-cell table:formula="of:=[.H37]+11" office:value-type="float" office:value="203" calcext:value-type="float">
            <text:p>203</text:p>
          </table:table-cell>
          <table:table-cell table:formula="of:=INT([.K37]/8)" office:value-type="float" office:value="25" calcext:value-type="float">
            <text:p>25</text:p>
          </table:table-cell>
          <table:table-cell table:formula="of:=[.K37]-[.L3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 office:value-type="string" office:string-value="{0xA7,0,0x12,0x5C,     0x80,0xC0,0xCB,0x0,0xF,0xC,0x0}," calcext:value-type="string">
            <text:p>{0xA7,0,0x12,0x5C, <text:s text:c="4"/>0x80,0xC0,0xCB,0x0,0xF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4</text:p>
          </table:table-cell>
          <table:table-cell office:value-type="string" calcext:value-type="string">
            <text:p>na</text:p>
          </table:table-cell>
          <table:table-cell table:formula="of:=[.D37]" office:value-type="string" office:string-value="0x12" calcext:value-type="string">
            <text:p>0x12</text:p>
          </table:table-cell>
          <table:table-cell/>
          <table:table-cell table:formula="of:=IF(LEN([.C38])&lt;2;[.F37]+1;[.F37])" office:value-type="float" office:value="23" calcext:value-type="float">
            <text:p>23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38]/8)" office:value-type="float" office:value="24" calcext:value-type="float">
            <text:p>24</text:p>
          </table:table-cell>
          <table:table-cell table:formula="of:=[.H38]-[.I38]*8" office:value-type="float" office:value="0" calcext:value-type="float">
            <text:p>0</text:p>
          </table:table-cell>
          <table:table-cell table:formula="of:=[.H38]+11" office:value-type="float" office:value="203" calcext:value-type="float">
            <text:p>203</text:p>
          </table:table-cell>
          <table:table-cell table:formula="of:=INT([.K38]/8)" office:value-type="float" office:value="25" calcext:value-type="float">
            <text:p>25</text:p>
          </table:table-cell>
          <table:table-cell table:formula="of:=[.K38]-[.L3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>
            <text:p/>
          </table:table-cell>
          <table:table-cell table:number-columns-repeated="3"/>
        </table:table-row>
        <table:table-row table:style-name="ro2">
          <table:table-cell table:number-columns-repeated="2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2 1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formula="of:=[.F72]" office:value-type="float" office:value="14" calcext:value-type="float">
            <text:p>14</text:p>
          </table:table-cell>
          <table:table-cell table:number-columns-repeated="18"/>
          <table:table-cell table:style-name="Default" table:formula="of:=&quot;{0xA8,0x0,0x0,0x0,       &quot;&amp;[.C42]&amp;&quot;,&quot;&amp;[.D42]&amp;&quot;,0x&quot;&amp;DEC2HEX([.E42])&amp;&quot;,0xFF,0xFF,0xFF,0x5A,0x96},&quot;" office:value-type="string" office:string-value="{0xA8,0x0,0x0,0x0,       0,0x13,0xE,0xFF,0xFF,0xFF,0x5A,0x96}," calcext:value-type="string">
            <text:p>{0xA8,0x0,0x0,0x0, <text:s text:c="6"/>0,0x13,0xE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Sub</text:p>
          </table:table-cell>
          <table:table-cell/>
          <table:table-cell table:formula="of:=[.D42]" office:value-type="string" office:string-value="0x13" calcext:value-type="string">
            <text:p>0x13</text:p>
          </table:table-cell>
          <table:table-cell/>
          <table:table-cell table:formula="of:=IF(LEN([.C44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44]/8)" office:value-type="float" office:value="52" calcext:value-type="float">
            <text:p>52</text:p>
          </table:table-cell>
          <table:table-cell table:formula="of:=[.H44]-[.I44]*8" office:value-type="float" office:value="4" calcext:value-type="float">
            <text:p>4</text:p>
          </table:table-cell>
          <table:table-cell table:formula="of:=[.H44]+23" office:value-type="float" office:value="443" calcext:value-type="float">
            <text:p>443</text:p>
          </table:table-cell>
          <table:table-cell table:formula="of:=INT([.K44]/8)" office:value-type="float" office:value="55" calcext:value-type="float">
            <text:p>55</text:p>
          </table:table-cell>
          <table:table-cell table:formula="of:=[.K44]-[.L4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4])&lt;2;&quot;{0xA7,0,&quot;&amp;[.D44]&amp;&quot;,0x&quot;&amp;DEC2HEX(4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;&quot;&quot;)" office:value-type="string" office:string-value="{0xA7,0,0x13,0x4,     0x83,0x1A4,0x1BB,0x0,0x12,0x1D,0x0}," calcext:value-type="string">
            <text:p>{0xA7,0,0x13,0x4, <text:s text:c="4"/>0x83,0x1A4,0x1BB,0x0,0x12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<text:s/></text:p>
          </table:table-cell>
          <table:table-cell/>
          <table:table-cell table:formula="of:=[.D44]" office:value-type="string" office:string-value="0x13" calcext:value-type="string">
            <text:p>0x13</text:p>
          </table:table-cell>
          <table:table-cell/>
          <table:table-cell table:formula="of:=IF(LEN([.C45])&lt;2;[.F44]+1;[.F4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table:formula="of:=INT([.H45]/8)" office:value-type="float" office:value="51" calcext:value-type="float">
            <text:p>51</text:p>
          </table:table-cell>
          <table:table-cell table:formula="of:=[.H45]-[.I45]*8" office:value-type="float" office:value="0" calcext:value-type="float">
            <text:p>0</text:p>
          </table:table-cell>
          <table:table-cell table:formula="of:=[.H45]+23" office:value-type="float" office:value="431" calcext:value-type="float">
            <text:p>431</text:p>
          </table:table-cell>
          <table:table-cell table:formula="of:=INT([.K45]/8)" office:value-type="float" office:value="53" calcext:value-type="float">
            <text:p>53</text:p>
          </table:table-cell>
          <table:table-cell table:formula="of:=[.K45]-[.L4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45])&lt;2;&quot;{0xA7,0,&quot;&amp;[.D45]&amp;&quot;,0x&quot;&amp;DEC2HEX(4*[.F45])&amp;&quot;,     &quot;&amp;[.G45]&amp;&quot;,0x&quot;&amp;DEC2HEX([.I45]*8+[.J45])&amp;&quot;,0x&quot;&amp;DEC2HEX([.L45]*8+[.M45])&amp;&quot;,0x&quot;&amp;RIGHT(DEC2HEX([.N45]);2)&amp;&quot;,0x&quot;&amp;DEC2HEX([.P45]*8+[.Q45])&amp;&quot;,0x&quot;&amp;DEC2HEX([.S45]*8+[.T45])&amp;&quot;,0x&quot;&amp;DEC2HEX([.V45]*8+[.W45])&amp;&quot;},&quot;;&quot;&quot;)" office:value-type="string" office:string-value="{0xA7,0,0x13,0x8,     3,0x198,0x1AF,0x0,0x12,0x0,0x1E}," calcext:value-type="string">
            <text:p>{0xA7,0,0x13,0x8, <text:s text:c="4"/>3,0x198,0x1AF,0x0,0x12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Super</text:p>
          </table:table-cell>
          <table:table-cell/>
          <table:table-cell table:formula="of:=[.D45]" office:value-type="string" office:string-value="0x13" calcext:value-type="string">
            <text:p>0x13</text:p>
          </table:table-cell>
          <table:table-cell/>
          <table:table-cell table:formula="of:=IF(LEN([.C46])&lt;2;[.F45]+1;[.F45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46]/8)" office:value-type="float" office:value="49" calcext:value-type="float">
            <text:p>49</text:p>
          </table:table-cell>
          <table:table-cell table:formula="of:=[.H46]-[.I46]*8" office:value-type="float" office:value="4" calcext:value-type="float">
            <text:p>4</text:p>
          </table:table-cell>
          <table:table-cell table:formula="of:=[.H46]+23" office:value-type="float" office:value="419" calcext:value-type="float">
            <text:p>419</text:p>
          </table:table-cell>
          <table:table-cell table:formula="of:=INT([.K46]/8)" office:value-type="float" office:value="52" calcext:value-type="float">
            <text:p>52</text:p>
          </table:table-cell>
          <table:table-cell table:formula="of:=[.K46]-[.L4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6])&lt;2;&quot;{0xA7,0,&quot;&amp;[.D46]&amp;&quot;,0x&quot;&amp;DEC2HEX(4*[.F46])&amp;&quot;,     &quot;&amp;[.G46]&amp;&quot;,0x&quot;&amp;DEC2HEX([.I46]*8+[.J46])&amp;&quot;,0x&quot;&amp;DEC2HEX([.L46]*8+[.M46])&amp;&quot;,0x&quot;&amp;RIGHT(DEC2HEX([.N46]);2)&amp;&quot;,0x&quot;&amp;DEC2HEX([.P46]*8+[.Q46])&amp;&quot;,0x&quot;&amp;DEC2HEX([.S46]*8+[.T46])&amp;&quot;,0x&quot;&amp;DEC2HEX([.V46]*8+[.W46])&amp;&quot;},&quot;;&quot;&quot;)" office:value-type="string" office:string-value="{0xA7,0,0x13,0xC,     0x83,0x18C,0x1A3,0x0,0x12,0x1F,0x0}," calcext:value-type="string">
            <text:p>{0xA7,0,0x13,0xC, <text:s text:c="4"/>0x83,0x18C,0x1A3,0x0,0x12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16</text:p>
          </table:table-cell>
          <table:table-cell/>
          <table:table-cell table:formula="of:=[.D46]" office:value-type="string" office:string-value="0x13" calcext:value-type="string">
            <text:p>0x13</text:p>
          </table:table-cell>
          <table:table-cell/>
          <table:table-cell table:formula="of:=IF(LEN([.C47])&lt;2;[.F46]+1;[.F46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47]/8)" office:value-type="float" office:value="60" calcext:value-type="float">
            <text:p>60</text:p>
          </table:table-cell>
          <table:table-cell table:formula="of:=[.H47]-[.I47]*8" office:value-type="float" office:value="4" calcext:value-type="float">
            <text:p>4</text:p>
          </table:table-cell>
          <table:table-cell table:formula="of:=[.H47]+23" office:value-type="float" office:value="507" calcext:value-type="float">
            <text:p>507</text:p>
          </table:table-cell>
          <table:table-cell table:formula="of:=INT([.K47]/8)" office:value-type="float" office:value="63" calcext:value-type="float">
            <text:p>63</text:p>
          </table:table-cell>
          <table:table-cell table:formula="of:=[.K47]-[.L4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7])&lt;2;&quot;{0xA7,0,&quot;&amp;[.D47]&amp;&quot;,0x&quot;&amp;DEC2HEX(4*[.F47])&amp;&quot;,     &quot;&amp;[.G47]&amp;&quot;,0x&quot;&amp;DEC2HEX([.I47]*8+[.J47])&amp;&quot;,0x&quot;&amp;DEC2HEX([.L47]*8+[.M47])&amp;&quot;,0x&quot;&amp;RIGHT(DEC2HEX([.N47]);2)&amp;&quot;,0x&quot;&amp;DEC2HEX([.P47]*8+[.Q47])&amp;&quot;,0x&quot;&amp;DEC2HEX([.S47]*8+[.T47])&amp;&quot;,0x&quot;&amp;DEC2HEX([.V47]*8+[.W47])&amp;&quot;},&quot;;&quot;&quot;)" office:value-type="string" office:string-value="{0xA7,0,0x13,0x10,     0x83,0x1E4,0x1FB,0x0,0x12,0x2D,0x0}," calcext:value-type="string">
            <text:p>{0xA7,0,0x13,0x10, <text:s text:c="4"/>0x83,0x1E4,0x1FB,0x0,0x12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</text:p>
          </table:table-cell>
          <table:table-cell/>
          <table:table-cell table:formula="of:=[.D47]" office:value-type="string" office:string-value="0x13" calcext:value-type="string">
            <text:p>0x13</text:p>
          </table:table-cell>
          <table:table-cell/>
          <table:table-cell table:formula="of:=IF(LEN([.C48])&lt;2;[.F47]+1;[.F47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47]-12" office:value-type="float" office:value="472" calcext:value-type="float">
            <text:p>472</text:p>
          </table:table-cell>
          <table:table-cell table:formula="of:=INT([.H48]/8)" office:value-type="float" office:value="59" calcext:value-type="float">
            <text:p>59</text:p>
          </table:table-cell>
          <table:table-cell table:formula="of:=[.H48]-[.I48]*8" office:value-type="float" office:value="0" calcext:value-type="float">
            <text:p>0</text:p>
          </table:table-cell>
          <table:table-cell table:formula="of:=[.H48]+23" office:value-type="float" office:value="495" calcext:value-type="float">
            <text:p>495</text:p>
          </table:table-cell>
          <table:table-cell table:formula="of:=INT([.K48]/8)" office:value-type="float" office:value="61" calcext:value-type="float">
            <text:p>61</text:p>
          </table:table-cell>
          <table:table-cell table:formula="of:=[.K48]-[.L4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8])&lt;2;&quot;{0xA7,0,&quot;&amp;[.D48]&amp;&quot;,0x&quot;&amp;DEC2HEX(4*[.F48])&amp;&quot;,     &quot;&amp;[.G48]&amp;&quot;,0x&quot;&amp;DEC2HEX([.I48]*8+[.J48])&amp;&quot;,0x&quot;&amp;DEC2HEX([.L48]*8+[.M48])&amp;&quot;,0x&quot;&amp;RIGHT(DEC2HEX([.N48]);2)&amp;&quot;,0x&quot;&amp;DEC2HEX([.P48]*8+[.Q48])&amp;&quot;,0x&quot;&amp;DEC2HEX([.S48]*8+[.T48])&amp;&quot;,0x&quot;&amp;DEC2HEX([.V48]*8+[.W48])&amp;&quot;},&quot;;&quot;&quot;)" office:value-type="string" office:string-value="{0xA7,0,0x13,0x14,     0x83,0x1D8,0x1EF,0x0,0x12,0x2E,0x0}," calcext:value-type="string">
            <text:p>{0xA7,0,0x13,0x14, <text:s text:c="4"/>0x83,0x1D8,0x1EF,0x0,0x12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 4</text:p>
          </table:table-cell>
          <table:table-cell/>
          <table:table-cell table:formula="of:=[.D48]" office:value-type="string" office:string-value="0x13" calcext:value-type="string">
            <text:p>0x13</text:p>
          </table:table-cell>
          <table:table-cell/>
          <table:table-cell table:formula="of:=IF(LEN([.C49])&lt;2;[.F48]+1;[.F48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48]-12" office:value-type="float" office:value="460" calcext:value-type="float">
            <text:p>460</text:p>
          </table:table-cell>
          <table:table-cell table:formula="of:=INT([.H49]/8)" office:value-type="float" office:value="57" calcext:value-type="float">
            <text:p>57</text:p>
          </table:table-cell>
          <table:table-cell table:formula="of:=[.H49]-[.I49]*8" office:value-type="float" office:value="4" calcext:value-type="float">
            <text:p>4</text:p>
          </table:table-cell>
          <table:table-cell table:formula="of:=[.H49]+23" office:value-type="float" office:value="483" calcext:value-type="float">
            <text:p>483</text:p>
          </table:table-cell>
          <table:table-cell table:formula="of:=INT([.K49]/8)" office:value-type="float" office:value="60" calcext:value-type="float">
            <text:p>60</text:p>
          </table:table-cell>
          <table:table-cell table:formula="of:=[.K49]-[.L4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9])&lt;2;&quot;{0xA7,0,&quot;&amp;[.D49]&amp;&quot;,0x&quot;&amp;DEC2HEX(4*[.F49])&amp;&quot;,     &quot;&amp;[.G49]&amp;&quot;,0x&quot;&amp;DEC2HEX([.I49]*8+[.J49])&amp;&quot;,0x&quot;&amp;DEC2HEX([.L49]*8+[.M49])&amp;&quot;,0x&quot;&amp;RIGHT(DEC2HEX([.N49]);2)&amp;&quot;,0x&quot;&amp;DEC2HEX([.P49]*8+[.Q49])&amp;&quot;,0x&quot;&amp;DEC2HEX([.S49]*8+[.T49])&amp;&quot;,0x&quot;&amp;DEC2HEX([.V49]*8+[.W49])&amp;&quot;},&quot;;&quot;&quot;)" office:value-type="string" office:string-value="{0xA7,0,0x13,0x18,     0x83,0x1CC,0x1E3,0x0,0x12,0x2F,0x0}," calcext:value-type="string">
            <text:p>{0xA7,0,0x13,0x18, <text:s text:c="4"/>0x83,0x1CC,0x1E3,0x0,0x12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 office:value-type="string" calcext:value-type="string">
            <text:p>na</text:p>
          </table:table-cell>
          <table:table-cell table:formula="of:=[.D49]" office:value-type="string" office:string-value="0x13" calcext:value-type="string">
            <text:p>0x13</text:p>
          </table:table-cell>
          <table:table-cell/>
          <table:table-cell table:formula="of:=IF(LEN([.C50])&lt;2;[.F49]+1;[.F4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50]/8)" office:value-type="float" office:value="49" calcext:value-type="float">
            <text:p>49</text:p>
          </table:table-cell>
          <table:table-cell table:formula="of:=[.H50]-[.I50]*8" office:value-type="float" office:value="4" calcext:value-type="float">
            <text:p>4</text:p>
          </table:table-cell>
          <table:table-cell table:formula="of:=[.H50]+23" office:value-type="float" office:value="419" calcext:value-type="float">
            <text:p>419</text:p>
          </table:table-cell>
          <table:table-cell table:formula="of:=INT([.K50]/8)" office:value-type="float" office:value="52" calcext:value-type="float">
            <text:p>52</text:p>
          </table:table-cell>
          <table:table-cell table:formula="of:=[.K50]-[.L50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0])&lt;2;&quot;{0xA7,0,&quot;&amp;[.D50]&amp;&quot;,0x&quot;&amp;DEC2HEX(4*[.F50])&amp;&quot;,     &quot;&amp;[.G50]&amp;&quot;,0x&quot;&amp;DEC2HEX([.I50]*8+[.J50])&amp;&quot;,0x&quot;&amp;DEC2HEX([.L50]*8+[.M50])&amp;&quot;,0x&quot;&amp;RIGHT(DEC2HEX([.N50]);2)&amp;&quot;,0x&quot;&amp;DEC2HEX([.P50]*8+[.Q50])&amp;&quot;,0x&quot;&amp;DEC2HEX([.S50]*8+[.T50])&amp;&quot;,0x&quot;&amp;DEC2HEX([.V50]*8+[.W50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50]" office:value-type="string" office:string-value="0x13" calcext:value-type="string">
            <text:p>0x13</text:p>
          </table:table-cell>
          <table:table-cell/>
          <table:table-cell table:formula="of:=IF(LEN([.C51])&lt;2;[.F50]+1;[.F50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51]/8)" office:value-type="float" office:value="48" calcext:value-type="float">
            <text:p>48</text:p>
          </table:table-cell>
          <table:table-cell table:formula="of:=[.H51]-[.I51]*8" office:value-type="float" office:value="0" calcext:value-type="float">
            <text:p>0</text:p>
          </table:table-cell>
          <table:table-cell table:formula="of:=[.H51]+23" office:value-type="float" office:value="407" calcext:value-type="float">
            <text:p>407</text:p>
          </table:table-cell>
          <table:table-cell table:formula="of:=INT([.K51]/8)" office:value-type="float" office:value="50" calcext:value-type="float">
            <text:p>50</text:p>
          </table:table-cell>
          <table:table-cell table:formula="of:=[.K51]-[.L5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51])&lt;2;&quot;{0xA7,0,&quot;&amp;[.D51]&amp;&quot;,0x&quot;&amp;DEC2HEX(4*[.F51])&amp;&quot;,     &quot;&amp;[.G51]&amp;&quot;,0x&quot;&amp;DEC2HEX([.I51]*8+[.J51])&amp;&quot;,0x&quot;&amp;DEC2HEX([.L51]*8+[.M51])&amp;&quot;,0x&quot;&amp;RIGHT(DEC2HEX([.N51]);2)&amp;&quot;,0x&quot;&amp;DEC2HEX([.P51]*8+[.Q51])&amp;&quot;,0x&quot;&amp;DEC2HEX([.S51]*8+[.T51])&amp;&quot;,0x&quot;&amp;DEC2HEX([.V51]*8+[.W5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51]" office:value-type="string" office:string-value="0x13" calcext:value-type="string">
            <text:p>0x13</text:p>
          </table:table-cell>
          <table:table-cell/>
          <table:table-cell table:formula="of:=IF(LEN([.C52])&lt;2;[.F51]+1;[.F51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52]/8)" office:value-type="float" office:value="48" calcext:value-type="float">
            <text:p>48</text:p>
          </table:table-cell>
          <table:table-cell table:formula="of:=[.H52]-[.I52]*8" office:value-type="float" office:value="0" calcext:value-type="float">
            <text:p>0</text:p>
          </table:table-cell>
          <table:table-cell table:formula="of:=[.H52]+11" office:value-type="float" office:value="395" calcext:value-type="float">
            <text:p>395</text:p>
          </table:table-cell>
          <table:table-cell table:formula="of:=INT([.K52]/8)" office:value-type="float" office:value="49" calcext:value-type="float">
            <text:p>49</text:p>
          </table:table-cell>
          <table:table-cell table:formula="of:=[.K52]-[.L5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2])&lt;2;&quot;{0xA7,0,&quot;&amp;[.D52]&amp;&quot;,0x&quot;&amp;DEC2HEX(4*[.F52])&amp;&quot;,     &quot;&amp;[.G52]&amp;&quot;,0x&quot;&amp;DEC2HEX([.I52]*8+[.J52])&amp;&quot;,0x&quot;&amp;DEC2HEX([.L52]*8+[.M52])&amp;&quot;,0x&quot;&amp;RIGHT(DEC2HEX([.N52]);2)&amp;&quot;,0x&quot;&amp;DEC2HEX([.P52]*8+[.Q52])&amp;&quot;,0x&quot;&amp;DEC2HEX([.S52]*8+[.T52])&amp;&quot;,0x&quot;&amp;DEC2HEX([.V52]*8+[.W5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Principal Sub</text:p>
          </table:table-cell>
          <table:table-cell office:value-type="string" calcext:value-type="string">
            <text:p>na</text:p>
          </table:table-cell>
          <table:table-cell table:formula="of:=[.D52]" office:value-type="string" office:string-value="0x13" calcext:value-type="string">
            <text:p>0x13</text:p>
          </table:table-cell>
          <table:table-cell/>
          <table:table-cell table:formula="of:=IF(LEN([.C53])&lt;2;[.F52]+1;[.F5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53]/8)" office:value-type="float" office:value="49" calcext:value-type="float">
            <text:p>49</text:p>
          </table:table-cell>
          <table:table-cell table:formula="of:=[.H53]-[.I53]*8" office:value-type="float" office:value="4" calcext:value-type="float">
            <text:p>4</text:p>
          </table:table-cell>
          <table:table-cell table:formula="of:=[.H53]+11" office:value-type="float" office:value="407" calcext:value-type="float">
            <text:p>407</text:p>
          </table:table-cell>
          <table:table-cell table:formula="of:=INT([.K53]/8)" office:value-type="float" office:value="50" calcext:value-type="float">
            <text:p>50</text:p>
          </table:table-cell>
          <table:table-cell table:formula="of:=[.K53]-[.L53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3])&lt;2;&quot;{0xA7,0,&quot;&amp;[.D53]&amp;&quot;,0x&quot;&amp;DEC2HEX(4*[.F53])&amp;&quot;,     &quot;&amp;[.G53]&amp;&quot;,0x&quot;&amp;DEC2HEX([.I53]*8+[.J53])&amp;&quot;,0x&quot;&amp;DEC2HEX([.L53]*8+[.M53])&amp;&quot;,0x&quot;&amp;RIGHT(DEC2HEX([.N53]);2)&amp;&quot;,0x&quot;&amp;DEC2HEX([.P53]*8+[.Q53])&amp;&quot;,0x&quot;&amp;DEC2HEX([.S53]*8+[.T53])&amp;&quot;,0x&quot;&amp;DEC2HEX([.V53]*8+[.W5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</text:p>
          </table:table-cell>
          <table:table-cell office:value-type="string" calcext:value-type="string">
            <text:p>na</text:p>
          </table:table-cell>
          <table:table-cell table:formula="of:=[.D53]" office:value-type="string" office:string-value="0x13" calcext:value-type="string">
            <text:p>0x13</text:p>
          </table:table-cell>
          <table:table-cell/>
          <table:table-cell table:formula="of:=IF(LEN([.C54])&lt;2;[.F53]+1;[.F53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54]/8)" office:value-type="float" office:value="48" calcext:value-type="float">
            <text:p>48</text:p>
          </table:table-cell>
          <table:table-cell table:formula="of:=[.H54]-[.I54]*8" office:value-type="float" office:value="0" calcext:value-type="float">
            <text:p>0</text:p>
          </table:table-cell>
          <table:table-cell table:formula="of:=[.H54]+11" office:value-type="float" office:value="395" calcext:value-type="float">
            <text:p>395</text:p>
          </table:table-cell>
          <table:table-cell table:formula="of:=INT([.K54]/8)" office:value-type="float" office:value="49" calcext:value-type="float">
            <text:p>49</text:p>
          </table:table-cell>
          <table:table-cell table:formula="of:=[.K54]-[.L5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54])&lt;2;&quot;{0xA7,0,&quot;&amp;[.D54]&amp;&quot;,0x&quot;&amp;DEC2HEX(4*[.F54])&amp;&quot;,     &quot;&amp;[.G54]&amp;&quot;,0x&quot;&amp;DEC2HEX([.I54]*8+[.J54])&amp;&quot;,0x&quot;&amp;DEC2HEX([.L54]*8+[.M54])&amp;&quot;,0x&quot;&amp;RIGHT(DEC2HEX([.N54]);2)&amp;&quot;,0x&quot;&amp;DEC2HEX([.P54]*8+[.Q54])&amp;&quot;,0x&quot;&amp;DEC2HEX([.S54]*8+[.T54])&amp;&quot;,0x&quot;&amp;DEC2HEX([.V54]*8+[.W5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per</text:p>
          </table:table-cell>
          <table:table-cell office:value-type="string" calcext:value-type="string">
            <text:p>na</text:p>
          </table:table-cell>
          <table:table-cell table:formula="of:=[.D54]" office:value-type="string" office:string-value="0x13" calcext:value-type="string">
            <text:p>0x13</text:p>
          </table:table-cell>
          <table:table-cell/>
          <table:table-cell table:formula="of:=IF(LEN([.C55])&lt;2;[.F54]+1;[.F54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55]/8)" office:value-type="float" office:value="56" calcext:value-type="float">
            <text:p>56</text:p>
          </table:table-cell>
          <table:table-cell table:formula="of:=[.H55]-[.I55]*8" office:value-type="float" office:value="0" calcext:value-type="float">
            <text:p>0</text:p>
          </table:table-cell>
          <table:table-cell table:formula="of:=[.H55]+11" office:value-type="float" office:value="459" calcext:value-type="float">
            <text:p>459</text:p>
          </table:table-cell>
          <table:table-cell table:formula="of:=INT([.K55]/8)" office:value-type="float" office:value="57" calcext:value-type="float">
            <text:p>57</text:p>
          </table:table-cell>
          <table:table-cell table:formula="of:=[.K55]-[.L5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5])&lt;2;&quot;{0xA7,0,&quot;&amp;[.D55]&amp;&quot;,0x&quot;&amp;DEC2HEX(4*[.F55])&amp;&quot;,     &quot;&amp;[.G55]&amp;&quot;,0x&quot;&amp;DEC2HEX([.I55]*8+[.J55])&amp;&quot;,0x&quot;&amp;DEC2HEX([.L55]*8+[.M55])&amp;&quot;,0x&quot;&amp;RIGHT(DEC2HEX([.N55]);2)&amp;&quot;,0x&quot;&amp;DEC2HEX([.P55]*8+[.Q55])&amp;&quot;,0x&quot;&amp;DEC2HEX([.S55]*8+[.T55])&amp;&quot;,0x&quot;&amp;DEC2HEX([.V55]*8+[.W55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</text:p>
          </table:table-cell>
          <table:table-cell/>
          <table:table-cell table:formula="of:=[.D55]" office:value-type="string" office:string-value="0x13" calcext:value-type="string">
            <text:p>0x13</text:p>
          </table:table-cell>
          <table:table-cell/>
          <table:table-cell table:formula="of:=IF(LEN([.C56])&lt;2;[.F55]+1;[.F55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formula="of:=INT([.H56]/8)" office:value-type="float" office:value="60" calcext:value-type="float">
            <text:p>60</text:p>
          </table:table-cell>
          <table:table-cell table:formula="of:=[.H56]-[.I56]*8" office:value-type="float" office:value="4" calcext:value-type="float">
            <text:p>4</text:p>
          </table:table-cell>
          <table:table-cell table:formula="of:=[.H56]+23" office:value-type="float" office:value="507" calcext:value-type="float">
            <text:p>507</text:p>
          </table:table-cell>
          <table:table-cell table:formula="of:=INT([.K56]/8)" office:value-type="float" office:value="63" calcext:value-type="float">
            <text:p>63</text:p>
          </table:table-cell>
          <table:table-cell table:formula="of:=[.K56]-[.L5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6])&lt;2;&quot;{0xA7,0,&quot;&amp;[.D56]&amp;&quot;,0x&quot;&amp;DEC2HEX(4*[.F56])&amp;&quot;,     &quot;&amp;[.G56]&amp;&quot;,0x&quot;&amp;DEC2HEX([.I56]*8+[.J56])&amp;&quot;,0x&quot;&amp;DEC2HEX([.L56]*8+[.M56])&amp;&quot;,0x&quot;&amp;RIGHT(DEC2HEX([.N56]);2)&amp;&quot;,0x&quot;&amp;DEC2HEX([.P56]*8+[.Q56])&amp;&quot;,0x&quot;&amp;DEC2HEX([.S56]*8+[.T56])&amp;&quot;,0x&quot;&amp;DEC2HEX([.V56]*8+[.W56])&amp;&quot;},&quot;;&quot;&quot;)" office:value-type="string" office:string-value="{0xA7,0,0x13,0x1C,     3,0x1E4,0x1FB,0x0,0x20,0x0,0x0}," calcext:value-type="string">
            <text:p>{0xA7,0,0x13,0x1C, <text:s text:c="4"/>3,0x1E4,0x1FB,0x0,0x20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Super</text:p>
          </table:table-cell>
          <table:table-cell/>
          <table:table-cell table:formula="of:=[.D56]" office:value-type="string" office:string-value="0x13" calcext:value-type="string">
            <text:p>0x13</text:p>
          </table:table-cell>
          <table:table-cell/>
          <table:table-cell table:formula="of:=IF(LEN([.C57])&lt;2;[.F56]+1;[.F56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57]/8)" office:value-type="float" office:value="59" calcext:value-type="float">
            <text:p>59</text:p>
          </table:table-cell>
          <table:table-cell table:formula="of:=[.H57]-[.I57]*8" office:value-type="float" office:value="0" calcext:value-type="float">
            <text:p>0</text:p>
          </table:table-cell>
          <table:table-cell table:formula="of:=[.H57]+23" office:value-type="float" office:value="495" calcext:value-type="float">
            <text:p>495</text:p>
          </table:table-cell>
          <table:table-cell table:formula="of:=INT([.K57]/8)" office:value-type="float" office:value="61" calcext:value-type="float">
            <text:p>61</text:p>
          </table:table-cell>
          <table:table-cell table:formula="of:=[.K57]-[.L5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7])&lt;2;&quot;{0xA7,0,&quot;&amp;[.D57]&amp;&quot;,0x&quot;&amp;DEC2HEX(4*[.F57])&amp;&quot;,     &quot;&amp;[.G57]&amp;&quot;,0x&quot;&amp;DEC2HEX([.I57]*8+[.J57])&amp;&quot;,0x&quot;&amp;DEC2HEX([.L57]*8+[.M57])&amp;&quot;,0x&quot;&amp;RIGHT(DEC2HEX([.N57]);2)&amp;&quot;,0x&quot;&amp;DEC2HEX([.P57]*8+[.Q57])&amp;&quot;,0x&quot;&amp;DEC2HEX([.S57]*8+[.T57])&amp;&quot;,0x&quot;&amp;DEC2HEX([.V57]*8+[.W57])&amp;&quot;},&quot;;&quot;&quot;)" office:value-type="string" office:string-value="{0xA7,0,0x13,0x20,     0x83,0x1D8,0x1EF,0x0,0x20,0x2C,0x0}," calcext:value-type="string">
            <text:p>{0xA7,0,0x13,0x20, <text:s text:c="4"/>0x83,0x1D8,0x1EF,0x0,0x20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alicional <text:s/></text:p>
          </table:table-cell>
          <table:table-cell/>
          <table:table-cell table:formula="of:=[.D57]" office:value-type="string" office:string-value="0x13" calcext:value-type="string">
            <text:p>0x13</text:p>
          </table:table-cell>
          <table:table-cell/>
          <table:table-cell table:formula="of:=IF(LEN([.C58])&lt;2;[.F57]+1;[.F57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formula="of:=INT([.H58]/8)" office:value-type="float" office:value="59" calcext:value-type="float">
            <text:p>59</text:p>
          </table:table-cell>
          <table:table-cell table:formula="of:=[.H58]-[.I58]*8" office:value-type="float" office:value="0" calcext:value-type="float">
            <text:p>0</text:p>
          </table:table-cell>
          <table:table-cell table:formula="of:=[.H58]+23" office:value-type="float" office:value="495" calcext:value-type="float">
            <text:p>495</text:p>
          </table:table-cell>
          <table:table-cell table:formula="of:=INT([.K58]/8)" office:value-type="float" office:value="61" calcext:value-type="float">
            <text:p>61</text:p>
          </table:table-cell>
          <table:table-cell table:formula="of:=[.K58]-[.L5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8])&lt;2;&quot;{0xA7,0,&quot;&amp;[.D58]&amp;&quot;,0x&quot;&amp;DEC2HEX(4*[.F58])&amp;&quot;,     &quot;&amp;[.G58]&amp;&quot;,0x&quot;&amp;DEC2HEX([.I58]*8+[.J58])&amp;&quot;,0x&quot;&amp;DEC2HEX([.L58]*8+[.M58])&amp;&quot;,0x&quot;&amp;RIGHT(DEC2HEX([.N58]);2)&amp;&quot;,0x&quot;&amp;DEC2HEX([.P58]*8+[.Q58])&amp;&quot;,0x&quot;&amp;DEC2HEX([.S58]*8+[.T58])&amp;&quot;,0x&quot;&amp;DEC2HEX([.V58]*8+[.W58])&amp;&quot;},&quot;;&quot;&quot;)" office:value-type="string" office:string-value="{0xA7,0,0x13,0x24,     3,0x1D8,0x1EF,0x0,0x24,0x0,0x0}," calcext:value-type="string">
            <text:p>{0xA7,0,0x13,0x24, <text:s text:c="4"/>3,0x1D8,0x1EF,0x0,0x24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alicional Super</text:p>
          </table:table-cell>
          <table:table-cell/>
          <table:table-cell table:formula="of:=[.D58]" office:value-type="string" office:string-value="0x13" calcext:value-type="string">
            <text:p>0x13</text:p>
          </table:table-cell>
          <table:table-cell/>
          <table:table-cell table:formula="of:=IF(LEN([.C59])&lt;2;[.F58]+1;[.F58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59]/8)" office:value-type="float" office:value="57" calcext:value-type="float">
            <text:p>57</text:p>
          </table:table-cell>
          <table:table-cell table:formula="of:=[.H59]-[.I59]*8" office:value-type="float" office:value="4" calcext:value-type="float">
            <text:p>4</text:p>
          </table:table-cell>
          <table:table-cell table:formula="of:=[.H59]+23" office:value-type="float" office:value="483" calcext:value-type="float">
            <text:p>483</text:p>
          </table:table-cell>
          <table:table-cell table:formula="of:=INT([.K59]/8)" office:value-type="float" office:value="60" calcext:value-type="float">
            <text:p>60</text:p>
          </table:table-cell>
          <table:table-cell table:formula="of:=[.K59]-[.L5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9])&lt;2;&quot;{0xA7,0,&quot;&amp;[.D59]&amp;&quot;,0x&quot;&amp;DEC2HEX(4*[.F59])&amp;&quot;,     &quot;&amp;[.G59]&amp;&quot;,0x&quot;&amp;DEC2HEX([.I59]*8+[.J59])&amp;&quot;,0x&quot;&amp;DEC2HEX([.L59]*8+[.M59])&amp;&quot;,0x&quot;&amp;RIGHT(DEC2HEX([.N59]);2)&amp;&quot;,0x&quot;&amp;DEC2HEX([.P59]*8+[.Q59])&amp;&quot;,0x&quot;&amp;DEC2HEX([.S59]*8+[.T59])&amp;&quot;,0x&quot;&amp;DEC2HEX([.V59]*8+[.W59])&amp;&quot;},&quot;;&quot;&quot;)" office:value-type="string" office:string-value="{0xA7,0,0x13,0x28,     0x83,0x1CC,0x1E3,0x0,0x24,0x2C,0x0}," calcext:value-type="string">
            <text:p>{0xA7,0,0x13,0x28, <text:s text:c="4"/>0x83,0x1CC,0x1E3,0x0,0x24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59]" office:value-type="string" office:string-value="0x13" calcext:value-type="string">
            <text:p>0x13</text:p>
          </table:table-cell>
          <table:table-cell/>
          <table:table-cell table:formula="of:=IF(LEN([.C60])&lt;2;[.F59]+1;[.F59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60]/8)" office:value-type="float" office:value="56" calcext:value-type="float">
            <text:p>56</text:p>
          </table:table-cell>
          <table:table-cell table:formula="of:=[.H60]-[.I60]*8" office:value-type="float" office:value="0" calcext:value-type="float">
            <text:p>0</text:p>
          </table:table-cell>
          <table:table-cell table:formula="of:=[.H60]+11" office:value-type="float" office:value="459" calcext:value-type="float">
            <text:p>459</text:p>
          </table:table-cell>
          <table:table-cell table:formula="of:=INT([.K60]/8)" office:value-type="float" office:value="57" calcext:value-type="float">
            <text:p>57</text:p>
          </table:table-cell>
          <table:table-cell table:formula="of:=[.K60]-[.L6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0])&lt;2;&quot;{0xA7,0,&quot;&amp;[.D60]&amp;&quot;,0x&quot;&amp;DEC2HEX(4*[.F60])&amp;&quot;,     &quot;&amp;[.G60]&amp;&quot;,0x&quot;&amp;DEC2HEX([.I60]*8+[.J60])&amp;&quot;,0x&quot;&amp;DEC2HEX([.L60]*8+[.M60])&amp;&quot;,0x&quot;&amp;RIGHT(DEC2HEX([.N60]);2)&amp;&quot;,0x&quot;&amp;DEC2HEX([.P60]*8+[.Q60])&amp;&quot;,0x&quot;&amp;DEC2HEX([.S60]*8+[.T60])&amp;&quot;,0x&quot;&amp;DEC2HEX([.V60]*8+[.W60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60]" office:value-type="string" office:string-value="0x13" calcext:value-type="string">
            <text:p>0x13</text:p>
          </table:table-cell>
          <table:table-cell/>
          <table:table-cell table:formula="of:=IF(LEN([.C61])&lt;2;[.F60]+1;[.F60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61]/8)" office:value-type="float" office:value="56" calcext:value-type="float">
            <text:p>56</text:p>
          </table:table-cell>
          <table:table-cell table:formula="of:=[.H61]-[.I61]*8" office:value-type="float" office:value="0" calcext:value-type="float">
            <text:p>0</text:p>
          </table:table-cell>
          <table:table-cell table:formula="of:=[.H61]+11" office:value-type="float" office:value="459" calcext:value-type="float">
            <text:p>459</text:p>
          </table:table-cell>
          <table:table-cell table:formula="of:=INT([.K61]/8)" office:value-type="float" office:value="57" calcext:value-type="float">
            <text:p>57</text:p>
          </table:table-cell>
          <table:table-cell table:formula="of:=[.K61]-[.L6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1])&lt;2;&quot;{0xA7,0,&quot;&amp;[.D61]&amp;&quot;,0x&quot;&amp;DEC2HEX(4*[.F61])&amp;&quot;,     &quot;&amp;[.G61]&amp;&quot;,0x&quot;&amp;DEC2HEX([.I61]*8+[.J61])&amp;&quot;,0x&quot;&amp;DEC2HEX([.L61]*8+[.M61])&amp;&quot;,0x&quot;&amp;RIGHT(DEC2HEX([.N61]);2)&amp;&quot;,0x&quot;&amp;DEC2HEX([.P61]*8+[.Q61])&amp;&quot;,0x&quot;&amp;DEC2HEX([.S61]*8+[.T61])&amp;&quot;,0x&quot;&amp;DEC2HEX([.V61]*8+[.W61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 Gt/Ped</text:p>
          </table:table-cell>
          <table:table-cell office:value-type="string" calcext:value-type="string">
            <text:p>na</text:p>
          </table:table-cell>
          <table:table-cell table:formula="of:=[.D61]" office:value-type="string" office:string-value="0x13" calcext:value-type="string">
            <text:p>0x13</text:p>
          </table:table-cell>
          <table:table-cell/>
          <table:table-cell table:formula="of:=IF(LEN([.C62])&lt;2;[.F61]+1;[.F61])" office:value-type="float" office:value="10" calcext:value-type="float">
            <text:p>10</text:p>
          </table:table-cell>
          <table:table-cell office:value-type="string" calcext:value-type="string">
            <text:p>0x80</text:p>
          </table:table-cell>
          <table:table-cell office:value-type="float" office:value="203" calcext:value-type="float">
            <text:p>203</text:p>
          </table:table-cell>
          <table:table-cell table:formula="of:=INT([.H62]/8)" office:value-type="float" office:value="25" calcext:value-type="float">
            <text:p>25</text:p>
          </table:table-cell>
          <table:table-cell table:formula="of:=[.H62]-[.I62]*8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formula="of:=INT([.K62]/8)" office:value-type="float" office:value="27" calcext:value-type="float">
            <text:p>27</text:p>
          </table:table-cell>
          <table:table-cell table:formula="of:=[.K62]-[.L6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2])&lt;2;&quot;{0xA7,0,&quot;&amp;[.D62]&amp;&quot;,0x&quot;&amp;DEC2HEX(4*[.F62])&amp;&quot;,     &quot;&amp;[.G62]&amp;&quot;,0x&quot;&amp;DEC2HEX([.I62]*8+[.J62])&amp;&quot;,0x&quot;&amp;DEC2HEX([.L62]*8+[.M62])&amp;&quot;,0x&quot;&amp;RIGHT(DEC2HEX([.N62]);2)&amp;&quot;,0x&quot;&amp;DEC2HEX([.P62]*8+[.Q62])&amp;&quot;,0x&quot;&amp;DEC2HEX([.S62]*8+[.T62])&amp;&quot;,0x&quot;&amp;DEC2HEX([.V62]*8+[.W62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 Ge/Ped</text:p>
          </table:table-cell>
          <table:table-cell/>
          <table:table-cell table:formula="of:=[.D62]" office:value-type="string" office:string-value="0x13" calcext:value-type="string">
            <text:p>0x13</text:p>
          </table:table-cell>
          <table:table-cell/>
          <table:table-cell table:formula="of:=IF(LEN([.C63])&lt;2;[.F62]+1;[.F62])" office:value-type="float" office:value="11" calcext:value-type="float">
            <text:p>11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3]/8)" office:value-type="float" office:value="27" calcext:value-type="float">
            <text:p>27</text:p>
          </table:table-cell>
          <table:table-cell table:formula="of:=[.H63]-[.I6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3]/8)" office:value-type="float" office:value="27" calcext:value-type="float">
            <text:p>27</text:p>
          </table:table-cell>
          <table:table-cell table:formula="of:=[.K63]-[.L6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3])&lt;2;&quot;{0xA7,0,&quot;&amp;[.D63]&amp;&quot;,0x&quot;&amp;DEC2HEX(4*[.F63])&amp;&quot;,     &quot;&amp;[.G63]&amp;&quot;,0x&quot;&amp;DEC2HEX([.I63]*8+[.J63])&amp;&quot;,0x&quot;&amp;DEC2HEX([.L63]*8+[.M63])&amp;&quot;,0x&quot;&amp;RIGHT(DEC2HEX([.N63]);2)&amp;&quot;,0x&quot;&amp;DEC2HEX([.P63]*8+[.Q63])&amp;&quot;,0x&quot;&amp;DEC2HEX([.S63]*8+[.T63])&amp;&quot;,0x&quot;&amp;DEC2HEX([.V63]*8+[.W63])&amp;&quot;},&quot;;&quot;&quot;)" office:value-type="string" office:string-value="{0xA7,0,0x13,0x2C,     0x80,0xD8,0xDF,0x0,0x24,0xB,0x0}," calcext:value-type="string">
            <text:p>{0xA7,0,0x13,0x2C, <text:s text:c="4"/>0x80,0xD8,0xDF,0x0,0x24,0xB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Gt/Ped</text:p>
          </table:table-cell>
          <table:table-cell office:value-type="string" calcext:value-type="string">
            <text:p>na</text:p>
          </table:table-cell>
          <table:table-cell table:formula="of:=[.D63]" office:value-type="string" office:string-value="0x13" calcext:value-type="string">
            <text:p>0x13</text:p>
          </table:table-cell>
          <table:table-cell/>
          <table:table-cell table:formula="of:=IF(LEN([.C64])&lt;2;[.F63]+1;[.F63])" office:value-type="float" office:value="11" calcext:value-type="float">
            <text:p>11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64]/8)" office:value-type="float" office:value="48" calcext:value-type="float">
            <text:p>48</text:p>
          </table:table-cell>
          <table:table-cell table:formula="of:=[.H64]-[.I64]*8" office:value-type="float" office:value="0" calcext:value-type="float">
            <text:p>0</text:p>
          </table:table-cell>
          <table:table-cell table:formula="of:=[.H64]+11" office:value-type="float" office:value="395" calcext:value-type="float">
            <text:p>395</text:p>
          </table:table-cell>
          <table:table-cell table:formula="of:=INT([.K64]/8)" office:value-type="float" office:value="49" calcext:value-type="float">
            <text:p>49</text:p>
          </table:table-cell>
          <table:table-cell table:formula="of:=[.K64]-[.L6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4])&lt;2;&quot;{0xA7,0,&quot;&amp;[.D64]&amp;&quot;,0x&quot;&amp;DEC2HEX(4*[.F64])&amp;&quot;,     &quot;&amp;[.G64]&amp;&quot;,0x&quot;&amp;DEC2HEX([.I64]*8+[.J64])&amp;&quot;,0x&quot;&amp;DEC2HEX([.L64]*8+[.M64])&amp;&quot;,0x&quot;&amp;RIGHT(DEC2HEX([.N64]);2)&amp;&quot;,0x&quot;&amp;DEC2HEX([.P64]*8+[.Q64])&amp;&quot;,0x&quot;&amp;DEC2HEX([.S64]*8+[.T64])&amp;&quot;,0x&quot;&amp;DEC2HEX([.V64]*8+[.W64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</text:p>
          </table:table-cell>
          <table:table-cell office:value-type="string" calcext:value-type="string">
            <text:p>na</text:p>
          </table:table-cell>
          <table:table-cell table:formula="of:=[.D64]" office:value-type="string" office:string-value="0x13" calcext:value-type="string">
            <text:p>0x13</text:p>
          </table:table-cell>
          <table:table-cell/>
          <table:table-cell table:formula="of:=IF(LEN([.C65])&lt;2;[.F64]+1;[.F64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INT([.H65]/8)" office:value-type="float" office:value="25" calcext:value-type="float">
            <text:p>25</text:p>
          </table:table-cell>
          <table:table-cell table:formula="of:=[.H65]-[.I6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65]/8)" office:value-type="float" office:value="27" calcext:value-type="float">
            <text:p>27</text:p>
          </table:table-cell>
          <table:table-cell table:formula="of:=[.K65]-[.L6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5])&lt;2;&quot;{0xA7,0,&quot;&amp;[.D65]&amp;&quot;,0x&quot;&amp;DEC2HEX(4*[.F65])&amp;&quot;,     &quot;&amp;[.G65]&amp;&quot;,0x&quot;&amp;DEC2HEX([.I65]*8+[.J65])&amp;&quot;,0x&quot;&amp;DEC2HEX([.L65]*8+[.M65])&amp;&quot;,0x&quot;&amp;RIGHT(DEC2HEX([.N65]);2)&amp;&quot;,0x&quot;&amp;DEC2HEX([.P65]*8+[.Q65])&amp;&quot;,0x&quot;&amp;DEC2HEX([.S65]*8+[.T65])&amp;&quot;,0x&quot;&amp;DEC2HEX([.V65]*8+[.W65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iolone</text:p>
          </table:table-cell>
          <table:table-cell/>
          <table:table-cell table:formula="of:=[.D65]" office:value-type="string" office:string-value="0x13" calcext:value-type="string">
            <text:p>0x13</text:p>
          </table:table-cell>
          <table:table-cell/>
          <table:table-cell table:formula="of:=IF(LEN([.C66])&lt;2;[.F65]+1;[.F65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66]/8)" office:value-type="float" office:value="27" calcext:value-type="float">
            <text:p>27</text:p>
          </table:table-cell>
          <table:table-cell table:formula="of:=[.H66]-[.I66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6]/8)" office:value-type="float" office:value="27" calcext:value-type="float">
            <text:p>27</text:p>
          </table:table-cell>
          <table:table-cell table:formula="of:=[.K66]-[.L6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6])&lt;2;&quot;{0xA7,0,&quot;&amp;[.D66]&amp;&quot;,0x&quot;&amp;DEC2HEX(4*[.F66])&amp;&quot;,     &quot;&amp;[.G66]&amp;&quot;,0x&quot;&amp;DEC2HEX([.I66]*8+[.J66])&amp;&quot;,0x&quot;&amp;DEC2HEX([.L66]*8+[.M66])&amp;&quot;,0x&quot;&amp;RIGHT(DEC2HEX([.N66]);2)&amp;&quot;,0x&quot;&amp;DEC2HEX([.P66]*8+[.Q66])&amp;&quot;,0x&quot;&amp;DEC2HEX([.S66]*8+[.T66])&amp;&quot;,0x&quot;&amp;DEC2HEX([.V66]*8+[.W66])&amp;&quot;},&quot;;&quot;&quot;)" office:value-type="string" office:string-value="{0xA7,0,0x13,0x30,     0,0xD8,0xDF,0x0,0x6,0x0,0x0}," calcext:value-type="string">
            <text:p>{0xA7,0,0x13,0x30, <text:s text:c="4"/>0,0xD8,0xDF,0x0,0x6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icional Sw/Ped</text:p>
          </table:table-cell>
          <table:table-cell/>
          <table:table-cell table:formula="of:=[.D66]" office:value-type="string" office:string-value="0x13" calcext:value-type="string">
            <text:p>0x13</text:p>
          </table:table-cell>
          <table:table-cell/>
          <table:table-cell table:formula="of:=IF(LEN([.C67])&lt;2;[.F66]+1;[.F66])" office:value-type="float" office:value="13" calcext:value-type="float">
            <text:p>13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7]/8)" office:value-type="float" office:value="27" calcext:value-type="float">
            <text:p>27</text:p>
          </table:table-cell>
          <table:table-cell table:formula="of:=[.H67]-[.I67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7]/8)" office:value-type="float" office:value="27" calcext:value-type="float">
            <text:p>27</text:p>
          </table:table-cell>
          <table:table-cell table:formula="of:=[.K67]-[.L6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7])&lt;2;&quot;{0xA7,0,&quot;&amp;[.D67]&amp;&quot;,0x&quot;&amp;DEC2HEX(4*[.F67])&amp;&quot;,     &quot;&amp;[.G67]&amp;&quot;,0x&quot;&amp;DEC2HEX([.I67]*8+[.J67])&amp;&quot;,0x&quot;&amp;DEC2HEX([.L67]*8+[.M67])&amp;&quot;,0x&quot;&amp;RIGHT(DEC2HEX([.N67]);2)&amp;&quot;,0x&quot;&amp;DEC2HEX([.P67]*8+[.Q67])&amp;&quot;,0x&quot;&amp;DEC2HEX([.S67]*8+[.T67])&amp;&quot;,0x&quot;&amp;DEC2HEX([.V67]*8+[.W67])&amp;&quot;},&quot;;&quot;&quot;)" office:value-type="string" office:string-value="{0xA7,0,0x13,0x34,     0x80,0xD8,0xDF,0x0,0x12,0xC,0x0}," calcext:value-type="string">
            <text:p>{0xA7,0,0x13,0x34, <text:s text:c="4"/>0x80,0xD8,0xDF,0x0,0x12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 Sw/Ped4</text:p>
          </table:table-cell>
          <table:table-cell/>
          <table:table-cell table:formula="of:=[.D67]" office:value-type="string" office:string-value="0x13" calcext:value-type="string">
            <text:p>0x13</text:p>
          </table:table-cell>
          <table:table-cell/>
          <table:table-cell table:formula="of:=IF(LEN([.C68])&lt;2;[.F67]+1;[.F67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68]/8)" office:value-type="float" office:value="25" calcext:value-type="float">
            <text:p>25</text:p>
          </table:table-cell>
          <table:table-cell table:formula="of:=[.H68]-[.I68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68]/8)" office:value-type="float" office:value="27" calcext:value-type="float">
            <text:p>27</text:p>
          </table:table-cell>
          <table:table-cell table:formula="of:=[.K68]-[.L6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8])&lt;2;&quot;{0xA7,0,&quot;&amp;[.D68]&amp;&quot;,0x&quot;&amp;DEC2HEX(4*[.F68])&amp;&quot;,     &quot;&amp;[.G68]&amp;&quot;,0x&quot;&amp;DEC2HEX([.I68]*8+[.J68])&amp;&quot;,0x&quot;&amp;DEC2HEX([.L68]*8+[.M68])&amp;&quot;,0x&quot;&amp;RIGHT(DEC2HEX([.N68]);2)&amp;&quot;,0x&quot;&amp;DEC2HEX([.P68]*8+[.Q68])&amp;&quot;,0x&quot;&amp;DEC2HEX([.S68]*8+[.T68])&amp;&quot;,0x&quot;&amp;DEC2HEX([.V68]*8+[.W68])&amp;&quot;},&quot;;&quot;&quot;)" office:value-type="string" office:string-value="{0xA7,0,0x13,0x38,     0x80,0xCC,0xDF,0x0,0x12,0xD,0x0}," calcext:value-type="string">
            <text:p>{0xA7,0,0x13,0x38, <text:s text:c="4"/>0x80,0xCC,0xDF,0x0,0x12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 office:value-type="string" calcext:value-type="string">
            <text:p>na</text:p>
          </table:table-cell>
          <table:table-cell table:formula="of:=[.D68]" office:value-type="string" office:string-value="0x13" calcext:value-type="string">
            <text:p>0x13</text:p>
          </table:table-cell>
          <table:table-cell/>
          <table:table-cell table:formula="of:=IF(LEN([.C69])&lt;2;[.F68]+1;[.F68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69]/8)" office:value-type="float" office:value="24" calcext:value-type="float">
            <text:p>24</text:p>
          </table:table-cell>
          <table:table-cell table:formula="of:=[.H69]-[.I69]*8" office:value-type="float" office:value="0" calcext:value-type="float">
            <text:p>0</text:p>
          </table:table-cell>
          <table:table-cell table:formula="of:=[.H69]+23" office:value-type="float" office:value="215" calcext:value-type="float">
            <text:p>215</text:p>
          </table:table-cell>
          <table:table-cell table:formula="of:=INT([.K69]/8)" office:value-type="float" office:value="26" calcext:value-type="float">
            <text:p>26</text:p>
          </table:table-cell>
          <table:table-cell table:formula="of:=[.K69]-[.L6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9])&lt;2;&quot;{0xA7,0,&quot;&amp;[.D69]&amp;&quot;,0x&quot;&amp;DEC2HEX(4*[.F69])&amp;&quot;,     &quot;&amp;[.G69]&amp;&quot;,0x&quot;&amp;DEC2HEX([.I69]*8+[.J69])&amp;&quot;,0x&quot;&amp;DEC2HEX([.L69]*8+[.M69])&amp;&quot;,0x&quot;&amp;RIGHT(DEC2HEX([.N69]);2)&amp;&quot;,0x&quot;&amp;DEC2HEX([.P69]*8+[.Q69])&amp;&quot;,0x&quot;&amp;DEC2HEX([.S69]*8+[.T69])&amp;&quot;,0x&quot;&amp;DEC2HEX([.V69]*8+[.W69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 office:value-type="string" calcext:value-type="string">
            <text:p>na</text:p>
          </table:table-cell>
          <table:table-cell table:formula="of:=[.D69]" office:value-type="string" office:string-value="0x13" calcext:value-type="string">
            <text:p>0x13</text:p>
          </table:table-cell>
          <table:table-cell/>
          <table:table-cell table:formula="of:=IF(LEN([.C70])&lt;2;[.F69]+1;[.F69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70]/8)" office:value-type="float" office:value="24" calcext:value-type="float">
            <text:p>24</text:p>
          </table:table-cell>
          <table:table-cell table:formula="of:=[.H70]-[.I70]*8" office:value-type="float" office:value="0" calcext:value-type="float">
            <text:p>0</text:p>
          </table:table-cell>
          <table:table-cell table:formula="of:=[.H70]+11" office:value-type="float" office:value="203" calcext:value-type="float">
            <text:p>203</text:p>
          </table:table-cell>
          <table:table-cell table:formula="of:=INT([.K70]/8)" office:value-type="float" office:value="25" calcext:value-type="float">
            <text:p>25</text:p>
          </table:table-cell>
          <table:table-cell table:formula="of:=[.K70]-[.L7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0])&lt;2;&quot;{0xA7,0,&quot;&amp;[.D70]&amp;&quot;,0x&quot;&amp;DEC2HEX(4*[.F70])&amp;&quot;,     &quot;&amp;[.G70]&amp;&quot;,0x&quot;&amp;DEC2HEX([.I70]*8+[.J70])&amp;&quot;,0x&quot;&amp;DEC2HEX([.L70]*8+[.M70])&amp;&quot;,0x&quot;&amp;RIGHT(DEC2HEX([.N70]);2)&amp;&quot;,0x&quot;&amp;DEC2HEX([.P70]*8+[.Q70])&amp;&quot;,0x&quot;&amp;DEC2HEX([.S70]*8+[.T70])&amp;&quot;,0x&quot;&amp;DEC2HEX([.V70]*8+[.W70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</text:p>
          </table:table-cell>
          <table:table-cell office:value-type="string" calcext:value-type="string">
            <text:p>na</text:p>
          </table:table-cell>
          <table:table-cell table:formula="of:=[.D70]" office:value-type="string" office:string-value="0x13" calcext:value-type="string">
            <text:p>0x13</text:p>
          </table:table-cell>
          <table:table-cell/>
          <table:table-cell table:formula="of:=IF(LEN([.C71])&lt;2;[.F70]+1;[.F70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71]/8)" office:value-type="float" office:value="24" calcext:value-type="float">
            <text:p>24</text:p>
          </table:table-cell>
          <table:table-cell table:formula="of:=[.H71]-[.I71]*8" office:value-type="float" office:value="0" calcext:value-type="float">
            <text:p>0</text:p>
          </table:table-cell>
          <table:table-cell table:formula="of:=[.H71]+11" office:value-type="float" office:value="203" calcext:value-type="float">
            <text:p>203</text:p>
          </table:table-cell>
          <table:table-cell table:formula="of:=INT([.K71]/8)" office:value-type="float" office:value="25" calcext:value-type="float">
            <text:p>25</text:p>
          </table:table-cell>
          <table:table-cell table:formula="of:=[.K71]-[.L7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1])&lt;2;&quot;{0xA7,0,&quot;&amp;[.D71]&amp;&quot;,0x&quot;&amp;DEC2HEX(4*[.F71])&amp;&quot;,     &quot;&amp;[.G71]&amp;&quot;,0x&quot;&amp;DEC2HEX([.I71]*8+[.J71])&amp;&quot;,0x&quot;&amp;DEC2HEX([.L71]*8+[.M71])&amp;&quot;,0x&quot;&amp;RIGHT(DEC2HEX([.N71]);2)&amp;&quot;,0x&quot;&amp;DEC2HEX([.P71]*8+[.Q71])&amp;&quot;,0x&quot;&amp;DEC2HEX([.S71]*8+[.T71])&amp;&quot;,0x&quot;&amp;DEC2HEX([.V71]*8+[.W71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4</text:p>
          </table:table-cell>
          <table:table-cell office:value-type="string" calcext:value-type="string">
            <text:p>na</text:p>
          </table:table-cell>
          <table:table-cell table:formula="of:=[.D71]" office:value-type="string" office:string-value="0x13" calcext:value-type="string">
            <text:p>0x13</text:p>
          </table:table-cell>
          <table:table-cell/>
          <table:table-cell table:formula="of:=IF(LEN([.C72])&lt;2;[.F71]+1;[.F71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72]/8)" office:value-type="float" office:value="24" calcext:value-type="float">
            <text:p>24</text:p>
          </table:table-cell>
          <table:table-cell table:formula="of:=[.H72]-[.I72]*8" office:value-type="float" office:value="0" calcext:value-type="float">
            <text:p>0</text:p>
          </table:table-cell>
          <table:table-cell table:formula="of:=[.H72]+11" office:value-type="float" office:value="203" calcext:value-type="float">
            <text:p>203</text:p>
          </table:table-cell>
          <table:table-cell table:formula="of:=INT([.K72]/8)" office:value-type="float" office:value="25" calcext:value-type="float">
            <text:p>25</text:p>
          </table:table-cell>
          <table:table-cell table:formula="of:=[.K72]-[.L7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2])&lt;2;&quot;{0xA7,0,&quot;&amp;[.D72]&amp;&quot;,0x&quot;&amp;DEC2HEX(4*[.F72])&amp;&quot;,     &quot;&amp;[.G72]&amp;&quot;,0x&quot;&amp;DEC2HEX([.I72]*8+[.J72])&amp;&quot;,0x&quot;&amp;DEC2HEX([.L72]*8+[.M72])&amp;&quot;,0x&quot;&amp;RIGHT(DEC2HEX([.N72]);2)&amp;&quot;,0x&quot;&amp;DEC2HEX([.P72]*8+[.Q72])&amp;&quot;,0x&quot;&amp;DEC2HEX([.S72]*8+[.T72])&amp;&quot;,0x&quot;&amp;DEC2HEX([.V72]*8+[.W72])&amp;&quot;},&quot;;&quot;&quot;)">
            <text:p/>
          </table:table-cell>
          <table:table-cell table:number-columns-repeated="3"/>
        </table:table-row>
        <table:table-row table:style-name="ro3">
          <table:table-cell table:number-columns-repeated="2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½ ¼</text:p>
          </table:table-cell>
          <table:table-cell table:style-name="ce24" office:value-type="string" calcext:value-type="string">
            <text:p>49-61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4</text:p>
          </table:table-cell>
          <table:table-cell table:formula="of:=[.F109]" office:value-type="float" office:value="21" calcext:value-type="float">
            <text:p>21</text:p>
          </table:table-cell>
          <table:table-cell table:number-columns-repeated="18"/>
          <table:table-cell table:style-name="Default" table:formula="of:=&quot;{0xA8,0x0,0x14,0x0,       &quot;&amp;[.C76]&amp;&quot;,&quot;&amp;[.D76]&amp;&quot;,0x&quot;&amp;DEC2HEX([.E76])&amp;&quot;,0xFF,0xFF,0xFF,0x5A,0x96},&quot;" office:value-type="string" office:string-value="{0xA8,0x0,0x14,0x0,       0,0x14,0x15,0xFF,0xFF,0xFF,0x5A,0x96}," calcext:value-type="string">
            <text:p>{0xA8,0x0,0x14,0x0, <text:s text:c="6"/>0,0x14,0x15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Sub</text:p>
          </table:table-cell>
          <table:table-cell/>
          <table:table-cell table:formula="of:=[.D76]" office:value-type="string" office:string-value="0x14" calcext:value-type="string">
            <text:p>0x14</text:p>
          </table:table-cell>
          <table:table-cell/>
          <table:table-cell table:formula="of:=IF(LEN([.C78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78]/8)" office:value-type="float" office:value="55" calcext:value-type="float">
            <text:p>55</text:p>
          </table:table-cell>
          <table:table-cell table:formula="of:=[.H78]-[.I78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78]/8)" office:value-type="float" office:value="55" calcext:value-type="float">
            <text:p>55</text:p>
          </table:table-cell>
          <table:table-cell table:formula="of:=[.K78]-[.L78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8])&lt;2;&quot;{0xA7,0,&quot;&amp;[.D78]&amp;&quot;,0x&quot;&amp;DEC2HEX(4*[.F78])&amp;&quot;,     &quot;&amp;[.G78]&amp;&quot;,0x&quot;&amp;DEC2HEX([.I78]*8+[.J78])&amp;&quot;,0x&quot;&amp;DEC2HEX([.L78]*8+[.M78])&amp;&quot;,0x&quot;&amp;RIGHT(DEC2HEX([.N78]);2)&amp;&quot;,0x&quot;&amp;DEC2HEX([.P78]*8+[.Q78])&amp;&quot;,0x&quot;&amp;DEC2HEX([.S78]*8+[.T78])&amp;&quot;,0x&quot;&amp;DEC2HEX([.V78]*8+[.W78])&amp;&quot;},&quot;;&quot;&quot;)" office:value-type="string" office:string-value="{0xA7,0,0x14,0x4,     0x83,0x1BC,0x1BC,0x0,0x12,0x1D,0x0}," calcext:value-type="string">
            <text:p>{0xA7,0,0x14,0x4, <text:s text:c="4"/>0x83,0x1BC,0x1BC,0x0,0x12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<text:s/></text:p>
          </table:table-cell>
          <table:table-cell/>
          <table:table-cell table:formula="of:=[.D78]" office:value-type="string" office:string-value="0x14" calcext:value-type="string">
            <text:p>0x14</text:p>
          </table:table-cell>
          <table:table-cell/>
          <table:table-cell table:formula="of:=IF(LEN([.C79])&lt;2;[.F78]+1;[.F78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table:formula="of:=INT([.H79]/8)" office:value-type="float" office:value="54" calcext:value-type="float">
            <text:p>54</text:p>
          </table:table-cell>
          <table:table-cell table:formula="of:=[.H79]-[.I79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79]/8)" office:value-type="float" office:value="55" calcext:value-type="float">
            <text:p>55</text:p>
          </table:table-cell>
          <table:table-cell table:formula="of:=[.K79]-[.L79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79])&lt;2;&quot;{0xA7,0,&quot;&amp;[.D79]&amp;&quot;,0x&quot;&amp;DEC2HEX(4*[.F79])&amp;&quot;,     &quot;&amp;[.G79]&amp;&quot;,0x&quot;&amp;DEC2HEX([.I79]*8+[.J79])&amp;&quot;,0x&quot;&amp;DEC2HEX([.L79]*8+[.M79])&amp;&quot;,0x&quot;&amp;RIGHT(DEC2HEX([.N79]);2)&amp;&quot;,0x&quot;&amp;DEC2HEX([.P79]*8+[.Q79])&amp;&quot;,0x&quot;&amp;DEC2HEX([.S79]*8+[.T79])&amp;&quot;,0x&quot;&amp;DEC2HEX([.V79]*8+[.W79])&amp;&quot;},&quot;;&quot;&quot;)" office:value-type="string" office:string-value="{0xA7,0,0x14,0x8,     3,0x1B0,0x1BC,0x0,0x12,0x0,0x1E}," calcext:value-type="string">
            <text:p>{0xA7,0,0x14,0x8, <text:s text:c="4"/>3,0x1B0,0x1BC,0x0,0x12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Salicional Super</text:p>
          </table:table-cell>
          <table:table-cell/>
          <table:table-cell table:formula="of:=[.D79]" office:value-type="string" office:string-value="0x14" calcext:value-type="string">
            <text:p>0x14</text:p>
          </table:table-cell>
          <table:table-cell/>
          <table:table-cell table:formula="of:=IF(LEN([.C80])&lt;2;[.F79]+1;[.F79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80]/8)" office:value-type="float" office:value="52" calcext:value-type="float">
            <text:p>52</text:p>
          </table:table-cell>
          <table:table-cell table:formula="of:=[.H80]-[.I80]*8" office:value-type="float" office:value="4" calcext:value-type="float">
            <text:p>4</text:p>
          </table:table-cell>
          <table:table-cell table:formula="of:=[.H80]+12" office:value-type="float" office:value="432" calcext:value-type="float">
            <text:p>432</text:p>
          </table:table-cell>
          <table:table-cell table:formula="of:=INT([.K80]/8)" office:value-type="float" office:value="54" calcext:value-type="float">
            <text:p>54</text:p>
          </table:table-cell>
          <table:table-cell table:formula="of:=[.K80]-[.L8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0])&lt;2;&quot;{0xA7,0,&quot;&amp;[.D80]&amp;&quot;,0x&quot;&amp;DEC2HEX(4*[.F80])&amp;&quot;,     &quot;&amp;[.G80]&amp;&quot;,0x&quot;&amp;DEC2HEX([.I80]*8+[.J80])&amp;&quot;,0x&quot;&amp;DEC2HEX([.L80]*8+[.M80])&amp;&quot;,0x&quot;&amp;RIGHT(DEC2HEX([.N80]);2)&amp;&quot;,0x&quot;&amp;DEC2HEX([.P80]*8+[.Q80])&amp;&quot;,0x&quot;&amp;DEC2HEX([.S80]*8+[.T80])&amp;&quot;,0x&quot;&amp;DEC2HEX([.V80]*8+[.W80])&amp;&quot;},&quot;;&quot;&quot;)" office:value-type="string" office:string-value="{0xA7,0,0x14,0xC,     0x83,0x1A4,0x1B0,0x0,0x12,0x1F,0x0}," calcext:value-type="string">
            <text:p>{0xA7,0,0x14,0xC, <text:s text:c="4"/>0x83,0x1A4,0x1B0,0x0,0x12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16</text:p>
          </table:table-cell>
          <table:table-cell/>
          <table:table-cell table:formula="of:=[.D80]" office:value-type="string" office:string-value="0x14" calcext:value-type="string">
            <text:p>0x14</text:p>
          </table:table-cell>
          <table:table-cell/>
          <table:table-cell table:formula="of:=IF(LEN([.C81])&lt;2;[.F80]+1;[.F80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table:formula="of:=[.H78]+64" office:value-type="float" office:value="508" calcext:value-type="float">
            <text:p>508</text:p>
          </table:table-cell>
          <table:table-cell table:formula="of:=INT([.H81]/8)" office:value-type="float" office:value="63" calcext:value-type="float">
            <text:p>63</text:p>
          </table:table-cell>
          <table:table-cell table:formula="of:=[.H81]-[.I81]*8" office:value-type="float" office:value="4" calcext:value-type="float">
            <text:p>4</text:p>
          </table:table-cell>
          <table:table-cell table:formula="of:=[.K78]+64" office:value-type="float" office:value="508" calcext:value-type="float">
            <text:p>508</text:p>
          </table:table-cell>
          <table:table-cell table:formula="of:=INT([.K81]/8)" office:value-type="float" office:value="63" calcext:value-type="float">
            <text:p>63</text:p>
          </table:table-cell>
          <table:table-cell table:formula="of:=[.K81]-[.L81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1])&lt;2;&quot;{0xA7,0,&quot;&amp;[.D81]&amp;&quot;,0x&quot;&amp;DEC2HEX(4*[.F81])&amp;&quot;,     &quot;&amp;[.G81]&amp;&quot;,0x&quot;&amp;DEC2HEX([.I81]*8+[.J81])&amp;&quot;,0x&quot;&amp;DEC2HEX([.L81]*8+[.M81])&amp;&quot;,0x&quot;&amp;RIGHT(DEC2HEX([.N81]);2)&amp;&quot;,0x&quot;&amp;DEC2HEX([.P81]*8+[.Q81])&amp;&quot;,0x&quot;&amp;DEC2HEX([.S81]*8+[.T81])&amp;&quot;,0x&quot;&amp;DEC2HEX([.V81]*8+[.W81])&amp;&quot;},&quot;;&quot;&quot;)" office:value-type="string" office:string-value="{0xA7,0,0x14,0x10,     0x83,0x1FC,0x1FC,0x0,0x12,0x2D,0x0}," calcext:value-type="string">
            <text:p>{0xA7,0,0x14,0x10, <text:s text:c="4"/>0x83,0x1FC,0x1FC,0x0,0x12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</text:p>
          </table:table-cell>
          <table:table-cell/>
          <table:table-cell table:formula="of:=[.D81]" office:value-type="string" office:string-value="0x14" calcext:value-type="string">
            <text:p>0x14</text:p>
          </table:table-cell>
          <table:table-cell/>
          <table:table-cell table:formula="of:=IF(LEN([.C82])&lt;2;[.F81]+1;[.F81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79]+64" office:value-type="float" office:value="496" calcext:value-type="float">
            <text:p>496</text:p>
          </table:table-cell>
          <table:table-cell table:formula="of:=INT([.H82]/8)" office:value-type="float" office:value="62" calcext:value-type="float">
            <text:p>62</text:p>
          </table:table-cell>
          <table:table-cell table:formula="of:=[.H82]-[.I82]*8" office:value-type="float" office:value="0" calcext:value-type="float">
            <text:p>0</text:p>
          </table:table-cell>
          <table:table-cell table:formula="of:=[.K79]+64" office:value-type="float" office:value="508" calcext:value-type="float">
            <text:p>508</text:p>
          </table:table-cell>
          <table:table-cell table:formula="of:=INT([.K82]/8)" office:value-type="float" office:value="63" calcext:value-type="float">
            <text:p>63</text:p>
          </table:table-cell>
          <table:table-cell table:formula="of:=[.K82]-[.L82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2])&lt;2;&quot;{0xA7,0,&quot;&amp;[.D82]&amp;&quot;,0x&quot;&amp;DEC2HEX(4*[.F82])&amp;&quot;,     &quot;&amp;[.G82]&amp;&quot;,0x&quot;&amp;DEC2HEX([.I82]*8+[.J82])&amp;&quot;,0x&quot;&amp;DEC2HEX([.L82]*8+[.M82])&amp;&quot;,0x&quot;&amp;RIGHT(DEC2HEX([.N82]);2)&amp;&quot;,0x&quot;&amp;DEC2HEX([.P82]*8+[.Q82])&amp;&quot;,0x&quot;&amp;DEC2HEX([.S82]*8+[.T82])&amp;&quot;,0x&quot;&amp;DEC2HEX([.V82]*8+[.W82])&amp;&quot;},&quot;;&quot;&quot;)" office:value-type="string" office:string-value="{0xA7,0,0x14,0x14,     0x83,0x1F0,0x1FC,0x0,0x12,0x2E,0x0}," calcext:value-type="string">
            <text:p>{0xA7,0,0x14,0x14, <text:s text:c="4"/>0x83,0x1F0,0x1FC,0x0,0x12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Sal Sw/Gt 4</text:p>
          </table:table-cell>
          <table:table-cell/>
          <table:table-cell table:formula="of:=[.D82]" office:value-type="string" office:string-value="0x14" calcext:value-type="string">
            <text:p>0x14</text:p>
          </table:table-cell>
          <table:table-cell/>
          <table:table-cell table:formula="of:=IF(LEN([.C83])&lt;2;[.F82]+1;[.F8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80]+64" office:value-type="float" office:value="484" calcext:value-type="float">
            <text:p>484</text:p>
          </table:table-cell>
          <table:table-cell table:formula="of:=INT([.H83]/8)" office:value-type="float" office:value="60" calcext:value-type="float">
            <text:p>60</text:p>
          </table:table-cell>
          <table:table-cell table:formula="of:=[.H83]-[.I83]*8" office:value-type="float" office:value="4" calcext:value-type="float">
            <text:p>4</text:p>
          </table:table-cell>
          <table:table-cell table:formula="of:=[.K80]+64" office:value-type="float" office:value="496" calcext:value-type="float">
            <text:p>496</text:p>
          </table:table-cell>
          <table:table-cell table:formula="of:=INT([.K83]/8)" office:value-type="float" office:value="62" calcext:value-type="float">
            <text:p>62</text:p>
          </table:table-cell>
          <table:table-cell table:formula="of:=[.K83]-[.L83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3])&lt;2;&quot;{0xA7,0,&quot;&amp;[.D83]&amp;&quot;,0x&quot;&amp;DEC2HEX(4*[.F83])&amp;&quot;,     &quot;&amp;[.G83]&amp;&quot;,0x&quot;&amp;DEC2HEX([.I83]*8+[.J83])&amp;&quot;,0x&quot;&amp;DEC2HEX([.L83]*8+[.M83])&amp;&quot;,0x&quot;&amp;RIGHT(DEC2HEX([.N83]);2)&amp;&quot;,0x&quot;&amp;DEC2HEX([.P83]*8+[.Q83])&amp;&quot;,0x&quot;&amp;DEC2HEX([.S83]*8+[.T83])&amp;&quot;,0x&quot;&amp;DEC2HEX([.V83]*8+[.W83])&amp;&quot;},&quot;;&quot;&quot;)" office:value-type="string" office:string-value="{0xA7,0,0x14,0x18,     0x83,0x1E4,0x1F0,0x0,0x12,0x2F,0x0}," calcext:value-type="string">
            <text:p>{0xA7,0,0x14,0x18, <text:s text:c="4"/>0x83,0x1E4,0x1F0,0x0,0x12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/>
          <table:table-cell table:formula="of:=[.D83]" office:value-type="string" office:string-value="0x14" calcext:value-type="string">
            <text:p>0x14</text:p>
          </table:table-cell>
          <table:table-cell/>
          <table:table-cell table:formula="of:=IF(LEN([.C84])&lt;2;[.F83]+1;[.F83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84]/8)" office:value-type="float" office:value="51" calcext:value-type="float">
            <text:p>51</text:p>
          </table:table-cell>
          <table:table-cell table:formula="of:=[.H84]-[.I84]*8" office:value-type="float" office:value="0" calcext:value-type="float">
            <text:p>0</text:p>
          </table:table-cell>
          <table:table-cell table:formula="of:=[.H84]+11" office:value-type="float" office:value="419" calcext:value-type="float">
            <text:p>419</text:p>
          </table:table-cell>
          <table:table-cell table:formula="of:=INT([.K84]/8)" office:value-type="float" office:value="52" calcext:value-type="float">
            <text:p>52</text:p>
          </table:table-cell>
          <table:table-cell table:formula="of:=[.K84]-[.L84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4])&lt;2;&quot;{0xA7,0,&quot;&amp;[.D84]&amp;&quot;,0x&quot;&amp;DEC2HEX(4*[.F84])&amp;&quot;,     &quot;&amp;[.G84]&amp;&quot;,0x&quot;&amp;DEC2HEX([.I84]*8+[.J84])&amp;&quot;,0x&quot;&amp;DEC2HEX([.L84]*8+[.M84])&amp;&quot;,0x&quot;&amp;RIGHT(DEC2HEX([.N84]);2)&amp;&quot;,0x&quot;&amp;DEC2HEX([.P84]*8+[.Q84])&amp;&quot;,0x&quot;&amp;DEC2HEX([.S84]*8+[.T84])&amp;&quot;,0x&quot;&amp;DEC2HEX([.V84]*8+[.W84])&amp;&quot;},&quot;;&quot;&quot;)" office:value-type="string" office:string-value="{0xA7,0,0x14,0x1C,     0x83,0x198,0x1A3,0xD,0x13,0x1D,0x0}," calcext:value-type="string">
            <text:p>{0xA7,0,0x14,0x1C, <text:s text:c="4"/>0x83,0x198,0x1A3,0xD,0x13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/>
          <table:table-cell table:formula="of:=[.D84]" office:value-type="string" office:string-value="0x14" calcext:value-type="string">
            <text:p>0x14</text:p>
          </table:table-cell>
          <table:table-cell/>
          <table:table-cell table:formula="of:=IF(LEN([.C85])&lt;2;[.F84]+1;[.F8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table:formula="of:=INT([.H85]/8)" office:value-type="float" office:value="49" calcext:value-type="float">
            <text:p>49</text:p>
          </table:table-cell>
          <table:table-cell table:formula="of:=[.H85]-[.I85]*8" office:value-type="float" office:value="4" calcext:value-type="float">
            <text:p>4</text:p>
          </table:table-cell>
          <table:table-cell table:formula="of:=[.H85]+11" office:value-type="float" office:value="407" calcext:value-type="float">
            <text:p>407</text:p>
          </table:table-cell>
          <table:table-cell table:formula="of:=INT([.K85]/8)" office:value-type="float" office:value="50" calcext:value-type="float">
            <text:p>50</text:p>
          </table:table-cell>
          <table:table-cell table:formula="of:=[.K85]-[.L85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85])&lt;2;&quot;{0xA7,0,&quot;&amp;[.D85]&amp;&quot;,0x&quot;&amp;DEC2HEX(4*[.F85])&amp;&quot;,     &quot;&amp;[.G85]&amp;&quot;,0x&quot;&amp;DEC2HEX([.I85]*8+[.J85])&amp;&quot;,0x&quot;&amp;DEC2HEX([.L85]*8+[.M85])&amp;&quot;,0x&quot;&amp;RIGHT(DEC2HEX([.N85]);2)&amp;&quot;,0x&quot;&amp;DEC2HEX([.P85]*8+[.Q85])&amp;&quot;,0x&quot;&amp;DEC2HEX([.S85]*8+[.T85])&amp;&quot;,0x&quot;&amp;DEC2HEX([.V85]*8+[.W85])&amp;&quot;},&quot;;&quot;&quot;)" office:value-type="string" office:string-value="{0xA7,0,0x14,0x20,     3,0x18C,0x197,0xD,0x13,0x0,0x1E}," calcext:value-type="string">
            <text:p>{0xA7,0,0x14,0x20, <text:s text:c="4"/>3,0x18C,0x197,0xD,0x13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/>
          <table:table-cell table:formula="of:=[.D85]" office:value-type="string" office:string-value="0x14" calcext:value-type="string">
            <text:p>0x14</text:p>
          </table:table-cell>
          <table:table-cell/>
          <table:table-cell table:formula="of:=IF(LEN([.C86])&lt;2;[.F85]+1;[.F85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86]/8)" office:value-type="float" office:value="48" calcext:value-type="float">
            <text:p>48</text:p>
          </table:table-cell>
          <table:table-cell table:formula="of:=[.H86]-[.I86]*8" office:value-type="float" office:value="0" calcext:value-type="float">
            <text:p>0</text:p>
          </table:table-cell>
          <table:table-cell table:formula="of:=[.H86]+11" office:value-type="float" office:value="395" calcext:value-type="float">
            <text:p>395</text:p>
          </table:table-cell>
          <table:table-cell table:formula="of:=INT([.K86]/8)" office:value-type="float" office:value="49" calcext:value-type="float">
            <text:p>49</text:p>
          </table:table-cell>
          <table:table-cell table:formula="of:=[.K86]-[.L86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6])&lt;2;&quot;{0xA7,0,&quot;&amp;[.D86]&amp;&quot;,0x&quot;&amp;DEC2HEX(4*[.F86])&amp;&quot;,     &quot;&amp;[.G86]&amp;&quot;,0x&quot;&amp;DEC2HEX([.I86]*8+[.J86])&amp;&quot;,0x&quot;&amp;DEC2HEX([.L86]*8+[.M86])&amp;&quot;,0x&quot;&amp;RIGHT(DEC2HEX([.N86]);2)&amp;&quot;,0x&quot;&amp;DEC2HEX([.P86]*8+[.Q86])&amp;&quot;,0x&quot;&amp;DEC2HEX([.S86]*8+[.T86])&amp;&quot;,0x&quot;&amp;DEC2HEX([.V86]*8+[.W86])&amp;&quot;},&quot;;&quot;&quot;)" office:value-type="string" office:string-value="{0xA7,0,0x14,0x24,     0x83,0x180,0x18B,0xD,0x13,0x1F,0x0}," calcext:value-type="string">
            <text:p>{0xA7,0,0x14,0x24, <text:s text:c="4"/>0x83,0x180,0x18B,0xD,0x13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vox Sw/Gt16</text:p>
          </table:table-cell>
          <table:table-cell/>
          <table:table-cell table:formula="of:=[.D86]" office:value-type="string" office:string-value="0x14" calcext:value-type="string">
            <text:p>0x14</text:p>
          </table:table-cell>
          <table:table-cell/>
          <table:table-cell table:formula="of:=IF(LEN([.C87])&lt;2;[.F86]+1;[.F86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table:formula="of:=[.H84]+64" office:value-type="float" office:value="472" calcext:value-type="float">
            <text:p>472</text:p>
          </table:table-cell>
          <table:table-cell table:formula="of:=INT([.H87]/8)" office:value-type="float" office:value="59" calcext:value-type="float">
            <text:p>59</text:p>
          </table:table-cell>
          <table:table-cell table:formula="of:=[.H87]-[.I87]*8" office:value-type="float" office:value="0" calcext:value-type="float">
            <text:p>0</text:p>
          </table:table-cell>
          <table:table-cell table:formula="of:=[.K84]+64" office:value-type="float" office:value="483" calcext:value-type="float">
            <text:p>483</text:p>
          </table:table-cell>
          <table:table-cell table:formula="of:=INT([.K87]/8)" office:value-type="float" office:value="60" calcext:value-type="float">
            <text:p>60</text:p>
          </table:table-cell>
          <table:table-cell table:formula="of:=[.K87]-[.L87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7])&lt;2;&quot;{0xA7,0,&quot;&amp;[.D87]&amp;&quot;,0x&quot;&amp;DEC2HEX(4*[.F87])&amp;&quot;,     &quot;&amp;[.G87]&amp;&quot;,0x&quot;&amp;DEC2HEX([.I87]*8+[.J87])&amp;&quot;,0x&quot;&amp;DEC2HEX([.L87]*8+[.M87])&amp;&quot;,0x&quot;&amp;RIGHT(DEC2HEX([.N87]);2)&amp;&quot;,0x&quot;&amp;DEC2HEX([.P87]*8+[.Q87])&amp;&quot;,0x&quot;&amp;DEC2HEX([.S87]*8+[.T87])&amp;&quot;,0x&quot;&amp;DEC2HEX([.V87]*8+[.W87])&amp;&quot;},&quot;;&quot;&quot;)" office:value-type="string" office:string-value="{0xA7,0,0x14,0x28,     0x83,0x1D8,0x1E3,0xD,0x13,0x2D,0x0}," calcext:value-type="string">
            <text:p>{0xA7,0,0x14,0x28, <text:s text:c="4"/>0x83,0x1D8,0x1E3,0xD,0x13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Vox Sw/Gt</text:p>
          </table:table-cell>
          <table:table-cell/>
          <table:table-cell table:formula="of:=[.D87]" office:value-type="string" office:string-value="0x14" calcext:value-type="string">
            <text:p>0x14</text:p>
          </table:table-cell>
          <table:table-cell/>
          <table:table-cell table:formula="of:=IF(LEN([.C88])&lt;2;[.F87]+1;[.F87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table:formula="of:=[.H85]+64" office:value-type="float" office:value="460" calcext:value-type="float">
            <text:p>460</text:p>
          </table:table-cell>
          <table:table-cell table:formula="of:=INT([.H88]/8)" office:value-type="float" office:value="57" calcext:value-type="float">
            <text:p>57</text:p>
          </table:table-cell>
          <table:table-cell table:formula="of:=[.H88]-[.I88]*8" office:value-type="float" office:value="4" calcext:value-type="float">
            <text:p>4</text:p>
          </table:table-cell>
          <table:table-cell table:formula="of:=[.K85]+64" office:value-type="float" office:value="471" calcext:value-type="float">
            <text:p>471</text:p>
          </table:table-cell>
          <table:table-cell table:formula="of:=INT([.K88]/8)" office:value-type="float" office:value="58" calcext:value-type="float">
            <text:p>58</text:p>
          </table:table-cell>
          <table:table-cell table:formula="of:=[.K88]-[.L88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8])&lt;2;&quot;{0xA7,0,&quot;&amp;[.D88]&amp;&quot;,0x&quot;&amp;DEC2HEX(4*[.F88])&amp;&quot;,     &quot;&amp;[.G88]&amp;&quot;,0x&quot;&amp;DEC2HEX([.I88]*8+[.J88])&amp;&quot;,0x&quot;&amp;DEC2HEX([.L88]*8+[.M88])&amp;&quot;,0x&quot;&amp;RIGHT(DEC2HEX([.N88]);2)&amp;&quot;,0x&quot;&amp;DEC2HEX([.P88]*8+[.Q88])&amp;&quot;,0x&quot;&amp;DEC2HEX([.S88]*8+[.T88])&amp;&quot;,0x&quot;&amp;DEC2HEX([.V88]*8+[.W88])&amp;&quot;},&quot;;&quot;&quot;)" office:value-type="string" office:string-value="{0xA7,0,0x14,0x2C,     0x83,0x1CC,0x1D7,0xD,0x13,0x2E,0x0}," calcext:value-type="string">
            <text:p>{0xA7,0,0x14,0x2C, <text:s text:c="4"/>0x83,0x1CC,0x1D7,0xD,0x13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Vox Sw/Gt 4</text:p>
          </table:table-cell>
          <table:table-cell/>
          <table:table-cell table:formula="of:=[.D88]" office:value-type="string" office:string-value="0x14" calcext:value-type="string">
            <text:p>0x14</text:p>
          </table:table-cell>
          <table:table-cell/>
          <table:table-cell table:formula="of:=IF(LEN([.C89])&lt;2;[.F88]+1;[.F88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86]+64" office:value-type="float" office:value="448" calcext:value-type="float">
            <text:p>448</text:p>
          </table:table-cell>
          <table:table-cell table:formula="of:=INT([.H89]/8)" office:value-type="float" office:value="56" calcext:value-type="float">
            <text:p>56</text:p>
          </table:table-cell>
          <table:table-cell table:formula="of:=[.H89]-[.I89]*8" office:value-type="float" office:value="0" calcext:value-type="float">
            <text:p>0</text:p>
          </table:table-cell>
          <table:table-cell table:formula="of:=[.K86]+64" office:value-type="float" office:value="459" calcext:value-type="float">
            <text:p>459</text:p>
          </table:table-cell>
          <table:table-cell table:formula="of:=INT([.K89]/8)" office:value-type="float" office:value="57" calcext:value-type="float">
            <text:p>57</text:p>
          </table:table-cell>
          <table:table-cell table:formula="of:=[.K89]-[.L89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9])&lt;2;&quot;{0xA7,0,&quot;&amp;[.D89]&amp;&quot;,0x&quot;&amp;DEC2HEX(4*[.F89])&amp;&quot;,     &quot;&amp;[.G89]&amp;&quot;,0x&quot;&amp;DEC2HEX([.I89]*8+[.J89])&amp;&quot;,0x&quot;&amp;DEC2HEX([.L89]*8+[.M89])&amp;&quot;,0x&quot;&amp;RIGHT(DEC2HEX([.N89]);2)&amp;&quot;,0x&quot;&amp;DEC2HEX([.P89]*8+[.Q89])&amp;&quot;,0x&quot;&amp;DEC2HEX([.S89]*8+[.T89])&amp;&quot;,0x&quot;&amp;DEC2HEX([.V89]*8+[.W89])&amp;&quot;},&quot;;&quot;&quot;)" office:value-type="string" office:string-value="{0xA7,0,0x14,0x30,     0x83,0x1C0,0x1CB,0xD,0x13,0x2F,0x0}," calcext:value-type="string">
            <text:p>{0xA7,0,0x14,0x30, <text:s text:c="4"/>0x83,0x1C0,0x1CB,0xD,0x13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Principal Sub</text:p>
          </table:table-cell>
          <table:table-cell office:value-type="string" calcext:value-type="string">
            <text:p>na</text:p>
          </table:table-cell>
          <table:table-cell table:formula="of:=[.D89]" office:value-type="string" office:string-value="0x14" calcext:value-type="string">
            <text:p>0x14</text:p>
          </table:table-cell>
          <table:table-cell/>
          <table:table-cell table:formula="of:=IF(LEN([.C90])&lt;2;[.F89]+1;[.F89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90]/8)" office:value-type="float" office:value="49" calcext:value-type="float">
            <text:p>49</text:p>
          </table:table-cell>
          <table:table-cell table:formula="of:=[.H90]-[.I90]*8" office:value-type="float" office:value="4" calcext:value-type="float">
            <text:p>4</text:p>
          </table:table-cell>
          <table:table-cell table:formula="of:=[.H90]+11" office:value-type="float" office:value="407" calcext:value-type="float">
            <text:p>407</text:p>
          </table:table-cell>
          <table:table-cell table:formula="of:=INT([.K90]/8)" office:value-type="float" office:value="50" calcext:value-type="float">
            <text:p>50</text:p>
          </table:table-cell>
          <table:table-cell table:formula="of:=[.K90]-[.L90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0])&lt;2;&quot;{0xA7,0,&quot;&amp;[.D90]&amp;&quot;,0x&quot;&amp;DEC2HEX(4*[.F90])&amp;&quot;,     &quot;&amp;[.G90]&amp;&quot;,0x&quot;&amp;DEC2HEX([.I90]*8+[.J90])&amp;&quot;,0x&quot;&amp;DEC2HEX([.L90]*8+[.M90])&amp;&quot;,0x&quot;&amp;RIGHT(DEC2HEX([.N90]);2)&amp;&quot;,0x&quot;&amp;DEC2HEX([.P90]*8+[.Q90])&amp;&quot;,0x&quot;&amp;DEC2HEX([.S90]*8+[.T90])&amp;&quot;,0x&quot;&amp;DEC2HEX([.V90]*8+[.W90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</text:p>
          </table:table-cell>
          <table:table-cell office:value-type="string" calcext:value-type="string">
            <text:p>na</text:p>
          </table:table-cell>
          <table:table-cell table:formula="of:=[.D90]" office:value-type="string" office:string-value="0x14" calcext:value-type="string">
            <text:p>0x14</text:p>
          </table:table-cell>
          <table:table-cell/>
          <table:table-cell table:formula="of:=IF(LEN([.C91])&lt;2;[.F90]+1;[.F90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91]/8)" office:value-type="float" office:value="48" calcext:value-type="float">
            <text:p>48</text:p>
          </table:table-cell>
          <table:table-cell table:formula="of:=[.H91]-[.I91]*8" office:value-type="float" office:value="0" calcext:value-type="float">
            <text:p>0</text:p>
          </table:table-cell>
          <table:table-cell table:formula="of:=[.H91]+11" office:value-type="float" office:value="395" calcext:value-type="float">
            <text:p>395</text:p>
          </table:table-cell>
          <table:table-cell table:formula="of:=INT([.K91]/8)" office:value-type="float" office:value="49" calcext:value-type="float">
            <text:p>49</text:p>
          </table:table-cell>
          <table:table-cell table:formula="of:=[.K91]-[.L9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91])&lt;2;&quot;{0xA7,0,&quot;&amp;[.D91]&amp;&quot;,0x&quot;&amp;DEC2HEX(4*[.F91])&amp;&quot;,     &quot;&amp;[.G91]&amp;&quot;,0x&quot;&amp;DEC2HEX([.I91]*8+[.J91])&amp;&quot;,0x&quot;&amp;DEC2HEX([.L91]*8+[.M91])&amp;&quot;,0x&quot;&amp;RIGHT(DEC2HEX([.N91]);2)&amp;&quot;,0x&quot;&amp;DEC2HEX([.P91]*8+[.Q91])&amp;&quot;,0x&quot;&amp;DEC2HEX([.S91]*8+[.T91])&amp;&quot;,0x&quot;&amp;DEC2HEX([.V91]*8+[.W9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Principal Super</text:p>
          </table:table-cell>
          <table:table-cell office:value-type="string" calcext:value-type="string">
            <text:p>na</text:p>
          </table:table-cell>
          <table:table-cell table:formula="of:=[.D91]" office:value-type="string" office:string-value="0x14" calcext:value-type="string">
            <text:p>0x14</text:p>
          </table:table-cell>
          <table:table-cell/>
          <table:table-cell table:formula="of:=IF(LEN([.C92])&lt;2;[.F91]+1;[.F91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92]/8)" office:value-type="float" office:value="56" calcext:value-type="float">
            <text:p>56</text:p>
          </table:table-cell>
          <table:table-cell table:formula="of:=[.H92]-[.I92]*8" office:value-type="float" office:value="0" calcext:value-type="float">
            <text:p>0</text:p>
          </table:table-cell>
          <table:table-cell table:formula="of:=[.H92]+11" office:value-type="float" office:value="459" calcext:value-type="float">
            <text:p>459</text:p>
          </table:table-cell>
          <table:table-cell table:formula="of:=INT([.K92]/8)" office:value-type="float" office:value="57" calcext:value-type="float">
            <text:p>57</text:p>
          </table:table-cell>
          <table:table-cell table:formula="of:=[.K92]-[.L9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2])&lt;2;&quot;{0xA7,0,&quot;&amp;[.D92]&amp;&quot;,0x&quot;&amp;DEC2HEX(4*[.F92])&amp;&quot;,     &quot;&amp;[.G92]&amp;&quot;,0x&quot;&amp;DEC2HEX([.I92]*8+[.J92])&amp;&quot;,0x&quot;&amp;DEC2HEX([.L92]*8+[.M92])&amp;&quot;,0x&quot;&amp;RIGHT(DEC2HEX([.N92]);2)&amp;&quot;,0x&quot;&amp;DEC2HEX([.P92]*8+[.Q92])&amp;&quot;,0x&quot;&amp;DEC2HEX([.S92]*8+[.T92])&amp;&quot;,0x&quot;&amp;DEC2HEX([.V92]*8+[.W9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</text:p>
          </table:table-cell>
          <table:table-cell/>
          <table:table-cell table:formula="of:=[.D92]" office:value-type="string" office:string-value="0x14" calcext:value-type="string">
            <text:p>0x14</text:p>
          </table:table-cell>
          <table:table-cell/>
          <table:table-cell table:formula="of:=IF(LEN([.C93])&lt;2;[.F92]+1;[.F92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table:formula="of:=INT([.H93]/8)" office:value-type="float" office:value="63" calcext:value-type="float">
            <text:p>63</text:p>
          </table:table-cell>
          <table:table-cell table:formula="of:=[.H93]-[.I93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93]/8)" office:value-type="float" office:value="63" calcext:value-type="float">
            <text:p>63</text:p>
          </table:table-cell>
          <table:table-cell table:formula="of:=[.K93]-[.L9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3])&lt;2;&quot;{0xA7,0,&quot;&amp;[.D93]&amp;&quot;,0x&quot;&amp;DEC2HEX(4*[.F93])&amp;&quot;,     &quot;&amp;[.G93]&amp;&quot;,0x&quot;&amp;DEC2HEX([.I93]*8+[.J93])&amp;&quot;,0x&quot;&amp;DEC2HEX([.L93]*8+[.M93])&amp;&quot;,0x&quot;&amp;RIGHT(DEC2HEX([.N93]);2)&amp;&quot;,0x&quot;&amp;DEC2HEX([.P93]*8+[.Q93])&amp;&quot;,0x&quot;&amp;DEC2HEX([.S93]*8+[.T93])&amp;&quot;,0x&quot;&amp;DEC2HEX([.V93]*8+[.W93])&amp;&quot;},&quot;;&quot;&quot;)" office:value-type="string" office:string-value="{0xA7,0,0x14,0x34,     3,0x1FC,0x1FC,0x0,0x20,0x0,0x0}," calcext:value-type="string">
            <text:p>{0xA7,0,0x14,0x34, <text:s text:c="4"/>3,0x1FC,0x1FC,0x0,0x20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 Violone Super</text:p>
          </table:table-cell>
          <table:table-cell/>
          <table:table-cell table:formula="of:=[.D93]" office:value-type="string" office:string-value="0x14" calcext:value-type="string">
            <text:p>0x14</text:p>
          </table:table-cell>
          <table:table-cell/>
          <table:table-cell table:formula="of:=IF(LEN([.C94])&lt;2;[.F93]+1;[.F93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94]/8)" office:value-type="float" office:value="62" calcext:value-type="float">
            <text:p>62</text:p>
          </table:table-cell>
          <table:table-cell table:formula="of:=[.H94]-[.I94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94]/8)" office:value-type="float" office:value="63" calcext:value-type="float">
            <text:p>63</text:p>
          </table:table-cell>
          <table:table-cell table:formula="of:=[.K94]-[.L9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4])&lt;2;&quot;{0xA7,0,&quot;&amp;[.D94]&amp;&quot;,0x&quot;&amp;DEC2HEX(4*[.F94])&amp;&quot;,     &quot;&amp;[.G94]&amp;&quot;,0x&quot;&amp;DEC2HEX([.I94]*8+[.J94])&amp;&quot;,0x&quot;&amp;DEC2HEX([.L94]*8+[.M94])&amp;&quot;,0x&quot;&amp;RIGHT(DEC2HEX([.N94]);2)&amp;&quot;,0x&quot;&amp;DEC2HEX([.P94]*8+[.Q94])&amp;&quot;,0x&quot;&amp;DEC2HEX([.S94]*8+[.T94])&amp;&quot;,0x&quot;&amp;DEC2HEX([.V94]*8+[.W94])&amp;&quot;},&quot;;&quot;&quot;)" office:value-type="string" office:string-value="{0xA7,0,0x14,0x38,     0x83,0x1F0,0x1FC,0x0,0x20,0x2C,0x0}," calcext:value-type="string">
            <text:p>{0xA7,0,0x14,0x38, <text:s text:c="4"/>0x83,0x1F0,0x1FC,0x0,0x20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alicional <text:s/></text:p>
          </table:table-cell>
          <table:table-cell/>
          <table:table-cell table:formula="of:=[.D94]" office:value-type="string" office:string-value="0x14" calcext:value-type="string">
            <text:p>0x14</text:p>
          </table:table-cell>
          <table:table-cell/>
          <table:table-cell table:formula="of:=IF(LEN([.C95])&lt;2;[.F94]+1;[.F94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95]/8)" office:value-type="float" office:value="62" calcext:value-type="float">
            <text:p>62</text:p>
          </table:table-cell>
          <table:table-cell table:formula="of:=[.H95]-[.I95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95]/8)" office:value-type="float" office:value="63" calcext:value-type="float">
            <text:p>63</text:p>
          </table:table-cell>
          <table:table-cell table:formula="of:=[.K95]-[.L9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5])&lt;2;&quot;{0xA7,0,&quot;&amp;[.D95]&amp;&quot;,0x&quot;&amp;DEC2HEX(4*[.F95])&amp;&quot;,     &quot;&amp;[.G95]&amp;&quot;,0x&quot;&amp;DEC2HEX([.I95]*8+[.J95])&amp;&quot;,0x&quot;&amp;DEC2HEX([.L95]*8+[.M95])&amp;&quot;,0x&quot;&amp;RIGHT(DEC2HEX([.N95]);2)&amp;&quot;,0x&quot;&amp;DEC2HEX([.P95]*8+[.Q95])&amp;&quot;,0x&quot;&amp;DEC2HEX([.S95]*8+[.T95])&amp;&quot;,0x&quot;&amp;DEC2HEX([.V95]*8+[.W95])&amp;&quot;},&quot;;&quot;&quot;)" office:value-type="string" office:string-value="{0xA7,0,0x14,0x3C,     3,0x1F0,0x1FC,0x0,0x24,0x0,0x0}," calcext:value-type="string">
            <text:p>{0xA7,0,0x14,0x3C, <text:s text:c="4"/>3,0x1F0,0x1FC,0x0,0x24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alicional Super</text:p>
          </table:table-cell>
          <table:table-cell/>
          <table:table-cell table:formula="of:=[.D95]" office:value-type="string" office:string-value="0x14" calcext:value-type="string">
            <text:p>0x14</text:p>
          </table:table-cell>
          <table:table-cell/>
          <table:table-cell table:formula="of:=IF(LEN([.C96])&lt;2;[.F95]+1;[.F95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table:formula="of:=[.H95]-12" office:value-type="float" office:value="484" calcext:value-type="float">
            <text:p>484</text:p>
          </table:table-cell>
          <table:table-cell table:formula="of:=INT([.H96]/8)" office:value-type="float" office:value="60" calcext:value-type="float">
            <text:p>60</text:p>
          </table:table-cell>
          <table:table-cell table:formula="of:=[.H96]-[.I96]*8" office:value-type="float" office:value="4" calcext:value-type="float">
            <text:p>4</text:p>
          </table:table-cell>
          <table:table-cell table:formula="of:=[.H96]+12" office:value-type="float" office:value="496" calcext:value-type="float">
            <text:p>496</text:p>
          </table:table-cell>
          <table:table-cell table:formula="of:=INT([.K96]/8)" office:value-type="float" office:value="62" calcext:value-type="float">
            <text:p>62</text:p>
          </table:table-cell>
          <table:table-cell table:formula="of:=[.K96]-[.L9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6])&lt;2;&quot;{0xA7,0,&quot;&amp;[.D96]&amp;&quot;,0x&quot;&amp;DEC2HEX(4*[.F96])&amp;&quot;,     &quot;&amp;[.G96]&amp;&quot;,0x&quot;&amp;DEC2HEX([.I96]*8+[.J96])&amp;&quot;,0x&quot;&amp;DEC2HEX([.L96]*8+[.M96])&amp;&quot;,0x&quot;&amp;RIGHT(DEC2HEX([.N96]);2)&amp;&quot;,0x&quot;&amp;DEC2HEX([.P96]*8+[.Q96])&amp;&quot;,0x&quot;&amp;DEC2HEX([.S96]*8+[.T96])&amp;&quot;,0x&quot;&amp;DEC2HEX([.V96]*8+[.W96])&amp;&quot;},&quot;;&quot;&quot;)" office:value-type="string" office:string-value="{0xA7,0,0x14,0x40,     0x83,0x1E4,0x1F0,0x0,0x24,0x2C,0x0}," calcext:value-type="string">
            <text:p>{0xA7,0,0x14,0x40, <text:s text:c="4"/>0x83,0x1E4,0x1F0,0x0,0x24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/>
          <table:table-cell table:formula="of:=[.D96]" office:value-type="string" office:string-value="0x14" calcext:value-type="string">
            <text:p>0x14</text:p>
          </table:table-cell>
          <table:table-cell/>
          <table:table-cell table:formula="of:=IF(LEN([.C97])&lt;2;[.F96]+1;[.F96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97]/8)" office:value-type="float" office:value="57" calcext:value-type="float">
            <text:p>57</text:p>
          </table:table-cell>
          <table:table-cell table:formula="of:=[.H97]-[.I97]*8" office:value-type="float" office:value="4" calcext:value-type="float">
            <text:p>4</text:p>
          </table:table-cell>
          <table:table-cell table:formula="of:=[.H97]+11" office:value-type="float" office:value="471" calcext:value-type="float">
            <text:p>471</text:p>
          </table:table-cell>
          <table:table-cell table:formula="of:=INT([.K97]/8)" office:value-type="float" office:value="58" calcext:value-type="float">
            <text:p>58</text:p>
          </table:table-cell>
          <table:table-cell table:formula="of:=[.K97]-[.L97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7])&lt;2;&quot;{0xA7,0,&quot;&amp;[.D97]&amp;&quot;,0x&quot;&amp;DEC2HEX(4*[.F97])&amp;&quot;,     &quot;&amp;[.G97]&amp;&quot;,0x&quot;&amp;DEC2HEX([.I97]*8+[.J97])&amp;&quot;,0x&quot;&amp;DEC2HEX([.L97]*8+[.M97])&amp;&quot;,0x&quot;&amp;RIGHT(DEC2HEX([.N97]);2)&amp;&quot;,0x&quot;&amp;DEC2HEX([.P97]*8+[.Q97])&amp;&quot;,0x&quot;&amp;DEC2HEX([.S97]*8+[.T97])&amp;&quot;,0x&quot;&amp;DEC2HEX([.V97]*8+[.W97])&amp;&quot;},&quot;;&quot;&quot;)" office:value-type="string" office:string-value="{0xA7,0,0x14,0x44,     3,0x1CC,0x1D7,0xD,0x25,0x0,0x0}," calcext:value-type="string">
            <text:p>{0xA7,0,0x14,0x44, <text:s text:c="4"/>3,0x1CC,0x1D7,0xD,0x25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/>
          <table:table-cell table:formula="of:=[.D97]" office:value-type="string" office:string-value="0x14" calcext:value-type="string">
            <text:p>0x14</text:p>
          </table:table-cell>
          <table:table-cell/>
          <table:table-cell table:formula="of:=IF(LEN([.C98])&lt;2;[.F97]+1;[.F97])" office:value-type="float" office:value="18" calcext:value-type="float">
            <text:p>18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98]/8)" office:value-type="float" office:value="56" calcext:value-type="float">
            <text:p>56</text:p>
          </table:table-cell>
          <table:table-cell table:formula="of:=[.H98]-[.I98]*8" office:value-type="float" office:value="0" calcext:value-type="float">
            <text:p>0</text:p>
          </table:table-cell>
          <table:table-cell table:formula="of:=[.H98]+11" office:value-type="float" office:value="459" calcext:value-type="float">
            <text:p>459</text:p>
          </table:table-cell>
          <table:table-cell table:formula="of:=INT([.K98]/8)" office:value-type="float" office:value="57" calcext:value-type="float">
            <text:p>57</text:p>
          </table:table-cell>
          <table:table-cell table:formula="of:=[.K98]-[.L98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8])&lt;2;&quot;{0xA7,0,&quot;&amp;[.D98]&amp;&quot;,0x&quot;&amp;DEC2HEX(4*[.F98])&amp;&quot;,     &quot;&amp;[.G98]&amp;&quot;,0x&quot;&amp;DEC2HEX([.I98]*8+[.J98])&amp;&quot;,0x&quot;&amp;DEC2HEX([.L98]*8+[.M98])&amp;&quot;,0x&quot;&amp;RIGHT(DEC2HEX([.N98]);2)&amp;&quot;,0x&quot;&amp;DEC2HEX([.P98]*8+[.Q98])&amp;&quot;,0x&quot;&amp;DEC2HEX([.S98]*8+[.T98])&amp;&quot;,0x&quot;&amp;DEC2HEX([.V98]*8+[.W98])&amp;&quot;},&quot;;&quot;&quot;)" office:value-type="string" office:string-value="{0xA7,0,0x14,0x48,     0x83,0x1C0,0x1CB,0xD,0x25,0x2C,0x0}," calcext:value-type="string">
            <text:p>{0xA7,0,0x14,0x48, <text:s text:c="4"/>0x83,0x1C0,0x1CB,0xD,0x25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 Gt/Ped</text:p>
          </table:table-cell>
          <table:table-cell office:value-type="string" calcext:value-type="string">
            <text:p>na</text:p>
          </table:table-cell>
          <table:table-cell table:formula="of:=[.D98]" office:value-type="string" office:string-value="0x14" calcext:value-type="string">
            <text:p>0x14</text:p>
          </table:table-cell>
          <table:table-cell/>
          <table:table-cell table:formula="of:=IF(LEN([.C99])&lt;2;[.F98]+1;[.F98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203" calcext:value-type="float">
            <text:p>203</text:p>
          </table:table-cell>
          <table:table-cell table:formula="of:=INT([.H99]/8)" office:value-type="float" office:value="25" calcext:value-type="float">
            <text:p>25</text:p>
          </table:table-cell>
          <table:table-cell table:formula="of:=[.H99]-[.I99]*8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formula="of:=INT([.K99]/8)" office:value-type="float" office:value="27" calcext:value-type="float">
            <text:p>27</text:p>
          </table:table-cell>
          <table:table-cell table:formula="of:=[.K99]-[.L9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9])&lt;2;&quot;{0xA7,0,&quot;&amp;[.D99]&amp;&quot;,0x&quot;&amp;DEC2HEX(4*[.F99])&amp;&quot;,     &quot;&amp;[.G99]&amp;&quot;,0x&quot;&amp;DEC2HEX([.I99]*8+[.J99])&amp;&quot;,0x&quot;&amp;DEC2HEX([.L99]*8+[.M99])&amp;&quot;,0x&quot;&amp;RIGHT(DEC2HEX([.N99]);2)&amp;&quot;,0x&quot;&amp;DEC2HEX([.P99]*8+[.Q99])&amp;&quot;,0x&quot;&amp;DEC2HEX([.S99]*8+[.T99])&amp;&quot;,0x&quot;&amp;DEC2HEX([.V99]*8+[.W99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 Ge/Ped</text:p>
          </table:table-cell>
          <table:table-cell office:value-type="string" calcext:value-type="string">
            <text:p>na</text:p>
          </table:table-cell>
          <table:table-cell table:formula="of:=[.D99]" office:value-type="string" office:string-value="0x14" calcext:value-type="string">
            <text:p>0x14</text:p>
          </table:table-cell>
          <table:table-cell/>
          <table:table-cell table:formula="of:=IF(LEN([.C100])&lt;2;[.F99]+1;[.F99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100]/8)" office:value-type="float" office:value="27" calcext:value-type="float">
            <text:p>27</text:p>
          </table:table-cell>
          <table:table-cell table:formula="of:=[.H100]-[.I100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100]/8)" office:value-type="float" office:value="27" calcext:value-type="float">
            <text:p>27</text:p>
          </table:table-cell>
          <table:table-cell table:formula="of:=[.K100]-[.L10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0])&lt;2;&quot;{0xA7,0,&quot;&amp;[.D100]&amp;&quot;,0x&quot;&amp;DEC2HEX(4*[.F100])&amp;&quot;,     &quot;&amp;[.G100]&amp;&quot;,0x&quot;&amp;DEC2HEX([.I100]*8+[.J100])&amp;&quot;,0x&quot;&amp;DEC2HEX([.L100]*8+[.M100])&amp;&quot;,0x&quot;&amp;RIGHT(DEC2HEX([.N100]);2)&amp;&quot;,0x&quot;&amp;DEC2HEX([.P100]*8+[.Q100])&amp;&quot;,0x&quot;&amp;DEC2HEX([.S100]*8+[.T100])&amp;&quot;,0x&quot;&amp;DEC2HEX([.V100]*8+[.W100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Gt/Ped</text:p>
          </table:table-cell>
          <table:table-cell/>
          <table:table-cell table:formula="of:=[.D100]" office:value-type="string" office:string-value="0x14" calcext:value-type="string">
            <text:p>0x14</text:p>
          </table:table-cell>
          <table:table-cell/>
          <table:table-cell table:formula="of:=IF(LEN([.C101])&lt;2;[.F100]+1;[.F100])" office:value-type="float" office:value="19" calcext:value-type="float">
            <text:p>19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101]/8)" office:value-type="float" office:value="25" calcext:value-type="float">
            <text:p>25</text:p>
          </table:table-cell>
          <table:table-cell table:formula="of:=[.H101]-[.I101]*8" office:value-type="float" office:value="4" calcext:value-type="float">
            <text:p>4</text:p>
          </table:table-cell>
          <table:table-cell table:formula="of:=[.H101]+11" office:value-type="float" office:value="215" calcext:value-type="float">
            <text:p>215</text:p>
          </table:table-cell>
          <table:table-cell table:formula="of:=INT([.K101]/8)" office:value-type="float" office:value="26" calcext:value-type="float">
            <text:p>26</text:p>
          </table:table-cell>
          <table:table-cell table:formula="of:=[.K101]-[.L101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1])&lt;2;&quot;{0xA7,0,&quot;&amp;[.D101]&amp;&quot;,0x&quot;&amp;DEC2HEX(4*[.F101])&amp;&quot;,     &quot;&amp;[.G101]&amp;&quot;,0x&quot;&amp;DEC2HEX([.I101]*8+[.J101])&amp;&quot;,0x&quot;&amp;DEC2HEX([.L101]*8+[.M101])&amp;&quot;,0x&quot;&amp;RIGHT(DEC2HEX([.N101]);2)&amp;&quot;,0x&quot;&amp;DEC2HEX([.P101]*8+[.Q101])&amp;&quot;,0x&quot;&amp;DEC2HEX([.S101]*8+[.T101])&amp;&quot;,0x&quot;&amp;DEC2HEX([.V101]*8+[.W101])&amp;&quot;},&quot;;&quot;&quot;)" office:value-type="string" office:string-value="{0xA7,0,0x14,0x4C,     0x80,0xCC,0xD7,0xD,0x25,0xB,0x0}," calcext:value-type="string">
            <text:p>{0xA7,0,0x14,0x4C, <text:s text:c="4"/>0x80,0xCC,0xD7,0xD,0x25,0xB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</text:p>
          </table:table-cell>
          <table:table-cell office:value-type="string" calcext:value-type="string">
            <text:p>na</text:p>
          </table:table-cell>
          <table:table-cell table:formula="of:=[.D101]" office:value-type="string" office:string-value="0x14" calcext:value-type="string">
            <text:p>0x14</text:p>
          </table:table-cell>
          <table:table-cell/>
          <table:table-cell table:formula="of:=IF(LEN([.C102])&lt;2;[.F101]+1;[.F10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INT([.H102]/8)" office:value-type="float" office:value="25" calcext:value-type="float">
            <text:p>25</text:p>
          </table:table-cell>
          <table:table-cell table:formula="of:=[.H102]-[.I102]*8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formula="of:=INT([.K102]/8)" office:value-type="float" office:value="27" calcext:value-type="float">
            <text:p>27</text:p>
          </table:table-cell>
          <table:table-cell table:formula="of:=[.K102]-[.L10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2])&lt;2;&quot;{0xA7,0,&quot;&amp;[.D102]&amp;&quot;,0x&quot;&amp;DEC2HEX(4*[.F102])&amp;&quot;,     &quot;&amp;[.G102]&amp;&quot;,0x&quot;&amp;DEC2HEX([.I102]*8+[.J102])&amp;&quot;,0x&quot;&amp;DEC2HEX([.L102]*8+[.M102])&amp;&quot;,0x&quot;&amp;RIGHT(DEC2HEX([.N102]);2)&amp;&quot;,0x&quot;&amp;DEC2HEX([.P102]*8+[.Q102])&amp;&quot;,0x&quot;&amp;DEC2HEX([.S102]*8+[.T102])&amp;&quot;,0x&quot;&amp;DEC2HEX([.V102]*8+[.W102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iolone</text:p>
          </table:table-cell>
          <table:table-cell office:value-type="string" calcext:value-type="string">
            <text:p>na</text:p>
          </table:table-cell>
          <table:table-cell table:formula="of:=[.D102]" office:value-type="string" office:string-value="0x14" calcext:value-type="string">
            <text:p>0x14</text:p>
          </table:table-cell>
          <table:table-cell/>
          <table:table-cell table:formula="of:=IF(LEN([.C103])&lt;2;[.F102]+1;[.F10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103]/8)" office:value-type="float" office:value="27" calcext:value-type="float">
            <text:p>27</text:p>
          </table:table-cell>
          <table:table-cell table:formula="of:=[.H103]-[.I10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103]/8)" office:value-type="float" office:value="27" calcext:value-type="float">
            <text:p>27</text:p>
          </table:table-cell>
          <table:table-cell table:formula="of:=[.K103]-[.L10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3])&lt;2;&quot;{0xA7,0,&quot;&amp;[.D103]&amp;&quot;,0x&quot;&amp;DEC2HEX(4*[.F103])&amp;&quot;,     &quot;&amp;[.G103]&amp;&quot;,0x&quot;&amp;DEC2HEX([.I103]*8+[.J103])&amp;&quot;,0x&quot;&amp;DEC2HEX([.L103]*8+[.M103])&amp;&quot;,0x&quot;&amp;RIGHT(DEC2HEX([.N103]);2)&amp;&quot;,0x&quot;&amp;DEC2HEX([.P103]*8+[.Q103])&amp;&quot;,0x&quot;&amp;DEC2HEX([.S103]*8+[.T103])&amp;&quot;,0x&quot;&amp;DEC2HEX([.V103]*8+[.W103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icional Sw/Ped</text:p>
          </table:table-cell>
          <table:table-cell office:value-type="string" calcext:value-type="string">
            <text:p>na</text:p>
          </table:table-cell>
          <table:table-cell table:formula="of:=[.D103]" office:value-type="string" office:string-value="0x14" calcext:value-type="string">
            <text:p>0x14</text:p>
          </table:table-cell>
          <table:table-cell/>
          <table:table-cell table:formula="of:=IF(LEN([.C104])&lt;2;[.F103]+1;[.F103])" office:value-type="float" office:value="19" calcext:value-type="float">
            <text:p>19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104]/8)" office:value-type="float" office:value="27" calcext:value-type="float">
            <text:p>27</text:p>
          </table:table-cell>
          <table:table-cell table:formula="of:=[.H104]-[.I104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104]/8)" office:value-type="float" office:value="27" calcext:value-type="float">
            <text:p>27</text:p>
          </table:table-cell>
          <table:table-cell table:formula="of:=[.K104]-[.L10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4])&lt;2;&quot;{0xA7,0,&quot;&amp;[.D104]&amp;&quot;,0x&quot;&amp;DEC2HEX(4*[.F104])&amp;&quot;,     &quot;&amp;[.G104]&amp;&quot;,0x&quot;&amp;DEC2HEX([.I104]*8+[.J104])&amp;&quot;,0x&quot;&amp;DEC2HEX([.L104]*8+[.M104])&amp;&quot;,0x&quot;&amp;RIGHT(DEC2HEX([.N104]);2)&amp;&quot;,0x&quot;&amp;DEC2HEX([.P104]*8+[.Q104])&amp;&quot;,0x&quot;&amp;DEC2HEX([.S104]*8+[.T104])&amp;&quot;,0x&quot;&amp;DEC2HEX([.V104]*8+[.W104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Sal Sw/Ped4</text:p>
          </table:table-cell>
          <table:table-cell office:value-type="string" calcext:value-type="string">
            <text:p>na</text:p>
          </table:table-cell>
          <table:table-cell table:formula="of:=[.D104]" office:value-type="string" office:string-value="0x14" calcext:value-type="string">
            <text:p>0x14</text:p>
          </table:table-cell>
          <table:table-cell/>
          <table:table-cell table:formula="of:=IF(LEN([.C105])&lt;2;[.F104]+1;[.F104])" office:value-type="float" office:value="19" calcext:value-type="float">
            <text:p>19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105]/8)" office:value-type="float" office:value="25" calcext:value-type="float">
            <text:p>25</text:p>
          </table:table-cell>
          <table:table-cell table:formula="of:=[.H105]-[.I10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105]/8)" office:value-type="float" office:value="27" calcext:value-type="float">
            <text:p>27</text:p>
          </table:table-cell>
          <table:table-cell table:formula="of:=[.K105]-[.L10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5])&lt;2;&quot;{0xA7,0,&quot;&amp;[.D105]&amp;&quot;,0x&quot;&amp;DEC2HEX(4*[.F105])&amp;&quot;,     &quot;&amp;[.G105]&amp;&quot;,0x&quot;&amp;DEC2HEX([.I105]*8+[.J105])&amp;&quot;,0x&quot;&amp;DEC2HEX([.L105]*8+[.M105])&amp;&quot;,0x&quot;&amp;RIGHT(DEC2HEX([.N105]);2)&amp;&quot;,0x&quot;&amp;DEC2HEX([.P105]*8+[.Q105])&amp;&quot;,0x&quot;&amp;DEC2HEX([.S105]*8+[.T105])&amp;&quot;,0x&quot;&amp;DEC2HEX([.V105]*8+[.W105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/>
          <table:table-cell table:formula="of:=[.D105]" office:value-type="string" office:string-value="0x14" calcext:value-type="string">
            <text:p>0x14</text:p>
          </table:table-cell>
          <table:table-cell/>
          <table:table-cell table:formula="of:=IF(LEN([.C106])&lt;2;[.F105]+1;[.F105])" office:value-type="float" office:value="20" calcext:value-type="float">
            <text:p>20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106]/8)" office:value-type="float" office:value="25" calcext:value-type="float">
            <text:p>25</text:p>
          </table:table-cell>
          <table:table-cell table:formula="of:=[.H106]-[.I106]*8" office:value-type="float" office:value="4" calcext:value-type="float">
            <text:p>4</text:p>
          </table:table-cell>
          <table:table-cell table:formula="of:=[.H106]+11" office:value-type="float" office:value="215" calcext:value-type="float">
            <text:p>215</text:p>
          </table:table-cell>
          <table:table-cell table:formula="of:=INT([.K106]/8)" office:value-type="float" office:value="26" calcext:value-type="float">
            <text:p>26</text:p>
          </table:table-cell>
          <table:table-cell table:formula="of:=[.K106]-[.L106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6])&lt;2;&quot;{0xA7,0,&quot;&amp;[.D106]&amp;&quot;,0x&quot;&amp;DEC2HEX(4*[.F106])&amp;&quot;,     &quot;&amp;[.G106]&amp;&quot;,0x&quot;&amp;DEC2HEX([.I106]*8+[.J106])&amp;&quot;,0x&quot;&amp;DEC2HEX([.L106]*8+[.M106])&amp;&quot;,0x&quot;&amp;RIGHT(DEC2HEX([.N106]);2)&amp;&quot;,0x&quot;&amp;DEC2HEX([.P106]*8+[.Q106])&amp;&quot;,0x&quot;&amp;DEC2HEX([.S106]*8+[.T106])&amp;&quot;,0x&quot;&amp;DEC2HEX([.V106]*8+[.W106])&amp;&quot;},&quot;;&quot;&quot;)" office:value-type="string" office:string-value="{0xA7,0,0x14,0x50,     0x80,0xCC,0xD7,0xD,0x13,0xC,0x0}," calcext:value-type="string">
            <text:p>{0xA7,0,0x14,0x50, <text:s text:c="4"/>0x80,0xCC,0xD7,0xD,0x13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/>
          <table:table-cell table:formula="of:=[.D106]" office:value-type="string" office:string-value="0x14" calcext:value-type="string">
            <text:p>0x14</text:p>
          </table:table-cell>
          <table:table-cell/>
          <table:table-cell table:formula="of:=IF(LEN([.C107])&lt;2;[.F106]+1;[.F106])" office:value-type="float" office:value="21" calcext:value-type="float">
            <text:p>21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07]/8)" office:value-type="float" office:value="24" calcext:value-type="float">
            <text:p>24</text:p>
          </table:table-cell>
          <table:table-cell table:formula="of:=[.H107]-[.I107]*8" office:value-type="float" office:value="0" calcext:value-type="float">
            <text:p>0</text:p>
          </table:table-cell>
          <table:table-cell table:formula="of:=[.H107]+11" office:value-type="float" office:value="203" calcext:value-type="float">
            <text:p>203</text:p>
          </table:table-cell>
          <table:table-cell table:formula="of:=INT([.K107]/8)" office:value-type="float" office:value="25" calcext:value-type="float">
            <text:p>25</text:p>
          </table:table-cell>
          <table:table-cell table:formula="of:=[.K107]-[.L107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7])&lt;2;&quot;{0xA7,0,&quot;&amp;[.D107]&amp;&quot;,0x&quot;&amp;DEC2HEX(4*[.F107])&amp;&quot;,     &quot;&amp;[.G107]&amp;&quot;,0x&quot;&amp;DEC2HEX([.I107]*8+[.J107])&amp;&quot;,0x&quot;&amp;DEC2HEX([.L107]*8+[.M107])&amp;&quot;,0x&quot;&amp;RIGHT(DEC2HEX([.N107]);2)&amp;&quot;,0x&quot;&amp;DEC2HEX([.P107]*8+[.Q107])&amp;&quot;,0x&quot;&amp;DEC2HEX([.S107]*8+[.T107])&amp;&quot;,0x&quot;&amp;DEC2HEX([.V107]*8+[.W107])&amp;&quot;},&quot;;&quot;&quot;)" office:value-type="string" office:string-value="{0xA7,0,0x14,0x54,     0x80,0xC0,0xCB,0xD,0x13,0xD,0x0}," calcext:value-type="string">
            <text:p>{0xA7,0,0x14,0x54, <text:s text:c="4"/>0x80,0xC0,0xCB,0xD,0x13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</text:p>
          </table:table-cell>
          <table:table-cell office:value-type="string" calcext:value-type="string">
            <text:p>na</text:p>
          </table:table-cell>
          <table:table-cell table:formula="of:=[.D107]" office:value-type="string" office:string-value="0x14" calcext:value-type="string">
            <text:p>0x14</text:p>
          </table:table-cell>
          <table:table-cell/>
          <table:table-cell table:formula="of:=IF(LEN([.C108])&lt;2;[.F107]+1;[.F107])" office:value-type="float" office:value="21" calcext:value-type="float">
            <text:p>21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08]/8)" office:value-type="float" office:value="24" calcext:value-type="float">
            <text:p>24</text:p>
          </table:table-cell>
          <table:table-cell table:formula="of:=[.H108]-[.I108]*8" office:value-type="float" office:value="0" calcext:value-type="float">
            <text:p>0</text:p>
          </table:table-cell>
          <table:table-cell table:formula="of:=[.H108]+11" office:value-type="float" office:value="203" calcext:value-type="float">
            <text:p>203</text:p>
          </table:table-cell>
          <table:table-cell table:formula="of:=INT([.K108]/8)" office:value-type="float" office:value="25" calcext:value-type="float">
            <text:p>25</text:p>
          </table:table-cell>
          <table:table-cell table:formula="of:=[.K108]-[.L108]*8"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8])&lt;2;&quot;{0xA7,0,&quot;&amp;[.D108]&amp;&quot;,0x&quot;&amp;DEC2HEX(4*[.F108])&amp;&quot;,     &quot;&amp;[.G108]&amp;&quot;,0x&quot;&amp;DEC2HEX([.I108]*8+[.J108])&amp;&quot;,0x&quot;&amp;DEC2HEX([.L108]*8+[.M108])&amp;&quot;,0x&quot;&amp;RIGHT(DEC2HEX([.N108]);2)&amp;&quot;,0x&quot;&amp;DEC2HEX([.P108]*8+[.Q108])&amp;&quot;,0x&quot;&amp;DEC2HEX([.S108]*8+[.T108])&amp;&quot;,0x&quot;&amp;DEC2HEX([.V108]*8+[.W108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Principal Sw/Ped4</text:p>
          </table:table-cell>
          <table:table-cell office:value-type="string" calcext:value-type="string">
            <text:p>na</text:p>
          </table:table-cell>
          <table:table-cell table:formula="of:=[.D108]" office:value-type="string" office:string-value="0x14" calcext:value-type="string">
            <text:p>0x14</text:p>
          </table:table-cell>
          <table:table-cell/>
          <table:table-cell table:formula="of:=IF(LEN([.C109])&lt;2;[.F108]+1;[.F108])" office:value-type="float" office:value="21" calcext:value-type="float">
            <text:p>21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09]/8)" office:value-type="float" office:value="24" calcext:value-type="float">
            <text:p>24</text:p>
          </table:table-cell>
          <table:table-cell table:formula="of:=[.H109]-[.I109]*8" office:value-type="float" office:value="0" calcext:value-type="float">
            <text:p>0</text:p>
          </table:table-cell>
          <table:table-cell table:formula="of:=[.H109]+11" office:value-type="float" office:value="203" calcext:value-type="float">
            <text:p>203</text:p>
          </table:table-cell>
          <table:table-cell table:formula="of:=INT([.K109]/8)" office:value-type="float" office:value="25" calcext:value-type="float">
            <text:p>25</text:p>
          </table:table-cell>
          <table:table-cell table:formula="of:=[.K109]-[.L10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9])&lt;2;&quot;{0xA7,0,&quot;&amp;[.D109]&amp;&quot;,0x&quot;&amp;DEC2HEX(4*[.F109])&amp;&quot;,     &quot;&amp;[.G109]&amp;&quot;,0x&quot;&amp;DEC2HEX([.I109]*8+[.J109])&amp;&quot;,0x&quot;&amp;DEC2HEX([.L109]*8+[.M109])&amp;&quot;,0x&quot;&amp;RIGHT(DEC2HEX([.N109]);2)&amp;&quot;,0x&quot;&amp;DEC2HEX([.P109]*8+[.Q109])&amp;&quot;,0x&quot;&amp;DEC2HEX([.S109]*8+[.T109])&amp;&quot;,0x&quot;&amp;DEC2HEX([.V109]*8+[.W109])&amp;&quot;},&quot;;&quot;&quot;)">
            <text:p/>
          </table:table-cell>
          <table:table-cell table:number-columns-repeated="3"/>
        </table:table-row>
      </table:table>
      <table:table table:name="223_vox13-24(2'C)_WSG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1000" table:default-cell-style-name="Default"/>
        <table:table-row table:style-name="ro2">
          <table:table-cell/>
          <table:table-cell office:value-type="string" calcext:value-type="string">
            <text:p>223 113 (Octaves 1-2)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5</text:p>
          </table:table-cell>
          <table:table-cell table:formula="of:=[.F28]" office:value-type="float" office:value="13" calcext:value-type="float">
            <text:p>13</text:p>
          </table:table-cell>
          <table:table-cell table:number-columns-repeated="18"/>
          <table:table-cell table:formula="of:=&quot;{0xA8,0x0,0x0,0x0,       &quot;&amp;[.C3]&amp;&quot;,&quot;&amp;[.D3]&amp;&quot;,0x&quot;&amp;DEC2HEX([.E3])&amp;&quot;,0xFF,0xFF,0xFF,0x5A,0x96},&quot;" office:value-type="string" office:string-value="{0xA8,0x0,0x0,0x0,       0,0x15,0xD,0xFF,0xFF,0xFF,0x5A,0x96}," calcext:value-type="string">
            <text:p>{0xA8,0x0,0x0,0x0, <text:s text:c="6"/>0,0x15,0xD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Sub</text:p>
          </table:table-cell>
          <table:table-cell/>
          <table:table-cell table:formula="of:=[.D3]" office:value-type="string" office:string-value="0x15" calcext:value-type="string">
            <text:p>0x15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5]/8)" office:value-type="float" office:value="49" calcext:value-type="float">
            <text:p>49</text:p>
          </table:table-cell>
          <table:table-cell table:formula="of:=[.H5]-[.I5]*8" office:value-type="float" office:value="4" calcext:value-type="float">
            <text:p>4</text:p>
          </table:table-cell>
          <table:table-cell table:formula="of:=[.H5]+23" office:value-type="float" office:value="419" calcext:value-type="float">
            <text:p>419</text:p>
          </table:table-cell>
          <table:table-cell table:formula="of:=INT([.K5]/8)" office:value-type="float" office:value="52" calcext:value-type="float">
            <text:p>52</text:p>
          </table:table-cell>
          <table:table-cell table:formula="of:=[.K5]-[.L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])&lt;2;&quot;{0xA7,0,&quot;&amp;[.D5]&amp;&quot;,0x&quot;&amp;DEC2HEX(4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0x15,0x4,     0x83,0x18C,0x1A3,0x0,0x16,0x1D,0x0}," calcext:value-type="string">
            <text:p>{0xA7,0,0x15,0x4, <text:s text:c="4"/>0x83,0x18C,0x1A3,0x0,0x16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<text:s/></text:p>
          </table:table-cell>
          <table:table-cell/>
          <table:table-cell table:formula="of:=[.D5]" office:value-type="string" office:string-value="0x15" calcext:value-type="string">
            <text:p>0x15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6]/8)" office:value-type="float" office:value="48" calcext:value-type="float">
            <text:p>48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23" office:value-type="float" office:value="407" calcext:value-type="float">
            <text:p>407</text:p>
          </table:table-cell>
          <table:table-cell table:formula="of:=INT([.K6]/8)" office:value-type="float" office:value="50" calcext:value-type="float">
            <text:p>50</text:p>
          </table:table-cell>
          <table:table-cell table:formula="of:=[.K6]-[.L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])&lt;2;&quot;{0xA7,0,&quot;&amp;[.D6]&amp;&quot;,0x&quot;&amp;DEC2HEX(4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0x15,0x8,     3,0x180,0x197,0x0,0x16,0x0,0x1E}," calcext:value-type="string">
            <text:p>{0xA7,0,0x15,0x8, <text:s text:c="4"/>3,0x180,0x197,0x0,0x16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Super</text:p>
          </table:table-cell>
          <table:table-cell/>
          <table:table-cell table:formula="of:=[.D6]" office:value-type="string" office:string-value="0x15" calcext:value-type="string">
            <text:p>0x15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7]/8)" office:value-type="float" office:value="48" calcext:value-type="float">
            <text:p>48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11" office:value-type="float" office:value="395" calcext:value-type="float">
            <text:p>395</text:p>
          </table:table-cell>
          <table:table-cell table:formula="of:=INT([.K7]/8)" office:value-type="float" office:value="49" calcext:value-type="float">
            <text:p>49</text:p>
          </table:table-cell>
          <table:table-cell table:formula="of:=[.K7]-[.L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4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0x15,0xC,     0x83,0x180,0x18B,0xC,0x16,0x1F,0x0}," calcext:value-type="string">
            <text:p>{0xA7,0,0x15,0xC, <text:s text:c="4"/>0x83,0x180,0x18B,0xC,0x16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16</text:p>
          </table:table-cell>
          <table:table-cell/>
          <table:table-cell table:formula="of:=[.D6]" office:value-type="string" office:string-value="0x15" calcext:value-type="string">
            <text:p>0x15</text:p>
          </table:table-cell>
          <table:table-cell/>
          <table:table-cell table:formula="of:=IF(LEN([.C8])&lt;2;[.F7]+1;[.F7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8]/8)" office:value-type="float" office:value="57" calcext:value-type="float">
            <text:p>57</text:p>
          </table:table-cell>
          <table:table-cell table:formula="of:=[.H8]-[.I8]*8" office:value-type="float" office:value="4" calcext:value-type="float">
            <text:p>4</text:p>
          </table:table-cell>
          <table:table-cell table:formula="of:=[.H8]+23" office:value-type="float" office:value="483" calcext:value-type="float">
            <text:p>483</text:p>
          </table:table-cell>
          <table:table-cell table:formula="of:=INT([.K8]/8)" office:value-type="float" office:value="60" calcext:value-type="float">
            <text:p>60</text:p>
          </table:table-cell>
          <table:table-cell table:formula="of:=[.K8]-[.L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IF(LEN([.C8])&lt;2;&quot;{0xA7,0,&quot;&amp;[.D8]&amp;&quot;,0x&quot;&amp;DEC2HEX(4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 office:value-type="string" office:string-value="{0xA7,0,0x15,0x10,     0x83,0x1CC,0x1E3,0x0,0x16,0x2D,0x0}," calcext:value-type="string">
            <text:p>{0xA7,0,0x15,0x10, <text:s text:c="4"/>0x83,0x1CC,0x1E3,0x0,0x16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</text:p>
          </table:table-cell>
          <table:table-cell/>
          <table:table-cell table:formula="of:=[.D7]" office:value-type="string" office:string-value="0x15" calcext:value-type="string">
            <text:p>0x15</text:p>
          </table:table-cell>
          <table:table-cell/>
          <table:table-cell table:formula="of:=IF(LEN([.C9])&lt;2;[.F8]+1;[.F8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9]/8)" office:value-type="float" office:value="56" calcext:value-type="float">
            <text:p>56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H9]+23" office:value-type="float" office:value="471" calcext:value-type="float">
            <text:p>471</text:p>
          </table:table-cell>
          <table:table-cell table:formula="of:=INT([.K9]/8)" office:value-type="float" office:value="58" calcext:value-type="float">
            <text:p>58</text:p>
          </table:table-cell>
          <table:table-cell table:formula="of:=[.K9]-[.L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9])&lt;2;&quot;{0xA7,0,&quot;&amp;[.D9]&amp;&quot;,0x&quot;&amp;DEC2HEX(4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0x15,0x14,     0x83,0x1C0,0x1D7,0x0,0x16,0x2E,0x0}," calcext:value-type="string">
            <text:p>{0xA7,0,0x15,0x14, <text:s text:c="4"/>0x83,0x1C0,0x1D7,0x0,0x16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4</text:p>
          </table:table-cell>
          <table:table-cell/>
          <table:table-cell table:formula="of:=[.D9]" office:value-type="string" office:string-value="0x15" calcext:value-type="string">
            <text:p>0x15</text:p>
          </table:table-cell>
          <table:table-cell/>
          <table:table-cell table:formula="of:=IF(LEN([.C10])&lt;2;[.F9]+1;[.F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0]/8)" office:value-type="float" office:value="56" calcext:value-type="float">
            <text:p>56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H10]+11" office:value-type="float" office:value="459" calcext:value-type="float">
            <text:p>459</text:p>
          </table:table-cell>
          <table:table-cell table:formula="of:=INT([.K10]/8)" office:value-type="float" office:value="57" calcext:value-type="float">
            <text:p>57</text:p>
          </table:table-cell>
          <table:table-cell table:formula="of:=[.K10]-[.L1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10])&lt;2;&quot;{0xA7,0,&quot;&amp;[.D10]&amp;&quot;,0x&quot;&amp;DEC2HEX(4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0x15,0x18,     0x83,0x1C0,0x1CB,0xC,0x16,0x2F,0x0}," calcext:value-type="string">
            <text:p>{0xA7,0,0x15,0x18, <text:s text:c="4"/>0x83,0x1C0,0x1CB,0xC,0x16,0x2F,0x0},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 office:value-type="string" calcext:value-type="string">
            <text:p>na</text:p>
          </table:table-cell>
          <table:table-cell table:formula="of:=[.D7]" office:value-type="string" office:string-value="0x15" calcext:value-type="string">
            <text:p>0x15</text:p>
          </table:table-cell>
          <table:table-cell/>
          <table:table-cell table:formula="of:=IF(LEN([.C11])&lt;2;[.F10]+1;[.F10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11]/8)" office:value-type="float" office:value="49" calcext:value-type="float">
            <text:p>49</text:p>
          </table:table-cell>
          <table:table-cell table:formula="of:=[.H11]-[.I11]*8" office:value-type="float" office:value="4" calcext:value-type="float">
            <text:p>4</text:p>
          </table:table-cell>
          <table:table-cell table:formula="of:=[.H11]+23" office:value-type="float" office:value="419" calcext:value-type="float">
            <text:p>419</text:p>
          </table:table-cell>
          <table:table-cell table:formula="of:=INT([.K11]/8)" office:value-type="float" office:value="52" calcext:value-type="float">
            <text:p>52</text:p>
          </table:table-cell>
          <table:table-cell table:formula="of:=[.K11]-[.L11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4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11]" office:value-type="string" office:string-value="0x15" calcext:value-type="string">
            <text:p>0x15</text:p>
          </table:table-cell>
          <table:table-cell/>
          <table:table-cell table:formula="of:=IF(LEN([.C12])&lt;2;[.F11]+1;[.F11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2]/8)" office:value-type="float" office:value="48" calcext:value-type="float">
            <text:p>48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H12]+23" office:value-type="float" office:value="407" calcext:value-type="float">
            <text:p>407</text:p>
          </table:table-cell>
          <table:table-cell table:formula="of:=INT([.K12]/8)" office:value-type="float" office:value="50" calcext:value-type="float">
            <text:p>50</text:p>
          </table:table-cell>
          <table:table-cell table:formula="of:=[.K12]-[.L1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2])&lt;2;&quot;{0xA7,0,&quot;&amp;[.D12]&amp;&quot;,0x&quot;&amp;DEC2HEX(4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12]" office:value-type="string" office:string-value="0x15" calcext:value-type="string">
            <text:p>0x15</text:p>
          </table:table-cell>
          <table:table-cell/>
          <table:table-cell table:formula="of:=IF(LEN([.C13])&lt;2;[.F12]+1;[.F1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3]/8)" office:value-type="float" office:value="48" calcext:value-type="float">
            <text:p>48</text:p>
          </table:table-cell>
          <table:table-cell table:formula="of:=[.H13]-[.I13]*8" office:value-type="float" office:value="0" calcext:value-type="float">
            <text:p>0</text:p>
          </table:table-cell>
          <table:table-cell table:formula="of:=[.H13]+11" office:value-type="float" office:value="395" calcext:value-type="float">
            <text:p>395</text:p>
          </table:table-cell>
          <table:table-cell table:formula="of:=INT([.K13]/8)" office:value-type="float" office:value="49" calcext:value-type="float">
            <text:p>49</text:p>
          </table:table-cell>
          <table:table-cell table:formula="of:=[.K13]-[.L13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3])&lt;2;&quot;{0xA7,0,&quot;&amp;[.D13]&amp;&quot;,0x&quot;&amp;DEC2HEX(4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113 Larigot Sub</text:p>
          </table:table-cell>
          <table:table-cell/>
          <table:table-cell table:formula="of:=[.D13]" office:value-type="string" office:string-value="0x15" calcext:value-type="string">
            <text:p>0x15</text:p>
          </table:table-cell>
          <table:table-cell/>
          <table:table-cell table:formula="of:=IF(LEN([.C14])&lt;2;[.F13]+1;[.F13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4]/8)" office:value-type="float" office:value="48" calcext:value-type="float">
            <text:p>48</text:p>
          </table:table-cell>
          <table:table-cell table:formula="of:=[.H14]-[.I14]*8" office:value-type="float" office:value="0" calcext:value-type="float">
            <text:p>0</text:p>
          </table:table-cell>
          <table:table-cell table:formula="of:=[.H14]+23" office:value-type="float" office:value="407" calcext:value-type="float">
            <text:p>407</text:p>
          </table:table-cell>
          <table:table-cell table:formula="of:=INT([.K14]/8)" office:value-type="float" office:value="50" calcext:value-type="float">
            <text:p>50</text:p>
          </table:table-cell>
          <table:table-cell table:formula="of:=[.K14]-[.L14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4])&lt;2;&quot;{0xA7,0,&quot;&amp;[.D14]&amp;&quot;,0x&quot;&amp;DEC2HEX(4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 office:value-type="string" office:string-value="{0xA7,0,0x15,0x1C,     0x83,0x180,0x197,0x0,0x19,0x1D,0x0}," calcext:value-type="string">
            <text:p>{0xA7,0,0x15,0x1C, <text:s text:c="4"/>0x83,0x180,0x197,0x0,0x19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13 Larigot</text:p>
          </table:table-cell>
          <table:table-cell/>
          <table:table-cell table:formula="of:=[.D14]" office:value-type="string" office:string-value="0x15" calcext:value-type="string">
            <text:p>0x15</text:p>
          </table:table-cell>
          <table:table-cell/>
          <table:table-cell table:formula="of:=IF(LEN([.C15])&lt;2;[.F14]+1;[.F1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5]/8)" office:value-type="float" office:value="48" calcext:value-type="float">
            <text:p>48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[.H15]+11" office:value-type="float" office:value="395" calcext:value-type="float">
            <text:p>395</text:p>
          </table:table-cell>
          <table:table-cell table:formula="of:=INT([.K15]/8)" office:value-type="float" office:value="49" calcext:value-type="float">
            <text:p>49</text:p>
          </table:table-cell>
          <table:table-cell table:formula="of:=[.K15]-[.L15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5])&lt;2;&quot;{0xA7,0,&quot;&amp;[.D15]&amp;&quot;,0x&quot;&amp;DEC2HEX(4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 office:value-type="string" office:string-value="{0xA7,0,0x15,0x20,     3,0x180,0x18B,0xC,0x19,0x0,0x1E}," calcext:value-type="string">
            <text:p>{0xA7,0,0x15,0x20, <text:s text:c="4"/>3,0x180,0x18B,0xC,0x19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13 Larigot Super</text:p>
          </table:table-cell>
          <table:table-cell office:value-type="string" calcext:value-type="string">
            <text:p>na</text:p>
          </table:table-cell>
          <table:table-cell table:formula="of:=[.D15]" office:value-type="string" office:string-value="0x15" calcext:value-type="string">
            <text:p>0x15</text:p>
          </table:table-cell>
          <table:table-cell/>
          <table:table-cell table:formula="of:=IF(LEN([.C16])&lt;2;[.F15]+1;[.F15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16]/8)" office:value-type="float" office:value="51" calcext:value-type="float">
            <text:p>51</text:p>
          </table:table-cell>
          <table:table-cell table:formula="of:=[.H16]-[.I16]*8" office:value-type="float" office:value="0" calcext:value-type="float">
            <text:p>0</text:p>
          </table:table-cell>
          <table:table-cell table:formula="of:=[.H16]+11" office:value-type="float" office:value="419" calcext:value-type="float">
            <text:p>419</text:p>
          </table:table-cell>
          <table:table-cell table:formula="of:=INT([.K16]/8)" office:value-type="float" office:value="52" calcext:value-type="float">
            <text:p>52</text:p>
          </table:table-cell>
          <table:table-cell table:formula="of:=[.K16]-[.L1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6])&lt;2;&quot;{0xA7,0,&quot;&amp;[.D16]&amp;&quot;,0x&quot;&amp;DEC2HEX(4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Sw/Gt16</text:p>
          </table:table-cell>
          <table:table-cell/>
          <table:table-cell table:formula="of:=[.D15]" office:value-type="string" office:string-value="0x15" calcext:value-type="string">
            <text:p>0x15</text:p>
          </table:table-cell>
          <table:table-cell/>
          <table:table-cell table:formula="of:=IF(LEN([.C17])&lt;2;[.F16]+1;[.F16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7]/8)" office:value-type="float" office:value="56" calcext:value-type="float">
            <text:p>56</text:p>
          </table:table-cell>
          <table:table-cell table:formula="of:=[.H17]-[.I17]*8" office:value-type="float" office:value="0" calcext:value-type="float">
            <text:p>0</text:p>
          </table:table-cell>
          <table:table-cell table:formula="of:=[.H17]+23" office:value-type="float" office:value="471" calcext:value-type="float">
            <text:p>471</text:p>
          </table:table-cell>
          <table:table-cell table:formula="of:=INT([.K17]/8)" office:value-type="float" office:value="58" calcext:value-type="float">
            <text:p>58</text:p>
          </table:table-cell>
          <table:table-cell table:formula="of:=[.K17]-[.L1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IF(LEN([.C17])&lt;2;&quot;{0xA7,0,&quot;&amp;[.D17]&amp;&quot;,0x&quot;&amp;DEC2HEX(4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 office:value-type="string" office:string-value="{0xA7,0,0x15,0x24,     0x83,0x1C0,0x1D7,0x0,0x19,0x2D,0x0}," calcext:value-type="string">
            <text:p>{0xA7,0,0x15,0x24, <text:s text:c="4"/>0x83,0x1C0,0x1D7,0x0,0x19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Sw/Gt</text:p>
          </table:table-cell>
          <table:table-cell/>
          <table:table-cell table:formula="of:=[.D16]" office:value-type="string" office:string-value="0x15" calcext:value-type="string">
            <text:p>0x15</text:p>
          </table:table-cell>
          <table:table-cell/>
          <table:table-cell table:formula="of:=IF(LEN([.C18])&lt;2;[.F17]+1;[.F17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8]/8)" office:value-type="float" office:value="56" calcext:value-type="float">
            <text:p>56</text:p>
          </table:table-cell>
          <table:table-cell table:formula="of:=[.H18]-[.I18]*8" office:value-type="float" office:value="0" calcext:value-type="float">
            <text:p>0</text:p>
          </table:table-cell>
          <table:table-cell table:formula="of:=[.H18]+11" office:value-type="float" office:value="459" calcext:value-type="float">
            <text:p>459</text:p>
          </table:table-cell>
          <table:table-cell table:formula="of:=INT([.K18]/8)" office:value-type="float" office:value="57" calcext:value-type="float">
            <text:p>57</text:p>
          </table:table-cell>
          <table:table-cell table:formula="of:=[.K18]-[.L18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18])&lt;2;&quot;{0xA7,0,&quot;&amp;[.D18]&amp;&quot;,0x&quot;&amp;DEC2HEX(4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 office:value-type="string" office:string-value="{0xA7,0,0x15,0x28,     0x83,0x1C0,0x1CB,0xC,0x19,0x2E,0x0}," calcext:value-type="string">
            <text:p>{0xA7,0,0x15,0x28, <text:s text:c="4"/>0x83,0x1C0,0x1CB,0xC,0x19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Sw/Gt4</text:p>
          </table:table-cell>
          <table:table-cell office:value-type="string" calcext:value-type="string">
            <text:p>na</text:p>
          </table:table-cell>
          <table:table-cell table:formula="of:=[.D18]" office:value-type="string" office:string-value="0x15" calcext:value-type="string">
            <text:p>0x15</text:p>
          </table:table-cell>
          <table:table-cell/>
          <table:table-cell table:formula="of:=IF(LEN([.C19])&lt;2;[.F18]+1;[.F18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9]/8)" office:value-type="float" office:value="56" calcext:value-type="float">
            <text:p>56</text:p>
          </table:table-cell>
          <table:table-cell table:formula="of:=[.H19]-[.I19]*8" office:value-type="float" office:value="0" calcext:value-type="float">
            <text:p>0</text:p>
          </table:table-cell>
          <table:table-cell table:formula="of:=[.H19]+11" office:value-type="float" office:value="459" calcext:value-type="float">
            <text:p>459</text:p>
          </table:table-cell>
          <table:table-cell table:formula="of:=INT([.K19]/8)" office:value-type="float" office:value="57" calcext:value-type="float">
            <text:p>57</text:p>
          </table:table-cell>
          <table:table-cell table:formula="of:=[.K19]-[.L19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19])&lt;2;&quot;{0xA7,0,&quot;&amp;[.D19]&amp;&quot;,0x&quot;&amp;DEC2HEX(4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16]" office:value-type="string" office:string-value="0x15" calcext:value-type="string">
            <text:p>0x15</text:p>
          </table:table-cell>
          <table:table-cell/>
          <table:table-cell table:formula="of:=IF(LEN([.C20])&lt;2;[.F19]+1;[.F19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20]/8)" office:value-type="float" office:value="56" calcext:value-type="float">
            <text:p>56</text:p>
          </table:table-cell>
          <table:table-cell table:formula="of:=[.H20]-[.I20]*8" office:value-type="float" office:value="0" calcext:value-type="float">
            <text:p>0</text:p>
          </table:table-cell>
          <table:table-cell table:formula="of:=[.H20]+11" office:value-type="float" office:value="459" calcext:value-type="float">
            <text:p>459</text:p>
          </table:table-cell>
          <table:table-cell table:formula="of:=INT([.K20]/8)" office:value-type="float" office:value="57" calcext:value-type="float">
            <text:p>57</text:p>
          </table:table-cell>
          <table:table-cell table:formula="of:=[.K20]-[.L2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4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20]" office:value-type="string" office:string-value="0x15" calcext:value-type="string">
            <text:p>0x15</text:p>
          </table:table-cell>
          <table:table-cell/>
          <table:table-cell table:formula="of:=IF(LEN([.C21])&lt;2;[.F20]+1;[.F20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21]/8)" office:value-type="float" office:value="56" calcext:value-type="float">
            <text:p>56</text:p>
          </table:table-cell>
          <table:table-cell table:formula="of:=[.H21]-[.I21]*8" office:value-type="float" office:value="0" calcext:value-type="float">
            <text:p>0</text:p>
          </table:table-cell>
          <table:table-cell table:formula="of:=[.H21]+11" office:value-type="float" office:value="459" calcext:value-type="float">
            <text:p>459</text:p>
          </table:table-cell>
          <table:table-cell table:formula="of:=INT([.K21]/8)" office:value-type="float" office:value="57" calcext:value-type="float">
            <text:p>57</text:p>
          </table:table-cell>
          <table:table-cell table:formula="of:=[.K21]-[.L2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4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Gt/Ped</text:p>
          </table:table-cell>
          <table:table-cell office:value-type="string" calcext:value-type="string">
            <text:p>na</text:p>
          </table:table-cell>
          <table:table-cell table:formula="of:=[.D21]" office:value-type="string" office:string-value="0x15" calcext:value-type="string">
            <text:p>0x15</text:p>
          </table:table-cell>
          <table:table-cell/>
          <table:table-cell table:formula="of:=IF(LEN([.C22])&lt;2;[.F21]+1;[.F21])" office:value-type="float" office:value="10" calcext:value-type="float">
            <text:p>10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22]/8)" office:value-type="float" office:value="48" calcext:value-type="float">
            <text:p>48</text:p>
          </table:table-cell>
          <table:table-cell table:formula="of:=[.H22]-[.I22]*8" office:value-type="float" office:value="0" calcext:value-type="float">
            <text:p>0</text:p>
          </table:table-cell>
          <table:table-cell table:formula="of:=[.H22]+11" office:value-type="float" office:value="395" calcext:value-type="float">
            <text:p>395</text:p>
          </table:table-cell>
          <table:table-cell table:formula="of:=INT([.K22]/8)" office:value-type="float" office:value="49" calcext:value-type="float">
            <text:p>49</text:p>
          </table:table-cell>
          <table:table-cell table:formula="of:=[.K22]-[.L2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2])&lt;2;&quot;{0xA7,0,&quot;&amp;[.D22]&amp;&quot;,0x&quot;&amp;DEC2HEX(4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23 Nasat Sw/Ped</text:p>
          </table:table-cell>
          <table:table-cell/>
          <table:table-cell table:formula="of:=[.D22]" office:value-type="string" office:string-value="0x15" calcext:value-type="string">
            <text:p>0x15</text:p>
          </table:table-cell>
          <table:table-cell/>
          <table:table-cell table:formula="of:=IF(LEN([.C23])&lt;2;[.F22]+1;[.F22])" office:value-type="float" office:value="11" calcext:value-type="float">
            <text:p>11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3]/8)" office:value-type="float" office:value="24" calcext:value-type="float">
            <text:p>24</text:p>
          </table:table-cell>
          <table:table-cell table:formula="of:=[.H23]-[.I23]*8" office:value-type="float" office:value="0" calcext:value-type="float">
            <text:p>0</text:p>
          </table:table-cell>
          <table:table-cell table:formula="of:=[.H23]+23" office:value-type="float" office:value="215" calcext:value-type="float">
            <text:p>215</text:p>
          </table:table-cell>
          <table:table-cell table:formula="of:=INT([.K23]/8)" office:value-type="float" office:value="26" calcext:value-type="float">
            <text:p>26</text:p>
          </table:table-cell>
          <table:table-cell table:formula="of:=[.K23]-[.L2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3])&lt;2;&quot;{0xA7,0,&quot;&amp;[.D23]&amp;&quot;,0x&quot;&amp;DEC2HEX(4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 office:value-type="string" office:string-value="{0xA7,0,0x15,0x2C,     0x80,0xC0,0xD7,0x0,0x16,0xC,0x0}," calcext:value-type="string">
            <text:p>{0xA7,0,0x15,0x2C, <text:s text:c="4"/>0x80,0xC0,0xD7,0x0,0x16,0x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23 Nasat Sw/Ped4</text:p>
          </table:table-cell>
          <table:table-cell/>
          <table:table-cell table:formula="of:=[.D23]" office:value-type="string" office:string-value="0x15" calcext:value-type="string">
            <text:p>0x15</text:p>
          </table:table-cell>
          <table:table-cell/>
          <table:table-cell table:formula="of:=IF(LEN([.C24])&lt;2;[.F23]+1;[.F23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4]/8)" office:value-type="float" office:value="24" calcext:value-type="float">
            <text:p>24</text:p>
          </table:table-cell>
          <table:table-cell table:formula="of:=[.H24]-[.I24]*8" office:value-type="float" office:value="0" calcext:value-type="float">
            <text:p>0</text:p>
          </table:table-cell>
          <table:table-cell table:formula="of:=[.H24]+11" office:value-type="float" office:value="203" calcext:value-type="float">
            <text:p>203</text:p>
          </table:table-cell>
          <table:table-cell table:formula="of:=INT([.K24]/8)" office:value-type="float" office:value="25" calcext:value-type="float">
            <text:p>25</text:p>
          </table:table-cell>
          <table:table-cell table:formula="of:=[.K24]-[.L24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4])&lt;2;&quot;{0xA7,0,&quot;&amp;[.D24]&amp;&quot;,0x&quot;&amp;DEC2HEX(4*[.F24])&amp;&quot;,     &quot;&amp;[.G24]&amp;&quot;,0x&quot;&amp;DEC2HEX([.I24]*8+[.J24])&amp;&quot;,0x&quot;&amp;DEC2HEX([.L24]*8+[.M24])&amp;&quot;,0x&quot;&amp;RIGHT(DEC2HEX([.N24]);2)&amp;&quot;,0x&quot;&amp;DEC2HEX([.P24]*8+[.Q24])&amp;&quot;,0x&quot;&amp;DEC2HEX([.S24]*8+[.T24])&amp;&quot;,0x&quot;&amp;DEC2HEX([.V24]*8+[.W24])&amp;&quot;},&quot;;&quot;&quot;)" office:value-type="string" office:string-value="{0xA7,0,0x15,0x30,     0x80,0xC0,0xCB,0xC,0x16,0xD,0x0}," calcext:value-type="string">
            <text:p>{0xA7,0,0x15,0x30, <text:s text:c="4"/>0x80,0xC0,0xCB,0xC,0x16,0x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 office:value-type="string" calcext:value-type="string">
            <text:p>na</text:p>
          </table:table-cell>
          <table:table-cell table:formula="of:=[.D24]" office:value-type="string" office:string-value="0x15" calcext:value-type="string">
            <text:p>0x15</text:p>
          </table:table-cell>
          <table:table-cell/>
          <table:table-cell table:formula="of:=IF(LEN([.C25])&lt;2;[.F24]+1;[.F24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5]/8)" office:value-type="float" office:value="24" calcext:value-type="float">
            <text:p>24</text:p>
          </table:table-cell>
          <table:table-cell table:formula="of:=[.H25]-[.I25]*8" office:value-type="float" office:value="0" calcext:value-type="float">
            <text:p>0</text:p>
          </table:table-cell>
          <table:table-cell table:formula="of:=[.H25]+23" office:value-type="float" office:value="215" calcext:value-type="float">
            <text:p>215</text:p>
          </table:table-cell>
          <table:table-cell table:formula="of:=INT([.K25]/8)" office:value-type="float" office:value="26" calcext:value-type="float">
            <text:p>26</text:p>
          </table:table-cell>
          <table:table-cell table:formula="of:=[.K25]-[.L2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5])&lt;2;&quot;{0xA7,0,&quot;&amp;[.D25]&amp;&quot;,0x&quot;&amp;DEC2HEX(4*[.F25])&amp;&quot;,     &quot;&amp;[.G25]&amp;&quot;,0x&quot;&amp;DEC2HEX([.I25]*8+[.J25])&amp;&quot;,0x&quot;&amp;DEC2HEX([.L25]*8+[.M25])&amp;&quot;,0x&quot;&amp;RIGHT(DEC2HEX([.N25]);2)&amp;&quot;,0x&quot;&amp;DEC2HEX([.P25]*8+[.Q25])&amp;&quot;,0x&quot;&amp;DEC2HEX([.S25]*8+[.T25])&amp;&quot;,0x&quot;&amp;DEC2HEX([.V25]*8+[.W25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 office:value-type="string" calcext:value-type="string">
            <text:p>na</text:p>
          </table:table-cell>
          <table:table-cell table:formula="of:=[.D25]" office:value-type="string" office:string-value="0x15" calcext:value-type="string">
            <text:p>0x15</text:p>
          </table:table-cell>
          <table:table-cell/>
          <table:table-cell table:formula="of:=IF(LEN([.C26])&lt;2;[.F25]+1;[.F25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6]/8)" office:value-type="float" office:value="24" calcext:value-type="float">
            <text:p>24</text:p>
          </table:table-cell>
          <table:table-cell table:formula="of:=[.H26]-[.I26]*8" office:value-type="float" office:value="0" calcext:value-type="float">
            <text:p>0</text:p>
          </table:table-cell>
          <table:table-cell table:formula="of:=[.H26]+11" office:value-type="float" office:value="203" calcext:value-type="float">
            <text:p>203</text:p>
          </table:table-cell>
          <table:table-cell table:formula="of:=INT([.K26]/8)" office:value-type="float" office:value="25" calcext:value-type="float">
            <text:p>25</text:p>
          </table:table-cell>
          <table:table-cell table:formula="of:=[.K26]-[.L2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6])&lt;2;&quot;{0xA7,0,&quot;&amp;[.D26]&amp;&quot;,0x&quot;&amp;DEC2HEX(4*[.F26])&amp;&quot;,     &quot;&amp;[.G26]&amp;&quot;,0x&quot;&amp;DEC2HEX([.I26]*8+[.J26])&amp;&quot;,0x&quot;&amp;DEC2HEX([.L26]*8+[.M26])&amp;&quot;,0x&quot;&amp;RIGHT(DEC2HEX([.N26]);2)&amp;&quot;,0x&quot;&amp;DEC2HEX([.P26]*8+[.Q26])&amp;&quot;,0x&quot;&amp;DEC2HEX([.S26]*8+[.T26])&amp;&quot;,0x&quot;&amp;DEC2HEX([.V26]*8+[.W26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13 Larigot Sw/Ped</text:p>
          </table:table-cell>
          <table:table-cell/>
          <table:table-cell table:formula="of:=[.D26]" office:value-type="string" office:string-value="0x15" calcext:value-type="string">
            <text:p>0x15</text:p>
          </table:table-cell>
          <table:table-cell/>
          <table:table-cell table:formula="of:=IF(LEN([.C27])&lt;2;[.F26]+1;[.F26])" office:value-type="float" office:value="13" calcext:value-type="float">
            <text:p>13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7]/8)" office:value-type="float" office:value="24" calcext:value-type="float">
            <text:p>24</text:p>
          </table:table-cell>
          <table:table-cell table:formula="of:=[.H27]-[.I27]*8" office:value-type="float" office:value="0" calcext:value-type="float">
            <text:p>0</text:p>
          </table:table-cell>
          <table:table-cell table:formula="of:=[.H27]+11" office:value-type="float" office:value="203" calcext:value-type="float">
            <text:p>203</text:p>
          </table:table-cell>
          <table:table-cell table:formula="of:=INT([.K27]/8)" office:value-type="float" office:value="25" calcext:value-type="float">
            <text:p>25</text:p>
          </table:table-cell>
          <table:table-cell table:formula="of:=[.K27]-[.L2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7])&lt;2;&quot;{0xA7,0,&quot;&amp;[.D27]&amp;&quot;,0x&quot;&amp;DEC2HEX(4*[.F27])&amp;&quot;,     &quot;&amp;[.G27]&amp;&quot;,0x&quot;&amp;DEC2HEX([.I27]*8+[.J27])&amp;&quot;,0x&quot;&amp;DEC2HEX([.L27]*8+[.M27])&amp;&quot;,0x&quot;&amp;RIGHT(DEC2HEX([.N27]);2)&amp;&quot;,0x&quot;&amp;DEC2HEX([.P27]*8+[.Q27])&amp;&quot;,0x&quot;&amp;DEC2HEX([.S27]*8+[.T27])&amp;&quot;,0x&quot;&amp;DEC2HEX([.V27]*8+[.W27])&amp;&quot;},&quot;;&quot;&quot;)" office:value-type="string" office:string-value="{0xA7,0,0x15,0x34,     0x80,0xC0,0xCB,0xC,0x19,0xC,0x0}," calcext:value-type="string">
            <text:p>{0xA7,0,0x15,0x34, <text:s text:c="4"/>0x80,0xC0,0xCB,0xC,0x19,0x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13 Larigot Sw/Ped4</text:p>
          </table:table-cell>
          <table:table-cell office:value-type="string" calcext:value-type="string">
            <text:p>na</text:p>
          </table:table-cell>
          <table:table-cell table:formula="of:=[.D27]" office:value-type="string" office:string-value="0x15" calcext:value-type="string">
            <text:p>0x15</text:p>
          </table:table-cell>
          <table:table-cell/>
          <table:table-cell table:formula="of:=IF(LEN([.C28])&lt;2;[.F27]+1;[.F27])" office:value-type="float" office:value="13" calcext:value-type="float">
            <text:p>13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8]/8)" office:value-type="float" office:value="24" calcext:value-type="float">
            <text:p>24</text:p>
          </table:table-cell>
          <table:table-cell table:formula="of:=[.H28]-[.I28]*8" office:value-type="float" office:value="0" calcext:value-type="float">
            <text:p>0</text:p>
          </table:table-cell>
          <table:table-cell table:formula="of:=[.H28]+11" office:value-type="float" office:value="203" calcext:value-type="float">
            <text:p>203</text:p>
          </table:table-cell>
          <table:table-cell table:formula="of:=INT([.K28]/8)" office:value-type="float" office:value="25" calcext:value-type="float">
            <text:p>25</text:p>
          </table:table-cell>
          <table:table-cell table:formula="of:=[.K28]-[.L2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8])&lt;2;&quot;{0xA7,0,&quot;&amp;[.D28]&amp;&quot;,0x&quot;&amp;DEC2HEX(4*[.F28])&amp;&quot;,     &quot;&amp;[.G28]&amp;&quot;,0x&quot;&amp;DEC2HEX([.I28]*8+[.J28])&amp;&quot;,0x&quot;&amp;DEC2HEX([.L28]*8+[.M28])&amp;&quot;,0x&quot;&amp;RIGHT(DEC2HEX([.N28]);2)&amp;&quot;,0x&quot;&amp;DEC2HEX([.P28]*8+[.Q28])&amp;&quot;,0x&quot;&amp;DEC2HEX([.S28]*8+[.T28])&amp;&quot;,0x&quot;&amp;DEC2HEX([.V28]*8+[.W28])&amp;&quot;},&quot;;&quot;&quot;)">
            <text:p/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Octaves 3-4 – 223 middle C, 113 Tenor c)</text:p>
          </table:table-cell>
          <table:table-cell table:style-name="ce24" office:value-type="string" calcext:value-type="string">
            <text:p>25-48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6</text:p>
          </table:table-cell>
          <table:table-cell table:formula="of:=[.F57]" office:value-type="float" office:value="16" calcext:value-type="float">
            <text:p>16</text:p>
          </table:table-cell>
          <table:table-cell table:number-columns-repeated="18"/>
          <table:table-cell table:formula="of:=&quot;{0xA8,0x0,0x0,0x0,       &quot;&amp;[.C32]&amp;&quot;,&quot;&amp;[.D32]&amp;&quot;,0x&quot;&amp;DEC2HEX([.E32])&amp;&quot;,0xFF,0xFF,0xFF,0x5A,0x96},&quot;" office:value-type="string" office:string-value="{0xA8,0x0,0x0,0x0,       0,0x16,0x10,0xFF,0xFF,0xFF,0x5A,0x96}," calcext:value-type="string">
            <text:p>{0xA8,0x0,0x0,0x0, <text:s text:c="6"/>0,0x16,0x10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Sub</text:p>
          </table:table-cell>
          <table:table-cell/>
          <table:table-cell table:formula="of:=[.D32]" office:value-type="string" office:string-value="0x16" calcext:value-type="string">
            <text:p>0x16</text:p>
          </table:table-cell>
          <table:table-cell/>
          <table:table-cell table:formula="of:=IF(LEN([.C34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34]/8)" office:value-type="float" office:value="52" calcext:value-type="float">
            <text:p>52</text:p>
          </table:table-cell>
          <table:table-cell table:formula="of:=[.H34]-[.I34]*8" office:value-type="float" office:value="4" calcext:value-type="float">
            <text:p>4</text:p>
          </table:table-cell>
          <table:table-cell table:formula="of:=[.H34]+23" office:value-type="float" office:value="443" calcext:value-type="float">
            <text:p>443</text:p>
          </table:table-cell>
          <table:table-cell table:formula="of:=INT([.K34]/8)" office:value-type="float" office:value="55" calcext:value-type="float">
            <text:p>55</text:p>
          </table:table-cell>
          <table:table-cell table:formula="of:=[.K34]-[.L3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4])&lt;2;&quot;{0xA7,0,&quot;&amp;[.D34]&amp;&quot;,0x&quot;&amp;DEC2HEX(4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 office:value-type="string" office:string-value="{0xA7,0,0x16,0x4,     0x83,0x1A4,0x1BB,0x0,0x16,0x1D,0x0}," calcext:value-type="string">
            <text:p>{0xA7,0,0x16,0x4, <text:s text:c="4"/>0x83,0x1A4,0x1BB,0x0,0x16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<text:s/></text:p>
          </table:table-cell>
          <table:table-cell/>
          <table:table-cell table:formula="of:=[.D34]" office:value-type="string" office:string-value="0x16" calcext:value-type="string">
            <text:p>0x16</text:p>
          </table:table-cell>
          <table:table-cell/>
          <table:table-cell table:formula="of:=IF(LEN([.C35])&lt;2;[.F34]+1;[.F3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table:formula="of:=INT([.H35]/8)" office:value-type="float" office:value="51" calcext:value-type="float">
            <text:p>51</text:p>
          </table:table-cell>
          <table:table-cell table:formula="of:=[.H35]-[.I35]*8" office:value-type="float" office:value="0" calcext:value-type="float">
            <text:p>0</text:p>
          </table:table-cell>
          <table:table-cell table:formula="of:=[.H35]+23" office:value-type="float" office:value="431" calcext:value-type="float">
            <text:p>431</text:p>
          </table:table-cell>
          <table:table-cell table:formula="of:=INT([.K35]/8)" office:value-type="float" office:value="53" calcext:value-type="float">
            <text:p>53</text:p>
          </table:table-cell>
          <table:table-cell table:formula="of:=[.K35]-[.L3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 office:value-type="string" office:string-value="{0xA7,0,0x16,0x8,     3,0x198,0x1AF,0x0,0x16,0x0,0x1E}," calcext:value-type="string">
            <text:p>{0xA7,0,0x16,0x8, <text:s text:c="4"/>3,0x198,0x1AF,0x0,0x16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Super</text:p>
          </table:table-cell>
          <table:table-cell/>
          <table:table-cell table:formula="of:=[.D35]" office:value-type="string" office:string-value="0x16" calcext:value-type="string">
            <text:p>0x16</text:p>
          </table:table-cell>
          <table:table-cell/>
          <table:table-cell table:formula="of:=IF(LEN([.C36])&lt;2;[.F35]+1;[.F35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36]/8)" office:value-type="float" office:value="49" calcext:value-type="float">
            <text:p>49</text:p>
          </table:table-cell>
          <table:table-cell table:formula="of:=[.H36]-[.I36]*8" office:value-type="float" office:value="4" calcext:value-type="float">
            <text:p>4</text:p>
          </table:table-cell>
          <table:table-cell table:formula="of:=[.H36]+23" office:value-type="float" office:value="419" calcext:value-type="float">
            <text:p>419</text:p>
          </table:table-cell>
          <table:table-cell table:formula="of:=INT([.K36]/8)" office:value-type="float" office:value="52" calcext:value-type="float">
            <text:p>52</text:p>
          </table:table-cell>
          <table:table-cell table:formula="of:=[.K36]-[.L3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 office:value-type="string" office:string-value="{0xA7,0,0x16,0xC,     0x83,0x18C,0x1A3,0x0,0x16,0x1F,0x0}," calcext:value-type="string">
            <text:p>{0xA7,0,0x16,0xC, <text:s text:c="4"/>0x83,0x18C,0x1A3,0x0,0x16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16</text:p>
          </table:table-cell>
          <table:table-cell/>
          <table:table-cell table:formula="of:=[.D35]" office:value-type="string" office:string-value="0x16" calcext:value-type="string">
            <text:p>0x16</text:p>
          </table:table-cell>
          <table:table-cell/>
          <table:table-cell table:formula="of:=IF(LEN([.C37])&lt;2;[.F36]+1;[.F36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37]/8)" office:value-type="float" office:value="60" calcext:value-type="float">
            <text:p>60</text:p>
          </table:table-cell>
          <table:table-cell table:formula="of:=[.H37]-[.I37]*8" office:value-type="float" office:value="4" calcext:value-type="float">
            <text:p>4</text:p>
          </table:table-cell>
          <table:table-cell table:formula="of:=[.H37]+23" office:value-type="float" office:value="507" calcext:value-type="float">
            <text:p>507</text:p>
          </table:table-cell>
          <table:table-cell table:formula="of:=INT([.K37]/8)" office:value-type="float" office:value="63" calcext:value-type="float">
            <text:p>63</text:p>
          </table:table-cell>
          <table:table-cell table:formula="of:=[.K37]-[.L3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 office:value-type="string" office:string-value="{0xA7,0,0x16,0x10,     0x83,0x1E4,0x1FB,0x0,0x16,0x2D,0x0}," calcext:value-type="string">
            <text:p>{0xA7,0,0x16,0x10, <text:s text:c="4"/>0x83,0x1E4,0x1FB,0x0,0x16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</text:p>
          </table:table-cell>
          <table:table-cell/>
          <table:table-cell table:formula="of:=[.D36]" office:value-type="string" office:string-value="0x16" calcext:value-type="string">
            <text:p>0x16</text:p>
          </table:table-cell>
          <table:table-cell/>
          <table:table-cell table:formula="of:=IF(LEN([.C38])&lt;2;[.F37]+1;[.F37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38]/8)" office:value-type="float" office:value="59" calcext:value-type="float">
            <text:p>59</text:p>
          </table:table-cell>
          <table:table-cell table:formula="of:=[.H38]-[.I38]*8" office:value-type="float" office:value="0" calcext:value-type="float">
            <text:p>0</text:p>
          </table:table-cell>
          <table:table-cell table:formula="of:=[.H38]+23" office:value-type="float" office:value="495" calcext:value-type="float">
            <text:p>495</text:p>
          </table:table-cell>
          <table:table-cell table:formula="of:=INT([.K38]/8)" office:value-type="float" office:value="61" calcext:value-type="float">
            <text:p>61</text:p>
          </table:table-cell>
          <table:table-cell table:formula="of:=[.K38]-[.L3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 office:value-type="string" office:string-value="{0xA7,0,0x16,0x14,     0x83,0x1D8,0x1EF,0x0,0x16,0x2E,0x0}," calcext:value-type="string">
            <text:p>{0xA7,0,0x16,0x14, <text:s text:c="4"/>0x83,0x1D8,0x1EF,0x0,0x16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4</text:p>
          </table:table-cell>
          <table:table-cell/>
          <table:table-cell table:formula="of:=[.D38]" office:value-type="string" office:string-value="0x16" calcext:value-type="string">
            <text:p>0x16</text:p>
          </table:table-cell>
          <table:table-cell/>
          <table:table-cell table:formula="of:=IF(LEN([.C39])&lt;2;[.F38]+1;[.F38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39]/8)" office:value-type="float" office:value="57" calcext:value-type="float">
            <text:p>57</text:p>
          </table:table-cell>
          <table:table-cell table:formula="of:=[.H39]-[.I39]*8" office:value-type="float" office:value="4" calcext:value-type="float">
            <text:p>4</text:p>
          </table:table-cell>
          <table:table-cell table:formula="of:=[.H39]+23" office:value-type="float" office:value="483" calcext:value-type="float">
            <text:p>483</text:p>
          </table:table-cell>
          <table:table-cell table:formula="of:=INT([.K39]/8)" office:value-type="float" office:value="60" calcext:value-type="float">
            <text:p>60</text:p>
          </table:table-cell>
          <table:table-cell table:formula="of:=[.K39]-[.L3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39])&lt;2;&quot;{0xA7,0,&quot;&amp;[.D39]&amp;&quot;,0x&quot;&amp;DEC2HEX(4*[.F39])&amp;&quot;,     &quot;&amp;[.G39]&amp;&quot;,0x&quot;&amp;DEC2HEX([.I39]*8+[.J39])&amp;&quot;,0x&quot;&amp;DEC2HEX([.L39]*8+[.M39])&amp;&quot;,0x&quot;&amp;RIGHT(DEC2HEX([.N39]);2)&amp;&quot;,0x&quot;&amp;DEC2HEX([.P39]*8+[.Q39])&amp;&quot;,0x&quot;&amp;DEC2HEX([.S39]*8+[.T39])&amp;&quot;,0x&quot;&amp;DEC2HEX([.V39]*8+[.W39])&amp;&quot;},&quot;;&quot;&quot;)" office:value-type="string" office:string-value="{0xA7,0,0x16,0x18,     0x83,0x1CC,0x1E3,0x0,0x16,0x2F,0x0}," calcext:value-type="string">
            <text:p>{0xA7,0,0x16,0x18, <text:s text:c="4"/>0x83,0x1CC,0x1E3,0x0,0x16,0x2F,0x0},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 office:value-type="string" calcext:value-type="string">
            <text:p>na</text:p>
          </table:table-cell>
          <table:table-cell table:formula="of:=[.D36]" office:value-type="string" office:string-value="0x16" calcext:value-type="string">
            <text:p>0x16</text:p>
          </table:table-cell>
          <table:table-cell/>
          <table:table-cell table:formula="of:=IF(LEN([.C40])&lt;2;[.F39]+1;[.F3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40]/8)" office:value-type="float" office:value="49" calcext:value-type="float">
            <text:p>49</text:p>
          </table:table-cell>
          <table:table-cell table:formula="of:=[.H40]-[.I40]*8" office:value-type="float" office:value="4" calcext:value-type="float">
            <text:p>4</text:p>
          </table:table-cell>
          <table:table-cell table:formula="of:=[.H40]+23" office:value-type="float" office:value="419" calcext:value-type="float">
            <text:p>419</text:p>
          </table:table-cell>
          <table:table-cell table:formula="of:=INT([.K40]/8)" office:value-type="float" office:value="52" calcext:value-type="float">
            <text:p>52</text:p>
          </table:table-cell>
          <table:table-cell table:formula="of:=[.K40]-[.L40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0])&lt;2;&quot;{0xA7,0,&quot;&amp;[.D40]&amp;&quot;,0x&quot;&amp;DEC2HEX(4*[.F40])&amp;&quot;,     &quot;&amp;[.G40]&amp;&quot;,0x&quot;&amp;DEC2HEX([.I40]*8+[.J40])&amp;&quot;,0x&quot;&amp;DEC2HEX([.L40]*8+[.M40])&amp;&quot;,0x&quot;&amp;RIGHT(DEC2HEX([.N40]);2)&amp;&quot;,0x&quot;&amp;DEC2HEX([.P40]*8+[.Q40])&amp;&quot;,0x&quot;&amp;DEC2HEX([.S40]*8+[.T40])&amp;&quot;,0x&quot;&amp;DEC2HEX([.V40]*8+[.W40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40]" office:value-type="string" office:string-value="0x16" calcext:value-type="string">
            <text:p>0x16</text:p>
          </table:table-cell>
          <table:table-cell/>
          <table:table-cell table:formula="of:=IF(LEN([.C41])&lt;2;[.F40]+1;[.F40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41]/8)" office:value-type="float" office:value="48" calcext:value-type="float">
            <text:p>48</text:p>
          </table:table-cell>
          <table:table-cell table:formula="of:=[.H41]-[.I41]*8" office:value-type="float" office:value="0" calcext:value-type="float">
            <text:p>0</text:p>
          </table:table-cell>
          <table:table-cell table:formula="of:=[.H41]+23" office:value-type="float" office:value="407" calcext:value-type="float">
            <text:p>407</text:p>
          </table:table-cell>
          <table:table-cell table:formula="of:=INT([.K41]/8)" office:value-type="float" office:value="50" calcext:value-type="float">
            <text:p>50</text:p>
          </table:table-cell>
          <table:table-cell table:formula="of:=[.K41]-[.L4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41])&lt;2;&quot;{0xA7,0,&quot;&amp;[.D41]&amp;&quot;,0x&quot;&amp;DEC2HEX(4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41]" office:value-type="string" office:string-value="0x16" calcext:value-type="string">
            <text:p>0x16</text:p>
          </table:table-cell>
          <table:table-cell/>
          <table:table-cell table:formula="of:=IF(LEN([.C42])&lt;2;[.F41]+1;[.F41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42]/8)" office:value-type="float" office:value="48" calcext:value-type="float">
            <text:p>48</text:p>
          </table:table-cell>
          <table:table-cell table:formula="of:=[.H42]-[.I42]*8" office:value-type="float" office:value="0" calcext:value-type="float">
            <text:p>0</text:p>
          </table:table-cell>
          <table:table-cell table:formula="of:=[.H42]+11" office:value-type="float" office:value="395" calcext:value-type="float">
            <text:p>395</text:p>
          </table:table-cell>
          <table:table-cell table:formula="of:=INT([.K42]/8)" office:value-type="float" office:value="49" calcext:value-type="float">
            <text:p>49</text:p>
          </table:table-cell>
          <table:table-cell table:formula="of:=[.K42]-[.L4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2])&lt;2;&quot;{0xA7,0,&quot;&amp;[.D42]&amp;&quot;,0x&quot;&amp;DEC2HEX(4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113 Larigot Sub</text:p>
          </table:table-cell>
          <table:table-cell/>
          <table:table-cell table:formula="of:=[.D42]" office:value-type="string" office:string-value="0x16" calcext:value-type="string">
            <text:p>0x16</text:p>
          </table:table-cell>
          <table:table-cell/>
          <table:table-cell table:formula="of:=IF(LEN([.C43])&lt;2;[.F42]+1;[.F42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43]/8)" office:value-type="float" office:value="51" calcext:value-type="float">
            <text:p>51</text:p>
          </table:table-cell>
          <table:table-cell table:formula="of:=[.H43]-[.I43]*8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table:formula="of:=INT([.K43]/8)" office:value-type="float" office:value="53" calcext:value-type="float">
            <text:p>53</text:p>
          </table:table-cell>
          <table:table-cell table:formula="of:=[.K43]-[.L43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3])&lt;2;&quot;{0xA7,0,&quot;&amp;[.D43]&amp;&quot;,0x&quot;&amp;DEC2HEX(4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;&quot;&quot;)" office:value-type="string" office:string-value="{0xA7,0,0x16,0x1C,     0x83,0x198,0x1AF,0x0,0x19,0x1D,0x0}," calcext:value-type="string">
            <text:p>{0xA7,0,0x16,0x1C, <text:s text:c="4"/>0x83,0x198,0x1AF,0x0,0x19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13 Larigot</text:p>
          </table:table-cell>
          <table:table-cell/>
          <table:table-cell table:formula="of:=[.D43]" office:value-type="string" office:string-value="0x16" calcext:value-type="string">
            <text:p>0x16</text:p>
          </table:table-cell>
          <table:table-cell/>
          <table:table-cell table:formula="of:=IF(LEN([.C44])&lt;2;[.F43]+1;[.F43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table:formula="of:=INT([.H44]/8)" office:value-type="float" office:value="49" calcext:value-type="float">
            <text:p>49</text:p>
          </table:table-cell>
          <table:table-cell table:formula="of:=[.H44]-[.I44]*8" office:value-type="float" office:value="4" calcext:value-type="float">
            <text:p>4</text:p>
          </table:table-cell>
          <table:table-cell table:formula="of:=[.H44]+23" office:value-type="float" office:value="419" calcext:value-type="float">
            <text:p>419</text:p>
          </table:table-cell>
          <table:table-cell table:formula="of:=INT([.K44]/8)" office:value-type="float" office:value="52" calcext:value-type="float">
            <text:p>52</text:p>
          </table:table-cell>
          <table:table-cell table:formula="of:=[.K44]-[.L4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44])&lt;2;&quot;{0xA7,0,&quot;&amp;[.D44]&amp;&quot;,0x&quot;&amp;DEC2HEX(4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;&quot;&quot;)" office:value-type="string" office:string-value="{0xA7,0,0x16,0x20,     3,0x18C,0x1A3,0x0,0x19,0x0,0x1E}," calcext:value-type="string">
            <text:p>{0xA7,0,0x16,0x20, <text:s text:c="4"/>3,0x18C,0x1A3,0x0,0x19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table:style-name="ce19" office:value-type="string" calcext:value-type="string">
            <text:p>SW</text:p>
          </table:table-cell>
          <table:table-cell table:style-name="ce19" office:value-type="string" calcext:value-type="string">
            <text:p>113 Larigot Super</text:p>
          </table:table-cell>
          <table:table-cell table:style-name="ce19"/>
          <table:table-cell table:style-name="ce19" table:formula="of:=[.D44]" office:value-type="string" office:string-value="0x16" calcext:value-type="string">
            <text:p>0x16</text:p>
          </table:table-cell>
          <table:table-cell table:style-name="ce19"/>
          <table:table-cell table:formula="of:=IF(LEN([.C45])&lt;2;[.F44]+1;[.F44])" office:value-type="float" office:value="9" calcext:value-type="float">
            <text:p>9</text:p>
          </table:table-cell>
          <table:table-cell table:style-name="ce19" office:value-type="string" calcext:value-type="string">
            <text:p>0x83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table:formula="of:=INT([.H45]/8)" office:value-type="float" office:value="48" calcext:value-type="float">
            <text:p>48</text:p>
          </table:table-cell>
          <table:table-cell table:style-name="ce19" table:formula="of:=[.H45]-[.I45]*8" office:value-type="float" office:value="0" calcext:value-type="float">
            <text:p>0</text:p>
          </table:table-cell>
          <table:table-cell table:formula="of:=[.H45]+23" office:value-type="float" office:value="407" calcext:value-type="float">
            <text:p>407</text:p>
          </table:table-cell>
          <table:table-cell table:style-name="ce19" table:formula="of:=INT([.K45]/8)" office:value-type="float" office:value="50" calcext:value-type="float">
            <text:p>50</text:p>
          </table:table-cell>
          <table:table-cell table:style-name="ce19" table:formula="of:=[.K45]-[.L45]*8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45])&lt;2;&quot;{0xA7,0,&quot;&amp;[.D45]&amp;&quot;,0x&quot;&amp;DEC2HEX(4*[.F45])&amp;&quot;,     &quot;&amp;[.G45]&amp;&quot;,0x&quot;&amp;DEC2HEX([.I45]*8+[.J45])&amp;&quot;,0x&quot;&amp;DEC2HEX([.L45]*8+[.M45])&amp;&quot;,0x&quot;&amp;RIGHT(DEC2HEX([.N45]);2)&amp;&quot;,0x&quot;&amp;DEC2HEX([.P45]*8+[.Q45])&amp;&quot;,0x&quot;&amp;DEC2HEX([.S45]*8+[.T45])&amp;&quot;,0x&quot;&amp;DEC2HEX([.V45]*8+[.W45])&amp;&quot;},&quot;;&quot;&quot;)" office:value-type="string" office:string-value="{0xA7,0,0x16,0x24,     0x83,0x180,0x197,0x0,0x19,0x1F,0x0}," calcext:value-type="string">
            <text:p>{0xA7,0,0x16,0x24, <text:s text:c="4"/>0x83,0x180,0x197,0x0,0x19,0x1F,0x0},</text:p>
          </table:table-cell>
          <table:table-cell table:style-name="ce19" table:number-columns-repeated="2"/>
          <table:table-cell table:style-name="ce19" office:value-type="string" calcext:value-type="string">
            <text:p><text:s text:c="8"/>// <text:s text:c="9"/>Bit 1 = bit 9 of End field</text:p>
          </table:table-cell>
          <table:table-cell table:style-name="ce19" table:number-columns-repeated="997"/>
        </table:table-row>
        <table:table-row table:style-name="ro3">
          <table:table-cell office:value-type="string" calcext:value-type="string">
            <text:p>GT</text:p>
          </table:table-cell>
          <table:table-cell office:value-type="string" calcext:value-type="string">
            <text:p>113 LarigotSW/Gt16</text:p>
          </table:table-cell>
          <table:table-cell/>
          <table:table-cell table:formula="of:=[.D45]" office:value-type="string" office:string-value="0x16" calcext:value-type="string">
            <text:p>0x16</text:p>
          </table:table-cell>
          <table:table-cell/>
          <table:table-cell table:formula="of:=IF(LEN([.C46])&lt;2;[.F45]+1;[.F45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46]/8)" office:value-type="float" office:value="59" calcext:value-type="float">
            <text:p>59</text:p>
          </table:table-cell>
          <table:table-cell table:formula="of:=[.H46]-[.I46]*8" office:value-type="float" office:value="0" calcext:value-type="float">
            <text:p>0</text:p>
          </table:table-cell>
          <table:table-cell table:formula="of:=[.H46]+23" office:value-type="float" office:value="495" calcext:value-type="float">
            <text:p>495</text:p>
          </table:table-cell>
          <table:table-cell table:formula="of:=INT([.K46]/8)" office:value-type="float" office:value="61" calcext:value-type="float">
            <text:p>61</text:p>
          </table:table-cell>
          <table:table-cell table:formula="of:=[.K46]-[.L46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6])&lt;2;&quot;{0xA7,0,&quot;&amp;[.D46]&amp;&quot;,0x&quot;&amp;DEC2HEX(4*[.F46])&amp;&quot;,     &quot;&amp;[.G46]&amp;&quot;,0x&quot;&amp;DEC2HEX([.I46]*8+[.J46])&amp;&quot;,0x&quot;&amp;DEC2HEX([.L46]*8+[.M46])&amp;&quot;,0x&quot;&amp;RIGHT(DEC2HEX([.N46]);2)&amp;&quot;,0x&quot;&amp;DEC2HEX([.P46]*8+[.Q46])&amp;&quot;,0x&quot;&amp;DEC2HEX([.S46]*8+[.T46])&amp;&quot;,0x&quot;&amp;DEC2HEX([.V46]*8+[.W46])&amp;&quot;},&quot;;&quot;&quot;)" office:value-type="string" office:string-value="{0xA7,0,0x16,0x28,     0x83,0x1D8,0x1EF,0x0,0x19,0x2D,0x0}," calcext:value-type="string">
            <text:p>{0xA7,0,0x16,0x28, <text:s text:c="4"/>0x83,0x1D8,0x1EF,0x0,0x19,0x2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Sw/Gt</text:p>
          </table:table-cell>
          <table:table-cell/>
          <table:table-cell table:formula="of:=[.D45]" office:value-type="string" office:string-value="0x16" calcext:value-type="string">
            <text:p>0x16</text:p>
          </table:table-cell>
          <table:table-cell/>
          <table:table-cell table:formula="of:=IF(LEN([.C47])&lt;2;[.F46]+1;[.F46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47]/8)" office:value-type="float" office:value="57" calcext:value-type="float">
            <text:p>57</text:p>
          </table:table-cell>
          <table:table-cell table:formula="of:=[.H47]-[.I47]*8" office:value-type="float" office:value="4" calcext:value-type="float">
            <text:p>4</text:p>
          </table:table-cell>
          <table:table-cell table:formula="of:=[.H47]+23" office:value-type="float" office:value="483" calcext:value-type="float">
            <text:p>483</text:p>
          </table:table-cell>
          <table:table-cell table:formula="of:=INT([.K47]/8)" office:value-type="float" office:value="60" calcext:value-type="float">
            <text:p>60</text:p>
          </table:table-cell>
          <table:table-cell table:formula="of:=[.K47]-[.L4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47])&lt;2;&quot;{0xA7,0,&quot;&amp;[.D47]&amp;&quot;,0x&quot;&amp;DEC2HEX(4*[.F47])&amp;&quot;,     &quot;&amp;[.G47]&amp;&quot;,0x&quot;&amp;DEC2HEX([.I47]*8+[.J47])&amp;&quot;,0x&quot;&amp;DEC2HEX([.L47]*8+[.M47])&amp;&quot;,0x&quot;&amp;RIGHT(DEC2HEX([.N47]);2)&amp;&quot;,0x&quot;&amp;DEC2HEX([.P47]*8+[.Q47])&amp;&quot;,0x&quot;&amp;DEC2HEX([.S47]*8+[.T47])&amp;&quot;,0x&quot;&amp;DEC2HEX([.V47]*8+[.W47])&amp;&quot;},&quot;;&quot;&quot;)" office:value-type="string" office:string-value="{0xA7,0,0x16,0x2C,     0x83,0x1CC,0x1E3,0x0,0x19,0x2E,0x0}," calcext:value-type="string">
            <text:p>{0xA7,0,0x16,0x2C, <text:s text:c="4"/>0x83,0x1CC,0x1E3,0x0,0x19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Sw/Gt4</text:p>
          </table:table-cell>
          <table:table-cell/>
          <table:table-cell table:formula="of:=[.D47]" office:value-type="string" office:string-value="0x16" calcext:value-type="string">
            <text:p>0x16</text:p>
          </table:table-cell>
          <table:table-cell/>
          <table:table-cell table:formula="of:=IF(LEN([.C48])&lt;2;[.F47]+1;[.F47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48]/8)" office:value-type="float" office:value="56" calcext:value-type="float">
            <text:p>56</text:p>
          </table:table-cell>
          <table:table-cell table:formula="of:=[.H48]-[.I48]*8" office:value-type="float" office:value="0" calcext:value-type="float">
            <text:p>0</text:p>
          </table:table-cell>
          <table:table-cell table:formula="of:=[.H48]+23" office:value-type="float" office:value="471" calcext:value-type="float">
            <text:p>471</text:p>
          </table:table-cell>
          <table:table-cell table:formula="of:=INT([.K48]/8)" office:value-type="float" office:value="58" calcext:value-type="float">
            <text:p>58</text:p>
          </table:table-cell>
          <table:table-cell table:formula="of:=[.K48]-[.L4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48])&lt;2;&quot;{0xA7,0,&quot;&amp;[.D48]&amp;&quot;,0x&quot;&amp;DEC2HEX(4*[.F48])&amp;&quot;,     &quot;&amp;[.G48]&amp;&quot;,0x&quot;&amp;DEC2HEX([.I48]*8+[.J48])&amp;&quot;,0x&quot;&amp;DEC2HEX([.L48]*8+[.M48])&amp;&quot;,0x&quot;&amp;RIGHT(DEC2HEX([.N48]);2)&amp;&quot;,0x&quot;&amp;DEC2HEX([.P48]*8+[.Q48])&amp;&quot;,0x&quot;&amp;DEC2HEX([.S48]*8+[.T48])&amp;&quot;,0x&quot;&amp;DEC2HEX([.V48]*8+[.W48])&amp;&quot;},&quot;;&quot;&quot;)" office:value-type="string" office:string-value="{0xA7,0,0x16,0x30,     0x83,0x1C0,0x1D7,0x0,0x19,0x2F,0x0}," calcext:value-type="string">
            <text:p>{0xA7,0,0x16,0x30, <text:s text:c="4"/>0x83,0x1C0,0x1D7,0x0,0x19,0x2F,0x0},</text:p>
          </table:table-cell>
          <table:table-cell table:number-columns-repeated="1000"/>
        </table:table-row>
        <table:table-row table:style-name="ro2">
          <table:table-cell table:style-name="ce19" office:value-type="string" calcext:value-type="string">
            <text:p>Gt </text:p>
          </table:table-cell>
          <table:table-cell table:style-name="ce19" office:value-type="string" calcext:value-type="string">
            <text:p>8 Vox <text:s/></text:p>
          </table:table-cell>
          <table:table-cell table:style-name="ce19" office:value-type="string" calcext:value-type="string">
            <text:p>na</text:p>
          </table:table-cell>
          <table:table-cell table:style-name="ce19" table:formula="of:=[.D45]" office:value-type="string" office:string-value="0x16" calcext:value-type="string">
            <text:p>0x16</text:p>
          </table:table-cell>
          <table:table-cell table:style-name="ce19"/>
          <table:table-cell table:formula="of:=IF(LEN([.C49])&lt;2;[.F48]+1;[.F48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table:formula="of:=INT([.H49]/8)" office:value-type="float" office:value="56" calcext:value-type="float">
            <text:p>56</text:p>
          </table:table-cell>
          <table:table-cell table:style-name="ce19" table:formula="of:=[.H49]-[.I49]*8" office:value-type="float" office:value="0" calcext:value-type="float">
            <text:p>0</text:p>
          </table:table-cell>
          <table:table-cell table:style-name="ce19" table:formula="of:=[.H49]+11" office:value-type="float" office:value="459" calcext:value-type="float">
            <text:p>459</text:p>
          </table:table-cell>
          <table:table-cell table:style-name="ce19" table:formula="of:=INT([.K49]/8)" office:value-type="float" office:value="57" calcext:value-type="float">
            <text:p>57</text:p>
          </table:table-cell>
          <table:table-cell table:style-name="ce19" table:formula="of:=[.K49]-[.L49]*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49])&lt;2;&quot;{0xA7,0,&quot;&amp;[.D49]&amp;&quot;,0x&quot;&amp;DEC2HEX(4*[.F49])&amp;&quot;,     &quot;&amp;[.G49]&amp;&quot;,0x&quot;&amp;DEC2HEX([.I49]*8+[.J49])&amp;&quot;,0x&quot;&amp;DEC2HEX([.L49]*8+[.M49])&amp;&quot;,0x&quot;&amp;RIGHT(DEC2HEX([.N49]);2)&amp;&quot;,0x&quot;&amp;DEC2HEX([.P49]*8+[.Q49])&amp;&quot;,0x&quot;&amp;DEC2HEX([.S49]*8+[.T49])&amp;&quot;,0x&quot;&amp;DEC2HEX([.V49]*8+[.W49])&amp;&quot;},&quot;;&quot;&quot;)">
            <text:p/>
          </table:table-cell>
          <table:table-cell table:style-name="ce19" table:number-columns-repeated="1000"/>
        </table:table-row>
        <table:table-row table:style-name="ro2">
          <table:table-cell table:style-name="ce19" office:value-type="string" calcext:value-type="string">
            <text:p>Gt</text:p>
          </table:table-cell>
          <table:table-cell table:style-name="ce19" office:value-type="string" calcext:value-type="string">
            <text:p>8 Vox Super</text:p>
          </table:table-cell>
          <table:table-cell table:style-name="ce19" office:value-type="string" calcext:value-type="string">
            <text:p>na</text:p>
          </table:table-cell>
          <table:table-cell table:style-name="ce19" table:formula="of:=[.D49]" office:value-type="string" office:string-value="0x16" calcext:value-type="string">
            <text:p>0x16</text:p>
          </table:table-cell>
          <table:table-cell table:style-name="ce19"/>
          <table:table-cell table:formula="of:=IF(LEN([.C50])&lt;2;[.F49]+1;[.F49])" office:value-type="float" office:value="12" calcext:value-type="float">
            <text:p>12</text:p>
          </table:table-cell>
          <table:table-cell table:style-name="ce19" office:value-type="string" calcext:value-type="string">
            <text:p>0x83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table:formula="of:=INT([.H50]/8)" office:value-type="float" office:value="56" calcext:value-type="float">
            <text:p>56</text:p>
          </table:table-cell>
          <table:table-cell table:style-name="ce19" table:formula="of:=[.H50]-[.I50]*8" office:value-type="float" office:value="0" calcext:value-type="float">
            <text:p>0</text:p>
          </table:table-cell>
          <table:table-cell table:style-name="ce19" table:formula="of:=[.H50]+11" office:value-type="float" office:value="459" calcext:value-type="float">
            <text:p>459</text:p>
          </table:table-cell>
          <table:table-cell table:style-name="ce19" table:formula="of:=INT([.K50]/8)" office:value-type="float" office:value="57" calcext:value-type="float">
            <text:p>57</text:p>
          </table:table-cell>
          <table:table-cell table:style-name="ce19" table:formula="of:=[.K50]-[.L50]*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50])&lt;2;&quot;{0xA7,0,&quot;&amp;[.D50]&amp;&quot;,0x&quot;&amp;DEC2HEX(4*[.F50])&amp;&quot;,     &quot;&amp;[.G50]&amp;&quot;,0x&quot;&amp;DEC2HEX([.I50]*8+[.J50])&amp;&quot;,0x&quot;&amp;DEC2HEX([.L50]*8+[.M50])&amp;&quot;,0x&quot;&amp;RIGHT(DEC2HEX([.N50]);2)&amp;&quot;,0x&quot;&amp;DEC2HEX([.P50]*8+[.Q50])&amp;&quot;,0x&quot;&amp;DEC2HEX([.S50]*8+[.T50])&amp;&quot;,0x&quot;&amp;DEC2HEX([.V50]*8+[.W50])&amp;&quot;},&quot;;&quot;&quot;)">
            <text:p/>
          </table:table-cell>
          <table:table-cell table:style-name="ce19" table:number-columns-repeated="1000"/>
        </table:table-row>
        <table:table-row table:style-name="ro2">
          <table:table-cell table:style-name="ce19" office:value-type="string" calcext:value-type="string">
            <text:p>Ped</text:p>
          </table:table-cell>
          <table:table-cell table:style-name="ce19" office:value-type="string" calcext:value-type="string">
            <text:p>8 Vox Gt/Ped</text:p>
          </table:table-cell>
          <table:table-cell table:style-name="ce19" office:value-type="string" calcext:value-type="string">
            <text:p>na</text:p>
          </table:table-cell>
          <table:table-cell table:style-name="ce19" table:formula="of:=[.D50]" office:value-type="string" office:string-value="0x16" calcext:value-type="string">
            <text:p>0x16</text:p>
          </table:table-cell>
          <table:table-cell table:style-name="ce19"/>
          <table:table-cell table:formula="of:=IF(LEN([.C51])&lt;2;[.F50]+1;[.F50])" office:value-type="float" office:value="12" calcext:value-type="float">
            <text:p>12</text:p>
          </table:table-cell>
          <table:table-cell table:style-name="ce19" office:value-type="string" calcext:value-type="string">
            <text:p>0x80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table:formula="of:=INT([.H51]/8)" office:value-type="float" office:value="48" calcext:value-type="float">
            <text:p>48</text:p>
          </table:table-cell>
          <table:table-cell table:style-name="ce19" table:formula="of:=[.H51]-[.I51]*8" office:value-type="float" office:value="0" calcext:value-type="float">
            <text:p>0</text:p>
          </table:table-cell>
          <table:table-cell table:style-name="ce19" table:formula="of:=[.H51]+11" office:value-type="float" office:value="395" calcext:value-type="float">
            <text:p>395</text:p>
          </table:table-cell>
          <table:table-cell table:style-name="ce19" table:formula="of:=INT([.K51]/8)" office:value-type="float" office:value="49" calcext:value-type="float">
            <text:p>49</text:p>
          </table:table-cell>
          <table:table-cell table:style-name="ce19" table:formula="of:=[.K51]-[.L51]*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51])&lt;2;&quot;{0xA7,0,&quot;&amp;[.D51]&amp;&quot;,0x&quot;&amp;DEC2HEX(4*[.F51])&amp;&quot;,     &quot;&amp;[.G51]&amp;&quot;,0x&quot;&amp;DEC2HEX([.I51]*8+[.J51])&amp;&quot;,0x&quot;&amp;DEC2HEX([.L51]*8+[.M51])&amp;&quot;,0x&quot;&amp;RIGHT(DEC2HEX([.N51]);2)&amp;&quot;,0x&quot;&amp;DEC2HEX([.P51]*8+[.Q51])&amp;&quot;,0x&quot;&amp;DEC2HEX([.S51]*8+[.T51])&amp;&quot;,0x&quot;&amp;DEC2HEX([.V51]*8+[.W51])&amp;&quot;},&quot;;&quot;&quot;)">
            <text:p/>
          </table:table-cell>
          <table:table-cell table:style-name="ce19" table:number-columns-repeated="1000"/>
        </table:table-row>
        <table:table-row table:style-name="ro2">
          <table:table-cell table:style-name="ce19" office:value-type="string" calcext:value-type="string">
            <text:p>Ped</text:p>
          </table:table-cell>
          <table:table-cell table:style-name="ce19" office:value-type="string" calcext:value-type="string">
            <text:p>223 Nasat Sw/Ped</text:p>
          </table:table-cell>
          <table:table-cell table:style-name="ce19"/>
          <table:table-cell table:style-name="ce19" table:formula="of:=[.D51]" office:value-type="string" office:string-value="0x16" calcext:value-type="string">
            <text:p>0x16</text:p>
          </table:table-cell>
          <table:table-cell table:style-name="ce19"/>
          <table:table-cell table:formula="of:=IF(LEN([.C52])&lt;2;[.F51]+1;[.F51])" office:value-type="float" office:value="13" calcext:value-type="float">
            <text:p>13</text:p>
          </table:table-cell>
          <table:table-cell table:style-name="ce19" office:value-type="string" calcext:value-type="string">
            <text:p>0x8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formula="of:=INT([.H52]/8)" office:value-type="float" office:value="27" calcext:value-type="float">
            <text:p>27</text:p>
          </table:table-cell>
          <table:table-cell table:style-name="ce19" table:formula="of:=[.H52]-[.I52]*8" office:value-type="float" office:value="0" calcext:value-type="float">
            <text:p>0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table:formula="of:=INT([.K52]/8)" office:value-type="float" office:value="27" calcext:value-type="float">
            <text:p>27</text:p>
          </table:table-cell>
          <table:table-cell table:style-name="ce19" table:formula="of:=[.K52]-[.L52]*8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52])&lt;2;&quot;{0xA7,0,&quot;&amp;[.D52]&amp;&quot;,0x&quot;&amp;DEC2HEX(4*[.F52])&amp;&quot;,     &quot;&amp;[.G52]&amp;&quot;,0x&quot;&amp;DEC2HEX([.I52]*8+[.J52])&amp;&quot;,0x&quot;&amp;DEC2HEX([.L52]*8+[.M52])&amp;&quot;,0x&quot;&amp;RIGHT(DEC2HEX([.N52]);2)&amp;&quot;,0x&quot;&amp;DEC2HEX([.P52]*8+[.Q52])&amp;&quot;,0x&quot;&amp;DEC2HEX([.S52]*8+[.T52])&amp;&quot;,0x&quot;&amp;DEC2HEX([.V52]*8+[.W52])&amp;&quot;},&quot;;&quot;&quot;)" office:value-type="string" office:string-value="{0xA7,0,0x16,0x34,     0x80,0xD8,0xDF,0x0,0x16,0xC,0x0}," calcext:value-type="string">
            <text:p>{0xA7,0,0x16,0x34, <text:s text:c="4"/>0x80,0xD8,0xDF,0x0,0x16,0xC,0x0},</text:p>
          </table:table-cell>
          <table:table-cell table:style-name="ce19" table:number-columns-repeated="1000"/>
        </table:table-row>
        <table:table-row table:style-name="ro2">
          <table:table-cell table:style-name="ce19" office:value-type="string" calcext:value-type="string">
            <text:p>Ped</text:p>
          </table:table-cell>
          <table:table-cell table:style-name="ce19" office:value-type="string" calcext:value-type="string">
            <text:p>223 Nasat Sw/Ped4</text:p>
          </table:table-cell>
          <table:table-cell table:style-name="ce19"/>
          <table:table-cell table:style-name="ce19" table:formula="of:=[.D52]" office:value-type="string" office:string-value="0x16" calcext:value-type="string">
            <text:p>0x16</text:p>
          </table:table-cell>
          <table:table-cell table:style-name="ce19"/>
          <table:table-cell table:formula="of:=IF(LEN([.C53])&lt;2;[.F52]+1;[.F52])" office:value-type="float" office:value="14" calcext:value-type="float">
            <text:p>14</text:p>
          </table:table-cell>
          <table:table-cell table:style-name="ce19" office:value-type="string" calcext:value-type="string">
            <text:p>0x80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table:formula="of:=INT([.H53]/8)" office:value-type="float" office:value="25" calcext:value-type="float">
            <text:p>25</text:p>
          </table:table-cell>
          <table:table-cell table:style-name="ce19" table:formula="of:=[.H53]-[.I53]*8" office:value-type="float" office:value="4" calcext:value-type="float">
            <text:p>4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table:formula="of:=INT([.K53]/8)" office:value-type="float" office:value="27" calcext:value-type="float">
            <text:p>27</text:p>
          </table:table-cell>
          <table:table-cell table:style-name="ce19" table:formula="of:=[.K53]-[.L53]*8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53])&lt;2;&quot;{0xA7,0,&quot;&amp;[.D53]&amp;&quot;,0x&quot;&amp;DEC2HEX(4*[.F53])&amp;&quot;,     &quot;&amp;[.G53]&amp;&quot;,0x&quot;&amp;DEC2HEX([.I53]*8+[.J53])&amp;&quot;,0x&quot;&amp;DEC2HEX([.L53]*8+[.M53])&amp;&quot;,0x&quot;&amp;RIGHT(DEC2HEX([.N53]);2)&amp;&quot;,0x&quot;&amp;DEC2HEX([.P53]*8+[.Q53])&amp;&quot;,0x&quot;&amp;DEC2HEX([.S53]*8+[.T53])&amp;&quot;,0x&quot;&amp;DEC2HEX([.V53]*8+[.W53])&amp;&quot;},&quot;;&quot;&quot;)" office:value-type="string" office:string-value="{0xA7,0,0x16,0x38,     0x80,0xCC,0xDF,0x0,0x16,0xD,0x0}," calcext:value-type="string">
            <text:p>{0xA7,0,0x16,0x38, <text:s text:c="4"/>0x80,0xCC,0xDF,0x0,0x16,0xD,0x0},</text:p>
          </table:table-cell>
          <table:table-cell table:style-name="ce19"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 office:value-type="string" calcext:value-type="string">
            <text:p>na</text:p>
          </table:table-cell>
          <table:table-cell table:formula="of:=[.D53]" office:value-type="string" office:string-value="0x16" calcext:value-type="string">
            <text:p>0x16</text:p>
          </table:table-cell>
          <table:table-cell/>
          <table:table-cell table:formula="of:=IF(LEN([.C54])&lt;2;[.F53]+1;[.F53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54]/8)" office:value-type="float" office:value="24" calcext:value-type="float">
            <text:p>24</text:p>
          </table:table-cell>
          <table:table-cell table:formula="of:=[.H54]-[.I54]*8" office:value-type="float" office:value="0" calcext:value-type="float">
            <text:p>0</text:p>
          </table:table-cell>
          <table:table-cell table:formula="of:=[.H54]+23" office:value-type="float" office:value="215" calcext:value-type="float">
            <text:p>215</text:p>
          </table:table-cell>
          <table:table-cell table:formula="of:=INT([.K54]/8)" office:value-type="float" office:value="26" calcext:value-type="float">
            <text:p>26</text:p>
          </table:table-cell>
          <table:table-cell table:formula="of:=[.K54]-[.L5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4])&lt;2;&quot;{0xA7,0,&quot;&amp;[.D54]&amp;&quot;,0x&quot;&amp;DEC2HEX(4*[.F54])&amp;&quot;,     &quot;&amp;[.G54]&amp;&quot;,0x&quot;&amp;DEC2HEX([.I54]*8+[.J54])&amp;&quot;,0x&quot;&amp;DEC2HEX([.L54]*8+[.M54])&amp;&quot;,0x&quot;&amp;RIGHT(DEC2HEX([.N54]);2)&amp;&quot;,0x&quot;&amp;DEC2HEX([.P54]*8+[.Q54])&amp;&quot;,0x&quot;&amp;DEC2HEX([.S54]*8+[.T54])&amp;&quot;,0x&quot;&amp;DEC2HEX([.V54]*8+[.W54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 office:value-type="string" calcext:value-type="string">
            <text:p>na</text:p>
          </table:table-cell>
          <table:table-cell table:formula="of:=[.D54]" office:value-type="string" office:string-value="0x16" calcext:value-type="string">
            <text:p>0x16</text:p>
          </table:table-cell>
          <table:table-cell/>
          <table:table-cell table:formula="of:=IF(LEN([.C55])&lt;2;[.F54]+1;[.F54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55]/8)" office:value-type="float" office:value="24" calcext:value-type="float">
            <text:p>24</text:p>
          </table:table-cell>
          <table:table-cell table:formula="of:=[.H55]-[.I55]*8" office:value-type="float" office:value="0" calcext:value-type="float">
            <text:p>0</text:p>
          </table:table-cell>
          <table:table-cell table:formula="of:=[.H55]+11" office:value-type="float" office:value="203" calcext:value-type="float">
            <text:p>203</text:p>
          </table:table-cell>
          <table:table-cell table:formula="of:=INT([.K55]/8)" office:value-type="float" office:value="25" calcext:value-type="float">
            <text:p>25</text:p>
          </table:table-cell>
          <table:table-cell table:formula="of:=[.K55]-[.L5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5])&lt;2;&quot;{0xA7,0,&quot;&amp;[.D55]&amp;&quot;,0x&quot;&amp;DEC2HEX(4*[.F55])&amp;&quot;,     &quot;&amp;[.G55]&amp;&quot;,0x&quot;&amp;DEC2HEX([.I55]*8+[.J55])&amp;&quot;,0x&quot;&amp;DEC2HEX([.L55]*8+[.M55])&amp;&quot;,0x&quot;&amp;RIGHT(DEC2HEX([.N55]);2)&amp;&quot;,0x&quot;&amp;DEC2HEX([.P55]*8+[.Q55])&amp;&quot;,0x&quot;&amp;DEC2HEX([.S55]*8+[.T55])&amp;&quot;,0x&quot;&amp;DEC2HEX([.V55]*8+[.W55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13 Larigot Sw/Ped</text:p>
          </table:table-cell>
          <table:table-cell/>
          <table:table-cell table:formula="of:=[.D55]" office:value-type="string" office:string-value="0x16" calcext:value-type="string">
            <text:p>0x16</text:p>
          </table:table-cell>
          <table:table-cell/>
          <table:table-cell table:formula="of:=IF(LEN([.C56])&lt;2;[.F55]+1;[.F55])" office:value-type="float" office:value="15" calcext:value-type="float">
            <text:p>15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56]/8)" office:value-type="float" office:value="25" calcext:value-type="float">
            <text:p>25</text:p>
          </table:table-cell>
          <table:table-cell table:formula="of:=[.H56]-[.I56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56]/8)" office:value-type="float" office:value="27" calcext:value-type="float">
            <text:p>27</text:p>
          </table:table-cell>
          <table:table-cell table:formula="of:=[.K56]-[.L5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6])&lt;2;&quot;{0xA7,0,&quot;&amp;[.D56]&amp;&quot;,0x&quot;&amp;DEC2HEX(4*[.F56])&amp;&quot;,     &quot;&amp;[.G56]&amp;&quot;,0x&quot;&amp;DEC2HEX([.I56]*8+[.J56])&amp;&quot;,0x&quot;&amp;DEC2HEX([.L56]*8+[.M56])&amp;&quot;,0x&quot;&amp;RIGHT(DEC2HEX([.N56]);2)&amp;&quot;,0x&quot;&amp;DEC2HEX([.P56]*8+[.Q56])&amp;&quot;,0x&quot;&amp;DEC2HEX([.S56]*8+[.T56])&amp;&quot;,0x&quot;&amp;DEC2HEX([.V56]*8+[.W56])&amp;&quot;},&quot;;&quot;&quot;)" office:value-type="string" office:string-value="{0xA7,0,0x16,0x3C,     0x80,0xCC,0xDF,0x0,0x19,0xC,0x0}," calcext:value-type="string">
            <text:p>{0xA7,0,0x16,0x3C, <text:s text:c="4"/>0x80,0xCC,0xDF,0x0,0x19,0x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13 Larigot Sw/Ped4</text:p>
          </table:table-cell>
          <table:table-cell/>
          <table:table-cell table:formula="of:=[.D56]" office:value-type="string" office:string-value="0x16" calcext:value-type="string">
            <text:p>0x16</text:p>
          </table:table-cell>
          <table:table-cell/>
          <table:table-cell table:formula="of:=IF(LEN([.C57])&lt;2;[.F56]+1;[.F56])" office:value-type="float" office:value="16" calcext:value-type="float">
            <text:p>16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57]/8)" office:value-type="float" office:value="24" calcext:value-type="float">
            <text:p>24</text:p>
          </table:table-cell>
          <table:table-cell table:formula="of:=[.H57]-[.I57]*8" office:value-type="float" office:value="0" calcext:value-type="float">
            <text:p>0</text:p>
          </table:table-cell>
          <table:table-cell table:formula="of:=[.H57]+23" office:value-type="float" office:value="215" calcext:value-type="float">
            <text:p>215</text:p>
          </table:table-cell>
          <table:table-cell table:formula="of:=INT([.K57]/8)" office:value-type="float" office:value="26" calcext:value-type="float">
            <text:p>26</text:p>
          </table:table-cell>
          <table:table-cell table:formula="of:=[.K57]-[.L5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7])&lt;2;&quot;{0xA7,0,&quot;&amp;[.D57]&amp;&quot;,0x&quot;&amp;DEC2HEX(4*[.F57])&amp;&quot;,     &quot;&amp;[.G57]&amp;&quot;,0x&quot;&amp;DEC2HEX([.I57]*8+[.J57])&amp;&quot;,0x&quot;&amp;DEC2HEX([.L57]*8+[.M57])&amp;&quot;,0x&quot;&amp;RIGHT(DEC2HEX([.N57]);2)&amp;&quot;,0x&quot;&amp;DEC2HEX([.P57]*8+[.Q57])&amp;&quot;,0x&quot;&amp;DEC2HEX([.S57]*8+[.T57])&amp;&quot;,0x&quot;&amp;DEC2HEX([.V57]*8+[.W57])&amp;&quot;},&quot;;&quot;&quot;)" office:value-type="string" office:string-value="{0xA7,0,0x16,0x40,     0x80,0xC0,0xD7,0x0,0x19,0xD,0x0}," calcext:value-type="string">
            <text:p>{0xA7,0,0x16,0x40, <text:s text:c="4"/>0x80,0xC0,0xD7,0x0,0x19,0xD,0x0},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Octaves 5 – 223 high C, 113 Sop c: Vox 2’ octave)</text:p>
          </table:table-cell>
          <table:table-cell table:style-name="ce24" office:value-type="string" calcext:value-type="string">
            <text:p>49-61: Vox 13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7</text:p>
          </table:table-cell>
          <table:table-cell table:formula="of:=[.F93]" office:value-type="float" office:value="29" calcext:value-type="float">
            <text:p>29</text:p>
          </table:table-cell>
          <table:table-cell table:number-columns-repeated="18"/>
          <table:table-cell table:style-name="ce29" table:formula="of:=&quot;{0xA8,0x0,0x17,0x0,       &quot;&amp;[.C61]&amp;&quot;,&quot;&amp;[.D61]&amp;&quot;,0x&quot;&amp;DEC2HEX([.E61])&amp;&quot;,0xFF,0xFF,0xFF,0x5A,0x96},&quot;" office:value-type="string" office:string-value="{0xA8,0x0,0x17,0x0,       0,0x17,0x1D,0xFF,0xFF,0xFF,0x5A,0x96}," calcext:value-type="string">
            <text:p>{0xA8,0x0,0x17,0x0, <text:s text:c="6"/>0,0x17,0x1D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Sub</text:p>
          </table:table-cell>
          <table:table-cell/>
          <table:table-cell table:formula="of:=[.D61]" office:value-type="string" office:string-value="0x17" calcext:value-type="string">
            <text:p>0x17</text:p>
          </table:table-cell>
          <table:table-cell/>
          <table:table-cell table:formula="of:=IF(LEN([.C63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63]/8)" office:value-type="float" office:value="55" calcext:value-type="float">
            <text:p>55</text:p>
          </table:table-cell>
          <table:table-cell table:formula="of:=[.H63]-[.I63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63]/8)" office:value-type="float" office:value="55" calcext:value-type="float">
            <text:p>55</text:p>
          </table:table-cell>
          <table:table-cell table:formula="of:=[.K63]-[.L6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3])&lt;2;&quot;{0xA7,0,&quot;&amp;[.D63]&amp;&quot;,0x&quot;&amp;DEC2HEX(4*[.F63])&amp;&quot;,     &quot;&amp;[.G63]&amp;&quot;,0x&quot;&amp;DEC2HEX([.I63]*8+[.J63])&amp;&quot;,0x&quot;&amp;DEC2HEX([.L63]*8+[.M63])&amp;&quot;,0x&quot;&amp;RIGHT(DEC2HEX([.N63]);2)&amp;&quot;,0x&quot;&amp;DEC2HEX([.P63]*8+[.Q63])&amp;&quot;,0x&quot;&amp;DEC2HEX([.S63]*8+[.T63])&amp;&quot;,0x&quot;&amp;DEC2HEX([.V63]*8+[.W63])&amp;&quot;},&quot;;&quot;&quot;)" office:value-type="string" office:string-value="{0xA7,0,0x17,0x4,     0x83,0x1BC,0x1BC,0x0,0x16,0x1D,0x0}," calcext:value-type="string">
            <text:p>{0xA7,0,0x17,0x4, <text:s text:c="4"/>0x83,0x1BC,0x1BC,0x0,0x16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<text:s/></text:p>
          </table:table-cell>
          <table:table-cell/>
          <table:table-cell table:formula="of:=[.D63]" office:value-type="string" office:string-value="0x17" calcext:value-type="string">
            <text:p>0x17</text:p>
          </table:table-cell>
          <table:table-cell/>
          <table:table-cell table:formula="of:=IF(LEN([.C64])&lt;2;[.F63]+1;[.F63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table:formula="of:=INT([.H64]/8)" office:value-type="float" office:value="54" calcext:value-type="float">
            <text:p>54</text:p>
          </table:table-cell>
          <table:table-cell table:formula="of:=[.H64]-[.I64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64]/8)" office:value-type="float" office:value="55" calcext:value-type="float">
            <text:p>55</text:p>
          </table:table-cell>
          <table:table-cell table:formula="of:=[.K64]-[.L6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4])&lt;2;&quot;{0xA7,0,&quot;&amp;[.D64]&amp;&quot;,0x&quot;&amp;DEC2HEX(4*[.F64])&amp;&quot;,     &quot;&amp;[.G64]&amp;&quot;,0x&quot;&amp;DEC2HEX([.I64]*8+[.J64])&amp;&quot;,0x&quot;&amp;DEC2HEX([.L64]*8+[.M64])&amp;&quot;,0x&quot;&amp;RIGHT(DEC2HEX([.N64]);2)&amp;&quot;,0x&quot;&amp;DEC2HEX([.P64]*8+[.Q64])&amp;&quot;,0x&quot;&amp;DEC2HEX([.S64]*8+[.T64])&amp;&quot;,0x&quot;&amp;DEC2HEX([.V64]*8+[.W64])&amp;&quot;},&quot;;&quot;&quot;)" office:value-type="string" office:string-value="{0xA7,0,0x17,0x8,     3,0x1B0,0x1BC,0x0,0x16,0x0,0x1E}," calcext:value-type="string">
            <text:p>{0xA7,0,0x17,0x8, <text:s text:c="4"/>3,0x1B0,0x1BC,0x0,0x16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Super</text:p>
          </table:table-cell>
          <table:table-cell/>
          <table:table-cell table:formula="of:=[.D64]" office:value-type="string" office:string-value="0x17" calcext:value-type="string">
            <text:p>0x17</text:p>
          </table:table-cell>
          <table:table-cell/>
          <table:table-cell table:formula="of:=IF(LEN([.C65])&lt;2;[.F64]+1;[.F64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65]/8)" office:value-type="float" office:value="52" calcext:value-type="float">
            <text:p>52</text:p>
          </table:table-cell>
          <table:table-cell table:formula="of:=[.H65]-[.I65]*8" office:value-type="float" office:value="4" calcext:value-type="float">
            <text:p>4</text:p>
          </table:table-cell>
          <table:table-cell table:formula="of:=[.H65]+12" office:value-type="float" office:value="432" calcext:value-type="float">
            <text:p>432</text:p>
          </table:table-cell>
          <table:table-cell table:formula="of:=INT([.K65]/8)" office:value-type="float" office:value="54" calcext:value-type="float">
            <text:p>54</text:p>
          </table:table-cell>
          <table:table-cell table:formula="of:=[.K65]-[.L6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5])&lt;2;&quot;{0xA7,0,&quot;&amp;[.D65]&amp;&quot;,0x&quot;&amp;DEC2HEX(4*[.F65])&amp;&quot;,     &quot;&amp;[.G65]&amp;&quot;,0x&quot;&amp;DEC2HEX([.I65]*8+[.J65])&amp;&quot;,0x&quot;&amp;DEC2HEX([.L65]*8+[.M65])&amp;&quot;,0x&quot;&amp;RIGHT(DEC2HEX([.N65]);2)&amp;&quot;,0x&quot;&amp;DEC2HEX([.P65]*8+[.Q65])&amp;&quot;,0x&quot;&amp;DEC2HEX([.S65]*8+[.T65])&amp;&quot;,0x&quot;&amp;DEC2HEX([.V65]*8+[.W65])&amp;&quot;},&quot;;&quot;&quot;)" office:value-type="string" office:string-value="{0xA7,0,0x17,0xC,     0x83,0x1A4,0x1B0,0x0,0x16,0x1F,0x0}," calcext:value-type="string">
            <text:p>{0xA7,0,0x17,0xC, <text:s text:c="4"/>0x83,0x1A4,0x1B0,0x0,0x16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16</text:p>
          </table:table-cell>
          <table:table-cell/>
          <table:table-cell table:formula="of:=[.D65]" office:value-type="string" office:string-value="0x17" calcext:value-type="string">
            <text:p>0x17</text:p>
          </table:table-cell>
          <table:table-cell/>
          <table:table-cell table:formula="of:=IF(LEN([.C66])&lt;2;[.F65]+1;[.F65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66]/8)" office:value-type="float" office:value="63" calcext:value-type="float">
            <text:p>63</text:p>
          </table:table-cell>
          <table:table-cell table:formula="of:=[.H66]-[.I66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66]/8)" office:value-type="float" office:value="63" calcext:value-type="float">
            <text:p>63</text:p>
          </table:table-cell>
          <table:table-cell table:formula="of:=[.K66]-[.L6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IF(LEN([.C66])&lt;2;&quot;{0xA7,0,&quot;&amp;[.D66]&amp;&quot;,0x&quot;&amp;DEC2HEX(4*[.F66])&amp;&quot;,     &quot;&amp;[.G66]&amp;&quot;,0x&quot;&amp;DEC2HEX([.I66]*8+[.J66])&amp;&quot;,0x&quot;&amp;DEC2HEX([.L66]*8+[.M66])&amp;&quot;,0x&quot;&amp;RIGHT(DEC2HEX([.N66]);2)&amp;&quot;,0x&quot;&amp;DEC2HEX([.P66]*8+[.Q66])&amp;&quot;,0x&quot;&amp;DEC2HEX([.S66]*8+[.T66])&amp;&quot;,0x&quot;&amp;DEC2HEX([.V66]*8+[.W66])&amp;&quot;},&quot;;&quot;&quot;)" office:value-type="string" office:string-value="{0xA7,0,0x17,0x10,     0x83,0x1FC,0x1FC,0x0,0x16,0x2D,0x0}," calcext:value-type="string">
            <text:p>{0xA7,0,0x17,0x10, <text:s text:c="4"/>0x83,0x1FC,0x1FC,0x0,0x16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</text:p>
          </table:table-cell>
          <table:table-cell/>
          <table:table-cell table:formula="of:=[.D66]" office:value-type="string" office:string-value="0x17" calcext:value-type="string">
            <text:p>0x17</text:p>
          </table:table-cell>
          <table:table-cell/>
          <table:table-cell table:formula="of:=IF(LEN([.C67])&lt;2;[.F66]+1;[.F66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66]-12" office:value-type="float" office:value="496" calcext:value-type="float">
            <text:p>496</text:p>
          </table:table-cell>
          <table:table-cell table:formula="of:=INT([.H67]/8)" office:value-type="float" office:value="62" calcext:value-type="float">
            <text:p>62</text:p>
          </table:table-cell>
          <table:table-cell table:formula="of:=[.H67]-[.I67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67]/8)" office:value-type="float" office:value="63" calcext:value-type="float">
            <text:p>63</text:p>
          </table:table-cell>
          <table:table-cell table:formula="of:=[.K67]-[.L67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67])&lt;2;&quot;{0xA7,0,&quot;&amp;[.D67]&amp;&quot;,0x&quot;&amp;DEC2HEX(4*[.F67])&amp;&quot;,     &quot;&amp;[.G67]&amp;&quot;,0x&quot;&amp;DEC2HEX([.I67]*8+[.J67])&amp;&quot;,0x&quot;&amp;DEC2HEX([.L67]*8+[.M67])&amp;&quot;,0x&quot;&amp;RIGHT(DEC2HEX([.N67]);2)&amp;&quot;,0x&quot;&amp;DEC2HEX([.P67]*8+[.Q67])&amp;&quot;,0x&quot;&amp;DEC2HEX([.S67]*8+[.T67])&amp;&quot;,0x&quot;&amp;DEC2HEX([.V67]*8+[.W67])&amp;&quot;},&quot;;&quot;&quot;)" office:value-type="string" office:string-value="{0xA7,0,0x17,0x14,     0x83,0x1F0,0x1FC,0x0,0x16,0x2E,0x0}," calcext:value-type="string">
            <text:p>{0xA7,0,0x17,0x14, <text:s text:c="4"/>0x83,0x1F0,0x1FC,0x0,0x16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Sw/Gt4</text:p>
          </table:table-cell>
          <table:table-cell/>
          <table:table-cell table:formula="of:=[.D67]" office:value-type="string" office:string-value="0x17" calcext:value-type="string">
            <text:p>0x17</text:p>
          </table:table-cell>
          <table:table-cell/>
          <table:table-cell table:formula="of:=IF(LEN([.C68])&lt;2;[.F67]+1;[.F67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67]-12" office:value-type="float" office:value="484" calcext:value-type="float">
            <text:p>484</text:p>
          </table:table-cell>
          <table:table-cell table:formula="of:=INT([.H68]/8)" office:value-type="float" office:value="60" calcext:value-type="float">
            <text:p>60</text:p>
          </table:table-cell>
          <table:table-cell table:formula="of:=[.H68]-[.I68]*8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table:formula="of:=INT([.K68]/8)" office:value-type="float" office:value="62" calcext:value-type="float">
            <text:p>62</text:p>
          </table:table-cell>
          <table:table-cell table:formula="of:=[.K68]-[.L68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68])&lt;2;&quot;{0xA7,0,&quot;&amp;[.D68]&amp;&quot;,0x&quot;&amp;DEC2HEX(4*[.F68])&amp;&quot;,     &quot;&amp;[.G68]&amp;&quot;,0x&quot;&amp;DEC2HEX([.I68]*8+[.J68])&amp;&quot;,0x&quot;&amp;DEC2HEX([.L68]*8+[.M68])&amp;&quot;,0x&quot;&amp;RIGHT(DEC2HEX([.N68]);2)&amp;&quot;,0x&quot;&amp;DEC2HEX([.P68]*8+[.Q68])&amp;&quot;,0x&quot;&amp;DEC2HEX([.S68]*8+[.T68])&amp;&quot;,0x&quot;&amp;DEC2HEX([.V68]*8+[.W68])&amp;&quot;},&quot;;&quot;&quot;)" office:value-type="string" office:string-value="{0xA7,0,0x17,0x18,     0x83,0x1E4,0x1F0,0x0,0x16,0x2F,0x0}," calcext:value-type="string">
            <text:p>{0xA7,0,0x17,0x18, <text:s text:c="4"/>0x83,0x1E4,0x1F0,0x0,0x16,0x2F,0x0},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/>
          <table:table-cell table:formula="of:=[.D68]" office:value-type="string" office:string-value="0x17" calcext:value-type="string">
            <text:p>0x17</text:p>
          </table:table-cell>
          <table:table-cell/>
          <table:table-cell table:formula="of:=IF(LEN([.C69])&lt;2;[.F68]+1;[.F68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69]/8)" office:value-type="float" office:value="52" calcext:value-type="float">
            <text:p>52</text:p>
          </table:table-cell>
          <table:table-cell table:formula="of:=[.H69]-[.I69]*8" office:value-type="float" office:value="4" calcext:value-type="float">
            <text:p>4</text:p>
          </table:table-cell>
          <table:table-cell table:formula="of:=[.H69]+11" office:value-type="float" office:value="431" calcext:value-type="float">
            <text:p>431</text:p>
          </table:table-cell>
          <table:table-cell table:formula="of:=INT([.K69]/8)" office:value-type="float" office:value="53" calcext:value-type="float">
            <text:p>53</text:p>
          </table:table-cell>
          <table:table-cell table:formula="of:=[.K69]-[.L69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9])&lt;2;&quot;{0xA7,0,&quot;&amp;[.D69]&amp;&quot;,0x&quot;&amp;DEC2HEX(4*[.F69])&amp;&quot;,     &quot;&amp;[.G69]&amp;&quot;,0x&quot;&amp;DEC2HEX([.I69]*8+[.J69])&amp;&quot;,0x&quot;&amp;DEC2HEX([.L69]*8+[.M69])&amp;&quot;,0x&quot;&amp;RIGHT(DEC2HEX([.N69]);2)&amp;&quot;,0x&quot;&amp;DEC2HEX([.P69]*8+[.Q69])&amp;&quot;,0x&quot;&amp;DEC2HEX([.S69]*8+[.T69])&amp;&quot;,0x&quot;&amp;DEC2HEX([.V69]*8+[.W69])&amp;&quot;},&quot;;&quot;&quot;)" office:value-type="string" office:string-value="{0xA7,0,0x17,0x1C,     0x83,0x1A4,0x1AF,0xD,0x13,0x1D,0x0}," calcext:value-type="string">
            <text:p>{0xA7,0,0x17,0x1C, <text:s text:c="4"/>0x83,0x1A4,0x1AF,0xD,0x13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/>
          <table:table-cell table:formula="of:=[.D69]" office:value-type="string" office:string-value="0x17" calcext:value-type="string">
            <text:p>0x17</text:p>
          </table:table-cell>
          <table:table-cell/>
          <table:table-cell table:formula="of:=IF(LEN([.C70])&lt;2;[.F69]+1;[.F69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table:formula="of:=INT([.H70]/8)" office:value-type="float" office:value="51" calcext:value-type="float">
            <text:p>51</text:p>
          </table:table-cell>
          <table:table-cell table:formula="of:=[.H70]-[.I70]*8" office:value-type="float" office:value="0" calcext:value-type="float">
            <text:p>0</text:p>
          </table:table-cell>
          <table:table-cell table:formula="of:=[.H70]+11" office:value-type="float" office:value="419" calcext:value-type="float">
            <text:p>419</text:p>
          </table:table-cell>
          <table:table-cell table:formula="of:=INT([.K70]/8)" office:value-type="float" office:value="52" calcext:value-type="float">
            <text:p>52</text:p>
          </table:table-cell>
          <table:table-cell table:formula="of:=[.K70]-[.L70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70])&lt;2;&quot;{0xA7,0,&quot;&amp;[.D70]&amp;&quot;,0x&quot;&amp;DEC2HEX(4*[.F70])&amp;&quot;,     &quot;&amp;[.G70]&amp;&quot;,0x&quot;&amp;DEC2HEX([.I70]*8+[.J70])&amp;&quot;,0x&quot;&amp;DEC2HEX([.L70]*8+[.M70])&amp;&quot;,0x&quot;&amp;RIGHT(DEC2HEX([.N70]);2)&amp;&quot;,0x&quot;&amp;DEC2HEX([.P70]*8+[.Q70])&amp;&quot;,0x&quot;&amp;DEC2HEX([.S70]*8+[.T70])&amp;&quot;,0x&quot;&amp;DEC2HEX([.V70]*8+[.W70])&amp;&quot;},&quot;;&quot;&quot;)" office:value-type="string" office:string-value="{0xA7,0,0x17,0x20,     3,0x198,0x1A3,0xD,0x13,0x0,0x1E}," calcext:value-type="string">
            <text:p>{0xA7,0,0x17,0x20, <text:s text:c="4"/>3,0x198,0x1A3,0xD,0x13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/>
          <table:table-cell table:formula="of:=[.D70]" office:value-type="string" office:string-value="0x17" calcext:value-type="string">
            <text:p>0x17</text:p>
          </table:table-cell>
          <table:table-cell/>
          <table:table-cell table:formula="of:=IF(LEN([.C71])&lt;2;[.F70]+1;[.F70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71]/8)" office:value-type="float" office:value="49" calcext:value-type="float">
            <text:p>49</text:p>
          </table:table-cell>
          <table:table-cell table:formula="of:=[.H71]-[.I71]*8" office:value-type="float" office:value="4" calcext:value-type="float">
            <text:p>4</text:p>
          </table:table-cell>
          <table:table-cell table:formula="of:=[.H71]+11" office:value-type="float" office:value="407" calcext:value-type="float">
            <text:p>407</text:p>
          </table:table-cell>
          <table:table-cell table:formula="of:=INT([.K71]/8)" office:value-type="float" office:value="50" calcext:value-type="float">
            <text:p>50</text:p>
          </table:table-cell>
          <table:table-cell table:formula="of:=[.K71]-[.L71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1])&lt;2;&quot;{0xA7,0,&quot;&amp;[.D71]&amp;&quot;,0x&quot;&amp;DEC2HEX(4*[.F71])&amp;&quot;,     &quot;&amp;[.G71]&amp;&quot;,0x&quot;&amp;DEC2HEX([.I71]*8+[.J71])&amp;&quot;,0x&quot;&amp;DEC2HEX([.L71]*8+[.M71])&amp;&quot;,0x&quot;&amp;RIGHT(DEC2HEX([.N71]);2)&amp;&quot;,0x&quot;&amp;DEC2HEX([.P71]*8+[.Q71])&amp;&quot;,0x&quot;&amp;DEC2HEX([.S71]*8+[.T71])&amp;&quot;,0x&quot;&amp;DEC2HEX([.V71]*8+[.W71])&amp;&quot;},&quot;;&quot;&quot;)" office:value-type="string" office:string-value="{0xA7,0,0x17,0x24,     0x83,0x18C,0x197,0xD,0x13,0x1F,0x0}," calcext:value-type="string">
            <text:p>{0xA7,0,0x17,0x24, <text:s text:c="4"/>0x83,0x18C,0x197,0xD,0x13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16</text:p>
          </table:table-cell>
          <table:table-cell/>
          <table:table-cell table:formula="of:=[.D71]" office:value-type="string" office:string-value="0x17" calcext:value-type="string">
            <text:p>0x17</text:p>
          </table:table-cell>
          <table:table-cell/>
          <table:table-cell table:formula="of:=IF(LEN([.C72])&lt;2;[.F71]+1;[.F71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72]/8)" office:value-type="float" office:value="60" calcext:value-type="float">
            <text:p>60</text:p>
          </table:table-cell>
          <table:table-cell table:formula="of:=[.H72]-[.I72]*8" office:value-type="float" office:value="4" calcext:value-type="float">
            <text:p>4</text:p>
          </table:table-cell>
          <table:table-cell table:formula="of:=[.H72]+23" office:value-type="float" office:value="507" calcext:value-type="float">
            <text:p>507</text:p>
          </table:table-cell>
          <table:table-cell table:formula="of:=INT([.K72]/8)" office:value-type="float" office:value="63" calcext:value-type="float">
            <text:p>63</text:p>
          </table:table-cell>
          <table:table-cell table:formula="of:=[.K72]-[.L72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2])&lt;2;&quot;{0xA7,0,&quot;&amp;[.D72]&amp;&quot;,0x&quot;&amp;DEC2HEX(4*[.F72])&amp;&quot;,     &quot;&amp;[.G72]&amp;&quot;,0x&quot;&amp;DEC2HEX([.I72]*8+[.J72])&amp;&quot;,0x&quot;&amp;DEC2HEX([.L72]*8+[.M72])&amp;&quot;,0x&quot;&amp;RIGHT(DEC2HEX([.N72]);2)&amp;&quot;,0x&quot;&amp;DEC2HEX([.P72]*8+[.Q72])&amp;&quot;,0x&quot;&amp;DEC2HEX([.S72]*8+[.T72])&amp;&quot;,0x&quot;&amp;DEC2HEX([.V72]*8+[.W72])&amp;&quot;},&quot;;&quot;&quot;)" office:value-type="string" office:string-value="{0xA7,0,0x17,0x28,     0x83,0x1E4,0x1FB,0xD,0x13,0x2D,0x0}," calcext:value-type="string">
            <text:p>{0xA7,0,0x17,0x28, <text:s text:c="4"/>0x83,0x1E4,0x1FB,0xD,0x13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</text:p>
          </table:table-cell>
          <table:table-cell/>
          <table:table-cell table:formula="of:=[.D72]" office:value-type="string" office:string-value="0x17" calcext:value-type="string">
            <text:p>0x17</text:p>
          </table:table-cell>
          <table:table-cell/>
          <table:table-cell table:formula="of:=IF(LEN([.C73])&lt;2;[.F72]+1;[.F72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73]/8)" office:value-type="float" office:value="59" calcext:value-type="float">
            <text:p>59</text:p>
          </table:table-cell>
          <table:table-cell table:formula="of:=[.H73]-[.I73]*8" office:value-type="float" office:value="0" calcext:value-type="float">
            <text:p>0</text:p>
          </table:table-cell>
          <table:table-cell table:formula="of:=[.H73]+23" office:value-type="float" office:value="495" calcext:value-type="float">
            <text:p>495</text:p>
          </table:table-cell>
          <table:table-cell table:formula="of:=INT([.K73]/8)" office:value-type="float" office:value="61" calcext:value-type="float">
            <text:p>61</text:p>
          </table:table-cell>
          <table:table-cell table:formula="of:=[.K73]-[.L73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3])&lt;2;&quot;{0xA7,0,&quot;&amp;[.D73]&amp;&quot;,0x&quot;&amp;DEC2HEX(4*[.F73])&amp;&quot;,     &quot;&amp;[.G73]&amp;&quot;,0x&quot;&amp;DEC2HEX([.I73]*8+[.J73])&amp;&quot;,0x&quot;&amp;DEC2HEX([.L73]*8+[.M73])&amp;&quot;,0x&quot;&amp;RIGHT(DEC2HEX([.N73]);2)&amp;&quot;,0x&quot;&amp;DEC2HEX([.P73]*8+[.Q73])&amp;&quot;,0x&quot;&amp;DEC2HEX([.S73]*8+[.T73])&amp;&quot;,0x&quot;&amp;DEC2HEX([.V73]*8+[.W73])&amp;&quot;},&quot;;&quot;&quot;)" office:value-type="string" office:string-value="{0xA7,0,0x17,0x2C,     0x83,0x1D8,0x1EF,0xD,0x13,0x2E,0x0}," calcext:value-type="string">
            <text:p>{0xA7,0,0x17,0x2C, <text:s text:c="4"/>0x83,0x1D8,0x1EF,0xD,0x13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w/Gt4</text:p>
          </table:table-cell>
          <table:table-cell/>
          <table:table-cell table:formula="of:=[.D73]" office:value-type="string" office:string-value="0x17" calcext:value-type="string">
            <text:p>0x17</text:p>
          </table:table-cell>
          <table:table-cell/>
          <table:table-cell table:formula="of:=IF(LEN([.C74])&lt;2;[.F73]+1;[.F73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73]-12" office:value-type="float" office:value="460" calcext:value-type="float">
            <text:p>460</text:p>
          </table:table-cell>
          <table:table-cell table:formula="of:=INT([.H74]/8)" office:value-type="float" office:value="57" calcext:value-type="float">
            <text:p>57</text:p>
          </table:table-cell>
          <table:table-cell table:formula="of:=[.H74]-[.I74]*8" office:value-type="float" office:value="4" calcext:value-type="float">
            <text:p>4</text:p>
          </table:table-cell>
          <table:table-cell table:formula="of:=[.H74]+23" office:value-type="float" office:value="483" calcext:value-type="float">
            <text:p>483</text:p>
          </table:table-cell>
          <table:table-cell table:formula="of:=INT([.K74]/8)" office:value-type="float" office:value="60" calcext:value-type="float">
            <text:p>60</text:p>
          </table:table-cell>
          <table:table-cell table:formula="of:=[.K74]-[.L74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4])&lt;2;&quot;{0xA7,0,&quot;&amp;[.D74]&amp;&quot;,0x&quot;&amp;DEC2HEX(4*[.F74])&amp;&quot;,     &quot;&amp;[.G74]&amp;&quot;,0x&quot;&amp;DEC2HEX([.I74]*8+[.J74])&amp;&quot;,0x&quot;&amp;DEC2HEX([.L74]*8+[.M74])&amp;&quot;,0x&quot;&amp;RIGHT(DEC2HEX([.N74]);2)&amp;&quot;,0x&quot;&amp;DEC2HEX([.P74]*8+[.Q74])&amp;&quot;,0x&quot;&amp;DEC2HEX([.S74]*8+[.T74])&amp;&quot;,0x&quot;&amp;DEC2HEX([.V74]*8+[.W74])&amp;&quot;},&quot;;&quot;&quot;)" office:value-type="string" office:string-value="{0xA7,0,0x17,0x30,     0x83,0x1CC,0x1E3,0xD,0x13,0x2F,0x0}," calcext:value-type="string">
            <text:p>{0xA7,0,0x17,0x30, <text:s text:c="4"/>0x83,0x1CC,0x1E3,0xD,0x13,0x2F,0x0},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113 Larigot Sub</text:p>
          </table:table-cell>
          <table:table-cell/>
          <table:table-cell table:formula="of:=[.D74]" office:value-type="string" office:string-value="0x17" calcext:value-type="string">
            <text:p>0x17</text:p>
          </table:table-cell>
          <table:table-cell/>
          <table:table-cell table:formula="of:=IF(LEN([.C75])&lt;2;[.F74]+1;[.F74])" office:value-type="float" office:value="13" calcext:value-type="float">
            <text:p>13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75]/8)" office:value-type="float" office:value="54" calcext:value-type="float">
            <text:p>54</text:p>
          </table:table-cell>
          <table:table-cell table:formula="of:=[.H75]-[.I75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75]/8)" office:value-type="float" office:value="55" calcext:value-type="float">
            <text:p>55</text:p>
          </table:table-cell>
          <table:table-cell table:formula="of:=[.K75]-[.L75]*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5])&lt;2;&quot;{0xA7,0,&quot;&amp;[.D75]&amp;&quot;,0x&quot;&amp;DEC2HEX(4*[.F75])&amp;&quot;,     &quot;&amp;[.G75]&amp;&quot;,0x&quot;&amp;DEC2HEX([.I75]*8+[.J75])&amp;&quot;,0x&quot;&amp;DEC2HEX([.L75]*8+[.M75])&amp;&quot;,0x&quot;&amp;RIGHT(DEC2HEX([.N75]);2)&amp;&quot;,0x&quot;&amp;DEC2HEX([.P75]*8+[.Q75])&amp;&quot;,0x&quot;&amp;DEC2HEX([.S75]*8+[.T75])&amp;&quot;,0x&quot;&amp;DEC2HEX([.V75]*8+[.W75])&amp;&quot;},&quot;;&quot;&quot;)" office:value-type="string" office:string-value="{0xA7,0,0x17,0x34,     0x83,0x1B0,0x1BC,0x0,0x19,0x1D,0x0}," calcext:value-type="string">
            <text:p>{0xA7,0,0x17,0x34, <text:s text:c="4"/>0x83,0x1B0,0x1BC,0x0,0x19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13 Larigot</text:p>
          </table:table-cell>
          <table:table-cell/>
          <table:table-cell table:formula="of:=[.D75]" office:value-type="string" office:string-value="0x17" calcext:value-type="string">
            <text:p>0x17</text:p>
          </table:table-cell>
          <table:table-cell/>
          <table:table-cell table:formula="of:=IF(LEN([.C76])&lt;2;[.F75]+1;[.F75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table:formula="of:=INT([.H76]/8)" office:value-type="float" office:value="52" calcext:value-type="float">
            <text:p>52</text:p>
          </table:table-cell>
          <table:table-cell table:formula="of:=[.H76]-[.I76]*8"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  <table:table-cell table:formula="of:=INT([.K76]/8)" office:value-type="float" office:value="54" calcext:value-type="float">
            <text:p>54</text:p>
          </table:table-cell>
          <table:table-cell table:formula="of:=[.K76]-[.L7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76])&lt;2;&quot;{0xA7,0,&quot;&amp;[.D76]&amp;&quot;,0x&quot;&amp;DEC2HEX(4*[.F76])&amp;&quot;,     &quot;&amp;[.G76]&amp;&quot;,0x&quot;&amp;DEC2HEX([.I76]*8+[.J76])&amp;&quot;,0x&quot;&amp;DEC2HEX([.L76]*8+[.M76])&amp;&quot;,0x&quot;&amp;RIGHT(DEC2HEX([.N76]);2)&amp;&quot;,0x&quot;&amp;DEC2HEX([.P76]*8+[.Q76])&amp;&quot;,0x&quot;&amp;DEC2HEX([.S76]*8+[.T76])&amp;&quot;,0x&quot;&amp;DEC2HEX([.V76]*8+[.W76])&amp;&quot;},&quot;;&quot;&quot;)" office:value-type="string" office:string-value="{0xA7,0,0x17,0x38,     3,0x1A4,0x1B0,0x0,0x19,0x0,0x1E}," calcext:value-type="string">
            <text:p>{0xA7,0,0x17,0x38, <text:s text:c="4"/>3,0x1A4,0x1B0,0x0,0x19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table:style-name="ce19" office:value-type="string" calcext:value-type="string">
            <text:p>113 Larigot Super</text:p>
          </table:table-cell>
          <table:table-cell/>
          <table:table-cell table:formula="of:=[.D76]" office:value-type="string" office:string-value="0x17" calcext:value-type="string">
            <text:p>0x17</text:p>
          </table:table-cell>
          <table:table-cell/>
          <table:table-cell table:formula="of:=IF(LEN([.C77])&lt;2;[.F76]+1;[.F76])" office:value-type="float" office:value="15" calcext:value-type="float">
            <text:p>15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77]/8)" office:value-type="float" office:value="51" calcext:value-type="float">
            <text:p>51</text:p>
          </table:table-cell>
          <table:table-cell table:formula="of:=[.H77]-[.I77]*8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INT([.K77]/8)" office:value-type="float" office:value="52" calcext:value-type="float">
            <text:p>52</text:p>
          </table:table-cell>
          <table:table-cell table:formula="of:=[.K77]-[.L77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7])&lt;2;&quot;{0xA7,0,&quot;&amp;[.D77]&amp;&quot;,0x&quot;&amp;DEC2HEX(4*[.F77])&amp;&quot;,     &quot;&amp;[.G77]&amp;&quot;,0x&quot;&amp;DEC2HEX([.I77]*8+[.J77])&amp;&quot;,0x&quot;&amp;DEC2HEX([.L77]*8+[.M77])&amp;&quot;,0x&quot;&amp;RIGHT(DEC2HEX([.N77]);2)&amp;&quot;,0x&quot;&amp;DEC2HEX([.P77]*8+[.Q77])&amp;&quot;,0x&quot;&amp;DEC2HEX([.S77]*8+[.T77])&amp;&quot;,0x&quot;&amp;DEC2HEX([.V77]*8+[.W77])&amp;&quot;},&quot;;&quot;&quot;)" office:value-type="string" office:string-value="{0xA7,0,0x17,0x3C,     0x83,0x198,0x1A4,0x0,0x19,0x1F,0x0}," calcext:value-type="string">
            <text:p>{0xA7,0,0x17,0x3C, <text:s text:c="4"/>0x83,0x198,0x1A4,0x0,0x19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GT</text:p>
          </table:table-cell>
          <table:table-cell office:value-type="string" calcext:value-type="string">
            <text:p>113 LarigotSW/Gt16</text:p>
          </table:table-cell>
          <table:table-cell/>
          <table:table-cell table:formula="of:=[.D77]" office:value-type="string" office:string-value="0x17" calcext:value-type="string">
            <text:p>0x17</text:p>
          </table:table-cell>
          <table:table-cell/>
          <table:table-cell table:formula="of:=IF(LEN([.C78])&lt;2;[.F77]+1;[.F77])" office:value-type="float" office:value="16" calcext:value-type="float">
            <text:p>16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78]/8)" office:value-type="float" office:value="62" calcext:value-type="float">
            <text:p>62</text:p>
          </table:table-cell>
          <table:table-cell table:formula="of:=[.H78]-[.I78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78]/8)" office:value-type="float" office:value="63" calcext:value-type="float">
            <text:p>63</text:p>
          </table:table-cell>
          <table:table-cell table:formula="of:=[.K78]-[.L78]*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8])&lt;2;&quot;{0xA7,0,&quot;&amp;[.D78]&amp;&quot;,0x&quot;&amp;DEC2HEX(4*[.F78])&amp;&quot;,     &quot;&amp;[.G78]&amp;&quot;,0x&quot;&amp;DEC2HEX([.I78]*8+[.J78])&amp;&quot;,0x&quot;&amp;DEC2HEX([.L78]*8+[.M78])&amp;&quot;,0x&quot;&amp;RIGHT(DEC2HEX([.N78]);2)&amp;&quot;,0x&quot;&amp;DEC2HEX([.P78]*8+[.Q78])&amp;&quot;,0x&quot;&amp;DEC2HEX([.S78]*8+[.T78])&amp;&quot;,0x&quot;&amp;DEC2HEX([.V78]*8+[.W78])&amp;&quot;},&quot;;&quot;&quot;)" office:value-type="string" office:string-value="{0xA7,0,0x17,0x40,     0x83,0x1F0,0x1FC,0x0,0x19,0x2D,0x0}," calcext:value-type="string">
            <text:p>{0xA7,0,0x17,0x40, <text:s text:c="4"/>0x83,0x1F0,0x1FC,0x0,0x19,0x2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Sw/Gt</text:p>
          </table:table-cell>
          <table:table-cell/>
          <table:table-cell table:formula="of:=[.D78]" office:value-type="string" office:string-value="0x17" calcext:value-type="string">
            <text:p>0x17</text:p>
          </table:table-cell>
          <table:table-cell/>
          <table:table-cell table:formula="of:=IF(LEN([.C79])&lt;2;[.F78]+1;[.F78])" office:value-type="float" office:value="17" calcext:value-type="float">
            <text:p>17</text:p>
          </table:table-cell>
          <table:table-cell office:value-type="string" calcext:value-type="string">
            <text:p>0x83</text:p>
          </table:table-cell>
          <table:table-cell table:formula="of:=[.H78]-12" office:value-type="float" office:value="484" calcext:value-type="float">
            <text:p>484</text:p>
          </table:table-cell>
          <table:table-cell table:formula="of:=INT([.H79]/8)" office:value-type="float" office:value="60" calcext:value-type="float">
            <text:p>60</text:p>
          </table:table-cell>
          <table:table-cell table:formula="of:=[.H79]-[.I79]*8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table:formula="of:=INT([.K79]/8)" office:value-type="float" office:value="62" calcext:value-type="float">
            <text:p>62</text:p>
          </table:table-cell>
          <table:table-cell table:formula="of:=[.K79]-[.L79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79])&lt;2;&quot;{0xA7,0,&quot;&amp;[.D79]&amp;&quot;,0x&quot;&amp;DEC2HEX(4*[.F79])&amp;&quot;,     &quot;&amp;[.G79]&amp;&quot;,0x&quot;&amp;DEC2HEX([.I79]*8+[.J79])&amp;&quot;,0x&quot;&amp;DEC2HEX([.L79]*8+[.M79])&amp;&quot;,0x&quot;&amp;RIGHT(DEC2HEX([.N79]);2)&amp;&quot;,0x&quot;&amp;DEC2HEX([.P79]*8+[.Q79])&amp;&quot;,0x&quot;&amp;DEC2HEX([.S79]*8+[.T79])&amp;&quot;,0x&quot;&amp;DEC2HEX([.V79]*8+[.W79])&amp;&quot;},&quot;;&quot;&quot;)" office:value-type="string" office:string-value="{0xA7,0,0x17,0x44,     0x83,0x1E4,0x1F0,0x0,0x19,0x2E,0x0}," calcext:value-type="string">
            <text:p>{0xA7,0,0x17,0x44, <text:s text:c="4"/>0x83,0x1E4,0x1F0,0x0,0x19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Sw/Gt4</text:p>
          </table:table-cell>
          <table:table-cell/>
          <table:table-cell table:formula="of:=[.D79]" office:value-type="string" office:string-value="0x17" calcext:value-type="string">
            <text:p>0x17</text:p>
          </table:table-cell>
          <table:table-cell/>
          <table:table-cell table:formula="of:=IF(LEN([.C80])&lt;2;[.F79]+1;[.F79])" office:value-type="float" office:value="18" calcext:value-type="float">
            <text:p>18</text:p>
          </table:table-cell>
          <table:table-cell office:value-type="string" calcext:value-type="string">
            <text:p>0x83</text:p>
          </table:table-cell>
          <table:table-cell table:formula="of:=[.H79]-12" office:value-type="float" office:value="472" calcext:value-type="float">
            <text:p>472</text:p>
          </table:table-cell>
          <table:table-cell table:formula="of:=INT([.H80]/8)" office:value-type="float" office:value="59" calcext:value-type="float">
            <text:p>59</text:p>
          </table:table-cell>
          <table:table-cell table:formula="of:=[.H80]-[.I80]*8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formula="of:=INT([.K80]/8)" office:value-type="float" office:value="60" calcext:value-type="float">
            <text:p>60</text:p>
          </table:table-cell>
          <table:table-cell table:formula="of:=[.K80]-[.L80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80])&lt;2;&quot;{0xA7,0,&quot;&amp;[.D80]&amp;&quot;,0x&quot;&amp;DEC2HEX(4*[.F80])&amp;&quot;,     &quot;&amp;[.G80]&amp;&quot;,0x&quot;&amp;DEC2HEX([.I80]*8+[.J80])&amp;&quot;,0x&quot;&amp;DEC2HEX([.L80]*8+[.M80])&amp;&quot;,0x&quot;&amp;RIGHT(DEC2HEX([.N80]);2)&amp;&quot;,0x&quot;&amp;DEC2HEX([.P80]*8+[.Q80])&amp;&quot;,0x&quot;&amp;DEC2HEX([.S80]*8+[.T80])&amp;&quot;,0x&quot;&amp;DEC2HEX([.V80]*8+[.W80])&amp;&quot;},&quot;;&quot;&quot;)" office:value-type="string" office:string-value="{0xA7,0,0x17,0x48,     0x83,0x1D8,0x1E4,0x0,0x19,0x2F,0x0}," calcext:value-type="string">
            <text:p>{0xA7,0,0x17,0x48, <text:s text:c="4"/>0x83,0x1D8,0x1E4,0x0,0x19,0x2F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Sw/Gt4</text:p>
          </table:table-cell>
          <table:table-cell/>
          <table:table-cell table:formula="of:=[.D80]" office:value-type="string" office:string-value="0x17" calcext:value-type="string">
            <text:p>0x17</text:p>
          </table:table-cell>
          <table:table-cell/>
          <table:table-cell table:formula="of:=IF(LEN([.C81])&lt;2;[.F80]+1;[.F80])" office:value-type="float" office:value="19" calcext:value-type="float">
            <text:p>19</text:p>
          </table:table-cell>
          <table:table-cell office:value-type="string" calcext:value-type="string">
            <text:p>0x83</text:p>
          </table:table-cell>
          <table:table-cell office:value-type="float" office:value="497" calcext:value-type="float">
            <text:p>497</text:p>
          </table:table-cell>
          <table:table-cell table:formula="of:=INT([.H81]/8)" office:value-type="float" office:value="62" calcext:value-type="float">
            <text:p>62</text:p>
          </table:table-cell>
          <table:table-cell table:formula="of:=[.H81]-[.I81]*8"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table:formula="of:=INT([.K81]/8)" office:value-type="float" office:value="63" calcext:value-type="float">
            <text:p>63</text:p>
          </table:table-cell>
          <table:table-cell table:formula="of:=[.K81]-[.L81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81])&lt;2;&quot;{0xA7,0,&quot;&amp;[.D81]&amp;&quot;,0x&quot;&amp;DEC2HEX(4*[.F81])&amp;&quot;,     &quot;&amp;[.G81]&amp;&quot;,0x&quot;&amp;DEC2HEX([.I81]*8+[.J81])&amp;&quot;,0x&quot;&amp;DEC2HEX([.L81]*8+[.M81])&amp;&quot;,0x&quot;&amp;RIGHT(DEC2HEX([.N81]);2)&amp;&quot;,0x&quot;&amp;DEC2HEX([.P81]*8+[.Q81])&amp;&quot;,0x&quot;&amp;DEC2HEX([.S81]*8+[.T81])&amp;&quot;,0x&quot;&amp;DEC2HEX([.V81]*8+[.W81])&amp;&quot;},&quot;;&quot;&quot;)" office:value-type="string" office:string-value="{0xA7,0,0x17,0x4C,     0x83,0x1F1,0x1FC,0x1,0x19,0x2E,0x0}," calcext:value-type="string">
            <text:p>{0xA7,0,0x17,0x4C, <text:s text:c="4"/>0x83,0x1F1,0x1FC,0x1,0x19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/>
          <table:table-cell table:formula="of:=[.D81]" office:value-type="string" office:string-value="0x17" calcext:value-type="string">
            <text:p>0x17</text:p>
          </table:table-cell>
          <table:table-cell/>
          <table:table-cell table:formula="of:=IF(LEN([.C82])&lt;2;[.F81]+1;[.F81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formula="of:=INT([.H82]/8)" office:value-type="float" office:value="59" calcext:value-type="float">
            <text:p>59</text:p>
          </table:table-cell>
          <table:table-cell table:formula="of:=[.H82]-[.I82]*8" office:value-type="float" office:value="0" calcext:value-type="float">
            <text:p>0</text:p>
          </table:table-cell>
          <table:table-cell table:formula="of:=[.H82]+11" office:value-type="float" office:value="483" calcext:value-type="float">
            <text:p>483</text:p>
          </table:table-cell>
          <table:table-cell table:formula="of:=INT([.K82]/8)" office:value-type="float" office:value="60" calcext:value-type="float">
            <text:p>60</text:p>
          </table:table-cell>
          <table:table-cell table:formula="of:=[.K82]-[.L82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2])&lt;2;&quot;{0xA7,0,&quot;&amp;[.D82]&amp;&quot;,0x&quot;&amp;DEC2HEX(4*[.F82])&amp;&quot;,     &quot;&amp;[.G82]&amp;&quot;,0x&quot;&amp;DEC2HEX([.I82]*8+[.J82])&amp;&quot;,0x&quot;&amp;DEC2HEX([.L82]*8+[.M82])&amp;&quot;,0x&quot;&amp;RIGHT(DEC2HEX([.N82]);2)&amp;&quot;,0x&quot;&amp;DEC2HEX([.P82]*8+[.Q82])&amp;&quot;,0x&quot;&amp;DEC2HEX([.S82]*8+[.T82])&amp;&quot;,0x&quot;&amp;DEC2HEX([.V82]*8+[.W82])&amp;&quot;},&quot;;&quot;&quot;)" office:value-type="string" office:string-value="{0xA7,0,0x17,0x50,     3,0x1D8,0x1E3,0xD,0x25,0x0,0x0}," calcext:value-type="string">
            <text:p>{0xA7,0,0x17,0x50, <text:s text:c="4"/>3,0x1D8,0x1E3,0xD,0x25,0x0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/>
          <table:table-cell table:formula="of:=[.D82]" office:value-type="string" office:string-value="0x17" calcext:value-type="string">
            <text:p>0x17</text:p>
          </table:table-cell>
          <table:table-cell/>
          <table:table-cell table:formula="of:=IF(LEN([.C83])&lt;2;[.F82]+1;[.F82])" office:value-type="float" office:value="21" calcext:value-type="float">
            <text:p>21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83]/8)" office:value-type="float" office:value="57" calcext:value-type="float">
            <text:p>57</text:p>
          </table:table-cell>
          <table:table-cell table:formula="of:=[.H83]-[.I83]*8" office:value-type="float" office:value="4" calcext:value-type="float">
            <text:p>4</text:p>
          </table:table-cell>
          <table:table-cell table:formula="of:=[.H83]+11" office:value-type="float" office:value="471" calcext:value-type="float">
            <text:p>471</text:p>
          </table:table-cell>
          <table:table-cell table:formula="of:=INT([.K83]/8)" office:value-type="float" office:value="58" calcext:value-type="float">
            <text:p>58</text:p>
          </table:table-cell>
          <table:table-cell table:formula="of:=[.K83]-[.L83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3])&lt;2;&quot;{0xA7,0,&quot;&amp;[.D83]&amp;&quot;,0x&quot;&amp;DEC2HEX(4*[.F83])&amp;&quot;,     &quot;&amp;[.G83]&amp;&quot;,0x&quot;&amp;DEC2HEX([.I83]*8+[.J83])&amp;&quot;,0x&quot;&amp;DEC2HEX([.L83]*8+[.M83])&amp;&quot;,0x&quot;&amp;RIGHT(DEC2HEX([.N83]);2)&amp;&quot;,0x&quot;&amp;DEC2HEX([.P83]*8+[.Q83])&amp;&quot;,0x&quot;&amp;DEC2HEX([.S83]*8+[.T83])&amp;&quot;,0x&quot;&amp;DEC2HEX([.V83]*8+[.W83])&amp;&quot;},&quot;;&quot;&quot;)" office:value-type="string" office:string-value="{0xA7,0,0x17,0x54,     0x83,0x1CC,0x1D7,0xD,0x25,0x2C,0x0}," calcext:value-type="string">
            <text:p>{0xA7,0,0x17,0x54, <text:s text:c="4"/>0x83,0x1CC,0x1D7,0xD,0x25,0x2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Gt/Ped</text:p>
          </table:table-cell>
          <table:table-cell/>
          <table:table-cell table:formula="of:=[.D83]" office:value-type="string" office:string-value="0x17" calcext:value-type="string">
            <text:p>0x17</text:p>
          </table:table-cell>
          <table:table-cell/>
          <table:table-cell table:formula="of:=IF(LEN([.C84])&lt;2;[.F83]+1;[.F83])" office:value-type="float" office:value="22" calcext:value-type="float">
            <text:p>22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84]/8)" office:value-type="float" office:value="27" calcext:value-type="float">
            <text:p>27</text:p>
          </table:table-cell>
          <table:table-cell table:formula="of:=[.H84]-[.I84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84]/8)" office:value-type="float" office:value="27" calcext:value-type="float">
            <text:p>27</text:p>
          </table:table-cell>
          <table:table-cell table:formula="of:=[.K84]-[.L84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4])&lt;2;&quot;{0xA7,0,&quot;&amp;[.D84]&amp;&quot;,0x&quot;&amp;DEC2HEX(4*[.F84])&amp;&quot;,     &quot;&amp;[.G84]&amp;&quot;,0x&quot;&amp;DEC2HEX([.I84]*8+[.J84])&amp;&quot;,0x&quot;&amp;DEC2HEX([.L84]*8+[.M84])&amp;&quot;,0x&quot;&amp;RIGHT(DEC2HEX([.N84]);2)&amp;&quot;,0x&quot;&amp;DEC2HEX([.P84]*8+[.Q84])&amp;&quot;,0x&quot;&amp;DEC2HEX([.S84]*8+[.T84])&amp;&quot;,0x&quot;&amp;DEC2HEX([.V84]*8+[.W84])&amp;&quot;},&quot;;&quot;&quot;)" office:value-type="string" office:string-value="{0xA7,0,0x17,0x58,     0x80,0xD8,0xDF,0xD,0x25,0xB,0x0}," calcext:value-type="string">
            <text:p>{0xA7,0,0x17,0x58, <text:s text:c="4"/>0x80,0xD8,0xDF,0xD,0x25,0xB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23 Nasat Sw/Ped</text:p>
          </table:table-cell>
          <table:table-cell office:value-type="string" calcext:value-type="string">
            <text:p>na</text:p>
          </table:table-cell>
          <table:table-cell table:formula="of:=[.D84]" office:value-type="string" office:string-value="0x17" calcext:value-type="string">
            <text:p>0x17</text:p>
          </table:table-cell>
          <table:table-cell/>
          <table:table-cell table:formula="of:=IF(LEN([.C85])&lt;2;[.F84]+1;[.F84])" office:value-type="float" office:value="22" calcext:value-type="float">
            <text:p>22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85]/8)" office:value-type="float" office:value="27" calcext:value-type="float">
            <text:p>27</text:p>
          </table:table-cell>
          <table:table-cell table:formula="of:=[.H85]-[.I85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85]/8)" office:value-type="float" office:value="27" calcext:value-type="float">
            <text:p>27</text:p>
          </table:table-cell>
          <table:table-cell table:formula="of:=[.K85]-[.L8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5])&lt;2;&quot;{0xA7,0,&quot;&amp;[.D85]&amp;&quot;,0x&quot;&amp;DEC2HEX(4*[.F85])&amp;&quot;,     &quot;&amp;[.G85]&amp;&quot;,0x&quot;&amp;DEC2HEX([.I85]*8+[.J85])&amp;&quot;,0x&quot;&amp;DEC2HEX([.L85]*8+[.M85])&amp;&quot;,0x&quot;&amp;RIGHT(DEC2HEX([.N85]);2)&amp;&quot;,0x&quot;&amp;DEC2HEX([.P85]*8+[.Q85])&amp;&quot;,0x&quot;&amp;DEC2HEX([.S85]*8+[.T85])&amp;&quot;,0x&quot;&amp;DEC2HEX([.V85]*8+[.W85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23 Nasat Sw/Ped4</text:p>
          </table:table-cell>
          <table:table-cell office:value-type="string" calcext:value-type="string">
            <text:p>na</text:p>
          </table:table-cell>
          <table:table-cell table:formula="of:=[.D85]" office:value-type="string" office:string-value="0x17" calcext:value-type="string">
            <text:p>0x17</text:p>
          </table:table-cell>
          <table:table-cell/>
          <table:table-cell table:formula="of:=IF(LEN([.C86])&lt;2;[.F85]+1;[.F85])" office:value-type="float" office:value="22" calcext:value-type="float">
            <text:p>22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86]/8)" office:value-type="float" office:value="25" calcext:value-type="float">
            <text:p>25</text:p>
          </table:table-cell>
          <table:table-cell table:formula="of:=[.H86]-[.I86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86]/8)" office:value-type="float" office:value="27" calcext:value-type="float">
            <text:p>27</text:p>
          </table:table-cell>
          <table:table-cell table:formula="of:=[.K86]-[.L8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6])&lt;2;&quot;{0xA7,0,&quot;&amp;[.D86]&amp;&quot;,0x&quot;&amp;DEC2HEX(4*[.F86])&amp;&quot;,     &quot;&amp;[.G86]&amp;&quot;,0x&quot;&amp;DEC2HEX([.I86]*8+[.J86])&amp;&quot;,0x&quot;&amp;DEC2HEX([.L86]*8+[.M86])&amp;&quot;,0x&quot;&amp;RIGHT(DEC2HEX([.N86]);2)&amp;&quot;,0x&quot;&amp;DEC2HEX([.P86]*8+[.Q86])&amp;&quot;,0x&quot;&amp;DEC2HEX([.S86]*8+[.T86])&amp;&quot;,0x&quot;&amp;DEC2HEX([.V86]*8+[.W86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/>
          <table:table-cell table:formula="of:=[.D86]" office:value-type="string" office:string-value="0x17" calcext:value-type="string">
            <text:p>0x17</text:p>
          </table:table-cell>
          <table:table-cell/>
          <table:table-cell table:formula="of:=IF(LEN([.C87])&lt;2;[.F86]+1;[.F86])" office:value-type="float" office:value="23" calcext:value-type="float">
            <text:p>23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87]/8)" office:value-type="float" office:value="27" calcext:value-type="float">
            <text:p>27</text:p>
          </table:table-cell>
          <table:table-cell table:formula="of:=[.H87]-[.I87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87]/8)" office:value-type="float" office:value="27" calcext:value-type="float">
            <text:p>27</text:p>
          </table:table-cell>
          <table:table-cell table:formula="of:=[.K87]-[.L87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7])&lt;2;&quot;{0xA7,0,&quot;&amp;[.D87]&amp;&quot;,0x&quot;&amp;DEC2HEX(4*[.F87])&amp;&quot;,     &quot;&amp;[.G87]&amp;&quot;,0x&quot;&amp;DEC2HEX([.I87]*8+[.J87])&amp;&quot;,0x&quot;&amp;DEC2HEX([.L87]*8+[.M87])&amp;&quot;,0x&quot;&amp;RIGHT(DEC2HEX([.N87]);2)&amp;&quot;,0x&quot;&amp;DEC2HEX([.P87]*8+[.Q87])&amp;&quot;,0x&quot;&amp;DEC2HEX([.S87]*8+[.T87])&amp;&quot;,0x&quot;&amp;DEC2HEX([.V87]*8+[.W87])&amp;&quot;},&quot;;&quot;&quot;)" office:value-type="string" office:string-value="{0xA7,0,0x17,0x5C,     0x80,0xD8,0xDF,0xD,0x13,0xC,0x0}," calcext:value-type="string">
            <text:p>{0xA7,0,0x17,0x5C, <text:s text:c="4"/>0x80,0xD8,0xDF,0xD,0x13,0x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/>
          <table:table-cell table:formula="of:=[.D87]" office:value-type="string" office:string-value="0x17" calcext:value-type="string">
            <text:p>0x17</text:p>
          </table:table-cell>
          <table:table-cell/>
          <table:table-cell table:formula="of:=IF(LEN([.C88])&lt;2;[.F87]+1;[.F87])" office:value-type="float" office:value="24" calcext:value-type="float">
            <text:p>24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88]/8)" office:value-type="float" office:value="25" calcext:value-type="float">
            <text:p>25</text:p>
          </table:table-cell>
          <table:table-cell table:formula="of:=[.H88]-[.I88]*8" office:value-type="float" office:value="4" calcext:value-type="float">
            <text:p>4</text:p>
          </table:table-cell>
          <table:table-cell table:formula="of:=[.H88]+11" office:value-type="float" office:value="215" calcext:value-type="float">
            <text:p>215</text:p>
          </table:table-cell>
          <table:table-cell table:formula="of:=INT([.K88]/8)" office:value-type="float" office:value="26" calcext:value-type="float">
            <text:p>26</text:p>
          </table:table-cell>
          <table:table-cell table:formula="of:=[.K88]-[.L88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8])&lt;2;&quot;{0xA7,0,&quot;&amp;[.D88]&amp;&quot;,0x&quot;&amp;DEC2HEX(4*[.F88])&amp;&quot;,     &quot;&amp;[.G88]&amp;&quot;,0x&quot;&amp;DEC2HEX([.I88]*8+[.J88])&amp;&quot;,0x&quot;&amp;DEC2HEX([.L88]*8+[.M88])&amp;&quot;,0x&quot;&amp;RIGHT(DEC2HEX([.N88]);2)&amp;&quot;,0x&quot;&amp;DEC2HEX([.P88]*8+[.Q88])&amp;&quot;,0x&quot;&amp;DEC2HEX([.S88]*8+[.T88])&amp;&quot;,0x&quot;&amp;DEC2HEX([.V88]*8+[.W88])&amp;&quot;},&quot;;&quot;&quot;)" office:value-type="string" office:string-value="{0xA7,0,0x17,0x60,     0x80,0xCC,0xD7,0xD,0x13,0xD,0x0}," calcext:value-type="string">
            <text:p>{0xA7,0,0x17,0x60, <text:s text:c="4"/>0x80,0xCC,0xD7,0xD,0x13,0x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13 larigot break back octave</text:p>
          </table:table-cell>
          <table:table-cell/>
          <table:table-cell table:formula="of:=[.D88]" office:value-type="string" office:string-value="0x17" calcext:value-type="string">
            <text:p>0x17</text:p>
          </table:table-cell>
          <table:table-cell/>
          <table:table-cell table:formula="of:=IF(LEN([.C89])&lt;2;[.F88]+1;[.F88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table:formula="of:=INT([.H89]/8)" office:value-type="float" office:value="54" calcext:value-type="float">
            <text:p>54</text:p>
          </table:table-cell>
          <table:table-cell table:formula="of:=[.H89]-[.I89]*8"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formula="of:=INT([.K89]/8)" office:value-type="float" office:value="55" calcext:value-type="float">
            <text:p>55</text:p>
          </table:table-cell>
          <table:table-cell table:formula="of:=[.K89]-[.L89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89])&lt;2;&quot;{0xA7,0,&quot;&amp;[.D89]&amp;&quot;,0x&quot;&amp;DEC2HEX(4*[.F89])&amp;&quot;,     &quot;&amp;[.G89]&amp;&quot;,0x&quot;&amp;DEC2HEX([.I89]*8+[.J89])&amp;&quot;,0x&quot;&amp;DEC2HEX([.L89]*8+[.M89])&amp;&quot;,0x&quot;&amp;RIGHT(DEC2HEX([.N89]);2)&amp;&quot;,0x&quot;&amp;DEC2HEX([.P89]*8+[.Q89])&amp;&quot;,0x&quot;&amp;DEC2HEX([.S89]*8+[.T89])&amp;&quot;,0x&quot;&amp;DEC2HEX([.V89]*8+[.W89])&amp;&quot;},&quot;;&quot;&quot;)" office:value-type="string" office:string-value="{0xA7,0,0x17,0x64,     3,0x1B1,0x1BC,0x1,0x19,0x0,0x1E}," calcext:value-type="string">
            <text:p>{0xA7,0,0x17,0x64, <text:s text:c="4"/>3,0x1B1,0x1BC,0x1,0x19,0x0,0x1E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Sub</text:p>
          </table:table-cell>
          <table:table-cell/>
          <table:table-cell table:formula="of:=[.D88]" office:value-type="string" office:string-value="0x17" calcext:value-type="string">
            <text:p>0x17</text:p>
          </table:table-cell>
          <table:table-cell/>
          <table:table-cell table:formula="of:=IF(LEN([.C90])&lt;2;[.F89]+1;[.F89])" office:value-type="float" office:value="26" calcext:value-type="float">
            <text:p>26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90]/8)" office:value-type="float" office:value="55" calcext:value-type="float">
            <text:p>55</text:p>
          </table:table-cell>
          <table:table-cell table:formula="of:=[.H90]-[.I90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90]/8)" office:value-type="float" office:value="55" calcext:value-type="float">
            <text:p>55</text:p>
          </table:table-cell>
          <table:table-cell table:formula="of:=[.K90]-[.L90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0])&lt;2;&quot;{0xA7,0,&quot;&amp;[.D90]&amp;&quot;,0x&quot;&amp;DEC2HEX(4*[.F90])&amp;&quot;,     &quot;&amp;[.G90]&amp;&quot;,0x&quot;&amp;DEC2HEX([.I90]*8+[.J90])&amp;&quot;,0x&quot;&amp;DEC2HEX([.L90]*8+[.M90])&amp;&quot;,0x&quot;&amp;RIGHT(DEC2HEX([.N90]);2)&amp;&quot;,0x&quot;&amp;DEC2HEX([.P90]*8+[.Q90])&amp;&quot;,0x&quot;&amp;DEC2HEX([.S90]*8+[.T90])&amp;&quot;,0x&quot;&amp;DEC2HEX([.V90]*8+[.W90])&amp;&quot;},&quot;;&quot;&quot;)" office:value-type="string" office:string-value="{0xA7,0,0x17,0x68,     0x83,0x1BC,0x1BC,0x0,0x16,0x1D,0x0}," calcext:value-type="string">
            <text:p>{0xA7,0,0x17,0x68, <text:s text:c="4"/>0x83,0x1BC,0x1BC,0x0,0x16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<text:s/></text:p>
          </table:table-cell>
          <table:table-cell/>
          <table:table-cell table:formula="of:=[.D90]" office:value-type="string" office:string-value="0x17" calcext:value-type="string">
            <text:p>0x17</text:p>
          </table:table-cell>
          <table:table-cell/>
          <table:table-cell table:formula="of:=IF(LEN([.C91])&lt;2;[.F90]+1;[.F90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table:formula="of:=INT([.H91]/8)" office:value-type="float" office:value="54" calcext:value-type="float">
            <text:p>54</text:p>
          </table:table-cell>
          <table:table-cell table:formula="of:=[.H91]-[.I91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91]/8)" office:value-type="float" office:value="55" calcext:value-type="float">
            <text:p>55</text:p>
          </table:table-cell>
          <table:table-cell table:formula="of:=[.K91]-[.L91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91])&lt;2;&quot;{0xA7,0,&quot;&amp;[.D91]&amp;&quot;,0x&quot;&amp;DEC2HEX(4*[.F91])&amp;&quot;,     &quot;&amp;[.G91]&amp;&quot;,0x&quot;&amp;DEC2HEX([.I91]*8+[.J91])&amp;&quot;,0x&quot;&amp;DEC2HEX([.L91]*8+[.M91])&amp;&quot;,0x&quot;&amp;RIGHT(DEC2HEX([.N91]);2)&amp;&quot;,0x&quot;&amp;DEC2HEX([.P91]*8+[.Q91])&amp;&quot;,0x&quot;&amp;DEC2HEX([.S91]*8+[.T91])&amp;&quot;,0x&quot;&amp;DEC2HEX([.V91]*8+[.W91])&amp;&quot;},&quot;;&quot;&quot;)" office:value-type="string" office:string-value="{0xA7,0,0x17,0x6C,     3,0x1B0,0x1BC,0x0,0x16,0x0,0x1E}," calcext:value-type="string">
            <text:p>{0xA7,0,0x17,0x6C, <text:s text:c="4"/>3,0x1B0,0x1BC,0x0,0x16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223 Nasat Super</text:p>
          </table:table-cell>
          <table:table-cell/>
          <table:table-cell table:formula="of:=[.D91]" office:value-type="string" office:string-value="0x17" calcext:value-type="string">
            <text:p>0x17</text:p>
          </table:table-cell>
          <table:table-cell/>
          <table:table-cell table:formula="of:=IF(LEN([.C92])&lt;2;[.F91]+1;[.F91])" office:value-type="float" office:value="28" calcext:value-type="float">
            <text:p>28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92]/8)" office:value-type="float" office:value="52" calcext:value-type="float">
            <text:p>52</text:p>
          </table:table-cell>
          <table:table-cell table:formula="of:=[.H92]-[.I92]*8" office:value-type="float" office:value="4" calcext:value-type="float">
            <text:p>4</text:p>
          </table:table-cell>
          <table:table-cell table:formula="of:=[.H92]+12" office:value-type="float" office:value="432" calcext:value-type="float">
            <text:p>432</text:p>
          </table:table-cell>
          <table:table-cell table:formula="of:=INT([.K92]/8)" office:value-type="float" office:value="54" calcext:value-type="float">
            <text:p>54</text:p>
          </table:table-cell>
          <table:table-cell table:formula="of:=[.K92]-[.L92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2])&lt;2;&quot;{0xA7,0,&quot;&amp;[.D92]&amp;&quot;,0x&quot;&amp;DEC2HEX(4*[.F92])&amp;&quot;,     &quot;&amp;[.G92]&amp;&quot;,0x&quot;&amp;DEC2HEX([.I92]*8+[.J92])&amp;&quot;,0x&quot;&amp;DEC2HEX([.L92]*8+[.M92])&amp;&quot;,0x&quot;&amp;RIGHT(DEC2HEX([.N92]);2)&amp;&quot;,0x&quot;&amp;DEC2HEX([.P92]*8+[.Q92])&amp;&quot;,0x&quot;&amp;DEC2HEX([.S92]*8+[.T92])&amp;&quot;,0x&quot;&amp;DEC2HEX([.V92]*8+[.W92])&amp;&quot;},&quot;;&quot;&quot;)" office:value-type="string" office:string-value="{0xA7,0,0x17,0x70,     0x83,0x1A4,0x1B0,0x0,0x16,0x1F,0x0}," calcext:value-type="string">
            <text:p>{0xA7,0,0x17,0x70, <text:s text:c="4"/>0x83,0x1A4,0x1B0,0x0,0x16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13 Larigot Sw/Ped4</text:p>
          </table:table-cell>
          <table:table-cell/>
          <table:table-cell table:formula="of:=[.D89]" office:value-type="string" office:string-value="0x17" calcext:value-type="string">
            <text:p>0x17</text:p>
          </table:table-cell>
          <table:table-cell/>
          <table:table-cell table:formula="of:=IF(LEN([.C93])&lt;2;[.F92]+1;[.F92])" office:value-type="float" office:value="29" calcext:value-type="float">
            <text:p>29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93]/8)" office:value-type="float" office:value="27" calcext:value-type="float">
            <text:p>27</text:p>
          </table:table-cell>
          <table:table-cell table:formula="of:=[.H93]-[.I9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93]/8)" office:value-type="float" office:value="27" calcext:value-type="float">
            <text:p>27</text:p>
          </table:table-cell>
          <table:table-cell table:formula="of:=[.K93]-[.L9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3])&lt;2;&quot;{0xA7,0,&quot;&amp;[.D93]&amp;&quot;,0x&quot;&amp;DEC2HEX(4*[.F93])&amp;&quot;,     &quot;&amp;[.G93]&amp;&quot;,0x&quot;&amp;DEC2HEX([.I93]*8+[.J93])&amp;&quot;,0x&quot;&amp;DEC2HEX([.L93]*8+[.M93])&amp;&quot;,0x&quot;&amp;RIGHT(DEC2HEX([.N93]);2)&amp;&quot;,0x&quot;&amp;DEC2HEX([.P93]*8+[.Q93])&amp;&quot;,0x&quot;&amp;DEC2HEX([.S93]*8+[.T93])&amp;&quot;,0x&quot;&amp;DEC2HEX([.V93]*8+[.W93])&amp;&quot;},&quot;;&quot;&quot;)" office:value-type="string" office:string-value="{0xA7,0,0x17,0x74,     0x80,0xD8,0xDF,0x0,0x19,0xD,0x0}," calcext:value-type="string">
            <text:p>{0xA7,0,0x17,0x74, <text:s text:c="4"/>0x80,0xD8,0xDF,0x0,0x19,0xD,0x0},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float" office:value="384" calcext:value-type="float">
            <text:p>384</text:p>
          </table:table-cell>
          <table:table-cell table:formula="of:=[.E95]+12" office:value-type="float" office:value="396" calcext:value-type="float">
            <text:p>396</text:p>
          </table:table-cell>
          <table:table-cell table:formula="of:=[.F95]+12" office:value-type="float" office:value="408" calcext:value-type="float">
            <text:p>408</text:p>
          </table:table-cell>
          <table:table-cell table:formula="of:=[.G95]+12" office:value-type="float" office:value="420" calcext:value-type="float">
            <text:p>420</text:p>
          </table:table-cell>
          <table:table-cell table:formula="of:=[.H95]+12" office:value-type="float" office:value="432" calcext:value-type="float">
            <text:p>432</text:p>
          </table:table-cell>
          <table:table-cell table:formula="of:=[.I95]+12" office:value-type="float" office:value="444" calcext:value-type="float">
            <text:p>444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448" calcext:value-type="float">
            <text:p>448</text:p>
          </table:table-cell>
          <table:table-cell table:formula="of:=[.E96]+12" office:value-type="float" office:value="460" calcext:value-type="float">
            <text:p>460</text:p>
          </table:table-cell>
          <table:table-cell table:formula="of:=[.F96]+12" office:value-type="float" office:value="472" calcext:value-type="float">
            <text:p>472</text:p>
          </table:table-cell>
          <table:table-cell table:formula="of:=[.G96]+12" office:value-type="float" office:value="484" calcext:value-type="float">
            <text:p>484</text:p>
          </table:table-cell>
          <table:table-cell table:formula="of:=[.H96]+12" office:value-type="float" office:value="496" calcext:value-type="float">
            <text:p>496</text:p>
          </table:table-cell>
          <table:table-cell table:formula="of:=[.I96]+12" office:value-type="float" office:value="508" calcext:value-type="float">
            <text:p>508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192" calcext:value-type="float">
            <text:p>192</text:p>
          </table:table-cell>
          <table:table-cell table:formula="of:=[.E97]+12" office:value-type="float" office:value="204" calcext:value-type="float">
            <text:p>204</text:p>
          </table:table-cell>
          <table:table-cell table:formula="of:=[.F97]+12" office:value-type="float" office:value="216" calcext:value-type="float">
            <text:p>216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5_vox25-36(1'C)_WSG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1000" table:default-cell-style-name="Default"/>
        <table:table-row table:style-name="ro2">
          <table:table-cell/>
          <table:table-cell office:value-type="string" calcext:value-type="string">
            <text:p>135 113 (Octaves 1-2)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8</text:p>
          </table:table-cell>
          <table:table-cell table:formula="of:=[.F21]" office:value-type="float" office:value="8" calcext:value-type="float">
            <text:p>8</text:p>
          </table:table-cell>
          <table:table-cell table:number-columns-repeated="18"/>
          <table:table-cell table:formula="of:=&quot;{0xA8,0x0,0x0,0x0,       &quot;&amp;[.C3]&amp;&quot;,&quot;&amp;[.D3]&amp;&quot;,0x&quot;&amp;DEC2HEX([.E3])&amp;&quot;,0xFF,0xFF,0xFF,0x5A,0x96},&quot;" office:value-type="string" office:string-value="{0xA8,0x0,0x0,0x0,       0,0x18,0x8,0xFF,0xFF,0xFF,0x5A,0x96}," calcext:value-type="string">
            <text:p>{0xA8,0x0,0x0,0x0, <text:s text:c="6"/>0,0x18,0x8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Sub</text:p>
          </table:table-cell>
          <table:table-cell/>
          <table:table-cell table:formula="of:=[.D3]" office:value-type="string" office:string-value="0x18" calcext:value-type="string">
            <text:p>0x18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5]/8)" office:value-type="float" office:value="49" calcext:value-type="float">
            <text:p>49</text:p>
          </table:table-cell>
          <table:table-cell table:formula="of:=[.H5]-[.I5]*8" office:value-type="float" office:value="4" calcext:value-type="float">
            <text:p>4</text:p>
          </table:table-cell>
          <table:table-cell table:formula="of:=[.H5]+23" office:value-type="float" office:value="419" calcext:value-type="float">
            <text:p>419</text:p>
          </table:table-cell>
          <table:table-cell table:formula="of:=INT([.K5]/8)" office:value-type="float" office:value="52" calcext:value-type="float">
            <text:p>52</text:p>
          </table:table-cell>
          <table:table-cell table:formula="of:=[.K5]-[.L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])&lt;2;&quot;{0xA7,0,&quot;&amp;[.D5]&amp;&quot;,0x&quot;&amp;DEC2HEX(4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0x18,0x4,     0x83,0x18C,0x1A3,0x0,0x18,0x1D,0x0}," calcext:value-type="string">
            <text:p>{0xA7,0,0x18,0x4, <text:s text:c="4"/>0x83,0x18C,0x1A3,0x0,0x18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<text:s/></text:p>
          </table:table-cell>
          <table:table-cell/>
          <table:table-cell table:formula="of:=[.D5]" office:value-type="string" office:string-value="0x18" calcext:value-type="string">
            <text:p>0x18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6]/8)" office:value-type="float" office:value="48" calcext:value-type="float">
            <text:p>48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23" office:value-type="float" office:value="407" calcext:value-type="float">
            <text:p>407</text:p>
          </table:table-cell>
          <table:table-cell table:formula="of:=INT([.K6]/8)" office:value-type="float" office:value="50" calcext:value-type="float">
            <text:p>50</text:p>
          </table:table-cell>
          <table:table-cell table:formula="of:=[.K6]-[.L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])&lt;2;&quot;{0xA7,0,&quot;&amp;[.D6]&amp;&quot;,0x&quot;&amp;DEC2HEX(4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0x18,0x8,     3,0x180,0x197,0x0,0x18,0x0,0x1E}," calcext:value-type="string">
            <text:p>{0xA7,0,0x18,0x8, <text:s text:c="4"/>3,0x180,0x197,0x0,0x18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Super</text:p>
          </table:table-cell>
          <table:table-cell/>
          <table:table-cell table:formula="of:=[.D6]" office:value-type="string" office:string-value="0x18" calcext:value-type="string">
            <text:p>0x18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7]/8)" office:value-type="float" office:value="48" calcext:value-type="float">
            <text:p>48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11" office:value-type="float" office:value="395" calcext:value-type="float">
            <text:p>395</text:p>
          </table:table-cell>
          <table:table-cell table:formula="of:=INT([.K7]/8)" office:value-type="float" office:value="49" calcext:value-type="float">
            <text:p>49</text:p>
          </table:table-cell>
          <table:table-cell table:formula="of:=[.K7]-[.L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4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0x18,0xC,     0x83,0x180,0x18B,0xC,0x18,0x1F,0x0}," calcext:value-type="string">
            <text:p>{0xA7,0,0x18,0xC, <text:s text:c="4"/>0x83,0x180,0x18B,0xC,0x18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16</text:p>
          </table:table-cell>
          <table:table-cell/>
          <table:table-cell table:formula="of:=[.D6]" office:value-type="string" office:string-value="0x18" calcext:value-type="string">
            <text:p>0x18</text:p>
          </table:table-cell>
          <table:table-cell/>
          <table:table-cell table:formula="of:=IF(LEN([.C8])&lt;2;[.F7]+1;[.F7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8]/8)" office:value-type="float" office:value="57" calcext:value-type="float">
            <text:p>57</text:p>
          </table:table-cell>
          <table:table-cell table:formula="of:=[.H8]-[.I8]*8" office:value-type="float" office:value="4" calcext:value-type="float">
            <text:p>4</text:p>
          </table:table-cell>
          <table:table-cell table:formula="of:=[.H8]+23" office:value-type="float" office:value="483" calcext:value-type="float">
            <text:p>483</text:p>
          </table:table-cell>
          <table:table-cell table:formula="of:=INT([.K8]/8)" office:value-type="float" office:value="60" calcext:value-type="float">
            <text:p>60</text:p>
          </table:table-cell>
          <table:table-cell table:formula="of:=[.K8]-[.L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IF(LEN([.C8])&lt;2;&quot;{0xA7,0,&quot;&amp;[.D8]&amp;&quot;,0x&quot;&amp;DEC2HEX(4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 office:value-type="string" office:string-value="{0xA7,0,0x18,0x10,     0x83,0x1CC,0x1E3,0x0,0x18,0x2D,0x0}," calcext:value-type="string">
            <text:p>{0xA7,0,0x18,0x10, <text:s text:c="4"/>0x83,0x1CC,0x1E3,0x0,0x18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</text:p>
          </table:table-cell>
          <table:table-cell/>
          <table:table-cell table:formula="of:=[.D7]" office:value-type="string" office:string-value="0x18" calcext:value-type="string">
            <text:p>0x18</text:p>
          </table:table-cell>
          <table:table-cell/>
          <table:table-cell table:formula="of:=IF(LEN([.C9])&lt;2;[.F8]+1;[.F8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9]/8)" office:value-type="float" office:value="56" calcext:value-type="float">
            <text:p>56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H9]+23" office:value-type="float" office:value="471" calcext:value-type="float">
            <text:p>471</text:p>
          </table:table-cell>
          <table:table-cell table:formula="of:=INT([.K9]/8)" office:value-type="float" office:value="58" calcext:value-type="float">
            <text:p>58</text:p>
          </table:table-cell>
          <table:table-cell table:formula="of:=[.K9]-[.L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9])&lt;2;&quot;{0xA7,0,&quot;&amp;[.D9]&amp;&quot;,0x&quot;&amp;DEC2HEX(4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0x18,0x14,     0x83,0x1C0,0x1D7,0x0,0x18,0x2E,0x0}," calcext:value-type="string">
            <text:p>{0xA7,0,0x18,0x14, <text:s text:c="4"/>0x83,0x1C0,0x1D7,0x0,0x18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4</text:p>
          </table:table-cell>
          <table:table-cell/>
          <table:table-cell table:formula="of:=[.D9]" office:value-type="string" office:string-value="0x18" calcext:value-type="string">
            <text:p>0x18</text:p>
          </table:table-cell>
          <table:table-cell/>
          <table:table-cell table:formula="of:=IF(LEN([.C10])&lt;2;[.F9]+1;[.F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0]/8)" office:value-type="float" office:value="56" calcext:value-type="float">
            <text:p>56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H10]+11" office:value-type="float" office:value="459" calcext:value-type="float">
            <text:p>459</text:p>
          </table:table-cell>
          <table:table-cell table:formula="of:=INT([.K10]/8)" office:value-type="float" office:value="57" calcext:value-type="float">
            <text:p>57</text:p>
          </table:table-cell>
          <table:table-cell table:formula="of:=[.K10]-[.L1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10])&lt;2;&quot;{0xA7,0,&quot;&amp;[.D10]&amp;&quot;,0x&quot;&amp;DEC2HEX(4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0x18,0x18,     0x83,0x1C0,0x1CB,0xC,0x18,0x2F,0x0}," calcext:value-type="string">
            <text:p>{0xA7,0,0x18,0x18, <text:s text:c="4"/>0x83,0x1C0,0x1CB,0xC,0x18,0x2F,0x0},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 office:value-type="string" calcext:value-type="string">
            <text:p>na</text:p>
          </table:table-cell>
          <table:table-cell table:formula="of:=[.D7]" office:value-type="string" office:string-value="0x18" calcext:value-type="string">
            <text:p>0x18</text:p>
          </table:table-cell>
          <table:table-cell/>
          <table:table-cell table:formula="of:=IF(LEN([.C11])&lt;2;[.F10]+1;[.F10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11]/8)" office:value-type="float" office:value="49" calcext:value-type="float">
            <text:p>49</text:p>
          </table:table-cell>
          <table:table-cell table:formula="of:=[.H11]-[.I11]*8" office:value-type="float" office:value="4" calcext:value-type="float">
            <text:p>4</text:p>
          </table:table-cell>
          <table:table-cell table:formula="of:=[.H11]+23" office:value-type="float" office:value="419" calcext:value-type="float">
            <text:p>419</text:p>
          </table:table-cell>
          <table:table-cell table:formula="of:=INT([.K11]/8)" office:value-type="float" office:value="52" calcext:value-type="float">
            <text:p>52</text:p>
          </table:table-cell>
          <table:table-cell table:formula="of:=[.K11]-[.L11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4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11]" office:value-type="string" office:string-value="0x18" calcext:value-type="string">
            <text:p>0x18</text:p>
          </table:table-cell>
          <table:table-cell/>
          <table:table-cell table:formula="of:=IF(LEN([.C12])&lt;2;[.F11]+1;[.F11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2]/8)" office:value-type="float" office:value="48" calcext:value-type="float">
            <text:p>48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H12]+23" office:value-type="float" office:value="407" calcext:value-type="float">
            <text:p>407</text:p>
          </table:table-cell>
          <table:table-cell table:formula="of:=INT([.K12]/8)" office:value-type="float" office:value="50" calcext:value-type="float">
            <text:p>50</text:p>
          </table:table-cell>
          <table:table-cell table:formula="of:=[.K12]-[.L1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2])&lt;2;&quot;{0xA7,0,&quot;&amp;[.D12]&amp;&quot;,0x&quot;&amp;DEC2HEX(4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12]" office:value-type="string" office:string-value="0x18" calcext:value-type="string">
            <text:p>0x18</text:p>
          </table:table-cell>
          <table:table-cell/>
          <table:table-cell table:formula="of:=IF(LEN([.C13])&lt;2;[.F12]+1;[.F1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3]/8)" office:value-type="float" office:value="48" calcext:value-type="float">
            <text:p>48</text:p>
          </table:table-cell>
          <table:table-cell table:formula="of:=[.H13]-[.I13]*8" office:value-type="float" office:value="0" calcext:value-type="float">
            <text:p>0</text:p>
          </table:table-cell>
          <table:table-cell table:formula="of:=[.H13]+11" office:value-type="float" office:value="395" calcext:value-type="float">
            <text:p>395</text:p>
          </table:table-cell>
          <table:table-cell table:formula="of:=INT([.K13]/8)" office:value-type="float" office:value="49" calcext:value-type="float">
            <text:p>49</text:p>
          </table:table-cell>
          <table:table-cell table:formula="of:=[.K13]-[.L13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3])&lt;2;&quot;{0xA7,0,&quot;&amp;[.D13]&amp;&quot;,0x&quot;&amp;DEC2HEX(4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13]" office:value-type="string" office:string-value="0x18" calcext:value-type="string">
            <text:p>0x18</text:p>
          </table:table-cell>
          <table:table-cell/>
          <table:table-cell table:formula="of:=IF(LEN([.C14])&lt;2;[.F13]+1;[.F13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14]/8)" office:value-type="float" office:value="56" calcext:value-type="float">
            <text:p>56</text:p>
          </table:table-cell>
          <table:table-cell table:formula="of:=[.H14]-[.I14]*8" office:value-type="float" office:value="0" calcext:value-type="float">
            <text:p>0</text:p>
          </table:table-cell>
          <table:table-cell table:formula="of:=[.H14]+11" office:value-type="float" office:value="459" calcext:value-type="float">
            <text:p>459</text:p>
          </table:table-cell>
          <table:table-cell table:formula="of:=INT([.K14]/8)" office:value-type="float" office:value="57" calcext:value-type="float">
            <text:p>57</text:p>
          </table:table-cell>
          <table:table-cell table:formula="of:=[.K14]-[.L14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4])&lt;2;&quot;{0xA7,0,&quot;&amp;[.D14]&amp;&quot;,0x&quot;&amp;DEC2HEX(4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14]" office:value-type="string" office:string-value="0x18" calcext:value-type="string">
            <text:p>0x18</text:p>
          </table:table-cell>
          <table:table-cell/>
          <table:table-cell table:formula="of:=IF(LEN([.C15])&lt;2;[.F14]+1;[.F14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5]/8)" office:value-type="float" office:value="56" calcext:value-type="float">
            <text:p>56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[.H15]+11" office:value-type="float" office:value="459" calcext:value-type="float">
            <text:p>459</text:p>
          </table:table-cell>
          <table:table-cell table:formula="of:=INT([.K15]/8)" office:value-type="float" office:value="57" calcext:value-type="float">
            <text:p>57</text:p>
          </table:table-cell>
          <table:table-cell table:formula="of:=[.K15]-[.L1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5])&lt;2;&quot;{0xA7,0,&quot;&amp;[.D15]&amp;&quot;,0x&quot;&amp;DEC2HEX(4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Gt/Ped</text:p>
          </table:table-cell>
          <table:table-cell office:value-type="string" calcext:value-type="string">
            <text:p>na</text:p>
          </table:table-cell>
          <table:table-cell table:formula="of:=[.D15]" office:value-type="string" office:string-value="0x18" calcext:value-type="string">
            <text:p>0x18</text:p>
          </table:table-cell>
          <table:table-cell/>
          <table:table-cell table:formula="of:=IF(LEN([.C16])&lt;2;[.F15]+1;[.F15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16]/8)" office:value-type="float" office:value="48" calcext:value-type="float">
            <text:p>48</text:p>
          </table:table-cell>
          <table:table-cell table:formula="of:=[.H16]-[.I16]*8" office:value-type="float" office:value="0" calcext:value-type="float">
            <text:p>0</text:p>
          </table:table-cell>
          <table:table-cell table:formula="of:=[.H16]+11" office:value-type="float" office:value="395" calcext:value-type="float">
            <text:p>395</text:p>
          </table:table-cell>
          <table:table-cell table:formula="of:=INT([.K16]/8)" office:value-type="float" office:value="49" calcext:value-type="float">
            <text:p>49</text:p>
          </table:table-cell>
          <table:table-cell table:formula="of:=[.K16]-[.L1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6])&lt;2;&quot;{0xA7,0,&quot;&amp;[.D16]&amp;&quot;,0x&quot;&amp;DEC2HEX(4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35 Tierce Sw/Ped</text:p>
          </table:table-cell>
          <table:table-cell/>
          <table:table-cell table:formula="of:=[.D16]" office:value-type="string" office:string-value="0x18" calcext:value-type="string">
            <text:p>0x18</text:p>
          </table:table-cell>
          <table:table-cell/>
          <table:table-cell table:formula="of:=IF(LEN([.C17])&lt;2;[.F16]+1;[.F16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7]/8)" office:value-type="float" office:value="24" calcext:value-type="float">
            <text:p>24</text:p>
          </table:table-cell>
          <table:table-cell table:formula="of:=[.H17]-[.I17]*8" office:value-type="float" office:value="0" calcext:value-type="float">
            <text:p>0</text:p>
          </table:table-cell>
          <table:table-cell table:formula="of:=[.H17]+23" office:value-type="float" office:value="215" calcext:value-type="float">
            <text:p>215</text:p>
          </table:table-cell>
          <table:table-cell table:formula="of:=INT([.K17]/8)" office:value-type="float" office:value="26" calcext:value-type="float">
            <text:p>26</text:p>
          </table:table-cell>
          <table:table-cell table:formula="of:=[.K17]-[.L1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7])&lt;2;&quot;{0xA7,0,&quot;&amp;[.D17]&amp;&quot;,0x&quot;&amp;DEC2HEX(4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 office:value-type="string" office:string-value="{0xA7,0,0x18,0x1C,     0x80,0xC0,0xD7,0x0,0x18,0xC,0x0}," calcext:value-type="string">
            <text:p>{0xA7,0,0x18,0x1C, <text:s text:c="4"/>0x80,0xC0,0xD7,0x0,0x18,0x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35 Tierce Sw/Ped4</text:p>
          </table:table-cell>
          <table:table-cell/>
          <table:table-cell table:formula="of:=[.D17]" office:value-type="string" office:string-value="0x18" calcext:value-type="string">
            <text:p>0x18</text:p>
          </table:table-cell>
          <table:table-cell/>
          <table:table-cell table:formula="of:=IF(LEN([.C18])&lt;2;[.F17]+1;[.F17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8]/8)" office:value-type="float" office:value="24" calcext:value-type="float">
            <text:p>24</text:p>
          </table:table-cell>
          <table:table-cell table:formula="of:=[.H18]-[.I18]*8" office:value-type="float" office:value="0" calcext:value-type="float">
            <text:p>0</text:p>
          </table:table-cell>
          <table:table-cell table:formula="of:=[.H18]+11" office:value-type="float" office:value="203" calcext:value-type="float">
            <text:p>203</text:p>
          </table:table-cell>
          <table:table-cell table:formula="of:=INT([.K18]/8)" office:value-type="float" office:value="25" calcext:value-type="float">
            <text:p>25</text:p>
          </table:table-cell>
          <table:table-cell table:formula="of:=[.K18]-[.L18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8])&lt;2;&quot;{0xA7,0,&quot;&amp;[.D18]&amp;&quot;,0x&quot;&amp;DEC2HEX(4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 office:value-type="string" office:string-value="{0xA7,0,0x18,0x20,     0x80,0xC0,0xCB,0xC,0x18,0xD,0x0}," calcext:value-type="string">
            <text:p>{0xA7,0,0x18,0x20, <text:s text:c="4"/>0x80,0xC0,0xCB,0xC,0x18,0x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 office:value-type="string" calcext:value-type="string">
            <text:p>na</text:p>
          </table:table-cell>
          <table:table-cell table:formula="of:=[.D18]" office:value-type="string" office:string-value="0x18" calcext:value-type="string">
            <text:p>0x18</text:p>
          </table:table-cell>
          <table:table-cell/>
          <table:table-cell table:formula="of:=IF(LEN([.C19])&lt;2;[.F18]+1;[.F18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9]/8)" office:value-type="float" office:value="24" calcext:value-type="float">
            <text:p>24</text:p>
          </table:table-cell>
          <table:table-cell table:formula="of:=[.H19]-[.I19]*8" office:value-type="float" office:value="0" calcext:value-type="float">
            <text:p>0</text:p>
          </table:table-cell>
          <table:table-cell table:formula="of:=[.H19]+23" office:value-type="float" office:value="215" calcext:value-type="float">
            <text:p>215</text:p>
          </table:table-cell>
          <table:table-cell table:formula="of:=INT([.K19]/8)" office:value-type="float" office:value="26" calcext:value-type="float">
            <text:p>26</text:p>
          </table:table-cell>
          <table:table-cell table:formula="of:=[.K19]-[.L1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9])&lt;2;&quot;{0xA7,0,&quot;&amp;[.D19]&amp;&quot;,0x&quot;&amp;DEC2HEX(4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 office:value-type="string" calcext:value-type="string">
            <text:p>na</text:p>
          </table:table-cell>
          <table:table-cell table:formula="of:=[.D19]" office:value-type="string" office:string-value="0x18" calcext:value-type="string">
            <text:p>0x18</text:p>
          </table:table-cell>
          <table:table-cell/>
          <table:table-cell table:formula="of:=IF(LEN([.C20])&lt;2;[.F19]+1;[.F19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0]/8)" office:value-type="float" office:value="24" calcext:value-type="float">
            <text:p>24</text:p>
          </table:table-cell>
          <table:table-cell table:formula="of:=[.H20]-[.I20]*8" office:value-type="float" office:value="0" calcext:value-type="float">
            <text:p>0</text:p>
          </table:table-cell>
          <table:table-cell table:formula="of:=[.H20]+11" office:value-type="float" office:value="203" calcext:value-type="float">
            <text:p>203</text:p>
          </table:table-cell>
          <table:table-cell table:formula="of:=INT([.K20]/8)" office:value-type="float" office:value="25" calcext:value-type="float">
            <text:p>25</text:p>
          </table:table-cell>
          <table:table-cell table:formula="of:=[.K20]-[.L2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4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13 Larigot Sw/Ped4</text:p>
          </table:table-cell>
          <table:table-cell office:value-type="string" calcext:value-type="string">
            <text:p>na</text:p>
          </table:table-cell>
          <table:table-cell table:formula="of:=[.D20]" office:value-type="string" office:string-value="0x18" calcext:value-type="string">
            <text:p>0x18</text:p>
          </table:table-cell>
          <table:table-cell/>
          <table:table-cell table:formula="of:=IF(LEN([.C21])&lt;2;[.F20]+1;[.F20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1]/8)" office:value-type="float" office:value="24" calcext:value-type="float">
            <text:p>24</text:p>
          </table:table-cell>
          <table:table-cell table:formula="of:=[.H21]-[.I21]*8" office:value-type="float" office:value="0" calcext:value-type="float">
            <text:p>0</text:p>
          </table:table-cell>
          <table:table-cell table:formula="of:=[.H21]+11" office:value-type="float" office:value="203" calcext:value-type="float">
            <text:p>203</text:p>
          </table:table-cell>
          <table:table-cell table:formula="of:=INT([.K21]/8)" office:value-type="float" office:value="25" calcext:value-type="float">
            <text:p>25</text:p>
          </table:table-cell>
          <table:table-cell table:formula="of:=[.K21]-[.L2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4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>
            <text:p/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Octaves 3-4 – 135 middle C, 113 Tenor c)</text:p>
          </table:table-cell>
          <table:table-cell table:style-name="ce24" office:value-type="string" calcext:value-type="string">
            <text:p>25-48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9</text:p>
          </table:table-cell>
          <table:table-cell table:formula="of:=[.F43]" office:value-type="float" office:value="9" calcext:value-type="float">
            <text:p>9</text:p>
          </table:table-cell>
          <table:table-cell table:number-columns-repeated="18"/>
          <table:table-cell table:formula="of:=&quot;{0xA8,0x0,0x0,0x0,       &quot;&amp;[.C25]&amp;&quot;,&quot;&amp;[.D25]&amp;&quot;,0x&quot;&amp;DEC2HEX([.E25])&amp;&quot;,0xFF,0xFF,0xFF,0x5A,0x96},&quot;" office:value-type="string" office:string-value="{0xA8,0x0,0x0,0x0,       0,0x19,0x9,0xFF,0xFF,0xFF,0x5A,0x96}," calcext:value-type="string">
            <text:p>{0xA8,0x0,0x0,0x0, <text:s text:c="6"/>0,0x19,0x9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Sub</text:p>
          </table:table-cell>
          <table:table-cell/>
          <table:table-cell table:formula="of:=[.D25]" office:value-type="string" office:string-value="0x19" calcext:value-type="string">
            <text:p>0x19</text:p>
          </table:table-cell>
          <table:table-cell/>
          <table:table-cell table:formula="of:=IF(LEN([.C27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27]/8)" office:value-type="float" office:value="52" calcext:value-type="float">
            <text:p>52</text:p>
          </table:table-cell>
          <table:table-cell table:formula="of:=[.H27]-[.I27]*8" office:value-type="float" office:value="4" calcext:value-type="float">
            <text:p>4</text:p>
          </table:table-cell>
          <table:table-cell table:formula="of:=[.H27]+23" office:value-type="float" office:value="443" calcext:value-type="float">
            <text:p>443</text:p>
          </table:table-cell>
          <table:table-cell table:formula="of:=INT([.K27]/8)" office:value-type="float" office:value="55" calcext:value-type="float">
            <text:p>55</text:p>
          </table:table-cell>
          <table:table-cell table:formula="of:=[.K27]-[.L27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7])&lt;2;&quot;{0xA7,0,&quot;&amp;[.D27]&amp;&quot;,0x&quot;&amp;DEC2HEX(4*[.F27])&amp;&quot;,     &quot;&amp;[.G27]&amp;&quot;,0x&quot;&amp;DEC2HEX([.I27]*8+[.J27])&amp;&quot;,0x&quot;&amp;DEC2HEX([.L27]*8+[.M27])&amp;&quot;,0x&quot;&amp;RIGHT(DEC2HEX([.N27]);2)&amp;&quot;,0x&quot;&amp;DEC2HEX([.P27]*8+[.Q27])&amp;&quot;,0x&quot;&amp;DEC2HEX([.S27]*8+[.T27])&amp;&quot;,0x&quot;&amp;DEC2HEX([.V27]*8+[.W27])&amp;&quot;},&quot;;&quot;&quot;)" office:value-type="string" office:string-value="{0xA7,0,0x19,0x4,     0x83,0x1A4,0x1BB,0x0,0x18,0x1D,0x0}," calcext:value-type="string">
            <text:p>{0xA7,0,0x19,0x4, <text:s text:c="4"/>0x83,0x1A4,0x1BB,0x0,0x18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<text:s/></text:p>
          </table:table-cell>
          <table:table-cell/>
          <table:table-cell table:formula="of:=[.D27]" office:value-type="string" office:string-value="0x19" calcext:value-type="string">
            <text:p>0x19</text:p>
          </table:table-cell>
          <table:table-cell/>
          <table:table-cell table:formula="of:=IF(LEN([.C28])&lt;2;[.F27]+1;[.F2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table:formula="of:=INT([.H28]/8)" office:value-type="float" office:value="51" calcext:value-type="float">
            <text:p>51</text:p>
          </table:table-cell>
          <table:table-cell table:formula="of:=[.H28]-[.I28]*8" office:value-type="float" office:value="0" calcext:value-type="float">
            <text:p>0</text:p>
          </table:table-cell>
          <table:table-cell table:formula="of:=[.H28]+23" office:value-type="float" office:value="431" calcext:value-type="float">
            <text:p>431</text:p>
          </table:table-cell>
          <table:table-cell table:formula="of:=INT([.K28]/8)" office:value-type="float" office:value="53" calcext:value-type="float">
            <text:p>53</text:p>
          </table:table-cell>
          <table:table-cell table:formula="of:=[.K28]-[.L2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28])&lt;2;&quot;{0xA7,0,&quot;&amp;[.D28]&amp;&quot;,0x&quot;&amp;DEC2HEX(4*[.F28])&amp;&quot;,     &quot;&amp;[.G28]&amp;&quot;,0x&quot;&amp;DEC2HEX([.I28]*8+[.J28])&amp;&quot;,0x&quot;&amp;DEC2HEX([.L28]*8+[.M28])&amp;&quot;,0x&quot;&amp;RIGHT(DEC2HEX([.N28]);2)&amp;&quot;,0x&quot;&amp;DEC2HEX([.P28]*8+[.Q28])&amp;&quot;,0x&quot;&amp;DEC2HEX([.S28]*8+[.T28])&amp;&quot;,0x&quot;&amp;DEC2HEX([.V28]*8+[.W28])&amp;&quot;},&quot;;&quot;&quot;)" office:value-type="string" office:string-value="{0xA7,0,0x19,0x8,     3,0x198,0x1AF,0x0,0x18,0x0,0x1E}," calcext:value-type="string">
            <text:p>{0xA7,0,0x19,0x8, <text:s text:c="4"/>3,0x198,0x1AF,0x0,0x18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Super</text:p>
          </table:table-cell>
          <table:table-cell/>
          <table:table-cell table:formula="of:=[.D28]" office:value-type="string" office:string-value="0x19" calcext:value-type="string">
            <text:p>0x19</text:p>
          </table:table-cell>
          <table:table-cell/>
          <table:table-cell table:formula="of:=IF(LEN([.C29])&lt;2;[.F28]+1;[.F28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29]/8)" office:value-type="float" office:value="49" calcext:value-type="float">
            <text:p>49</text:p>
          </table:table-cell>
          <table:table-cell table:formula="of:=[.H29]-[.I29]*8" office:value-type="float" office:value="4" calcext:value-type="float">
            <text:p>4</text:p>
          </table:table-cell>
          <table:table-cell table:formula="of:=[.H29]+23" office:value-type="float" office:value="419" calcext:value-type="float">
            <text:p>419</text:p>
          </table:table-cell>
          <table:table-cell table:formula="of:=INT([.K29]/8)" office:value-type="float" office:value="52" calcext:value-type="float">
            <text:p>52</text:p>
          </table:table-cell>
          <table:table-cell table:formula="of:=[.K29]-[.L2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9])&lt;2;&quot;{0xA7,0,&quot;&amp;[.D29]&amp;&quot;,0x&quot;&amp;DEC2HEX(4*[.F29])&amp;&quot;,     &quot;&amp;[.G29]&amp;&quot;,0x&quot;&amp;DEC2HEX([.I29]*8+[.J29])&amp;&quot;,0x&quot;&amp;DEC2HEX([.L29]*8+[.M29])&amp;&quot;,0x&quot;&amp;RIGHT(DEC2HEX([.N29]);2)&amp;&quot;,0x&quot;&amp;DEC2HEX([.P29]*8+[.Q29])&amp;&quot;,0x&quot;&amp;DEC2HEX([.S29]*8+[.T29])&amp;&quot;,0x&quot;&amp;DEC2HEX([.V29]*8+[.W29])&amp;&quot;},&quot;;&quot;&quot;)" office:value-type="string" office:string-value="{0xA7,0,0x19,0xC,     0x83,0x18C,0x1A3,0x0,0x18,0x1F,0x0}," calcext:value-type="string">
            <text:p>{0xA7,0,0x19,0xC, <text:s text:c="4"/>0x83,0x18C,0x1A3,0x0,0x18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16</text:p>
          </table:table-cell>
          <table:table-cell/>
          <table:table-cell table:formula="of:=[.D28]" office:value-type="string" office:string-value="0x19" calcext:value-type="string">
            <text:p>0x19</text:p>
          </table:table-cell>
          <table:table-cell/>
          <table:table-cell table:formula="of:=IF(LEN([.C30])&lt;2;[.F29]+1;[.F29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30]/8)" office:value-type="float" office:value="60" calcext:value-type="float">
            <text:p>60</text:p>
          </table:table-cell>
          <table:table-cell table:formula="of:=[.H30]-[.I30]*8" office:value-type="float" office:value="4" calcext:value-type="float">
            <text:p>4</text:p>
          </table:table-cell>
          <table:table-cell table:formula="of:=[.H30]+23" office:value-type="float" office:value="507" calcext:value-type="float">
            <text:p>507</text:p>
          </table:table-cell>
          <table:table-cell table:formula="of:=INT([.K30]/8)" office:value-type="float" office:value="63" calcext:value-type="float">
            <text:p>63</text:p>
          </table:table-cell>
          <table:table-cell table:formula="of:=[.K30]-[.L3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IF(LEN([.C30])&lt;2;&quot;{0xA7,0,&quot;&amp;[.D30]&amp;&quot;,0x&quot;&amp;DEC2HEX(4*[.F30])&amp;&quot;,     &quot;&amp;[.G30]&amp;&quot;,0x&quot;&amp;DEC2HEX([.I30]*8+[.J30])&amp;&quot;,0x&quot;&amp;DEC2HEX([.L30]*8+[.M30])&amp;&quot;,0x&quot;&amp;RIGHT(DEC2HEX([.N30]);2)&amp;&quot;,0x&quot;&amp;DEC2HEX([.P30]*8+[.Q30])&amp;&quot;,0x&quot;&amp;DEC2HEX([.S30]*8+[.T30])&amp;&quot;,0x&quot;&amp;DEC2HEX([.V30]*8+[.W30])&amp;&quot;},&quot;;&quot;&quot;)" office:value-type="string" office:string-value="{0xA7,0,0x19,0x10,     0x83,0x1E4,0x1FB,0x0,0x18,0x2D,0x0}," calcext:value-type="string">
            <text:p>{0xA7,0,0x19,0x10, <text:s text:c="4"/>0x83,0x1E4,0x1FB,0x0,0x18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</text:p>
          </table:table-cell>
          <table:table-cell/>
          <table:table-cell table:formula="of:=[.D29]" office:value-type="string" office:string-value="0x19" calcext:value-type="string">
            <text:p>0x19</text:p>
          </table:table-cell>
          <table:table-cell/>
          <table:table-cell table:formula="of:=IF(LEN([.C31])&lt;2;[.F30]+1;[.F30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31]/8)" office:value-type="float" office:value="59" calcext:value-type="float">
            <text:p>59</text:p>
          </table:table-cell>
          <table:table-cell table:formula="of:=[.H31]-[.I31]*8" office:value-type="float" office:value="0" calcext:value-type="float">
            <text:p>0</text:p>
          </table:table-cell>
          <table:table-cell table:formula="of:=[.H31]+23" office:value-type="float" office:value="495" calcext:value-type="float">
            <text:p>495</text:p>
          </table:table-cell>
          <table:table-cell table:formula="of:=INT([.K31]/8)" office:value-type="float" office:value="61" calcext:value-type="float">
            <text:p>61</text:p>
          </table:table-cell>
          <table:table-cell table:formula="of:=[.K31]-[.L3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31])&lt;2;&quot;{0xA7,0,&quot;&amp;[.D31]&amp;&quot;,0x&quot;&amp;DEC2HEX(4*[.F31])&amp;&quot;,     &quot;&amp;[.G31]&amp;&quot;,0x&quot;&amp;DEC2HEX([.I31]*8+[.J31])&amp;&quot;,0x&quot;&amp;DEC2HEX([.L31]*8+[.M31])&amp;&quot;,0x&quot;&amp;RIGHT(DEC2HEX([.N31]);2)&amp;&quot;,0x&quot;&amp;DEC2HEX([.P31]*8+[.Q31])&amp;&quot;,0x&quot;&amp;DEC2HEX([.S31]*8+[.T31])&amp;&quot;,0x&quot;&amp;DEC2HEX([.V31]*8+[.W31])&amp;&quot;},&quot;;&quot;&quot;)" office:value-type="string" office:string-value="{0xA7,0,0x19,0x14,     0x83,0x1D8,0x1EF,0x0,0x18,0x2E,0x0}," calcext:value-type="string">
            <text:p>{0xA7,0,0x19,0x14, <text:s text:c="4"/>0x83,0x1D8,0x1EF,0x0,0x18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4</text:p>
          </table:table-cell>
          <table:table-cell/>
          <table:table-cell table:formula="of:=[.D31]" office:value-type="string" office:string-value="0x19" calcext:value-type="string">
            <text:p>0x19</text:p>
          </table:table-cell>
          <table:table-cell/>
          <table:table-cell table:formula="of:=IF(LEN([.C32])&lt;2;[.F31]+1;[.F31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32]/8)" office:value-type="float" office:value="57" calcext:value-type="float">
            <text:p>57</text:p>
          </table:table-cell>
          <table:table-cell table:formula="of:=[.H32]-[.I32]*8" office:value-type="float" office:value="4" calcext:value-type="float">
            <text:p>4</text:p>
          </table:table-cell>
          <table:table-cell table:formula="of:=[.H32]+23" office:value-type="float" office:value="483" calcext:value-type="float">
            <text:p>483</text:p>
          </table:table-cell>
          <table:table-cell table:formula="of:=INT([.K32]/8)" office:value-type="float" office:value="60" calcext:value-type="float">
            <text:p>60</text:p>
          </table:table-cell>
          <table:table-cell table:formula="of:=[.K32]-[.L3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32])&lt;2;&quot;{0xA7,0,&quot;&amp;[.D32]&amp;&quot;,0x&quot;&amp;DEC2HEX(4*[.F32])&amp;&quot;,     &quot;&amp;[.G32]&amp;&quot;,0x&quot;&amp;DEC2HEX([.I32]*8+[.J32])&amp;&quot;,0x&quot;&amp;DEC2HEX([.L32]*8+[.M32])&amp;&quot;,0x&quot;&amp;RIGHT(DEC2HEX([.N32]);2)&amp;&quot;,0x&quot;&amp;DEC2HEX([.P32]*8+[.Q32])&amp;&quot;,0x&quot;&amp;DEC2HEX([.S32]*8+[.T32])&amp;&quot;,0x&quot;&amp;DEC2HEX([.V32]*8+[.W32])&amp;&quot;},&quot;;&quot;&quot;)" office:value-type="string" office:string-value="{0xA7,0,0x19,0x18,     0x83,0x1CC,0x1E3,0x0,0x18,0x2F,0x0}," calcext:value-type="string">
            <text:p>{0xA7,0,0x19,0x18, <text:s text:c="4"/>0x83,0x1CC,0x1E3,0x0,0x18,0x2F,0x0},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 office:value-type="string" calcext:value-type="string">
            <text:p>na</text:p>
          </table:table-cell>
          <table:table-cell table:formula="of:=[.D29]" office:value-type="string" office:string-value="0x19" calcext:value-type="string">
            <text:p>0x19</text:p>
          </table:table-cell>
          <table:table-cell/>
          <table:table-cell table:formula="of:=IF(LEN([.C33])&lt;2;[.F32]+1;[.F3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33]/8)" office:value-type="float" office:value="49" calcext:value-type="float">
            <text:p>49</text:p>
          </table:table-cell>
          <table:table-cell table:formula="of:=[.H33]-[.I33]*8" office:value-type="float" office:value="4" calcext:value-type="float">
            <text:p>4</text:p>
          </table:table-cell>
          <table:table-cell table:formula="of:=[.H33]+23" office:value-type="float" office:value="419" calcext:value-type="float">
            <text:p>419</text:p>
          </table:table-cell>
          <table:table-cell table:formula="of:=INT([.K33]/8)" office:value-type="float" office:value="52" calcext:value-type="float">
            <text:p>52</text:p>
          </table:table-cell>
          <table:table-cell table:formula="of:=[.K33]-[.L33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3])&lt;2;&quot;{0xA7,0,&quot;&amp;[.D33]&amp;&quot;,0x&quot;&amp;DEC2HEX(4*[.F33])&amp;&quot;,     &quot;&amp;[.G33]&amp;&quot;,0x&quot;&amp;DEC2HEX([.I33]*8+[.J33])&amp;&quot;,0x&quot;&amp;DEC2HEX([.L33]*8+[.M33])&amp;&quot;,0x&quot;&amp;RIGHT(DEC2HEX([.N33]);2)&amp;&quot;,0x&quot;&amp;DEC2HEX([.P33]*8+[.Q33])&amp;&quot;,0x&quot;&amp;DEC2HEX([.S33]*8+[.T33])&amp;&quot;,0x&quot;&amp;DEC2HEX([.V33]*8+[.W3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33]" office:value-type="string" office:string-value="0x19" calcext:value-type="string">
            <text:p>0x19</text:p>
          </table:table-cell>
          <table:table-cell/>
          <table:table-cell table:formula="of:=IF(LEN([.C34])&lt;2;[.F33]+1;[.F33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34]/8)" office:value-type="float" office:value="48" calcext:value-type="float">
            <text:p>48</text:p>
          </table:table-cell>
          <table:table-cell table:formula="of:=[.H34]-[.I34]*8" office:value-type="float" office:value="0" calcext:value-type="float">
            <text:p>0</text:p>
          </table:table-cell>
          <table:table-cell table:formula="of:=[.H34]+23" office:value-type="float" office:value="407" calcext:value-type="float">
            <text:p>407</text:p>
          </table:table-cell>
          <table:table-cell table:formula="of:=INT([.K34]/8)" office:value-type="float" office:value="50" calcext:value-type="float">
            <text:p>50</text:p>
          </table:table-cell>
          <table:table-cell table:formula="of:=[.K34]-[.L3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34])&lt;2;&quot;{0xA7,0,&quot;&amp;[.D34]&amp;&quot;,0x&quot;&amp;DEC2HEX(4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34]" office:value-type="string" office:string-value="0x19" calcext:value-type="string">
            <text:p>0x19</text:p>
          </table:table-cell>
          <table:table-cell/>
          <table:table-cell table:formula="of:=IF(LEN([.C35])&lt;2;[.F34]+1;[.F34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35]/8)" office:value-type="float" office:value="48" calcext:value-type="float">
            <text:p>48</text:p>
          </table:table-cell>
          <table:table-cell table:formula="of:=[.H35]-[.I35]*8" office:value-type="float" office:value="0" calcext:value-type="float">
            <text:p>0</text:p>
          </table:table-cell>
          <table:table-cell table:formula="of:=[.H35]+11" office:value-type="float" office:value="395" calcext:value-type="float">
            <text:p>395</text:p>
          </table:table-cell>
          <table:table-cell table:formula="of:=INT([.K35]/8)" office:value-type="float" office:value="49" calcext:value-type="float">
            <text:p>49</text:p>
          </table:table-cell>
          <table:table-cell table:formula="of:=[.K35]-[.L3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table:style-name="ce19" office:value-type="string" calcext:value-type="string">
            <text:p>Gt </text:p>
          </table:table-cell>
          <table:table-cell table:style-name="ce19" office:value-type="string" calcext:value-type="string">
            <text:p>8 Vox <text:s/></text:p>
          </table:table-cell>
          <table:table-cell table:style-name="ce19" office:value-type="string" calcext:value-type="string">
            <text:p>na</text:p>
          </table:table-cell>
          <table:table-cell table:formula="of:=[.D35]" office:value-type="string" office:string-value="0x19" calcext:value-type="string">
            <text:p>0x19</text:p>
          </table:table-cell>
          <table:table-cell/>
          <table:table-cell table:formula="of:=IF(LEN([.C36])&lt;2;[.F35]+1;[.F35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table:formula="of:=INT([.H36]/8)" office:value-type="float" office:value="56" calcext:value-type="float">
            <text:p>56</text:p>
          </table:table-cell>
          <table:table-cell table:style-name="ce19" table:formula="of:=[.H36]-[.I36]*8" office:value-type="float" office:value="0" calcext:value-type="float">
            <text:p>0</text:p>
          </table:table-cell>
          <table:table-cell table:style-name="ce19" table:formula="of:=[.H36]+11" office:value-type="float" office:value="459" calcext:value-type="float">
            <text:p>459</text:p>
          </table:table-cell>
          <table:table-cell table:style-name="ce19" table:formula="of:=INT([.K36]/8)" office:value-type="float" office:value="57" calcext:value-type="float">
            <text:p>57</text:p>
          </table:table-cell>
          <table:table-cell table:style-name="ce19" table:formula="of:=[.K36]-[.L36]*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>
            <text:p/>
          </table:table-cell>
          <table:table-cell table:style-name="ce19" table:number-columns-repeated="1000"/>
        </table:table-row>
        <table:table-row table:style-name="ro2">
          <table:table-cell table:style-name="ce19" office:value-type="string" calcext:value-type="string">
            <text:p>Gt</text:p>
          </table:table-cell>
          <table:table-cell table:style-name="ce19" office:value-type="string" calcext:value-type="string">
            <text:p>8 Vox Super</text:p>
          </table:table-cell>
          <table:table-cell table:style-name="ce19" office:value-type="string" calcext:value-type="string">
            <text:p>na</text:p>
          </table:table-cell>
          <table:table-cell table:formula="of:=[.D36]" office:value-type="string" office:string-value="0x19" calcext:value-type="string">
            <text:p>0x19</text:p>
          </table:table-cell>
          <table:table-cell/>
          <table:table-cell table:formula="of:=IF(LEN([.C37])&lt;2;[.F36]+1;[.F36])" office:value-type="float" office:value="6" calcext:value-type="float">
            <text:p>6</text:p>
          </table:table-cell>
          <table:table-cell table:style-name="ce19" office:value-type="string" calcext:value-type="string">
            <text:p>0x83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table:formula="of:=INT([.H37]/8)" office:value-type="float" office:value="56" calcext:value-type="float">
            <text:p>56</text:p>
          </table:table-cell>
          <table:table-cell table:style-name="ce19" table:formula="of:=[.H37]-[.I37]*8" office:value-type="float" office:value="0" calcext:value-type="float">
            <text:p>0</text:p>
          </table:table-cell>
          <table:table-cell table:style-name="ce19" table:formula="of:=[.H37]+11" office:value-type="float" office:value="459" calcext:value-type="float">
            <text:p>459</text:p>
          </table:table-cell>
          <table:table-cell table:style-name="ce19" table:formula="of:=INT([.K37]/8)" office:value-type="float" office:value="57" calcext:value-type="float">
            <text:p>57</text:p>
          </table:table-cell>
          <table:table-cell table:style-name="ce19" table:formula="of:=[.K37]-[.L37]*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>
            <text:p/>
          </table:table-cell>
          <table:table-cell table:style-name="ce19" table:number-columns-repeated="1000"/>
        </table:table-row>
        <table:table-row table:style-name="ro2">
          <table:table-cell table:style-name="ce19" office:value-type="string" calcext:value-type="string">
            <text:p>Ped</text:p>
          </table:table-cell>
          <table:table-cell table:style-name="ce19" office:value-type="string" calcext:value-type="string">
            <text:p>8 Vox Gt/Ped</text:p>
          </table:table-cell>
          <table:table-cell table:style-name="ce19" office:value-type="string" calcext:value-type="string">
            <text:p>na</text:p>
          </table:table-cell>
          <table:table-cell table:formula="of:=[.D37]" office:value-type="string" office:string-value="0x19" calcext:value-type="string">
            <text:p>0x19</text:p>
          </table:table-cell>
          <table:table-cell/>
          <table:table-cell table:formula="of:=IF(LEN([.C38])&lt;2;[.F37]+1;[.F37])" office:value-type="float" office:value="6" calcext:value-type="float">
            <text:p>6</text:p>
          </table:table-cell>
          <table:table-cell table:style-name="ce19" office:value-type="string" calcext:value-type="string">
            <text:p>0x80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table:formula="of:=INT([.H38]/8)" office:value-type="float" office:value="48" calcext:value-type="float">
            <text:p>48</text:p>
          </table:table-cell>
          <table:table-cell table:style-name="ce19" table:formula="of:=[.H38]-[.I38]*8" office:value-type="float" office:value="0" calcext:value-type="float">
            <text:p>0</text:p>
          </table:table-cell>
          <table:table-cell table:style-name="ce19" table:formula="of:=[.H38]+11" office:value-type="float" office:value="395" calcext:value-type="float">
            <text:p>395</text:p>
          </table:table-cell>
          <table:table-cell table:style-name="ce19" table:formula="of:=INT([.K38]/8)" office:value-type="float" office:value="49" calcext:value-type="float">
            <text:p>49</text:p>
          </table:table-cell>
          <table:table-cell table:style-name="ce19" table:formula="of:=[.K38]-[.L38]*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>
            <text:p/>
          </table:table-cell>
          <table:table-cell table:style-name="ce19" table:number-columns-repeated="1000"/>
        </table:table-row>
        <table:table-row table:style-name="ro2">
          <table:table-cell table:style-name="ce19" office:value-type="string" calcext:value-type="string">
            <text:p>Ped</text:p>
          </table:table-cell>
          <table:table-cell table:style-name="ce19" office:value-type="string" calcext:value-type="string">
            <text:p>135 Tierce Sw/Ped</text:p>
          </table:table-cell>
          <table:table-cell table:style-name="ce19"/>
          <table:table-cell table:formula="of:=[.D38]" office:value-type="string" office:string-value="0x19" calcext:value-type="string">
            <text:p>0x19</text:p>
          </table:table-cell>
          <table:table-cell/>
          <table:table-cell table:formula="of:=IF(LEN([.C39])&lt;2;[.F38]+1;[.F38])" office:value-type="float" office:value="7" calcext:value-type="float">
            <text:p>7</text:p>
          </table:table-cell>
          <table:table-cell table:style-name="ce19" office:value-type="string" calcext:value-type="string">
            <text:p>0x8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formula="of:=INT([.H39]/8)" office:value-type="float" office:value="27" calcext:value-type="float">
            <text:p>27</text:p>
          </table:table-cell>
          <table:table-cell table:style-name="ce19" table:formula="of:=[.H39]-[.I39]*8" office:value-type="float" office:value="0" calcext:value-type="float">
            <text:p>0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table:formula="of:=INT([.K39]/8)" office:value-type="float" office:value="27" calcext:value-type="float">
            <text:p>27</text:p>
          </table:table-cell>
          <table:table-cell table:style-name="ce19" table:formula="of:=[.K39]-[.L39]*8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39])&lt;2;&quot;{0xA7,0,&quot;&amp;[.D39]&amp;&quot;,0x&quot;&amp;DEC2HEX(4*[.F39])&amp;&quot;,     &quot;&amp;[.G39]&amp;&quot;,0x&quot;&amp;DEC2HEX([.I39]*8+[.J39])&amp;&quot;,0x&quot;&amp;DEC2HEX([.L39]*8+[.M39])&amp;&quot;,0x&quot;&amp;RIGHT(DEC2HEX([.N39]);2)&amp;&quot;,0x&quot;&amp;DEC2HEX([.P39]*8+[.Q39])&amp;&quot;,0x&quot;&amp;DEC2HEX([.S39]*8+[.T39])&amp;&quot;,0x&quot;&amp;DEC2HEX([.V39]*8+[.W39])&amp;&quot;},&quot;;&quot;&quot;)" office:value-type="string" office:string-value="{0xA7,0,0x19,0x1C,     0x80,0xD8,0xDF,0x0,0x18,0xC,0x0}," calcext:value-type="string">
            <text:p>{0xA7,0,0x19,0x1C, <text:s text:c="4"/>0x80,0xD8,0xDF,0x0,0x18,0xC,0x0},</text:p>
          </table:table-cell>
          <table:table-cell table:style-name="ce19" table:number-columns-repeated="1000"/>
        </table:table-row>
        <table:table-row table:style-name="ro2">
          <table:table-cell table:style-name="ce19" office:value-type="string" calcext:value-type="string">
            <text:p>Ped</text:p>
          </table:table-cell>
          <table:table-cell table:style-name="ce19" office:value-type="string" calcext:value-type="string">
            <text:p>135 Tierce Sw/Ped4</text:p>
          </table:table-cell>
          <table:table-cell table:style-name="ce19"/>
          <table:table-cell table:formula="of:=[.D39]" office:value-type="string" office:string-value="0x19" calcext:value-type="string">
            <text:p>0x19</text:p>
          </table:table-cell>
          <table:table-cell/>
          <table:table-cell table:formula="of:=IF(LEN([.C40])&lt;2;[.F39]+1;[.F39])" office:value-type="float" office:value="8" calcext:value-type="float">
            <text:p>8</text:p>
          </table:table-cell>
          <table:table-cell table:style-name="ce19" office:value-type="string" calcext:value-type="string">
            <text:p>0x80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table:formula="of:=INT([.H40]/8)" office:value-type="float" office:value="25" calcext:value-type="float">
            <text:p>25</text:p>
          </table:table-cell>
          <table:table-cell table:style-name="ce19" table:formula="of:=[.H40]-[.I40]*8" office:value-type="float" office:value="4" calcext:value-type="float">
            <text:p>4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table:formula="of:=INT([.K40]/8)" office:value-type="float" office:value="27" calcext:value-type="float">
            <text:p>27</text:p>
          </table:table-cell>
          <table:table-cell table:style-name="ce19" table:formula="of:=[.K40]-[.L40]*8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formula="of:=IF(LEN([.C40])&lt;2;&quot;{0xA7,0,&quot;&amp;[.D40]&amp;&quot;,0x&quot;&amp;DEC2HEX(4*[.F40])&amp;&quot;,     &quot;&amp;[.G40]&amp;&quot;,0x&quot;&amp;DEC2HEX([.I40]*8+[.J40])&amp;&quot;,0x&quot;&amp;DEC2HEX([.L40]*8+[.M40])&amp;&quot;,0x&quot;&amp;RIGHT(DEC2HEX([.N40]);2)&amp;&quot;,0x&quot;&amp;DEC2HEX([.P40]*8+[.Q40])&amp;&quot;,0x&quot;&amp;DEC2HEX([.S40]*8+[.T40])&amp;&quot;,0x&quot;&amp;DEC2HEX([.V40]*8+[.W40])&amp;&quot;},&quot;;&quot;&quot;)" office:value-type="string" office:string-value="{0xA7,0,0x19,0x20,     0x80,0xCC,0xDF,0x0,0x18,0xD,0x0}," calcext:value-type="string">
            <text:p>{0xA7,0,0x19,0x20, <text:s text:c="4"/>0x80,0xCC,0xDF,0x0,0x18,0xD,0x0},</text:p>
          </table:table-cell>
          <table:table-cell table:style-name="ce19"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 office:value-type="string" calcext:value-type="string">
            <text:p>na</text:p>
          </table:table-cell>
          <table:table-cell table:formula="of:=[.D40]" office:value-type="string" office:string-value="0x19" calcext:value-type="string">
            <text:p>0x19</text:p>
          </table:table-cell>
          <table:table-cell/>
          <table:table-cell table:formula="of:=IF(LEN([.C41])&lt;2;[.F40]+1;[.F40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41]/8)" office:value-type="float" office:value="24" calcext:value-type="float">
            <text:p>24</text:p>
          </table:table-cell>
          <table:table-cell table:formula="of:=[.H41]-[.I41]*8" office:value-type="float" office:value="0" calcext:value-type="float">
            <text:p>0</text:p>
          </table:table-cell>
          <table:table-cell table:formula="of:=[.H41]+23" office:value-type="float" office:value="215" calcext:value-type="float">
            <text:p>215</text:p>
          </table:table-cell>
          <table:table-cell table:formula="of:=INT([.K41]/8)" office:value-type="float" office:value="26" calcext:value-type="float">
            <text:p>26</text:p>
          </table:table-cell>
          <table:table-cell table:formula="of:=[.K41]-[.L4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1])&lt;2;&quot;{0xA7,0,&quot;&amp;[.D41]&amp;&quot;,0x&quot;&amp;DEC2HEX(4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 office:value-type="string" calcext:value-type="string">
            <text:p>na</text:p>
          </table:table-cell>
          <table:table-cell table:formula="of:=[.D41]" office:value-type="string" office:string-value="0x19" calcext:value-type="string">
            <text:p>0x19</text:p>
          </table:table-cell>
          <table:table-cell/>
          <table:table-cell table:formula="of:=IF(LEN([.C42])&lt;2;[.F41]+1;[.F41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42]/8)" office:value-type="float" office:value="24" calcext:value-type="float">
            <text:p>24</text:p>
          </table:table-cell>
          <table:table-cell table:formula="of:=[.H42]-[.I42]*8" office:value-type="float" office:value="0" calcext:value-type="float">
            <text:p>0</text:p>
          </table:table-cell>
          <table:table-cell table:formula="of:=[.H42]+11" office:value-type="float" office:value="203" calcext:value-type="float">
            <text:p>203</text:p>
          </table:table-cell>
          <table:table-cell table:formula="of:=INT([.K42]/8)" office:value-type="float" office:value="25" calcext:value-type="float">
            <text:p>25</text:p>
          </table:table-cell>
          <table:table-cell table:formula="of:=[.K42]-[.L42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2])&lt;2;&quot;{0xA7,0,&quot;&amp;[.D42]&amp;&quot;,0x&quot;&amp;DEC2HEX(4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13 Larigot Sw/Ped4</text:p>
          </table:table-cell>
          <table:table-cell/>
          <table:table-cell table:formula="of:=[.D42]" office:value-type="string" office:string-value="0x19" calcext:value-type="string">
            <text:p>0x19</text:p>
          </table:table-cell>
          <table:table-cell/>
          <table:table-cell table:formula="of:=IF(LEN([.C43])&lt;2;[.F42]+1;[.F42])" office:value-type="float" office:value="9" calcext:value-type="float">
            <text:p>9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43]/8)" office:value-type="float" office:value="24" calcext:value-type="float">
            <text:p>24</text:p>
          </table:table-cell>
          <table:table-cell table:formula="of:=[.H43]-[.I43]*8" office:value-type="float" office:value="0" calcext:value-type="float">
            <text:p>0</text:p>
          </table:table-cell>
          <table:table-cell table:formula="of:=[.H43]+23" office:value-type="float" office:value="215" calcext:value-type="float">
            <text:p>215</text:p>
          </table:table-cell>
          <table:table-cell table:formula="of:=INT([.K43]/8)" office:value-type="float" office:value="26" calcext:value-type="float">
            <text:p>26</text:p>
          </table:table-cell>
          <table:table-cell table:formula="of:=[.K43]-[.L4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3])&lt;2;&quot;{0xA7,0,&quot;&amp;[.D43]&amp;&quot;,0x&quot;&amp;DEC2HEX(4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;&quot;&quot;)" office:value-type="string" office:string-value="{0xA7,0,0x19,0x24,     0x80,0xC0,0xD7,0x0,0x19,0xD,0x0}," calcext:value-type="string">
            <text:p>{0xA7,0,0x19,0x24, <text:s text:c="4"/>0x80,0xC0,0xD7,0x0,0x19,0xD,0x0},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Octaves 5 – 135 high C, 113 Sop c: Vox 2’ octave)</text:p>
          </table:table-cell>
          <table:table-cell table:style-name="ce24" office:value-type="string" calcext:value-type="string">
            <text:p>49-61: Vox 13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A</text:p>
          </table:table-cell>
          <table:table-cell table:formula="of:=[.F68]" office:value-type="float" office:value="15" calcext:value-type="float">
            <text:p>15</text:p>
          </table:table-cell>
          <table:table-cell table:number-columns-repeated="18"/>
          <table:table-cell table:formula="of:=&quot;{0xA8,0x0,0x0,0x0,       &quot;&amp;[.C47]&amp;&quot;,&quot;&amp;[.D47]&amp;&quot;,0x&quot;&amp;DEC2HEX([.E47])&amp;&quot;,0xFF,0xFF,0xFF,0x5A,0x96},&quot;" office:value-type="string" office:string-value="{0xA8,0x0,0x0,0x0,       0,0x1A,0xF,0xFF,0xFF,0xFF,0x5A,0x96}," calcext:value-type="string">
            <text:p>{0xA8,0x0,0x0,0x0, <text:s text:c="6"/>0,0x1A,0xF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office:value-type="string" calcext:value-type="string">
            <text:p>Stre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Sub</text:p>
          </table:table-cell>
          <table:table-cell/>
          <table:table-cell table:formula="of:=[.D47]" office:value-type="string" office:string-value="0x1A" calcext:value-type="string">
            <text:p>0x1A</text:p>
          </table:table-cell>
          <table:table-cell/>
          <table:table-cell table:formula="of:=IF(LEN([.C49])&lt;2;1;0)" office:value-type="float" office:value="1" calcext:value-type="float">
            <text:p>1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49]/8)" office:value-type="float" office:value="55" calcext:value-type="float">
            <text:p>55</text:p>
          </table:table-cell>
          <table:table-cell table:formula="of:=[.H49]-[.I49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49]/8)" office:value-type="float" office:value="55" calcext:value-type="float">
            <text:p>55</text:p>
          </table:table-cell>
          <table:table-cell table:formula="of:=[.K49]-[.L49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9])&lt;2;&quot;{0xA7,0,&quot;&amp;[.D49]&amp;&quot;,0x&quot;&amp;DEC2HEX(4*[.F49])&amp;&quot;,     &quot;&amp;[.G49]&amp;&quot;,0x&quot;&amp;DEC2HEX([.I49]*8+[.J49])&amp;&quot;,0x&quot;&amp;DEC2HEX([.L49]*8+[.M49])&amp;&quot;,0x&quot;&amp;RIGHT(DEC2HEX([.N49]);2)&amp;&quot;,0x&quot;&amp;DEC2HEX([.P49]*8+[.Q49])&amp;&quot;,0x&quot;&amp;DEC2HEX([.S49]*8+[.T49])&amp;&quot;,0x&quot;&amp;DEC2HEX([.V49]*8+[.W49])&amp;&quot;},&quot;;&quot;&quot;)" office:value-type="string" office:string-value="{0xA7,0,0x1A,0x4,     0x83,0x1BC,0x1BC,0x0,0x18,0x1D,0x0}," calcext:value-type="string">
            <text:p>{0xA7,0,0x1A,0x4, <text:s text:c="4"/>0x83,0x1BC,0x1BC,0x0,0x18,0x1D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<text:s/></text:p>
          </table:table-cell>
          <table:table-cell/>
          <table:table-cell table:formula="of:=[.D49]" office:value-type="string" office:string-value="0x1A" calcext:value-type="string">
            <text:p>0x1A</text:p>
          </table:table-cell>
          <table:table-cell/>
          <table:table-cell table:formula="of:=IF(LEN([.C50])&lt;2;[.F49]+1;[.F49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table:formula="of:=INT([.H50]/8)" office:value-type="float" office:value="54" calcext:value-type="float">
            <text:p>54</text:p>
          </table:table-cell>
          <table:table-cell table:formula="of:=[.H50]-[.I50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50]/8)" office:value-type="float" office:value="55" calcext:value-type="float">
            <text:p>55</text:p>
          </table:table-cell>
          <table:table-cell table:formula="of:=[.K50]-[.L50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50])&lt;2;&quot;{0xA7,0,&quot;&amp;[.D50]&amp;&quot;,0x&quot;&amp;DEC2HEX(4*[.F50])&amp;&quot;,     &quot;&amp;[.G50]&amp;&quot;,0x&quot;&amp;DEC2HEX([.I50]*8+[.J50])&amp;&quot;,0x&quot;&amp;DEC2HEX([.L50]*8+[.M50])&amp;&quot;,0x&quot;&amp;RIGHT(DEC2HEX([.N50]);2)&amp;&quot;,0x&quot;&amp;DEC2HEX([.P50]*8+[.Q50])&amp;&quot;,0x&quot;&amp;DEC2HEX([.S50]*8+[.T50])&amp;&quot;,0x&quot;&amp;DEC2HEX([.V50]*8+[.W50])&amp;&quot;},&quot;;&quot;&quot;)" office:value-type="string" office:string-value="{0xA7,0,0x1A,0x8,     3,0x1B0,0x1BC,0x0,0x18,0x0,0x1E}," calcext:value-type="string">
            <text:p>{0xA7,0,0x1A,0x8, <text:s text:c="4"/>3,0x1B0,0x1BC,0x0,0x18,0x0,0x1E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135 Tierce Super</text:p>
          </table:table-cell>
          <table:table-cell/>
          <table:table-cell table:formula="of:=[.D50]" office:value-type="string" office:string-value="0x1A" calcext:value-type="string">
            <text:p>0x1A</text:p>
          </table:table-cell>
          <table:table-cell/>
          <table:table-cell table:formula="of:=IF(LEN([.C51])&lt;2;[.F50]+1;[.F50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51]/8)" office:value-type="float" office:value="52" calcext:value-type="float">
            <text:p>52</text:p>
          </table:table-cell>
          <table:table-cell table:formula="of:=[.H51]-[.I51]*8" office:value-type="float" office:value="4" calcext:value-type="float">
            <text:p>4</text:p>
          </table:table-cell>
          <table:table-cell table:formula="of:=[.H51]+12" office:value-type="float" office:value="432" calcext:value-type="float">
            <text:p>432</text:p>
          </table:table-cell>
          <table:table-cell table:formula="of:=INT([.K51]/8)" office:value-type="float" office:value="54" calcext:value-type="float">
            <text:p>54</text:p>
          </table:table-cell>
          <table:table-cell table:formula="of:=[.K51]-[.L5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1])&lt;2;&quot;{0xA7,0,&quot;&amp;[.D51]&amp;&quot;,0x&quot;&amp;DEC2HEX(4*[.F51])&amp;&quot;,     &quot;&amp;[.G51]&amp;&quot;,0x&quot;&amp;DEC2HEX([.I51]*8+[.J51])&amp;&quot;,0x&quot;&amp;DEC2HEX([.L51]*8+[.M51])&amp;&quot;,0x&quot;&amp;RIGHT(DEC2HEX([.N51]);2)&amp;&quot;,0x&quot;&amp;DEC2HEX([.P51]*8+[.Q51])&amp;&quot;,0x&quot;&amp;DEC2HEX([.S51]*8+[.T51])&amp;&quot;,0x&quot;&amp;DEC2HEX([.V51]*8+[.W51])&amp;&quot;},&quot;;&quot;&quot;)" office:value-type="string" office:string-value="{0xA7,0,0x1A,0xC,     0x83,0x1A4,0x1B0,0x0,0x18,0x1F,0x0}," calcext:value-type="string">
            <text:p>{0xA7,0,0x1A,0xC, <text:s text:c="4"/>0x83,0x1A4,0x1B0,0x0,0x18,0x1F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16</text:p>
          </table:table-cell>
          <table:table-cell/>
          <table:table-cell table:formula="of:=[.D51]" office:value-type="string" office:string-value="0x1A" calcext:value-type="string">
            <text:p>0x1A</text:p>
          </table:table-cell>
          <table:table-cell/>
          <table:table-cell table:formula="of:=IF(LEN([.C52])&lt;2;[.F51]+1;[.F51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52]/8)" office:value-type="float" office:value="63" calcext:value-type="float">
            <text:p>63</text:p>
          </table:table-cell>
          <table:table-cell table:formula="of:=[.H52]-[.I52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52]/8)" office:value-type="float" office:value="63" calcext:value-type="float">
            <text:p>63</text:p>
          </table:table-cell>
          <table:table-cell table:formula="of:=[.K52]-[.L52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IF(LEN([.C52])&lt;2;&quot;{0xA7,0,&quot;&amp;[.D52]&amp;&quot;,0x&quot;&amp;DEC2HEX(4*[.F52])&amp;&quot;,     &quot;&amp;[.G52]&amp;&quot;,0x&quot;&amp;DEC2HEX([.I52]*8+[.J52])&amp;&quot;,0x&quot;&amp;DEC2HEX([.L52]*8+[.M52])&amp;&quot;,0x&quot;&amp;RIGHT(DEC2HEX([.N52]);2)&amp;&quot;,0x&quot;&amp;DEC2HEX([.P52]*8+[.Q52])&amp;&quot;,0x&quot;&amp;DEC2HEX([.S52]*8+[.T52])&amp;&quot;,0x&quot;&amp;DEC2HEX([.V52]*8+[.W52])&amp;&quot;},&quot;;&quot;&quot;)" office:value-type="string" office:string-value="{0xA7,0,0x1A,0x10,     0x83,0x1FC,0x1FC,0x0,0x18,0x2D,0x0}," calcext:value-type="string">
            <text:p>{0xA7,0,0x1A,0x10, <text:s text:c="4"/>0x83,0x1FC,0x1FC,0x0,0x18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</text:p>
          </table:table-cell>
          <table:table-cell/>
          <table:table-cell table:formula="of:=[.D52]" office:value-type="string" office:string-value="0x1A" calcext:value-type="string">
            <text:p>0x1A</text:p>
          </table:table-cell>
          <table:table-cell/>
          <table:table-cell table:formula="of:=IF(LEN([.C53])&lt;2;[.F52]+1;[.F52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52]-12" office:value-type="float" office:value="496" calcext:value-type="float">
            <text:p>496</text:p>
          </table:table-cell>
          <table:table-cell table:formula="of:=INT([.H53]/8)" office:value-type="float" office:value="62" calcext:value-type="float">
            <text:p>62</text:p>
          </table:table-cell>
          <table:table-cell table:formula="of:=[.H53]-[.I53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53]/8)" office:value-type="float" office:value="63" calcext:value-type="float">
            <text:p>63</text:p>
          </table:table-cell>
          <table:table-cell table:formula="of:=[.K53]-[.L5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LEN([.C53])&lt;2;&quot;{0xA7,0,&quot;&amp;[.D53]&amp;&quot;,0x&quot;&amp;DEC2HEX(4*[.F53])&amp;&quot;,     &quot;&amp;[.G53]&amp;&quot;,0x&quot;&amp;DEC2HEX([.I53]*8+[.J53])&amp;&quot;,0x&quot;&amp;DEC2HEX([.L53]*8+[.M53])&amp;&quot;,0x&quot;&amp;RIGHT(DEC2HEX([.N53]);2)&amp;&quot;,0x&quot;&amp;DEC2HEX([.P53]*8+[.Q53])&amp;&quot;,0x&quot;&amp;DEC2HEX([.S53]*8+[.T53])&amp;&quot;,0x&quot;&amp;DEC2HEX([.V53]*8+[.W53])&amp;&quot;},&quot;;&quot;&quot;)" office:value-type="string" office:string-value="{0xA7,0,0x1A,0x14,     0x83,0x1F0,0x1FC,0x0,0x18,0x2E,0x0}," calcext:value-type="string">
            <text:p>{0xA7,0,0x1A,0x14, <text:s text:c="4"/>0x83,0x1F0,0x1FC,0x0,0x18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35 Sw/Gt4</text:p>
          </table:table-cell>
          <table:table-cell/>
          <table:table-cell table:formula="of:=[.D53]" office:value-type="string" office:string-value="0x1A" calcext:value-type="string">
            <text:p>0x1A</text:p>
          </table:table-cell>
          <table:table-cell/>
          <table:table-cell table:formula="of:=IF(LEN([.C54])&lt;2;[.F53]+1;[.F53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53]-12" office:value-type="float" office:value="484" calcext:value-type="float">
            <text:p>484</text:p>
          </table:table-cell>
          <table:table-cell table:formula="of:=INT([.H54]/8)" office:value-type="float" office:value="60" calcext:value-type="float">
            <text:p>60</text:p>
          </table:table-cell>
          <table:table-cell table:formula="of:=[.H54]-[.I54]*8" office:value-type="float" office:value="4" calcext:value-type="float">
            <text:p>4</text:p>
          </table:table-cell>
          <table:table-cell table:formula="of:=[.H54]+24" office:value-type="float" office:value="508" calcext:value-type="float">
            <text:p>508</text:p>
          </table:table-cell>
          <table:table-cell table:formula="of:=INT([.K54]/8)" office:value-type="float" office:value="63" calcext:value-type="float">
            <text:p>63</text:p>
          </table:table-cell>
          <table:table-cell table:formula="of:=[.K54]-[.L5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LEN([.C54])&lt;2;&quot;{0xA7,0,&quot;&amp;[.D54]&amp;&quot;,0x&quot;&amp;DEC2HEX(4*[.F54])&amp;&quot;,     &quot;&amp;[.G54]&amp;&quot;,0x&quot;&amp;DEC2HEX([.I54]*8+[.J54])&amp;&quot;,0x&quot;&amp;DEC2HEX([.L54]*8+[.M54])&amp;&quot;,0x&quot;&amp;RIGHT(DEC2HEX([.N54]);2)&amp;&quot;,0x&quot;&amp;DEC2HEX([.P54]*8+[.Q54])&amp;&quot;,0x&quot;&amp;DEC2HEX([.S54]*8+[.T54])&amp;&quot;,0x&quot;&amp;DEC2HEX([.V54]*8+[.W54])&amp;&quot;},&quot;;&quot;&quot;)" office:value-type="string" office:string-value="{0xA7,0,0x1A,0x18,     0x83,0x1E4,0x1FC,0x0,0x18,0x2F,0x0}," calcext:value-type="string">
            <text:p>{0xA7,0,0x1A,0x18, <text:s text:c="4"/>0x83,0x1E4,0x1FC,0x0,0x18,0x2F,0x0},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/>
          <table:table-cell table:formula="of:=[.D54]" office:value-type="string" office:string-value="0x1A" calcext:value-type="string">
            <text:p>0x1A</text:p>
          </table:table-cell>
          <table:table-cell/>
          <table:table-cell table:formula="of:=IF(LEN([.C55])&lt;2;[.F54]+1;[.F54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55]/8)" office:value-type="float" office:value="54" calcext:value-type="float">
            <text:p>54</text:p>
          </table:table-cell>
          <table:table-cell table:formula="of:=[.H55]-[.I55]*8" office:value-type="float" office:value="0" calcext:value-type="float">
            <text:p>0</text:p>
          </table:table-cell>
          <table:table-cell table:formula="of:=[.H55]+11" office:value-type="float" office:value="443" calcext:value-type="float">
            <text:p>443</text:p>
          </table:table-cell>
          <table:table-cell table:formula="of:=INT([.K55]/8)" office:value-type="float" office:value="55" calcext:value-type="float">
            <text:p>55</text:p>
          </table:table-cell>
          <table:table-cell table:formula="of:=[.K55]-[.L55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5])&lt;2;&quot;{0xA7,0,&quot;&amp;[.D55]&amp;&quot;,0x&quot;&amp;DEC2HEX(4*[.F55])&amp;&quot;,     &quot;&amp;[.G55]&amp;&quot;,0x&quot;&amp;DEC2HEX([.I55]*8+[.J55])&amp;&quot;,0x&quot;&amp;DEC2HEX([.L55]*8+[.M55])&amp;&quot;,0x&quot;&amp;RIGHT(DEC2HEX([.N55]);2)&amp;&quot;,0x&quot;&amp;DEC2HEX([.P55]*8+[.Q55])&amp;&quot;,0x&quot;&amp;DEC2HEX([.S55]*8+[.T55])&amp;&quot;,0x&quot;&amp;DEC2HEX([.V55]*8+[.W55])&amp;&quot;},&quot;;&quot;&quot;)" office:value-type="string" office:string-value="{0xA7,0,0x1A,0x1C,     0x83,0x1B0,0x1BB,0xD,0x13,0x1D,0x0}," calcext:value-type="string">
            <text:p>{0xA7,0,0x1A,0x1C, <text:s text:c="4"/>0x83,0x1B0,0x1BB,0xD,0x13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/>
          <table:table-cell table:formula="of:=[.D55]" office:value-type="string" office:string-value="0x1A" calcext:value-type="string">
            <text:p>0x1A</text:p>
          </table:table-cell>
          <table:table-cell/>
          <table:table-cell table:formula="of:=IF(LEN([.C56])&lt;2;[.F55]+1;[.F55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H55]-12" office:value-type="float" office:value="420" calcext:value-type="float">
            <text:p>420</text:p>
          </table:table-cell>
          <table:table-cell table:formula="of:=INT([.H56]/8)" office:value-type="float" office:value="52" calcext:value-type="float">
            <text:p>52</text:p>
          </table:table-cell>
          <table:table-cell table:formula="of:=[.H56]-[.I56]*8" office:value-type="float" office:value="4" calcext:value-type="float">
            <text:p>4</text:p>
          </table:table-cell>
          <table:table-cell table:formula="of:=[.H56]+11" office:value-type="float" office:value="431" calcext:value-type="float">
            <text:p>431</text:p>
          </table:table-cell>
          <table:table-cell table:formula="of:=INT([.K56]/8)" office:value-type="float" office:value="53" calcext:value-type="float">
            <text:p>53</text:p>
          </table:table-cell>
          <table:table-cell table:formula="of:=[.K56]-[.L56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56])&lt;2;&quot;{0xA7,0,&quot;&amp;[.D56]&amp;&quot;,0x&quot;&amp;DEC2HEX(4*[.F56])&amp;&quot;,     &quot;&amp;[.G56]&amp;&quot;,0x&quot;&amp;DEC2HEX([.I56]*8+[.J56])&amp;&quot;,0x&quot;&amp;DEC2HEX([.L56]*8+[.M56])&amp;&quot;,0x&quot;&amp;RIGHT(DEC2HEX([.N56]);2)&amp;&quot;,0x&quot;&amp;DEC2HEX([.P56]*8+[.Q56])&amp;&quot;,0x&quot;&amp;DEC2HEX([.S56]*8+[.T56])&amp;&quot;,0x&quot;&amp;DEC2HEX([.V56]*8+[.W56])&amp;&quot;},&quot;;&quot;&quot;)" office:value-type="string" office:string-value="{0xA7,0,0x1A,0x20,     3,0x1A4,0x1AF,0xD,0x13,0x0,0x1E}," calcext:value-type="string">
            <text:p>{0xA7,0,0x1A,0x20, <text:s text:c="4"/>3,0x1A4,0x1AF,0xD,0x13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/>
          <table:table-cell table:formula="of:=[.D56]" office:value-type="string" office:string-value="0x1A" calcext:value-type="string">
            <text:p>0x1A</text:p>
          </table:table-cell>
          <table:table-cell/>
          <table:table-cell table:formula="of:=IF(LEN([.C57])&lt;2;[.F56]+1;[.F56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table:formula="of:=[.H56]-12" office:value-type="float" office:value="408" calcext:value-type="float">
            <text:p>408</text:p>
          </table:table-cell>
          <table:table-cell table:formula="of:=INT([.H57]/8)" office:value-type="float" office:value="51" calcext:value-type="float">
            <text:p>51</text:p>
          </table:table-cell>
          <table:table-cell table:formula="of:=[.H57]-[.I57]*8" office:value-type="float" office:value="0" calcext:value-type="float">
            <text:p>0</text:p>
          </table:table-cell>
          <table:table-cell table:formula="of:=[.H57]+11" office:value-type="float" office:value="419" calcext:value-type="float">
            <text:p>419</text:p>
          </table:table-cell>
          <table:table-cell table:formula="of:=INT([.K57]/8)" office:value-type="float" office:value="52" calcext:value-type="float">
            <text:p>52</text:p>
          </table:table-cell>
          <table:table-cell table:formula="of:=[.K57]-[.L57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7])&lt;2;&quot;{0xA7,0,&quot;&amp;[.D57]&amp;&quot;,0x&quot;&amp;DEC2HEX(4*[.F57])&amp;&quot;,     &quot;&amp;[.G57]&amp;&quot;,0x&quot;&amp;DEC2HEX([.I57]*8+[.J57])&amp;&quot;,0x&quot;&amp;DEC2HEX([.L57]*8+[.M57])&amp;&quot;,0x&quot;&amp;RIGHT(DEC2HEX([.N57]);2)&amp;&quot;,0x&quot;&amp;DEC2HEX([.P57]*8+[.Q57])&amp;&quot;,0x&quot;&amp;DEC2HEX([.S57]*8+[.T57])&amp;&quot;,0x&quot;&amp;DEC2HEX([.V57]*8+[.W57])&amp;&quot;},&quot;;&quot;&quot;)" office:value-type="string" office:string-value="{0xA7,0,0x1A,0x24,     0x83,0x198,0x1A3,0xD,0x13,0x1F,0x0}," calcext:value-type="string">
            <text:p>{0xA7,0,0x1A,0x24, <text:s text:c="4"/>0x83,0x198,0x1A3,0xD,0x13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16</text:p>
          </table:table-cell>
          <table:table-cell/>
          <table:table-cell table:formula="of:=[.D57]" office:value-type="string" office:string-value="0x1A" calcext:value-type="string">
            <text:p>0x1A</text:p>
          </table:table-cell>
          <table:table-cell/>
          <table:table-cell table:formula="of:=IF(LEN([.C58])&lt;2;[.F57]+1;[.F57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office:value-type="float" office:value="496" calcext:value-type="float">
            <text:p>496</text:p>
          </table:table-cell>
          <table:table-cell table:formula="of:=INT([.H58]/8)" office:value-type="float" office:value="62" calcext:value-type="float">
            <text:p>62</text:p>
          </table:table-cell>
          <table:table-cell table:formula="of:=[.H58]-[.I58]*8" office:value-type="float" office:value="0" calcext:value-type="float">
            <text:p>0</text:p>
          </table:table-cell>
          <table:table-cell table:formula="of:=[.H58]+11" office:value-type="float" office:value="507" calcext:value-type="float">
            <text:p>507</text:p>
          </table:table-cell>
          <table:table-cell table:formula="of:=INT([.K58]/8)" office:value-type="float" office:value="63" calcext:value-type="float">
            <text:p>63</text:p>
          </table:table-cell>
          <table:table-cell table:formula="of:=[.K58]-[.L58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8])&lt;2;&quot;{0xA7,0,&quot;&amp;[.D58]&amp;&quot;,0x&quot;&amp;DEC2HEX(4*[.F58])&amp;&quot;,     &quot;&amp;[.G58]&amp;&quot;,0x&quot;&amp;DEC2HEX([.I58]*8+[.J58])&amp;&quot;,0x&quot;&amp;DEC2HEX([.L58]*8+[.M58])&amp;&quot;,0x&quot;&amp;RIGHT(DEC2HEX([.N58]);2)&amp;&quot;,0x&quot;&amp;DEC2HEX([.P58]*8+[.Q58])&amp;&quot;,0x&quot;&amp;DEC2HEX([.S58]*8+[.T58])&amp;&quot;,0x&quot;&amp;DEC2HEX([.V58]*8+[.W58])&amp;&quot;},&quot;;&quot;&quot;)" office:value-type="string" office:string-value="{0xA7,0,0x1A,0x28,     0x83,0x1F0,0x1FB,0xD,0x13,0x2D,0x0}," calcext:value-type="string">
            <text:p>{0xA7,0,0x1A,0x28, <text:s text:c="4"/>0x83,0x1F0,0x1FB,0xD,0x13,0x2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</text:p>
          </table:table-cell>
          <table:table-cell/>
          <table:table-cell table:formula="of:=[.D58]" office:value-type="string" office:string-value="0x1A" calcext:value-type="string">
            <text:p>0x1A</text:p>
          </table:table-cell>
          <table:table-cell/>
          <table:table-cell table:formula="of:=IF(LEN([.C59])&lt;2;[.F58]+1;[.F58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table:formula="of:=[.H58]-12" office:value-type="float" office:value="484" calcext:value-type="float">
            <text:p>484</text:p>
          </table:table-cell>
          <table:table-cell table:formula="of:=INT([.H59]/8)" office:value-type="float" office:value="60" calcext:value-type="float">
            <text:p>60</text:p>
          </table:table-cell>
          <table:table-cell table:formula="of:=[.H59]-[.I59]*8" office:value-type="float" office:value="4" calcext:value-type="float">
            <text:p>4</text:p>
          </table:table-cell>
          <table:table-cell table:formula="of:=[.H59]+11" office:value-type="float" office:value="495" calcext:value-type="float">
            <text:p>495</text:p>
          </table:table-cell>
          <table:table-cell table:formula="of:=INT([.K59]/8)" office:value-type="float" office:value="61" calcext:value-type="float">
            <text:p>61</text:p>
          </table:table-cell>
          <table:table-cell table:formula="of:=[.K59]-[.L59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9])&lt;2;&quot;{0xA7,0,&quot;&amp;[.D59]&amp;&quot;,0x&quot;&amp;DEC2HEX(4*[.F59])&amp;&quot;,     &quot;&amp;[.G59]&amp;&quot;,0x&quot;&amp;DEC2HEX([.I59]*8+[.J59])&amp;&quot;,0x&quot;&amp;DEC2HEX([.L59]*8+[.M59])&amp;&quot;,0x&quot;&amp;RIGHT(DEC2HEX([.N59]);2)&amp;&quot;,0x&quot;&amp;DEC2HEX([.P59]*8+[.Q59])&amp;&quot;,0x&quot;&amp;DEC2HEX([.S59]*8+[.T59])&amp;&quot;,0x&quot;&amp;DEC2HEX([.V59]*8+[.W59])&amp;&quot;},&quot;;&quot;&quot;)" office:value-type="string" office:string-value="{0xA7,0,0x1A,0x2C,     0x83,0x1E4,0x1EF,0xD,0x13,0x2E,0x0}," calcext:value-type="string">
            <text:p>{0xA7,0,0x1A,0x2C, <text:s text:c="4"/>0x83,0x1E4,0x1EF,0xD,0x13,0x2E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w/Gt4</text:p>
          </table:table-cell>
          <table:table-cell/>
          <table:table-cell table:formula="of:=[.D59]" office:value-type="string" office:string-value="0x1A" calcext:value-type="string">
            <text:p>0x1A</text:p>
          </table:table-cell>
          <table:table-cell/>
          <table:table-cell table:formula="of:=IF(LEN([.C60])&lt;2;[.F59]+1;[.F59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59]-12" office:value-type="float" office:value="472" calcext:value-type="float">
            <text:p>472</text:p>
          </table:table-cell>
          <table:table-cell table:formula="of:=INT([.H60]/8)" office:value-type="float" office:value="59" calcext:value-type="float">
            <text:p>59</text:p>
          </table:table-cell>
          <table:table-cell table:formula="of:=[.H60]-[.I60]*8" office:value-type="float" office:value="0" calcext:value-type="float">
            <text:p>0</text:p>
          </table:table-cell>
          <table:table-cell table:formula="of:=[.H60]+11" office:value-type="float" office:value="483" calcext:value-type="float">
            <text:p>483</text:p>
          </table:table-cell>
          <table:table-cell table:formula="of:=INT([.K60]/8)" office:value-type="float" office:value="60" calcext:value-type="float">
            <text:p>60</text:p>
          </table:table-cell>
          <table:table-cell table:formula="of:=[.K60]-[.L60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0])&lt;2;&quot;{0xA7,0,&quot;&amp;[.D60]&amp;&quot;,0x&quot;&amp;DEC2HEX(4*[.F60])&amp;&quot;,     &quot;&amp;[.G60]&amp;&quot;,0x&quot;&amp;DEC2HEX([.I60]*8+[.J60])&amp;&quot;,0x&quot;&amp;DEC2HEX([.L60]*8+[.M60])&amp;&quot;,0x&quot;&amp;RIGHT(DEC2HEX([.N60]);2)&amp;&quot;,0x&quot;&amp;DEC2HEX([.P60]*8+[.Q60])&amp;&quot;,0x&quot;&amp;DEC2HEX([.S60]*8+[.T60])&amp;&quot;,0x&quot;&amp;DEC2HEX([.V60]*8+[.W60])&amp;&quot;},&quot;;&quot;&quot;)" office:value-type="string" office:string-value="{0xA7,0,0x1A,0x30,     0x83,0x1D8,0x1E3,0xD,0x13,0x2F,0x0}," calcext:value-type="string">
            <text:p>{0xA7,0,0x1A,0x30, <text:s text:c="4"/>0x83,0x1D8,0x1E3,0xD,0x13,0x2F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/>
          <table:table-cell table:formula="of:=[.D60]" office:value-type="string" office:string-value="0x1A" calcext:value-type="string">
            <text:p>0x1A</text:p>
          </table:table-cell>
          <table:table-cell/>
          <table:table-cell table:formula="of:=IF(LEN([.C61])&lt;2;[.F60]+1;[.F60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formula="of:=INT([.H61]/8)" office:value-type="float" office:value="60" calcext:value-type="float">
            <text:p>60</text:p>
          </table:table-cell>
          <table:table-cell table:formula="of:=[.H61]-[.I61]*8" office:value-type="float" office:value="4" calcext:value-type="float">
            <text:p>4</text:p>
          </table:table-cell>
          <table:table-cell table:formula="of:=[.H61]+11" office:value-type="float" office:value="495" calcext:value-type="float">
            <text:p>495</text:p>
          </table:table-cell>
          <table:table-cell table:formula="of:=INT([.K61]/8)" office:value-type="float" office:value="61" calcext:value-type="float">
            <text:p>61</text:p>
          </table:table-cell>
          <table:table-cell table:formula="of:=[.K61]-[.L61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1])&lt;2;&quot;{0xA7,0,&quot;&amp;[.D61]&amp;&quot;,0x&quot;&amp;DEC2HEX(4*[.F61])&amp;&quot;,     &quot;&amp;[.G61]&amp;&quot;,0x&quot;&amp;DEC2HEX([.I61]*8+[.J61])&amp;&quot;,0x&quot;&amp;DEC2HEX([.L61]*8+[.M61])&amp;&quot;,0x&quot;&amp;RIGHT(DEC2HEX([.N61]);2)&amp;&quot;,0x&quot;&amp;DEC2HEX([.P61]*8+[.Q61])&amp;&quot;,0x&quot;&amp;DEC2HEX([.S61]*8+[.T61])&amp;&quot;,0x&quot;&amp;DEC2HEX([.V61]*8+[.W61])&amp;&quot;},&quot;;&quot;&quot;)" office:value-type="string" office:string-value="{0xA7,0,0x1A,0x34,     3,0x1E4,0x1EF,0xD,0x25,0x0,0x0}," calcext:value-type="string">
            <text:p>{0xA7,0,0x1A,0x34, <text:s text:c="4"/>3,0x1E4,0x1EF,0xD,0x25,0x0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/>
          <table:table-cell table:formula="of:=[.D61]" office:value-type="string" office:string-value="0x1A" calcext:value-type="string">
            <text:p>0x1A</text:p>
          </table:table-cell>
          <table:table-cell/>
          <table:table-cell table:formula="of:=IF(LEN([.C62])&lt;2;[.F61]+1;[.F61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table:formula="of:=[.H61]-12" office:value-type="float" office:value="472" calcext:value-type="float">
            <text:p>472</text:p>
          </table:table-cell>
          <table:table-cell table:formula="of:=INT([.H62]/8)" office:value-type="float" office:value="59" calcext:value-type="float">
            <text:p>59</text:p>
          </table:table-cell>
          <table:table-cell table:formula="of:=[.H62]-[.I62]*8" office:value-type="float" office:value="0" calcext:value-type="float">
            <text:p>0</text:p>
          </table:table-cell>
          <table:table-cell table:formula="of:=[.H62]+11" office:value-type="float" office:value="483" calcext:value-type="float">
            <text:p>483</text:p>
          </table:table-cell>
          <table:table-cell table:formula="of:=INT([.K62]/8)" office:value-type="float" office:value="60" calcext:value-type="float">
            <text:p>60</text:p>
          </table:table-cell>
          <table:table-cell table:formula="of:=[.K62]-[.L62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2])&lt;2;&quot;{0xA7,0,&quot;&amp;[.D62]&amp;&quot;,0x&quot;&amp;DEC2HEX(4*[.F62])&amp;&quot;,     &quot;&amp;[.G62]&amp;&quot;,0x&quot;&amp;DEC2HEX([.I62]*8+[.J62])&amp;&quot;,0x&quot;&amp;DEC2HEX([.L62]*8+[.M62])&amp;&quot;,0x&quot;&amp;RIGHT(DEC2HEX([.N62]);2)&amp;&quot;,0x&quot;&amp;DEC2HEX([.P62]*8+[.Q62])&amp;&quot;,0x&quot;&amp;DEC2HEX([.S62]*8+[.T62])&amp;&quot;,0x&quot;&amp;DEC2HEX([.V62]*8+[.W62])&amp;&quot;},&quot;;&quot;&quot;)" office:value-type="string" office:string-value="{0xA7,0,0x1A,0x38,     0x83,0x1D8,0x1E3,0xD,0x25,0x2C,0x0}," calcext:value-type="string">
            <text:p>{0xA7,0,0x1A,0x38, <text:s text:c="4"/>0x83,0x1D8,0x1E3,0xD,0x25,0x2C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Gt/Ped</text:p>
          </table:table-cell>
          <table:table-cell office:value-type="string" calcext:value-type="string">
            <text:p>na</text:p>
          </table:table-cell>
          <table:table-cell table:formula="of:=[.D62]" office:value-type="string" office:string-value="0x1A" calcext:value-type="string">
            <text:p>0x1A</text:p>
          </table:table-cell>
          <table:table-cell/>
          <table:table-cell table:formula="of:=IF(LEN([.C63])&lt;2;[.F62]+1;[.F62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3]/8)" office:value-type="float" office:value="27" calcext:value-type="float">
            <text:p>27</text:p>
          </table:table-cell>
          <table:table-cell table:formula="of:=[.H63]-[.I6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3]/8)" office:value-type="float" office:value="27" calcext:value-type="float">
            <text:p>27</text:p>
          </table:table-cell>
          <table:table-cell table:formula="of:=[.K63]-[.L63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3])&lt;2;&quot;{0xA7,0,&quot;&amp;[.D63]&amp;&quot;,0x&quot;&amp;DEC2HEX(4*[.F63])&amp;&quot;,     &quot;&amp;[.G63]&amp;&quot;,0x&quot;&amp;DEC2HEX([.I63]*8+[.J63])&amp;&quot;,0x&quot;&amp;DEC2HEX([.L63]*8+[.M63])&amp;&quot;,0x&quot;&amp;RIGHT(DEC2HEX([.N63]);2)&amp;&quot;,0x&quot;&amp;DEC2HEX([.P63]*8+[.Q63])&amp;&quot;,0x&quot;&amp;DEC2HEX([.S63]*8+[.T63])&amp;&quot;,0x&quot;&amp;DEC2HEX([.V63]*8+[.W63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35 Tierce Sw/Ped</text:p>
          </table:table-cell>
          <table:table-cell office:value-type="string" calcext:value-type="string">
            <text:p>na</text:p>
          </table:table-cell>
          <table:table-cell table:formula="of:=[.D63]" office:value-type="string" office:string-value="0x1A" calcext:value-type="string">
            <text:p>0x1A</text:p>
          </table:table-cell>
          <table:table-cell/>
          <table:table-cell table:formula="of:=IF(LEN([.C64])&lt;2;[.F63]+1;[.F63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4]/8)" office:value-type="float" office:value="27" calcext:value-type="float">
            <text:p>27</text:p>
          </table:table-cell>
          <table:table-cell table:formula="of:=[.H64]-[.I64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4]/8)" office:value-type="float" office:value="27" calcext:value-type="float">
            <text:p>27</text:p>
          </table:table-cell>
          <table:table-cell table:formula="of:=[.K64]-[.L6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4])&lt;2;&quot;{0xA7,0,&quot;&amp;[.D64]&amp;&quot;,0x&quot;&amp;DEC2HEX(4*[.F64])&amp;&quot;,     &quot;&amp;[.G64]&amp;&quot;,0x&quot;&amp;DEC2HEX([.I64]*8+[.J64])&amp;&quot;,0x&quot;&amp;DEC2HEX([.L64]*8+[.M64])&amp;&quot;,0x&quot;&amp;RIGHT(DEC2HEX([.N64]);2)&amp;&quot;,0x&quot;&amp;DEC2HEX([.P64]*8+[.Q64])&amp;&quot;,0x&quot;&amp;DEC2HEX([.S64]*8+[.T64])&amp;&quot;,0x&quot;&amp;DEC2HEX([.V64]*8+[.W64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35 Tierce Sw/Ped4</text:p>
          </table:table-cell>
          <table:table-cell office:value-type="string" calcext:value-type="string">
            <text:p>na</text:p>
          </table:table-cell>
          <table:table-cell table:formula="of:=[.D64]" office:value-type="string" office:string-value="0x1A" calcext:value-type="string">
            <text:p>0x1A</text:p>
          </table:table-cell>
          <table:table-cell/>
          <table:table-cell table:formula="of:=IF(LEN([.C65])&lt;2;[.F64]+1;[.F64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65]/8)" office:value-type="float" office:value="25" calcext:value-type="float">
            <text:p>25</text:p>
          </table:table-cell>
          <table:table-cell table:formula="of:=[.H65]-[.I6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65]/8)" office:value-type="float" office:value="27" calcext:value-type="float">
            <text:p>27</text:p>
          </table:table-cell>
          <table:table-cell table:formula="of:=[.K65]-[.L6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5])&lt;2;&quot;{0xA7,0,&quot;&amp;[.D65]&amp;&quot;,0x&quot;&amp;DEC2HEX(4*[.F65])&amp;&quot;,     &quot;&amp;[.G65]&amp;&quot;,0x&quot;&amp;DEC2HEX([.I65]*8+[.J65])&amp;&quot;,0x&quot;&amp;DEC2HEX([.L65]*8+[.M65])&amp;&quot;,0x&quot;&amp;RIGHT(DEC2HEX([.N65]);2)&amp;&quot;,0x&quot;&amp;DEC2HEX([.P65]*8+[.Q65])&amp;&quot;,0x&quot;&amp;DEC2HEX([.S65]*8+[.T65])&amp;&quot;,0x&quot;&amp;DEC2HEX([.V65]*8+[.W65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</text:p>
          </table:table-cell>
          <table:table-cell office:value-type="string" calcext:value-type="string">
            <text:p>na</text:p>
          </table:table-cell>
          <table:table-cell table:formula="of:=[.D65]" office:value-type="string" office:string-value="0x1A" calcext:value-type="string">
            <text:p>0x1A</text:p>
          </table:table-cell>
          <table:table-cell/>
          <table:table-cell table:formula="of:=IF(LEN([.C66])&lt;2;[.F65]+1;[.F65])" office:value-type="float" office:value="14" calcext:value-type="float">
            <text:p>14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6]/8)" office:value-type="float" office:value="27" calcext:value-type="float">
            <text:p>27</text:p>
          </table:table-cell>
          <table:table-cell table:formula="of:=[.H66]-[.I66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6]/8)" office:value-type="float" office:value="27" calcext:value-type="float">
            <text:p>27</text:p>
          </table:table-cell>
          <table:table-cell table:formula="of:=[.K66]-[.L66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6])&lt;2;&quot;{0xA7,0,&quot;&amp;[.D66]&amp;&quot;,0x&quot;&amp;DEC2HEX(4*[.F66])&amp;&quot;,     &quot;&amp;[.G66]&amp;&quot;,0x&quot;&amp;DEC2HEX([.I66]*8+[.J66])&amp;&quot;,0x&quot;&amp;DEC2HEX([.L66]*8+[.M66])&amp;&quot;,0x&quot;&amp;RIGHT(DEC2HEX([.N66]);2)&amp;&quot;,0x&quot;&amp;DEC2HEX([.P66]*8+[.Q66])&amp;&quot;,0x&quot;&amp;DEC2HEX([.S66]*8+[.T66])&amp;&quot;,0x&quot;&amp;DEC2HEX([.V66]*8+[.W66])&amp;&quot;},&quot;;&quot;&quot;)">
            <text:p/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Vox Sw/Ped4</text:p>
          </table:table-cell>
          <table:table-cell/>
          <table:table-cell table:formula="of:=[.D66]" office:value-type="string" office:string-value="0x1A" calcext:value-type="string">
            <text:p>0x1A</text:p>
          </table:table-cell>
          <table:table-cell/>
          <table:table-cell table:formula="of:=IF(LEN([.C67])&lt;2;[.F66]+1;[.F66])" office:value-type="float" office:value="15" calcext:value-type="float">
            <text:p>15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7]/8)" office:value-type="float" office:value="27" calcext:value-type="float">
            <text:p>27</text:p>
          </table:table-cell>
          <table:table-cell table:formula="of:=[.H67]-[.I67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7]/8)" office:value-type="float" office:value="27" calcext:value-type="float">
            <text:p>27</text:p>
          </table:table-cell>
          <table:table-cell table:formula="of:=[.K67]-[.L67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7])&lt;2;&quot;{0xA7,0,&quot;&amp;[.D67]&amp;&quot;,0x&quot;&amp;DEC2HEX(4*[.F67])&amp;&quot;,     &quot;&amp;[.G67]&amp;&quot;,0x&quot;&amp;DEC2HEX([.I67]*8+[.J67])&amp;&quot;,0x&quot;&amp;DEC2HEX([.L67]*8+[.M67])&amp;&quot;,0x&quot;&amp;RIGHT(DEC2HEX([.N67]);2)&amp;&quot;,0x&quot;&amp;DEC2HEX([.P67]*8+[.Q67])&amp;&quot;,0x&quot;&amp;DEC2HEX([.S67]*8+[.T67])&amp;&quot;,0x&quot;&amp;DEC2HEX([.V67]*8+[.W67])&amp;&quot;},&quot;;&quot;&quot;)" office:value-type="string" office:string-value="{0xA7,0,0x1A,0x3C,     0x80,0xD8,0xDF,0xD,0x13,0xD,0x0}," calcext:value-type="string">
            <text:p>{0xA7,0,0x1A,0x3C, <text:s text:c="4"/>0x80,0xD8,0xDF,0xD,0x13,0xD,0x0},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13 Larigot Sw/Ped4</text:p>
          </table:table-cell>
          <table:table-cell office:value-type="string" calcext:value-type="string">
            <text:p>na</text:p>
          </table:table-cell>
          <table:table-cell table:formula="of:=[.D67]" office:value-type="string" office:string-value="0x1A" calcext:value-type="string">
            <text:p>0x1A</text:p>
          </table:table-cell>
          <table:table-cell/>
          <table:table-cell table:formula="of:=IF(LEN([.C68])&lt;2;[.F67]+1;[.F67])" office:value-type="float" office:value="15" calcext:value-type="float">
            <text:p>15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8]/8)" office:value-type="float" office:value="27" calcext:value-type="float">
            <text:p>27</text:p>
          </table:table-cell>
          <table:table-cell table:formula="of:=[.H68]-[.I68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8]/8)" office:value-type="float" office:value="27" calcext:value-type="float">
            <text:p>27</text:p>
          </table:table-cell>
          <table:table-cell table:formula="of:=[.K68]-[.L6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8])&lt;2;&quot;{0xA7,0,&quot;&amp;[.D68]&amp;&quot;,0x&quot;&amp;DEC2HEX(4*[.F68])&amp;&quot;,     &quot;&amp;[.G68]&amp;&quot;,0x&quot;&amp;DEC2HEX([.I68]*8+[.J68])&amp;&quot;,0x&quot;&amp;DEC2HEX([.L68]*8+[.M68])&amp;&quot;,0x&quot;&amp;RIGHT(DEC2HEX([.N68]);2)&amp;&quot;,0x&quot;&amp;DEC2HEX([.P68]*8+[.Q68])&amp;&quot;,0x&quot;&amp;DEC2HEX([.S68]*8+[.T68])&amp;&quot;,0x&quot;&amp;DEC2HEX([.V68]*8+[.W68])&amp;&quot;},&quot;;&quot;&quot;)">
            <text:p/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float" office:value="384" calcext:value-type="float">
            <text:p>384</text:p>
          </table:table-cell>
          <table:table-cell table:formula="of:=[.E70]+12" office:value-type="float" office:value="396" calcext:value-type="float">
            <text:p>396</text:p>
          </table:table-cell>
          <table:table-cell table:formula="of:=[.F70]+12" office:value-type="float" office:value="408" calcext:value-type="float">
            <text:p>408</text:p>
          </table:table-cell>
          <table:table-cell table:formula="of:=[.G70]+12" office:value-type="float" office:value="420" calcext:value-type="float">
            <text:p>420</text:p>
          </table:table-cell>
          <table:table-cell table:formula="of:=[.H70]+12" office:value-type="float" office:value="432" calcext:value-type="float">
            <text:p>432</text:p>
          </table:table-cell>
          <table:table-cell table:formula="of:=[.I70]+12" office:value-type="float" office:value="444" calcext:value-type="float">
            <text:p>444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448" calcext:value-type="float">
            <text:p>448</text:p>
          </table:table-cell>
          <table:table-cell table:formula="of:=[.E71]+12" office:value-type="float" office:value="460" calcext:value-type="float">
            <text:p>460</text:p>
          </table:table-cell>
          <table:table-cell table:formula="of:=[.F71]+12" office:value-type="float" office:value="472" calcext:value-type="float">
            <text:p>472</text:p>
          </table:table-cell>
          <table:table-cell table:formula="of:=[.G71]+12" office:value-type="float" office:value="484" calcext:value-type="float">
            <text:p>484</text:p>
          </table:table-cell>
          <table:table-cell table:formula="of:=[.H71]+12" office:value-type="float" office:value="496" calcext:value-type="float">
            <text:p>496</text:p>
          </table:table-cell>
          <table:table-cell table:formula="of:=[.I71]+12" office:value-type="float" office:value="508" calcext:value-type="float">
            <text:p>508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192" calcext:value-type="float">
            <text:p>192</text:p>
          </table:table-cell>
          <table:table-cell table:formula="of:=[.E72]+12" office:value-type="float" office:value="204" calcext:value-type="float">
            <text:p>204</text:p>
          </table:table-cell>
          <table:table-cell table:formula="of:=[.F72]+12" office:value-type="float" office:value="216" calcext:value-type="float">
            <text:p>216</text:p>
          </table:table-cell>
          <table:table-cell table:number-columns-repeated="1017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xture2'_Vox37-60(1_2')_WSG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3" table:default-cell-style-name="Default"/>
        <table:table-row table:style-name="ro2">
          <table:table-cell/>
          <table:table-cell office:value-type="string" calcext:value-type="string">
            <text:p>2 1 (Octaves 1-2)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B</text:p>
          </table:table-cell>
          <table:table-cell table:formula="of:=[.F23]" office:value-type="float" office:value="7" calcext:value-type="float">
            <text:p>7</text:p>
          </table:table-cell>
          <table:table-cell table:number-columns-repeated="18"/>
          <table:table-cell table:formula="of:=&quot;{0xA8,0x0,0x0,0x0,       &quot;&amp;[.C3]&amp;&quot;,&quot;&amp;[.D3]&amp;&quot;,0x&quot;&amp;DEC2HEX([.E3])&amp;&quot;,0xFF,0xFF,0xFF,0x5A,0x96},&quot;" office:value-type="string" office:string-value="{0xA8,0x0,0x0,0x0,       0,0x1B,0x7,0xFF,0xFF,0xFF,0x5A,0x96}," calcext:value-type="string">
            <text:p>{0xA8,0x0,0x0,0x0, <text:s text:c="6"/>0,0x1B,0x7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foot</text:p>
          </table:table-cell>
          <table:table-cell/>
          <table:table-cell table:formula="of:=[.D3]" office:value-type="string" office:string-value="0x1B" calcext:value-type="string">
            <text:p>0x1B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5]/8)" office:value-type="float" office:value="56" calcext:value-type="float">
            <text:p>56</text:p>
          </table:table-cell>
          <table:table-cell table:formula="of:=[.H5]-[.I5]*8" office:value-type="float" office:value="0" calcext:value-type="float">
            <text:p>0</text:p>
          </table:table-cell>
          <table:table-cell table:formula="of:=[.H5]+23" office:value-type="float" office:value="471" calcext:value-type="float">
            <text:p>471</text:p>
          </table:table-cell>
          <table:table-cell table:formula="of:=INT([.K5]/8)" office:value-type="float" office:value="58" calcext:value-type="float">
            <text:p>58</text:p>
          </table:table-cell>
          <table:table-cell table:formula="of:=[.K5]-[.L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])&lt;2;&quot;{0xA7,0,&quot;&amp;[.D5]&amp;&quot;,0x&quot;&amp;DEC2HEX(4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0x1B,0x4,     3,0x1C0,0x1D7,0x0,0x2A,0x0,0x0}," calcext:value-type="string">
            <text:p>{0xA7,0,0x1B,0x4, <text:s text:c="4"/>3,0x1C0,0x1D7,0x0,0x2A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 foot</text:p>
          </table:table-cell>
          <table:table-cell/>
          <table:table-cell table:formula="of:=[.D5]" office:value-type="string" office:string-value="0x1B" calcext:value-type="string">
            <text:p>0x1B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6]/8)" office:value-type="float" office:value="56" calcext:value-type="float">
            <text:p>56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11" office:value-type="float" office:value="459" calcext:value-type="float">
            <text:p>459</text:p>
          </table:table-cell>
          <table:table-cell table:formula="of:=INT([.K6]/8)" office:value-type="float" office:value="57" calcext:value-type="float">
            <text:p>57</text:p>
          </table:table-cell>
          <table:table-cell table:formula="of:=[.K6]-[.L6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])&lt;2;&quot;{0xA7,0,&quot;&amp;[.D6]&amp;&quot;,0x&quot;&amp;DEC2HEX(4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0x1B,0x8,     3,0x1C0,0x1CB,0xC,0x2A,0x0,0x0}," calcext:value-type="string">
            <text:p>{0xA7,0,0x1B,0x8, <text:s text:c="4"/>3,0x1C0,0x1CB,0xC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foot</text:p>
          </table:table-cell>
          <table:table-cell office:value-type="string" calcext:value-type="string">
            <text:p>na</text:p>
          </table:table-cell>
          <table:table-cell table:formula="of:=[.D6]" office:value-type="string" office:string-value="0x1B" calcext:value-type="string">
            <text:p>0x1B</text:p>
          </table:table-cell>
          <table:table-cell/>
          <table:table-cell table:formula="of:=IF(LEN([.C7])&lt;2;[.F6]+1;[.F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table:formula="of:=INT([.H7]/8)" office:value-type="float" office:value="60" calcext:value-type="float">
            <text:p>60</text:p>
          </table:table-cell>
          <table:table-cell table:formula="of:=[.H7]-[.I7]*8" office:value-type="float" office:value="5" calcext:value-type="float">
            <text:p>5</text:p>
          </table:table-cell>
          <table:table-cell table:formula="of:=[.H7]+22" office:value-type="float" office:value="507" calcext:value-type="float">
            <text:p>507</text:p>
          </table:table-cell>
          <table:table-cell table:formula="of:=INT([.K7]/8)" office:value-type="float" office:value="63" calcext:value-type="float">
            <text:p>63</text:p>
          </table:table-cell>
          <table:table-cell table:formula="of:=[.K7]-[.L7]*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4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oot</text:p>
          </table:table-cell>
          <table:table-cell office:value-type="string" calcext:value-type="string">
            <text:p>na</text:p>
          </table:table-cell>
          <table:table-cell table:formula="of:=[.D7]" office:value-type="string" office:string-value="0x1B" calcext:value-type="string">
            <text:p>0x1B</text:p>
          </table:table-cell>
          <table:table-cell/>
          <table:table-cell table:formula="of:=IF(LEN([.C8])&lt;2;[.F7]+1;[.F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8]/8)" office:value-type="float" office:value="48" calcext:value-type="float">
            <text:p>48</text:p>
          </table:table-cell>
          <table:table-cell table:formula="of:=[.H8]-[.I8]*8" office:value-type="float" office:value="0" calcext:value-type="float">
            <text:p>0</text:p>
          </table:table-cell>
          <table:table-cell table:formula="of:=[.H8]+23" office:value-type="float" office:value="407" calcext:value-type="float">
            <text:p>407</text:p>
          </table:table-cell>
          <table:table-cell table:formula="of:=INT([.K8]/8)" office:value-type="float" office:value="50" calcext:value-type="float">
            <text:p>50</text:p>
          </table:table-cell>
          <table:table-cell table:formula="of:=[.K8]-[.L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])&lt;2;&quot;{0xA7,0,&quot;&amp;[.D8]&amp;&quot;,0x&quot;&amp;DEC2HEX(4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uper octave</text:p>
          </table:table-cell>
          <table:table-cell/>
          <table:table-cell table:formula="of:=[.D8]" office:value-type="string" office:string-value="0x1B" calcext:value-type="string">
            <text:p>0x1B</text:p>
          </table:table-cell>
          <table:table-cell/>
          <table:table-cell table:formula="of:=IF(LEN([.C9])&lt;2;[.F8]+1;[.F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9]/8)" office:value-type="float" office:value="56" calcext:value-type="float">
            <text:p>56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H9]+23" office:value-type="float" office:value="471" calcext:value-type="float">
            <text:p>471</text:p>
          </table:table-cell>
          <table:table-cell table:formula="of:=INT([.K9]/8)" office:value-type="float" office:value="58" calcext:value-type="float">
            <text:p>58</text:p>
          </table:table-cell>
          <table:table-cell table:formula="of:=[.K9]-[.L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])&lt;2;&quot;{0xA7,0,&quot;&amp;[.D9]&amp;&quot;,0x&quot;&amp;DEC2HEX(4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0x1B,0xC,     3,0x1C0,0x1D7,0x0,0x28,0x0,0x0}," calcext:value-type="string">
            <text:p>{0xA7,0,0x1B,0xC, <text:s text:c="4"/>3,0x1C0,0x1D7,0x0,0x28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uper Super</text:p>
          </table:table-cell>
          <table:table-cell/>
          <table:table-cell table:formula="of:=[.D9]" office:value-type="string" office:string-value="0x1B" calcext:value-type="string">
            <text:p>0x1B</text:p>
          </table:table-cell>
          <table:table-cell/>
          <table:table-cell table:formula="of:=IF(LEN([.C10])&lt;2;[.F9]+1;[.F9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10]/8)" office:value-type="float" office:value="56" calcext:value-type="float">
            <text:p>56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H10]+11" office:value-type="float" office:value="459" calcext:value-type="float">
            <text:p>459</text:p>
          </table:table-cell>
          <table:table-cell table:formula="of:=INT([.K10]/8)" office:value-type="float" office:value="57" calcext:value-type="float">
            <text:p>57</text:p>
          </table:table-cell>
          <table:table-cell table:formula="of:=[.K10]-[.L10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])&lt;2;&quot;{0xA7,0,&quot;&amp;[.D10]&amp;&quot;,0x&quot;&amp;DEC2HEX(4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0x1B,0x10,     0x83,0x1C0,0x1CB,0xC,0x28,0x2C,0x0}," calcext:value-type="string">
            <text:p>{0xA7,0,0x1B,0x10, <text:s text:c="4"/>0x83,0x1C0,0x1CB,0xC,0x28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Super Octave Gt/Ped</text:p>
          </table:table-cell>
          <table:table-cell/>
          <table:table-cell table:formula="of:=[.D10]" office:value-type="string" office:string-value="0x1B" calcext:value-type="string">
            <text:p>0x1B</text:p>
          </table:table-cell>
          <table:table-cell/>
          <table:table-cell table:formula="of:=IF(LEN([.C11])&lt;2;[.F10]+1;[.F10])"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1]/8)" office:value-type="float" office:value="24" calcext:value-type="float">
            <text:p>24</text:p>
          </table:table-cell>
          <table:table-cell table:formula="of:=[.H11]-[.I11]*8" office:value-type="float" office:value="0" calcext:value-type="float">
            <text:p>0</text:p>
          </table:table-cell>
          <table:table-cell table:formula="of:=[.H11]+23" office:value-type="float" office:value="215" calcext:value-type="float">
            <text:p>215</text:p>
          </table:table-cell>
          <table:table-cell table:formula="of:=INT([.K11]/8)" office:value-type="float" office:value="26" calcext:value-type="float">
            <text:p>26</text:p>
          </table:table-cell>
          <table:table-cell table:formula="of:=[.K11]-[.L1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4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 office:value-type="string" office:string-value="{0xA7,0,0x1B,0x14,     0x80,0xC0,0xD7,0x0,0x28,0xB,0x0}," calcext:value-type="string">
            <text:p>{0xA7,0,0x1B,0x14, <text:s text:c="4"/>0x80,0xC0,0xD7,0x0,0x28,0xB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 office:value-type="string" calcext:value-type="string">
            <text:p>na</text:p>
          </table:table-cell>
          <table:table-cell table:formula="of:=[.D8]" office:value-type="string" office:string-value="0x1B" calcext:value-type="string">
            <text:p>0x1B</text:p>
          </table:table-cell>
          <table:table-cell/>
          <table:table-cell table:formula="of:=IF(LEN([.C12])&lt;2;[.F11]+1;[.F11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12]/8)" office:value-type="float" office:value="55" calcext:value-type="float">
            <text:p>55</text:p>
          </table:table-cell>
          <table:table-cell table:formula="of:=[.H12]-[.I12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12]/8)" office:value-type="float" office:value="55" calcext:value-type="float">
            <text:p>55</text:p>
          </table:table-cell>
          <table:table-cell table:formula="of:=[.K12]-[.L12]*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2])&lt;2;&quot;{0xA7,0,&quot;&amp;[.D12]&amp;&quot;,0x&quot;&amp;DEC2HEX(4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12]" office:value-type="string" office:string-value="0x1B" calcext:value-type="string">
            <text:p>0x1B</text:p>
          </table:table-cell>
          <table:table-cell/>
          <table:table-cell table:formula="of:=IF(LEN([.C13])&lt;2;[.F12]+1;[.F12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2]-12" office:value-type="float" office:value="432" calcext:value-type="float">
            <text:p>432</text:p>
          </table:table-cell>
          <table:table-cell table:formula="of:=INT([.H13]/8)" office:value-type="float" office:value="54" calcext:value-type="float">
            <text:p>54</text:p>
          </table:table-cell>
          <table:table-cell table:formula="of:=[.H13]-[.I13]*8" office:value-type="float" office:value="0" calcext:value-type="float">
            <text:p>0</text:p>
          </table:table-cell>
          <table:table-cell table:formula="of:=[.H13]+11" office:value-type="float" office:value="443" calcext:value-type="float">
            <text:p>443</text:p>
          </table:table-cell>
          <table:table-cell table:formula="of:=INT([.K13]/8)" office:value-type="float" office:value="55" calcext:value-type="float">
            <text:p>55</text:p>
          </table:table-cell>
          <table:table-cell table:formula="of:=[.K13]-[.L13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3])&lt;2;&quot;{0xA7,0,&quot;&amp;[.D13]&amp;&quot;,0x&quot;&amp;DEC2HEX(4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13]" office:value-type="string" office:string-value="0x1B" calcext:value-type="string">
            <text:p>0x1B</text:p>
          </table:table-cell>
          <table:table-cell/>
          <table:table-cell table:formula="of:=IF(LEN([.C14])&lt;2;[.F13]+1;[.F13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13]-12" office:value-type="float" office:value="420" calcext:value-type="float">
            <text:p>420</text:p>
          </table:table-cell>
          <table:table-cell table:formula="of:=INT([.H14]/8)" office:value-type="float" office:value="52" calcext:value-type="float">
            <text:p>52</text:p>
          </table:table-cell>
          <table:table-cell table:formula="of:=[.H14]-[.I14]*8" office:value-type="float" office:value="4" calcext:value-type="float">
            <text:p>4</text:p>
          </table:table-cell>
          <table:table-cell table:formula="of:=[.H14]+11" office:value-type="float" office:value="431" calcext:value-type="float">
            <text:p>431</text:p>
          </table:table-cell>
          <table:table-cell table:formula="of:=INT([.K14]/8)" office:value-type="float" office:value="53" calcext:value-type="float">
            <text:p>53</text:p>
          </table:table-cell>
          <table:table-cell table:formula="of:=[.K14]-[.L14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4])&lt;2;&quot;{0xA7,0,&quot;&amp;[.D14]&amp;&quot;,0x&quot;&amp;DEC2HEX(4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14]" office:value-type="string" office:string-value="0x1B" calcext:value-type="string">
            <text:p>0x1B</text:p>
          </table:table-cell>
          <table:table-cell/>
          <table:table-cell table:formula="of:=IF(LEN([.C15])&lt;2;[.F14]+1;[.F14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15]/8)" office:value-type="float" office:value="62" calcext:value-type="float">
            <text:p>62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[.H15]+11" office:value-type="float" office:value="507" calcext:value-type="float">
            <text:p>507</text:p>
          </table:table-cell>
          <table:table-cell table:formula="of:=INT([.K15]/8)" office:value-type="float" office:value="63" calcext:value-type="float">
            <text:p>63</text:p>
          </table:table-cell>
          <table:table-cell table:formula="of:=[.K15]-[.L15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5])&lt;2;&quot;{0xA7,0,&quot;&amp;[.D15]&amp;&quot;,0x&quot;&amp;DEC2HEX(4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15]" office:value-type="string" office:string-value="0x1B" calcext:value-type="string">
            <text:p>0x1B</text:p>
          </table:table-cell>
          <table:table-cell/>
          <table:table-cell table:formula="of:=IF(LEN([.C16])&lt;2;[.F15]+1;[.F15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15]-12" office:value-type="float" office:value="484" calcext:value-type="float">
            <text:p>484</text:p>
          </table:table-cell>
          <table:table-cell table:formula="of:=INT([.H16]/8)" office:value-type="float" office:value="60" calcext:value-type="float">
            <text:p>60</text:p>
          </table:table-cell>
          <table:table-cell table:formula="of:=[.H16]-[.I16]*8" office:value-type="float" office:value="4" calcext:value-type="float">
            <text:p>4</text:p>
          </table:table-cell>
          <table:table-cell table:formula="of:=[.H16]+11" office:value-type="float" office:value="495" calcext:value-type="float">
            <text:p>495</text:p>
          </table:table-cell>
          <table:table-cell table:formula="of:=INT([.K16]/8)" office:value-type="float" office:value="61" calcext:value-type="float">
            <text:p>61</text:p>
          </table:table-cell>
          <table:table-cell table:formula="of:=[.K16]-[.L16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6])&lt;2;&quot;{0xA7,0,&quot;&amp;[.D16]&amp;&quot;,0x&quot;&amp;DEC2HEX(4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16</text:p>
          </table:table-cell>
          <table:table-cell office:value-type="string" calcext:value-type="string">
            <text:p>na</text:p>
          </table:table-cell>
          <table:table-cell table:formula="of:=[.D16]" office:value-type="string" office:string-value="0x1B" calcext:value-type="string">
            <text:p>0x1B</text:p>
          </table:table-cell>
          <table:table-cell/>
          <table:table-cell table:formula="of:=IF(LEN([.C17])&lt;2;[.F16]+1;[.F16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17]/8)" office:value-type="float" office:value="63" calcext:value-type="float">
            <text:p>63</text:p>
          </table:table-cell>
          <table:table-cell table:formula="of:=[.H17]-[.I17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17]/8)" office:value-type="float" office:value="63" calcext:value-type="float">
            <text:p>63</text:p>
          </table:table-cell>
          <table:table-cell table:formula="of:=[.K17]-[.L17]*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7])&lt;2;&quot;{0xA7,0,&quot;&amp;[.D17]&amp;&quot;,0x&quot;&amp;DEC2HEX(4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</text:p>
          </table:table-cell>
          <table:table-cell office:value-type="string" calcext:value-type="string">
            <text:p>na</text:p>
          </table:table-cell>
          <table:table-cell table:formula="of:=[.D17]" office:value-type="string" office:string-value="0x1B" calcext:value-type="string">
            <text:p>0x1B</text:p>
          </table:table-cell>
          <table:table-cell/>
          <table:table-cell table:formula="of:=IF(LEN([.C18])&lt;2;[.F17]+1;[.F17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17]-12" office:value-type="float" office:value="496" calcext:value-type="float">
            <text:p>496</text:p>
          </table:table-cell>
          <table:table-cell table:formula="of:=INT([.H18]/8)" office:value-type="float" office:value="62" calcext:value-type="float">
            <text:p>62</text:p>
          </table:table-cell>
          <table:table-cell table:formula="of:=[.H18]-[.I18]*8" office:value-type="float" office:value="0" calcext:value-type="float">
            <text:p>0</text:p>
          </table:table-cell>
          <table:table-cell table:formula="of:=[.H18]+11" office:value-type="float" office:value="507" calcext:value-type="float">
            <text:p>507</text:p>
          </table:table-cell>
          <table:table-cell table:formula="of:=INT([.K18]/8)" office:value-type="float" office:value="63" calcext:value-type="float">
            <text:p>63</text:p>
          </table:table-cell>
          <table:table-cell table:formula="of:=[.K18]-[.L18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8])&lt;2;&quot;{0xA7,0,&quot;&amp;[.D18]&amp;&quot;,0x&quot;&amp;DEC2HEX(4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w/Gt4</text:p>
          </table:table-cell>
          <table:table-cell office:value-type="string" calcext:value-type="string">
            <text:p>na</text:p>
          </table:table-cell>
          <table:table-cell table:formula="of:=[.D18]" office:value-type="string" office:string-value="0x1B" calcext:value-type="string">
            <text:p>0x1B</text:p>
          </table:table-cell>
          <table:table-cell/>
          <table:table-cell table:formula="of:=IF(LEN([.C19])&lt;2;[.F18]+1;[.F18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18]-12" office:value-type="float" office:value="484" calcext:value-type="float">
            <text:p>484</text:p>
          </table:table-cell>
          <table:table-cell table:formula="of:=INT([.H19]/8)" office:value-type="float" office:value="60" calcext:value-type="float">
            <text:p>60</text:p>
          </table:table-cell>
          <table:table-cell table:formula="of:=[.H19]-[.I19]*8" office:value-type="float" office:value="4" calcext:value-type="float">
            <text:p>4</text:p>
          </table:table-cell>
          <table:table-cell table:formula="of:=[.H19]+11" office:value-type="float" office:value="495" calcext:value-type="float">
            <text:p>495</text:p>
          </table:table-cell>
          <table:table-cell table:formula="of:=INT([.K19]/8)" office:value-type="float" office:value="61" calcext:value-type="float">
            <text:p>61</text:p>
          </table:table-cell>
          <table:table-cell table:formula="of:=[.K19]-[.L19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9])&lt;2;&quot;{0xA7,0,&quot;&amp;[.D19]&amp;&quot;,0x&quot;&amp;DEC2HEX(4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 foot</text:p>
          </table:table-cell>
          <table:table-cell/>
          <table:table-cell table:formula="of:=[.D19]" office:value-type="string" office:string-value="0x1B" calcext:value-type="string">
            <text:p>0x1B</text:p>
          </table:table-cell>
          <table:table-cell/>
          <table:table-cell table:formula="of:=IF(LEN([.C20])&lt;2;[.F19]+1;[.F19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0]/8)" office:value-type="float" office:value="24" calcext:value-type="float">
            <text:p>24</text:p>
          </table:table-cell>
          <table:table-cell table:formula="of:=[.H20]-[.I20]*8" office:value-type="float" office:value="0" calcext:value-type="float">
            <text:p>0</text:p>
          </table:table-cell>
          <table:table-cell table:formula="of:=[.H20]+23" office:value-type="float" office:value="215" calcext:value-type="float">
            <text:p>215</text:p>
          </table:table-cell>
          <table:table-cell table:formula="of:=INT([.K20]/8)" office:value-type="float" office:value="26" calcext:value-type="float">
            <text:p>26</text:p>
          </table:table-cell>
          <table:table-cell table:formula="of:=[.K20]-[.L2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4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 office:value-type="string" office:string-value="{0xA7,0,0x1B,0x18,     0x80,0xC0,0xD7,0x0,0x2A,0xB,0x0}," calcext:value-type="string">
            <text:p>{0xA7,0,0x1B,0x18, <text:s text:c="4"/>0x80,0xC0,0xD7,0x0,0x2A,0xB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 foot</text:p>
          </table:table-cell>
          <table:table-cell/>
          <table:table-cell table:formula="of:=[.D20]" office:value-type="string" office:string-value="0x1B" calcext:value-type="string">
            <text:p>0x1B</text:p>
          </table:table-cell>
          <table:table-cell/>
          <table:table-cell table:formula="of:=IF(LEN([.C21])&lt;2;[.F20]+1;[.F20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1]/8)" office:value-type="float" office:value="24" calcext:value-type="float">
            <text:p>24</text:p>
          </table:table-cell>
          <table:table-cell table:formula="of:=[.H21]-[.I21]*8" office:value-type="float" office:value="0" calcext:value-type="float">
            <text:p>0</text:p>
          </table:table-cell>
          <table:table-cell table:formula="of:=[.H21]+11" office:value-type="float" office:value="203" calcext:value-type="float">
            <text:p>203</text:p>
          </table:table-cell>
          <table:table-cell table:formula="of:=INT([.K21]/8)" office:value-type="float" office:value="25" calcext:value-type="float">
            <text:p>25</text:p>
          </table:table-cell>
          <table:table-cell table:formula="of:=[.K21]-[.L21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4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 office:value-type="string" office:string-value="{0xA7,0,0x1B,0x1C,     0x80,0xC0,0xCB,0xC,0x2A,0xB,0x0}," calcext:value-type="string">
            <text:p>{0xA7,0,0x1B,0x1C, <text:s text:c="4"/>0x80,0xC0,0xCB,0xC,0x2A,0xB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4 foot</text:p>
          </table:table-cell>
          <table:table-cell office:value-type="string" calcext:value-type="string">
            <text:p>na</text:p>
          </table:table-cell>
          <table:table-cell table:formula="of:=[.D21]" office:value-type="string" office:string-value="0x1B" calcext:value-type="string">
            <text:p>0x1B</text:p>
          </table:table-cell>
          <table:table-cell/>
          <table:table-cell table:formula="of:=IF(LEN([.C22])&lt;2;[.F21]+1;[.F21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22]/8)" office:value-type="float" office:value="48" calcext:value-type="float">
            <text:p>48</text:p>
          </table:table-cell>
          <table:table-cell table:formula="of:=[.H22]-[.I22]*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22]/8)" office:value-type="float" office:value="50" calcext:value-type="float">
            <text:p>50</text:p>
          </table:table-cell>
          <table:table-cell table:formula="of:=[.K22]-[.L2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2])&lt;2;&quot;{0xA7,0,&quot;&amp;[.D22]&amp;&quot;,0x&quot;&amp;DEC2HEX(4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8 foot</text:p>
          </table:table-cell>
          <table:table-cell office:value-type="string" calcext:value-type="string">
            <text:p>na</text:p>
          </table:table-cell>
          <table:table-cell table:formula="of:=[.D22]" office:value-type="string" office:string-value="0x1B" calcext:value-type="string">
            <text:p>0x1B</text:p>
          </table:table-cell>
          <table:table-cell/>
          <table:table-cell table:formula="of:=IF(LEN([.C23])&lt;2;[.F22]+1;[.F22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23]/8)" office:value-type="float" office:value="48" calcext:value-type="float">
            <text:p>48</text:p>
          </table:table-cell>
          <table:table-cell table:formula="of:=[.H23]-[.I23]*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23]/8)" office:value-type="float" office:value="50" calcext:value-type="float">
            <text:p>50</text:p>
          </table:table-cell>
          <table:table-cell table:formula="of:=[.K23]-[.L2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3])&lt;2;&quot;{0xA7,0,&quot;&amp;[.D23]&amp;&quot;,0x&quot;&amp;DEC2HEX(4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½ ¼</text:p>
          </table:table-cell>
          <table:table-cell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C</text:p>
          </table:table-cell>
          <table:table-cell table:formula="of:=[.F46]" office:value-type="float" office:value="9" calcext:value-type="float">
            <text:p>9</text:p>
          </table:table-cell>
          <table:table-cell table:number-columns-repeated="18"/>
          <table:table-cell table:formula="of:=&quot;{0xA8,0x0,0x0,0x0,       &quot;&amp;[.C26]&amp;&quot;,&quot;&amp;[.D26]&amp;&quot;,0x&quot;&amp;DEC2HEX([.E26])&amp;&quot;,0xFF,0xFF,0xFF,0x5A,0x96},&quot;" office:value-type="string" office:string-value="{0xA8,0x0,0x0,0x0,       0,0x1C,0x9,0xFF,0xFF,0xFF,0x5A,0x96}," calcext:value-type="string">
            <text:p>{0xA8,0x0,0x0,0x0, <text:s text:c="6"/>0,0x1C,0x9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foot</text:p>
          </table:table-cell>
          <table:table-cell/>
          <table:table-cell table:formula="of:=[.D26]" office:value-type="string" office:string-value="0x1C" calcext:value-type="string">
            <text:p>0x1C</text:p>
          </table:table-cell>
          <table:table-cell/>
          <table:table-cell table:formula="of:=IF(LEN([.C28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formula="of:=INT([.H28]/8)" office:value-type="float" office:value="59" calcext:value-type="float">
            <text:p>59</text:p>
          </table:table-cell>
          <table:table-cell table:formula="of:=[.H28]-[.I28]*8" office:value-type="float" office:value="0" calcext:value-type="float">
            <text:p>0</text:p>
          </table:table-cell>
          <table:table-cell table:formula="of:=[.H28]+23" office:value-type="float" office:value="495" calcext:value-type="float">
            <text:p>495</text:p>
          </table:table-cell>
          <table:table-cell table:formula="of:=INT([.K28]/8)" office:value-type="float" office:value="61" calcext:value-type="float">
            <text:p>61</text:p>
          </table:table-cell>
          <table:table-cell table:formula="of:=[.K28]-[.L2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8])&lt;2;&quot;{0xA7,0,&quot;&amp;[.D28]&amp;&quot;,0x&quot;&amp;DEC2HEX(4*[.F28])&amp;&quot;,     &quot;&amp;[.G28]&amp;&quot;,0x&quot;&amp;DEC2HEX([.I28]*8+[.J28])&amp;&quot;,0x&quot;&amp;DEC2HEX([.L28]*8+[.M28])&amp;&quot;,0x&quot;&amp;RIGHT(DEC2HEX([.N28]);2)&amp;&quot;,0x&quot;&amp;DEC2HEX([.P28]*8+[.Q28])&amp;&quot;,0x&quot;&amp;DEC2HEX([.S28]*8+[.T28])&amp;&quot;,0x&quot;&amp;DEC2HEX([.V28]*8+[.W28])&amp;&quot;},&quot;;&quot;&quot;)" office:value-type="string" office:string-value="{0xA7,0,0x1C,0x4,     3,0x1D8,0x1EF,0x0,0x2A,0x0,0x0}," calcext:value-type="string">
            <text:p>{0xA7,0,0x1C,0x4, <text:s text:c="4"/>3,0x1D8,0x1EF,0x0,0x2A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 foot</text:p>
          </table:table-cell>
          <table:table-cell/>
          <table:table-cell table:formula="of:=[.D28]" office:value-type="string" office:string-value="0x1C" calcext:value-type="string">
            <text:p>0x1C</text:p>
          </table:table-cell>
          <table:table-cell/>
          <table:table-cell table:formula="of:=IF(LEN([.C29])&lt;2;[.F28]+1;[.F28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29]/8)" office:value-type="float" office:value="57" calcext:value-type="float">
            <text:p>57</text:p>
          </table:table-cell>
          <table:table-cell table:formula="of:=[.H29]-[.I29]*8" office:value-type="float" office:value="4" calcext:value-type="float">
            <text:p>4</text:p>
          </table:table-cell>
          <table:table-cell table:formula="of:=[.H29]+23" office:value-type="float" office:value="483" calcext:value-type="float">
            <text:p>483</text:p>
          </table:table-cell>
          <table:table-cell table:formula="of:=INT([.K29]/8)" office:value-type="float" office:value="60" calcext:value-type="float">
            <text:p>60</text:p>
          </table:table-cell>
          <table:table-cell table:formula="of:=[.K29]-[.L29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9])&lt;2;&quot;{0xA7,0,&quot;&amp;[.D29]&amp;&quot;,0x&quot;&amp;DEC2HEX(4*[.F29])&amp;&quot;,     &quot;&amp;[.G29]&amp;&quot;,0x&quot;&amp;DEC2HEX([.I29]*8+[.J29])&amp;&quot;,0x&quot;&amp;DEC2HEX([.L29]*8+[.M29])&amp;&quot;,0x&quot;&amp;RIGHT(DEC2HEX([.N29]);2)&amp;&quot;,0x&quot;&amp;DEC2HEX([.P29]*8+[.Q29])&amp;&quot;,0x&quot;&amp;DEC2HEX([.S29]*8+[.T29])&amp;&quot;,0x&quot;&amp;DEC2HEX([.V29]*8+[.W29])&amp;&quot;},&quot;;&quot;&quot;)" office:value-type="string" office:string-value="{0xA7,0,0x1C,0x8,     3,0x1CC,0x1E3,0x0,0x2A,0x0,0x0}," calcext:value-type="string">
            <text:p>{0xA7,0,0x1C,0x8, <text:s text:c="4"/>3,0x1CC,0x1E3,0x0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foot</text:p>
          </table:table-cell>
          <table:table-cell/>
          <table:table-cell table:formula="of:=[.D29]" office:value-type="string" office:string-value="0x1C" calcext:value-type="string">
            <text:p>0x1C</text:p>
          </table:table-cell>
          <table:table-cell/>
          <table:table-cell table:formula="of:=IF(LEN([.C30])&lt;2;[.F29]+1;[.F2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table:formula="of:=INT([.H30]/8)" office:value-type="float" office:value="60" calcext:value-type="float">
            <text:p>60</text:p>
          </table:table-cell>
          <table:table-cell table:formula="of:=[.H30]-[.I30]*8" office:value-type="float" office:value="5" calcext:value-type="float">
            <text:p>5</text:p>
          </table:table-cell>
          <table:table-cell table:formula="of:=[.H30]+22" office:value-type="float" office:value="507" calcext:value-type="float">
            <text:p>507</text:p>
          </table:table-cell>
          <table:table-cell table:formula="of:=INT([.K30]/8)" office:value-type="float" office:value="63" calcext:value-type="float">
            <text:p>63</text:p>
          </table:table-cell>
          <table:table-cell table:formula="of:=[.K30]-[.L30]*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0])&lt;2;&quot;{0xA7,0,&quot;&amp;[.D30]&amp;&quot;,0x&quot;&amp;DEC2HEX(4*[.F30])&amp;&quot;,     &quot;&amp;[.G30]&amp;&quot;,0x&quot;&amp;DEC2HEX([.I30]*8+[.J30])&amp;&quot;,0x&quot;&amp;DEC2HEX([.L30]*8+[.M30])&amp;&quot;,0x&quot;&amp;RIGHT(DEC2HEX([.N30]);2)&amp;&quot;,0x&quot;&amp;DEC2HEX([.P30]*8+[.Q30])&amp;&quot;,0x&quot;&amp;DEC2HEX([.S30]*8+[.T30])&amp;&quot;,0x&quot;&amp;DEC2HEX([.V30]*8+[.W30])&amp;&quot;},&quot;;&quot;&quot;)" office:value-type="string" office:string-value="{0xA7,0,0x1C,0xC,     3,0x1E5,0x1FB,0x1,0x2A,0x0,0x0}," calcext:value-type="string">
            <text:p>{0xA7,0,0x1C,0xC, <text:s text:c="4"/>3,0x1E5,0x1FB,0x1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oot</text:p>
          </table:table-cell>
          <table:table-cell/>
          <table:table-cell table:formula="of:=[.D30]" office:value-type="string" office:string-value="0x1C" calcext:value-type="string">
            <text:p>0x1C</text:p>
          </table:table-cell>
          <table:table-cell/>
          <table:table-cell table:formula="of:=IF(LEN([.C31])&lt;2;[.F30]+1;[.F3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table:formula="of:=INT([.H31]/8)" office:value-type="float" office:value="62" calcext:value-type="float">
            <text:p>62</text:p>
          </table:table-cell>
          <table:table-cell table:formula="of:=[.H31]-[.I31]*8"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table:formula="of:=INT([.K31]/8)" office:value-type="float" office:value="63" calcext:value-type="float">
            <text:p>63</text:p>
          </table:table-cell>
          <table:table-cell table:formula="of:=[.K31]-[.L31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1])&lt;2;&quot;{0xA7,0,&quot;&amp;[.D31]&amp;&quot;,0x&quot;&amp;DEC2HEX(4*[.F31])&amp;&quot;,     &quot;&amp;[.G31]&amp;&quot;,0x&quot;&amp;DEC2HEX([.I31]*8+[.J31])&amp;&quot;,0x&quot;&amp;DEC2HEX([.L31]*8+[.M31])&amp;&quot;,0x&quot;&amp;RIGHT(DEC2HEX([.N31]);2)&amp;&quot;,0x&quot;&amp;DEC2HEX([.P31]*8+[.Q31])&amp;&quot;,0x&quot;&amp;DEC2HEX([.S31]*8+[.T31])&amp;&quot;,0x&quot;&amp;DEC2HEX([.V31]*8+[.W31])&amp;&quot;},&quot;;&quot;&quot;)" office:value-type="string" office:string-value="{0xA7,0,0x1C,0x10,     3,0x1F1,0x1FC,0x1,0x2A,0x0,0x0}," calcext:value-type="string">
            <text:p>{0xA7,0,0x1C,0x10, <text:s text:c="4"/>3,0x1F1,0x1FC,0x1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uper octave</text:p>
          </table:table-cell>
          <table:table-cell/>
          <table:table-cell table:formula="of:=[.D31]" office:value-type="string" office:string-value="0x1C" calcext:value-type="string">
            <text:p>0x1C</text:p>
          </table:table-cell>
          <table:table-cell/>
          <table:table-cell table:formula="of:=IF(LEN([.C32])&lt;2;[.F31]+1;[.F31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formula="of:=INT([.H32]/8)" office:value-type="float" office:value="59" calcext:value-type="float">
            <text:p>59</text:p>
          </table:table-cell>
          <table:table-cell table:formula="of:=[.H32]-[.I32]*8" office:value-type="float" office:value="0" calcext:value-type="float">
            <text:p>0</text:p>
          </table:table-cell>
          <table:table-cell table:formula="of:=[.H32]+23" office:value-type="float" office:value="495" calcext:value-type="float">
            <text:p>495</text:p>
          </table:table-cell>
          <table:table-cell table:formula="of:=INT([.K32]/8)" office:value-type="float" office:value="61" calcext:value-type="float">
            <text:p>61</text:p>
          </table:table-cell>
          <table:table-cell table:formula="of:=[.K32]-[.L3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2])&lt;2;&quot;{0xA7,0,&quot;&amp;[.D32]&amp;&quot;,0x&quot;&amp;DEC2HEX(4*[.F32])&amp;&quot;,     &quot;&amp;[.G32]&amp;&quot;,0x&quot;&amp;DEC2HEX([.I32]*8+[.J32])&amp;&quot;,0x&quot;&amp;DEC2HEX([.L32]*8+[.M32])&amp;&quot;,0x&quot;&amp;RIGHT(DEC2HEX([.N32]);2)&amp;&quot;,0x&quot;&amp;DEC2HEX([.P32]*8+[.Q32])&amp;&quot;,0x&quot;&amp;DEC2HEX([.S32]*8+[.T32])&amp;&quot;,0x&quot;&amp;DEC2HEX([.V32]*8+[.W32])&amp;&quot;},&quot;;&quot;&quot;)" office:value-type="string" office:string-value="{0xA7,0,0x1C,0x14,     3,0x1D8,0x1EF,0x0,0x28,0x0,0x0}," calcext:value-type="string">
            <text:p>{0xA7,0,0x1C,0x14, <text:s text:c="4"/>3,0x1D8,0x1EF,0x0,0x28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uper Super</text:p>
          </table:table-cell>
          <table:table-cell/>
          <table:table-cell table:formula="of:=[.D32]" office:value-type="string" office:string-value="0x1C" calcext:value-type="string">
            <text:p>0x1C</text:p>
          </table:table-cell>
          <table:table-cell/>
          <table:table-cell table:formula="of:=IF(LEN([.C33])&lt;2;[.F32]+1;[.F32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60" calcext:value-type="float">
            <text:p>460</text:p>
          </table:table-cell>
          <table:table-cell table:formula="of:=INT([.H33]/8)" office:value-type="float" office:value="57" calcext:value-type="float">
            <text:p>57</text:p>
          </table:table-cell>
          <table:table-cell table:formula="of:=[.H33]-[.I33]*8" office:value-type="float" office:value="4" calcext:value-type="float">
            <text:p>4</text:p>
          </table:table-cell>
          <table:table-cell table:formula="of:=[.H33]+23" office:value-type="float" office:value="483" calcext:value-type="float">
            <text:p>483</text:p>
          </table:table-cell>
          <table:table-cell table:formula="of:=INT([.K33]/8)" office:value-type="float" office:value="60" calcext:value-type="float">
            <text:p>60</text:p>
          </table:table-cell>
          <table:table-cell table:formula="of:=[.K33]-[.L33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3])&lt;2;&quot;{0xA7,0,&quot;&amp;[.D33]&amp;&quot;,0x&quot;&amp;DEC2HEX(4*[.F33])&amp;&quot;,     &quot;&amp;[.G33]&amp;&quot;,0x&quot;&amp;DEC2HEX([.I33]*8+[.J33])&amp;&quot;,0x&quot;&amp;DEC2HEX([.L33]*8+[.M33])&amp;&quot;,0x&quot;&amp;RIGHT(DEC2HEX([.N33]);2)&amp;&quot;,0x&quot;&amp;DEC2HEX([.P33]*8+[.Q33])&amp;&quot;,0x&quot;&amp;DEC2HEX([.S33]*8+[.T33])&amp;&quot;,0x&quot;&amp;DEC2HEX([.V33]*8+[.W33])&amp;&quot;},&quot;;&quot;&quot;)" office:value-type="string" office:string-value="{0xA7,0,0x1C,0x18,     0x83,0x1CC,0x1E3,0x0,0x28,0x2C,0x0}," calcext:value-type="string">
            <text:p>{0xA7,0,0x1C,0x18, <text:s text:c="4"/>0x83,0x1CC,0x1E3,0x0,0x28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Super Octave Gt/Ped</text:p>
          </table:table-cell>
          <table:table-cell/>
          <table:table-cell table:formula="of:=[.D33]" office:value-type="string" office:string-value="0x1C" calcext:value-type="string">
            <text:p>0x1C</text:p>
          </table:table-cell>
          <table:table-cell/>
          <table:table-cell table:formula="of:=IF(LEN([.C34])&lt;2;[.F33]+1;[.F33])" office:value-type="float" office:value="7" calcext:value-type="float">
            <text:p>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34]/8)" office:value-type="float" office:value="27" calcext:value-type="float">
            <text:p>27</text:p>
          </table:table-cell>
          <table:table-cell table:formula="of:=[.H34]-[.I34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34]/8)" office:value-type="float" office:value="27" calcext:value-type="float">
            <text:p>27</text:p>
          </table:table-cell>
          <table:table-cell table:formula="of:=[.K34]-[.L3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4])&lt;2;&quot;{0xA7,0,&quot;&amp;[.D34]&amp;&quot;,0x&quot;&amp;DEC2HEX(4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 office:value-type="string" office:string-value="{0xA7,0,0x1C,0x1C,     0x80,0xD8,0xDF,0x0,0x28,0xB,0x0}," calcext:value-type="string">
            <text:p>{0xA7,0,0x1C,0x1C, <text:s text:c="4"/>0x80,0xD8,0xDF,0x0,0x28,0xB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 office:value-type="string" calcext:value-type="string">
            <text:p>na</text:p>
          </table:table-cell>
          <table:table-cell table:formula="of:=[.D31]" office:value-type="string" office:string-value="0x1C" calcext:value-type="string">
            <text:p>0x1C</text:p>
          </table:table-cell>
          <table:table-cell/>
          <table:table-cell table:formula="of:=IF(LEN([.C35])&lt;2;[.F34]+1;[.F34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35]/8)" office:value-type="float" office:value="55" calcext:value-type="float">
            <text:p>55</text:p>
          </table:table-cell>
          <table:table-cell table:formula="of:=[.H35]-[.I35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35]/8)" office:value-type="float" office:value="55" calcext:value-type="float">
            <text:p>55</text:p>
          </table:table-cell>
          <table:table-cell table:formula="of:=[.K35]-[.L35]*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35]" office:value-type="string" office:string-value="0x1C" calcext:value-type="string">
            <text:p>0x1C</text:p>
          </table:table-cell>
          <table:table-cell/>
          <table:table-cell table:formula="of:=IF(LEN([.C36])&lt;2;[.F35]+1;[.F35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H35]-12" office:value-type="float" office:value="432" calcext:value-type="float">
            <text:p>432</text:p>
          </table:table-cell>
          <table:table-cell table:formula="of:=INT([.H36]/8)" office:value-type="float" office:value="54" calcext:value-type="float">
            <text:p>54</text:p>
          </table:table-cell>
          <table:table-cell table:formula="of:=[.H36]-[.I36]*8" office:value-type="float" office:value="0" calcext:value-type="float">
            <text:p>0</text:p>
          </table:table-cell>
          <table:table-cell table:formula="of:=[.H36]+11" office:value-type="float" office:value="443" calcext:value-type="float">
            <text:p>443</text:p>
          </table:table-cell>
          <table:table-cell table:formula="of:=INT([.K36]/8)" office:value-type="float" office:value="55" calcext:value-type="float">
            <text:p>55</text:p>
          </table:table-cell>
          <table:table-cell table:formula="of:=[.K36]-[.L36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36]" office:value-type="string" office:string-value="0x1C" calcext:value-type="string">
            <text:p>0x1C</text:p>
          </table:table-cell>
          <table:table-cell/>
          <table:table-cell table:formula="of:=IF(LEN([.C37])&lt;2;[.F36]+1;[.F36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table:formula="of:=[.H36]-12" office:value-type="float" office:value="420" calcext:value-type="float">
            <text:p>420</text:p>
          </table:table-cell>
          <table:table-cell table:formula="of:=INT([.H37]/8)" office:value-type="float" office:value="52" calcext:value-type="float">
            <text:p>52</text:p>
          </table:table-cell>
          <table:table-cell table:formula="of:=[.H37]-[.I37]*8" office:value-type="float" office:value="4" calcext:value-type="float">
            <text:p>4</text:p>
          </table:table-cell>
          <table:table-cell table:formula="of:=[.H37]+11" office:value-type="float" office:value="431" calcext:value-type="float">
            <text:p>431</text:p>
          </table:table-cell>
          <table:table-cell table:formula="of:=INT([.K37]/8)" office:value-type="float" office:value="53" calcext:value-type="float">
            <text:p>53</text:p>
          </table:table-cell>
          <table:table-cell table:formula="of:=[.K37]-[.L37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 office:value-type="string" calcext:value-type="string">
            <text:p>na</text:p>
          </table:table-cell>
          <table:table-cell table:formula="of:=[.D37]" office:value-type="string" office:string-value="0x1C" calcext:value-type="string">
            <text:p>0x1C</text:p>
          </table:table-cell>
          <table:table-cell/>
          <table:table-cell table:formula="of:=IF(LEN([.C38])&lt;2;[.F37]+1;[.F37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38]/8)" office:value-type="float" office:value="62" calcext:value-type="float">
            <text:p>62</text:p>
          </table:table-cell>
          <table:table-cell table:formula="of:=[.H38]-[.I38]*8" office:value-type="float" office:value="0" calcext:value-type="float">
            <text:p>0</text:p>
          </table:table-cell>
          <table:table-cell table:formula="of:=[.H38]+11" office:value-type="float" office:value="507" calcext:value-type="float">
            <text:p>507</text:p>
          </table:table-cell>
          <table:table-cell table:formula="of:=INT([.K38]/8)" office:value-type="float" office:value="63" calcext:value-type="float">
            <text:p>63</text:p>
          </table:table-cell>
          <table:table-cell table:formula="of:=[.K38]-[.L38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 office:value-type="string" calcext:value-type="string">
            <text:p>na</text:p>
          </table:table-cell>
          <table:table-cell table:formula="of:=[.D38]" office:value-type="string" office:string-value="0x1C" calcext:value-type="string">
            <text:p>0x1C</text:p>
          </table:table-cell>
          <table:table-cell/>
          <table:table-cell table:formula="of:=IF(LEN([.C39])&lt;2;[.F38]+1;[.F38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table:formula="of:=[.H38]-12" office:value-type="float" office:value="484" calcext:value-type="float">
            <text:p>484</text:p>
          </table:table-cell>
          <table:table-cell table:formula="of:=INT([.H39]/8)" office:value-type="float" office:value="60" calcext:value-type="float">
            <text:p>60</text:p>
          </table:table-cell>
          <table:table-cell table:formula="of:=[.H39]-[.I39]*8" office:value-type="float" office:value="4" calcext:value-type="float">
            <text:p>4</text:p>
          </table:table-cell>
          <table:table-cell table:formula="of:=[.H39]+11" office:value-type="float" office:value="495" calcext:value-type="float">
            <text:p>495</text:p>
          </table:table-cell>
          <table:table-cell table:formula="of:=INT([.K39]/8)" office:value-type="float" office:value="61" calcext:value-type="float">
            <text:p>61</text:p>
          </table:table-cell>
          <table:table-cell table:formula="of:=[.K39]-[.L39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9])&lt;2;&quot;{0xA7,0,&quot;&amp;[.D39]&amp;&quot;,0x&quot;&amp;DEC2HEX(4*[.F39])&amp;&quot;,     &quot;&amp;[.G39]&amp;&quot;,0x&quot;&amp;DEC2HEX([.I39]*8+[.J39])&amp;&quot;,0x&quot;&amp;DEC2HEX([.L39]*8+[.M39])&amp;&quot;,0x&quot;&amp;RIGHT(DEC2HEX([.N39]);2)&amp;&quot;,0x&quot;&amp;DEC2HEX([.P39]*8+[.Q39])&amp;&quot;,0x&quot;&amp;DEC2HEX([.S39]*8+[.T39])&amp;&quot;,0x&quot;&amp;DEC2HEX([.V39]*8+[.W39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16</text:p>
          </table:table-cell>
          <table:table-cell office:value-type="string" calcext:value-type="string">
            <text:p>na</text:p>
          </table:table-cell>
          <table:table-cell table:formula="of:=[.D39]" office:value-type="string" office:string-value="0x1C" calcext:value-type="string">
            <text:p>0x1C</text:p>
          </table:table-cell>
          <table:table-cell/>
          <table:table-cell table:formula="of:=IF(LEN([.C40])&lt;2;[.F39]+1;[.F39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40]/8)" office:value-type="float" office:value="63" calcext:value-type="float">
            <text:p>63</text:p>
          </table:table-cell>
          <table:table-cell table:formula="of:=[.H40]-[.I40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40]/8)" office:value-type="float" office:value="63" calcext:value-type="float">
            <text:p>63</text:p>
          </table:table-cell>
          <table:table-cell table:formula="of:=[.K40]-[.L40]*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0])&lt;2;&quot;{0xA7,0,&quot;&amp;[.D40]&amp;&quot;,0x&quot;&amp;DEC2HEX(4*[.F40])&amp;&quot;,     &quot;&amp;[.G40]&amp;&quot;,0x&quot;&amp;DEC2HEX([.I40]*8+[.J40])&amp;&quot;,0x&quot;&amp;DEC2HEX([.L40]*8+[.M40])&amp;&quot;,0x&quot;&amp;RIGHT(DEC2HEX([.N40]);2)&amp;&quot;,0x&quot;&amp;DEC2HEX([.P40]*8+[.Q40])&amp;&quot;,0x&quot;&amp;DEC2HEX([.S40]*8+[.T40])&amp;&quot;,0x&quot;&amp;DEC2HEX([.V40]*8+[.W40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</text:p>
          </table:table-cell>
          <table:table-cell office:value-type="string" calcext:value-type="string">
            <text:p>na</text:p>
          </table:table-cell>
          <table:table-cell table:formula="of:=[.D40]" office:value-type="string" office:string-value="0x1C" calcext:value-type="string">
            <text:p>0x1C</text:p>
          </table:table-cell>
          <table:table-cell/>
          <table:table-cell table:formula="of:=IF(LEN([.C41])&lt;2;[.F40]+1;[.F40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table:formula="of:=[.H40]-12" office:value-type="float" office:value="496" calcext:value-type="float">
            <text:p>496</text:p>
          </table:table-cell>
          <table:table-cell table:formula="of:=INT([.H41]/8)" office:value-type="float" office:value="62" calcext:value-type="float">
            <text:p>62</text:p>
          </table:table-cell>
          <table:table-cell table:formula="of:=[.H41]-[.I41]*8" office:value-type="float" office:value="0" calcext:value-type="float">
            <text:p>0</text:p>
          </table:table-cell>
          <table:table-cell table:formula="of:=[.H41]+11" office:value-type="float" office:value="507" calcext:value-type="float">
            <text:p>507</text:p>
          </table:table-cell>
          <table:table-cell table:formula="of:=INT([.K41]/8)" office:value-type="float" office:value="63" calcext:value-type="float">
            <text:p>63</text:p>
          </table:table-cell>
          <table:table-cell table:formula="of:=[.K41]-[.L41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1])&lt;2;&quot;{0xA7,0,&quot;&amp;[.D41]&amp;&quot;,0x&quot;&amp;DEC2HEX(4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w/Gt4</text:p>
          </table:table-cell>
          <table:table-cell office:value-type="string" calcext:value-type="string">
            <text:p>na</text:p>
          </table:table-cell>
          <table:table-cell table:formula="of:=[.D41]" office:value-type="string" office:string-value="0x1C" calcext:value-type="string">
            <text:p>0x1C</text:p>
          </table:table-cell>
          <table:table-cell/>
          <table:table-cell table:formula="of:=IF(LEN([.C42])&lt;2;[.F41]+1;[.F41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table:formula="of:=[.H41]-12" office:value-type="float" office:value="484" calcext:value-type="float">
            <text:p>484</text:p>
          </table:table-cell>
          <table:table-cell table:formula="of:=INT([.H42]/8)" office:value-type="float" office:value="60" calcext:value-type="float">
            <text:p>60</text:p>
          </table:table-cell>
          <table:table-cell table:formula="of:=[.H42]-[.I42]*8" office:value-type="float" office:value="4" calcext:value-type="float">
            <text:p>4</text:p>
          </table:table-cell>
          <table:table-cell table:formula="of:=[.H42]+11" office:value-type="float" office:value="495" calcext:value-type="float">
            <text:p>495</text:p>
          </table:table-cell>
          <table:table-cell table:formula="of:=INT([.K42]/8)" office:value-type="float" office:value="61" calcext:value-type="float">
            <text:p>61</text:p>
          </table:table-cell>
          <table:table-cell table:formula="of:=[.K42]-[.L42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2])&lt;2;&quot;{0xA7,0,&quot;&amp;[.D42]&amp;&quot;,0x&quot;&amp;DEC2HEX(4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 foot</text:p>
          </table:table-cell>
          <table:table-cell/>
          <table:table-cell table:formula="of:=[.D42]" office:value-type="string" office:string-value="0x1C" calcext:value-type="string">
            <text:p>0x1C</text:p>
          </table:table-cell>
          <table:table-cell/>
          <table:table-cell table:formula="of:=IF(LEN([.C43])&lt;2;[.F42]+1;[.F42])" office:value-type="float" office:value="8" calcext:value-type="float">
            <text:p>8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43]/8)" office:value-type="float" office:value="27" calcext:value-type="float">
            <text:p>27</text:p>
          </table:table-cell>
          <table:table-cell table:formula="of:=[.H43]-[.I43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43]/8)" office:value-type="float" office:value="27" calcext:value-type="float">
            <text:p>27</text:p>
          </table:table-cell>
          <table:table-cell table:formula="of:=[.K43]-[.L4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3])&lt;2;&quot;{0xA7,0,&quot;&amp;[.D43]&amp;&quot;,0x&quot;&amp;DEC2HEX(4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;&quot;&quot;)" office:value-type="string" office:string-value="{0xA7,0,0x1C,0x20,     0x80,0xD8,0xDF,0x0,0x2A,0xB,0x0}," calcext:value-type="string">
            <text:p>{0xA7,0,0x1C,0x20, <text:s text:c="4"/>0x80,0xD8,0xDF,0x0,0x2A,0xB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 foot</text:p>
          </table:table-cell>
          <table:table-cell/>
          <table:table-cell table:formula="of:=[.D43]" office:value-type="string" office:string-value="0x1C" calcext:value-type="string">
            <text:p>0x1C</text:p>
          </table:table-cell>
          <table:table-cell/>
          <table:table-cell table:formula="of:=IF(LEN([.C44])&lt;2;[.F43]+1;[.F43])" office:value-type="float" office:value="9" calcext:value-type="float">
            <text:p>9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4]/8)" office:value-type="float" office:value="25" calcext:value-type="float">
            <text:p>25</text:p>
          </table:table-cell>
          <table:table-cell table:formula="of:=[.H44]-[.I44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44]/8)" office:value-type="float" office:value="27" calcext:value-type="float">
            <text:p>27</text:p>
          </table:table-cell>
          <table:table-cell table:formula="of:=[.K44]-[.L4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4])&lt;2;&quot;{0xA7,0,&quot;&amp;[.D44]&amp;&quot;,0x&quot;&amp;DEC2HEX(4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;&quot;&quot;)" office:value-type="string" office:string-value="{0xA7,0,0x1C,0x24,     0x80,0xCC,0xDF,0x0,0x2A,0xB,0x0}," calcext:value-type="string">
            <text:p>{0xA7,0,0x1C,0x24, <text:s text:c="4"/>0x80,0xCC,0xDF,0x0,0x2A,0xB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4 foot</text:p>
          </table:table-cell>
          <table:table-cell office:value-type="string" calcext:value-type="string">
            <text:p>na</text:p>
          </table:table-cell>
          <table:table-cell table:formula="of:=[.D44]" office:value-type="string" office:string-value="0x1C" calcext:value-type="string">
            <text:p>0x1C</text:p>
          </table:table-cell>
          <table:table-cell/>
          <table:table-cell table:formula="of:=IF(LEN([.C45])&lt;2;[.F44]+1;[.F44])" office:value-type="float" office:value="9" calcext:value-type="float">
            <text:p>9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45]/8)" office:value-type="float" office:value="50" calcext:value-type="float">
            <text:p>50</text:p>
          </table:table-cell>
          <table:table-cell table:formula="of:=[.K45]-[.L4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5])&lt;2;&quot;{0xA7,0,&quot;&amp;[.D45]&amp;&quot;,0x&quot;&amp;DEC2HEX(4*[.F45])&amp;&quot;,     &quot;&amp;[.G45]&amp;&quot;,0x&quot;&amp;DEC2HEX([.I45]*8+[.J45])&amp;&quot;,0x&quot;&amp;DEC2HEX([.L45]*8+[.M45])&amp;&quot;,0x&quot;&amp;RIGHT(DEC2HEX([.N45]);2)&amp;&quot;,0x&quot;&amp;DEC2HEX([.P45]*8+[.Q45])&amp;&quot;,0x&quot;&amp;DEC2HEX([.S45]*8+[.T45])&amp;&quot;,0x&quot;&amp;DEC2HEX([.V45]*8+[.W45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8 foot</text:p>
          </table:table-cell>
          <table:table-cell office:value-type="string" calcext:value-type="string">
            <text:p>na</text:p>
          </table:table-cell>
          <table:table-cell table:formula="of:=[.D45]" office:value-type="string" office:string-value="0x1C" calcext:value-type="string">
            <text:p>0x1C</text:p>
          </table:table-cell>
          <table:table-cell/>
          <table:table-cell table:formula="of:=IF(LEN([.C46])&lt;2;[.F45]+1;[.F45])" office:value-type="float" office:value="9" calcext:value-type="float">
            <text:p>9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46]/8)" office:value-type="float" office:value="50" calcext:value-type="float">
            <text:p>50</text:p>
          </table:table-cell>
          <table:table-cell table:formula="of:=[.K46]-[.L4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6])&lt;2;&quot;{0xA7,0,&quot;&amp;[.D46]&amp;&quot;,0x&quot;&amp;DEC2HEX(4*[.F46])&amp;&quot;,     &quot;&amp;[.G46]&amp;&quot;,0x&quot;&amp;DEC2HEX([.I46]*8+[.J46])&amp;&quot;,0x&quot;&amp;DEC2HEX([.L46]*8+[.M46])&amp;&quot;,0x&quot;&amp;RIGHT(DEC2HEX([.N46]);2)&amp;&quot;,0x&quot;&amp;DEC2HEX([.P46]*8+[.Q46])&amp;&quot;,0x&quot;&amp;DEC2HEX([.S46]*8+[.T46])&amp;&quot;,0x&quot;&amp;DEC2HEX([.V46]*8+[.W4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1/8, vox 37-48</text:p>
          </table:table-cell>
          <table:table-cell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D</text:p>
          </table:table-cell>
          <table:table-cell table:formula="of:=[.F69]" office:value-type="float" office:value="13" calcext:value-type="float">
            <text:p>13</text:p>
          </table:table-cell>
          <table:table-cell table:number-columns-repeated="18"/>
          <table:table-cell table:formula="of:=&quot;{0xA8,0x0,0x0,0x0,       &quot;&amp;[.C49]&amp;&quot;,&quot;&amp;[.D49]&amp;&quot;,0x&quot;&amp;DEC2HEX([.E49])&amp;&quot;,0xFF,0xFF,0xFF,0x5A,0x96},&quot;" office:value-type="string" office:string-value="{0xA8,0x0,0x0,0x0,       0,0x1D,0xD,0xFF,0xFF,0xFF,0x5A,0x96}," calcext:value-type="string">
            <text:p>{0xA8,0x0,0x0,0x0, <text:s text:c="6"/>0,0x1D,0xD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foot</text:p>
          </table:table-cell>
          <table:table-cell/>
          <table:table-cell table:formula="of:=[.D49]" office:value-type="string" office:string-value="0x1D" calcext:value-type="string">
            <text:p>0x1D</text:p>
          </table:table-cell>
          <table:table-cell/>
          <table:table-cell table:formula="of:=IF(LEN([.C51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51]/8)" office:value-type="float" office:value="62" calcext:value-type="float">
            <text:p>62</text:p>
          </table:table-cell>
          <table:table-cell table:formula="of:=[.H51]-[.I51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51]/8)" office:value-type="float" office:value="63" calcext:value-type="float">
            <text:p>63</text:p>
          </table:table-cell>
          <table:table-cell table:formula="of:=[.K51]-[.L51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1])&lt;2;&quot;{0xA7,0,&quot;&amp;[.D51]&amp;&quot;,0x&quot;&amp;DEC2HEX(4*[.F51])&amp;&quot;,     &quot;&amp;[.G51]&amp;&quot;,0x&quot;&amp;DEC2HEX([.I51]*8+[.J51])&amp;&quot;,0x&quot;&amp;DEC2HEX([.L51]*8+[.M51])&amp;&quot;,0x&quot;&amp;RIGHT(DEC2HEX([.N51]);2)&amp;&quot;,0x&quot;&amp;DEC2HEX([.P51]*8+[.Q51])&amp;&quot;,0x&quot;&amp;DEC2HEX([.S51]*8+[.T51])&amp;&quot;,0x&quot;&amp;DEC2HEX([.V51]*8+[.W51])&amp;&quot;},&quot;;&quot;&quot;)" office:value-type="string" office:string-value="{0xA7,0,0x1D,0x4,     3,0x1F0,0x1FC,0x0,0x2A,0x0,0x0}," calcext:value-type="string">
            <text:p>{0xA7,0,0x1D,0x4, <text:s text:c="4"/>3,0x1F0,0x1FC,0x0,0x2A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 foot</text:p>
          </table:table-cell>
          <table:table-cell/>
          <table:table-cell table:formula="of:=[.D51]" office:value-type="string" office:string-value="0x1D" calcext:value-type="string">
            <text:p>0x1D</text:p>
          </table:table-cell>
          <table:table-cell/>
          <table:table-cell table:formula="of:=IF(LEN([.C52])&lt;2;[.F51]+1;[.F51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formula="of:=INT([.H52]/8)" office:value-type="float" office:value="60" calcext:value-type="float">
            <text:p>60</text:p>
          </table:table-cell>
          <table:table-cell table:formula="of:=[.H52]-[.I52]*8"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table:formula="of:=INT([.K52]/8)" office:value-type="float" office:value="60" calcext:value-type="float">
            <text:p>60</text:p>
          </table:table-cell>
          <table:table-cell table:formula="of:=[.K52]-[.L52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2])&lt;2;&quot;{0xA7,0,&quot;&amp;[.D52]&amp;&quot;,0x&quot;&amp;DEC2HEX(4*[.F52])&amp;&quot;,     &quot;&amp;[.G52]&amp;&quot;,0x&quot;&amp;DEC2HEX([.I52]*8+[.J52])&amp;&quot;,0x&quot;&amp;DEC2HEX([.L52]*8+[.M52])&amp;&quot;,0x&quot;&amp;RIGHT(DEC2HEX([.N52]);2)&amp;&quot;,0x&quot;&amp;DEC2HEX([.P52]*8+[.Q52])&amp;&quot;,0x&quot;&amp;DEC2HEX([.S52]*8+[.T52])&amp;&quot;,0x&quot;&amp;DEC2HEX([.V52]*8+[.W52])&amp;&quot;},&quot;;&quot;&quot;)" office:value-type="string" office:string-value="{0xA7,0,0x1D,0x8,     3,0x1E4,0x1E4,0x0,0x2A,0x0,0x0}," calcext:value-type="string">
            <text:p>{0xA7,0,0x1D,0x8, <text:s text:c="4"/>3,0x1E4,0x1E4,0x0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foot</text:p>
          </table:table-cell>
          <table:table-cell/>
          <table:table-cell table:formula="of:=[.D52]" office:value-type="string" office:string-value="0x1D" calcext:value-type="string">
            <text:p>0x1D</text:p>
          </table:table-cell>
          <table:table-cell/>
          <table:table-cell table:formula="of:=IF(LEN([.C53])&lt;2;[.F52]+1;[.F5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table:formula="of:=INT([.H53]/8)" office:value-type="float" office:value="63" calcext:value-type="float">
            <text:p>63</text:p>
          </table:table-cell>
          <table:table-cell table:formula="of:=[.H53]-[.I53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53]/8)" office:value-type="float" office:value="63" calcext:value-type="float">
            <text:p>63</text:p>
          </table:table-cell>
          <table:table-cell table:formula="of:=[.K53]-[.L5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3])&lt;2;&quot;{0xA7,0,&quot;&amp;[.D53]&amp;&quot;,0x&quot;&amp;DEC2HEX(4*[.F53])&amp;&quot;,     &quot;&amp;[.G53]&amp;&quot;,0x&quot;&amp;DEC2HEX([.I53]*8+[.J53])&amp;&quot;,0x&quot;&amp;DEC2HEX([.L53]*8+[.M53])&amp;&quot;,0x&quot;&amp;RIGHT(DEC2HEX([.N53]);2)&amp;&quot;,0x&quot;&amp;DEC2HEX([.P53]*8+[.Q53])&amp;&quot;,0x&quot;&amp;DEC2HEX([.S53]*8+[.T53])&amp;&quot;,0x&quot;&amp;DEC2HEX([.V53]*8+[.W53])&amp;&quot;},&quot;;&quot;&quot;)" office:value-type="string" office:string-value="{0xA7,0,0x1D,0xC,     3,0x1FC,0x1FC,0x0,0x2A,0x0,0x0}," calcext:value-type="string">
            <text:p>{0xA7,0,0x1D,0xC, <text:s text:c="4"/>3,0x1FC,0x1FC,0x0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oot</text:p>
          </table:table-cell>
          <table:table-cell office:value-type="string" calcext:value-type="string">
            <text:p>na</text:p>
          </table:table-cell>
          <table:table-cell table:formula="of:=[.D53]" office:value-type="string" office:string-value="0x1D" calcext:value-type="string">
            <text:p>0x1D</text:p>
          </table:table-cell>
          <table:table-cell/>
          <table:table-cell table:formula="of:=IF(LEN([.C54])&lt;2;[.F53]+1;[.F5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table:formula="of:=INT([.H54]/8)" office:value-type="float" office:value="62" calcext:value-type="float">
            <text:p>62</text:p>
          </table:table-cell>
          <table:table-cell table:formula="of:=[.H54]-[.I54]*8"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table:formula="of:=INT([.K54]/8)" office:value-type="float" office:value="63" calcext:value-type="float">
            <text:p>63</text:p>
          </table:table-cell>
          <table:table-cell table:formula="of:=[.K54]-[.L54]*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4])&lt;2;&quot;{0xA7,0,&quot;&amp;[.D54]&amp;&quot;,0x&quot;&amp;DEC2HEX(4*[.F54])&amp;&quot;,     &quot;&amp;[.G54]&amp;&quot;,0x&quot;&amp;DEC2HEX([.I54]*8+[.J54])&amp;&quot;,0x&quot;&amp;DEC2HEX([.L54]*8+[.M54])&amp;&quot;,0x&quot;&amp;RIGHT(DEC2HEX([.N54]);2)&amp;&quot;,0x&quot;&amp;DEC2HEX([.P54]*8+[.Q54])&amp;&quot;,0x&quot;&amp;DEC2HEX([.S54]*8+[.T54])&amp;&quot;,0x&quot;&amp;DEC2HEX([.V54]*8+[.W5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uper octave</text:p>
          </table:table-cell>
          <table:table-cell/>
          <table:table-cell table:formula="of:=[.D54]" office:value-type="string" office:string-value="0x1D" calcext:value-type="string">
            <text:p>0x1D</text:p>
          </table:table-cell>
          <table:table-cell/>
          <table:table-cell table:formula="of:=IF(LEN([.C55])&lt;2;[.F54]+1;[.F54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55]/8)" office:value-type="float" office:value="62" calcext:value-type="float">
            <text:p>62</text:p>
          </table:table-cell>
          <table:table-cell table:formula="of:=[.H55]-[.I55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55]/8)" office:value-type="float" office:value="63" calcext:value-type="float">
            <text:p>63</text:p>
          </table:table-cell>
          <table:table-cell table:formula="of:=[.K55]-[.L5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5])&lt;2;&quot;{0xA7,0,&quot;&amp;[.D55]&amp;&quot;,0x&quot;&amp;DEC2HEX(4*[.F55])&amp;&quot;,     &quot;&amp;[.G55]&amp;&quot;,0x&quot;&amp;DEC2HEX([.I55]*8+[.J55])&amp;&quot;,0x&quot;&amp;DEC2HEX([.L55]*8+[.M55])&amp;&quot;,0x&quot;&amp;RIGHT(DEC2HEX([.N55]);2)&amp;&quot;,0x&quot;&amp;DEC2HEX([.P55]*8+[.Q55])&amp;&quot;,0x&quot;&amp;DEC2HEX([.S55]*8+[.T55])&amp;&quot;,0x&quot;&amp;DEC2HEX([.V55]*8+[.W55])&amp;&quot;},&quot;;&quot;&quot;)" office:value-type="string" office:string-value="{0xA7,0,0x1D,0x10,     3,0x1F0,0x1FC,0x0,0x28,0x0,0x0}," calcext:value-type="string">
            <text:p>{0xA7,0,0x1D,0x10, <text:s text:c="4"/>3,0x1F0,0x1FC,0x0,0x28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 Super Super</text:p>
          </table:table-cell>
          <table:table-cell/>
          <table:table-cell table:formula="of:=[.D55]" office:value-type="string" office:string-value="0x1D" calcext:value-type="string">
            <text:p>0x1D</text:p>
          </table:table-cell>
          <table:table-cell/>
          <table:table-cell table:formula="of:=IF(LEN([.C56])&lt;2;[.F55]+1;[.F55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484" calcext:value-type="float">
            <text:p>484</text:p>
          </table:table-cell>
          <table:table-cell table:formula="of:=INT([.H56]/8)" office:value-type="float" office:value="60" calcext:value-type="float">
            <text:p>60</text:p>
          </table:table-cell>
          <table:table-cell table:formula="of:=[.H56]-[.I56]*8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table:formula="of:=INT([.K56]/8)" office:value-type="float" office:value="62" calcext:value-type="float">
            <text:p>62</text:p>
          </table:table-cell>
          <table:table-cell table:formula="of:=[.K56]-[.L5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6])&lt;2;&quot;{0xA7,0,&quot;&amp;[.D56]&amp;&quot;,0x&quot;&amp;DEC2HEX(4*[.F56])&amp;&quot;,     &quot;&amp;[.G56]&amp;&quot;,0x&quot;&amp;DEC2HEX([.I56]*8+[.J56])&amp;&quot;,0x&quot;&amp;DEC2HEX([.L56]*8+[.M56])&amp;&quot;,0x&quot;&amp;RIGHT(DEC2HEX([.N56]);2)&amp;&quot;,0x&quot;&amp;DEC2HEX([.P56]*8+[.Q56])&amp;&quot;,0x&quot;&amp;DEC2HEX([.S56]*8+[.T56])&amp;&quot;,0x&quot;&amp;DEC2HEX([.V56]*8+[.W56])&amp;&quot;},&quot;;&quot;&quot;)" office:value-type="string" office:string-value="{0xA7,0,0x1D,0x14,     0x83,0x1E4,0x1F0,0x0,0x28,0x2C,0x0}," calcext:value-type="string">
            <text:p>{0xA7,0,0x1D,0x14, <text:s text:c="4"/>0x83,0x1E4,0x1F0,0x0,0x28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2 Super Octave Gt/Ped</text:p>
          </table:table-cell>
          <table:table-cell office:value-type="string" calcext:value-type="string">
            <text:p>na</text:p>
          </table:table-cell>
          <table:table-cell table:formula="of:=[.D56]" office:value-type="string" office:string-value="0x1D" calcext:value-type="string">
            <text:p>0x1D</text:p>
          </table:table-cell>
          <table:table-cell/>
          <table:table-cell table:formula="of:=IF(LEN([.C57])&lt;2;[.F56]+1;[.F56])"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57]/8)" office:value-type="float" office:value="27" calcext:value-type="float">
            <text:p>27</text:p>
          </table:table-cell>
          <table:table-cell table:formula="of:=[.H57]-[.I57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57]/8)" office:value-type="float" office:value="27" calcext:value-type="float">
            <text:p>27</text:p>
          </table:table-cell>
          <table:table-cell table:formula="of:=[.K57]-[.L5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7])&lt;2;&quot;{0xA7,0,&quot;&amp;[.D57]&amp;&quot;,0x&quot;&amp;DEC2HEX(4*[.F57])&amp;&quot;,     &quot;&amp;[.G57]&amp;&quot;,0x&quot;&amp;DEC2HEX([.I57]*8+[.J57])&amp;&quot;,0x&quot;&amp;DEC2HEX([.L57]*8+[.M57])&amp;&quot;,0x&quot;&amp;RIGHT(DEC2HEX([.N57]);2)&amp;&quot;,0x&quot;&amp;DEC2HEX([.P57]*8+[.Q57])&amp;&quot;,0x&quot;&amp;DEC2HEX([.S57]*8+[.T57])&amp;&quot;,0x&quot;&amp;DEC2HEX([.V57]*8+[.W57])&amp;&quot;},&quot;;&quot;&quot;)">
            <text:p/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Vox Sub</text:p>
          </table:table-cell>
          <table:table-cell/>
          <table:table-cell table:formula="of:=[.D54]" office:value-type="string" office:string-value="0x1D" calcext:value-type="string">
            <text:p>0x1D</text:p>
          </table:table-cell>
          <table:table-cell/>
          <table:table-cell table:formula="of:=IF(LEN([.C58])&lt;2;[.F57]+1;[.F57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office:value-type="float" office:value="444" calcext:value-type="float">
            <text:p>444</text:p>
          </table:table-cell>
          <table:table-cell table:formula="of:=INT([.H58]/8)" office:value-type="float" office:value="55" calcext:value-type="float">
            <text:p>55</text:p>
          </table:table-cell>
          <table:table-cell table:formula="of:=[.H58]-[.I58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58]/8)" office:value-type="float" office:value="55" calcext:value-type="float">
            <text:p>55</text:p>
          </table:table-cell>
          <table:table-cell table:formula="of:=[.K58]-[.L58]*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8])&lt;2;&quot;{0xA7,0,&quot;&amp;[.D58]&amp;&quot;,0x&quot;&amp;DEC2HEX(4*[.F58])&amp;&quot;,     &quot;&amp;[.G58]&amp;&quot;,0x&quot;&amp;DEC2HEX([.I58]*8+[.J58])&amp;&quot;,0x&quot;&amp;DEC2HEX([.L58]*8+[.M58])&amp;&quot;,0x&quot;&amp;RIGHT(DEC2HEX([.N58]);2)&amp;&quot;,0x&quot;&amp;DEC2HEX([.P58]*8+[.Q58])&amp;&quot;,0x&quot;&amp;DEC2HEX([.S58]*8+[.T58])&amp;&quot;,0x&quot;&amp;DEC2HEX([.V58]*8+[.W58])&amp;&quot;},&quot;;&quot;&quot;)" office:value-type="string" office:string-value="{0xA7,0,0x1D,0x18,     0x83,0x1BC,0x1BC,0xD,0x13,0x1D,0x0}," calcext:value-type="string">
            <text:p>{0xA7,0,0x1D,0x18, <text:s text:c="4"/>0x83,0x1BC,0x1BC,0xD,0x13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<text:s/></text:p>
          </table:table-cell>
          <table:table-cell/>
          <table:table-cell table:formula="of:=[.D58]" office:value-type="string" office:string-value="0x1D" calcext:value-type="string">
            <text:p>0x1D</text:p>
          </table:table-cell>
          <table:table-cell/>
          <table:table-cell table:formula="of:=IF(LEN([.C59])&lt;2;[.F58]+1;[.F58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H58]-12" office:value-type="float" office:value="432" calcext:value-type="float">
            <text:p>432</text:p>
          </table:table-cell>
          <table:table-cell table:formula="of:=INT([.H59]/8)" office:value-type="float" office:value="54" calcext:value-type="float">
            <text:p>54</text:p>
          </table:table-cell>
          <table:table-cell table:formula="of:=[.H59]-[.I59]*8" office:value-type="float" office:value="0" calcext:value-type="float">
            <text:p>0</text:p>
          </table:table-cell>
          <table:table-cell table:formula="of:=[.H59]+11" office:value-type="float" office:value="443" calcext:value-type="float">
            <text:p>443</text:p>
          </table:table-cell>
          <table:table-cell table:formula="of:=INT([.K59]/8)" office:value-type="float" office:value="55" calcext:value-type="float">
            <text:p>55</text:p>
          </table:table-cell>
          <table:table-cell table:formula="of:=[.K59]-[.L59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59])&lt;2;&quot;{0xA7,0,&quot;&amp;[.D59]&amp;&quot;,0x&quot;&amp;DEC2HEX(4*[.F59])&amp;&quot;,     &quot;&amp;[.G59]&amp;&quot;,0x&quot;&amp;DEC2HEX([.I59]*8+[.J59])&amp;&quot;,0x&quot;&amp;DEC2HEX([.L59]*8+[.M59])&amp;&quot;,0x&quot;&amp;RIGHT(DEC2HEX([.N59]);2)&amp;&quot;,0x&quot;&amp;DEC2HEX([.P59]*8+[.Q59])&amp;&quot;,0x&quot;&amp;DEC2HEX([.S59]*8+[.T59])&amp;&quot;,0x&quot;&amp;DEC2HEX([.V59]*8+[.W59])&amp;&quot;},&quot;;&quot;&quot;)" office:value-type="string" office:string-value="{0xA7,0,0x1D,0x1C,     3,0x1B0,0x1BB,0xD,0x13,0x0,0x1E}," calcext:value-type="string">
            <text:p>{0xA7,0,0x1D,0x1C, <text:s text:c="4"/>3,0x1B0,0x1BB,0xD,0x13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Vox Super</text:p>
          </table:table-cell>
          <table:table-cell/>
          <table:table-cell table:formula="of:=[.D59]" office:value-type="string" office:string-value="0x1D" calcext:value-type="string">
            <text:p>0x1D</text:p>
          </table:table-cell>
          <table:table-cell/>
          <table:table-cell table:formula="of:=IF(LEN([.C60])&lt;2;[.F59]+1;[.F59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table:formula="of:=[.H59]-12" office:value-type="float" office:value="420" calcext:value-type="float">
            <text:p>420</text:p>
          </table:table-cell>
          <table:table-cell table:formula="of:=INT([.H60]/8)" office:value-type="float" office:value="52" calcext:value-type="float">
            <text:p>52</text:p>
          </table:table-cell>
          <table:table-cell table:formula="of:=[.H60]-[.I60]*8" office:value-type="float" office:value="4" calcext:value-type="float">
            <text:p>4</text:p>
          </table:table-cell>
          <table:table-cell table:formula="of:=[.H60]+11" office:value-type="float" office:value="431" calcext:value-type="float">
            <text:p>431</text:p>
          </table:table-cell>
          <table:table-cell table:formula="of:=INT([.K60]/8)" office:value-type="float" office:value="53" calcext:value-type="float">
            <text:p>53</text:p>
          </table:table-cell>
          <table:table-cell table:formula="of:=[.K60]-[.L60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0])&lt;2;&quot;{0xA7,0,&quot;&amp;[.D60]&amp;&quot;,0x&quot;&amp;DEC2HEX(4*[.F60])&amp;&quot;,     &quot;&amp;[.G60]&amp;&quot;,0x&quot;&amp;DEC2HEX([.I60]*8+[.J60])&amp;&quot;,0x&quot;&amp;DEC2HEX([.L60]*8+[.M60])&amp;&quot;,0x&quot;&amp;RIGHT(DEC2HEX([.N60]);2)&amp;&quot;,0x&quot;&amp;DEC2HEX([.P60]*8+[.Q60])&amp;&quot;,0x&quot;&amp;DEC2HEX([.S60]*8+[.T60])&amp;&quot;,0x&quot;&amp;DEC2HEX([.V60]*8+[.W60])&amp;&quot;},&quot;;&quot;&quot;)" office:value-type="string" office:string-value="{0xA7,0,0x1D,0x20,     0x83,0x1A4,0x1AF,0xD,0x13,0x1F,0x0}," calcext:value-type="string">
            <text:p>{0xA7,0,0x1D,0x20, <text:s text:c="4"/>0x83,0x1A4,0x1AF,0xD,0x13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</text:p>
          </table:table-cell>
          <table:table-cell/>
          <table:table-cell table:formula="of:=[.D60]" office:value-type="string" office:string-value="0x1D" calcext:value-type="string">
            <text:p>0x1D</text:p>
          </table:table-cell>
          <table:table-cell/>
          <table:table-cell table:formula="of:=IF(LEN([.C61])&lt;2;[.F60]+1;[.F60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61]/8)" office:value-type="float" office:value="62" calcext:value-type="float">
            <text:p>62</text:p>
          </table:table-cell>
          <table:table-cell table:formula="of:=[.H61]-[.I61]*8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formula="of:=INT([.K61]/8)" office:value-type="float" office:value="63" calcext:value-type="float">
            <text:p>63</text:p>
          </table:table-cell>
          <table:table-cell table:formula="of:=[.K61]-[.L61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1])&lt;2;&quot;{0xA7,0,&quot;&amp;[.D61]&amp;&quot;,0x&quot;&amp;DEC2HEX(4*[.F61])&amp;&quot;,     &quot;&amp;[.G61]&amp;&quot;,0x&quot;&amp;DEC2HEX([.I61]*8+[.J61])&amp;&quot;,0x&quot;&amp;DEC2HEX([.L61]*8+[.M61])&amp;&quot;,0x&quot;&amp;RIGHT(DEC2HEX([.N61]);2)&amp;&quot;,0x&quot;&amp;DEC2HEX([.P61]*8+[.Q61])&amp;&quot;,0x&quot;&amp;DEC2HEX([.S61]*8+[.T61])&amp;&quot;,0x&quot;&amp;DEC2HEX([.V61]*8+[.W61])&amp;&quot;},&quot;;&quot;&quot;)" office:value-type="string" office:string-value="{0xA7,0,0x1D,0x24,     3,0x1F0,0x1FB,0xD,0x25,0x0,0x0}," calcext:value-type="string">
            <text:p>{0xA7,0,0x1D,0x24, <text:s text:c="4"/>3,0x1F0,0x1FB,0xD,0x25,0x0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uper</text:p>
          </table:table-cell>
          <table:table-cell/>
          <table:table-cell table:formula="of:=[.D61]" office:value-type="string" office:string-value="0x1D" calcext:value-type="string">
            <text:p>0x1D</text:p>
          </table:table-cell>
          <table:table-cell/>
          <table:table-cell table:formula="of:=IF(LEN([.C62])&lt;2;[.F61]+1;[.F61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table:formula="of:=[.H61]-12" office:value-type="float" office:value="484" calcext:value-type="float">
            <text:p>484</text:p>
          </table:table-cell>
          <table:table-cell table:formula="of:=INT([.H62]/8)" office:value-type="float" office:value="60" calcext:value-type="float">
            <text:p>60</text:p>
          </table:table-cell>
          <table:table-cell table:formula="of:=[.H62]-[.I62]*8" office:value-type="float" office:value="4" calcext:value-type="float">
            <text:p>4</text:p>
          </table:table-cell>
          <table:table-cell table:formula="of:=[.H62]+11" office:value-type="float" office:value="495" calcext:value-type="float">
            <text:p>495</text:p>
          </table:table-cell>
          <table:table-cell table:formula="of:=INT([.K62]/8)" office:value-type="float" office:value="61" calcext:value-type="float">
            <text:p>61</text:p>
          </table:table-cell>
          <table:table-cell table:formula="of:=[.K62]-[.L62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2])&lt;2;&quot;{0xA7,0,&quot;&amp;[.D62]&amp;&quot;,0x&quot;&amp;DEC2HEX(4*[.F62])&amp;&quot;,     &quot;&amp;[.G62]&amp;&quot;,0x&quot;&amp;DEC2HEX([.I62]*8+[.J62])&amp;&quot;,0x&quot;&amp;DEC2HEX([.L62]*8+[.M62])&amp;&quot;,0x&quot;&amp;RIGHT(DEC2HEX([.N62]);2)&amp;&quot;,0x&quot;&amp;DEC2HEX([.P62]*8+[.Q62])&amp;&quot;,0x&quot;&amp;DEC2HEX([.S62]*8+[.T62])&amp;&quot;,0x&quot;&amp;DEC2HEX([.V62]*8+[.W62])&amp;&quot;},&quot;;&quot;&quot;)" office:value-type="string" office:string-value="{0xA7,0,0x1D,0x28,     0x83,0x1E4,0x1EF,0xD,0x25,0x2C,0x0}," calcext:value-type="string">
            <text:p>{0xA7,0,0x1D,0x28, <text:s text:c="4"/>0x83,0x1E4,0x1EF,0xD,0x25,0x2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16</text:p>
          </table:table-cell>
          <table:table-cell/>
          <table:table-cell table:formula="of:=[.D62]" office:value-type="string" office:string-value="0x1D" calcext:value-type="string">
            <text:p>0x1D</text:p>
          </table:table-cell>
          <table:table-cell/>
          <table:table-cell table:formula="of:=IF(LEN([.C63])&lt;2;[.F62]+1;[.F62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office:value-type="float" office:value="508" calcext:value-type="float">
            <text:p>508</text:p>
          </table:table-cell>
          <table:table-cell table:formula="of:=INT([.H63]/8)" office:value-type="float" office:value="63" calcext:value-type="float">
            <text:p>63</text:p>
          </table:table-cell>
          <table:table-cell table:formula="of:=[.H63]-[.I63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63]/8)" office:value-type="float" office:value="63" calcext:value-type="float">
            <text:p>63</text:p>
          </table:table-cell>
          <table:table-cell table:formula="of:=[.K63]-[.L63]*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3])&lt;2;&quot;{0xA7,0,&quot;&amp;[.D63]&amp;&quot;,0x&quot;&amp;DEC2HEX(4*[.F63])&amp;&quot;,     &quot;&amp;[.G63]&amp;&quot;,0x&quot;&amp;DEC2HEX([.I63]*8+[.J63])&amp;&quot;,0x&quot;&amp;DEC2HEX([.L63]*8+[.M63])&amp;&quot;,0x&quot;&amp;RIGHT(DEC2HEX([.N63]);2)&amp;&quot;,0x&quot;&amp;DEC2HEX([.P63]*8+[.Q63])&amp;&quot;,0x&quot;&amp;DEC2HEX([.S63]*8+[.T63])&amp;&quot;,0x&quot;&amp;DEC2HEX([.V63]*8+[.W63])&amp;&quot;},&quot;;&quot;&quot;)" office:value-type="string" office:string-value="{0xA7,0,0x1D,0x2C,     0x83,0x1FC,0x1FC,0xD,0x13,0x2D,0x0}," calcext:value-type="string">
            <text:p>{0xA7,0,0x1D,0x2C, <text:s text:c="4"/>0x83,0x1FC,0x1FC,0xD,0x13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 </text:p>
          </table:table-cell>
          <table:table-cell office:value-type="string" calcext:value-type="string">
            <text:p>8 Vox <text:s/>Sw/Gt</text:p>
          </table:table-cell>
          <table:table-cell/>
          <table:table-cell table:formula="of:=[.D63]" office:value-type="string" office:string-value="0x1D" calcext:value-type="string">
            <text:p>0x1D</text:p>
          </table:table-cell>
          <table:table-cell/>
          <table:table-cell table:formula="of:=IF(LEN([.C64])&lt;2;[.F63]+1;[.F63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63]-12" office:value-type="float" office:value="496" calcext:value-type="float">
            <text:p>496</text:p>
          </table:table-cell>
          <table:table-cell table:formula="of:=INT([.H64]/8)" office:value-type="float" office:value="62" calcext:value-type="float">
            <text:p>62</text:p>
          </table:table-cell>
          <table:table-cell table:formula="of:=[.H64]-[.I64]*8" office:value-type="float" office:value="0" calcext:value-type="float">
            <text:p>0</text:p>
          </table:table-cell>
          <table:table-cell table:formula="of:=[.H64]+11" office:value-type="float" office:value="507" calcext:value-type="float">
            <text:p>507</text:p>
          </table:table-cell>
          <table:table-cell table:formula="of:=INT([.K64]/8)" office:value-type="float" office:value="63" calcext:value-type="float">
            <text:p>63</text:p>
          </table:table-cell>
          <table:table-cell table:formula="of:=[.K64]-[.L64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4])&lt;2;&quot;{0xA7,0,&quot;&amp;[.D64]&amp;&quot;,0x&quot;&amp;DEC2HEX(4*[.F64])&amp;&quot;,     &quot;&amp;[.G64]&amp;&quot;,0x&quot;&amp;DEC2HEX([.I64]*8+[.J64])&amp;&quot;,0x&quot;&amp;DEC2HEX([.L64]*8+[.M64])&amp;&quot;,0x&quot;&amp;RIGHT(DEC2HEX([.N64]);2)&amp;&quot;,0x&quot;&amp;DEC2HEX([.P64]*8+[.Q64])&amp;&quot;,0x&quot;&amp;DEC2HEX([.S64]*8+[.T64])&amp;&quot;,0x&quot;&amp;DEC2HEX([.V64]*8+[.W64])&amp;&quot;},&quot;;&quot;&quot;)" office:value-type="string" office:string-value="{0xA7,0,0x1D,0x30,     0x83,0x1F0,0x1FB,0xD,0x13,0x2E,0x0}," calcext:value-type="string">
            <text:p>{0xA7,0,0x1D,0x30, <text:s text:c="4"/>0x83,0x1F0,0x1FB,0xD,0x13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Vox Sw/Gt4</text:p>
          </table:table-cell>
          <table:table-cell/>
          <table:table-cell table:formula="of:=[.D64]" office:value-type="string" office:string-value="0x1D" calcext:value-type="string">
            <text:p>0x1D</text:p>
          </table:table-cell>
          <table:table-cell/>
          <table:table-cell table:formula="of:=IF(LEN([.C65])&lt;2;[.F64]+1;[.F64])" office:value-type="float" office:value="13" calcext:value-type="float">
            <text:p>13</text:p>
          </table:table-cell>
          <table:table-cell office:value-type="string" calcext:value-type="string">
            <text:p>0x83</text:p>
          </table:table-cell>
          <table:table-cell table:formula="of:=[.H64]-12" office:value-type="float" office:value="484" calcext:value-type="float">
            <text:p>484</text:p>
          </table:table-cell>
          <table:table-cell table:formula="of:=INT([.H65]/8)" office:value-type="float" office:value="60" calcext:value-type="float">
            <text:p>60</text:p>
          </table:table-cell>
          <table:table-cell table:formula="of:=[.H65]-[.I65]*8" office:value-type="float" office:value="4" calcext:value-type="float">
            <text:p>4</text:p>
          </table:table-cell>
          <table:table-cell table:formula="of:=[.H65]+11" office:value-type="float" office:value="495" calcext:value-type="float">
            <text:p>495</text:p>
          </table:table-cell>
          <table:table-cell table:formula="of:=INT([.K65]/8)" office:value-type="float" office:value="61" calcext:value-type="float">
            <text:p>61</text:p>
          </table:table-cell>
          <table:table-cell table:formula="of:=[.K65]-[.L65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5])&lt;2;&quot;{0xA7,0,&quot;&amp;[.D65]&amp;&quot;,0x&quot;&amp;DEC2HEX(4*[.F65])&amp;&quot;,     &quot;&amp;[.G65]&amp;&quot;,0x&quot;&amp;DEC2HEX([.I65]*8+[.J65])&amp;&quot;,0x&quot;&amp;DEC2HEX([.L65]*8+[.M65])&amp;&quot;,0x&quot;&amp;RIGHT(DEC2HEX([.N65]);2)&amp;&quot;,0x&quot;&amp;DEC2HEX([.P65]*8+[.Q65])&amp;&quot;,0x&quot;&amp;DEC2HEX([.S65]*8+[.T65])&amp;&quot;,0x&quot;&amp;DEC2HEX([.V65]*8+[.W65])&amp;&quot;},&quot;;&quot;&quot;)" office:value-type="string" office:string-value="{0xA7,0,0x1D,0x34,     0x83,0x1E4,0x1EF,0xD,0x13,0x2F,0x0}," calcext:value-type="string">
            <text:p>{0xA7,0,0x1D,0x34, <text:s text:c="4"/>0x83,0x1E4,0x1EF,0xD,0x13,0x2F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 foot</text:p>
          </table:table-cell>
          <table:table-cell office:value-type="string" calcext:value-type="string">
            <text:p>na</text:p>
          </table:table-cell>
          <table:table-cell table:formula="of:=[.D65]" office:value-type="string" office:string-value="0x1D" calcext:value-type="string">
            <text:p>0x1D</text:p>
          </table:table-cell>
          <table:table-cell/>
          <table:table-cell table:formula="of:=IF(LEN([.C66])&lt;2;[.F65]+1;[.F65])" office:value-type="float" office:value="13" calcext:value-type="float">
            <text:p>13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66]/8)" office:value-type="float" office:value="27" calcext:value-type="float">
            <text:p>27</text:p>
          </table:table-cell>
          <table:table-cell table:formula="of:=[.H66]-[.I66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66]/8)" office:value-type="float" office:value="27" calcext:value-type="float">
            <text:p>27</text:p>
          </table:table-cell>
          <table:table-cell table:formula="of:=[.K66]-[.L6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6])&lt;2;&quot;{0xA7,0,&quot;&amp;[.D66]&amp;&quot;,0x&quot;&amp;DEC2HEX(4*[.F66])&amp;&quot;,     &quot;&amp;[.G66]&amp;&quot;,0x&quot;&amp;DEC2HEX([.I66]*8+[.J66])&amp;&quot;,0x&quot;&amp;DEC2HEX([.L66]*8+[.M66])&amp;&quot;,0x&quot;&amp;RIGHT(DEC2HEX([.N66]);2)&amp;&quot;,0x&quot;&amp;DEC2HEX([.P66]*8+[.Q66])&amp;&quot;,0x&quot;&amp;DEC2HEX([.S66]*8+[.T66])&amp;&quot;,0x&quot;&amp;DEC2HEX([.V66]*8+[.W6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 foot</text:p>
          </table:table-cell>
          <table:table-cell office:value-type="string" calcext:value-type="string">
            <text:p>na</text:p>
          </table:table-cell>
          <table:table-cell table:formula="of:=[.D66]" office:value-type="string" office:string-value="0x1D" calcext:value-type="string">
            <text:p>0x1D</text:p>
          </table:table-cell>
          <table:table-cell/>
          <table:table-cell table:formula="of:=IF(LEN([.C67])&lt;2;[.F66]+1;[.F66])" office:value-type="float" office:value="13" calcext:value-type="float">
            <text:p>13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67]/8)" office:value-type="float" office:value="25" calcext:value-type="float">
            <text:p>25</text:p>
          </table:table-cell>
          <table:table-cell table:formula="of:=[.H67]-[.I67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67]/8)" office:value-type="float" office:value="27" calcext:value-type="float">
            <text:p>27</text:p>
          </table:table-cell>
          <table:table-cell table:formula="of:=[.K67]-[.L6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7])&lt;2;&quot;{0xA7,0,&quot;&amp;[.D67]&amp;&quot;,0x&quot;&amp;DEC2HEX(4*[.F67])&amp;&quot;,     &quot;&amp;[.G67]&amp;&quot;,0x&quot;&amp;DEC2HEX([.I67]*8+[.J67])&amp;&quot;,0x&quot;&amp;DEC2HEX([.L67]*8+[.M67])&amp;&quot;,0x&quot;&amp;RIGHT(DEC2HEX([.N67]);2)&amp;&quot;,0x&quot;&amp;DEC2HEX([.P67]*8+[.Q67])&amp;&quot;,0x&quot;&amp;DEC2HEX([.S67]*8+[.T67])&amp;&quot;,0x&quot;&amp;DEC2HEX([.V67]*8+[.W6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4 foot</text:p>
          </table:table-cell>
          <table:table-cell office:value-type="string" calcext:value-type="string">
            <text:p>na</text:p>
          </table:table-cell>
          <table:table-cell table:formula="of:=[.D67]" office:value-type="string" office:string-value="0x1D" calcext:value-type="string">
            <text:p>0x1D</text:p>
          </table:table-cell>
          <table:table-cell/>
          <table:table-cell table:formula="of:=IF(LEN([.C68])&lt;2;[.F67]+1;[.F67])" office:value-type="float" office:value="13" calcext:value-type="float">
            <text:p>13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68]/8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68]/8)" office:value-type="float" office:value="50" calcext:value-type="float">
            <text:p>50</text:p>
          </table:table-cell>
          <table:table-cell table:formula="of:=[.K68]-[.L6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8])&lt;2;&quot;{0xA7,0,&quot;&amp;[.D68]&amp;&quot;,0x&quot;&amp;DEC2HEX(4*[.F68])&amp;&quot;,     &quot;&amp;[.G68]&amp;&quot;,0x&quot;&amp;DEC2HEX([.I68]*8+[.J68])&amp;&quot;,0x&quot;&amp;DEC2HEX([.L68]*8+[.M68])&amp;&quot;,0x&quot;&amp;RIGHT(DEC2HEX([.N68]);2)&amp;&quot;,0x&quot;&amp;DEC2HEX([.P68]*8+[.Q68])&amp;&quot;,0x&quot;&amp;DEC2HEX([.S68]*8+[.T68])&amp;&quot;,0x&quot;&amp;DEC2HEX([.V68]*8+[.W68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8 foot</text:p>
          </table:table-cell>
          <table:table-cell office:value-type="string" calcext:value-type="string">
            <text:p>na</text:p>
          </table:table-cell>
          <table:table-cell table:formula="of:=[.D68]" office:value-type="string" office:string-value="0x1D" calcext:value-type="string">
            <text:p>0x1D</text:p>
          </table:table-cell>
          <table:table-cell/>
          <table:table-cell table:formula="of:=IF(LEN([.C69])&lt;2;[.F68]+1;[.F68])" office:value-type="float" office:value="13" calcext:value-type="float">
            <text:p>13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69]/8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69]/8)" office:value-type="float" office:value="50" calcext:value-type="float">
            <text:p>50</text:p>
          </table:table-cell>
          <table:table-cell table:formula="of:=[.K69]-[.L6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9])&lt;2;&quot;{0xA7,0,&quot;&amp;[.D69]&amp;&quot;,0x&quot;&amp;DEC2HEX(4*[.F69])&amp;&quot;,     &quot;&amp;[.G69]&amp;&quot;,0x&quot;&amp;DEC2HEX([.I69]*8+[.J69])&amp;&quot;,0x&quot;&amp;DEC2HEX([.L69]*8+[.M69])&amp;&quot;,0x&quot;&amp;RIGHT(DEC2HEX([.N69]);2)&amp;&quot;,0x&quot;&amp;DEC2HEX([.P69]*8+[.Q69])&amp;&quot;,0x&quot;&amp;DEC2HEX([.S69]*8+[.T69])&amp;&quot;,0x&quot;&amp;DEC2HEX([.V69]*8+[.W69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 table:number-rows-repeated="1048506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Mixture113'_16Violone1_12_WSG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3" table:default-cell-style-name="Default"/>
        <table:table-row table:style-name="ro2">
          <table:table-cell/>
          <table:table-cell office:value-type="string" calcext:value-type="string">
            <text:p>113 2/3 (Octaves 1-2)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E</text:p>
          </table:table-cell>
          <table:table-cell table:formula="of:=[.F14]" office:value-type="float" office:value="6" calcext:value-type="float">
            <text:p>6</text:p>
          </table:table-cell>
          <table:table-cell table:number-columns-repeated="18"/>
          <table:table-cell table:formula="of:=&quot;{0xA8,0x0,0x0,0x0,       &quot;&amp;[.C3]&amp;&quot;,&quot;&amp;[.D3]&amp;&quot;,0x&quot;&amp;DEC2HEX([.E3])&amp;&quot;,0xFF,0xFF,0xFF,0x5A,0x96},&quot;" office:value-type="string" office:string-value="{0xA8,0x0,0x0,0x0,       0,0x1E,0x6,0xFF,0xFF,0xFF,0x5A,0x96}," calcext:value-type="string">
            <text:p>{0xA8,0x0,0x0,0x0, <text:s text:c="6"/>0,0x1E,0x6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foot</text:p>
          </table:table-cell>
          <table:table-cell/>
          <table:table-cell table:formula="of:=[.D3]" office:value-type="string" office:string-value="0x1E" calcext:value-type="string">
            <text:p>0x1E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5]/8)" office:value-type="float" office:value="56" calcext:value-type="float">
            <text:p>56</text:p>
          </table:table-cell>
          <table:table-cell table:formula="of:=[.H5]-[.I5]*8" office:value-type="float" office:value="0" calcext:value-type="float">
            <text:p>0</text:p>
          </table:table-cell>
          <table:table-cell table:formula="of:=[.H5]+23" office:value-type="float" office:value="471" calcext:value-type="float">
            <text:p>471</text:p>
          </table:table-cell>
          <table:table-cell table:formula="of:=INT([.K5]/8)" office:value-type="float" office:value="58" calcext:value-type="float">
            <text:p>58</text:p>
          </table:table-cell>
          <table:table-cell table:formula="of:=[.K5]-[.L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])&lt;2;&quot;{0xA7,0,&quot;&amp;[.D5]&amp;&quot;,0x&quot;&amp;DEC2HEX(4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0x1E,0x4,     3,0x1C0,0x1D7,0x0,0x2A,0x0,0x0}," calcext:value-type="string">
            <text:p>{0xA7,0,0x1E,0x4, <text:s text:c="4"/>3,0x1C0,0x1D7,0x0,0x2A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foot</text:p>
          </table:table-cell>
          <table:table-cell/>
          <table:table-cell table:formula="of:=[.D5]" office:value-type="string" office:string-value="0x1E" calcext:value-type="string">
            <text:p>0x1E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formula="of:=INT([.H6]/8)" office:value-type="float" office:value="59" calcext:value-type="float">
            <text:p>59</text:p>
          </table:table-cell>
          <table:table-cell table:formula="of:=[.H6]-[.I6]*8" office:value-type="float" office:value="1" calcext:value-type="float">
            <text:p>1</text:p>
          </table:table-cell>
          <table:table-cell table:formula="of:=[.H6]+10" office:value-type="float" office:value="483" calcext:value-type="float">
            <text:p>483</text:p>
          </table:table-cell>
          <table:table-cell table:formula="of:=INT([.K6]/8)" office:value-type="float" office:value="60" calcext:value-type="float">
            <text:p>60</text:p>
          </table:table-cell>
          <table:table-cell table:formula="of:=[.K6]-[.L6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])&lt;2;&quot;{0xA7,0,&quot;&amp;[.D6]&amp;&quot;,0x&quot;&amp;DEC2HEX(4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0x1E,0x8,     3,0x1D9,0x1E3,0xD,0x2A,0x0,0x0}," calcext:value-type="string">
            <text:p>{0xA7,0,0x1E,0x8, <text:s text:c="4"/>3,0x1D9,0x1E3,0xD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3 foot</text:p>
          </table:table-cell>
          <table:table-cell/>
          <table:table-cell table:formula="of:=[.D6]" office:value-type="string" office:string-value="0x1E" calcext:value-type="string">
            <text:p>0x1E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7]/8)" office:value-type="float" office:value="56" calcext:value-type="float">
            <text:p>56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11" office:value-type="float" office:value="459" calcext:value-type="float">
            <text:p>459</text:p>
          </table:table-cell>
          <table:table-cell table:formula="of:=INT([.K7]/8)" office:value-type="float" office:value="57" calcext:value-type="float">
            <text:p>57</text:p>
          </table:table-cell>
          <table:table-cell table:formula="of:=[.K7]-[.L7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4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0x1E,0xC,     3,0x1C0,0x1CB,0xC,0x2A,0x0,0x0}," calcext:value-type="string">
            <text:p>{0xA7,0,0x1E,0xC, <text:s text:c="4"/>3,0x1C0,0x1CB,0xC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</text:p>
          </table:table-cell>
          <table:table-cell office:value-type="string" calcext:value-type="string">
            <text:p>na</text:p>
          </table:table-cell>
          <table:table-cell table:formula="of:=[.D7]" office:value-type="string" office:string-value="0x1E" calcext:value-type="string">
            <text:p>0x1E</text:p>
          </table:table-cell>
          <table:table-cell/>
          <table:table-cell table:formula="of:=IF(LEN([.C8])&lt;2;[.F7]+1;[.F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table:formula="of:=INT([.H8]/8)" office:value-type="float" office:value="60" calcext:value-type="float">
            <text:p>60</text:p>
          </table:table-cell>
          <table:table-cell table:formula="of:=[.H8]-[.I8]*8" office:value-type="float" office:value="5" calcext:value-type="float">
            <text:p>5</text:p>
          </table:table-cell>
          <table:table-cell table:formula="of:=[.H8]+22" office:value-type="float" office:value="507" calcext:value-type="float">
            <text:p>507</text:p>
          </table:table-cell>
          <table:table-cell table:formula="of:=INT([.K8]/8)" office:value-type="float" office:value="63" calcext:value-type="float">
            <text:p>63</text:p>
          </table:table-cell>
          <table:table-cell table:formula="of:=[.K8]-[.L8]*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8])&lt;2;&quot;{0xA7,0,&quot;&amp;[.D8]&amp;&quot;,0x&quot;&amp;DEC2HEX(4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Violone</text:p>
          </table:table-cell>
          <table:table-cell office:value-type="string" calcext:value-type="string">
            <text:p>na</text:p>
          </table:table-cell>
          <table:table-cell table:formula="of:=[.D8]" office:value-type="string" office:string-value="0x1E" calcext:value-type="string">
            <text:p>0x1E</text:p>
          </table:table-cell>
          <table:table-cell/>
          <table:table-cell table:formula="of:=IF(LEN([.C9])&lt;2;[.F8]+1;[.F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9]/8)" office:value-type="float" office:value="48" calcext:value-type="float">
            <text:p>48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H9]+23" office:value-type="float" office:value="407" calcext:value-type="float">
            <text:p>407</text:p>
          </table:table-cell>
          <table:table-cell table:formula="of:=INT([.K9]/8)" office:value-type="float" office:value="50" calcext:value-type="float">
            <text:p>50</text:p>
          </table:table-cell>
          <table:table-cell table:formula="of:=[.K9]-[.L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])&lt;2;&quot;{0xA7,0,&quot;&amp;[.D9]&amp;&quot;,0x&quot;&amp;DEC2HEX(4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13 foot</text:p>
          </table:table-cell>
          <table:table-cell/>
          <table:table-cell table:formula="of:=[.D9]" office:value-type="string" office:string-value="0x1E" calcext:value-type="string">
            <text:p>0x1E</text:p>
          </table:table-cell>
          <table:table-cell/>
          <table:table-cell table:formula="of:=IF(LEN([.C10])&lt;2;[.F9]+1;[.F9])"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0]/8)" office:value-type="float" office:value="24" calcext:value-type="float">
            <text:p>24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H10]+23" office:value-type="float" office:value="215" calcext:value-type="float">
            <text:p>215</text:p>
          </table:table-cell>
          <table:table-cell table:formula="of:=INT([.K10]/8)" office:value-type="float" office:value="26" calcext:value-type="float">
            <text:p>26</text:p>
          </table:table-cell>
          <table:table-cell table:formula="of:=[.K10]-[.L1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])&lt;2;&quot;{0xA7,0,&quot;&amp;[.D10]&amp;&quot;,0x&quot;&amp;DEC2HEX(4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0x1E,0x10,     0x80,0xC0,0xD7,0x0,0x2A,0xB,0x0}," calcext:value-type="string">
            <text:p>{0xA7,0,0x1E,0x10, <text:s text:c="4"/>0x80,0xC0,0xD7,0x0,0x2A,0xB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23 foot</text:p>
          </table:table-cell>
          <table:table-cell/>
          <table:table-cell table:formula="of:=[.D10]" office:value-type="string" office:string-value="0x1E" calcext:value-type="string">
            <text:p>0x1E</text:p>
          </table:table-cell>
          <table:table-cell/>
          <table:table-cell table:formula="of:=IF(LEN([.C11])&lt;2;[.F10]+1;[.F10])"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217" calcext:value-type="float">
            <text:p>217</text:p>
          </table:table-cell>
          <table:table-cell table:formula="of:=INT([.H11]/8)" office:value-type="float" office:value="27" calcext:value-type="float">
            <text:p>27</text:p>
          </table:table-cell>
          <table:table-cell table:formula="of:=[.H11]-[.I11]*8"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formula="of:=INT([.K11]/8)" office:value-type="float" office:value="27" calcext:value-type="float">
            <text:p>27</text:p>
          </table:table-cell>
          <table:table-cell table:formula="of:=[.K11]-[.L11]*8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4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 office:value-type="string" office:string-value="{0xA7,0,0x1E,0x14,     0x80,0xD9,0xDF,0xD,0x2A,0xB,0x0}," calcext:value-type="string">
            <text:p>{0xA7,0,0x1E,0x14, <text:s text:c="4"/>0x80,0xD9,0xDF,0xD,0x2A,0xB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3 foot</text:p>
          </table:table-cell>
          <table:table-cell/>
          <table:table-cell table:formula="of:=[.D11]" office:value-type="string" office:string-value="0x1E" calcext:value-type="string">
            <text:p>0x1E</text:p>
          </table:table-cell>
          <table:table-cell/>
          <table:table-cell table:formula="of:=IF(LEN([.C12])&lt;2;[.F11]+1;[.F11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12]/8)" office:value-type="float" office:value="24" calcext:value-type="float">
            <text:p>24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H12]+11" office:value-type="float" office:value="203" calcext:value-type="float">
            <text:p>203</text:p>
          </table:table-cell>
          <table:table-cell table:formula="of:=INT([.K12]/8)" office:value-type="float" office:value="25" calcext:value-type="float">
            <text:p>25</text:p>
          </table:table-cell>
          <table:table-cell table:formula="of:=[.K12]-[.L12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2])&lt;2;&quot;{0xA7,0,&quot;&amp;[.D12]&amp;&quot;,0x&quot;&amp;DEC2HEX(4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 office:value-type="string" office:string-value="{0xA7,0,0x1E,0x18,     0x80,0xC0,0xCB,0xC,0x2A,0xB,0x0}," calcext:value-type="string">
            <text:p>{0xA7,0,0x1E,0x18, <text:s text:c="4"/>0x80,0xC0,0xCB,0xC,0x2A,0xB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6 Violone</text:p>
          </table:table-cell>
          <table:table-cell office:value-type="string" calcext:value-type="string">
            <text:p>na</text:p>
          </table:table-cell>
          <table:table-cell table:formula="of:=[.D12]" office:value-type="string" office:string-value="0x1E" calcext:value-type="string">
            <text:p>0x1E</text:p>
          </table:table-cell>
          <table:table-cell/>
          <table:table-cell table:formula="of:=IF(LEN([.C13])&lt;2;[.F12]+1;[.F12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13]/8)" office:value-type="float" office:value="48" calcext:value-type="float">
            <text:p>48</text:p>
          </table:table-cell>
          <table:table-cell table:formula="of:=[.H13]-[.I13]*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13]/8)" office:value-type="float" office:value="50" calcext:value-type="float">
            <text:p>50</text:p>
          </table:table-cell>
          <table:table-cell table:formula="of:=[.K13]-[.L1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3])&lt;2;&quot;{0xA7,0,&quot;&amp;[.D13]&amp;&quot;,0x&quot;&amp;DEC2HEX(4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8 foot</text:p>
          </table:table-cell>
          <table:table-cell office:value-type="string" calcext:value-type="string">
            <text:p>na</text:p>
          </table:table-cell>
          <table:table-cell table:formula="of:=[.D13]" office:value-type="string" office:string-value="0x1E" calcext:value-type="string">
            <text:p>0x1E</text:p>
          </table:table-cell>
          <table:table-cell/>
          <table:table-cell table:formula="of:=IF(LEN([.C14])&lt;2;[.F13]+1;[.F13])" office:value-type="float" office:value="6" calcext:value-type="float">
            <text:p>6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14]/8)" office:value-type="float" office:value="48" calcext:value-type="float">
            <text:p>48</text:p>
          </table:table-cell>
          <table:table-cell table:formula="of:=[.H14]-[.I14]*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14]/8)" office:value-type="float" office:value="50" calcext:value-type="float">
            <text:p>50</text:p>
          </table:table-cell>
          <table:table-cell table:formula="of:=[.K14]-[.L1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4])&lt;2;&quot;{0xA7,0,&quot;&amp;[.D14]&amp;&quot;,0x&quot;&amp;DEC2HEX(4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/>
          <table:table-cell office:value-type="string" calcext:value-type="string">
            <text:p>1/3 1/6 (Octaves 3-4)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1F</text:p>
          </table:table-cell>
          <table:table-cell table:formula="of:=[.F29]" office:value-type="float" office:value="5" calcext:value-type="float">
            <text:p>5</text:p>
          </table:table-cell>
          <table:table-cell table:number-columns-repeated="18"/>
          <table:table-cell table:formula="of:=&quot;{0xA8,0x0,0x0,0x0,       &quot;&amp;[.C18]&amp;&quot;,&quot;&amp;[.D18]&amp;&quot;,0x&quot;&amp;DEC2HEX([.E18])&amp;&quot;,0xFF,0xFF,0xFF,0x5A,0x96},&quot;" office:value-type="string" office:string-value="{0xA8,0x0,0x0,0x0,       0,0x1F,0x5,0xFF,0xFF,0xFF,0x5A,0x96}," calcext:value-type="string">
            <text:p>{0xA8,0x0,0x0,0x0, <text:s text:c="6"/>0,0x1F,0x5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foot</text:p>
          </table:table-cell>
          <table:table-cell/>
          <table:table-cell table:formula="of:=[.D18]" office:value-type="string" office:string-value="0x1F" calcext:value-type="string">
            <text:p>0x1F</text:p>
          </table:table-cell>
          <table:table-cell/>
          <table:table-cell table:formula="of:=IF(LEN([.C20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formula="of:=INT([.H20]/8)" office:value-type="float" office:value="59" calcext:value-type="float">
            <text:p>59</text:p>
          </table:table-cell>
          <table:table-cell table:formula="of:=[.H20]-[.I20]*8" office:value-type="float" office:value="0" calcext:value-type="float">
            <text:p>0</text:p>
          </table:table-cell>
          <table:table-cell table:formula="of:=[.H20]+23" office:value-type="float" office:value="495" calcext:value-type="float">
            <text:p>495</text:p>
          </table:table-cell>
          <table:table-cell table:formula="of:=INT([.K20]/8)" office:value-type="float" office:value="61" calcext:value-type="float">
            <text:p>61</text:p>
          </table:table-cell>
          <table:table-cell table:formula="of:=[.K20]-[.L2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4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 office:value-type="string" office:string-value="{0xA7,0,0x1F,0x4,     3,0x1D8,0x1EF,0x0,0x2A,0x0,0x0}," calcext:value-type="string">
            <text:p>{0xA7,0,0x1F,0x4, <text:s text:c="4"/>3,0x1D8,0x1EF,0x0,0x2A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foot</text:p>
          </table:table-cell>
          <table:table-cell/>
          <table:table-cell table:formula="of:=[.D20]" office:value-type="string" office:string-value="0x1F" calcext:value-type="string">
            <text:p>0x1F</text:p>
          </table:table-cell>
          <table:table-cell/>
          <table:table-cell table:formula="of:=IF(LEN([.C21])&lt;2;[.F20]+1;[.F20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formula="of:=INT([.H21]/8)" office:value-type="float" office:value="60" calcext:value-type="float">
            <text:p>60</text:p>
          </table:table-cell>
          <table:table-cell table:formula="of:=[.H21]-[.I21]*8" office:value-type="float" office:value="4" calcext:value-type="float">
            <text:p>4</text:p>
          </table:table-cell>
          <table:table-cell table:formula="of:=[.H21]+23" office:value-type="float" office:value="507" calcext:value-type="float">
            <text:p>507</text:p>
          </table:table-cell>
          <table:table-cell table:formula="of:=INT([.K21]/8)" office:value-type="float" office:value="63" calcext:value-type="float">
            <text:p>63</text:p>
          </table:table-cell>
          <table:table-cell table:formula="of:=[.K21]-[.L2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4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 office:value-type="string" office:string-value="{0xA7,0,0x1F,0x8,     3,0x1E4,0x1FB,0x0,0x2A,0x0,0x0}," calcext:value-type="string">
            <text:p>{0xA7,0,0x1F,0x8, <text:s text:c="4"/>3,0x1E4,0x1FB,0x0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3 foot</text:p>
          </table:table-cell>
          <table:table-cell/>
          <table:table-cell table:formula="of:=[.D21]" office:value-type="string" office:string-value="0x1F" calcext:value-type="string">
            <text:p>0x1F</text:p>
          </table:table-cell>
          <table:table-cell/>
          <table:table-cell table:formula="of:=IF(LEN([.C22])&lt;2;[.F21]+1;[.F2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22]/8)" office:value-type="float" office:value="57" calcext:value-type="float">
            <text:p>57</text:p>
          </table:table-cell>
          <table:table-cell table:formula="of:=[.H22]-[.I22]*8" office:value-type="float" office:value="4" calcext:value-type="float">
            <text:p>4</text:p>
          </table:table-cell>
          <table:table-cell table:formula="of:=[.H22]+12" office:value-type="float" office:value="472" calcext:value-type="float">
            <text:p>472</text:p>
          </table:table-cell>
          <table:table-cell table:formula="of:=INT([.K22]/8)" office:value-type="float" office:value="59" calcext:value-type="float">
            <text:p>59</text:p>
          </table:table-cell>
          <table:table-cell table:formula="of:=[.K22]-[.L22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2])&lt;2;&quot;{0xA7,0,&quot;&amp;[.D22]&amp;&quot;,0x&quot;&amp;DEC2HEX(4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 office:value-type="string" office:string-value="{0xA7,0,0x1F,0xC,     3,0x1CC,0x1D8,0x0,0x2A,0x0,0x0}," calcext:value-type="string">
            <text:p>{0xA7,0,0x1F,0xC, <text:s text:c="4"/>3,0x1CC,0x1D8,0x0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</text:p>
          </table:table-cell>
          <table:table-cell office:value-type="string" calcext:value-type="string">
            <text:p>na</text:p>
          </table:table-cell>
          <table:table-cell table:formula="of:=[.D22]" office:value-type="string" office:string-value="0x1F" calcext:value-type="string">
            <text:p>0x1F</text:p>
          </table:table-cell>
          <table:table-cell/>
          <table:table-cell table:formula="of:=IF(LEN([.C23])&lt;2;[.F22]+1;[.F2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table:formula="of:=INT([.H23]/8)" office:value-type="float" office:value="60" calcext:value-type="float">
            <text:p>60</text:p>
          </table:table-cell>
          <table:table-cell table:formula="of:=[.H23]-[.I23]*8" office:value-type="float" office:value="5" calcext:value-type="float">
            <text:p>5</text:p>
          </table:table-cell>
          <table:table-cell table:formula="of:=[.H23]+22" office:value-type="float" office:value="507" calcext:value-type="float">
            <text:p>507</text:p>
          </table:table-cell>
          <table:table-cell table:formula="of:=INT([.K23]/8)" office:value-type="float" office:value="63" calcext:value-type="float">
            <text:p>63</text:p>
          </table:table-cell>
          <table:table-cell table:formula="of:=[.K23]-[.L23]*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3])&lt;2;&quot;{0xA7,0,&quot;&amp;[.D23]&amp;&quot;,0x&quot;&amp;DEC2HEX(4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Violone</text:p>
          </table:table-cell>
          <table:table-cell office:value-type="string" calcext:value-type="string">
            <text:p>na</text:p>
          </table:table-cell>
          <table:table-cell table:formula="of:=[.D23]" office:value-type="string" office:string-value="0x1F" calcext:value-type="string">
            <text:p>0x1F</text:p>
          </table:table-cell>
          <table:table-cell/>
          <table:table-cell table:formula="of:=IF(LEN([.C24])&lt;2;[.F23]+1;[.F2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24]/8)" office:value-type="float" office:value="48" calcext:value-type="float">
            <text:p>48</text:p>
          </table:table-cell>
          <table:table-cell table:formula="of:=[.H24]-[.I24]*8" office:value-type="float" office:value="0" calcext:value-type="float">
            <text:p>0</text:p>
          </table:table-cell>
          <table:table-cell table:formula="of:=[.H24]+23" office:value-type="float" office:value="407" calcext:value-type="float">
            <text:p>407</text:p>
          </table:table-cell>
          <table:table-cell table:formula="of:=INT([.K24]/8)" office:value-type="float" office:value="50" calcext:value-type="float">
            <text:p>50</text:p>
          </table:table-cell>
          <table:table-cell table:formula="of:=[.K24]-[.L2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4])&lt;2;&quot;{0xA7,0,&quot;&amp;[.D24]&amp;&quot;,0x&quot;&amp;DEC2HEX(4*[.F24])&amp;&quot;,     &quot;&amp;[.G24]&amp;&quot;,0x&quot;&amp;DEC2HEX([.I24]*8+[.J24])&amp;&quot;,0x&quot;&amp;DEC2HEX([.L24]*8+[.M24])&amp;&quot;,0x&quot;&amp;RIGHT(DEC2HEX([.N24]);2)&amp;&quot;,0x&quot;&amp;DEC2HEX([.P24]*8+[.Q24])&amp;&quot;,0x&quot;&amp;DEC2HEX([.S24]*8+[.T24])&amp;&quot;,0x&quot;&amp;DEC2HEX([.V24]*8+[.W2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13 foot</text:p>
          </table:table-cell>
          <table:table-cell/>
          <table:table-cell table:formula="of:=[.D24]" office:value-type="string" office:string-value="0x1F" calcext:value-type="string">
            <text:p>0x1F</text:p>
          </table:table-cell>
          <table:table-cell/>
          <table:table-cell table:formula="of:=IF(LEN([.C25])&lt;2;[.F24]+1;[.F24])"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25]/8)" office:value-type="float" office:value="27" calcext:value-type="float">
            <text:p>27</text:p>
          </table:table-cell>
          <table:table-cell table:formula="of:=[.H25]-[.I25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25]/8)" office:value-type="float" office:value="27" calcext:value-type="float">
            <text:p>27</text:p>
          </table:table-cell>
          <table:table-cell table:formula="of:=[.K25]-[.L2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5])&lt;2;&quot;{0xA7,0,&quot;&amp;[.D25]&amp;&quot;,0x&quot;&amp;DEC2HEX(4*[.F25])&amp;&quot;,     &quot;&amp;[.G25]&amp;&quot;,0x&quot;&amp;DEC2HEX([.I25]*8+[.J25])&amp;&quot;,0x&quot;&amp;DEC2HEX([.L25]*8+[.M25])&amp;&quot;,0x&quot;&amp;RIGHT(DEC2HEX([.N25]);2)&amp;&quot;,0x&quot;&amp;DEC2HEX([.P25]*8+[.Q25])&amp;&quot;,0x&quot;&amp;DEC2HEX([.S25]*8+[.T25])&amp;&quot;,0x&quot;&amp;DEC2HEX([.V25]*8+[.W25])&amp;&quot;},&quot;;&quot;&quot;)" office:value-type="string" office:string-value="{0xA7,0,0x1F,0x10,     0x80,0xD8,0xDF,0x0,0x2A,0xB,0x0}," calcext:value-type="string">
            <text:p>{0xA7,0,0x1F,0x10, <text:s text:c="4"/>0x80,0xD8,0xDF,0x0,0x2A,0xB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23 foot</text:p>
          </table:table-cell>
          <table:table-cell office:value-type="string" calcext:value-type="string">
            <text:p>na</text:p>
          </table:table-cell>
          <table:table-cell table:formula="of:=[.D25]" office:value-type="string" office:string-value="0x1F" calcext:value-type="string">
            <text:p>0x1F</text:p>
          </table:table-cell>
          <table:table-cell/>
          <table:table-cell table:formula="of:=IF(LEN([.C26])&lt;2;[.F25]+1;[.F25])"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6]/8)" office:value-type="float" office:value="24" calcext:value-type="float">
            <text:p>24</text:p>
          </table:table-cell>
          <table:table-cell table:formula="of:=[.H26]-[.I26]*8" office:value-type="float" office:value="0" calcext:value-type="float">
            <text:p>0</text:p>
          </table:table-cell>
          <table:table-cell table:formula="of:=[.H26]+11" office:value-type="float" office:value="203" calcext:value-type="float">
            <text:p>203</text:p>
          </table:table-cell>
          <table:table-cell table:formula="of:=INT([.K26]/8)" office:value-type="float" office:value="25" calcext:value-type="float">
            <text:p>25</text:p>
          </table:table-cell>
          <table:table-cell table:formula="of:=[.K26]-[.L2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6])&lt;2;&quot;{0xA7,0,&quot;&amp;[.D26]&amp;&quot;,0x&quot;&amp;DEC2HEX(4*[.F26])&amp;&quot;,     &quot;&amp;[.G26]&amp;&quot;,0x&quot;&amp;DEC2HEX([.I26]*8+[.J26])&amp;&quot;,0x&quot;&amp;DEC2HEX([.L26]*8+[.M26])&amp;&quot;,0x&quot;&amp;RIGHT(DEC2HEX([.N26]);2)&amp;&quot;,0x&quot;&amp;DEC2HEX([.P26]*8+[.Q26])&amp;&quot;,0x&quot;&amp;DEC2HEX([.S26]*8+[.T26])&amp;&quot;,0x&quot;&amp;DEC2HEX([.V26]*8+[.W26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3 foot</text:p>
          </table:table-cell>
          <table:table-cell/>
          <table:table-cell table:formula="of:=[.D26]" office:value-type="string" office:string-value="0x1F" calcext:value-type="string">
            <text:p>0x1F</text:p>
          </table:table-cell>
          <table:table-cell/>
          <table:table-cell table:formula="of:=IF(LEN([.C27])&lt;2;[.F26]+1;[.F26])"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27]/8)" office:value-type="float" office:value="25" calcext:value-type="float">
            <text:p>25</text:p>
          </table:table-cell>
          <table:table-cell table:formula="of:=[.H27]-[.I27]*8" office:value-type="float" office:value="4" calcext:value-type="float">
            <text:p>4</text:p>
          </table:table-cell>
          <table:table-cell table:formula="of:=[.H27]+12" office:value-type="float" office:value="216" calcext:value-type="float">
            <text:p>216</text:p>
          </table:table-cell>
          <table:table-cell table:formula="of:=INT([.K27]/8)" office:value-type="float" office:value="27" calcext:value-type="float">
            <text:p>27</text:p>
          </table:table-cell>
          <table:table-cell table:formula="of:=[.K27]-[.L2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7])&lt;2;&quot;{0xA7,0,&quot;&amp;[.D27]&amp;&quot;,0x&quot;&amp;DEC2HEX(4*[.F27])&amp;&quot;,     &quot;&amp;[.G27]&amp;&quot;,0x&quot;&amp;DEC2HEX([.I27]*8+[.J27])&amp;&quot;,0x&quot;&amp;DEC2HEX([.L27]*8+[.M27])&amp;&quot;,0x&quot;&amp;RIGHT(DEC2HEX([.N27]);2)&amp;&quot;,0x&quot;&amp;DEC2HEX([.P27]*8+[.Q27])&amp;&quot;,0x&quot;&amp;DEC2HEX([.S27]*8+[.T27])&amp;&quot;,0x&quot;&amp;DEC2HEX([.V27]*8+[.W27])&amp;&quot;},&quot;;&quot;&quot;)" office:value-type="string" office:string-value="{0xA7,0,0x1F,0x14,     0x80,0xCC,0xD8,0x0,0x2A,0xB,0x0}," calcext:value-type="string">
            <text:p>{0xA7,0,0x1F,0x14, <text:s text:c="4"/>0x80,0xCC,0xD8,0x0,0x2A,0xB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6 Violone</text:p>
          </table:table-cell>
          <table:table-cell office:value-type="string" calcext:value-type="string">
            <text:p>na</text:p>
          </table:table-cell>
          <table:table-cell table:formula="of:=[.D27]" office:value-type="string" office:string-value="0x1F" calcext:value-type="string">
            <text:p>0x1F</text:p>
          </table:table-cell>
          <table:table-cell/>
          <table:table-cell table:formula="of:=IF(LEN([.C28])&lt;2;[.F27]+1;[.F27])"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28]/8)" office:value-type="float" office:value="48" calcext:value-type="float">
            <text:p>48</text:p>
          </table:table-cell>
          <table:table-cell table:formula="of:=[.H28]-[.I28]*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28]/8)" office:value-type="float" office:value="50" calcext:value-type="float">
            <text:p>50</text:p>
          </table:table-cell>
          <table:table-cell table:formula="of:=[.K28]-[.L2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8])&lt;2;&quot;{0xA7,0,&quot;&amp;[.D28]&amp;&quot;,0x&quot;&amp;DEC2HEX(4*[.F28])&amp;&quot;,     &quot;&amp;[.G28]&amp;&quot;,0x&quot;&amp;DEC2HEX([.I28]*8+[.J28])&amp;&quot;,0x&quot;&amp;DEC2HEX([.L28]*8+[.M28])&amp;&quot;,0x&quot;&amp;RIGHT(DEC2HEX([.N28]);2)&amp;&quot;,0x&quot;&amp;DEC2HEX([.P28]*8+[.Q28])&amp;&quot;,0x&quot;&amp;DEC2HEX([.S28]*8+[.T28])&amp;&quot;,0x&quot;&amp;DEC2HEX([.V28]*8+[.W28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8 foot</text:p>
          </table:table-cell>
          <table:table-cell office:value-type="string" calcext:value-type="string">
            <text:p>na</text:p>
          </table:table-cell>
          <table:table-cell table:formula="of:=[.D28]" office:value-type="string" office:string-value="0x1F" calcext:value-type="string">
            <text:p>0x1F</text:p>
          </table:table-cell>
          <table:table-cell/>
          <table:table-cell table:formula="of:=IF(LEN([.C29])&lt;2;[.F28]+1;[.F28])"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29]/8)" office:value-type="float" office:value="48" calcext:value-type="float">
            <text:p>48</text:p>
          </table:table-cell>
          <table:table-cell table:formula="of:=[.H29]-[.I29]*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29]/8)" office:value-type="float" office:value="50" calcext:value-type="float">
            <text:p>50</text:p>
          </table:table-cell>
          <table:table-cell table:formula="of:=[.K29]-[.L2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9])&lt;2;&quot;{0xA7,0,&quot;&amp;[.D29]&amp;&quot;,0x&quot;&amp;DEC2HEX(4*[.F29])&amp;&quot;,     &quot;&amp;[.G29]&amp;&quot;,0x&quot;&amp;DEC2HEX([.I29]*8+[.J29])&amp;&quot;,0x&quot;&amp;DEC2HEX([.L29]*8+[.M29])&amp;&quot;,0x&quot;&amp;RIGHT(DEC2HEX([.N29]);2)&amp;&quot;,0x&quot;&amp;DEC2HEX([.P29]*8+[.Q29])&amp;&quot;,0x&quot;&amp;DEC2HEX([.S29]*8+[.T29])&amp;&quot;,0x&quot;&amp;DEC2HEX([.V29]*8+[.W29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/>
          <table:table-cell office:value-type="string" calcext:value-type="string">
            <text:p>1/3 1/6 (Octaves 3-4)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20</text:p>
          </table:table-cell>
          <table:table-cell table:formula="of:=[.F44]" office:value-type="float" office:value="5" calcext:value-type="float">
            <text:p>5</text:p>
          </table:table-cell>
          <table:table-cell table:number-columns-repeated="18"/>
          <table:table-cell table:formula="of:=&quot;{0xA8,0x0,0x0,0x0,       &quot;&amp;[.C33]&amp;&quot;,&quot;&amp;[.D33]&amp;&quot;,0x&quot;&amp;DEC2HEX([.E33])&amp;&quot;,0xFF,0xFF,0xFF,0x5A,0x96},&quot;" office:value-type="string" office:string-value="{0xA8,0x0,0x0,0x0,       0,0x20,0x5,0xFF,0xFF,0xFF,0x5A,0x96}," calcext:value-type="string">
            <text:p>{0xA8,0x0,0x0,0x0, <text:s text:c="6"/>0,0x20,0x5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13 foot</text:p>
          </table:table-cell>
          <table:table-cell/>
          <table:table-cell table:formula="of:=[.D33]" office:value-type="string" office:string-value="0x20" calcext:value-type="string">
            <text:p>0x20</text:p>
          </table:table-cell>
          <table:table-cell/>
          <table:table-cell table:formula="of:=IF(LEN([.C35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table:formula="of:=INT([.H35]/8)" office:value-type="float" office:value="62" calcext:value-type="float">
            <text:p>62</text:p>
          </table:table-cell>
          <table:table-cell table:formula="of:=[.H35]-[.I35]*8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NT([.K35]/8)" office:value-type="float" office:value="62" calcext:value-type="float">
            <text:p>62</text:p>
          </table:table-cell>
          <table:table-cell table:formula="of:=[.K35]-[.L35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 office:value-type="string" office:string-value="{0xA7,0,0x20,0x4,     3,0x1F0,0x1F0,0x0,0x2A,0x0,0x0}," calcext:value-type="string">
            <text:p>{0xA7,0,0x20,0x4, <text:s text:c="4"/>3,0x1F0,0x1F0,0x0,0x2A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23 foot</text:p>
          </table:table-cell>
          <table:table-cell/>
          <table:table-cell table:formula="of:=[.D35]" office:value-type="string" office:string-value="0x20" calcext:value-type="string">
            <text:p>0x20</text:p>
          </table:table-cell>
          <table:table-cell/>
          <table:table-cell table:formula="of:=IF(LEN([.C36])&lt;2;[.F35]+1;[.F3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  <table:table-cell table:formula="of:=INT([.H36]/8)" office:value-type="float" office:value="63" calcext:value-type="float">
            <text:p>63</text:p>
          </table:table-cell>
          <table:table-cell table:formula="of:=[.H36]-[.I36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36]/8)" office:value-type="float" office:value="63" calcext:value-type="float">
            <text:p>63</text:p>
          </table:table-cell>
          <table:table-cell table:formula="of:=[.K36]-[.L3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 office:value-type="string" office:string-value="{0xA7,0,0x20,0x8,     3,0x1FC,0x1FC,0x0,0x2A,0x0,0x0}," calcext:value-type="string">
            <text:p>{0xA7,0,0x20,0x8, <text:s text:c="4"/>3,0x1FC,0x1FC,0x0,0x2A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23 foot</text:p>
          </table:table-cell>
          <table:table-cell office:value-type="string" calcext:value-type="string">
            <text:p>na</text:p>
          </table:table-cell>
          <table:table-cell table:formula="of:=[.D36]" office:value-type="string" office:string-value="0x20" calcext:value-type="string">
            <text:p>0x20</text:p>
          </table:table-cell>
          <table:table-cell/>
          <table:table-cell table:formula="of:=IF(LEN([.C37])&lt;2;[.F36]+1;[.F3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37]/8)" office:value-type="float" office:value="57" calcext:value-type="float">
            <text:p>57</text:p>
          </table:table-cell>
          <table:table-cell table:formula="of:=[.H37]-[.I37]*8" office:value-type="float" office:value="4" calcext:value-type="float">
            <text:p>4</text:p>
          </table:table-cell>
          <table:table-cell table:formula="of:=[.H37]+12" office:value-type="float" office:value="472" calcext:value-type="float">
            <text:p>472</text:p>
          </table:table-cell>
          <table:table-cell table:formula="of:=INT([.K37]/8)" office:value-type="float" office:value="59" calcext:value-type="float">
            <text:p>59</text:p>
          </table:table-cell>
          <table:table-cell table:formula="of:=[.K37]-[.L37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16 Violone</text:p>
          </table:table-cell>
          <table:table-cell/>
          <table:table-cell table:formula="of:=[.D37]" office:value-type="string" office:string-value="0x20" calcext:value-type="string">
            <text:p>0x20</text:p>
          </table:table-cell>
          <table:table-cell/>
          <table:table-cell table:formula="of:=IF(LEN([.C38])&lt;2;[.F37]+1;[.F3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38]/8)" office:value-type="float" office:value="24" calcext:value-type="float">
            <text:p>24</text:p>
          </table:table-cell>
          <table:table-cell table:formula="of:=[.H38]-[.I38]*8" office:value-type="float" office:value="0" calcext:value-type="float">
            <text:p>0</text:p>
          </table:table-cell>
          <table:table-cell table:formula="of:=[.H38]+11" office:value-type="float" office:value="203" calcext:value-type="float">
            <text:p>203</text:p>
          </table:table-cell>
          <table:table-cell table:formula="of:=INT([.K38]/8)" office:value-type="float" office:value="25" calcext:value-type="float">
            <text:p>25</text:p>
          </table:table-cell>
          <table:table-cell table:formula="of:=[.K38]-[.L38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 office:value-type="string" office:string-value="{0xA7,0,0x20,0xC,     0,0xC0,0xCB,0xD,0x3,0x0,0x0}," calcext:value-type="string">
            <text:p>{0xA7,0,0x20,0xC, <text:s text:c="4"/>0,0xC0,0xCB,0xD,0x3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16Violone</text:p>
          </table:table-cell>
          <table:table-cell/>
          <table:table-cell table:formula="of:=[.D38]" office:value-type="string" office:string-value="0x20" calcext:value-type="string">
            <text:p>0x20</text:p>
          </table:table-cell>
          <table:table-cell/>
          <table:table-cell table:formula="of:=IF(LEN([.C39])&lt;2;[.F38]+1;[.F38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INT([.H39]/8)" office:value-type="float" office:value="56" calcext:value-type="float">
            <text:p>56</text:p>
          </table:table-cell>
          <table:table-cell table:formula="of:=[.H39]-[.I39]*8" office:value-type="float" office:value="0" calcext:value-type="float">
            <text:p>0</text:p>
          </table:table-cell>
          <table:table-cell table:formula="of:=[.H39]+11" office:value-type="float" office:value="459" calcext:value-type="float">
            <text:p>459</text:p>
          </table:table-cell>
          <table:table-cell table:formula="of:=INT([.K39]/8)" office:value-type="float" office:value="57" calcext:value-type="float">
            <text:p>57</text:p>
          </table:table-cell>
          <table:table-cell table:formula="of:=[.K39]-[.L39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9])&lt;2;&quot;{0xA7,0,&quot;&amp;[.D39]&amp;&quot;,0x&quot;&amp;DEC2HEX(4*[.F39])&amp;&quot;,     &quot;&amp;[.G39]&amp;&quot;,0x&quot;&amp;DEC2HEX([.I39]*8+[.J39])&amp;&quot;,0x&quot;&amp;DEC2HEX([.L39]*8+[.M39])&amp;&quot;,0x&quot;&amp;RIGHT(DEC2HEX([.N39]);2)&amp;&quot;,0x&quot;&amp;DEC2HEX([.P39]*8+[.Q39])&amp;&quot;,0x&quot;&amp;DEC2HEX([.S39]*8+[.T39])&amp;&quot;,0x&quot;&amp;DEC2HEX([.V39]*8+[.W39])&amp;&quot;},&quot;;&quot;&quot;)" office:value-type="string" office:string-value="{0xA7,0,0x20,0x10,     3,0x1C0,0x1CB,0xD,0x20,0x0,0x0}," calcext:value-type="string">
            <text:p>{0xA7,0,0x20,0x10, <text:s text:c="4"/>3,0x1C0,0x1CB,0xD,0x20,0x0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13 foot</text:p>
          </table:table-cell>
          <table:table-cell office:value-type="string" calcext:value-type="string">
            <text:p>na</text:p>
          </table:table-cell>
          <table:table-cell table:formula="of:=[.D39]" office:value-type="string" office:string-value="0x20" calcext:value-type="string">
            <text:p>0x20</text:p>
          </table:table-cell>
          <table:table-cell/>
          <table:table-cell table:formula="of:=IF(LEN([.C40])&lt;2;[.F39]+1;[.F39])"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40]/8)" office:value-type="float" office:value="27" calcext:value-type="float">
            <text:p>27</text:p>
          </table:table-cell>
          <table:table-cell table:formula="of:=[.H40]-[.I40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40]/8)" office:value-type="float" office:value="27" calcext:value-type="float">
            <text:p>27</text:p>
          </table:table-cell>
          <table:table-cell table:formula="of:=[.K40]-[.L4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0])&lt;2;&quot;{0xA7,0,&quot;&amp;[.D40]&amp;&quot;,0x&quot;&amp;DEC2HEX(4*[.F40])&amp;&quot;,     &quot;&amp;[.G40]&amp;&quot;,0x&quot;&amp;DEC2HEX([.I40]*8+[.J40])&amp;&quot;,0x&quot;&amp;DEC2HEX([.L40]*8+[.M40])&amp;&quot;,0x&quot;&amp;RIGHT(DEC2HEX([.N40]);2)&amp;&quot;,0x&quot;&amp;DEC2HEX([.P40]*8+[.Q40])&amp;&quot;,0x&quot;&amp;DEC2HEX([.S40]*8+[.T40])&amp;&quot;,0x&quot;&amp;DEC2HEX([.V40]*8+[.W40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23 foot</text:p>
          </table:table-cell>
          <table:table-cell office:value-type="string" calcext:value-type="string">
            <text:p>na</text:p>
          </table:table-cell>
          <table:table-cell table:formula="of:=[.D40]" office:value-type="string" office:string-value="0x20" calcext:value-type="string">
            <text:p>0x20</text:p>
          </table:table-cell>
          <table:table-cell/>
          <table:table-cell table:formula="of:=IF(LEN([.C41])&lt;2;[.F40]+1;[.F40])"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41]/8)" office:value-type="float" office:value="24" calcext:value-type="float">
            <text:p>24</text:p>
          </table:table-cell>
          <table:table-cell table:formula="of:=[.H41]-[.I41]*8" office:value-type="float" office:value="0" calcext:value-type="float">
            <text:p>0</text:p>
          </table:table-cell>
          <table:table-cell table:formula="of:=[.H41]+11" office:value-type="float" office:value="203" calcext:value-type="float">
            <text:p>203</text:p>
          </table:table-cell>
          <table:table-cell table:formula="of:=INT([.K41]/8)" office:value-type="float" office:value="25" calcext:value-type="float">
            <text:p>25</text:p>
          </table:table-cell>
          <table:table-cell table:formula="of:=[.K41]-[.L4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1])&lt;2;&quot;{0xA7,0,&quot;&amp;[.D41]&amp;&quot;,0x&quot;&amp;DEC2HEX(4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23 foot</text:p>
          </table:table-cell>
          <table:table-cell office:value-type="string" calcext:value-type="string">
            <text:p>na</text:p>
          </table:table-cell>
          <table:table-cell table:formula="of:=[.D41]" office:value-type="string" office:string-value="0x20" calcext:value-type="string">
            <text:p>0x20</text:p>
          </table:table-cell>
          <table:table-cell/>
          <table:table-cell table:formula="of:=IF(LEN([.C42])&lt;2;[.F41]+1;[.F41])"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2]/8)" office:value-type="float" office:value="25" calcext:value-type="float">
            <text:p>25</text:p>
          </table:table-cell>
          <table:table-cell table:formula="of:=[.H42]-[.I42]*8" office:value-type="float" office:value="4" calcext:value-type="float">
            <text:p>4</text:p>
          </table:table-cell>
          <table:table-cell table:formula="of:=[.H42]+12" office:value-type="float" office:value="216" calcext:value-type="float">
            <text:p>216</text:p>
          </table:table-cell>
          <table:table-cell table:formula="of:=INT([.K42]/8)" office:value-type="float" office:value="27" calcext:value-type="float">
            <text:p>27</text:p>
          </table:table-cell>
          <table:table-cell table:formula="of:=[.K42]-[.L42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2])&lt;2;&quot;{0xA7,0,&quot;&amp;[.D42]&amp;&quot;,0x&quot;&amp;DEC2HEX(4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16 Violone</text:p>
          </table:table-cell>
          <table:table-cell/>
          <table:table-cell table:formula="of:=[.D42]" office:value-type="string" office:string-value="0x20" calcext:value-type="string">
            <text:p>0x20</text:p>
          </table:table-cell>
          <table:table-cell/>
          <table:table-cell table:formula="of:=IF(LEN([.C43])&lt;2;[.F42]+1;[.F42])"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448" calcext:value-type="float">
            <text:p>448</text:p>
          </table:table-cell>
          <table:table-cell table:formula="of:=INT([.H43]/8)" office:value-type="float" office:value="56" calcext:value-type="float">
            <text:p>56</text:p>
          </table:table-cell>
          <table:table-cell table:formula="of:=[.H43]-[.I43]*8" office:value-type="float" office:value="0" calcext:value-type="float">
            <text:p>0</text:p>
          </table:table-cell>
          <table:table-cell table:formula="of:=[.H43]+11" office:value-type="float" office:value="459" calcext:value-type="float">
            <text:p>459</text:p>
          </table:table-cell>
          <table:table-cell table:formula="of:=INT([.K43]/8)" office:value-type="float" office:value="57" calcext:value-type="float">
            <text:p>57</text:p>
          </table:table-cell>
          <table:table-cell table:formula="of:=[.K43]-[.L43]*8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3])&lt;2;&quot;{0xA7,0,&quot;&amp;[.D43]&amp;&quot;,0x&quot;&amp;DEC2HEX(4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;&quot;&quot;)" office:value-type="string" office:string-value="{0xA7,0,0x20,0x14,     0x80,0x1C0,0x1CB,0xD,0x20,0xB,0x0}," calcext:value-type="string">
            <text:p>{0xA7,0,0x20,0x14, <text:s text:c="4"/>0x80,0x1C0,0x1CB,0xD,0x20,0xB,0x0},</text:p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>
          <table:table-cell office:value-type="string" calcext:value-type="string">
            <text:p>Gt to Ped</text:p>
          </table:table-cell>
          <table:table-cell office:value-type="string" calcext:value-type="string">
            <text:p>8 foot</text:p>
          </table:table-cell>
          <table:table-cell office:value-type="string" calcext:value-type="string">
            <text:p>na</text:p>
          </table:table-cell>
          <table:table-cell table:formula="of:=[.D43]" office:value-type="string" office:string-value="0x20" calcext:value-type="string">
            <text:p>0x20</text:p>
          </table:table-cell>
          <table:table-cell/>
          <table:table-cell table:formula="of:=IF(LEN([.C44])&lt;2;[.F43]+1;[.F43])" office:value-type="float" office:value="5" calcext:value-type="float">
            <text:p>5</text:p>
          </table:table-cell>
          <table:table-cell office:value-type="string" calcext:value-type="string">
            <text:p>0x80</text:p>
          </table:table-cell>
          <table:table-cell office:value-type="float" office:value="384" calcext:value-type="float">
            <text:p>384</text:p>
          </table:table-cell>
          <table:table-cell table:formula="of:=INT([.H44]/8)" office:value-type="float" office:value="48" calcext:value-type="float">
            <text:p>48</text:p>
          </table:table-cell>
          <table:table-cell table:formula="of:=[.H44]-[.I44]*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formula="of:=INT([.K44]/8)" office:value-type="float" office:value="50" calcext:value-type="float">
            <text:p>50</text:p>
          </table:table-cell>
          <table:table-cell table:formula="of:=[.K44]-[.L4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4])&lt;2;&quot;{0xA7,0,&quot;&amp;[.D44]&amp;&quot;,0x&quot;&amp;DEC2HEX(4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5"/>0= Board Address MSB</text:p>
          </table:table-cell>
        </table:table-row>
        <table:table-row table:style-name="ro2" table:number-rows-repeated="1048531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Nachthorn4_WSG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number-columns-repeated="3" table:default-cell-style-name="Default"/>
        <table:table-column table:style-name="co17" table:number-columns-repeated="3" table:default-cell-style-name="Default"/>
        <table:table-column table:style-name="co26" table:default-cell-style-name="ce21"/>
        <table:table-column table:style-name="co13" table:number-columns-repeated="3" table:default-cell-style-name="Default"/>
        <table:table-row table:style-name="ro2">
          <table:table-cell/>
          <table:table-cell office:value-type="string" calcext:value-type="string">
            <text:p>4 2 </text:p>
          </table:table-cell>
          <table:table-cell table:style-name="ce24" office:value-type="string" calcext:value-type="string">
            <text:p>1-24</text:p>
          </table:table-cell>
          <table:table-cell table:number-columns-repeated="5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Bit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21</text:p>
          </table:table-cell>
          <table:table-cell table:formula="of:=[.F24]" office:value-type="float" office:value="20" calcext:value-type="float">
            <text:p>20</text:p>
          </table:table-cell>
          <table:table-cell table:number-columns-repeated="18"/>
          <table:table-cell table:style-name="Default" table:formula="of:=&quot;{0xA8,0x0,0x0,0x0,       &quot;&amp;[.C3]&amp;&quot;,&quot;&amp;[.D3]&amp;&quot;,0x&quot;&amp;DEC2HEX([.E3])&amp;&quot;,0xFF,0xFF,0xFF,0x5A,0x96},&quot;" office:value-type="string" office:string-value="{0xA8,0x0,0x0,0x0,       0,0x21,0x14,0xFF,0xFF,0xFF,0x5A,0x96}," calcext:value-type="string">
            <text:p>{0xA8,0x0,0x0,0x0, <text:s text:c="6"/>0,0x21,0x14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lute Ouverte</text:p>
          </table:table-cell>
          <table:table-cell/>
          <table:table-cell table:formula="of:=[.D3]" office:value-type="string" office:string-value="0x21" calcext:value-type="string">
            <text:p>0x21</text:p>
          </table:table-cell>
          <table:table-cell/>
          <table:table-cell table:formula="of:=IF(LEN([.C5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formula="of:=INT([.H5]/8)" office:value-type="float" office:value="57" calcext:value-type="float">
            <text:p>57</text:p>
          </table:table-cell>
          <table:table-cell table:formula="of:=[.H5]-[.I5]*8" office:value-type="float" office:value="4" calcext:value-type="float">
            <text:p>4</text:p>
          </table:table-cell>
          <table:table-cell table:formula="of:=[.H5]+23" office:value-type="float" office:value="483" calcext:value-type="float">
            <text:p>483</text:p>
          </table:table-cell>
          <table:table-cell table:formula="of:=INT([.K5]/8)" office:value-type="float" office:value="60" calcext:value-type="float">
            <text:p>60</text:p>
          </table:table-cell>
          <table:table-cell table:formula="of:=[.K5]-[.L5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])&lt;2;&quot;{0xA7,0,&quot;&amp;[.D5]&amp;&quot;,0x&quot;&amp;DEC2HEX(4*[.F5])&amp;&quot;,     &quot;&amp;[.G5]&amp;&quot;,0x&quot;&amp;DEC2HEX([.I5]*8+[.J5])&amp;&quot;,0x&quot;&amp;DEC2HEX([.L5]*8+[.M5])&amp;&quot;,0x&quot;&amp;RIGHT(DEC2HEX([.N5]);2)&amp;&quot;,0x&quot;&amp;DEC2HEX([.P5]*8+[.Q5])&amp;&quot;,0x&quot;&amp;DEC2HEX([.S5]*8+[.T5])&amp;&quot;,0x&quot;&amp;DEC2HEX([.V5]*8+[.W5])&amp;&quot;},&quot;;&quot;&quot;)" office:value-type="string" office:string-value="{0xA7,0,0x21,0x4,     3,0x1CC,0x1E3,0x0,0x23,0x0,0x0}," calcext:value-type="string">
            <text:p>{0xA7,0,0x21,0x4, <text:s text:c="4"/>3,0x1CC,0x1E3,0x0,0x23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lute Ouverte super</text:p>
          </table:table-cell>
          <table:table-cell/>
          <table:table-cell table:formula="of:=[.D5]" office:value-type="string" office:string-value="0x21" calcext:value-type="string">
            <text:p>0x21</text:p>
          </table:table-cell>
          <table:table-cell/>
          <table:table-cell table:formula="of:=IF(LEN([.C6])&lt;2;[.F5]+1;[.F5])"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office:value-type="float" office:value="448" calcext:value-type="float">
            <text:p>448</text:p>
          </table:table-cell>
          <table:table-cell table:formula="of:=INT([.H6]/8)" office:value-type="float" office:value="56" calcext:value-type="float">
            <text:p>56</text:p>
          </table:table-cell>
          <table:table-cell table:formula="of:=[.H6]-[.I6]*8" office:value-type="float" office:value="0" calcext:value-type="float">
            <text:p>0</text:p>
          </table:table-cell>
          <table:table-cell table:formula="of:=[.H6]+23" office:value-type="float" office:value="471" calcext:value-type="float">
            <text:p>471</text:p>
          </table:table-cell>
          <table:table-cell table:formula="of:=INT([.K6]/8)" office:value-type="float" office:value="58" calcext:value-type="float">
            <text:p>58</text:p>
          </table:table-cell>
          <table:table-cell table:formula="of:=[.K6]-[.L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])&lt;2;&quot;{0xA7,0,&quot;&amp;[.D6]&amp;&quot;,0x&quot;&amp;DEC2HEX(4*[.F6])&amp;&quot;,     &quot;&amp;[.G6]&amp;&quot;,0x&quot;&amp;DEC2HEX([.I6]*8+[.J6])&amp;&quot;,0x&quot;&amp;DEC2HEX([.L6]*8+[.M6])&amp;&quot;,0x&quot;&amp;RIGHT(DEC2HEX([.N6]);2)&amp;&quot;,0x&quot;&amp;DEC2HEX([.P6]*8+[.Q6])&amp;&quot;,0x&quot;&amp;DEC2HEX([.S6]*8+[.T6])&amp;&quot;,0x&quot;&amp;DEC2HEX([.V6]*8+[.W6])&amp;&quot;},&quot;;&quot;&quot;)" office:value-type="string" office:string-value="{0xA7,0,0x21,0x8,     0x83,0x1C0,0x1D7,0x0,0x23,0x2C,0x0}," calcext:value-type="string">
            <text:p>{0xA7,0,0x21,0x8, <text:s text:c="4"/>0x83,0x1C0,0x1D7,0x0,0x23,0x2C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Fl Ouv sub</text:p>
          </table:table-cell>
          <table:table-cell/>
          <table:table-cell table:formula="of:=[.D6]" office:value-type="string" office:string-value="0x21" calcext:value-type="string">
            <text:p>0x21</text:p>
          </table:table-cell>
          <table:table-cell/>
          <table:table-cell table:formula="of:=IF(LEN([.C7])&lt;2;[.F6]+1;[.F6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408" calcext:value-type="float">
            <text:p>408</text:p>
          </table:table-cell>
          <table:table-cell table:formula="of:=INT([.H7]/8)" office:value-type="float" office:value="51" calcext:value-type="float">
            <text:p>51</text:p>
          </table:table-cell>
          <table:table-cell table:formula="of:=[.H7]-[.I7]*8" office:value-type="float" office:value="0" calcext:value-type="float">
            <text:p>0</text:p>
          </table:table-cell>
          <table:table-cell table:formula="of:=[.H7]+23" office:value-type="float" office:value="431" calcext:value-type="float">
            <text:p>431</text:p>
          </table:table-cell>
          <table:table-cell table:formula="of:=INT([.K7]/8)" office:value-type="float" office:value="53" calcext:value-type="float">
            <text:p>53</text:p>
          </table:table-cell>
          <table:table-cell table:formula="of:=[.K7]-[.L7]*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])&lt;2;&quot;{0xA7,0,&quot;&amp;[.D7]&amp;&quot;,0x&quot;&amp;DEC2HEX(4*[.F7])&amp;&quot;,     &quot;&amp;[.G7]&amp;&quot;,0x&quot;&amp;DEC2HEX([.I7]*8+[.J7])&amp;&quot;,0x&quot;&amp;DEC2HEX([.L7]*8+[.M7])&amp;&quot;,0x&quot;&amp;RIGHT(DEC2HEX([.N7]);2)&amp;&quot;,0x&quot;&amp;DEC2HEX([.P7]*8+[.Q7])&amp;&quot;,0x&quot;&amp;DEC2HEX([.S7]*8+[.T7])&amp;&quot;,0x&quot;&amp;DEC2HEX([.V7]*8+[.W7])&amp;&quot;},&quot;;&quot;&quot;)" office:value-type="string" office:string-value="{0xA7,0,0x21,0xC,     0x83,0x198,0x1AF,0x0,0x11,0x1D,0x0}," calcext:value-type="string">
            <text:p>{0xA7,0,0x21,0xC, <text:s text:c="4"/>0x83,0x198,0x1AF,0x0,0x11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 Ouv <text:s/></text:p>
          </table:table-cell>
          <table:table-cell/>
          <table:table-cell table:formula="of:=[.D7]" office:value-type="string" office:string-value="0x21" calcext:value-type="string">
            <text:p>0x21</text:p>
          </table:table-cell>
          <table:table-cell/>
          <table:table-cell table:formula="of:=IF(LEN([.C8])&lt;2;[.F7]+1;[.F7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table:formula="of:=INT([.H8]/8)" office:value-type="float" office:value="49" calcext:value-type="float">
            <text:p>49</text:p>
          </table:table-cell>
          <table:table-cell table:formula="of:=[.H8]-[.I8]*8" office:value-type="float" office:value="4" calcext:value-type="float">
            <text:p>4</text:p>
          </table:table-cell>
          <table:table-cell table:formula="of:=[.H8]+23" office:value-type="float" office:value="419" calcext:value-type="float">
            <text:p>419</text:p>
          </table:table-cell>
          <table:table-cell table:formula="of:=INT([.K8]/8)" office:value-type="float" office:value="52" calcext:value-type="float">
            <text:p>52</text:p>
          </table:table-cell>
          <table:table-cell table:formula="of:=[.K8]-[.L8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8])&lt;2;&quot;{0xA7,0,&quot;&amp;[.D8]&amp;&quot;,0x&quot;&amp;DEC2HEX(4*[.F8])&amp;&quot;,     &quot;&amp;[.G8]&amp;&quot;,0x&quot;&amp;DEC2HEX([.I8]*8+[.J8])&amp;&quot;,0x&quot;&amp;DEC2HEX([.L8]*8+[.M8])&amp;&quot;,0x&quot;&amp;RIGHT(DEC2HEX([.N8]);2)&amp;&quot;,0x&quot;&amp;DEC2HEX([.P8]*8+[.Q8])&amp;&quot;,0x&quot;&amp;DEC2HEX([.S8]*8+[.T8])&amp;&quot;,0x&quot;&amp;DEC2HEX([.V8]*8+[.W8])&amp;&quot;},&quot;;&quot;&quot;)" office:value-type="string" office:string-value="{0xA7,0,0x21,0x10,     3,0x18C,0x1A3,0x0,0x11,0x0,0x1E}," calcext:value-type="string">
            <text:p>{0xA7,0,0x21,0x10, <text:s text:c="4"/>3,0x18C,0x1A3,0x0,0x11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 Ouv Super</text:p>
          </table:table-cell>
          <table:table-cell/>
          <table:table-cell table:formula="of:=[.D8]" office:value-type="string" office:string-value="0x21" calcext:value-type="string">
            <text:p>0x21</text:p>
          </table:table-cell>
          <table:table-cell/>
          <table:table-cell table:formula="of:=IF(LEN([.C9])&lt;2;[.F8]+1;[.F8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9]/8)" office:value-type="float" office:value="48" calcext:value-type="float">
            <text:p>48</text:p>
          </table:table-cell>
          <table:table-cell table:formula="of:=[.H9]-[.I9]*8" office:value-type="float" office:value="0" calcext:value-type="float">
            <text:p>0</text:p>
          </table:table-cell>
          <table:table-cell table:formula="of:=[.H9]+23" office:value-type="float" office:value="407" calcext:value-type="float">
            <text:p>407</text:p>
          </table:table-cell>
          <table:table-cell table:formula="of:=INT([.K9]/8)" office:value-type="float" office:value="50" calcext:value-type="float">
            <text:p>50</text:p>
          </table:table-cell>
          <table:table-cell table:formula="of:=[.K9]-[.L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9])&lt;2;&quot;{0xA7,0,&quot;&amp;[.D9]&amp;&quot;,0x&quot;&amp;DEC2HEX(4*[.F9])&amp;&quot;,     &quot;&amp;[.G9]&amp;&quot;,0x&quot;&amp;DEC2HEX([.I9]*8+[.J9])&amp;&quot;,0x&quot;&amp;DEC2HEX([.L9]*8+[.M9])&amp;&quot;,0x&quot;&amp;RIGHT(DEC2HEX([.N9]);2)&amp;&quot;,0x&quot;&amp;DEC2HEX([.P9]*8+[.Q9])&amp;&quot;,0x&quot;&amp;DEC2HEX([.S9]*8+[.T9])&amp;&quot;,0x&quot;&amp;DEC2HEX([.V9]*8+[.W9])&amp;&quot;},&quot;;&quot;&quot;)" office:value-type="string" office:string-value="{0xA7,0,0x21,0x14,     0x83,0x180,0x197,0x0,0x11,0x1F,0x0}," calcext:value-type="string">
            <text:p>{0xA7,0,0x21,0x14, <text:s text:c="4"/>0x83,0x180,0x197,0x0,0x11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ute Ouverte Sw/Gt16</text:p>
          </table:table-cell>
          <table:table-cell/>
          <table:table-cell table:formula="of:=[.D9]" office:value-type="string" office:string-value="0x21" calcext:value-type="string">
            <text:p>0x21</text:p>
          </table:table-cell>
          <table:table-cell/>
          <table:table-cell table:formula="of:=IF(LEN([.C10])&lt;2;[.F9]+1;[.F9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7]+64" office:value-type="float" office:value="472" calcext:value-type="float">
            <text:p>472</text:p>
          </table:table-cell>
          <table:table-cell table:formula="of:=INT([.H10]/8)" office:value-type="float" office:value="59" calcext:value-type="float">
            <text:p>59</text:p>
          </table:table-cell>
          <table:table-cell table:formula="of:=[.H10]-[.I10]*8" office:value-type="float" office:value="0" calcext:value-type="float">
            <text:p>0</text:p>
          </table:table-cell>
          <table:table-cell table:formula="of:=[.K7]+64" office:value-type="float" office:value="495" calcext:value-type="float">
            <text:p>495</text:p>
          </table:table-cell>
          <table:table-cell table:formula="of:=INT([.K10]/8)" office:value-type="float" office:value="61" calcext:value-type="float">
            <text:p>61</text:p>
          </table:table-cell>
          <table:table-cell table:formula="of:=[.K10]-[.L1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0])&lt;2;&quot;{0xA7,0,&quot;&amp;[.D10]&amp;&quot;,0x&quot;&amp;DEC2HEX(4*[.F10])&amp;&quot;,     &quot;&amp;[.G10]&amp;&quot;,0x&quot;&amp;DEC2HEX([.I10]*8+[.J10])&amp;&quot;,0x&quot;&amp;DEC2HEX([.L10]*8+[.M10])&amp;&quot;,0x&quot;&amp;RIGHT(DEC2HEX([.N10]);2)&amp;&quot;,0x&quot;&amp;DEC2HEX([.P10]*8+[.Q10])&amp;&quot;,0x&quot;&amp;DEC2HEX([.S10]*8+[.T10])&amp;&quot;,0x&quot;&amp;DEC2HEX([.V10]*8+[.W10])&amp;&quot;},&quot;;&quot;&quot;)" office:value-type="string" office:string-value="{0xA7,0,0x21,0x18,     0x83,0x1D8,0x1EF,0x0,0x11,0x2D,0x0}," calcext:value-type="string">
            <text:p>{0xA7,0,0x21,0x18, <text:s text:c="4"/>0x83,0x1D8,0x1EF,0x0,0x11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Ouverte Sw/Gt</text:p>
          </table:table-cell>
          <table:table-cell/>
          <table:table-cell table:formula="of:=[.D10]" office:value-type="string" office:string-value="0x21" calcext:value-type="string">
            <text:p>0x21</text:p>
          </table:table-cell>
          <table:table-cell/>
          <table:table-cell table:formula="of:=IF(LEN([.C11])&lt;2;[.F10]+1;[.F10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table:formula="of:=[.H8]+64" office:value-type="float" office:value="460" calcext:value-type="float">
            <text:p>460</text:p>
          </table:table-cell>
          <table:table-cell table:formula="of:=INT([.H11]/8)" office:value-type="float" office:value="57" calcext:value-type="float">
            <text:p>57</text:p>
          </table:table-cell>
          <table:table-cell table:formula="of:=[.H11]-[.I11]*8" office:value-type="float" office:value="4" calcext:value-type="float">
            <text:p>4</text:p>
          </table:table-cell>
          <table:table-cell table:formula="of:=[.K8]+64" office:value-type="float" office:value="483" calcext:value-type="float">
            <text:p>483</text:p>
          </table:table-cell>
          <table:table-cell table:formula="of:=INT([.K11]/8)" office:value-type="float" office:value="60" calcext:value-type="float">
            <text:p>60</text:p>
          </table:table-cell>
          <table:table-cell table:formula="of:=[.K11]-[.L1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1])&lt;2;&quot;{0xA7,0,&quot;&amp;[.D11]&amp;&quot;,0x&quot;&amp;DEC2HEX(4*[.F11])&amp;&quot;,     &quot;&amp;[.G11]&amp;&quot;,0x&quot;&amp;DEC2HEX([.I11]*8+[.J11])&amp;&quot;,0x&quot;&amp;DEC2HEX([.L11]*8+[.M11])&amp;&quot;,0x&quot;&amp;RIGHT(DEC2HEX([.N11]);2)&amp;&quot;,0x&quot;&amp;DEC2HEX([.P11]*8+[.Q11])&amp;&quot;,0x&quot;&amp;DEC2HEX([.S11]*8+[.T11])&amp;&quot;,0x&quot;&amp;DEC2HEX([.V11]*8+[.W11])&amp;&quot;},&quot;;&quot;&quot;)" office:value-type="string" office:string-value="{0xA7,0,0x21,0x1C,     0x83,0x1CC,0x1E3,0x0,0x11,0x2E,0x0}," calcext:value-type="string">
            <text:p>{0xA7,0,0x21,0x1C, <text:s text:c="4"/>0x83,0x1CC,0x1E3,0x0,0x11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Ouverte Sw/Gt 4</text:p>
          </table:table-cell>
          <table:table-cell/>
          <table:table-cell table:formula="of:=[.D11]" office:value-type="string" office:string-value="0x21" calcext:value-type="string">
            <text:p>0x21</text:p>
          </table:table-cell>
          <table:table-cell/>
          <table:table-cell table:formula="of:=IF(LEN([.C12])&lt;2;[.F11]+1;[.F11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table:formula="of:=[.H9]+64" office:value-type="float" office:value="448" calcext:value-type="float">
            <text:p>448</text:p>
          </table:table-cell>
          <table:table-cell table:formula="of:=INT([.H12]/8)" office:value-type="float" office:value="56" calcext:value-type="float">
            <text:p>56</text:p>
          </table:table-cell>
          <table:table-cell table:formula="of:=[.H12]-[.I12]*8" office:value-type="float" office:value="0" calcext:value-type="float">
            <text:p>0</text:p>
          </table:table-cell>
          <table:table-cell table:formula="of:=[.K9]+64" office:value-type="float" office:value="471" calcext:value-type="float">
            <text:p>471</text:p>
          </table:table-cell>
          <table:table-cell table:formula="of:=INT([.K12]/8)" office:value-type="float" office:value="58" calcext:value-type="float">
            <text:p>58</text:p>
          </table:table-cell>
          <table:table-cell table:formula="of:=[.K12]-[.L1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2])&lt;2;&quot;{0xA7,0,&quot;&amp;[.D12]&amp;&quot;,0x&quot;&amp;DEC2HEX(4*[.F12])&amp;&quot;,     &quot;&amp;[.G12]&amp;&quot;,0x&quot;&amp;DEC2HEX([.I12]*8+[.J12])&amp;&quot;,0x&quot;&amp;DEC2HEX([.L12]*8+[.M12])&amp;&quot;,0x&quot;&amp;RIGHT(DEC2HEX([.N12]);2)&amp;&quot;,0x&quot;&amp;DEC2HEX([.P12]*8+[.Q12])&amp;&quot;,0x&quot;&amp;DEC2HEX([.S12]*8+[.T12])&amp;&quot;,0x&quot;&amp;DEC2HEX([.V12]*8+[.W12])&amp;&quot;},&quot;;&quot;&quot;)" office:value-type="string" office:string-value="{0xA7,0,0x21,0x20,     0x83,0x1C0,0x1D7,0x0,0x11,0x2F,0x0}," calcext:value-type="string">
            <text:p>{0xA7,0,0x21,0x20, <text:s text:c="4"/>0x83,0x1C0,0x1D7,0x0,0x11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4 Nachthorn sub</text:p>
          </table:table-cell>
          <table:table-cell/>
          <table:table-cell table:formula="of:=[.D12]" office:value-type="string" office:string-value="0x21" calcext:value-type="string">
            <text:p>0x21</text:p>
          </table:table-cell>
          <table:table-cell/>
          <table:table-cell table:formula="of:=IF(LEN([.C13])&lt;2;[.F12]+1;[.F12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396" calcext:value-type="float">
            <text:p>396</text:p>
          </table:table-cell>
          <table:table-cell table:formula="of:=INT([.H13]/8)" office:value-type="float" office:value="49" calcext:value-type="float">
            <text:p>49</text:p>
          </table:table-cell>
          <table:table-cell table:formula="of:=[.H13]-[.I13]*8" office:value-type="float" office:value="4" calcext:value-type="float">
            <text:p>4</text:p>
          </table:table-cell>
          <table:table-cell table:formula="of:=[.H13]+23" office:value-type="float" office:value="419" calcext:value-type="float">
            <text:p>419</text:p>
          </table:table-cell>
          <table:table-cell table:formula="of:=INT([.K13]/8)" office:value-type="float" office:value="52" calcext:value-type="float">
            <text:p>52</text:p>
          </table:table-cell>
          <table:table-cell table:formula="of:=[.K13]-[.L13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3])&lt;2;&quot;{0xA7,0,&quot;&amp;[.D13]&amp;&quot;,0x&quot;&amp;DEC2HEX(4*[.F13])&amp;&quot;,     &quot;&amp;[.G13]&amp;&quot;,0x&quot;&amp;DEC2HEX([.I13]*8+[.J13])&amp;&quot;,0x&quot;&amp;DEC2HEX([.L13]*8+[.M13])&amp;&quot;,0x&quot;&amp;RIGHT(DEC2HEX([.N13]);2)&amp;&quot;,0x&quot;&amp;DEC2HEX([.P13]*8+[.Q13])&amp;&quot;,0x&quot;&amp;DEC2HEX([.S13]*8+[.T13])&amp;&quot;,0x&quot;&amp;DEC2HEX([.V13]*8+[.W13])&amp;&quot;},&quot;;&quot;&quot;)" office:value-type="string" office:string-value="{0xA7,0,0x21,0x24,     0x83,0x18C,0x1A3,0x0,0x15,0x1D,0x0}," calcext:value-type="string">
            <text:p>{0xA7,0,0x21,0x24, <text:s text:c="4"/>0x83,0x18C,0x1A3,0x0,0x15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Nachthorn </text:p>
          </table:table-cell>
          <table:table-cell/>
          <table:table-cell table:formula="of:=[.D13]" office:value-type="string" office:string-value="0x21" calcext:value-type="string">
            <text:p>0x21</text:p>
          </table:table-cell>
          <table:table-cell/>
          <table:table-cell table:formula="of:=IF(LEN([.C14])&lt;2;[.F13]+1;[.F13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table:formula="of:=INT([.H14]/8)" office:value-type="float" office:value="48" calcext:value-type="float">
            <text:p>48</text:p>
          </table:table-cell>
          <table:table-cell table:formula="of:=[.H14]-[.I14]*8" office:value-type="float" office:value="0" calcext:value-type="float">
            <text:p>0</text:p>
          </table:table-cell>
          <table:table-cell table:formula="of:=[.H14]+23" office:value-type="float" office:value="407" calcext:value-type="float">
            <text:p>407</text:p>
          </table:table-cell>
          <table:table-cell table:formula="of:=INT([.K14]/8)" office:value-type="float" office:value="50" calcext:value-type="float">
            <text:p>50</text:p>
          </table:table-cell>
          <table:table-cell table:formula="of:=[.K14]-[.L1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14])&lt;2;&quot;{0xA7,0,&quot;&amp;[.D14]&amp;&quot;,0x&quot;&amp;DEC2HEX(4*[.F14])&amp;&quot;,     &quot;&amp;[.G14]&amp;&quot;,0x&quot;&amp;DEC2HEX([.I14]*8+[.J14])&amp;&quot;,0x&quot;&amp;DEC2HEX([.L14]*8+[.M14])&amp;&quot;,0x&quot;&amp;RIGHT(DEC2HEX([.N14]);2)&amp;&quot;,0x&quot;&amp;DEC2HEX([.P14]*8+[.Q14])&amp;&quot;,0x&quot;&amp;DEC2HEX([.S14]*8+[.T14])&amp;&quot;,0x&quot;&amp;DEC2HEX([.V14]*8+[.W14])&amp;&quot;},&quot;;&quot;&quot;)" office:value-type="string" office:string-value="{0xA7,0,0x21,0x28,     3,0x180,0x197,0x0,0x15,0x0,0x1E}," calcext:value-type="string">
            <text:p>{0xA7,0,0x21,0x28, <text:s text:c="4"/>3,0x180,0x197,0x0,0x15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Nachthorn Super</text:p>
          </table:table-cell>
          <table:table-cell/>
          <table:table-cell table:formula="of:=[.D14]" office:value-type="string" office:string-value="0x21" calcext:value-type="string">
            <text:p>0x21</text:p>
          </table:table-cell>
          <table:table-cell/>
          <table:table-cell table:formula="of:=IF(LEN([.C15])&lt;2;[.F14]+1;[.F14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office:value-type="float" office:value="384" calcext:value-type="float">
            <text:p>384</text:p>
          </table:table-cell>
          <table:table-cell table:formula="of:=INT([.H15]/8)" office:value-type="float" office:value="48" calcext:value-type="float">
            <text:p>48</text:p>
          </table:table-cell>
          <table:table-cell table:formula="of:=[.H15]-[.I15]*8" office:value-type="float" office:value="0" calcext:value-type="float">
            <text:p>0</text:p>
          </table:table-cell>
          <table:table-cell table:formula="of:=[.H15]+11" office:value-type="float" office:value="395" calcext:value-type="float">
            <text:p>395</text:p>
          </table:table-cell>
          <table:table-cell table:formula="of:=INT([.K15]/8)" office:value-type="float" office:value="49" calcext:value-type="float">
            <text:p>49</text:p>
          </table:table-cell>
          <table:table-cell table:formula="of:=[.K15]-[.L15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5])&lt;2;&quot;{0xA7,0,&quot;&amp;[.D15]&amp;&quot;,0x&quot;&amp;DEC2HEX(4*[.F15])&amp;&quot;,     &quot;&amp;[.G15]&amp;&quot;,0x&quot;&amp;DEC2HEX([.I15]*8+[.J15])&amp;&quot;,0x&quot;&amp;DEC2HEX([.L15]*8+[.M15])&amp;&quot;,0x&quot;&amp;RIGHT(DEC2HEX([.N15]);2)&amp;&quot;,0x&quot;&amp;DEC2HEX([.P15]*8+[.Q15])&amp;&quot;,0x&quot;&amp;DEC2HEX([.S15]*8+[.T15])&amp;&quot;,0x&quot;&amp;DEC2HEX([.V15]*8+[.W15])&amp;&quot;},&quot;;&quot;&quot;)" office:value-type="string" office:string-value="{0xA7,0,0x21,0x2C,     0x83,0x180,0x18B,0xC,0x15,0x1F,0x0}," calcext:value-type="string">
            <text:p>{0xA7,0,0x21,0x2C, <text:s text:c="4"/>0x83,0x180,0x18B,0xC,0x15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16</text:p>
          </table:table-cell>
          <table:table-cell/>
          <table:table-cell table:formula="of:=[.D15]" office:value-type="string" office:string-value="0x21" calcext:value-type="string">
            <text:p>0x21</text:p>
          </table:table-cell>
          <table:table-cell/>
          <table:table-cell table:formula="of:=IF(LEN([.C16])&lt;2;[.F15]+1;[.F15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13]+64" office:value-type="float" office:value="460" calcext:value-type="float">
            <text:p>460</text:p>
          </table:table-cell>
          <table:table-cell table:formula="of:=INT([.H16]/8)" office:value-type="float" office:value="57" calcext:value-type="float">
            <text:p>57</text:p>
          </table:table-cell>
          <table:table-cell table:formula="of:=[.H16]-[.I16]*8" office:value-type="float" office:value="4" calcext:value-type="float">
            <text:p>4</text:p>
          </table:table-cell>
          <table:table-cell table:formula="of:=[.K13]+64" office:value-type="float" office:value="483" calcext:value-type="float">
            <text:p>483</text:p>
          </table:table-cell>
          <table:table-cell table:formula="of:=INT([.K16]/8)" office:value-type="float" office:value="60" calcext:value-type="float">
            <text:p>60</text:p>
          </table:table-cell>
          <table:table-cell table:formula="of:=[.K16]-[.L16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6])&lt;2;&quot;{0xA7,0,&quot;&amp;[.D16]&amp;&quot;,0x&quot;&amp;DEC2HEX(4*[.F16])&amp;&quot;,     &quot;&amp;[.G16]&amp;&quot;,0x&quot;&amp;DEC2HEX([.I16]*8+[.J16])&amp;&quot;,0x&quot;&amp;DEC2HEX([.L16]*8+[.M16])&amp;&quot;,0x&quot;&amp;RIGHT(DEC2HEX([.N16]);2)&amp;&quot;,0x&quot;&amp;DEC2HEX([.P16]*8+[.Q16])&amp;&quot;,0x&quot;&amp;DEC2HEX([.S16]*8+[.T16])&amp;&quot;,0x&quot;&amp;DEC2HEX([.V16]*8+[.W16])&amp;&quot;},&quot;;&quot;&quot;)" office:value-type="string" office:string-value="{0xA7,0,0x21,0x30,     0x83,0x1CC,0x1E3,0x0,0x15,0x2D,0x0}," calcext:value-type="string">
            <text:p>{0xA7,0,0x21,0x30, <text:s text:c="4"/>0x83,0x1CC,0x1E3,0x0,0x15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</text:p>
          </table:table-cell>
          <table:table-cell/>
          <table:table-cell table:formula="of:=[.D16]" office:value-type="string" office:string-value="0x21" calcext:value-type="string">
            <text:p>0x21</text:p>
          </table:table-cell>
          <table:table-cell/>
          <table:table-cell table:formula="of:=IF(LEN([.C17])&lt;2;[.F16]+1;[.F16])" office:value-type="float" office:value="13" calcext:value-type="float">
            <text:p>13</text:p>
          </table:table-cell>
          <table:table-cell office:value-type="string" calcext:value-type="string">
            <text:p>0x83</text:p>
          </table:table-cell>
          <table:table-cell table:formula="of:=[.H14]+64" office:value-type="float" office:value="448" calcext:value-type="float">
            <text:p>448</text:p>
          </table:table-cell>
          <table:table-cell table:formula="of:=INT([.H17]/8)" office:value-type="float" office:value="56" calcext:value-type="float">
            <text:p>56</text:p>
          </table:table-cell>
          <table:table-cell table:formula="of:=[.H17]-[.I17]*8" office:value-type="float" office:value="0" calcext:value-type="float">
            <text:p>0</text:p>
          </table:table-cell>
          <table:table-cell table:formula="of:=[.K14]+64" office:value-type="float" office:value="471" calcext:value-type="float">
            <text:p>471</text:p>
          </table:table-cell>
          <table:table-cell table:formula="of:=INT([.K17]/8)" office:value-type="float" office:value="58" calcext:value-type="float">
            <text:p>58</text:p>
          </table:table-cell>
          <table:table-cell table:formula="of:=[.K17]-[.L1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7])&lt;2;&quot;{0xA7,0,&quot;&amp;[.D17]&amp;&quot;,0x&quot;&amp;DEC2HEX(4*[.F17])&amp;&quot;,     &quot;&amp;[.G17]&amp;&quot;,0x&quot;&amp;DEC2HEX([.I17]*8+[.J17])&amp;&quot;,0x&quot;&amp;DEC2HEX([.L17]*8+[.M17])&amp;&quot;,0x&quot;&amp;RIGHT(DEC2HEX([.N17]);2)&amp;&quot;,0x&quot;&amp;DEC2HEX([.P17]*8+[.Q17])&amp;&quot;,0x&quot;&amp;DEC2HEX([.S17]*8+[.T17])&amp;&quot;,0x&quot;&amp;DEC2HEX([.V17]*8+[.W17])&amp;&quot;},&quot;;&quot;&quot;)" office:value-type="string" office:string-value="{0xA7,0,0x21,0x34,     0x83,0x1C0,0x1D7,0x0,0x15,0x2E,0x0}," calcext:value-type="string">
            <text:p>{0xA7,0,0x21,0x34, <text:s text:c="4"/>0x83,0x1C0,0x1D7,0x0,0x15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 4</text:p>
          </table:table-cell>
          <table:table-cell/>
          <table:table-cell table:formula="of:=[.D17]" office:value-type="string" office:string-value="0x21" calcext:value-type="string">
            <text:p>0x21</text:p>
          </table:table-cell>
          <table:table-cell/>
          <table:table-cell table:formula="of:=IF(LEN([.C18])&lt;2;[.F17]+1;[.F17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table:formula="of:=[.H15]+64" office:value-type="float" office:value="448" calcext:value-type="float">
            <text:p>448</text:p>
          </table:table-cell>
          <table:table-cell table:formula="of:=INT([.H18]/8)" office:value-type="float" office:value="56" calcext:value-type="float">
            <text:p>56</text:p>
          </table:table-cell>
          <table:table-cell table:formula="of:=[.H18]-[.I18]*8" office:value-type="float" office:value="0" calcext:value-type="float">
            <text:p>0</text:p>
          </table:table-cell>
          <table:table-cell table:formula="of:=[.K15]+64" office:value-type="float" office:value="459" calcext:value-type="float">
            <text:p>459</text:p>
          </table:table-cell>
          <table:table-cell table:formula="of:=INT([.K18]/8)" office:value-type="float" office:value="57" calcext:value-type="float">
            <text:p>57</text:p>
          </table:table-cell>
          <table:table-cell table:formula="of:=[.K18]-[.L18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8])&lt;2;&quot;{0xA7,0,&quot;&amp;[.D18]&amp;&quot;,0x&quot;&amp;DEC2HEX(4*[.F18])&amp;&quot;,     &quot;&amp;[.G18]&amp;&quot;,0x&quot;&amp;DEC2HEX([.I18]*8+[.J18])&amp;&quot;,0x&quot;&amp;DEC2HEX([.L18]*8+[.M18])&amp;&quot;,0x&quot;&amp;RIGHT(DEC2HEX([.N18]);2)&amp;&quot;,0x&quot;&amp;DEC2HEX([.P18]*8+[.Q18])&amp;&quot;,0x&quot;&amp;DEC2HEX([.S18]*8+[.T18])&amp;&quot;,0x&quot;&amp;DEC2HEX([.V18]*8+[.W18])&amp;&quot;},&quot;;&quot;&quot;)" office:value-type="string" office:string-value="{0xA7,0,0x21,0x38,     0x83,0x1C0,0x1CB,0xC,0x15,0x2F,0x0}," calcext:value-type="string">
            <text:p>{0xA7,0,0x21,0x38, <text:s text:c="4"/>0x83,0x1C0,0x1CB,0xC,0x15,0x2F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</text:p>
          </table:table-cell>
          <table:table-cell/>
          <table:table-cell table:formula="of:=[.D18]" office:value-type="string" office:string-value="0x21" calcext:value-type="string">
            <text:p>0x21</text:p>
          </table:table-cell>
          <table:table-cell/>
          <table:table-cell table:formula="of:=IF(LEN([.C19])&lt;2;[.F18]+1;[.F18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INT([.H19]/8)" office:value-type="float" office:value="24" calcext:value-type="float">
            <text:p>24</text:p>
          </table:table-cell>
          <table:table-cell table:formula="of:=[.H19]-[.I19]*8" office:value-type="float" office:value="0" calcext:value-type="float">
            <text:p>0</text:p>
          </table:table-cell>
          <table:table-cell table:style-name="ce11" table:formula="of:=[.H19]+23" office:value-type="float" office:value="215" calcext:value-type="float">
            <text:p>215</text:p>
          </table:table-cell>
          <table:table-cell table:formula="of:=INT([.K19]/8)" office:value-type="float" office:value="26" calcext:value-type="float">
            <text:p>26</text:p>
          </table:table-cell>
          <table:table-cell table:formula="of:=[.K19]-[.L1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19])&lt;2;&quot;{0xA7,0,&quot;&amp;[.D19]&amp;&quot;,0x&quot;&amp;DEC2HEX(4*[.F19])&amp;&quot;,     &quot;&amp;[.G19]&amp;&quot;,0x&quot;&amp;DEC2HEX([.I19]*8+[.J19])&amp;&quot;,0x&quot;&amp;DEC2HEX([.L19]*8+[.M19])&amp;&quot;,0x&quot;&amp;RIGHT(DEC2HEX([.N19]);2)&amp;&quot;,0x&quot;&amp;DEC2HEX([.P19]*8+[.Q19])&amp;&quot;,0x&quot;&amp;DEC2HEX([.S19]*8+[.T19])&amp;&quot;,0x&quot;&amp;DEC2HEX([.V19]*8+[.W19])&amp;&quot;},&quot;;&quot;&quot;)" office:value-type="string" office:string-value="{0xA7,0,0x21,0x3C,     0,0xC0,0xD7,0x0,0x8,0xC,0x0}," calcext:value-type="string">
            <text:p>{0xA7,0,0x21,0x3C, <text:s text:c="4"/>0,0xC0,0xD7,0x0,0x8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Ov Sw/Ped</text:p>
          </table:table-cell>
          <table:table-cell/>
          <table:table-cell table:formula="of:=[.D19]" office:value-type="string" office:string-value="0x21" calcext:value-type="string">
            <text:p>0x21</text:p>
          </table:table-cell>
          <table:table-cell/>
          <table:table-cell table:formula="of:=IF(LEN([.C20])&lt;2;[.F19]+1;[.F19])" office:value-type="float" office:value="16" calcext:value-type="float">
            <text:p>16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20]/8)" office:value-type="float" office:value="25" calcext:value-type="float">
            <text:p>25</text:p>
          </table:table-cell>
          <table:table-cell table:formula="of:=[.H20]-[.I20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20]/8)" office:value-type="float" office:value="27" calcext:value-type="float">
            <text:p>27</text:p>
          </table:table-cell>
          <table:table-cell table:formula="of:=[.K20]-[.L2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0])&lt;2;&quot;{0xA7,0,&quot;&amp;[.D20]&amp;&quot;,0x&quot;&amp;DEC2HEX(4*[.F20])&amp;&quot;,     &quot;&amp;[.G20]&amp;&quot;,0x&quot;&amp;DEC2HEX([.I20]*8+[.J20])&amp;&quot;,0x&quot;&amp;DEC2HEX([.L20]*8+[.M20])&amp;&quot;,0x&quot;&amp;RIGHT(DEC2HEX([.N20]);2)&amp;&quot;,0x&quot;&amp;DEC2HEX([.P20]*8+[.Q20])&amp;&quot;,0x&quot;&amp;DEC2HEX([.S20]*8+[.T20])&amp;&quot;,0x&quot;&amp;DEC2HEX([.V20]*8+[.W20])&amp;&quot;},&quot;;&quot;&quot;)" office:value-type="string" office:string-value="{0xA7,0,0x21,0x40,     0x80,0xCC,0xDF,0x0,0x11,0xD,0x0}," calcext:value-type="string">
            <text:p>{0xA7,0,0x21,0x40, <text:s text:c="4"/>0x80,0xCC,0xDF,0x0,0x11,0x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 Ov Sw/Ped4</text:p>
          </table:table-cell>
          <table:table-cell/>
          <table:table-cell table:formula="of:=[.D20]" office:value-type="string" office:string-value="0x21" calcext:value-type="string">
            <text:p>0x21</text:p>
          </table:table-cell>
          <table:table-cell/>
          <table:table-cell table:formula="of:=IF(LEN([.C21])&lt;2;[.F20]+1;[.F20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1]/8)" office:value-type="float" office:value="24" calcext:value-type="float">
            <text:p>24</text:p>
          </table:table-cell>
          <table:table-cell table:formula="of:=[.H21]-[.I21]*8" office:value-type="float" office:value="0" calcext:value-type="float">
            <text:p>0</text:p>
          </table:table-cell>
          <table:table-cell table:formula="of:=[.H21]+23" office:value-type="float" office:value="215" calcext:value-type="float">
            <text:p>215</text:p>
          </table:table-cell>
          <table:table-cell table:formula="of:=INT([.K21]/8)" office:value-type="float" office:value="26" calcext:value-type="float">
            <text:p>26</text:p>
          </table:table-cell>
          <table:table-cell table:formula="of:=[.K21]-[.L2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1])&lt;2;&quot;{0xA7,0,&quot;&amp;[.D21]&amp;&quot;,0x&quot;&amp;DEC2HEX(4*[.F21])&amp;&quot;,     &quot;&amp;[.G21]&amp;&quot;,0x&quot;&amp;DEC2HEX([.I21]*8+[.J21])&amp;&quot;,0x&quot;&amp;DEC2HEX([.L21]*8+[.M21])&amp;&quot;,0x&quot;&amp;RIGHT(DEC2HEX([.N21]);2)&amp;&quot;,0x&quot;&amp;DEC2HEX([.P21]*8+[.Q21])&amp;&quot;,0x&quot;&amp;DEC2HEX([.S21]*8+[.T21])&amp;&quot;,0x&quot;&amp;DEC2HEX([.V21]*8+[.W21])&amp;&quot;},&quot;;&quot;&quot;)" office:value-type="string" office:string-value="{0xA7,0,0x21,0x44,     0x80,0xC0,0xD7,0x0,0x11,0xC,0x0}," calcext:value-type="string">
            <text:p>{0xA7,0,0x21,0x44, <text:s text:c="4"/>0x80,0xC0,0xD7,0x0,0x11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Sw/Ped</text:p>
          </table:table-cell>
          <table:table-cell/>
          <table:table-cell table:formula="of:=[.D21]" office:value-type="string" office:string-value="0x21" calcext:value-type="string">
            <text:p>0x21</text:p>
          </table:table-cell>
          <table:table-cell/>
          <table:table-cell table:formula="of:=IF(LEN([.C22])&lt;2;[.F21]+1;[.F21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2]/8)" office:value-type="float" office:value="24" calcext:value-type="float">
            <text:p>24</text:p>
          </table:table-cell>
          <table:table-cell table:formula="of:=[.H22]-[.I22]*8" office:value-type="float" office:value="0" calcext:value-type="float">
            <text:p>0</text:p>
          </table:table-cell>
          <table:table-cell table:formula="of:=[.H22]+23" office:value-type="float" office:value="215" calcext:value-type="float">
            <text:p>215</text:p>
          </table:table-cell>
          <table:table-cell table:formula="of:=INT([.K22]/8)" office:value-type="float" office:value="26" calcext:value-type="float">
            <text:p>26</text:p>
          </table:table-cell>
          <table:table-cell table:formula="of:=[.K22]-[.L2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2])&lt;2;&quot;{0xA7,0,&quot;&amp;[.D22]&amp;&quot;,0x&quot;&amp;DEC2HEX(4*[.F22])&amp;&quot;,     &quot;&amp;[.G22]&amp;&quot;,0x&quot;&amp;DEC2HEX([.I22]*8+[.J22])&amp;&quot;,0x&quot;&amp;DEC2HEX([.L22]*8+[.M22])&amp;&quot;,0x&quot;&amp;RIGHT(DEC2HEX([.N22]);2)&amp;&quot;,0x&quot;&amp;DEC2HEX([.P22]*8+[.Q22])&amp;&quot;,0x&quot;&amp;DEC2HEX([.S22]*8+[.T22])&amp;&quot;,0x&quot;&amp;DEC2HEX([.V22]*8+[.W22])&amp;&quot;},&quot;;&quot;&quot;)" office:value-type="string" office:string-value="{0xA7,0,0x21,0x48,     0x80,0xC0,0xD7,0x0,0x15,0xC,0x0}," calcext:value-type="string">
            <text:p>{0xA7,0,0x21,0x48, <text:s text:c="4"/>0x80,0xC0,0xD7,0x0,0x15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 Ov Gt/Ped</text:p>
          </table:table-cell>
          <table:table-cell/>
          <table:table-cell table:formula="of:=[.D22]" office:value-type="string" office:string-value="0x21" calcext:value-type="string">
            <text:p>0x21</text:p>
          </table:table-cell>
          <table:table-cell/>
          <table:table-cell table:formula="of:=IF(LEN([.C23])&lt;2;[.F22]+1;[.F22])" office:value-type="float" office:value="19" calcext:value-type="float">
            <text:p>19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23]/8)" office:value-type="float" office:value="25" calcext:value-type="float">
            <text:p>25</text:p>
          </table:table-cell>
          <table:table-cell table:formula="of:=[.H23]-[.I23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23]/8)" office:value-type="float" office:value="27" calcext:value-type="float">
            <text:p>27</text:p>
          </table:table-cell>
          <table:table-cell table:formula="of:=[.K23]-[.L2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3])&lt;2;&quot;{0xA7,0,&quot;&amp;[.D23]&amp;&quot;,0x&quot;&amp;DEC2HEX(4*[.F23])&amp;&quot;,     &quot;&amp;[.G23]&amp;&quot;,0x&quot;&amp;DEC2HEX([.I23]*8+[.J23])&amp;&quot;,0x&quot;&amp;DEC2HEX([.L23]*8+[.M23])&amp;&quot;,0x&quot;&amp;RIGHT(DEC2HEX([.N23]);2)&amp;&quot;,0x&quot;&amp;DEC2HEX([.P23]*8+[.Q23])&amp;&quot;,0x&quot;&amp;DEC2HEX([.S23]*8+[.T23])&amp;&quot;,0x&quot;&amp;DEC2HEX([.V23]*8+[.W23])&amp;&quot;},&quot;;&quot;&quot;)" office:value-type="string" office:string-value="{0xA7,0,0x21,0x4C,     0x80,0xCC,0xDF,0x0,0x23,0xB,0x0}," calcext:value-type="string">
            <text:p>{0xA7,0,0x21,0x4C, <text:s text:c="4"/>0x80,0xCC,0xDF,0x0,0x23,0xB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Sw/Ped4</text:p>
          </table:table-cell>
          <table:table-cell/>
          <table:table-cell table:formula="of:=[.D23]" office:value-type="string" office:string-value="0x21" calcext:value-type="string">
            <text:p>0x21</text:p>
          </table:table-cell>
          <table:table-cell/>
          <table:table-cell table:formula="of:=IF(LEN([.C24])&lt;2;[.F23]+1;[.F23])" office:value-type="float" office:value="20" calcext:value-type="float">
            <text:p>20</text:p>
          </table:table-cell>
          <table:table-cell office:value-type="string" calcext:value-type="string">
            <text:p>0x80</text:p>
          </table:table-cell>
          <table:table-cell office:value-type="float" office:value="192" calcext:value-type="float">
            <text:p>192</text:p>
          </table:table-cell>
          <table:table-cell table:formula="of:=INT([.H24]/8)" office:value-type="float" office:value="24" calcext:value-type="float">
            <text:p>24</text:p>
          </table:table-cell>
          <table:table-cell table:formula="of:=[.H24]-[.I24]*8" office:value-type="float" office:value="0" calcext:value-type="float">
            <text:p>0</text:p>
          </table:table-cell>
          <table:table-cell table:formula="of:=[.H24]+11" office:value-type="float" office:value="203" calcext:value-type="float">
            <text:p>203</text:p>
          </table:table-cell>
          <table:table-cell table:formula="of:=INT([.K24]/8)" office:value-type="float" office:value="25" calcext:value-type="float">
            <text:p>25</text:p>
          </table:table-cell>
          <table:table-cell table:formula="of:=[.K24]-[.L24]*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24])&lt;2;&quot;{0xA7,0,&quot;&amp;[.D24]&amp;&quot;,0x&quot;&amp;DEC2HEX(4*[.F24])&amp;&quot;,     &quot;&amp;[.G24]&amp;&quot;,0x&quot;&amp;DEC2HEX([.I24]*8+[.J24])&amp;&quot;,0x&quot;&amp;DEC2HEX([.L24]*8+[.M24])&amp;&quot;,0x&quot;&amp;RIGHT(DEC2HEX([.N24]);2)&amp;&quot;,0x&quot;&amp;DEC2HEX([.P24]*8+[.Q24])&amp;&quot;,0x&quot;&amp;DEC2HEX([.S24]*8+[.T24])&amp;&quot;,0x&quot;&amp;DEC2HEX([.V24]*8+[.W24])&amp;&quot;},&quot;;&quot;&quot;)" office:value-type="string" office:string-value="{0xA7,0,0x21,0x50,     0x80,0xC0,0xCB,0xC,0x15,0xD,0x0}," calcext:value-type="string">
            <text:p>{0xA7,0,0x21,0x50, <text:s text:c="4"/>0x80,0xC0,0xCB,0xC,0x15,0xD,0x0},</text:p>
          </table:table-cell>
          <table:table-cell table:number-columns-repeated="3"/>
        </table:table-row>
        <table:table-row table:style-name="ro2">
          <table:table-cell table:number-columns-repeated="2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0" office:value-type="string" calcext:value-type="string">
            <text:p>1 ½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26]/8)" office:value-type="float" office:value="0" calcext:value-type="float">
            <text:p>0</text:p>
          </table:table-cell>
          <table:table-cell table:formula="of:=[.H26]-[.I2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26]/8)" office:value-type="float" office:value="0" calcext:value-type="float">
            <text:p>0</text:p>
          </table:table-cell>
          <table:table-cell table:formula="of:=[.K26]-[.L26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26]/8)" office:value-type="float" office:value="0" calcext:value-type="float">
            <text:p>0</text:p>
          </table:table-cell>
          <table:table-cell table:formula="of:=[.O26]-[.P26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22</text:p>
          </table:table-cell>
          <table:table-cell table:formula="of:=[.F49]" office:value-type="float" office:value="18" calcext:value-type="float">
            <text:p>18</text:p>
          </table:table-cell>
          <table:table-cell table:number-columns-repeated="18"/>
          <table:table-cell table:style-name="Default" table:formula="of:=&quot;{0xA8,0x0,0x0,0x0,       &quot;&amp;[.C28]&amp;&quot;,&quot;&amp;[.D28]&amp;&quot;,0x&quot;&amp;DEC2HEX([.E28])&amp;&quot;,0xFF,0xFF,0xFF,0x5A,0x96},&quot;" office:value-type="string" office:string-value="{0xA8,0x0,0x0,0x0,       0,0x22,0x12,0xFF,0xFF,0xFF,0x5A,0x96}," calcext:value-type="string">
            <text:p>{0xA8,0x0,0x0,0x0, <text:s text:c="6"/>0,0x22,0x12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lute Ouverte</text:p>
          </table:table-cell>
          <table:table-cell/>
          <table:table-cell table:formula="of:=[.D28]" office:value-type="string" office:string-value="0x22" calcext:value-type="string">
            <text:p>0x22</text:p>
          </table:table-cell>
          <table:table-cell/>
          <table:table-cell table:formula="of:=IF(LEN([.C30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table:formula="of:=INT([.H30]/8)" office:value-type="float" office:value="60" calcext:value-type="float">
            <text:p>60</text:p>
          </table:table-cell>
          <table:table-cell table:formula="of:=[.H30]-[.I30]*8" office:value-type="float" office:value="4" calcext:value-type="float">
            <text:p>4</text:p>
          </table:table-cell>
          <table:table-cell table:formula="of:=[.H30]+23" office:value-type="float" office:value="507" calcext:value-type="float">
            <text:p>507</text:p>
          </table:table-cell>
          <table:table-cell table:formula="of:=INT([.K30]/8)" office:value-type="float" office:value="63" calcext:value-type="float">
            <text:p>63</text:p>
          </table:table-cell>
          <table:table-cell table:formula="of:=[.K30]-[.L3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0])&lt;2;&quot;{0xA7,0,&quot;&amp;[.D30]&amp;&quot;,0x&quot;&amp;DEC2HEX(4*[.F30])&amp;&quot;,     &quot;&amp;[.G30]&amp;&quot;,0x&quot;&amp;DEC2HEX([.I30]*8+[.J30])&amp;&quot;,0x&quot;&amp;DEC2HEX([.L30]*8+[.M30])&amp;&quot;,0x&quot;&amp;RIGHT(DEC2HEX([.N30]);2)&amp;&quot;,0x&quot;&amp;DEC2HEX([.P30]*8+[.Q30])&amp;&quot;,0x&quot;&amp;DEC2HEX([.S30]*8+[.T30])&amp;&quot;,0x&quot;&amp;DEC2HEX([.V30]*8+[.W30])&amp;&quot;},&quot;;&quot;&quot;)" office:value-type="string" office:string-value="{0xA7,0,0x22,0x4,     3,0x1E4,0x1FB,0x0,0x23,0x0,0x0}," calcext:value-type="string">
            <text:p>{0xA7,0,0x22,0x4, <text:s text:c="4"/>3,0x1E4,0x1FB,0x0,0x23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lute Ouverte super</text:p>
          </table:table-cell>
          <table:table-cell/>
          <table:table-cell table:formula="of:=[.D30]" office:value-type="string" office:string-value="0x22" calcext:value-type="string">
            <text:p>0x22</text:p>
          </table:table-cell>
          <table:table-cell/>
          <table:table-cell table:formula="of:=IF(LEN([.C31])&lt;2;[.F30]+1;[.F30])"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office:value-type="float" office:value="472" calcext:value-type="float">
            <text:p>472</text:p>
          </table:table-cell>
          <table:table-cell table:formula="of:=INT([.H31]/8)" office:value-type="float" office:value="59" calcext:value-type="float">
            <text:p>59</text:p>
          </table:table-cell>
          <table:table-cell table:formula="of:=[.H31]-[.I31]*8" office:value-type="float" office:value="0" calcext:value-type="float">
            <text:p>0</text:p>
          </table:table-cell>
          <table:table-cell table:formula="of:=[.H31]+23" office:value-type="float" office:value="495" calcext:value-type="float">
            <text:p>495</text:p>
          </table:table-cell>
          <table:table-cell table:formula="of:=INT([.K31]/8)" office:value-type="float" office:value="61" calcext:value-type="float">
            <text:p>61</text:p>
          </table:table-cell>
          <table:table-cell table:formula="of:=[.K31]-[.L3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1])&lt;2;&quot;{0xA7,0,&quot;&amp;[.D31]&amp;&quot;,0x&quot;&amp;DEC2HEX(4*[.F31])&amp;&quot;,     &quot;&amp;[.G31]&amp;&quot;,0x&quot;&amp;DEC2HEX([.I31]*8+[.J31])&amp;&quot;,0x&quot;&amp;DEC2HEX([.L31]*8+[.M31])&amp;&quot;,0x&quot;&amp;RIGHT(DEC2HEX([.N31]);2)&amp;&quot;,0x&quot;&amp;DEC2HEX([.P31]*8+[.Q31])&amp;&quot;,0x&quot;&amp;DEC2HEX([.S31]*8+[.T31])&amp;&quot;,0x&quot;&amp;DEC2HEX([.V31]*8+[.W31])&amp;&quot;},&quot;;&quot;&quot;)" office:value-type="string" office:string-value="{0xA7,0,0x22,0x8,     0x83,0x1D8,0x1EF,0x0,0x23,0x2C,0x0}," calcext:value-type="string">
            <text:p>{0xA7,0,0x22,0x8, <text:s text:c="4"/>0x83,0x1D8,0x1EF,0x0,0x23,0x2C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Fl Ouv sub</text:p>
          </table:table-cell>
          <table:table-cell/>
          <table:table-cell table:formula="of:=[.D31]" office:value-type="string" office:string-value="0x22" calcext:value-type="string">
            <text:p>0x22</text:p>
          </table:table-cell>
          <table:table-cell/>
          <table:table-cell table:formula="of:=IF(LEN([.C32])&lt;2;[.F31]+1;[.F31])" office:value-type="float" office:value="3" calcext:value-type="float">
            <text:p>3</text:p>
          </table:table-cell>
          <table:table-cell office:value-type="string" calcext:value-type="string">
            <text:p>0x83</text:p>
          </table:table-cell>
          <table:table-cell office:value-type="float" office:value="432" calcext:value-type="float">
            <text:p>432</text:p>
          </table:table-cell>
          <table:table-cell table:formula="of:=INT([.H32]/8)" office:value-type="float" office:value="54" calcext:value-type="float">
            <text:p>54</text:p>
          </table:table-cell>
          <table:table-cell table:formula="of:=[.H32]-[.I32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32]/8)" office:value-type="float" office:value="55" calcext:value-type="float">
            <text:p>55</text:p>
          </table:table-cell>
          <table:table-cell table:formula="of:=[.K32]-[.L32]*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2])&lt;2;&quot;{0xA7,0,&quot;&amp;[.D32]&amp;&quot;,0x&quot;&amp;DEC2HEX(4*[.F32])&amp;&quot;,     &quot;&amp;[.G32]&amp;&quot;,0x&quot;&amp;DEC2HEX([.I32]*8+[.J32])&amp;&quot;,0x&quot;&amp;DEC2HEX([.L32]*8+[.M32])&amp;&quot;,0x&quot;&amp;RIGHT(DEC2HEX([.N32]);2)&amp;&quot;,0x&quot;&amp;DEC2HEX([.P32]*8+[.Q32])&amp;&quot;,0x&quot;&amp;DEC2HEX([.S32]*8+[.T32])&amp;&quot;,0x&quot;&amp;DEC2HEX([.V32]*8+[.W32])&amp;&quot;},&quot;;&quot;&quot;)" office:value-type="string" office:string-value="{0xA7,0,0x22,0xC,     0x83,0x1B0,0x1BC,0x0,0x11,0x1D,0x0}," calcext:value-type="string">
            <text:p>{0xA7,0,0x22,0xC, <text:s text:c="4"/>0x83,0x1B0,0x1BC,0x0,0x11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 Ouv <text:s/></text:p>
          </table:table-cell>
          <table:table-cell/>
          <table:table-cell table:formula="of:=[.D32]" office:value-type="string" office:string-value="0x22" calcext:value-type="string">
            <text:p>0x22</text:p>
          </table:table-cell>
          <table:table-cell/>
          <table:table-cell table:formula="of:=IF(LEN([.C33])&lt;2;[.F32]+1;[.F32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32]-12" office:value-type="float" office:value="420" calcext:value-type="float">
            <text:p>420</text:p>
          </table:table-cell>
          <table:table-cell table:formula="of:=INT([.H33]/8)" office:value-type="float" office:value="52" calcext:value-type="float">
            <text:p>52</text:p>
          </table:table-cell>
          <table:table-cell table:formula="of:=[.H33]-[.I33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33]/8)" office:value-type="float" office:value="55" calcext:value-type="float">
            <text:p>55</text:p>
          </table:table-cell>
          <table:table-cell table:formula="of:=[.K33]-[.L33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33])&lt;2;&quot;{0xA7,0,&quot;&amp;[.D33]&amp;&quot;,0x&quot;&amp;DEC2HEX(4*[.F33])&amp;&quot;,     &quot;&amp;[.G33]&amp;&quot;,0x&quot;&amp;DEC2HEX([.I33]*8+[.J33])&amp;&quot;,0x&quot;&amp;DEC2HEX([.L33]*8+[.M33])&amp;&quot;,0x&quot;&amp;RIGHT(DEC2HEX([.N33]);2)&amp;&quot;,0x&quot;&amp;DEC2HEX([.P33]*8+[.Q33])&amp;&quot;,0x&quot;&amp;DEC2HEX([.S33]*8+[.T33])&amp;&quot;,0x&quot;&amp;DEC2HEX([.V33]*8+[.W33])&amp;&quot;},&quot;;&quot;&quot;)" office:value-type="string" office:string-value="{0xA7,0,0x22,0x10,     3,0x1A4,0x1BC,0x0,0x11,0x0,0x1E}," calcext:value-type="string">
            <text:p>{0xA7,0,0x22,0x10, <text:s text:c="4"/>3,0x1A4,0x1BC,0x0,0x11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 Ouv Super</text:p>
          </table:table-cell>
          <table:table-cell/>
          <table:table-cell table:formula="of:=[.D33]" office:value-type="string" office:string-value="0x22" calcext:value-type="string">
            <text:p>0x22</text:p>
          </table:table-cell>
          <table:table-cell/>
          <table:table-cell table:formula="of:=IF(LEN([.C34])&lt;2;[.F33]+1;[.F33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33]-12" office:value-type="float" office:value="408" calcext:value-type="float">
            <text:p>408</text:p>
          </table:table-cell>
          <table:table-cell table:formula="of:=INT([.H34]/8)" office:value-type="float" office:value="51" calcext:value-type="float">
            <text:p>51</text:p>
          </table:table-cell>
          <table:table-cell table:formula="of:=[.H34]-[.I34]*8" office:value-type="float" office:value="0" calcext:value-type="float">
            <text:p>0</text:p>
          </table:table-cell>
          <table:table-cell table:formula="of:=[.H34]+23" office:value-type="float" office:value="431" calcext:value-type="float">
            <text:p>431</text:p>
          </table:table-cell>
          <table:table-cell table:formula="of:=INT([.K34]/8)" office:value-type="float" office:value="53" calcext:value-type="float">
            <text:p>53</text:p>
          </table:table-cell>
          <table:table-cell table:formula="of:=[.K34]-[.L3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4])&lt;2;&quot;{0xA7,0,&quot;&amp;[.D34]&amp;&quot;,0x&quot;&amp;DEC2HEX(4*[.F34])&amp;&quot;,     &quot;&amp;[.G34]&amp;&quot;,0x&quot;&amp;DEC2HEX([.I34]*8+[.J34])&amp;&quot;,0x&quot;&amp;DEC2HEX([.L34]*8+[.M34])&amp;&quot;,0x&quot;&amp;RIGHT(DEC2HEX([.N34]);2)&amp;&quot;,0x&quot;&amp;DEC2HEX([.P34]*8+[.Q34])&amp;&quot;,0x&quot;&amp;DEC2HEX([.S34]*8+[.T34])&amp;&quot;,0x&quot;&amp;DEC2HEX([.V34]*8+[.W34])&amp;&quot;},&quot;;&quot;&quot;)" office:value-type="string" office:string-value="{0xA7,0,0x22,0x14,     0x83,0x198,0x1AF,0x0,0x11,0x1F,0x0}," calcext:value-type="string">
            <text:p>{0xA7,0,0x22,0x14, <text:s text:c="4"/>0x83,0x198,0x1AF,0x0,0x11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ute Ouverte Sw/Gt16</text:p>
          </table:table-cell>
          <table:table-cell/>
          <table:table-cell table:formula="of:=[.D34]" office:value-type="string" office:string-value="0x22" calcext:value-type="string">
            <text:p>0x22</text:p>
          </table:table-cell>
          <table:table-cell/>
          <table:table-cell table:formula="of:=IF(LEN([.C35])&lt;2;[.F34]+1;[.F34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32]+64" office:value-type="float" office:value="496" calcext:value-type="float">
            <text:p>496</text:p>
          </table:table-cell>
          <table:table-cell table:formula="of:=INT([.H35]/8)" office:value-type="float" office:value="62" calcext:value-type="float">
            <text:p>62</text:p>
          </table:table-cell>
          <table:table-cell table:formula="of:=[.H35]-[.I35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35]/8)" office:value-type="float" office:value="63" calcext:value-type="float">
            <text:p>63</text:p>
          </table:table-cell>
          <table:table-cell table:formula="of:=[.K35]-[.L3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5])&lt;2;&quot;{0xA7,0,&quot;&amp;[.D35]&amp;&quot;,0x&quot;&amp;DEC2HEX(4*[.F35])&amp;&quot;,     &quot;&amp;[.G35]&amp;&quot;,0x&quot;&amp;DEC2HEX([.I35]*8+[.J35])&amp;&quot;,0x&quot;&amp;DEC2HEX([.L35]*8+[.M35])&amp;&quot;,0x&quot;&amp;RIGHT(DEC2HEX([.N35]);2)&amp;&quot;,0x&quot;&amp;DEC2HEX([.P35]*8+[.Q35])&amp;&quot;,0x&quot;&amp;DEC2HEX([.S35]*8+[.T35])&amp;&quot;,0x&quot;&amp;DEC2HEX([.V35]*8+[.W35])&amp;&quot;},&quot;;&quot;&quot;)" office:value-type="string" office:string-value="{0xA7,0,0x22,0x18,     0x83,0x1F0,0x1FC,0x0,0x11,0x2D,0x0}," calcext:value-type="string">
            <text:p>{0xA7,0,0x22,0x18, <text:s text:c="4"/>0x83,0x1F0,0x1FC,0x0,0x11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Ouverte Sw/Gt</text:p>
          </table:table-cell>
          <table:table-cell/>
          <table:table-cell table:formula="of:=[.D35]" office:value-type="string" office:string-value="0x22" calcext:value-type="string">
            <text:p>0x22</text:p>
          </table:table-cell>
          <table:table-cell/>
          <table:table-cell table:formula="of:=IF(LEN([.C36])&lt;2;[.F35]+1;[.F35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table:formula="of:=[.H33]+64" office:value-type="float" office:value="484" calcext:value-type="float">
            <text:p>484</text:p>
          </table:table-cell>
          <table:table-cell table:formula="of:=INT([.H36]/8)" office:value-type="float" office:value="60" calcext:value-type="float">
            <text:p>60</text:p>
          </table:table-cell>
          <table:table-cell table:formula="of:=[.H36]-[.I36]*8" office:value-type="float" office:value="4" calcext:value-type="float">
            <text:p>4</text:p>
          </table:table-cell>
          <table:table-cell table:formula="of:=[.K33]+64" office:value-type="float" office:value="508" calcext:value-type="float">
            <text:p>508</text:p>
          </table:table-cell>
          <table:table-cell table:formula="of:=INT([.K36]/8)" office:value-type="float" office:value="63" calcext:value-type="float">
            <text:p>63</text:p>
          </table:table-cell>
          <table:table-cell table:formula="of:=[.K36]-[.L3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6])&lt;2;&quot;{0xA7,0,&quot;&amp;[.D36]&amp;&quot;,0x&quot;&amp;DEC2HEX(4*[.F36])&amp;&quot;,     &quot;&amp;[.G36]&amp;&quot;,0x&quot;&amp;DEC2HEX([.I36]*8+[.J36])&amp;&quot;,0x&quot;&amp;DEC2HEX([.L36]*8+[.M36])&amp;&quot;,0x&quot;&amp;RIGHT(DEC2HEX([.N36]);2)&amp;&quot;,0x&quot;&amp;DEC2HEX([.P36]*8+[.Q36])&amp;&quot;,0x&quot;&amp;DEC2HEX([.S36]*8+[.T36])&amp;&quot;,0x&quot;&amp;DEC2HEX([.V36]*8+[.W36])&amp;&quot;},&quot;;&quot;&quot;)" office:value-type="string" office:string-value="{0xA7,0,0x22,0x1C,     0x83,0x1E4,0x1FC,0x0,0x11,0x2E,0x0}," calcext:value-type="string">
            <text:p>{0xA7,0,0x22,0x1C, <text:s text:c="4"/>0x83,0x1E4,0x1FC,0x0,0x11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Ouverte Sw/Gt 4</text:p>
          </table:table-cell>
          <table:table-cell/>
          <table:table-cell table:formula="of:=[.D36]" office:value-type="string" office:string-value="0x22" calcext:value-type="string">
            <text:p>0x22</text:p>
          </table:table-cell>
          <table:table-cell/>
          <table:table-cell table:formula="of:=IF(LEN([.C37])&lt;2;[.F36]+1;[.F36])" office:value-type="float" office:value="8" calcext:value-type="float">
            <text:p>8</text:p>
          </table:table-cell>
          <table:table-cell office:value-type="string" calcext:value-type="string">
            <text:p>0x83</text:p>
          </table:table-cell>
          <table:table-cell table:formula="of:=[.H34]+64" office:value-type="float" office:value="472" calcext:value-type="float">
            <text:p>472</text:p>
          </table:table-cell>
          <table:table-cell table:formula="of:=INT([.H37]/8)" office:value-type="float" office:value="59" calcext:value-type="float">
            <text:p>59</text:p>
          </table:table-cell>
          <table:table-cell table:formula="of:=[.H37]-[.I37]*8" office:value-type="float" office:value="0" calcext:value-type="float">
            <text:p>0</text:p>
          </table:table-cell>
          <table:table-cell table:formula="of:=[.K34]+64" office:value-type="float" office:value="495" calcext:value-type="float">
            <text:p>495</text:p>
          </table:table-cell>
          <table:table-cell table:formula="of:=INT([.K37]/8)" office:value-type="float" office:value="61" calcext:value-type="float">
            <text:p>61</text:p>
          </table:table-cell>
          <table:table-cell table:formula="of:=[.K37]-[.L3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7])&lt;2;&quot;{0xA7,0,&quot;&amp;[.D37]&amp;&quot;,0x&quot;&amp;DEC2HEX(4*[.F37])&amp;&quot;,     &quot;&amp;[.G37]&amp;&quot;,0x&quot;&amp;DEC2HEX([.I37]*8+[.J37])&amp;&quot;,0x&quot;&amp;DEC2HEX([.L37]*8+[.M37])&amp;&quot;,0x&quot;&amp;RIGHT(DEC2HEX([.N37]);2)&amp;&quot;,0x&quot;&amp;DEC2HEX([.P37]*8+[.Q37])&amp;&quot;,0x&quot;&amp;DEC2HEX([.S37]*8+[.T37])&amp;&quot;,0x&quot;&amp;DEC2HEX([.V37]*8+[.W37])&amp;&quot;},&quot;;&quot;&quot;)" office:value-type="string" office:string-value="{0xA7,0,0x22,0x20,     0x83,0x1D8,0x1EF,0x0,0x11,0x2F,0x0}," calcext:value-type="string">
            <text:p>{0xA7,0,0x22,0x20, <text:s text:c="4"/>0x83,0x1D8,0x1EF,0x0,0x11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4 Nachthorn sub</text:p>
          </table:table-cell>
          <table:table-cell/>
          <table:table-cell table:formula="of:=[.D37]" office:value-type="string" office:string-value="0x22" calcext:value-type="string">
            <text:p>0x22</text:p>
          </table:table-cell>
          <table:table-cell/>
          <table:table-cell table:formula="of:=IF(LEN([.C38])&lt;2;[.F37]+1;[.F37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office:value-type="float" office:value="420" calcext:value-type="float">
            <text:p>420</text:p>
          </table:table-cell>
          <table:table-cell table:formula="of:=INT([.H38]/8)" office:value-type="float" office:value="52" calcext:value-type="float">
            <text:p>52</text:p>
          </table:table-cell>
          <table:table-cell table:formula="of:=[.H38]-[.I38]*8" office:value-type="float" office:value="4" calcext:value-type="float">
            <text:p>4</text:p>
          </table:table-cell>
          <table:table-cell table:formula="of:=[.H38]+23" office:value-type="float" office:value="443" calcext:value-type="float">
            <text:p>443</text:p>
          </table:table-cell>
          <table:table-cell table:formula="of:=INT([.K38]/8)" office:value-type="float" office:value="55" calcext:value-type="float">
            <text:p>55</text:p>
          </table:table-cell>
          <table:table-cell table:formula="of:=[.K38]-[.L38]*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38])&lt;2;&quot;{0xA7,0,&quot;&amp;[.D38]&amp;&quot;,0x&quot;&amp;DEC2HEX(4*[.F38])&amp;&quot;,     &quot;&amp;[.G38]&amp;&quot;,0x&quot;&amp;DEC2HEX([.I38]*8+[.J38])&amp;&quot;,0x&quot;&amp;DEC2HEX([.L38]*8+[.M38])&amp;&quot;,0x&quot;&amp;RIGHT(DEC2HEX([.N38]);2)&amp;&quot;,0x&quot;&amp;DEC2HEX([.P38]*8+[.Q38])&amp;&quot;,0x&quot;&amp;DEC2HEX([.S38]*8+[.T38])&amp;&quot;,0x&quot;&amp;DEC2HEX([.V38]*8+[.W38])&amp;&quot;},&quot;;&quot;&quot;)" office:value-type="string" office:string-value="{0xA7,0,0x22,0x24,     0x83,0x1A4,0x1BB,0x0,0x15,0x1D,0x0}," calcext:value-type="string">
            <text:p>{0xA7,0,0x22,0x24, <text:s text:c="4"/>0x83,0x1A4,0x1BB,0x0,0x15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Nachthorn </text:p>
          </table:table-cell>
          <table:table-cell/>
          <table:table-cell table:formula="of:=[.D38]" office:value-type="string" office:string-value="0x22" calcext:value-type="string">
            <text:p>0x22</text:p>
          </table:table-cell>
          <table:table-cell/>
          <table:table-cell table:formula="of:=IF(LEN([.C39])&lt;2;[.F38]+1;[.F38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H38]-12" office:value-type="float" office:value="408" calcext:value-type="float">
            <text:p>408</text:p>
          </table:table-cell>
          <table:table-cell table:formula="of:=INT([.H39]/8)" office:value-type="float" office:value="51" calcext:value-type="float">
            <text:p>51</text:p>
          </table:table-cell>
          <table:table-cell table:formula="of:=[.H39]-[.I39]*8" office:value-type="float" office:value="0" calcext:value-type="float">
            <text:p>0</text:p>
          </table:table-cell>
          <table:table-cell table:formula="of:=[.H39]+23" office:value-type="float" office:value="431" calcext:value-type="float">
            <text:p>431</text:p>
          </table:table-cell>
          <table:table-cell table:formula="of:=INT([.K39]/8)" office:value-type="float" office:value="53" calcext:value-type="float">
            <text:p>53</text:p>
          </table:table-cell>
          <table:table-cell table:formula="of:=[.K39]-[.L3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39])&lt;2;&quot;{0xA7,0,&quot;&amp;[.D39]&amp;&quot;,0x&quot;&amp;DEC2HEX(4*[.F39])&amp;&quot;,     &quot;&amp;[.G39]&amp;&quot;,0x&quot;&amp;DEC2HEX([.I39]*8+[.J39])&amp;&quot;,0x&quot;&amp;DEC2HEX([.L39]*8+[.M39])&amp;&quot;,0x&quot;&amp;RIGHT(DEC2HEX([.N39]);2)&amp;&quot;,0x&quot;&amp;DEC2HEX([.P39]*8+[.Q39])&amp;&quot;,0x&quot;&amp;DEC2HEX([.S39]*8+[.T39])&amp;&quot;,0x&quot;&amp;DEC2HEX([.V39]*8+[.W39])&amp;&quot;},&quot;;&quot;&quot;)" office:value-type="string" office:string-value="{0xA7,0,0x22,0x28,     3,0x198,0x1AF,0x0,0x15,0x0,0x1E}," calcext:value-type="string">
            <text:p>{0xA7,0,0x22,0x28, <text:s text:c="4"/>3,0x198,0x1AF,0x0,0x15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Nachthorn Super</text:p>
          </table:table-cell>
          <table:table-cell/>
          <table:table-cell table:formula="of:=[.D39]" office:value-type="string" office:string-value="0x22" calcext:value-type="string">
            <text:p>0x22</text:p>
          </table:table-cell>
          <table:table-cell/>
          <table:table-cell table:formula="of:=IF(LEN([.C40])&lt;2;[.F39]+1;[.F39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table:formula="of:=[.H39]-12" office:value-type="float" office:value="396" calcext:value-type="float">
            <text:p>396</text:p>
          </table:table-cell>
          <table:table-cell table:formula="of:=INT([.H40]/8)" office:value-type="float" office:value="49" calcext:value-type="float">
            <text:p>49</text:p>
          </table:table-cell>
          <table:table-cell table:formula="of:=[.H40]-[.I40]*8" office:value-type="float" office:value="4" calcext:value-type="float">
            <text:p>4</text:p>
          </table:table-cell>
          <table:table-cell table:formula="of:=[.H40]+23" office:value-type="float" office:value="419" calcext:value-type="float">
            <text:p>419</text:p>
          </table:table-cell>
          <table:table-cell table:formula="of:=INT([.K40]/8)" office:value-type="float" office:value="52" calcext:value-type="float">
            <text:p>52</text:p>
          </table:table-cell>
          <table:table-cell table:formula="of:=[.K40]-[.L40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0])&lt;2;&quot;{0xA7,0,&quot;&amp;[.D40]&amp;&quot;,0x&quot;&amp;DEC2HEX(4*[.F40])&amp;&quot;,     &quot;&amp;[.G40]&amp;&quot;,0x&quot;&amp;DEC2HEX([.I40]*8+[.J40])&amp;&quot;,0x&quot;&amp;DEC2HEX([.L40]*8+[.M40])&amp;&quot;,0x&quot;&amp;RIGHT(DEC2HEX([.N40]);2)&amp;&quot;,0x&quot;&amp;DEC2HEX([.P40]*8+[.Q40])&amp;&quot;,0x&quot;&amp;DEC2HEX([.S40]*8+[.T40])&amp;&quot;,0x&quot;&amp;DEC2HEX([.V40]*8+[.W40])&amp;&quot;},&quot;;&quot;&quot;)" office:value-type="string" office:string-value="{0xA7,0,0x22,0x2C,     0x83,0x18C,0x1A3,0x0,0x15,0x1F,0x0}," calcext:value-type="string">
            <text:p>{0xA7,0,0x22,0x2C, <text:s text:c="4"/>0x83,0x18C,0x1A3,0x0,0x15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16</text:p>
          </table:table-cell>
          <table:table-cell/>
          <table:table-cell table:formula="of:=[.D40]" office:value-type="string" office:string-value="0x22" calcext:value-type="string">
            <text:p>0x22</text:p>
          </table:table-cell>
          <table:table-cell/>
          <table:table-cell table:formula="of:=IF(LEN([.C41])&lt;2;[.F40]+1;[.F40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38]+64" office:value-type="float" office:value="484" calcext:value-type="float">
            <text:p>484</text:p>
          </table:table-cell>
          <table:table-cell table:formula="of:=INT([.H41]/8)" office:value-type="float" office:value="60" calcext:value-type="float">
            <text:p>60</text:p>
          </table:table-cell>
          <table:table-cell table:formula="of:=[.H41]-[.I41]*8" office:value-type="float" office:value="4" calcext:value-type="float">
            <text:p>4</text:p>
          </table:table-cell>
          <table:table-cell table:formula="of:=[.K38]+64" office:value-type="float" office:value="507" calcext:value-type="float">
            <text:p>507</text:p>
          </table:table-cell>
          <table:table-cell table:formula="of:=INT([.K41]/8)" office:value-type="float" office:value="63" calcext:value-type="float">
            <text:p>63</text:p>
          </table:table-cell>
          <table:table-cell table:formula="of:=[.K41]-[.L41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1])&lt;2;&quot;{0xA7,0,&quot;&amp;[.D41]&amp;&quot;,0x&quot;&amp;DEC2HEX(4*[.F41])&amp;&quot;,     &quot;&amp;[.G41]&amp;&quot;,0x&quot;&amp;DEC2HEX([.I41]*8+[.J41])&amp;&quot;,0x&quot;&amp;DEC2HEX([.L41]*8+[.M41])&amp;&quot;,0x&quot;&amp;RIGHT(DEC2HEX([.N41]);2)&amp;&quot;,0x&quot;&amp;DEC2HEX([.P41]*8+[.Q41])&amp;&quot;,0x&quot;&amp;DEC2HEX([.S41]*8+[.T41])&amp;&quot;,0x&quot;&amp;DEC2HEX([.V41]*8+[.W41])&amp;&quot;},&quot;;&quot;&quot;)" office:value-type="string" office:string-value="{0xA7,0,0x22,0x30,     0x83,0x1E4,0x1FB,0x0,0x15,0x2D,0x0}," calcext:value-type="string">
            <text:p>{0xA7,0,0x22,0x30, <text:s text:c="4"/>0x83,0x1E4,0x1FB,0x0,0x15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</text:p>
          </table:table-cell>
          <table:table-cell/>
          <table:table-cell table:formula="of:=[.D41]" office:value-type="string" office:string-value="0x22" calcext:value-type="string">
            <text:p>0x22</text:p>
          </table:table-cell>
          <table:table-cell/>
          <table:table-cell table:formula="of:=IF(LEN([.C42])&lt;2;[.F41]+1;[.F41])" office:value-type="float" office:value="13" calcext:value-type="float">
            <text:p>13</text:p>
          </table:table-cell>
          <table:table-cell office:value-type="string" calcext:value-type="string">
            <text:p>0x83</text:p>
          </table:table-cell>
          <table:table-cell table:formula="of:=[.H39]+64" office:value-type="float" office:value="472" calcext:value-type="float">
            <text:p>472</text:p>
          </table:table-cell>
          <table:table-cell table:formula="of:=INT([.H42]/8)" office:value-type="float" office:value="59" calcext:value-type="float">
            <text:p>59</text:p>
          </table:table-cell>
          <table:table-cell table:formula="of:=[.H42]-[.I42]*8" office:value-type="float" office:value="0" calcext:value-type="float">
            <text:p>0</text:p>
          </table:table-cell>
          <table:table-cell table:formula="of:=[.K39]+64" office:value-type="float" office:value="495" calcext:value-type="float">
            <text:p>495</text:p>
          </table:table-cell>
          <table:table-cell table:formula="of:=INT([.K42]/8)" office:value-type="float" office:value="61" calcext:value-type="float">
            <text:p>61</text:p>
          </table:table-cell>
          <table:table-cell table:formula="of:=[.K42]-[.L4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2])&lt;2;&quot;{0xA7,0,&quot;&amp;[.D42]&amp;&quot;,0x&quot;&amp;DEC2HEX(4*[.F42])&amp;&quot;,     &quot;&amp;[.G42]&amp;&quot;,0x&quot;&amp;DEC2HEX([.I42]*8+[.J42])&amp;&quot;,0x&quot;&amp;DEC2HEX([.L42]*8+[.M42])&amp;&quot;,0x&quot;&amp;RIGHT(DEC2HEX([.N42]);2)&amp;&quot;,0x&quot;&amp;DEC2HEX([.P42]*8+[.Q42])&amp;&quot;,0x&quot;&amp;DEC2HEX([.S42]*8+[.T42])&amp;&quot;,0x&quot;&amp;DEC2HEX([.V42]*8+[.W42])&amp;&quot;},&quot;;&quot;&quot;)" office:value-type="string" office:string-value="{0xA7,0,0x22,0x34,     0x83,0x1D8,0x1EF,0x0,0x15,0x2E,0x0}," calcext:value-type="string">
            <text:p>{0xA7,0,0x22,0x34, <text:s text:c="4"/>0x83,0x1D8,0x1EF,0x0,0x15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 4</text:p>
          </table:table-cell>
          <table:table-cell/>
          <table:table-cell table:formula="of:=[.D42]" office:value-type="string" office:string-value="0x22" calcext:value-type="string">
            <text:p>0x22</text:p>
          </table:table-cell>
          <table:table-cell/>
          <table:table-cell table:formula="of:=IF(LEN([.C43])&lt;2;[.F42]+1;[.F42])" office:value-type="float" office:value="14" calcext:value-type="float">
            <text:p>14</text:p>
          </table:table-cell>
          <table:table-cell office:value-type="string" calcext:value-type="string">
            <text:p>0x83</text:p>
          </table:table-cell>
          <table:table-cell table:formula="of:=[.H40]+64" office:value-type="float" office:value="460" calcext:value-type="float">
            <text:p>460</text:p>
          </table:table-cell>
          <table:table-cell table:formula="of:=INT([.H43]/8)" office:value-type="float" office:value="57" calcext:value-type="float">
            <text:p>57</text:p>
          </table:table-cell>
          <table:table-cell table:formula="of:=[.H43]-[.I43]*8" office:value-type="float" office:value="4" calcext:value-type="float">
            <text:p>4</text:p>
          </table:table-cell>
          <table:table-cell table:formula="of:=[.K40]+64" office:value-type="float" office:value="483" calcext:value-type="float">
            <text:p>483</text:p>
          </table:table-cell>
          <table:table-cell table:formula="of:=INT([.K43]/8)" office:value-type="float" office:value="60" calcext:value-type="float">
            <text:p>60</text:p>
          </table:table-cell>
          <table:table-cell table:formula="of:=[.K43]-[.L43]*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3])&lt;2;&quot;{0xA7,0,&quot;&amp;[.D43]&amp;&quot;,0x&quot;&amp;DEC2HEX(4*[.F43])&amp;&quot;,     &quot;&amp;[.G43]&amp;&quot;,0x&quot;&amp;DEC2HEX([.I43]*8+[.J43])&amp;&quot;,0x&quot;&amp;DEC2HEX([.L43]*8+[.M43])&amp;&quot;,0x&quot;&amp;RIGHT(DEC2HEX([.N43]);2)&amp;&quot;,0x&quot;&amp;DEC2HEX([.P43]*8+[.Q43])&amp;&quot;,0x&quot;&amp;DEC2HEX([.S43]*8+[.T43])&amp;&quot;,0x&quot;&amp;DEC2HEX([.V43]*8+[.W43])&amp;&quot;},&quot;;&quot;&quot;)" office:value-type="string" office:string-value="{0xA7,0,0x22,0x38,     0x83,0x1CC,0x1E3,0x0,0x15,0x2F,0x0}," calcext:value-type="string">
            <text:p>{0xA7,0,0x22,0x38, <text:s text:c="4"/>0x83,0x1CC,0x1E3,0x0,0x15,0x2F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</text:p>
          </table:table-cell>
          <table:table-cell/>
          <table:table-cell table:formula="of:=[.D43]" office:value-type="string" office:string-value="0x22" calcext:value-type="string">
            <text:p>0x22</text:p>
          </table:table-cell>
          <table:table-cell/>
          <table:table-cell table:formula="of:=IF(LEN([.C44])&lt;2;[.F43]+1;[.F43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44]/8)" office:value-type="float" office:value="27" calcext:value-type="float">
            <text:p>27</text:p>
          </table:table-cell>
          <table:table-cell table:formula="of:=[.H44]-[.I44]*8" office:value-type="float" office:value="0" calcext:value-type="float">
            <text:p>0</text:p>
          </table:table-cell>
          <table:table-cell table:style-name="ce11" office:value-type="float" office:value="223" calcext:value-type="float">
            <text:p>223</text:p>
          </table:table-cell>
          <table:table-cell table:formula="of:=INT([.K44]/8)" office:value-type="float" office:value="27" calcext:value-type="float">
            <text:p>27</text:p>
          </table:table-cell>
          <table:table-cell table:formula="of:=[.K44]-[.L4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4])&lt;2;&quot;{0xA7,0,&quot;&amp;[.D44]&amp;&quot;,0x&quot;&amp;DEC2HEX(4*[.F44])&amp;&quot;,     &quot;&amp;[.G44]&amp;&quot;,0x&quot;&amp;DEC2HEX([.I44]*8+[.J44])&amp;&quot;,0x&quot;&amp;DEC2HEX([.L44]*8+[.M44])&amp;&quot;,0x&quot;&amp;RIGHT(DEC2HEX([.N44]);2)&amp;&quot;,0x&quot;&amp;DEC2HEX([.P44]*8+[.Q44])&amp;&quot;,0x&quot;&amp;DEC2HEX([.S44]*8+[.T44])&amp;&quot;,0x&quot;&amp;DEC2HEX([.V44]*8+[.W44])&amp;&quot;},&quot;;&quot;&quot;)" office:value-type="string" office:string-value="{0xA7,0,0x22,0x3C,     0,0xD8,0xDF,0x0,0x8,0xC,0x0}," calcext:value-type="string">
            <text:p>{0xA7,0,0x22,0x3C, <text:s text:c="4"/>0,0xD8,0xDF,0x0,0x8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Ov Sw/Ped</text:p>
          </table:table-cell>
          <table:table-cell office:value-type="string" calcext:value-type="string">
            <text:p>na</text:p>
          </table:table-cell>
          <table:table-cell table:formula="of:=[.D44]" office:value-type="string" office:string-value="0x22" calcext:value-type="string">
            <text:p>0x22</text:p>
          </table:table-cell>
          <table:table-cell/>
          <table:table-cell table:formula="of:=IF(LEN([.C45])&lt;2;[.F44]+1;[.F44])" office:value-type="float" office:value="15" calcext:value-type="float">
            <text:p>15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5]/8)" office:value-type="float" office:value="25" calcext:value-type="float">
            <text:p>25</text:p>
          </table:table-cell>
          <table:table-cell table:formula="of:=[.H45]-[.I45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45]/8)" office:value-type="float" office:value="27" calcext:value-type="float">
            <text:p>27</text:p>
          </table:table-cell>
          <table:table-cell table:formula="of:=[.K45]-[.L45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5])&lt;2;&quot;{0xA7,0,&quot;&amp;[.D45]&amp;&quot;,0x&quot;&amp;DEC2HEX(4*[.F45])&amp;&quot;,     &quot;&amp;[.G45]&amp;&quot;,0x&quot;&amp;DEC2HEX([.I45]*8+[.J45])&amp;&quot;,0x&quot;&amp;DEC2HEX([.L45]*8+[.M45])&amp;&quot;,0x&quot;&amp;RIGHT(DEC2HEX([.N45]);2)&amp;&quot;,0x&quot;&amp;DEC2HEX([.P45]*8+[.Q45])&amp;&quot;,0x&quot;&amp;DEC2HEX([.S45]*8+[.T45])&amp;&quot;,0x&quot;&amp;DEC2HEX([.V45]*8+[.W45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 Ov Sw/Ped4</text:p>
          </table:table-cell>
          <table:table-cell/>
          <table:table-cell table:formula="of:=[.D45]" office:value-type="string" office:string-value="0x22" calcext:value-type="string">
            <text:p>0x22</text:p>
          </table:table-cell>
          <table:table-cell/>
          <table:table-cell table:formula="of:=IF(LEN([.C46])&lt;2;[.F45]+1;[.F45])" office:value-type="float" office:value="16" calcext:value-type="float">
            <text:p>16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46]/8)" office:value-type="float" office:value="27" calcext:value-type="float">
            <text:p>27</text:p>
          </table:table-cell>
          <table:table-cell table:formula="of:=[.H46]-[.I46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46]/8)" office:value-type="float" office:value="27" calcext:value-type="float">
            <text:p>27</text:p>
          </table:table-cell>
          <table:table-cell table:formula="of:=[.K46]-[.L46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6])&lt;2;&quot;{0xA7,0,&quot;&amp;[.D46]&amp;&quot;,0x&quot;&amp;DEC2HEX(4*[.F46])&amp;&quot;,     &quot;&amp;[.G46]&amp;&quot;,0x&quot;&amp;DEC2HEX([.I46]*8+[.J46])&amp;&quot;,0x&quot;&amp;DEC2HEX([.L46]*8+[.M46])&amp;&quot;,0x&quot;&amp;RIGHT(DEC2HEX([.N46]);2)&amp;&quot;,0x&quot;&amp;DEC2HEX([.P46]*8+[.Q46])&amp;&quot;,0x&quot;&amp;DEC2HEX([.S46]*8+[.T46])&amp;&quot;,0x&quot;&amp;DEC2HEX([.V46]*8+[.W46])&amp;&quot;},&quot;;&quot;&quot;)" office:value-type="string" office:string-value="{0xA7,0,0x22,0x40,     0x80,0xD8,0xDF,0x0,0x11,0xC,0x0}," calcext:value-type="string">
            <text:p>{0xA7,0,0x22,0x40, <text:s text:c="4"/>0x80,0xD8,0xDF,0x0,0x11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Sw/Ped</text:p>
          </table:table-cell>
          <table:table-cell/>
          <table:table-cell table:formula="of:=[.D46]" office:value-type="string" office:string-value="0x22" calcext:value-type="string">
            <text:p>0x22</text:p>
          </table:table-cell>
          <table:table-cell/>
          <table:table-cell table:formula="of:=IF(LEN([.C47])&lt;2;[.F46]+1;[.F46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47]/8)" office:value-type="float" office:value="27" calcext:value-type="float">
            <text:p>27</text:p>
          </table:table-cell>
          <table:table-cell table:formula="of:=[.H47]-[.I47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47]/8)" office:value-type="float" office:value="27" calcext:value-type="float">
            <text:p>27</text:p>
          </table:table-cell>
          <table:table-cell table:formula="of:=[.K47]-[.L47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7])&lt;2;&quot;{0xA7,0,&quot;&amp;[.D47]&amp;&quot;,0x&quot;&amp;DEC2HEX(4*[.F47])&amp;&quot;,     &quot;&amp;[.G47]&amp;&quot;,0x&quot;&amp;DEC2HEX([.I47]*8+[.J47])&amp;&quot;,0x&quot;&amp;DEC2HEX([.L47]*8+[.M47])&amp;&quot;,0x&quot;&amp;RIGHT(DEC2HEX([.N47]);2)&amp;&quot;,0x&quot;&amp;DEC2HEX([.P47]*8+[.Q47])&amp;&quot;,0x&quot;&amp;DEC2HEX([.S47]*8+[.T47])&amp;&quot;,0x&quot;&amp;DEC2HEX([.V47]*8+[.W47])&amp;&quot;},&quot;;&quot;&quot;)" office:value-type="string" office:string-value="{0xA7,0,0x22,0x44,     0x80,0xD8,0xDF,0x0,0x15,0xC,0x0}," calcext:value-type="string">
            <text:p>{0xA7,0,0x22,0x44, <text:s text:c="4"/>0x80,0xD8,0xDF,0x0,0x15,0xC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 Ov Gt/Ped</text:p>
          </table:table-cell>
          <table:table-cell office:value-type="string" calcext:value-type="string">
            <text:p>na</text:p>
          </table:table-cell>
          <table:table-cell table:formula="of:=[.D47]" office:value-type="string" office:string-value="0x22" calcext:value-type="string">
            <text:p>0x22</text:p>
          </table:table-cell>
          <table:table-cell/>
          <table:table-cell table:formula="of:=IF(LEN([.C48])&lt;2;[.F47]+1;[.F47])"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8]/8)" office:value-type="float" office:value="25" calcext:value-type="float">
            <text:p>25</text:p>
          </table:table-cell>
          <table:table-cell table:formula="of:=[.H48]-[.I48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48]/8)" office:value-type="float" office:value="27" calcext:value-type="float">
            <text:p>27</text:p>
          </table:table-cell>
          <table:table-cell table:formula="of:=[.K48]-[.L48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8])&lt;2;&quot;{0xA7,0,&quot;&amp;[.D48]&amp;&quot;,0x&quot;&amp;DEC2HEX(4*[.F48])&amp;&quot;,     &quot;&amp;[.G48]&amp;&quot;,0x&quot;&amp;DEC2HEX([.I48]*8+[.J48])&amp;&quot;,0x&quot;&amp;DEC2HEX([.L48]*8+[.M48])&amp;&quot;,0x&quot;&amp;RIGHT(DEC2HEX([.N48]);2)&amp;&quot;,0x&quot;&amp;DEC2HEX([.P48]*8+[.Q48])&amp;&quot;,0x&quot;&amp;DEC2HEX([.S48]*8+[.T48])&amp;&quot;,0x&quot;&amp;DEC2HEX([.V48]*8+[.W48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Sw/Ped4</text:p>
          </table:table-cell>
          <table:table-cell/>
          <table:table-cell table:formula="of:=[.D48]" office:value-type="string" office:string-value="0x22" calcext:value-type="string">
            <text:p>0x22</text:p>
          </table:table-cell>
          <table:table-cell/>
          <table:table-cell table:formula="of:=IF(LEN([.C49])&lt;2;[.F48]+1;[.F48])"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49]/8)" office:value-type="float" office:value="25" calcext:value-type="float">
            <text:p>25</text:p>
          </table:table-cell>
          <table:table-cell table:formula="of:=[.H49]-[.I49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49]/8)" office:value-type="float" office:value="27" calcext:value-type="float">
            <text:p>27</text:p>
          </table:table-cell>
          <table:table-cell table:formula="of:=[.K49]-[.L4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49])&lt;2;&quot;{0xA7,0,&quot;&amp;[.D49]&amp;&quot;,0x&quot;&amp;DEC2HEX(4*[.F49])&amp;&quot;,     &quot;&amp;[.G49]&amp;&quot;,0x&quot;&amp;DEC2HEX([.I49]*8+[.J49])&amp;&quot;,0x&quot;&amp;DEC2HEX([.L49]*8+[.M49])&amp;&quot;,0x&quot;&amp;RIGHT(DEC2HEX([.N49]);2)&amp;&quot;,0x&quot;&amp;DEC2HEX([.P49]*8+[.Q49])&amp;&quot;,0x&quot;&amp;DEC2HEX([.S49]*8+[.T49])&amp;&quot;,0x&quot;&amp;DEC2HEX([.V49]*8+[.W49])&amp;&quot;},&quot;;&quot;&quot;)" office:value-type="string" office:string-value="{0xA7,0,0x22,0x48,     0x80,0xCC,0xDF,0x0,0x15,0xD,0x0}," calcext:value-type="string">
            <text:p>{0xA7,0,0x22,0x48, <text:s text:c="4"/>0x80,0xCC,0xDF,0x0,0x15,0xD,0x0},</text:p>
          </table:table-cell>
          <table:table-cell table:number-columns-repeated="3"/>
        </table:table-row>
        <table:table-row table:style-name="ro2">
          <table:table-cell table:number-columns-repeated="2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0" office:value-type="string" calcext:value-type="string">
            <text:p>1 ½</text:p>
          </table:table-cell>
          <table:table-cell table:style-name="ce24" office:value-type="string" calcext:value-type="string">
            <text:p>25-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NT([.H51]/8)" office:value-type="float" office:value="0" calcext:value-type="float">
            <text:p>0</text:p>
          </table:table-cell>
          <table:table-cell table:formula="of:=[.H51]-[.I5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K51]/8)" office:value-type="float" office:value="0" calcext:value-type="float">
            <text:p>0</text:p>
          </table:table-cell>
          <table:table-cell table:formula="of:=[.K51]-[.L51]*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T([.O51]/8)" office:value-type="float" office:value="0" calcext:value-type="float">
            <text:p>0</text:p>
          </table:table-cell>
          <table:table-cell table:formula="of:=[.O51]-[.P51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 text:c="8"/>// the gate. <text:s/>Used for Unison Off.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NumberOfBlocks</text:p>
          </table:table-cell>
          <table:table-cell table:number-columns-repeated="18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Board config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0x23</text:p>
          </table:table-cell>
          <table:table-cell table:formula="of:=[.F74]" office:value-type="float" office:value="12" calcext:value-type="float">
            <text:p>12</text:p>
          </table:table-cell>
          <table:table-cell table:number-columns-repeated="18"/>
          <table:table-cell table:style-name="Default" table:formula="of:=&quot;{0xA8,0x0,0x0,0x0,       &quot;&amp;[.C53]&amp;&quot;,&quot;&amp;[.D53]&amp;&quot;,0x&quot;&amp;DEC2HEX([.E53])&amp;&quot;,0xFF,0xFF,0xFF,0x5A,0x96},&quot;" office:value-type="string" office:string-value="{0xA8,0x0,0x0,0x0,       0,0x23,0xC,0xFF,0xFF,0xFF,0x5A,0x96}," calcext:value-type="string">
            <text:p>{0xA8,0x0,0x0,0x0, <text:s text:c="6"/>0,0x23,0xC,0xFF,0xFF,0xFF,0x5A,0x96},</text:p>
          </table:table-cell>
          <table:table-cell office:value-type="string" calcext:value-type="string">
            <text:p>Unprogrammed base address is 0000. <text:s/>A0 command, MSB, LSB, Address(Bit7=0 for write) Data: MSB LSB Blocks NA NA NA 5A 9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 calcext:value-type="string">
            <text:p>ADDR MSB</text:p>
          </table:table-cell>
          <table:table-cell office:value-type="string" calcext:value-type="string">
            <text:p>ADDR LSB</text:p>
          </table:table-cell>
          <table:table-cell office:value-type="string" calcext:value-type="string">
            <text:p>EEAddrBase</text:p>
          </table:table-cell>
          <table:table-cell office:value-type="string" calcext:value-type="string">
            <text:p>Block Number</text:p>
          </table:table-cell>
          <table:table-cell office:value-type="string" calcext:value-type="string">
            <text:p>BlockConfig- Bit7=coupler, Bit0-4=bit 9s</text:p>
          </table:table-cell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NAN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lute Ouverte</text:p>
          </table:table-cell>
          <table:table-cell/>
          <table:table-cell table:formula="of:=[.D53]" office:value-type="string" office:string-value="0x23" calcext:value-type="string">
            <text:p>0x23</text:p>
          </table:table-cell>
          <table:table-cell/>
          <table:table-cell table:formula="of:=IF(LEN([.C55])&lt;2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H30]+24" office:value-type="float" office:value="508" calcext:value-type="float">
            <text:p>508</text:p>
          </table:table-cell>
          <table:table-cell table:formula="of:=INT([.H55]/8)" office:value-type="float" office:value="63" calcext:value-type="float">
            <text:p>63</text:p>
          </table:table-cell>
          <table:table-cell table:formula="of:=[.H55]-[.I55]*8"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formula="of:=INT([.K55]/8)" office:value-type="float" office:value="63" calcext:value-type="float">
            <text:p>63</text:p>
          </table:table-cell>
          <table:table-cell table:formula="of:=[.K55]-[.L5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5])&lt;2;&quot;{0xA7,0,&quot;&amp;[.D55]&amp;&quot;,0x&quot;&amp;DEC2HEX(4*[.F55])&amp;&quot;,     &quot;&amp;[.G55]&amp;&quot;,0x&quot;&amp;DEC2HEX([.I55]*8+[.J55])&amp;&quot;,0x&quot;&amp;DEC2HEX([.L55]*8+[.M55])&amp;&quot;,0x&quot;&amp;RIGHT(DEC2HEX([.N55]);2)&amp;&quot;,0x&quot;&amp;DEC2HEX([.P55]*8+[.Q55])&amp;&quot;,0x&quot;&amp;DEC2HEX([.S55]*8+[.T55])&amp;&quot;,0x&quot;&amp;DEC2HEX([.V55]*8+[.W55])&amp;&quot;},&quot;;&quot;&quot;)" office:value-type="string" office:string-value="{0xA7,0,0x23,0x4,     3,0x1FC,0x1FC,0x0,0x23,0x0,0x0}," calcext:value-type="string">
            <text:p>{0xA7,0,0x23,0x4, <text:s text:c="4"/>3,0x1FC,0x1FC,0x0,0x23,0x0,0x0},</text:p>
          </table:table-cell>
          <table:table-cell table:number-columns-repeated="2"/>
          <table:table-cell office:value-type="string" calcext:value-type="string">
            <text:p><text:s text:c="8"/>// EERPOM configuration. <text:s/>PIC18F46K42 has 1K of EEPROM, 4K data RAM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Flute Ouverte super</text:p>
          </table:table-cell>
          <table:table-cell/>
          <table:table-cell table:formula="of:=[.D55]" office:value-type="string" office:string-value="0x23" calcext:value-type="string">
            <text:p>0x23</text:p>
          </table:table-cell>
          <table:table-cell/>
          <table:table-cell table:formula="of:=IF(LEN([.C56])&lt;2;[.F55]+1;[.F55])"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table:formula="of:=[.H31]+24" office:value-type="float" office:value="496" calcext:value-type="float">
            <text:p>496</text:p>
          </table:table-cell>
          <table:table-cell table:formula="of:=INT([.H56]/8)" office:value-type="float" office:value="62" calcext:value-type="float">
            <text:p>62</text:p>
          </table:table-cell>
          <table:table-cell table:formula="of:=[.H56]-[.I56]*8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INT([.K56]/8)" office:value-type="float" office:value="63" calcext:value-type="float">
            <text:p>63</text:p>
          </table:table-cell>
          <table:table-cell table:formula="of:=[.K56]-[.L5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6])&lt;2;&quot;{0xA7,0,&quot;&amp;[.D56]&amp;&quot;,0x&quot;&amp;DEC2HEX(4*[.F56])&amp;&quot;,     &quot;&amp;[.G56]&amp;&quot;,0x&quot;&amp;DEC2HEX([.I56]*8+[.J56])&amp;&quot;,0x&quot;&amp;DEC2HEX([.L56]*8+[.M56])&amp;&quot;,0x&quot;&amp;RIGHT(DEC2HEX([.N56]);2)&amp;&quot;,0x&quot;&amp;DEC2HEX([.P56]*8+[.Q56])&amp;&quot;,0x&quot;&amp;DEC2HEX([.S56]*8+[.T56])&amp;&quot;,0x&quot;&amp;DEC2HEX([.V56]*8+[.W56])&amp;&quot;},&quot;;&quot;&quot;)" office:value-type="string" office:string-value="{0xA7,0,0x23,0x8,     0x83,0x1F0,0x1FC,0x0,0x23,0x2C,0x0}," calcext:value-type="string">
            <text:p>{0xA7,0,0x23,0x8, <text:s text:c="4"/>0x83,0x1F0,0x1FC,0x0,0x23,0x2C,0x0},</text:p>
          </table:table-cell>
          <table:table-cell table:number-columns-repeated="2"/>
          <table:table-cell office:value-type="string" calcext:value-type="string">
            <text:p><text:s text:c="8"/>// <text:s text:c="9"/>Bit 2 = bit 9 of Gate field</text:p>
          </table:table-cell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8 Fl Ouv sub</text:p>
          </table:table-cell>
          <table:table-cell office:value-type="string" calcext:value-type="string">
            <text:p>na</text:p>
          </table:table-cell>
          <table:table-cell table:formula="of:=[.D56]" office:value-type="string" office:string-value="0x23" calcext:value-type="string">
            <text:p>0x23</text:p>
          </table:table-cell>
          <table:table-cell/>
          <table:table-cell table:formula="of:=IF(LEN([.C57])&lt;2;[.F56]+1;[.F56])" office:value-type="float" office:value="2" calcext:value-type="float">
            <text:p>2</text:p>
          </table:table-cell>
          <table:table-cell office:value-type="string" calcext:value-type="string">
            <text:p>0x83</text:p>
          </table:table-cell>
          <table:table-cell table:formula="of:=[.H32]+24" office:value-type="float" office:value="456" calcext:value-type="float">
            <text:p>456</text:p>
          </table:table-cell>
          <table:table-cell table:formula="of:=INT([.H57]/8)" office:value-type="float" office:value="57" calcext:value-type="float">
            <text:p>57</text:p>
          </table:table-cell>
          <table:table-cell table:formula="of:=[.H57]-[.I57]*8" office:value-type="float" office:value="0" calcext:value-type="float">
            <text:p>0</text:p>
          </table:table-cell>
          <table:table-cell table:formula="of:=[.H57]+24" office:value-type="float" office:value="480" calcext:value-type="float">
            <text:p>480</text:p>
          </table:table-cell>
          <table:table-cell table:formula="of:=INT([.K57]/8)" office:value-type="float" office:value="60" calcext:value-type="float">
            <text:p>60</text:p>
          </table:table-cell>
          <table:table-cell table:formula="of:=[.K57]-[.L57]*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7])&lt;2;&quot;{0xA7,0,&quot;&amp;[.D57]&amp;&quot;,0x&quot;&amp;DEC2HEX(4*[.F57])&amp;&quot;,     &quot;&amp;[.G57]&amp;&quot;,0x&quot;&amp;DEC2HEX([.I57]*8+[.J57])&amp;&quot;,0x&quot;&amp;DEC2HEX([.L57]*8+[.M57])&amp;&quot;,0x&quot;&amp;RIGHT(DEC2HEX([.N57]);2)&amp;&quot;,0x&quot;&amp;DEC2HEX([.P57]*8+[.Q57])&amp;&quot;,0x&quot;&amp;DEC2HEX([.S57]*8+[.T57])&amp;&quot;,0x&quot;&amp;DEC2HEX([.V57]*8+[.W57])&amp;&quot;},&quot;;&quot;&quot;)">
            <text:p/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 Ouv <text:s/></text:p>
          </table:table-cell>
          <table:table-cell/>
          <table:table-cell table:formula="of:=[.D57]" office:value-type="string" office:string-value="0x23" calcext:value-type="string">
            <text:p>0x23</text:p>
          </table:table-cell>
          <table:table-cell/>
          <table:table-cell table:formula="of:=IF(LEN([.C58])&lt;2;[.F57]+1;[.F5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H33]+24" office:value-type="float" office:value="444" calcext:value-type="float">
            <text:p>444</text:p>
          </table:table-cell>
          <table:table-cell table:formula="of:=INT([.H58]/8)" office:value-type="float" office:value="55" calcext:value-type="float">
            <text:p>55</text:p>
          </table:table-cell>
          <table:table-cell table:formula="of:=[.H58]-[.I58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58]/8)" office:value-type="float" office:value="55" calcext:value-type="float">
            <text:p>55</text:p>
          </table:table-cell>
          <table:table-cell table:formula="of:=[.K58]-[.L58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58])&lt;2;&quot;{0xA7,0,&quot;&amp;[.D58]&amp;&quot;,0x&quot;&amp;DEC2HEX(4*[.F58])&amp;&quot;,     &quot;&amp;[.G58]&amp;&quot;,0x&quot;&amp;DEC2HEX([.I58]*8+[.J58])&amp;&quot;,0x&quot;&amp;DEC2HEX([.L58]*8+[.M58])&amp;&quot;,0x&quot;&amp;RIGHT(DEC2HEX([.N58]);2)&amp;&quot;,0x&quot;&amp;DEC2HEX([.P58]*8+[.Q58])&amp;&quot;,0x&quot;&amp;DEC2HEX([.S58]*8+[.T58])&amp;&quot;,0x&quot;&amp;DEC2HEX([.V58]*8+[.W58])&amp;&quot;},&quot;;&quot;&quot;)" office:value-type="string" office:string-value="{0xA7,0,0x23,0xC,     3,0x1BC,0x1BC,0x0,0x11,0x0,0x1E}," calcext:value-type="string">
            <text:p>{0xA7,0,0x23,0xC, <text:s text:c="4"/>3,0x1BC,0x1BC,0x0,0x11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8 Fl Ouv Super</text:p>
          </table:table-cell>
          <table:table-cell/>
          <table:table-cell table:formula="of:=[.D58]" office:value-type="string" office:string-value="0x23" calcext:value-type="string">
            <text:p>0x23</text:p>
          </table:table-cell>
          <table:table-cell/>
          <table:table-cell table:formula="of:=IF(LEN([.C59])&lt;2;[.F58]+1;[.F58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table:formula="of:=[.H34]+24" office:value-type="float" office:value="432" calcext:value-type="float">
            <text:p>432</text:p>
          </table:table-cell>
          <table:table-cell table:formula="of:=INT([.H59]/8)" office:value-type="float" office:value="54" calcext:value-type="float">
            <text:p>54</text:p>
          </table:table-cell>
          <table:table-cell table:formula="of:=[.H59]-[.I59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59]/8)" office:value-type="float" office:value="55" calcext:value-type="float">
            <text:p>55</text:p>
          </table:table-cell>
          <table:table-cell table:formula="of:=[.K59]-[.L59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59])&lt;2;&quot;{0xA7,0,&quot;&amp;[.D59]&amp;&quot;,0x&quot;&amp;DEC2HEX(4*[.F59])&amp;&quot;,     &quot;&amp;[.G59]&amp;&quot;,0x&quot;&amp;DEC2HEX([.I59]*8+[.J59])&amp;&quot;,0x&quot;&amp;DEC2HEX([.L59]*8+[.M59])&amp;&quot;,0x&quot;&amp;RIGHT(DEC2HEX([.N59]);2)&amp;&quot;,0x&quot;&amp;DEC2HEX([.P59]*8+[.Q59])&amp;&quot;,0x&quot;&amp;DEC2HEX([.S59]*8+[.T59])&amp;&quot;,0x&quot;&amp;DEC2HEX([.V59]*8+[.W59])&amp;&quot;},&quot;;&quot;&quot;)" office:value-type="string" office:string-value="{0xA7,0,0x23,0x10,     0x83,0x1B0,0x1BC,0x0,0x11,0x1F,0x0}," calcext:value-type="string">
            <text:p>{0xA7,0,0x23,0x10, <text:s text:c="4"/>0x83,0x1B0,0x1BC,0x0,0x11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ute Ouverte Sw/Gt16</text:p>
          </table:table-cell>
          <table:table-cell office:value-type="string" calcext:value-type="string">
            <text:p>na</text:p>
          </table:table-cell>
          <table:table-cell table:formula="of:=[.D59]" office:value-type="string" office:string-value="0x23" calcext:value-type="string">
            <text:p>0x23</text:p>
          </table:table-cell>
          <table:table-cell/>
          <table:table-cell table:formula="of:=IF(LEN([.C60])&lt;2;[.F59]+1;[.F59])" office:value-type="float" office:value="4" calcext:value-type="float">
            <text:p>4</text:p>
          </table:table-cell>
          <table:table-cell office:value-type="string" calcext:value-type="string">
            <text:p>0x83</text:p>
          </table:table-cell>
          <table:table-cell table:formula="of:=[.H57]+64" office:value-type="float" office:value="520" calcext:value-type="float">
            <text:p>520</text:p>
          </table:table-cell>
          <table:table-cell table:formula="of:=INT([.H60]/8)" office:value-type="float" office:value="65" calcext:value-type="float">
            <text:p>65</text:p>
          </table:table-cell>
          <table:table-cell table:formula="of:=[.H60]-[.I60]*8" office:value-type="float" office:value="0" calcext:value-type="float">
            <text:p>0</text:p>
          </table:table-cell>
          <table:table-cell table:formula="of:=[.K57]+64" office:value-type="float" office:value="544" calcext:value-type="float">
            <text:p>544</text:p>
          </table:table-cell>
          <table:table-cell table:formula="of:=INT([.K60]/8)" office:value-type="float" office:value="68" calcext:value-type="float">
            <text:p>68</text:p>
          </table:table-cell>
          <table:table-cell table:formula="of:=[.K60]-[.L60]*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0])&lt;2;&quot;{0xA7,0,&quot;&amp;[.D60]&amp;&quot;,0x&quot;&amp;DEC2HEX(4*[.F60])&amp;&quot;,     &quot;&amp;[.G60]&amp;&quot;,0x&quot;&amp;DEC2HEX([.I60]*8+[.J60])&amp;&quot;,0x&quot;&amp;DEC2HEX([.L60]*8+[.M60])&amp;&quot;,0x&quot;&amp;RIGHT(DEC2HEX([.N60]);2)&amp;&quot;,0x&quot;&amp;DEC2HEX([.P60]*8+[.Q60])&amp;&quot;,0x&quot;&amp;DEC2HEX([.S60]*8+[.T60])&amp;&quot;,0x&quot;&amp;DEC2HEX([.V60]*8+[.W60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Ouverte Sw/Gt</text:p>
          </table:table-cell>
          <table:table-cell/>
          <table:table-cell table:formula="of:=[.D60]" office:value-type="string" office:string-value="0x23" calcext:value-type="string">
            <text:p>0x23</text:p>
          </table:table-cell>
          <table:table-cell/>
          <table:table-cell table:formula="of:=IF(LEN([.C61])&lt;2;[.F60]+1;[.F60])" office:value-type="float" office:value="5" calcext:value-type="float">
            <text:p>5</text:p>
          </table:table-cell>
          <table:table-cell office:value-type="string" calcext:value-type="string">
            <text:p>0x83</text:p>
          </table:table-cell>
          <table:table-cell table:formula="of:=[.H58]+64" office:value-type="float" office:value="508" calcext:value-type="float">
            <text:p>508</text:p>
          </table:table-cell>
          <table:table-cell table:formula="of:=INT([.H61]/8)" office:value-type="float" office:value="63" calcext:value-type="float">
            <text:p>63</text:p>
          </table:table-cell>
          <table:table-cell table:formula="of:=[.H61]-[.I61]*8" office:value-type="float" office:value="4" calcext:value-type="float">
            <text:p>4</text:p>
          </table:table-cell>
          <table:table-cell table:formula="of:=[.K58]+64" office:value-type="float" office:value="508" calcext:value-type="float">
            <text:p>508</text:p>
          </table:table-cell>
          <table:table-cell table:formula="of:=INT([.K61]/8)" office:value-type="float" office:value="63" calcext:value-type="float">
            <text:p>63</text:p>
          </table:table-cell>
          <table:table-cell table:formula="of:=[.K61]-[.L61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1])&lt;2;&quot;{0xA7,0,&quot;&amp;[.D61]&amp;&quot;,0x&quot;&amp;DEC2HEX(4*[.F61])&amp;&quot;,     &quot;&amp;[.G61]&amp;&quot;,0x&quot;&amp;DEC2HEX([.I61]*8+[.J61])&amp;&quot;,0x&quot;&amp;DEC2HEX([.L61]*8+[.M61])&amp;&quot;,0x&quot;&amp;RIGHT(DEC2HEX([.N61]);2)&amp;&quot;,0x&quot;&amp;DEC2HEX([.P61]*8+[.Q61])&amp;&quot;,0x&quot;&amp;DEC2HEX([.S61]*8+[.T61])&amp;&quot;,0x&quot;&amp;DEC2HEX([.V61]*8+[.W61])&amp;&quot;},&quot;;&quot;&quot;)" office:value-type="string" office:string-value="{0xA7,0,0x23,0x14,     0x83,0x1FC,0x1FC,0x0,0x11,0x2E,0x0}," calcext:value-type="string">
            <text:p>{0xA7,0,0x23,0x14, <text:s text:c="4"/>0x83,0x1FC,0x1FC,0x0,0x11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8 Swell FlOuverte Sw/Gt 4</text:p>
          </table:table-cell>
          <table:table-cell/>
          <table:table-cell table:formula="of:=[.D61]" office:value-type="string" office:string-value="0x23" calcext:value-type="string">
            <text:p>0x23</text:p>
          </table:table-cell>
          <table:table-cell/>
          <table:table-cell table:formula="of:=IF(LEN([.C62])&lt;2;[.F61]+1;[.F61])" office:value-type="float" office:value="6" calcext:value-type="float">
            <text:p>6</text:p>
          </table:table-cell>
          <table:table-cell office:value-type="string" calcext:value-type="string">
            <text:p>0x83</text:p>
          </table:table-cell>
          <table:table-cell table:formula="of:=[.H59]+64" office:value-type="float" office:value="496" calcext:value-type="float">
            <text:p>496</text:p>
          </table:table-cell>
          <table:table-cell table:formula="of:=INT([.H62]/8)" office:value-type="float" office:value="62" calcext:value-type="float">
            <text:p>62</text:p>
          </table:table-cell>
          <table:table-cell table:formula="of:=[.H62]-[.I62]*8" office:value-type="float" office:value="0" calcext:value-type="float">
            <text:p>0</text:p>
          </table:table-cell>
          <table:table-cell table:formula="of:=[.K59]+64" office:value-type="float" office:value="508" calcext:value-type="float">
            <text:p>508</text:p>
          </table:table-cell>
          <table:table-cell table:formula="of:=INT([.K62]/8)" office:value-type="float" office:value="63" calcext:value-type="float">
            <text:p>63</text:p>
          </table:table-cell>
          <table:table-cell table:formula="of:=[.K62]-[.L62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2])&lt;2;&quot;{0xA7,0,&quot;&amp;[.D62]&amp;&quot;,0x&quot;&amp;DEC2HEX(4*[.F62])&amp;&quot;,     &quot;&amp;[.G62]&amp;&quot;,0x&quot;&amp;DEC2HEX([.I62]*8+[.J62])&amp;&quot;,0x&quot;&amp;DEC2HEX([.L62]*8+[.M62])&amp;&quot;,0x&quot;&amp;RIGHT(DEC2HEX([.N62]);2)&amp;&quot;,0x&quot;&amp;DEC2HEX([.P62]*8+[.Q62])&amp;&quot;,0x&quot;&amp;DEC2HEX([.S62]*8+[.T62])&amp;&quot;,0x&quot;&amp;DEC2HEX([.V62]*8+[.W62])&amp;&quot;},&quot;;&quot;&quot;)" office:value-type="string" office:string-value="{0xA7,0,0x23,0x18,     0x83,0x1F0,0x1FC,0x0,0x11,0x2F,0x0}," calcext:value-type="string">
            <text:p>{0xA7,0,0x23,0x18, <text:s text:c="4"/>0x83,0x1F0,0x1FC,0x0,0x11,0x2F,0x0},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4 Nachthorn sub</text:p>
          </table:table-cell>
          <table:table-cell/>
          <table:table-cell table:formula="of:=[.D62]" office:value-type="string" office:string-value="0x23" calcext:value-type="string">
            <text:p>0x23</text:p>
          </table:table-cell>
          <table:table-cell/>
          <table:table-cell table:formula="of:=IF(LEN([.C63])&lt;2;[.F62]+1;[.F62])" office:value-type="float" office:value="7" calcext:value-type="float">
            <text:p>7</text:p>
          </table:table-cell>
          <table:table-cell office:value-type="string" calcext:value-type="string">
            <text:p>0x83</text:p>
          </table:table-cell>
          <table:table-cell table:formula="of:=[.H38]+24" office:value-type="float" office:value="444" calcext:value-type="float">
            <text:p>444</text:p>
          </table:table-cell>
          <table:table-cell table:formula="of:=INT([.H63]/8)" office:value-type="float" office:value="55" calcext:value-type="float">
            <text:p>55</text:p>
          </table:table-cell>
          <table:table-cell table:formula="of:=[.H63]-[.I63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63]/8)" office:value-type="float" office:value="55" calcext:value-type="float">
            <text:p>55</text:p>
          </table:table-cell>
          <table:table-cell table:formula="of:=[.K63]-[.L63]*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3])&lt;2;&quot;{0xA7,0,&quot;&amp;[.D63]&amp;&quot;,0x&quot;&amp;DEC2HEX(4*[.F63])&amp;&quot;,     &quot;&amp;[.G63]&amp;&quot;,0x&quot;&amp;DEC2HEX([.I63]*8+[.J63])&amp;&quot;,0x&quot;&amp;DEC2HEX([.L63]*8+[.M63])&amp;&quot;,0x&quot;&amp;RIGHT(DEC2HEX([.N63]);2)&amp;&quot;,0x&quot;&amp;DEC2HEX([.P63]*8+[.Q63])&amp;&quot;,0x&quot;&amp;DEC2HEX([.S63]*8+[.T63])&amp;&quot;,0x&quot;&amp;DEC2HEX([.V63]*8+[.W63])&amp;&quot;},&quot;;&quot;&quot;)" office:value-type="string" office:string-value="{0xA7,0,0x23,0x1C,     0x83,0x1BC,0x1BC,0x0,0x15,0x1D,0x0}," calcext:value-type="string">
            <text:p>{0xA7,0,0x23,0x1C, <text:s text:c="4"/>0x83,0x1BC,0x1BC,0x0,0x15,0x1D,0x0},</text:p>
          </table:table-cell>
          <table:table-cell table:number-columns-repeated="2"/>
          <table:table-cell office:value-type="string" calcext:value-type="string">
            <text:p><text:s text:c="8"/>// <text:s text:c="9"/>Bit 3 = bit 9 of A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Nachthorn </text:p>
          </table:table-cell>
          <table:table-cell/>
          <table:table-cell table:formula="of:=[.D63]" office:value-type="string" office:string-value="0x23" calcext:value-type="string">
            <text:p>0x23</text:p>
          </table:table-cell>
          <table:table-cell/>
          <table:table-cell table:formula="of:=IF(LEN([.C64])&lt;2;[.F63]+1;[.F63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H39]+24" office:value-type="float" office:value="432" calcext:value-type="float">
            <text:p>432</text:p>
          </table:table-cell>
          <table:table-cell table:formula="of:=INT([.H64]/8)" office:value-type="float" office:value="54" calcext:value-type="float">
            <text:p>54</text:p>
          </table:table-cell>
          <table:table-cell table:formula="of:=[.H64]-[.I64]*8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formula="of:=INT([.K64]/8)" office:value-type="float" office:value="55" calcext:value-type="float">
            <text:p>55</text:p>
          </table:table-cell>
          <table:table-cell table:formula="of:=[.K64]-[.L64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LEN([.C64])&lt;2;&quot;{0xA7,0,&quot;&amp;[.D64]&amp;&quot;,0x&quot;&amp;DEC2HEX(4*[.F64])&amp;&quot;,     &quot;&amp;[.G64]&amp;&quot;,0x&quot;&amp;DEC2HEX([.I64]*8+[.J64])&amp;&quot;,0x&quot;&amp;DEC2HEX([.L64]*8+[.M64])&amp;&quot;,0x&quot;&amp;RIGHT(DEC2HEX([.N64]);2)&amp;&quot;,0x&quot;&amp;DEC2HEX([.P64]*8+[.Q64])&amp;&quot;,0x&quot;&amp;DEC2HEX([.S64]*8+[.T64])&amp;&quot;,0x&quot;&amp;DEC2HEX([.V64]*8+[.W64])&amp;&quot;},&quot;;&quot;&quot;)" office:value-type="string" office:string-value="{0xA7,0,0x23,0x20,     3,0x1B0,0x1BC,0x0,0x15,0x0,0x1E}," calcext:value-type="string">
            <text:p>{0xA7,0,0x23,0x20, <text:s text:c="4"/>3,0x1B0,0x1BC,0x0,0x15,0x0,0x1E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4 Nachthorn Super</text:p>
          </table:table-cell>
          <table:table-cell/>
          <table:table-cell table:formula="of:=[.D64]" office:value-type="string" office:string-value="0x23" calcext:value-type="string">
            <text:p>0x23</text:p>
          </table:table-cell>
          <table:table-cell/>
          <table:table-cell table:formula="of:=IF(LEN([.C65])&lt;2;[.F64]+1;[.F64])" office:value-type="float" office:value="9" calcext:value-type="float">
            <text:p>9</text:p>
          </table:table-cell>
          <table:table-cell office:value-type="string" calcext:value-type="string">
            <text:p>0x83</text:p>
          </table:table-cell>
          <table:table-cell table:formula="of:=[.H40]+24" office:value-type="float" office:value="420" calcext:value-type="float">
            <text:p>420</text:p>
          </table:table-cell>
          <table:table-cell table:formula="of:=INT([.H65]/8)" office:value-type="float" office:value="52" calcext:value-type="float">
            <text:p>52</text:p>
          </table:table-cell>
          <table:table-cell table:formula="of:=[.H65]-[.I65]*8"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table:formula="of:=INT([.K65]/8)" office:value-type="float" office:value="55" calcext:value-type="float">
            <text:p>55</text:p>
          </table:table-cell>
          <table:table-cell table:formula="of:=[.K65]-[.L65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5])&lt;2;&quot;{0xA7,0,&quot;&amp;[.D65]&amp;&quot;,0x&quot;&amp;DEC2HEX(4*[.F65])&amp;&quot;,     &quot;&amp;[.G65]&amp;&quot;,0x&quot;&amp;DEC2HEX([.I65]*8+[.J65])&amp;&quot;,0x&quot;&amp;DEC2HEX([.L65]*8+[.M65])&amp;&quot;,0x&quot;&amp;RIGHT(DEC2HEX([.N65]);2)&amp;&quot;,0x&quot;&amp;DEC2HEX([.P65]*8+[.Q65])&amp;&quot;,0x&quot;&amp;DEC2HEX([.S65]*8+[.T65])&amp;&quot;,0x&quot;&amp;DEC2HEX([.V65]*8+[.W65])&amp;&quot;},&quot;;&quot;&quot;)" office:value-type="string" office:string-value="{0xA7,0,0x23,0x24,     0x83,0x1A4,0x1BC,0x0,0x15,0x1F,0x0}," calcext:value-type="string">
            <text:p>{0xA7,0,0x23,0x24, <text:s text:c="4"/>0x83,0x1A4,0x1BC,0x0,0x15,0x1F,0x0},</text:p>
          </table:table-cell>
          <table:table-cell table:number-columns-repeated="2"/>
          <table:table-cell office:value-type="string" calcext:value-type="string">
            <text:p><text:s text:c="8"/>// <text:s text:c="9"/>Bit 1 = bit 9 of End field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16</text:p>
          </table:table-cell>
          <table:table-cell/>
          <table:table-cell table:formula="of:=[.D65]" office:value-type="string" office:string-value="0x23" calcext:value-type="string">
            <text:p>0x23</text:p>
          </table:table-cell>
          <table:table-cell/>
          <table:table-cell table:formula="of:=IF(LEN([.C66])&lt;2;[.F65]+1;[.F65])" office:value-type="float" office:value="10" calcext:value-type="float">
            <text:p>10</text:p>
          </table:table-cell>
          <table:table-cell office:value-type="string" calcext:value-type="string">
            <text:p>0x83</text:p>
          </table:table-cell>
          <table:table-cell table:formula="of:=[.H63]+64" office:value-type="float" office:value="508" calcext:value-type="float">
            <text:p>508</text:p>
          </table:table-cell>
          <table:table-cell table:formula="of:=INT([.H66]/8)" office:value-type="float" office:value="63" calcext:value-type="float">
            <text:p>63</text:p>
          </table:table-cell>
          <table:table-cell table:formula="of:=[.H66]-[.I66]*8" office:value-type="float" office:value="4" calcext:value-type="float">
            <text:p>4</text:p>
          </table:table-cell>
          <table:table-cell table:formula="of:=[.K63]+64" office:value-type="float" office:value="508" calcext:value-type="float">
            <text:p>508</text:p>
          </table:table-cell>
          <table:table-cell table:formula="of:=INT([.K66]/8)" office:value-type="float" office:value="63" calcext:value-type="float">
            <text:p>63</text:p>
          </table:table-cell>
          <table:table-cell table:formula="of:=[.K66]-[.L66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6])&lt;2;&quot;{0xA7,0,&quot;&amp;[.D66]&amp;&quot;,0x&quot;&amp;DEC2HEX(4*[.F66])&amp;&quot;,     &quot;&amp;[.G66]&amp;&quot;,0x&quot;&amp;DEC2HEX([.I66]*8+[.J66])&amp;&quot;,0x&quot;&amp;DEC2HEX([.L66]*8+[.M66])&amp;&quot;,0x&quot;&amp;RIGHT(DEC2HEX([.N66]);2)&amp;&quot;,0x&quot;&amp;DEC2HEX([.P66]*8+[.Q66])&amp;&quot;,0x&quot;&amp;DEC2HEX([.S66]*8+[.T66])&amp;&quot;,0x&quot;&amp;DEC2HEX([.V66]*8+[.W66])&amp;&quot;},&quot;;&quot;&quot;)" office:value-type="string" office:string-value="{0xA7,0,0x23,0x28,     0x83,0x1FC,0x1FC,0x0,0x15,0x2D,0x0}," calcext:value-type="string">
            <text:p>{0xA7,0,0x23,0x28, <text:s text:c="4"/>0x83,0x1FC,0x1FC,0x0,0x15,0x2D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</text:p>
          </table:table-cell>
          <table:table-cell/>
          <table:table-cell table:formula="of:=[.D66]" office:value-type="string" office:string-value="0x23" calcext:value-type="string">
            <text:p>0x23</text:p>
          </table:table-cell>
          <table:table-cell/>
          <table:table-cell table:formula="of:=IF(LEN([.C67])&lt;2;[.F66]+1;[.F66])" office:value-type="float" office:value="11" calcext:value-type="float">
            <text:p>11</text:p>
          </table:table-cell>
          <table:table-cell office:value-type="string" calcext:value-type="string">
            <text:p>0x83</text:p>
          </table:table-cell>
          <table:table-cell table:formula="of:=[.H64]+64" office:value-type="float" office:value="496" calcext:value-type="float">
            <text:p>496</text:p>
          </table:table-cell>
          <table:table-cell table:formula="of:=INT([.H67]/8)" office:value-type="float" office:value="62" calcext:value-type="float">
            <text:p>62</text:p>
          </table:table-cell>
          <table:table-cell table:formula="of:=[.H67]-[.I67]*8" office:value-type="float" office:value="0" calcext:value-type="float">
            <text:p>0</text:p>
          </table:table-cell>
          <table:table-cell table:formula="of:=[.K64]+64" office:value-type="float" office:value="508" calcext:value-type="float">
            <text:p>508</text:p>
          </table:table-cell>
          <table:table-cell table:formula="of:=INT([.K67]/8)" office:value-type="float" office:value="63" calcext:value-type="float">
            <text:p>63</text:p>
          </table:table-cell>
          <table:table-cell table:formula="of:=[.K67]-[.L67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7])&lt;2;&quot;{0xA7,0,&quot;&amp;[.D67]&amp;&quot;,0x&quot;&amp;DEC2HEX(4*[.F67])&amp;&quot;,     &quot;&amp;[.G67]&amp;&quot;,0x&quot;&amp;DEC2HEX([.I67]*8+[.J67])&amp;&quot;,0x&quot;&amp;DEC2HEX([.L67]*8+[.M67])&amp;&quot;,0x&quot;&amp;RIGHT(DEC2HEX([.N67]);2)&amp;&quot;,0x&quot;&amp;DEC2HEX([.P67]*8+[.Q67])&amp;&quot;,0x&quot;&amp;DEC2HEX([.S67]*8+[.T67])&amp;&quot;,0x&quot;&amp;DEC2HEX([.V67]*8+[.W67])&amp;&quot;},&quot;;&quot;&quot;)" office:value-type="string" office:string-value="{0xA7,0,0x23,0x2C,     0x83,0x1F0,0x1FC,0x0,0x15,0x2E,0x0}," calcext:value-type="string">
            <text:p>{0xA7,0,0x23,0x2C, <text:s text:c="4"/>0x83,0x1F0,0x1FC,0x0,0x15,0x2E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string" calcext:value-type="string">
            <text:p>4 Swell NachthornSw/Gt 4</text:p>
          </table:table-cell>
          <table:table-cell/>
          <table:table-cell table:formula="of:=[.D67]" office:value-type="string" office:string-value="0x23" calcext:value-type="string">
            <text:p>0x23</text:p>
          </table:table-cell>
          <table:table-cell/>
          <table:table-cell table:formula="of:=IF(LEN([.C68])&lt;2;[.F67]+1;[.F67])" office:value-type="float" office:value="12" calcext:value-type="float">
            <text:p>12</text:p>
          </table:table-cell>
          <table:table-cell office:value-type="string" calcext:value-type="string">
            <text:p>0x83</text:p>
          </table:table-cell>
          <table:table-cell table:formula="of:=[.H65]+64" office:value-type="float" office:value="484" calcext:value-type="float">
            <text:p>484</text:p>
          </table:table-cell>
          <table:table-cell table:formula="of:=INT([.H68]/8)" office:value-type="float" office:value="60" calcext:value-type="float">
            <text:p>60</text:p>
          </table:table-cell>
          <table:table-cell table:formula="of:=[.H68]-[.I68]*8" office:value-type="float" office:value="4" calcext:value-type="float">
            <text:p>4</text:p>
          </table:table-cell>
          <table:table-cell table:formula="of:=[.K65]+64" office:value-type="float" office:value="508" calcext:value-type="float">
            <text:p>508</text:p>
          </table:table-cell>
          <table:table-cell table:formula="of:=INT([.K68]/8)" office:value-type="float" office:value="63" calcext:value-type="float">
            <text:p>63</text:p>
          </table:table-cell>
          <table:table-cell table:formula="of:=[.K68]-[.L68]*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8])&lt;2;&quot;{0xA7,0,&quot;&amp;[.D68]&amp;&quot;,0x&quot;&amp;DEC2HEX(4*[.F68])&amp;&quot;,     &quot;&amp;[.G68]&amp;&quot;,0x&quot;&amp;DEC2HEX([.I68]*8+[.J68])&amp;&quot;,0x&quot;&amp;DEC2HEX([.L68]*8+[.M68])&amp;&quot;,0x&quot;&amp;RIGHT(DEC2HEX([.N68]);2)&amp;&quot;,0x&quot;&amp;DEC2HEX([.P68]*8+[.Q68])&amp;&quot;,0x&quot;&amp;DEC2HEX([.S68]*8+[.T68])&amp;&quot;,0x&quot;&amp;DEC2HEX([.V68]*8+[.W68])&amp;&quot;},&quot;;&quot;&quot;)" office:value-type="string" office:string-value="{0xA7,0,0x23,0x30,     0x83,0x1E4,0x1FC,0x0,0x15,0x2F,0x0}," calcext:value-type="string">
            <text:p>{0xA7,0,0x23,0x30, <text:s text:c="4"/>0x83,0x1E4,0x1FC,0x0,0x15,0x2F,0x0},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</text:p>
          </table:table-cell>
          <table:table-cell office:value-type="string" calcext:value-type="string">
            <text:p>na</text:p>
          </table:table-cell>
          <table:table-cell table:formula="of:=[.D68]" office:value-type="string" office:string-value="0x23" calcext:value-type="string">
            <text:p>0x23</text:p>
          </table:table-cell>
          <table:table-cell/>
          <table:table-cell table:formula="of:=IF(LEN([.C69])&lt;2;[.F68]+1;[.F68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INT([.H69]/8)" office:value-type="float" office:value="27" calcext:value-type="float">
            <text:p>27</text:p>
          </table:table-cell>
          <table:table-cell table:formula="of:=[.H69]-[.I69]*8" office:value-type="float" office:value="0" calcext:value-type="float">
            <text:p>0</text:p>
          </table:table-cell>
          <table:table-cell table:style-name="ce11" office:value-type="float" office:value="223" calcext:value-type="float">
            <text:p>223</text:p>
          </table:table-cell>
          <table:table-cell table:formula="of:=INT([.K69]/8)" office:value-type="float" office:value="27" calcext:value-type="float">
            <text:p>27</text:p>
          </table:table-cell>
          <table:table-cell table:formula="of:=[.K69]-[.L69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69])&lt;2;&quot;{0xA7,0,&quot;&amp;[.D69]&amp;&quot;,0x&quot;&amp;DEC2HEX(4*[.F69])&amp;&quot;,     &quot;&amp;[.G69]&amp;&quot;,0x&quot;&amp;DEC2HEX([.I69]*8+[.J69])&amp;&quot;,0x&quot;&amp;DEC2HEX([.L69]*8+[.M69])&amp;&quot;,0x&quot;&amp;RIGHT(DEC2HEX([.N69]);2)&amp;&quot;,0x&quot;&amp;DEC2HEX([.P69]*8+[.Q69])&amp;&quot;,0x&quot;&amp;DEC2HEX([.S69]*8+[.T69])&amp;&quot;,0x&quot;&amp;DEC2HEX([.V69]*8+[.W69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Ov Sw/Ped</text:p>
          </table:table-cell>
          <table:table-cell office:value-type="string" calcext:value-type="string">
            <text:p>na</text:p>
          </table:table-cell>
          <table:table-cell table:formula="of:=[.D69]" office:value-type="string" office:string-value="0x23" calcext:value-type="string">
            <text:p>0x23</text:p>
          </table:table-cell>
          <table:table-cell/>
          <table:table-cell table:formula="of:=IF(LEN([.C70])&lt;2;[.F69]+1;[.F69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70]/8)" office:value-type="float" office:value="25" calcext:value-type="float">
            <text:p>25</text:p>
          </table:table-cell>
          <table:table-cell table:formula="of:=[.H70]-[.I70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70]/8)" office:value-type="float" office:value="27" calcext:value-type="float">
            <text:p>27</text:p>
          </table:table-cell>
          <table:table-cell table:formula="of:=[.K70]-[.L70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0])&lt;2;&quot;{0xA7,0,&quot;&amp;[.D70]&amp;&quot;,0x&quot;&amp;DEC2HEX(4*[.F70])&amp;&quot;,     &quot;&amp;[.G70]&amp;&quot;,0x&quot;&amp;DEC2HEX([.I70]*8+[.J70])&amp;&quot;,0x&quot;&amp;DEC2HEX([.L70]*8+[.M70])&amp;&quot;,0x&quot;&amp;RIGHT(DEC2HEX([.N70]);2)&amp;&quot;,0x&quot;&amp;DEC2HEX([.P70]*8+[.Q70])&amp;&quot;,0x&quot;&amp;DEC2HEX([.S70]*8+[.T70])&amp;&quot;,0x&quot;&amp;DEC2HEX([.V70]*8+[.W70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 Ov Sw/Ped4</text:p>
          </table:table-cell>
          <table:table-cell office:value-type="string" calcext:value-type="string">
            <text:p>na</text:p>
          </table:table-cell>
          <table:table-cell table:formula="of:=[.D70]" office:value-type="string" office:string-value="0x23" calcext:value-type="string">
            <text:p>0x23</text:p>
          </table:table-cell>
          <table:table-cell/>
          <table:table-cell table:formula="of:=IF(LEN([.C71])&lt;2;[.F70]+1;[.F70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71]/8)" office:value-type="float" office:value="27" calcext:value-type="float">
            <text:p>27</text:p>
          </table:table-cell>
          <table:table-cell table:formula="of:=[.H71]-[.I71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71]/8)" office:value-type="float" office:value="27" calcext:value-type="float">
            <text:p>27</text:p>
          </table:table-cell>
          <table:table-cell table:formula="of:=[.K71]-[.L71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1])&lt;2;&quot;{0xA7,0,&quot;&amp;[.D71]&amp;&quot;,0x&quot;&amp;DEC2HEX(4*[.F71])&amp;&quot;,     &quot;&amp;[.G71]&amp;&quot;,0x&quot;&amp;DEC2HEX([.I71]*8+[.J71])&amp;&quot;,0x&quot;&amp;DEC2HEX([.L71]*8+[.M71])&amp;&quot;,0x&quot;&amp;RIGHT(DEC2HEX([.N71]);2)&amp;&quot;,0x&quot;&amp;DEC2HEX([.P71]*8+[.Q71])&amp;&quot;,0x&quot;&amp;DEC2HEX([.S71]*8+[.T71])&amp;&quot;,0x&quot;&amp;DEC2HEX([.V71]*8+[.W71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Sw/Ped</text:p>
          </table:table-cell>
          <table:table-cell office:value-type="string" calcext:value-type="string">
            <text:p>na</text:p>
          </table:table-cell>
          <table:table-cell table:formula="of:=[.D71]" office:value-type="string" office:string-value="0x23" calcext:value-type="string">
            <text:p>0x23</text:p>
          </table:table-cell>
          <table:table-cell/>
          <table:table-cell table:formula="of:=IF(LEN([.C72])&lt;2;[.F71]+1;[.F71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216" calcext:value-type="float">
            <text:p>216</text:p>
          </table:table-cell>
          <table:table-cell table:formula="of:=INT([.H72]/8)" office:value-type="float" office:value="27" calcext:value-type="float">
            <text:p>27</text:p>
          </table:table-cell>
          <table:table-cell table:formula="of:=[.H72]-[.I72]*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INT([.K72]/8)" office:value-type="float" office:value="27" calcext:value-type="float">
            <text:p>27</text:p>
          </table:table-cell>
          <table:table-cell table:formula="of:=[.K72]-[.L72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2])&lt;2;&quot;{0xA7,0,&quot;&amp;[.D72]&amp;&quot;,0x&quot;&amp;DEC2HEX(4*[.F72])&amp;&quot;,     &quot;&amp;[.G72]&amp;&quot;,0x&quot;&amp;DEC2HEX([.I72]*8+[.J72])&amp;&quot;,0x&quot;&amp;DEC2HEX([.L72]*8+[.M72])&amp;&quot;,0x&quot;&amp;RIGHT(DEC2HEX([.N72]);2)&amp;&quot;,0x&quot;&amp;DEC2HEX([.P72]*8+[.Q72])&amp;&quot;,0x&quot;&amp;DEC2HEX([.S72]*8+[.T72])&amp;&quot;,0x&quot;&amp;DEC2HEX([.V72]*8+[.W72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8 Fl Ov Gt/Ped</text:p>
          </table:table-cell>
          <table:table-cell office:value-type="string" calcext:value-type="string">
            <text:p>na</text:p>
          </table:table-cell>
          <table:table-cell table:formula="of:=[.D72]" office:value-type="string" office:string-value="0x23" calcext:value-type="string">
            <text:p>0x23</text:p>
          </table:table-cell>
          <table:table-cell/>
          <table:table-cell table:formula="of:=IF(LEN([.C73])&lt;2;[.F72]+1;[.F72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73]/8)" office:value-type="float" office:value="25" calcext:value-type="float">
            <text:p>25</text:p>
          </table:table-cell>
          <table:table-cell table:formula="of:=[.H73]-[.I73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73]/8)" office:value-type="float" office:value="27" calcext:value-type="float">
            <text:p>27</text:p>
          </table:table-cell>
          <table:table-cell table:formula="of:=[.K73]-[.L73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3])&lt;2;&quot;{0xA7,0,&quot;&amp;[.D73]&amp;&quot;,0x&quot;&amp;DEC2HEX(4*[.F73])&amp;&quot;,     &quot;&amp;[.G73]&amp;&quot;,0x&quot;&amp;DEC2HEX([.I73]*8+[.J73])&amp;&quot;,0x&quot;&amp;DEC2HEX([.L73]*8+[.M73])&amp;&quot;,0x&quot;&amp;RIGHT(DEC2HEX([.N73]);2)&amp;&quot;,0x&quot;&amp;DEC2HEX([.P73]*8+[.Q73])&amp;&quot;,0x&quot;&amp;DEC2HEX([.S73]*8+[.T73])&amp;&quot;,0x&quot;&amp;DEC2HEX([.V73]*8+[.W73])&amp;&quot;},&quot;;&quot;&quot;)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Ped</text:p>
          </table:table-cell>
          <table:table-cell office:value-type="string" calcext:value-type="string">
            <text:p>4 Nachthorn Sw/Ped4</text:p>
          </table:table-cell>
          <table:table-cell office:value-type="string" calcext:value-type="string">
            <text:p>na</text:p>
          </table:table-cell>
          <table:table-cell table:formula="of:=[.D73]" office:value-type="string" office:string-value="0x23" calcext:value-type="string">
            <text:p>0x23</text:p>
          </table:table-cell>
          <table:table-cell/>
          <table:table-cell table:formula="of:=IF(LEN([.C74])&lt;2;[.F73]+1;[.F73])" office:value-type="float" office:value="12" calcext:value-type="float">
            <text:p>12</text:p>
          </table:table-cell>
          <table:table-cell office:value-type="string" calcext:value-type="string">
            <text:p>0x80</text:p>
          </table:table-cell>
          <table:table-cell office:value-type="float" office:value="204" calcext:value-type="float">
            <text:p>204</text:p>
          </table:table-cell>
          <table:table-cell table:formula="of:=INT([.H74]/8)" office:value-type="float" office:value="25" calcext:value-type="float">
            <text:p>25</text:p>
          </table:table-cell>
          <table:table-cell table:formula="of:=[.H74]-[.I74]*8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formula="of:=INT([.K74]/8)" office:value-type="float" office:value="27" calcext:value-type="float">
            <text:p>27</text:p>
          </table:table-cell>
          <table:table-cell table:formula="of:=[.K74]-[.L74]*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LEN([.C74])&lt;2;&quot;{0xA7,0,&quot;&amp;[.D74]&amp;&quot;,0x&quot;&amp;DEC2HEX(4*[.F74])&amp;&quot;,     &quot;&amp;[.G74]&amp;&quot;,0x&quot;&amp;DEC2HEX([.I74]*8+[.J74])&amp;&quot;,0x&quot;&amp;DEC2HEX([.L74]*8+[.M74])&amp;&quot;,0x&quot;&amp;RIGHT(DEC2HEX([.N74]);2)&amp;&quot;,0x&quot;&amp;DEC2HEX([.P74]*8+[.Q74])&amp;&quot;,0x&quot;&amp;DEC2HEX([.S74]*8+[.T74])&amp;&quot;,0x&quot;&amp;DEC2HEX([.V74]*8+[.W74])&amp;&quot;},&quot;;&quot;&quot;)">
            <text:p/>
          </table:table-cell>
          <table:table-cell table:number-columns-repeated="3"/>
        </table:table-row>
        <table:table-row table:style-name="ro2" table:number-rows-repeated="4">
          <table:table-cell table:number-columns-repeated="27"/>
        </table:table-row>
        <table:table-row table:style-name="ro2" table:number-rows-repeated="2">
          <table:table-cell table:number-columns-repeated="2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4"/>
          <table:table-cell table:number-columns-repeated="20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1"/>
          <table:table-cell table:number-columns-repeated="20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4"/>
          <table:table-cell table:number-columns-repeated="20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">
      <number:fraction number:min-integer-digits="0" number:min-numerator-digits="1" loext:max-numerator-digits="1" number:min-denominator-digits="1" number:max-denominator-value="9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08:04:56.0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2-01-23T07:05:29.425000000</dc:date>
    <meta:editing-duration>P5DT15H20M34S</meta:editing-duration>
    <meta:editing-cycles>76</meta:editing-cycles>
    <meta:document-statistic meta:table-count="13" meta:cell-count="14760" meta:object-count="0"/>
  </office:meta>
</office:document-meta>
</file>